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8.6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5.04pt"/>
    </style:style>
    <style:style style:name="co4" style:family="table-column">
      <style:table-column-properties fo:break-before="auto" style:column-width="139.69pt"/>
    </style:style>
    <style:style style:name="co5" style:family="table-column">
      <style:table-column-properties fo:break-before="auto" style:column-width="156.7pt"/>
    </style:style>
    <style:style style:name="co6" style:family="table-column">
      <style:table-column-properties fo:break-before="auto" style:column-width="131.19pt"/>
    </style:style>
    <style:style style:name="co7" style:family="table-column">
      <style:table-column-properties fo:break-before="auto" style:column-width="113.44pt"/>
    </style:style>
    <style:style style:name="co8" style:family="table-column">
      <style:table-column-properties fo:break-before="auto" style:column-width="120.9pt"/>
    </style:style>
    <style:style style:name="co9" style:family="table-column">
      <style:table-column-properties fo:break-before="auto" style:column-width="99.55pt"/>
    </style:style>
    <style:style style:name="co10" style:family="table-column">
      <style:table-column-properties fo:break-before="auto" style:column-width="167.5pt"/>
    </style:style>
    <style:style style:name="co11" style:family="table-column">
      <style:table-column-properties fo:break-before="auto" style:column-width="173.25pt"/>
    </style:style>
    <style:style style:name="co12" style:family="table-column">
      <style:table-column-properties fo:break-before="auto" style:column-width="181.39pt"/>
    </style:style>
    <style:style style:name="co13" style:family="table-column">
      <style:table-column-properties fo:break-before="auto" style:column-width="77.16pt"/>
    </style:style>
    <style:style style:name="co14" style:family="table-column">
      <style:table-column-properties fo:break-before="auto" style:column-width="126.06pt"/>
    </style:style>
    <style:style style:name="co15" style:family="table-column">
      <style:table-column-properties fo:break-before="auto" style:column-width="117.5pt"/>
    </style:style>
    <style:style style:name="co16" style:family="table-column">
      <style:table-column-properties fo:break-before="auto" style:column-width="179.26pt"/>
    </style:style>
    <style:style style:name="co17" style:family="table-column">
      <style:table-column-properties fo:break-before="auto" style:column-width="157.8pt"/>
    </style:style>
    <style:style style:name="co18" style:family="table-column">
      <style:table-column-properties fo:break-before="auto" style:column-width="54.85pt"/>
    </style:style>
    <style:style style:name="co19" style:family="table-column">
      <style:table-column-properties fo:break-before="auto" style:column-width="152.65pt"/>
    </style:style>
    <style:style style:name="co20" style:family="table-column">
      <style:table-column-properties fo:break-before="auto" style:column-width="81.04pt"/>
    </style:style>
    <style:style style:name="co21" style:family="table-column">
      <style:table-column-properties fo:break-before="auto" style:column-width="134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#ffff99" fo:border="0.06pt solid #000000"/>
    </style:style>
    <style:style style:name="ce4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ackground-color="#99ffff" fo:border="0.06pt solid #000000"/>
    </style:style>
    <style:style style:name="ce6" style:family="table-cell" style:parent-style-name="Default">
      <style:table-cell-properties fo:background-color="#99ffff" fo:border="0.06pt solid #000000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ff9999" fo:border="0.06pt solid #000000"/>
    </style:style>
    <style:style style:name="ce9" style:family="table-cell" style:parent-style-name="Default">
      <style:table-cell-properties fo:border-bottom="0.06pt solid #000000" fo:background-color="#99ffff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ackground-color="#99ffff" fo:border-left="none" fo:border-right="0.06pt solid #000000" fo:border-top="0.06pt solid #000000"/>
      <style:text-properties style:font-name="Liberation Sans" style:font-name-asian="Noto Sans CJK SC Regular" style:font-name-complex="FreeSans"/>
    </style:style>
    <style:style style:name="ce11" style:family="table-cell" style:parent-style-name="Default" style:data-style-name="N43"/>
    <style:style style:name="ce12" style:family="table-cell" style:parent-style-name="Default" style:data-style-name="N0"/>
    <style:style style:name="ce13" style:family="table-cell" style:parent-style-name="Default">
      <style:table-cell-properties fo:background-color="#00ffff" fo:border="0.06pt solid #000000"/>
      <style:text-properties fo:font-size="15pt" style:font-size-asian="15pt" style:font-size-complex="15pt"/>
    </style:style>
    <style:style style:name="ce14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33ff99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/>
    </style:style>
    <style:style style:name="ce18" style:family="table-cell" style:parent-style-name="Default">
      <style:table-cell-properties fo:background-color="#ff9999"/>
    </style:style>
    <style:style style:name="ce19" style:family="table-cell" style:parent-style-name="Default">
      <style:table-cell-properties fo:background-color="#ffff99"/>
      <style:text-properties fo:color="#000000"/>
    </style:style>
    <style:style style:name="ce20" style:family="table-cell" style:parent-style-name="Default" style:data-style-name="N43">
      <style:table-cell-properties fo:background-color="#ff9999"/>
    </style:style>
    <style:style style:name="ce21" style:family="table-cell" style:parent-style-name="Default">
      <style:table-cell-properties fo:background-color="#99ff66"/>
    </style:style>
    <style:style style:name="ce22" style:family="table-cell" style:parent-style-name="Default">
      <style:table-cell-properties fo:background-color="#99ffcc"/>
    </style:style>
    <style:style style:name="ce23" style:family="table-cell" style:parent-style-name="Default">
      <style:table-cell-properties fo:background-color="#ff950e"/>
    </style:style>
    <style:style style:name="ce24" style:family="table-cell" style:parent-style-name="Default">
      <style:table-cell-properties fo:background-color="#ff0000"/>
      <style:text-properties fo:color="#ffffff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default-cell-style-name="ce5"/>
        <table:table-column table:style-name="co12" table:default-cell-style-name="ce10"/>
        <table:table-column table:style-name="co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buntu + Valgrind</text:p>
          </table:table-cell>
          <table:table-cell office:value-type="string" calcext:value-type="string">
            <text:p>Mips32 ci20</text:p>
          </table:table-cell>
          <table:table-cell office:value-type="string" calcext:value-type="string">
            <text:p>Mips32 ci20 + Valgrind</text:p>
          </table:table-cell>
          <table:table-cell office:value-type="string" calcext:value-type="string">
            <text:p>Cavium-01</text:p>
          </table:table-cell>
          <table:table-cell office:value-type="string" calcext:value-type="string">
            <text:p>Cavium-01 + Valgrind</text:p>
          </table:table-cell>
          <table:table-cell office:value-type="string" calcext:value-type="string">
            <text:p>MIPS32</text:p>
          </table:table-cell>
          <table:table-cell office:value-type="string" calcext:value-type="string">
            <text:p>MIPS64</text:p>
          </table:table-cell>
          <table:table-cell office:value-type="string" calcext:value-type="string">
            <text:p>Mips32 ci20 + Valgrind (PATCHED)</text:p>
          </table:table-cell>
          <table:table-cell table:style-name="ce7" office:value-type="string" calcext:value-type="string">
            <text:p>POKVARENI SA PATCHOM</text:p>
          </table:table-cell>
          <table:table-cell table:style-name="ce9" office:value-type="string" calcext:value-type="string">
            <text:p><text:s text:c="2"/>I DALJE NE RADE <text:s/>NAKON PATCH-A</text:p>
          </table:table-cell>
          <table:table-cell table:style-name="Default"/>
          <table:table-cell table:style-name="ce11"/>
          <table:table-cell table:style-name="ce12"/>
          <table:table-cell table:number-columns-repeated="3"/>
        </table:table-row>
        <table:table-row table:style-name="ro1">
          <table:table-cell table:style-name="ce1" office:value-type="string" calcext:value-type="string">
            <text:p>abor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]&amp;[Sheet1.C2]&amp;[Sheet1.D2]&amp;[Sheet1.E2]=&quot;PASSPASSPASSFAIL&quot;; &quot;FAIL&quot;; &quot;&quot;)" office:value-type="string" office:string-value="FAIL" calcext:value-type="string">
            <text:p>FAIL</text:p>
          </table:table-cell>
          <table:table-cell table:formula="of:=IF([Sheet1.B2]&amp;[Sheet1.C2]&amp;[Sheet1.F2]&amp;[Sheet1.G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2] = &quot;PASS&quot;; 1; 0) ; IF ([.J2] = &quot;FAIL&quot;; 1; 0)) ; [.A2] ; &quot;&quot;)">
            <text:p/>
          </table:table-cell>
          <table:table-cell table:formula="of:= IF( AND( IF([.H2] = &quot;FAIL&quot;; 1; 0) ; IF([.I2] = &quot;&quot;;  1 ; 0); IF([.J2] = &quot;FAIL&quot;; 1; 0) ) ; [.A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]&amp;[Sheet1.C3]&amp;[Sheet1.D3]&amp;[Sheet1.E3]=&quot;PASSPASSPASSFAIL&quot;; &quot;FAIL&quot;; &quot;&quot;)">
            <text:p/>
          </table:table-cell>
          <table:table-cell table:formula="of:=IF([Sheet1.B3]&amp;[Sheet1.C3]&amp;[Sheet1.F3]&amp;[Sheet1.G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] = &quot;PASS&quot;; 1; 0) ; IF ([.J3] = &quot;FAIL&quot;; 1; 0)) ; [.A3] ; &quot;&quot;)">
            <text:p/>
          </table:table-cell>
          <table:table-cell table:formula="of:= IF( AND( IF([.H3] = &quot;FAIL&quot;; 1; 0) ; IF([.I3] = &quot;&quot;;  1 ; 0); IF([.J3] = &quot;FAIL&quot;; 1; 0) ) ; [.A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pt4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]&amp;[Sheet1.C4]&amp;[Sheet1.D4]&amp;[Sheet1.E4]=&quot;PASSPASSPASSFAIL&quot;; &quot;FAIL&quot;; &quot;&quot;)">
            <text:p/>
          </table:table-cell>
          <table:table-cell table:formula="of:=IF([Sheet1.B4]&amp;[Sheet1.C4]&amp;[Sheet1.F4]&amp;[Sheet1.G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] = &quot;PASS&quot;; 1; 0) ; IF ([.J4] = &quot;FAIL&quot;; 1; 0)) ; [.A4] ; &quot;&quot;)">
            <text:p/>
          </table:table-cell>
          <table:table-cell table:formula="of:= IF( AND( IF([.H4] = &quot;FAIL&quot;; 1; 0) ; IF([.I4] = &quot;&quot;;  1 ; 0); IF([.J4] = &quot;FAIL&quot;; 1; 0) ) ; [.A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]&amp;[Sheet1.C5]&amp;[Sheet1.D5]&amp;[Sheet1.E5]=&quot;PASSPASSPASSFAIL&quot;; &quot;FAIL&quot;; &quot;&quot;)">
            <text:p/>
          </table:table-cell>
          <table:table-cell table:formula="of:=IF([Sheet1.B5]&amp;[Sheet1.C5]&amp;[Sheet1.F5]&amp;[Sheet1.G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] = &quot;PASS&quot;; 1; 0) ; IF ([.J5] = &quot;FAIL&quot;; 1; 0)) ; [.A5] ; &quot;&quot;)">
            <text:p/>
          </table:table-cell>
          <table:table-cell table:formula="of:= IF( AND( IF([.H5] = &quot;FAIL&quot;; 1; 0) ; IF([.I5] = &quot;&quot;;  1 ; 0); IF([.J5] = &quot;FAIL&quot;; 1; 0) ) ; [.A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]&amp;[Sheet1.C6]&amp;[Sheet1.D6]&amp;[Sheet1.E6]=&quot;PASSPASSPASSFAIL&quot;; &quot;FAIL&quot;; &quot;&quot;)">
            <text:p/>
          </table:table-cell>
          <table:table-cell table:formula="of:=IF([Sheet1.B6]&amp;[Sheet1.C6]&amp;[Sheet1.F6]&amp;[Sheet1.G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] = &quot;PASS&quot;; 1; 0) ; IF ([.J6] = &quot;FAIL&quot;; 1; 0)) ; [.A6] ; &quot;&quot;)">
            <text:p/>
          </table:table-cell>
          <table:table-cell table:formula="of:= IF( AND( IF([.H6] = &quot;FAIL&quot;; 1; 0) ; IF([.I6] = &quot;&quot;;  1 ; 0); IF([.J6] = &quot;FAIL&quot;; 1; 0) ) ; [.A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]&amp;[Sheet1.C7]&amp;[Sheet1.D7]&amp;[Sheet1.E7]=&quot;PASSPASSPASSFAIL&quot;; &quot;FAIL&quot;; &quot;&quot;)">
            <text:p/>
          </table:table-cell>
          <table:table-cell table:formula="of:=IF([Sheet1.B7]&amp;[Sheet1.C7]&amp;[Sheet1.F7]&amp;[Sheet1.G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] = &quot;PASS&quot;; 1; 0) ; IF ([.J7] = &quot;FAIL&quot;; 1; 0)) ; [.A7] ; &quot;&quot;)">
            <text:p/>
          </table:table-cell>
          <table:table-cell table:formula="of:= IF( AND( IF([.H7] = &quot;FAIL&quot;; 1; 0) ; IF([.I7] = &quot;&quot;;  1 ; 0); IF([.J7] = &quot;FAIL&quot;; 1; 0) ) ; [.A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]&amp;[Sheet1.C8]&amp;[Sheet1.D8]&amp;[Sheet1.E8]=&quot;PASSPASSPASSFAIL&quot;; &quot;FAIL&quot;; &quot;&quot;)">
            <text:p/>
          </table:table-cell>
          <table:table-cell table:formula="of:=IF([Sheet1.B8]&amp;[Sheet1.C8]&amp;[Sheet1.F8]&amp;[Sheet1.G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] = &quot;PASS&quot;; 1; 0) ; IF ([.J8] = &quot;FAIL&quot;; 1; 0)) ; [.A8] ; &quot;&quot;)">
            <text:p/>
          </table:table-cell>
          <table:table-cell table:formula="of:= IF( AND( IF([.H8] = &quot;FAIL&quot;; 1; 0) ; IF([.I8] = &quot;&quot;;  1 ; 0); IF([.J8] = &quot;FAIL&quot;; 1; 0) ) ; [.A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]&amp;[Sheet1.C9]&amp;[Sheet1.D9]&amp;[Sheet1.E9]=&quot;PASSPASSPASSFAIL&quot;; &quot;FAIL&quot;; &quot;&quot;)">
            <text:p/>
          </table:table-cell>
          <table:table-cell table:formula="of:=IF([Sheet1.B9]&amp;[Sheet1.C9]&amp;[Sheet1.F9]&amp;[Sheet1.G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] = &quot;PASS&quot;; 1; 0) ; IF ([.J9] = &quot;FAIL&quot;; 1; 0)) ; [.A9] ; &quot;&quot;)">
            <text:p/>
          </table:table-cell>
          <table:table-cell table:formula="of:= IF( AND( IF([.H9] = &quot;FAIL&quot;; 1; 0) ; IF([.I9] = &quot;&quot;;  1 ; 0); IF([.J9] = &quot;FAIL&quot;; 1; 0) ) ; [.A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]&amp;[Sheet1.C10]&amp;[Sheet1.D10]&amp;[Sheet1.E10]=&quot;PASSPASSPASSFAIL&quot;; &quot;FAIL&quot;; &quot;&quot;)">
            <text:p/>
          </table:table-cell>
          <table:table-cell table:formula="of:=IF([Sheet1.B10]&amp;[Sheet1.C10]&amp;[Sheet1.F10]&amp;[Sheet1.G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] = &quot;PASS&quot;; 1; 0) ; IF ([.J10] = &quot;FAIL&quot;; 1; 0)) ; [.A10] ; &quot;&quot;)">
            <text:p/>
          </table:table-cell>
          <table:table-cell table:formula="of:= IF( AND( IF([.H10] = &quot;FAIL&quot;; 1; 0) ; IF([.I10] = &quot;&quot;;  1 ; 0); IF([.J10] = &quot;FAIL&quot;; 1; 0) ) ; [.A1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1]&amp;[Sheet1.C11]&amp;[Sheet1.D11]&amp;[Sheet1.E11]=&quot;PASSPASSPASSFAIL&quot;; &quot;FAIL&quot;; &quot;&quot;)">
            <text:p/>
          </table:table-cell>
          <table:table-cell table:formula="of:=IF([Sheet1.B11]&amp;[Sheet1.C11]&amp;[Sheet1.F11]&amp;[Sheet1.G1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] = &quot;PASS&quot;; 1; 0) ; IF ([.J11] = &quot;FAIL&quot;; 1; 0)) ; [.A11] ; &quot;&quot;)">
            <text:p/>
          </table:table-cell>
          <table:table-cell table:formula="of:= IF( AND( IF([.H11] = &quot;FAIL&quot;; 1; 0) ; IF([.I11] = &quot;&quot;;  1 ; 0); IF([.J11] = &quot;FAIL&quot;; 1; 0) ) ; [.A1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2]&amp;[Sheet1.C12]&amp;[Sheet1.D12]&amp;[Sheet1.E12]=&quot;PASSPASSPASSFAIL&quot;; &quot;FAIL&quot;; &quot;&quot;)">
            <text:p/>
          </table:table-cell>
          <table:table-cell table:formula="of:=IF([Sheet1.B12]&amp;[Sheet1.C12]&amp;[Sheet1.F12]&amp;[Sheet1.G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] = &quot;PASS&quot;; 1; 0) ; IF ([.J12] = &quot;FAIL&quot;; 1; 0)) ; [.A12] ; &quot;&quot;)">
            <text:p/>
          </table:table-cell>
          <table:table-cell table:formula="of:= IF( AND( IF([.H12] = &quot;FAIL&quot;; 1; 0) ; IF([.I12] = &quot;&quot;;  1 ; 0); IF([.J12] = &quot;FAIL&quot;; 1; 0) ) ; [.A1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3]&amp;[Sheet1.C13]&amp;[Sheet1.D13]&amp;[Sheet1.E13]=&quot;PASSPASSPASSFAIL&quot;; &quot;FAIL&quot;; &quot;&quot;)">
            <text:p/>
          </table:table-cell>
          <table:table-cell table:formula="of:=IF([Sheet1.B13]&amp;[Sheet1.C13]&amp;[Sheet1.F13]&amp;[Sheet1.G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] = &quot;PASS&quot;; 1; 0) ; IF ([.J13] = &quot;FAIL&quot;; 1; 0)) ; [.A13] ; &quot;&quot;)">
            <text:p/>
          </table:table-cell>
          <table:table-cell table:formula="of:= IF( AND( IF([.H13] = &quot;FAIL&quot;; 1; 0) ; IF([.I13] = &quot;&quot;;  1 ; 0); IF([.J13] = &quot;FAIL&quot;; 1; 0) ) ; [.A1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jtimex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]&amp;[Sheet1.C14]&amp;[Sheet1.D14]&amp;[Sheet1.E14]=&quot;PASSPASSPASSFAIL&quot;; &quot;FAIL&quot;; &quot;&quot;)" office:value-type="string" office:string-value="FAIL" calcext:value-type="string">
            <text:p>FAIL</text:p>
          </table:table-cell>
          <table:table-cell table:formula="of:=IF([Sheet1.B14]&amp;[Sheet1.C14]&amp;[Sheet1.F14]&amp;[Sheet1.G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] = &quot;PASS&quot;; 1; 0) ; IF ([.J14] = &quot;FAIL&quot;; 1; 0)) ; [.A14] ; &quot;&quot;)">
            <text:p/>
          </table:table-cell>
          <table:table-cell table:formula="of:= IF( AND( IF([.H14] = &quot;FAIL&quot;; 1; 0) ; IF([.I14] = &quot;&quot;;  1 ; 0); IF([.J14] = &quot;FAIL&quot;; 1; 0) ) ; [.A1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jtimex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5]&amp;[Sheet1.C15]&amp;[Sheet1.D15]&amp;[Sheet1.E15]=&quot;PASSPASSPASSFAIL&quot;; &quot;FAIL&quot;; &quot;&quot;)" office:value-type="string" office:string-value="FAIL" calcext:value-type="string">
            <text:p>FAIL</text:p>
          </table:table-cell>
          <table:table-cell table:formula="of:=IF([Sheet1.B15]&amp;[Sheet1.C15]&amp;[Sheet1.F15]&amp;[Sheet1.G1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5] = &quot;PASS&quot;; 1; 0) ; IF ([.J15] = &quot;FAIL&quot;; 1; 0)) ; [.A15] ; &quot;&quot;)">
            <text:p/>
          </table:table-cell>
          <table:table-cell table:formula="of:= IF( AND( IF([.H15] = &quot;FAIL&quot;; 1; 0) ; IF([.I15] = &quot;&quot;;  1 ; 0); IF([.J15] = &quot;FAIL&quot;; 1; 0) ) ; [.A1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]&amp;[Sheet1.C16]&amp;[Sheet1.D16]&amp;[Sheet1.E16]=&quot;PASSPASSPASSFAIL&quot;; &quot;FAIL&quot;; &quot;&quot;)">
            <text:p/>
          </table:table-cell>
          <table:table-cell table:formula="of:=IF([Sheet1.B16]&amp;[Sheet1.C16]&amp;[Sheet1.F16]&amp;[Sheet1.G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] = &quot;PASS&quot;; 1; 0) ; IF ([.J16] = &quot;FAIL&quot;; 1; 0)) ; [.A16] ; &quot;&quot;)">
            <text:p/>
          </table:table-cell>
          <table:table-cell table:formula="of:= IF( AND( IF([.H16] = &quot;FAIL&quot;; 1; 0) ; IF([.I16] = &quot;&quot;;  1 ; 0); IF([.J16] = &quot;FAIL&quot;; 1; 0) ) ; [.A1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]&amp;[Sheet1.C17]&amp;[Sheet1.D17]&amp;[Sheet1.E17]=&quot;PASSPASSPASSFAIL&quot;; &quot;FAIL&quot;; &quot;&quot;)">
            <text:p/>
          </table:table-cell>
          <table:table-cell table:formula="of:=IF([Sheet1.B17]&amp;[Sheet1.C17]&amp;[Sheet1.F17]&amp;[Sheet1.G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] = &quot;PASS&quot;; 1; 0) ; IF ([.J17] = &quot;FAIL&quot;; 1; 0)) ; [.A17] ; &quot;&quot;)">
            <text:p/>
          </table:table-cell>
          <table:table-cell table:formula="of:= IF( AND( IF([.H17] = &quot;FAIL&quot;; 1; 0) ; IF([.I17] = &quot;&quot;;  1 ; 0); IF([.J17] = &quot;FAIL&quot;; 1; 0) ) ; [.A1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]&amp;[Sheet1.C18]&amp;[Sheet1.D18]&amp;[Sheet1.E18]=&quot;PASSPASSPASSFAIL&quot;; &quot;FAIL&quot;; &quot;&quot;)">
            <text:p/>
          </table:table-cell>
          <table:table-cell table:formula="of:=IF([Sheet1.B18]&amp;[Sheet1.C18]&amp;[Sheet1.F18]&amp;[Sheet1.G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] = &quot;PASS&quot;; 1; 0) ; IF ([.J18] = &quot;FAIL&quot;; 1; 0)) ; [.A18] ; &quot;&quot;)">
            <text:p/>
          </table:table-cell>
          <table:table-cell table:formula="of:= IF( AND( IF([.H18] = &quot;FAIL&quot;; 1; 0) ; IF([.I18] = &quot;&quot;;  1 ; 0); IF([.J18] = &quot;FAIL&quot;; 1; 0) ) ; [.A1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]&amp;[Sheet1.C19]&amp;[Sheet1.D19]&amp;[Sheet1.E19]=&quot;PASSPASSPASSFAIL&quot;; &quot;FAIL&quot;; &quot;&quot;)">
            <text:p/>
          </table:table-cell>
          <table:table-cell table:formula="of:=IF([Sheet1.B19]&amp;[Sheet1.C19]&amp;[Sheet1.F19]&amp;[Sheet1.G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] = &quot;PASS&quot;; 1; 0) ; IF ([.J19] = &quot;FAIL&quot;; 1; 0)) ; [.A19] ; &quot;&quot;)">
            <text:p/>
          </table:table-cell>
          <table:table-cell table:formula="of:= IF( AND( IF([.H19] = &quot;FAIL&quot;; 1; 0) ; IF([.I19] = &quot;&quot;;  1 ; 0); IF([.J19] = &quot;FAIL&quot;; 1; 0) ) ; [.A1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]&amp;[Sheet1.C20]&amp;[Sheet1.D20]&amp;[Sheet1.E20]=&quot;PASSPASSPASSFAIL&quot;; &quot;FAIL&quot;; &quot;&quot;)">
            <text:p/>
          </table:table-cell>
          <table:table-cell table:formula="of:=IF([Sheet1.B20]&amp;[Sheet1.C20]&amp;[Sheet1.F20]&amp;[Sheet1.G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] = &quot;PASS&quot;; 1; 0) ; IF ([.J20] = &quot;FAIL&quot;; 1; 0)) ; [.A20] ; &quot;&quot;)">
            <text:p/>
          </table:table-cell>
          <table:table-cell table:formula="of:= IF( AND( IF([.H20] = &quot;FAIL&quot;; 1; 0) ; IF([.I20] = &quot;&quot;;  1 ; 0); IF([.J20] = &quot;FAIL&quot;; 1; 0) ) ; [.A2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syncio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]&amp;[Sheet1.C21]&amp;[Sheet1.D21]&amp;[Sheet1.E21]=&quot;PASSPASSPASSFAIL&quot;; &quot;FAIL&quot;; &quot;&quot;)">
            <text:p/>
          </table:table-cell>
          <table:table-cell table:formula="of:=IF([Sheet1.B21]&amp;[Sheet1.C21]&amp;[Sheet1.F21]&amp;[Sheet1.G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] = &quot;PASS&quot;; 1; 0) ; IF ([.J21] = &quot;FAIL&quot;; 1; 0)) ; [.A21] ; &quot;&quot;)">
            <text:p/>
          </table:table-cell>
          <table:table-cell table:formula="of:= IF( AND( IF([.H21] = &quot;FAIL&quot;; 1; 0) ; IF([.I21] = &quot;&quot;;  1 ; 0); IF([.J21] = &quot;FAIL&quot;; 1; 0) ) ; [.A2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ind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2]&amp;[Sheet1.C22]&amp;[Sheet1.D22]&amp;[Sheet1.E22]=&quot;PASSPASSPASSFAIL&quot;; &quot;FAIL&quot;; &quot;&quot;)">
            <text:p/>
          </table:table-cell>
          <table:table-cell table:formula="of:=IF([Sheet1.B22]&amp;[Sheet1.C22]&amp;[Sheet1.F22]&amp;[Sheet1.G2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2] = &quot;PASS&quot;; 1; 0) ; IF ([.J22] = &quot;FAIL&quot;; 1; 0)) ; [.A22] ; &quot;&quot;)">
            <text:p/>
          </table:table-cell>
          <table:table-cell table:formula="of:= IF( AND( IF([.H22] = &quot;FAIL&quot;; 1; 0) ; IF([.I22] = &quot;&quot;;  1 ; 0); IF([.J22] = &quot;FAIL&quot;; 1; 0) ) ; [.A2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in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]&amp;[Sheet1.C23]&amp;[Sheet1.D23]&amp;[Sheet1.E23]=&quot;PASSPASSPASSFAIL&quot;; &quot;FAIL&quot;; &quot;&quot;)">
            <text:p/>
          </table:table-cell>
          <table:table-cell table:formula="of:=IF([Sheet1.B23]&amp;[Sheet1.C23]&amp;[Sheet1.F23]&amp;[Sheet1.G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] = &quot;PASS&quot;; 1; 0) ; IF ([.J23] = &quot;FAIL&quot;; 1; 0)) ; [.A23] ; &quot;&quot;)">
            <text:p/>
          </table:table-cell>
          <table:table-cell table:formula="of:= IF( AND( IF([.H23] = &quot;FAIL&quot;; 1; 0) ; IF([.I23] = &quot;&quot;;  1 ; 0); IF([.J23] = &quot;FAIL&quot;; 1; 0) ) ; [.A2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in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]&amp;[Sheet1.C24]&amp;[Sheet1.D24]&amp;[Sheet1.E24]=&quot;PASSPASSPASSFAIL&quot;; &quot;FAIL&quot;; &quot;&quot;)">
            <text:p/>
          </table:table-cell>
          <table:table-cell table:formula="of:=IF([Sheet1.B24]&amp;[Sheet1.C24]&amp;[Sheet1.F24]&amp;[Sheet1.G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] = &quot;PASS&quot;; 1; 0) ; IF ([.J24] = &quot;FAIL&quot;; 1; 0)) ; [.A24] ; &quot;&quot;)">
            <text:p/>
          </table:table-cell>
          <table:table-cell table:formula="of:= IF( AND( IF([.H24] = &quot;FAIL&quot;; 1; 0) ; IF([.I24] = &quot;&quot;;  1 ; 0); IF([.J24] = &quot;FAIL&quot;; 1; 0) ) ; [.A2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dflush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25]&amp;[Sheet1.C25]&amp;[Sheet1.D25]&amp;[Sheet1.E25]=&quot;PASSPASSPASSFAIL&quot;; &quot;FAIL&quot;; &quot;&quot;)">
            <text:p/>
          </table:table-cell>
          <table:table-cell table:formula="of:=IF([Sheet1.B25]&amp;[Sheet1.C25]&amp;[Sheet1.F25]&amp;[Sheet1.G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5] = &quot;PASS&quot;; 1; 0) ; IF ([.J25] = &quot;FAIL&quot;; 1; 0)) ; [.A25] ; &quot;&quot;)">
            <text:p/>
          </table:table-cell>
          <table:table-cell table:formula="of:= IF( AND( IF([.H25] = &quot;FAIL&quot;; 1; 0) ; IF([.I25] = &quot;&quot;;  1 ; 0); IF([.J25] = &quot;FAIL&quot;; 1; 0) ) ; [.A2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]&amp;[Sheet1.C26]&amp;[Sheet1.D26]&amp;[Sheet1.E26]=&quot;PASSPASSPASSFAIL&quot;; &quot;FAIL&quot;; &quot;&quot;)">
            <text:p/>
          </table:table-cell>
          <table:table-cell table:formula="of:=IF([Sheet1.B26]&amp;[Sheet1.C26]&amp;[Sheet1.F26]&amp;[Sheet1.G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] = &quot;PASS&quot;; 1; 0) ; IF ([.J26] = &quot;FAIL&quot;; 1; 0)) ; [.A26] ; &quot;&quot;)">
            <text:p/>
          </table:table-cell>
          <table:table-cell table:formula="of:= IF( AND( IF([.H26] = &quot;FAIL&quot;; 1; 0) ; IF([.I26] = &quot;&quot;;  1 ; 0); IF([.J26] = &quot;FAIL&quot;; 1; 0) ) ; [.A2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]&amp;[Sheet1.C27]&amp;[Sheet1.D27]&amp;[Sheet1.E27]=&quot;PASSPASSPASSFAIL&quot;; &quot;FAIL&quot;; &quot;&quot;)">
            <text:p/>
          </table:table-cell>
          <table:table-cell table:formula="of:=IF([Sheet1.B27]&amp;[Sheet1.C27]&amp;[Sheet1.F27]&amp;[Sheet1.G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] = &quot;PASS&quot;; 1; 0) ; IF ([.J27] = &quot;FAIL&quot;; 1; 0)) ; [.A27] ; &quot;&quot;)">
            <text:p/>
          </table:table-cell>
          <table:table-cell table:formula="of:= IF( AND( IF([.H27] = &quot;FAIL&quot;; 1; 0) ; IF([.I27] = &quot;&quot;;  1 ; 0); IF([.J27] = &quot;FAIL&quot;; 1; 0) ) ; [.A2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]&amp;[Sheet1.C28]&amp;[Sheet1.D28]&amp;[Sheet1.E28]=&quot;PASSPASSPASSFAIL&quot;; &quot;FAIL&quot;; &quot;&quot;)">
            <text:p/>
          </table:table-cell>
          <table:table-cell table:formula="of:=IF([Sheet1.B28]&amp;[Sheet1.C28]&amp;[Sheet1.F28]&amp;[Sheet1.G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] = &quot;PASS&quot;; 1; 0) ; IF ([.J28] = &quot;FAIL&quot;; 1; 0)) ; [.A28] ; &quot;&quot;)">
            <text:p/>
          </table:table-cell>
          <table:table-cell table:formula="of:= IF( AND( IF([.H28] = &quot;FAIL&quot;; 1; 0) ; IF([.I28] = &quot;&quot;;  1 ; 0); IF([.J28] = &quot;FAIL&quot;; 1; 0) ) ; [.A2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se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]&amp;[Sheet1.C29]&amp;[Sheet1.D29]&amp;[Sheet1.E29]=&quot;PASSPASSPASSFAIL&quot;; &quot;FAIL&quot;; &quot;&quot;)">
            <text:p/>
          </table:table-cell>
          <table:table-cell table:formula="of:=IF([Sheet1.B29]&amp;[Sheet1.C29]&amp;[Sheet1.F29]&amp;[Sheet1.G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9] = &quot;PASS&quot;; 1; 0) ; IF ([.J29] = &quot;FAIL&quot;; 1; 0)) ; [.A29] ; &quot;&quot;)">
            <text:p/>
          </table:table-cell>
          <table:table-cell table:formula="of:= IF( AND( IF([.H29] = &quot;FAIL&quot;; 1; 0) ; IF([.I29] = &quot;&quot;;  1 ; 0); IF([.J29] = &quot;FAIL&quot;; 1; 0) ) ; [.A2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se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]&amp;[Sheet1.C30]&amp;[Sheet1.D30]&amp;[Sheet1.E30]=&quot;PASSPASSPASSFAIL&quot;; &quot;FAIL&quot;; &quot;&quot;)">
            <text:p/>
          </table:table-cell>
          <table:table-cell table:formula="of:=IF([Sheet1.B30]&amp;[Sheet1.C30]&amp;[Sheet1.F30]&amp;[Sheet1.G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0] = &quot;PASS&quot;; 1; 0) ; IF ([.J30] = &quot;FAIL&quot;; 1; 0)) ; [.A30] ; &quot;&quot;)">
            <text:p/>
          </table:table-cell>
          <table:table-cell table:formula="of:= IF( AND( IF([.H30] = &quot;FAIL&quot;; 1; 0) ; IF([.I30] = &quot;&quot;;  1 ; 0); IF([.J30] = &quot;FAIL&quot;; 1; 0) ) ; [.A3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cheflush01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31]&amp;[Sheet1.C31]&amp;[Sheet1.D31]&amp;[Sheet1.E31]=&quot;PASSPASSPASSFAIL&quot;; &quot;FAIL&quot;; &quot;&quot;)">
            <text:p/>
          </table:table-cell>
          <table:table-cell table:formula="of:=IF([Sheet1.B31]&amp;[Sheet1.C31]&amp;[Sheet1.F31]&amp;[Sheet1.G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] = &quot;PASS&quot;; 1; 0) ; IF ([.J31] = &quot;FAIL&quot;; 1; 0)) ; [.A31] ; &quot;&quot;)">
            <text:p/>
          </table:table-cell>
          <table:table-cell table:formula="of:= IF( AND( IF([.H31] = &quot;FAIL&quot;; 1; 0) ; IF([.I31] = &quot;&quot;;  1 ; 0); IF([.J31] = &quot;FAIL&quot;; 1; 0) ) ; [.A3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]&amp;[Sheet1.C32]&amp;[Sheet1.D32]&amp;[Sheet1.E32]=&quot;PASSPASSPASSFAIL&quot;; &quot;FAIL&quot;; &quot;&quot;)">
            <text:p/>
          </table:table-cell>
          <table:table-cell table:formula="of:=IF([Sheet1.B32]&amp;[Sheet1.C32]&amp;[Sheet1.F32]&amp;[Sheet1.G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] = &quot;PASS&quot;; 1; 0) ; IF ([.J32] = &quot;FAIL&quot;; 1; 0)) ; [.A32] ; &quot;&quot;)">
            <text:p/>
          </table:table-cell>
          <table:table-cell table:formula="of:= IF( AND( IF([.H32] = &quot;FAIL&quot;; 1; 0) ; IF([.I32] = &quot;&quot;;  1 ; 0); IF([.J32] = &quot;FAIL&quot;; 1; 0) ) ; [.A3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]&amp;[Sheet1.C33]&amp;[Sheet1.D33]&amp;[Sheet1.E33]=&quot;PASSPASSPASSFAIL&quot;; &quot;FAIL&quot;; &quot;&quot;)">
            <text:p/>
          </table:table-cell>
          <table:table-cell table:formula="of:=IF([Sheet1.B33]&amp;[Sheet1.C33]&amp;[Sheet1.F33]&amp;[Sheet1.G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] = &quot;PASS&quot;; 1; 0) ; IF ([.J33] = &quot;FAIL&quot;; 1; 0)) ; [.A33] ; &quot;&quot;)">
            <text:p/>
          </table:table-cell>
          <table:table-cell table:formula="of:= IF( AND( IF([.H33] = &quot;FAIL&quot;; 1; 0) ; IF([.I33] = &quot;&quot;;  1 ; 0); IF([.J33] = &quot;FAIL&quot;; 1; 0) ) ; [.A3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]&amp;[Sheet1.C34]&amp;[Sheet1.D34]&amp;[Sheet1.E34]=&quot;PASSPASSPASSFAIL&quot;; &quot;FAIL&quot;; &quot;&quot;)">
            <text:p/>
          </table:table-cell>
          <table:table-cell table:formula="of:=IF([Sheet1.B34]&amp;[Sheet1.C34]&amp;[Sheet1.F34]&amp;[Sheet1.G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] = &quot;PASS&quot;; 1; 0) ; IF ([.J34] = &quot;FAIL&quot;; 1; 0)) ; [.A34] ; &quot;&quot;)">
            <text:p/>
          </table:table-cell>
          <table:table-cell table:formula="of:= IF( AND( IF([.H34] = &quot;FAIL&quot;; 1; 0) ; IF([.I34] = &quot;&quot;;  1 ; 0); IF([.J34] = &quot;FAIL&quot;; 1; 0) ) ; [.A3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]&amp;[Sheet1.C35]&amp;[Sheet1.D35]&amp;[Sheet1.E35]=&quot;PASSPASSPASSFAIL&quot;; &quot;FAIL&quot;; &quot;&quot;)">
            <text:p/>
          </table:table-cell>
          <table:table-cell table:formula="of:=IF([Sheet1.B35]&amp;[Sheet1.C35]&amp;[Sheet1.F35]&amp;[Sheet1.G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] = &quot;PASS&quot;; 1; 0) ; IF ([.J35] = &quot;FAIL&quot;; 1; 0)) ; [.A35] ; &quot;&quot;)">
            <text:p/>
          </table:table-cell>
          <table:table-cell table:formula="of:= IF( AND( IF([.H35] = &quot;FAIL&quot;; 1; 0) ; IF([.I35] = &quot;&quot;;  1 ; 0); IF([.J35] = &quot;FAIL&quot;; 1; 0) ) ; [.A3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]&amp;[Sheet1.C36]&amp;[Sheet1.D36]&amp;[Sheet1.E36]=&quot;PASSPASSPASSFAIL&quot;; &quot;FAIL&quot;; &quot;&quot;)">
            <text:p/>
          </table:table-cell>
          <table:table-cell table:formula="of:=IF([Sheet1.B36]&amp;[Sheet1.C36]&amp;[Sheet1.F36]&amp;[Sheet1.G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] = &quot;PASS&quot;; 1; 0) ; IF ([.J36] = &quot;FAIL&quot;; 1; 0)) ; [.A36] ; &quot;&quot;)">
            <text:p/>
          </table:table-cell>
          <table:table-cell table:formula="of:= IF( AND( IF([.H36] = &quot;FAIL&quot;; 1; 0) ; IF([.I36] = &quot;&quot;;  1 ; 0); IF([.J36] = &quot;FAIL&quot;; 1; 0) ) ; [.A3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]&amp;[Sheet1.C37]&amp;[Sheet1.D37]&amp;[Sheet1.E37]=&quot;PASSPASSPASSFAIL&quot;; &quot;FAIL&quot;; &quot;&quot;)">
            <text:p/>
          </table:table-cell>
          <table:table-cell table:formula="of:=IF([Sheet1.B37]&amp;[Sheet1.C37]&amp;[Sheet1.F37]&amp;[Sheet1.G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] = &quot;PASS&quot;; 1; 0) ; IF ([.J37] = &quot;FAIL&quot;; 1; 0)) ; [.A37] ; &quot;&quot;)">
            <text:p/>
          </table:table-cell>
          <table:table-cell table:formula="of:= IF( AND( IF([.H37] = &quot;FAIL&quot;; 1; 0) ; IF([.I37] = &quot;&quot;;  1 ; 0); IF([.J37] = &quot;FAIL&quot;; 1; 0) ) ; [.A3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]&amp;[Sheet1.C38]&amp;[Sheet1.D38]&amp;[Sheet1.E38]=&quot;PASSPASSPASSFAIL&quot;; &quot;FAIL&quot;; &quot;&quot;)">
            <text:p/>
          </table:table-cell>
          <table:table-cell table:formula="of:=IF([Sheet1.B38]&amp;[Sheet1.C38]&amp;[Sheet1.F38]&amp;[Sheet1.G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] = &quot;PASS&quot;; 1; 0) ; IF ([.J38] = &quot;FAIL&quot;; 1; 0)) ; [.A38] ; &quot;&quot;)">
            <text:p/>
          </table:table-cell>
          <table:table-cell table:formula="of:= IF( AND( IF([.H38] = &quot;FAIL&quot;; 1; 0) ; IF([.I38] = &quot;&quot;;  1 ; 0); IF([.J38] = &quot;FAIL&quot;; 1; 0) ) ; [.A3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]&amp;[Sheet1.C39]&amp;[Sheet1.D39]&amp;[Sheet1.E39]=&quot;PASSPASSPASSFAIL&quot;; &quot;FAIL&quot;; &quot;&quot;)">
            <text:p/>
          </table:table-cell>
          <table:table-cell table:formula="of:=IF([Sheet1.B39]&amp;[Sheet1.C39]&amp;[Sheet1.F39]&amp;[Sheet1.G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] = &quot;PASS&quot;; 1; 0) ; IF ([.J39] = &quot;FAIL&quot;; 1; 0)) ; [.A39] ; &quot;&quot;)">
            <text:p/>
          </table:table-cell>
          <table:table-cell table:formula="of:= IF( AND( IF([.H39] = &quot;FAIL&quot;; 1; 0) ; IF([.I39] = &quot;&quot;;  1 ; 0); IF([.J39] = &quot;FAIL&quot;; 1; 0) ) ; [.A3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0]&amp;[Sheet1.C40]&amp;[Sheet1.D40]&amp;[Sheet1.E40]=&quot;PASSPASSPASSFAIL&quot;; &quot;FAIL&quot;; &quot;&quot;)">
            <text:p/>
          </table:table-cell>
          <table:table-cell table:formula="of:=IF([Sheet1.B40]&amp;[Sheet1.C40]&amp;[Sheet1.F40]&amp;[Sheet1.G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0] = &quot;PASS&quot;; 1; 0) ; IF ([.J40] = &quot;FAIL&quot;; 1; 0)) ; [.A40] ; &quot;&quot;)">
            <text:p/>
          </table:table-cell>
          <table:table-cell table:formula="of:= IF( AND( IF([.H40] = &quot;FAIL&quot;; 1; 0) ; IF([.I40] = &quot;&quot;;  1 ; 0); IF([.J40] = &quot;FAIL&quot;; 1; 0) ) ; [.A4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]&amp;[Sheet1.C41]&amp;[Sheet1.D41]&amp;[Sheet1.E41]=&quot;PASSPASSPASSFAIL&quot;; &quot;FAIL&quot;; &quot;&quot;)">
            <text:p/>
          </table:table-cell>
          <table:table-cell table:formula="of:=IF([Sheet1.B41]&amp;[Sheet1.C41]&amp;[Sheet1.F41]&amp;[Sheet1.G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] = &quot;PASS&quot;; 1; 0) ; IF ([.J41] = &quot;FAIL&quot;; 1; 0)) ; [.A41] ; &quot;&quot;)">
            <text:p/>
          </table:table-cell>
          <table:table-cell table:formula="of:= IF( AND( IF([.H41] = &quot;FAIL&quot;; 1; 0) ; IF([.I41] = &quot;&quot;;  1 ; 0); IF([.J41] = &quot;FAIL&quot;; 1; 0) ) ; [.A4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2]&amp;[Sheet1.C42]&amp;[Sheet1.D42]&amp;[Sheet1.E42]=&quot;PASSPASSPASSFAIL&quot;; &quot;FAIL&quot;; &quot;&quot;)">
            <text:p/>
          </table:table-cell>
          <table:table-cell table:formula="of:=IF([Sheet1.B42]&amp;[Sheet1.C42]&amp;[Sheet1.F42]&amp;[Sheet1.G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2] = &quot;PASS&quot;; 1; 0) ; IF ([.J42] = &quot;FAIL&quot;; 1; 0)) ; [.A42] ; &quot;&quot;)">
            <text:p/>
          </table:table-cell>
          <table:table-cell table:formula="of:= IF( AND( IF([.H42] = &quot;FAIL&quot;; 1; 0) ; IF([.I42] = &quot;&quot;;  1 ; 0); IF([.J42] = &quot;FAIL&quot;; 1; 0) ) ; [.A4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]&amp;[Sheet1.C43]&amp;[Sheet1.D43]&amp;[Sheet1.E43]=&quot;PASSPASSPASSFAIL&quot;; &quot;FAIL&quot;; &quot;&quot;)">
            <text:p/>
          </table:table-cell>
          <table:table-cell table:formula="of:=IF([Sheet1.B43]&amp;[Sheet1.C43]&amp;[Sheet1.F43]&amp;[Sheet1.G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] = &quot;PASS&quot;; 1; 0) ; IF ([.J43] = &quot;FAIL&quot;; 1; 0)) ; [.A43] ; &quot;&quot;)">
            <text:p/>
          </table:table-cell>
          <table:table-cell table:formula="of:= IF( AND( IF([.H43] = &quot;FAIL&quot;; 1; 0) ; IF([.I43] = &quot;&quot;;  1 ; 0); IF([.J43] = &quot;FAIL&quot;; 1; 0) ) ; [.A4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]&amp;[Sheet1.C44]&amp;[Sheet1.D44]&amp;[Sheet1.E44]=&quot;PASSPASSPASSFAIL&quot;; &quot;FAIL&quot;; &quot;&quot;)">
            <text:p/>
          </table:table-cell>
          <table:table-cell table:formula="of:=IF([Sheet1.B44]&amp;[Sheet1.C44]&amp;[Sheet1.F44]&amp;[Sheet1.G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] = &quot;PASS&quot;; 1; 0) ; IF ([.J44] = &quot;FAIL&quot;; 1; 0)) ; [.A44] ; &quot;&quot;)">
            <text:p/>
          </table:table-cell>
          <table:table-cell table:formula="of:= IF( AND( IF([.H44] = &quot;FAIL&quot;; 1; 0) ; IF([.I44] = &quot;&quot;;  1 ; 0); IF([.J44] = &quot;FAIL&quot;; 1; 0) ) ; [.A4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]&amp;[Sheet1.C45]&amp;[Sheet1.D45]&amp;[Sheet1.E45]=&quot;PASSPASSPASSFAIL&quot;; &quot;FAIL&quot;; &quot;&quot;)">
            <text:p/>
          </table:table-cell>
          <table:table-cell table:formula="of:=IF([Sheet1.B45]&amp;[Sheet1.C45]&amp;[Sheet1.F45]&amp;[Sheet1.G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] = &quot;PASS&quot;; 1; 0) ; IF ([.J45] = &quot;FAIL&quot;; 1; 0)) ; [.A45] ; &quot;&quot;)">
            <text:p/>
          </table:table-cell>
          <table:table-cell table:formula="of:= IF( AND( IF([.H45] = &quot;FAIL&quot;; 1; 0) ; IF([.I45] = &quot;&quot;;  1 ; 0); IF([.J45] = &quot;FAIL&quot;; 1; 0) ) ; [.A4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6]&amp;[Sheet1.C46]&amp;[Sheet1.D46]&amp;[Sheet1.E46]=&quot;PASSPASSPASSFAIL&quot;; &quot;FAIL&quot;; &quot;&quot;)">
            <text:p/>
          </table:table-cell>
          <table:table-cell table:formula="of:=IF([Sheet1.B46]&amp;[Sheet1.C46]&amp;[Sheet1.F46]&amp;[Sheet1.G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6] = &quot;PASS&quot;; 1; 0) ; IF ([.J46] = &quot;FAIL&quot;; 1; 0)) ; [.A46] ; &quot;&quot;)">
            <text:p/>
          </table:table-cell>
          <table:table-cell table:formula="of:= IF( AND( IF([.H46] = &quot;FAIL&quot;; 1; 0) ; IF([.I46] = &quot;&quot;;  1 ; 0); IF([.J46] = &quot;FAIL&quot;; 1; 0) ) ; [.A4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]&amp;[Sheet1.C47]&amp;[Sheet1.D47]&amp;[Sheet1.E47]=&quot;PASSPASSPASSFAIL&quot;; &quot;FAIL&quot;; &quot;&quot;)">
            <text:p/>
          </table:table-cell>
          <table:table-cell table:formula="of:=IF([Sheet1.B47]&amp;[Sheet1.C47]&amp;[Sheet1.F47]&amp;[Sheet1.G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] = &quot;PASS&quot;; 1; 0) ; IF ([.J47] = &quot;FAIL&quot;; 1; 0)) ; [.A47] ; &quot;&quot;)">
            <text:p/>
          </table:table-cell>
          <table:table-cell table:formula="of:= IF( AND( IF([.H47] = &quot;FAIL&quot;; 1; 0) ; IF([.I47] = &quot;&quot;;  1 ; 0); IF([.J47] = &quot;FAIL&quot;; 1; 0) ) ; [.A4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8]&amp;[Sheet1.C48]&amp;[Sheet1.D48]&amp;[Sheet1.E48]=&quot;PASSPASSPASSFAIL&quot;; &quot;FAIL&quot;; &quot;&quot;)">
            <text:p/>
          </table:table-cell>
          <table:table-cell table:formula="of:=IF([Sheet1.B48]&amp;[Sheet1.C48]&amp;[Sheet1.F48]&amp;[Sheet1.G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8] = &quot;PASS&quot;; 1; 0) ; IF ([.J48] = &quot;FAIL&quot;; 1; 0)) ; [.A48] ; &quot;&quot;)">
            <text:p/>
          </table:table-cell>
          <table:table-cell table:formula="of:= IF( AND( IF([.H48] = &quot;FAIL&quot;; 1; 0) ; IF([.I48] = &quot;&quot;;  1 ; 0); IF([.J48] = &quot;FAIL&quot;; 1; 0) ) ; [.A4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]&amp;[Sheet1.C49]&amp;[Sheet1.D49]&amp;[Sheet1.E49]=&quot;PASSPASSPASSFAIL&quot;; &quot;FAIL&quot;; &quot;&quot;)">
            <text:p/>
          </table:table-cell>
          <table:table-cell table:formula="of:=IF([Sheet1.B49]&amp;[Sheet1.C49]&amp;[Sheet1.F49]&amp;[Sheet1.G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] = &quot;PASS&quot;; 1; 0) ; IF ([.J49] = &quot;FAIL&quot;; 1; 0)) ; [.A49] ; &quot;&quot;)">
            <text:p/>
          </table:table-cell>
          <table:table-cell table:formula="of:= IF( AND( IF([.H49] = &quot;FAIL&quot;; 1; 0) ; IF([.I49] = &quot;&quot;;  1 ; 0); IF([.J49] = &quot;FAIL&quot;; 1; 0) ) ; [.A4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0]&amp;[Sheet1.C50]&amp;[Sheet1.D50]&amp;[Sheet1.E50]=&quot;PASSPASSPASSFAIL&quot;; &quot;FAIL&quot;; &quot;&quot;)">
            <text:p/>
          </table:table-cell>
          <table:table-cell table:formula="of:=IF([Sheet1.B50]&amp;[Sheet1.C50]&amp;[Sheet1.F50]&amp;[Sheet1.G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0] = &quot;PASS&quot;; 1; 0) ; IF ([.J50] = &quot;FAIL&quot;; 1; 0)) ; [.A50] ; &quot;&quot;)">
            <text:p/>
          </table:table-cell>
          <table:table-cell table:formula="of:= IF( AND( IF([.H50] = &quot;FAIL&quot;; 1; 0) ; IF([.I50] = &quot;&quot;;  1 ; 0); IF([.J50] = &quot;FAIL&quot;; 1; 0) ) ; [.A5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]&amp;[Sheet1.C51]&amp;[Sheet1.D51]&amp;[Sheet1.E51]=&quot;PASSPASSPASSFAIL&quot;; &quot;FAIL&quot;; &quot;&quot;)">
            <text:p/>
          </table:table-cell>
          <table:table-cell table:formula="of:=IF([Sheet1.B51]&amp;[Sheet1.C51]&amp;[Sheet1.F51]&amp;[Sheet1.G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] = &quot;PASS&quot;; 1; 0) ; IF ([.J51] = &quot;FAIL&quot;; 1; 0)) ; [.A51] ; &quot;&quot;)">
            <text:p/>
          </table:table-cell>
          <table:table-cell table:formula="of:= IF( AND( IF([.H51] = &quot;FAIL&quot;; 1; 0) ; IF([.I51] = &quot;&quot;;  1 ; 0); IF([.J51] = &quot;FAIL&quot;; 1; 0) ) ; [.A5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2]&amp;[Sheet1.C52]&amp;[Sheet1.D52]&amp;[Sheet1.E52]=&quot;PASSPASSPASSFAIL&quot;; &quot;FAIL&quot;; &quot;&quot;)">
            <text:p/>
          </table:table-cell>
          <table:table-cell table:formula="of:=IF([Sheet1.B52]&amp;[Sheet1.C52]&amp;[Sheet1.F52]&amp;[Sheet1.G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] = &quot;PASS&quot;; 1; 0) ; IF ([.J52] = &quot;FAIL&quot;; 1; 0)) ; [.A52] ; &quot;&quot;)">
            <text:p/>
          </table:table-cell>
          <table:table-cell table:formula="of:= IF( AND( IF([.H52] = &quot;FAIL&quot;; 1; 0) ; IF([.I52] = &quot;&quot;;  1 ; 0); IF([.J52] = &quot;FAIL&quot;; 1; 0) ) ; [.A5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]&amp;[Sheet1.C53]&amp;[Sheet1.D53]&amp;[Sheet1.E53]=&quot;PASSPASSPASSFAIL&quot;; &quot;FAIL&quot;; &quot;&quot;)">
            <text:p/>
          </table:table-cell>
          <table:table-cell table:formula="of:=IF([Sheet1.B53]&amp;[Sheet1.C53]&amp;[Sheet1.F53]&amp;[Sheet1.G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] = &quot;PASS&quot;; 1; 0) ; IF ([.J53] = &quot;FAIL&quot;; 1; 0)) ; [.A53] ; &quot;&quot;)">
            <text:p/>
          </table:table-cell>
          <table:table-cell table:formula="of:= IF( AND( IF([.H53] = &quot;FAIL&quot;; 1; 0) ; IF([.I53] = &quot;&quot;;  1 ; 0); IF([.J53] = &quot;FAIL&quot;; 1; 0) ) ; [.A5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4]&amp;[Sheet1.C54]&amp;[Sheet1.D54]&amp;[Sheet1.E54]=&quot;PASSPASSPASSFAIL&quot;; &quot;FAIL&quot;; &quot;&quot;)">
            <text:p/>
          </table:table-cell>
          <table:table-cell table:formula="of:=IF([Sheet1.B54]&amp;[Sheet1.C54]&amp;[Sheet1.F54]&amp;[Sheet1.G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4] = &quot;PASS&quot;; 1; 0) ; IF ([.J54] = &quot;FAIL&quot;; 1; 0)) ; [.A54] ; &quot;&quot;)">
            <text:p/>
          </table:table-cell>
          <table:table-cell table:formula="of:= IF( AND( IF([.H54] = &quot;FAIL&quot;; 1; 0) ; IF([.I54] = &quot;&quot;;  1 ; 0); IF([.J54] = &quot;FAIL&quot;; 1; 0) ) ; [.A5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5]&amp;[Sheet1.C55]&amp;[Sheet1.D55]&amp;[Sheet1.E55]=&quot;PASSPASSPASSFAIL&quot;; &quot;FAIL&quot;; &quot;&quot;)">
            <text:p/>
          </table:table-cell>
          <table:table-cell table:formula="of:=IF([Sheet1.B55]&amp;[Sheet1.C55]&amp;[Sheet1.F55]&amp;[Sheet1.G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5] = &quot;PASS&quot;; 1; 0) ; IF ([.J55] = &quot;FAIL&quot;; 1; 0)) ; [.A55] ; &quot;&quot;)">
            <text:p/>
          </table:table-cell>
          <table:table-cell table:formula="of:= IF( AND( IF([.H55] = &quot;FAIL&quot;; 1; 0) ; IF([.I55] = &quot;&quot;;  1 ; 0); IF([.J55] = &quot;FAIL&quot;; 1; 0) ) ; [.A5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]&amp;[Sheet1.C56]&amp;[Sheet1.D56]&amp;[Sheet1.E56]=&quot;PASSPASSPASSFAIL&quot;; &quot;FAIL&quot;; &quot;&quot;)">
            <text:p/>
          </table:table-cell>
          <table:table-cell table:formula="of:=IF([Sheet1.B56]&amp;[Sheet1.C56]&amp;[Sheet1.F56]&amp;[Sheet1.G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] = &quot;PASS&quot;; 1; 0) ; IF ([.J56] = &quot;FAIL&quot;; 1; 0)) ; [.A56] ; &quot;&quot;)">
            <text:p/>
          </table:table-cell>
          <table:table-cell table:formula="of:= IF( AND( IF([.H56] = &quot;FAIL&quot;; 1; 0) ; IF([.I56] = &quot;&quot;;  1 ; 0); IF([.J56] = &quot;FAIL&quot;; 1; 0) ) ; [.A5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]&amp;[Sheet1.C57]&amp;[Sheet1.D57]&amp;[Sheet1.E57]=&quot;PASSPASSPASSFAIL&quot;; &quot;FAIL&quot;; &quot;&quot;)">
            <text:p/>
          </table:table-cell>
          <table:table-cell table:formula="of:=IF([Sheet1.B57]&amp;[Sheet1.C57]&amp;[Sheet1.F57]&amp;[Sheet1.G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] = &quot;PASS&quot;; 1; 0) ; IF ([.J57] = &quot;FAIL&quot;; 1; 0)) ; [.A57] ; &quot;&quot;)">
            <text:p/>
          </table:table-cell>
          <table:table-cell table:formula="of:= IF( AND( IF([.H57] = &quot;FAIL&quot;; 1; 0) ; IF([.I57] = &quot;&quot;;  1 ; 0); IF([.J57] = &quot;FAIL&quot;; 1; 0) ) ; [.A5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]&amp;[Sheet1.C58]&amp;[Sheet1.D58]&amp;[Sheet1.E58]=&quot;PASSPASSPASSFAIL&quot;; &quot;FAIL&quot;; &quot;&quot;)">
            <text:p/>
          </table:table-cell>
          <table:table-cell table:formula="of:=IF([Sheet1.B58]&amp;[Sheet1.C58]&amp;[Sheet1.F58]&amp;[Sheet1.G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] = &quot;PASS&quot;; 1; 0) ; IF ([.J58] = &quot;FAIL&quot;; 1; 0)) ; [.A58] ; &quot;&quot;)">
            <text:p/>
          </table:table-cell>
          <table:table-cell table:formula="of:= IF( AND( IF([.H58] = &quot;FAIL&quot;; 1; 0) ; IF([.I58] = &quot;&quot;;  1 ; 0); IF([.J58] = &quot;FAIL&quot;; 1; 0) ) ; [.A5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getre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]&amp;[Sheet1.C59]&amp;[Sheet1.D59]&amp;[Sheet1.E59]=&quot;PASSPASSPASSFAIL&quot;; &quot;FAIL&quot;; &quot;&quot;)">
            <text:p/>
          </table:table-cell>
          <table:table-cell table:formula="of:=IF([Sheet1.B59]&amp;[Sheet1.C59]&amp;[Sheet1.F59]&amp;[Sheet1.G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] = &quot;PASS&quot;; 1; 0) ; IF ([.J59] = &quot;FAIL&quot;; 1; 0)) ; [.A59] ; &quot;&quot;)">
            <text:p/>
          </table:table-cell>
          <table:table-cell table:formula="of:= IF( AND( IF([.H59] = &quot;FAIL&quot;; 1; 0) ; IF([.I59] = &quot;&quot;;  1 ; 0); IF([.J59] = &quot;FAIL&quot;; 1; 0) ) ; [.A5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nanoslee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]&amp;[Sheet1.C60]&amp;[Sheet1.D60]&amp;[Sheet1.E60]=&quot;PASSPASSPASSFAIL&quot;; &quot;FAIL&quot;; &quot;&quot;)">
            <text:p/>
          </table:table-cell>
          <table:table-cell table:formula="of:=IF([Sheet1.B60]&amp;[Sheet1.C60]&amp;[Sheet1.F60]&amp;[Sheet1.G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] = &quot;PASS&quot;; 1; 0) ; IF ([.J60] = &quot;FAIL&quot;; 1; 0)) ; [.A60] ; &quot;&quot;)">
            <text:p/>
          </table:table-cell>
          <table:table-cell table:formula="of:= IF( AND( IF([.H60] = &quot;FAIL&quot;; 1; 0) ; IF([.I60] = &quot;&quot;;  1 ; 0); IF([.J60] = &quot;FAIL&quot;; 1; 0) ) ; [.A6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nanoslee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]&amp;[Sheet1.C61]&amp;[Sheet1.D61]&amp;[Sheet1.E61]=&quot;PASSPASSPASSFAIL&quot;; &quot;FAIL&quot;; &quot;&quot;)">
            <text:p/>
          </table:table-cell>
          <table:table-cell table:formula="of:=IF([Sheet1.B61]&amp;[Sheet1.C61]&amp;[Sheet1.F61]&amp;[Sheet1.G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] = &quot;PASS&quot;; 1; 0) ; IF ([.J61] = &quot;FAIL&quot;; 1; 0)) ; [.A61] ; &quot;&quot;)">
            <text:p/>
          </table:table-cell>
          <table:table-cell table:formula="of:= IF( AND( IF([.H61] = &quot;FAIL&quot;; 1; 0) ; IF([.I61] = &quot;&quot;;  1 ; 0); IF([.J61] = &quot;FAIL&quot;; 1; 0) ) ; [.A6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nanosleep2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2]&amp;[Sheet1.C62]&amp;[Sheet1.D62]&amp;[Sheet1.E62]=&quot;PASSPASSPASSFAIL&quot;; &quot;FAIL&quot;; &quot;&quot;)" office:value-type="string" office:string-value="FAIL" calcext:value-type="string">
            <text:p>FAIL</text:p>
          </table:table-cell>
          <table:table-cell table:formula="of:=IF([Sheet1.B62]&amp;[Sheet1.C62]&amp;[Sheet1.F62]&amp;[Sheet1.G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] = &quot;PASS&quot;; 1; 0) ; IF ([.J62] = &quot;FAIL&quot;; 1; 0)) ; [.A62] ; &quot;&quot;)">
            <text:p/>
          </table:table-cell>
          <table:table-cell table:formula="of:= IF( AND( IF([.H62] = &quot;FAIL&quot;; 1; 0) ; IF([.I62] = &quot;&quot;;  1 ; 0); IF([.J62] = &quot;FAIL&quot;; 1; 0) ) ; [.A6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]&amp;[Sheet1.C63]&amp;[Sheet1.D63]&amp;[Sheet1.E63]=&quot;PASSPASSPASSFAIL&quot;; &quot;FAIL&quot;; &quot;&quot;)">
            <text:p/>
          </table:table-cell>
          <table:table-cell table:formula="of:=IF([Sheet1.B63]&amp;[Sheet1.C63]&amp;[Sheet1.F63]&amp;[Sheet1.G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] = &quot;PASS&quot;; 1; 0) ; IF ([.J63] = &quot;FAIL&quot;; 1; 0)) ; [.A63] ; &quot;&quot;)">
            <text:p/>
          </table:table-cell>
          <table:table-cell table:formula="of:= IF( AND( IF([.H63] = &quot;FAIL&quot;; 1; 0) ; IF([.I63] = &quot;&quot;;  1 ; 0); IF([.J63] = &quot;FAIL&quot;; 1; 0) ) ; [.A6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get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]&amp;[Sheet1.C64]&amp;[Sheet1.D64]&amp;[Sheet1.E64]=&quot;PASSPASSPASSFAIL&quot;; &quot;FAIL&quot;; &quot;&quot;)">
            <text:p/>
          </table:table-cell>
          <table:table-cell table:formula="of:=IF([Sheet1.B64]&amp;[Sheet1.C64]&amp;[Sheet1.F64]&amp;[Sheet1.G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] = &quot;PASS&quot;; 1; 0) ; IF ([.J64] = &quot;FAIL&quot;; 1; 0)) ; [.A64] ; &quot;&quot;)">
            <text:p/>
          </table:table-cell>
          <table:table-cell table:formula="of:= IF( AND( IF([.H64] = &quot;FAIL&quot;; 1; 0) ; IF([.I64] = &quot;&quot;;  1 ; 0); IF([.J64] = &quot;FAIL&quot;; 1; 0) ) ; [.A6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ck_s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]&amp;[Sheet1.C65]&amp;[Sheet1.D65]&amp;[Sheet1.E65]=&quot;PASSPASSPASSFAIL&quot;; &quot;FAIL&quot;; &quot;&quot;)">
            <text:p/>
          </table:table-cell>
          <table:table-cell table:formula="of:=IF([Sheet1.B65]&amp;[Sheet1.C65]&amp;[Sheet1.F65]&amp;[Sheet1.G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] = &quot;PASS&quot;; 1; 0) ; IF ([.J65] = &quot;FAIL&quot;; 1; 0)) ; [.A65] ; &quot;&quot;)">
            <text:p/>
          </table:table-cell>
          <table:table-cell table:formula="of:= IF( AND( IF([.H65] = &quot;FAIL&quot;; 1; 0) ; IF([.I65] = &quot;&quot;;  1 ; 0); IF([.J65] = &quot;FAIL&quot;; 1; 0) ) ; [.A6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ck_set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]&amp;[Sheet1.C66]&amp;[Sheet1.D66]&amp;[Sheet1.E66]=&quot;PASSPASSPASSFAIL&quot;; &quot;FAIL&quot;; &quot;&quot;)">
            <text:p/>
          </table:table-cell>
          <table:table-cell table:formula="of:=IF([Sheet1.B66]&amp;[Sheet1.C66]&amp;[Sheet1.F66]&amp;[Sheet1.G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] = &quot;PASS&quot;; 1; 0) ; IF ([.J66] = &quot;FAIL&quot;; 1; 0)) ; [.A66] ; &quot;&quot;)">
            <text:p/>
          </table:table-cell>
          <table:table-cell table:formula="of:= IF( AND( IF([.H66] = &quot;FAIL&quot;; 1; 0) ; IF([.I66] = &quot;&quot;;  1 ; 0); IF([.J66] = &quot;FAIL&quot;; 1; 0) ) ; [.A6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]&amp;[Sheet1.C67]&amp;[Sheet1.D67]&amp;[Sheet1.E67]=&quot;PASSPASSPASSFAIL&quot;; &quot;FAIL&quot;; &quot;&quot;)">
            <text:p/>
          </table:table-cell>
          <table:table-cell table:formula="of:=IF([Sheet1.B67]&amp;[Sheet1.C67]&amp;[Sheet1.F67]&amp;[Sheet1.G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] = &quot;PASS&quot;; 1; 0) ; IF ([.J67] = &quot;FAIL&quot;; 1; 0)) ; [.A67] ; &quot;&quot;)">
            <text:p/>
          </table:table-cell>
          <table:table-cell table:formula="of:= IF( AND( IF([.H67] = &quot;FAIL&quot;; 1; 0) ; IF([.I67] = &quot;&quot;;  1 ; 0); IF([.J67] = &quot;FAIL&quot;; 1; 0) ) ; [.A6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8]&amp;[Sheet1.C68]&amp;[Sheet1.D68]&amp;[Sheet1.E68]=&quot;PASSPASSPASSFAIL&quot;; &quot;FAIL&quot;; &quot;&quot;)">
            <text:p/>
          </table:table-cell>
          <table:table-cell table:formula="of:=IF([Sheet1.B68]&amp;[Sheet1.C68]&amp;[Sheet1.F68]&amp;[Sheet1.G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8] = &quot;PASS&quot;; 1; 0) ; IF ([.J68] = &quot;FAIL&quot;; 1; 0)) ; [.A68] ; &quot;&quot;)">
            <text:p/>
          </table:table-cell>
          <table:table-cell table:formula="of:= IF( AND( IF([.H68] = &quot;FAIL&quot;; 1; 0) ; IF([.I68] = &quot;&quot;;  1 ; 0); IF([.J68] = &quot;FAIL&quot;; 1; 0) ) ; [.A6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3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9]&amp;[Sheet1.C69]&amp;[Sheet1.D69]&amp;[Sheet1.E69]=&quot;PASSPASSPASSFAIL&quot;; &quot;FAIL&quot;; &quot;&quot;)">
            <text:p/>
          </table:table-cell>
          <table:table-cell table:formula="of:=IF([Sheet1.B69]&amp;[Sheet1.C69]&amp;[Sheet1.F69]&amp;[Sheet1.G6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9] = &quot;PASS&quot;; 1; 0) ; IF ([.J69] = &quot;FAIL&quot;; 1; 0)) ; [.A69] ; &quot;&quot;)">
            <text:p/>
          </table:table-cell>
          <table:table-cell table:formula="of:= IF( AND( IF([.H69] = &quot;FAIL&quot;; 1; 0) ; IF([.I69] = &quot;&quot;;  1 ; 0); IF([.J69] = &quot;FAIL&quot;; 1; 0) ) ; [.A6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]&amp;[Sheet1.C70]&amp;[Sheet1.D70]&amp;[Sheet1.E70]=&quot;PASSPASSPASSFAIL&quot;; &quot;FAIL&quot;; &quot;&quot;)">
            <text:p/>
          </table:table-cell>
          <table:table-cell table:formula="of:=IF([Sheet1.B70]&amp;[Sheet1.C70]&amp;[Sheet1.F70]&amp;[Sheet1.G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] = &quot;PASS&quot;; 1; 0) ; IF ([.J70] = &quot;FAIL&quot;; 1; 0)) ; [.A70] ; &quot;&quot;)">
            <text:p/>
          </table:table-cell>
          <table:table-cell table:formula="of:= IF( AND( IF([.H70] = &quot;FAIL&quot;; 1; 0) ; IF([.I70] = &quot;&quot;;  1 ; 0); IF([.J70] = &quot;FAIL&quot;; 1; 0) ) ; [.A7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]&amp;[Sheet1.C71]&amp;[Sheet1.D71]&amp;[Sheet1.E71]=&quot;PASSPASSPASSFAIL&quot;; &quot;FAIL&quot;; &quot;&quot;)">
            <text:p/>
          </table:table-cell>
          <table:table-cell table:formula="of:=IF([Sheet1.B71]&amp;[Sheet1.C71]&amp;[Sheet1.F71]&amp;[Sheet1.G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1] = &quot;PASS&quot;; 1; 0) ; IF ([.J71] = &quot;FAIL&quot;; 1; 0)) ; [.A71] ; &quot;&quot;)">
            <text:p/>
          </table:table-cell>
          <table:table-cell table:formula="of:= IF( AND( IF([.H71] = &quot;FAIL&quot;; 1; 0) ; IF([.I71] = &quot;&quot;;  1 ; 0); IF([.J71] = &quot;FAIL&quot;; 1; 0) ) ; [.A7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6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]&amp;[Sheet1.C72]&amp;[Sheet1.D72]&amp;[Sheet1.E72]=&quot;PASSPASSPASSFAIL&quot;; &quot;FAIL&quot;; &quot;&quot;)">
            <text:p/>
          </table:table-cell>
          <table:table-cell table:formula="of:=IF([Sheet1.B72]&amp;[Sheet1.C72]&amp;[Sheet1.F72]&amp;[Sheet1.G7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2] = &quot;PASS&quot;; 1; 0) ; IF ([.J72] = &quot;FAIL&quot;; 1; 0)) ; [.A72] ; &quot;&quot;)">
            <text:p/>
          </table:table-cell>
          <table:table-cell table:formula="of:= IF( AND( IF([.H72] = &quot;FAIL&quot;; 1; 0) ; IF([.I72] = &quot;&quot;;  1 ; 0); IF([.J72] = &quot;FAIL&quot;; 1; 0) ) ; [.A7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]&amp;[Sheet1.C73]&amp;[Sheet1.D73]&amp;[Sheet1.E73]=&quot;PASSPASSPASSFAIL&quot;; &quot;FAIL&quot;; &quot;&quot;)">
            <text:p/>
          </table:table-cell>
          <table:table-cell table:formula="of:=IF([Sheet1.B73]&amp;[Sheet1.C73]&amp;[Sheet1.F73]&amp;[Sheet1.G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] = &quot;PASS&quot;; 1; 0) ; IF ([.J73] = &quot;FAIL&quot;; 1; 0)) ; [.A73] ; &quot;&quot;)">
            <text:p/>
          </table:table-cell>
          <table:table-cell table:formula="of:= IF( AND( IF([.H73] = &quot;FAIL&quot;; 1; 0) ; IF([.I73] = &quot;&quot;;  1 ; 0); IF([.J73] = &quot;FAIL&quot;; 1; 0) ) ; [.A7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4]&amp;[Sheet1.C74]&amp;[Sheet1.D74]&amp;[Sheet1.E74]=&quot;PASSPASSPASSFAIL&quot;; &quot;FAIL&quot;; &quot;&quot;)">
            <text:p/>
          </table:table-cell>
          <table:table-cell table:formula="of:=IF([Sheet1.B74]&amp;[Sheet1.C74]&amp;[Sheet1.F74]&amp;[Sheet1.G7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] = &quot;PASS&quot;; 1; 0) ; IF ([.J74] = &quot;FAIL&quot;; 1; 0)) ; [.A74] ; &quot;&quot;)">
            <text:p/>
          </table:table-cell>
          <table:table-cell table:formula="of:= IF( AND( IF([.H74] = &quot;FAIL&quot;; 1; 0) ; IF([.I74] = &quot;&quot;;  1 ; 0); IF([.J74] = &quot;FAIL&quot;; 1; 0) ) ; [.A7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5]&amp;[Sheet1.C75]&amp;[Sheet1.D75]&amp;[Sheet1.E75]=&quot;PASSPASSPASSFAIL&quot;; &quot;FAIL&quot;; &quot;&quot;)">
            <text:p/>
          </table:table-cell>
          <table:table-cell table:formula="of:=IF([Sheet1.B75]&amp;[Sheet1.C75]&amp;[Sheet1.F75]&amp;[Sheet1.G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] = &quot;PASS&quot;; 1; 0) ; IF ([.J75] = &quot;FAIL&quot;; 1; 0)) ; [.A75] ; &quot;&quot;)">
            <text:p/>
          </table:table-cell>
          <table:table-cell table:formula="of:= IF( AND( IF([.H75] = &quot;FAIL&quot;; 1; 0) ; IF([.I75] = &quot;&quot;;  1 ; 0); IF([.J75] = &quot;FAIL&quot;; 1; 0) ) ; [.A7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s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]&amp;[Sheet1.C76]&amp;[Sheet1.D76]&amp;[Sheet1.E76]=&quot;PASSPASSPASSFAIL&quot;; &quot;FAIL&quot;; &quot;&quot;)">
            <text:p/>
          </table:table-cell>
          <table:table-cell table:formula="of:=IF([Sheet1.B76]&amp;[Sheet1.C76]&amp;[Sheet1.F76]&amp;[Sheet1.G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] = &quot;PASS&quot;; 1; 0) ; IF ([.J76] = &quot;FAIL&quot;; 1; 0)) ; [.A76] ; &quot;&quot;)">
            <text:p/>
          </table:table-cell>
          <table:table-cell table:formula="of:= IF( AND( IF([.H76] = &quot;FAIL&quot;; 1; 0) ; IF([.I76] = &quot;&quot;;  1 ; 0); IF([.J76] = &quot;FAIL&quot;; 1; 0) ) ; [.A7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]&amp;[Sheet1.C77]&amp;[Sheet1.D77]&amp;[Sheet1.E77]=&quot;PASSPASSPASSFAIL&quot;; &quot;FAIL&quot;; &quot;&quot;)">
            <text:p/>
          </table:table-cell>
          <table:table-cell table:formula="of:=IF([Sheet1.B77]&amp;[Sheet1.C77]&amp;[Sheet1.F77]&amp;[Sheet1.G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] = &quot;PASS&quot;; 1; 0) ; IF ([.J77] = &quot;FAIL&quot;; 1; 0)) ; [.A77] ; &quot;&quot;)">
            <text:p/>
          </table:table-cell>
          <table:table-cell table:formula="of:= IF( AND( IF([.H77] = &quot;FAIL&quot;; 1; 0) ; IF([.I77] = &quot;&quot;;  1 ; 0); IF([.J77] = &quot;FAIL&quot;; 1; 0) ) ; [.A7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s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]&amp;[Sheet1.C78]&amp;[Sheet1.D78]&amp;[Sheet1.E78]=&quot;PASSPASSPASSFAIL&quot;; &quot;FAIL&quot;; &quot;&quot;)">
            <text:p/>
          </table:table-cell>
          <table:table-cell table:formula="of:=IF([Sheet1.B78]&amp;[Sheet1.C78]&amp;[Sheet1.F78]&amp;[Sheet1.G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] = &quot;PASS&quot;; 1; 0) ; IF ([.J78] = &quot;FAIL&quot;; 1; 0)) ; [.A78] ; &quot;&quot;)">
            <text:p/>
          </table:table-cell>
          <table:table-cell table:formula="of:= IF( AND( IF([.H78] = &quot;FAIL&quot;; 1; 0) ; IF([.I78] = &quot;&quot;;  1 ; 0); IF([.J78] = &quot;FAIL&quot;; 1; 0) ) ; [.A7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onfst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]&amp;[Sheet1.C79]&amp;[Sheet1.D79]&amp;[Sheet1.E79]=&quot;PASSPASSPASSFAIL&quot;; &quot;FAIL&quot;; &quot;&quot;)">
            <text:p/>
          </table:table-cell>
          <table:table-cell table:formula="of:=IF([Sheet1.B79]&amp;[Sheet1.C79]&amp;[Sheet1.F79]&amp;[Sheet1.G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] = &quot;PASS&quot;; 1; 0) ; IF ([.J79] = &quot;FAIL&quot;; 1; 0)) ; [.A79] ; &quot;&quot;)">
            <text:p/>
          </table:table-cell>
          <table:table-cell table:formula="of:= IF( AND( IF([.H79] = &quot;FAIL&quot;; 1; 0) ; IF([.I79] = &quot;&quot;;  1 ; 0); IF([.J79] = &quot;FAIL&quot;; 1; 0) ) ; [.A7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onnec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0]&amp;[Sheet1.C80]&amp;[Sheet1.D80]&amp;[Sheet1.E80]=&quot;PASSPASSPASSFAIL&quot;; &quot;FAIL&quot;; &quot;&quot;)" office:value-type="string" office:string-value="FAIL" calcext:value-type="string">
            <text:p>FAIL</text:p>
          </table:table-cell>
          <table:table-cell table:formula="of:=IF([Sheet1.B80]&amp;[Sheet1.C80]&amp;[Sheet1.F80]&amp;[Sheet1.G8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80] = &quot;PASS&quot;; 1; 0) ; IF ([.J80] = &quot;FAIL&quot;; 1; 0)) ; [.A80] ; &quot;&quot;)">
            <text:p/>
          </table:table-cell>
          <table:table-cell table:formula="of:= IF( AND( IF([.H80] = &quot;FAIL&quot;; 1; 0) ; IF([.I80] = &quot;&quot;;  1 ; 0); IF([.J80] = &quot;FAIL&quot;; 1; 0) ) ; [.A8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]&amp;[Sheet1.C81]&amp;[Sheet1.D81]&amp;[Sheet1.E81]=&quot;PASSPASSPASSFAIL&quot;; &quot;FAIL&quot;; &quot;&quot;)">
            <text:p/>
          </table:table-cell>
          <table:table-cell table:formula="of:=IF([Sheet1.B81]&amp;[Sheet1.C81]&amp;[Sheet1.F81]&amp;[Sheet1.G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] = &quot;PASS&quot;; 1; 0) ; IF ([.J81] = &quot;FAIL&quot;; 1; 0)) ; [.A81] ; &quot;&quot;)">
            <text:p/>
          </table:table-cell>
          <table:table-cell table:formula="of:= IF( AND( IF([.H81] = &quot;FAIL&quot;; 1; 0) ; IF([.I81] = &quot;&quot;;  1 ; 0); IF([.J81] = &quot;FAIL&quot;; 1; 0) ) ; [.A8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]&amp;[Sheet1.C82]&amp;[Sheet1.D82]&amp;[Sheet1.E82]=&quot;PASSPASSPASSFAIL&quot;; &quot;FAIL&quot;; &quot;&quot;)">
            <text:p/>
          </table:table-cell>
          <table:table-cell table:formula="of:=IF([Sheet1.B82]&amp;[Sheet1.C82]&amp;[Sheet1.F82]&amp;[Sheet1.G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] = &quot;PASS&quot;; 1; 0) ; IF ([.J82] = &quot;FAIL&quot;; 1; 0)) ; [.A82] ; &quot;&quot;)">
            <text:p/>
          </table:table-cell>
          <table:table-cell table:formula="of:= IF( AND( IF([.H82] = &quot;FAIL&quot;; 1; 0) ; IF([.I82] = &quot;&quot;;  1 ; 0); IF([.J82] = &quot;FAIL&quot;; 1; 0) ) ; [.A8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]&amp;[Sheet1.C83]&amp;[Sheet1.D83]&amp;[Sheet1.E83]=&quot;PASSPASSPASSFAIL&quot;; &quot;FAIL&quot;; &quot;&quot;)">
            <text:p/>
          </table:table-cell>
          <table:table-cell table:formula="of:=IF([Sheet1.B83]&amp;[Sheet1.C83]&amp;[Sheet1.F83]&amp;[Sheet1.G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] = &quot;PASS&quot;; 1; 0) ; IF ([.J83] = &quot;FAIL&quot;; 1; 0)) ; [.A83] ; &quot;&quot;)">
            <text:p/>
          </table:table-cell>
          <table:table-cell table:formula="of:= IF( AND( IF([.H83] = &quot;FAIL&quot;; 1; 0) ; IF([.I83] = &quot;&quot;;  1 ; 0); IF([.J83] = &quot;FAIL&quot;; 1; 0) ) ; [.A8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4]&amp;[Sheet1.C84]&amp;[Sheet1.D84]&amp;[Sheet1.E84]=&quot;PASSPASSPASSFAIL&quot;; &quot;FAIL&quot;; &quot;&quot;)">
            <text:p/>
          </table:table-cell>
          <table:table-cell table:formula="of:=IF([Sheet1.B84]&amp;[Sheet1.C84]&amp;[Sheet1.F84]&amp;[Sheet1.G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] = &quot;PASS&quot;; 1; 0) ; IF ([.J84] = &quot;FAIL&quot;; 1; 0)) ; [.A84] ; &quot;&quot;)">
            <text:p/>
          </table:table-cell>
          <table:table-cell table:formula="of:= IF( AND( IF([.H84] = &quot;FAIL&quot;; 1; 0) ; IF([.I84] = &quot;&quot;;  1 ; 0); IF([.J84] = &quot;FAIL&quot;; 1; 0) ) ; [.A8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]&amp;[Sheet1.C85]&amp;[Sheet1.D85]&amp;[Sheet1.E85]=&quot;PASSPASSPASSFAIL&quot;; &quot;FAIL&quot;; &quot;&quot;)">
            <text:p/>
          </table:table-cell>
          <table:table-cell table:formula="of:=IF([Sheet1.B85]&amp;[Sheet1.C85]&amp;[Sheet1.F85]&amp;[Sheet1.G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] = &quot;PASS&quot;; 1; 0) ; IF ([.J85] = &quot;FAIL&quot;; 1; 0)) ; [.A85] ; &quot;&quot;)">
            <text:p/>
          </table:table-cell>
          <table:table-cell table:formula="of:= IF( AND( IF([.H85] = &quot;FAIL&quot;; 1; 0) ; IF([.I85] = &quot;&quot;;  1 ; 0); IF([.J85] = &quot;FAIL&quot;; 1; 0) ) ; [.A8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6]&amp;[Sheet1.C86]&amp;[Sheet1.D86]&amp;[Sheet1.E86]=&quot;PASSPASSPASSFAIL&quot;; &quot;FAIL&quot;; &quot;&quot;)" office:value-type="string" office:string-value="FAIL" calcext:value-type="string">
            <text:p>FAIL</text:p>
          </table:table-cell>
          <table:table-cell table:formula="of:=IF([Sheet1.B86]&amp;[Sheet1.C86]&amp;[Sheet1.F86]&amp;[Sheet1.G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] = &quot;PASS&quot;; 1; 0) ; IF ([.J86] = &quot;FAIL&quot;; 1; 0)) ; [.A86] ; &quot;&quot;)">
            <text:p/>
          </table:table-cell>
          <table:table-cell table:formula="of:= IF( AND( IF([.H86] = &quot;FAIL&quot;; 1; 0) ; IF([.I86] = &quot;&quot;;  1 ; 0); IF([.J86] = &quot;FAIL&quot;; 1; 0) ) ; [.A8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]&amp;[Sheet1.C87]&amp;[Sheet1.D87]&amp;[Sheet1.E87]=&quot;PASSPASSPASSFAIL&quot;; &quot;FAIL&quot;; &quot;&quot;)">
            <text:p/>
          </table:table-cell>
          <table:table-cell table:formula="of:=IF([Sheet1.B87]&amp;[Sheet1.C87]&amp;[Sheet1.F87]&amp;[Sheet1.G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] = &quot;PASS&quot;; 1; 0) ; IF ([.J87] = &quot;FAIL&quot;; 1; 0)) ; [.A87] ; &quot;&quot;)">
            <text:p/>
          </table:table-cell>
          <table:table-cell table:formula="of:= IF( AND( IF([.H87] = &quot;FAIL&quot;; 1; 0) ; IF([.I87] = &quot;&quot;;  1 ; 0); IF([.J87] = &quot;FAIL&quot;; 1; 0) ) ; [.A8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lete_module01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88]&amp;[Sheet1.C88]&amp;[Sheet1.D88]&amp;[Sheet1.E88]=&quot;PASSPASSPASSFAIL&quot;; &quot;FAIL&quot;; &quot;&quot;)">
            <text:p/>
          </table:table-cell>
          <table:table-cell table:formula="of:=IF([Sheet1.B88]&amp;[Sheet1.C88]&amp;[Sheet1.F88]&amp;[Sheet1.G8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8] = &quot;PASS&quot;; 1; 0) ; IF ([.J88] = &quot;FAIL&quot;; 1; 0)) ; [.A88] ; &quot;&quot;)">
            <text:p/>
          </table:table-cell>
          <table:table-cell table:formula="of:= IF( AND( IF([.H88] = &quot;FAIL&quot;; 1; 0) ; IF([.I88] = &quot;&quot;;  1 ; 0); IF([.J88] = &quot;FAIL&quot;; 1; 0) ) ; [.A8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lete_modul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9]&amp;[Sheet1.C89]&amp;[Sheet1.D89]&amp;[Sheet1.E89]=&quot;PASSPASSPASSFAIL&quot;; &quot;FAIL&quot;; &quot;&quot;)">
            <text:p/>
          </table:table-cell>
          <table:table-cell table:formula="of:=IF([Sheet1.B89]&amp;[Sheet1.C89]&amp;[Sheet1.F89]&amp;[Sheet1.G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] = &quot;PASS&quot;; 1; 0) ; IF ([.J89] = &quot;FAIL&quot;; 1; 0)) ; [.A89] ; &quot;&quot;)">
            <text:p/>
          </table:table-cell>
          <table:table-cell table:formula="of:= IF( AND( IF([.H89] = &quot;FAIL&quot;; 1; 0) ; IF([.I89] = &quot;&quot;;  1 ; 0); IF([.J89] = &quot;FAIL&quot;; 1; 0) ) ; [.A8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lete_module03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90]&amp;[Sheet1.C90]&amp;[Sheet1.D90]&amp;[Sheet1.E90]=&quot;PASSPASSPASSFAIL&quot;; &quot;FAIL&quot;; &quot;&quot;)">
            <text:p/>
          </table:table-cell>
          <table:table-cell table:formula="of:=IF([Sheet1.B90]&amp;[Sheet1.C90]&amp;[Sheet1.F90]&amp;[Sheet1.G9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0] = &quot;PASS&quot;; 1; 0) ; IF ([.J90] = &quot;FAIL&quot;; 1; 0)) ; [.A90] ; &quot;&quot;)">
            <text:p/>
          </table:table-cell>
          <table:table-cell table:formula="of:= IF( AND( IF([.H90] = &quot;FAIL&quot;; 1; 0) ; IF([.I90] = &quot;&quot;;  1 ; 0); IF([.J90] = &quot;FAIL&quot;; 1; 0) ) ; [.A9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]&amp;[Sheet1.C91]&amp;[Sheet1.D91]&amp;[Sheet1.E91]=&quot;PASSPASSPASSFAIL&quot;; &quot;FAIL&quot;; &quot;&quot;)">
            <text:p/>
          </table:table-cell>
          <table:table-cell table:formula="of:=IF([Sheet1.B91]&amp;[Sheet1.C91]&amp;[Sheet1.F91]&amp;[Sheet1.G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] = &quot;PASS&quot;; 1; 0) ; IF ([.J91] = &quot;FAIL&quot;; 1; 0)) ; [.A91] ; &quot;&quot;)">
            <text:p/>
          </table:table-cell>
          <table:table-cell table:formula="of:= IF( AND( IF([.H91] = &quot;FAIL&quot;; 1; 0) ; IF([.I91] = &quot;&quot;;  1 ; 0); IF([.J91] = &quot;FAIL&quot;; 1; 0) ) ; [.A9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]&amp;[Sheet1.C92]&amp;[Sheet1.D92]&amp;[Sheet1.E92]=&quot;PASSPASSPASSFAIL&quot;; &quot;FAIL&quot;; &quot;&quot;)">
            <text:p/>
          </table:table-cell>
          <table:table-cell table:formula="of:=IF([Sheet1.B92]&amp;[Sheet1.C92]&amp;[Sheet1.F92]&amp;[Sheet1.G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] = &quot;PASS&quot;; 1; 0) ; IF ([.J92] = &quot;FAIL&quot;; 1; 0)) ; [.A92] ; &quot;&quot;)">
            <text:p/>
          </table:table-cell>
          <table:table-cell table:formula="of:= IF( AND( IF([.H92] = &quot;FAIL&quot;; 1; 0) ; IF([.I92] = &quot;&quot;;  1 ; 0); IF([.J92] = &quot;FAIL&quot;; 1; 0) ) ; [.A9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]&amp;[Sheet1.C93]&amp;[Sheet1.D93]&amp;[Sheet1.E93]=&quot;PASSPASSPASSFAIL&quot;; &quot;FAIL&quot;; &quot;&quot;)">
            <text:p/>
          </table:table-cell>
          <table:table-cell table:formula="of:=IF([Sheet1.B93]&amp;[Sheet1.C93]&amp;[Sheet1.F93]&amp;[Sheet1.G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] = &quot;PASS&quot;; 1; 0) ; IF ([.J93] = &quot;FAIL&quot;; 1; 0)) ; [.A93] ; &quot;&quot;)">
            <text:p/>
          </table:table-cell>
          <table:table-cell table:formula="of:= IF( AND( IF([.H93] = &quot;FAIL&quot;; 1; 0) ; IF([.I93] = &quot;&quot;;  1 ; 0); IF([.J93] = &quot;FAIL&quot;; 1; 0) ) ; [.A9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]&amp;[Sheet1.C94]&amp;[Sheet1.D94]&amp;[Sheet1.E94]=&quot;PASSPASSPASSFAIL&quot;; &quot;FAIL&quot;; &quot;&quot;)">
            <text:p/>
          </table:table-cell>
          <table:table-cell table:formula="of:=IF([Sheet1.B94]&amp;[Sheet1.C94]&amp;[Sheet1.F94]&amp;[Sheet1.G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] = &quot;PASS&quot;; 1; 0) ; IF ([.J94] = &quot;FAIL&quot;; 1; 0)) ; [.A94] ; &quot;&quot;)">
            <text:p/>
          </table:table-cell>
          <table:table-cell table:formula="of:= IF( AND( IF([.H94] = &quot;FAIL&quot;; 1; 0) ; IF([.I94] = &quot;&quot;;  1 ; 0); IF([.J94] = &quot;FAIL&quot;; 1; 0) ) ; [.A9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]&amp;[Sheet1.C95]&amp;[Sheet1.D95]&amp;[Sheet1.E95]=&quot;PASSPASSPASSFAIL&quot;; &quot;FAIL&quot;; &quot;&quot;)">
            <text:p/>
          </table:table-cell>
          <table:table-cell table:formula="of:=IF([Sheet1.B95]&amp;[Sheet1.C95]&amp;[Sheet1.F95]&amp;[Sheet1.G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] = &quot;PASS&quot;; 1; 0) ; IF ([.J95] = &quot;FAIL&quot;; 1; 0)) ; [.A95] ; &quot;&quot;)">
            <text:p/>
          </table:table-cell>
          <table:table-cell table:formula="of:= IF( AND( IF([.H95] = &quot;FAIL&quot;; 1; 0) ; IF([.I95] = &quot;&quot;;  1 ; 0); IF([.J95] = &quot;FAIL&quot;; 1; 0) ) ; [.A9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]&amp;[Sheet1.C96]&amp;[Sheet1.D96]&amp;[Sheet1.E96]=&quot;PASSPASSPASSFAIL&quot;; &quot;FAIL&quot;; &quot;&quot;)">
            <text:p/>
          </table:table-cell>
          <table:table-cell table:formula="of:=IF([Sheet1.B96]&amp;[Sheet1.C96]&amp;[Sheet1.F96]&amp;[Sheet1.G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] = &quot;PASS&quot;; 1; 0) ; IF ([.J96] = &quot;FAIL&quot;; 1; 0)) ; [.A96] ; &quot;&quot;)">
            <text:p/>
          </table:table-cell>
          <table:table-cell table:formula="of:= IF( AND( IF([.H96] = &quot;FAIL&quot;; 1; 0) ; IF([.I96] = &quot;&quot;;  1 ; 0); IF([.J96] = &quot;FAIL&quot;; 1; 0) ) ; [.A9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]&amp;[Sheet1.C97]&amp;[Sheet1.D97]&amp;[Sheet1.E97]=&quot;PASSPASSPASSFAIL&quot;; &quot;FAIL&quot;; &quot;&quot;)">
            <text:p/>
          </table:table-cell>
          <table:table-cell table:formula="of:=IF([Sheet1.B97]&amp;[Sheet1.C97]&amp;[Sheet1.F97]&amp;[Sheet1.G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] = &quot;PASS&quot;; 1; 0) ; IF ([.J97] = &quot;FAIL&quot;; 1; 0)) ; [.A97] ; &quot;&quot;)">
            <text:p/>
          </table:table-cell>
          <table:table-cell table:formula="of:= IF( AND( IF([.H97] = &quot;FAIL&quot;; 1; 0) ; IF([.I97] = &quot;&quot;;  1 ; 0); IF([.J97] = &quot;FAIL&quot;; 1; 0) ) ; [.A9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8]&amp;[Sheet1.C98]&amp;[Sheet1.D98]&amp;[Sheet1.E98]=&quot;PASSPASSPASSFAIL&quot;; &quot;FAIL&quot;; &quot;&quot;)">
            <text:p/>
          </table:table-cell>
          <table:table-cell table:formula="of:=IF([Sheet1.B98]&amp;[Sheet1.C98]&amp;[Sheet1.F98]&amp;[Sheet1.G9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8] = &quot;PASS&quot;; 1; 0) ; IF ([.J98] = &quot;FAIL&quot;; 1; 0)) ; [.A98] ; &quot;&quot;)">
            <text:p/>
          </table:table-cell>
          <table:table-cell table:formula="of:= IF( AND( IF([.H98] = &quot;FAIL&quot;; 1; 0) ; IF([.I98] = &quot;&quot;;  1 ; 0); IF([.J98] = &quot;FAIL&quot;; 1; 0) ) ; [.A9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]&amp;[Sheet1.C99]&amp;[Sheet1.D99]&amp;[Sheet1.E99]=&quot;PASSPASSPASSFAIL&quot;; &quot;FAIL&quot;; &quot;&quot;)">
            <text:p/>
          </table:table-cell>
          <table:table-cell table:formula="of:=IF([Sheet1.B99]&amp;[Sheet1.C99]&amp;[Sheet1.F99]&amp;[Sheet1.G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] = &quot;PASS&quot;; 1; 0) ; IF ([.J99] = &quot;FAIL&quot;; 1; 0)) ; [.A99] ; &quot;&quot;)">
            <text:p/>
          </table:table-cell>
          <table:table-cell table:formula="of:= IF( AND( IF([.H99] = &quot;FAIL&quot;; 1; 0) ; IF([.I99] = &quot;&quot;;  1 ; 0); IF([.J99] = &quot;FAIL&quot;; 1; 0) ) ; [.A9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]&amp;[Sheet1.C100]&amp;[Sheet1.D100]&amp;[Sheet1.E100]=&quot;PASSPASSPASSFAIL&quot;; &quot;FAIL&quot;; &quot;&quot;)">
            <text:p/>
          </table:table-cell>
          <table:table-cell table:formula="of:=IF([Sheet1.B100]&amp;[Sheet1.C100]&amp;[Sheet1.F100]&amp;[Sheet1.G1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] = &quot;PASS&quot;; 1; 0) ; IF ([.J100] = &quot;FAIL&quot;; 1; 0)) ; [.A100] ; &quot;&quot;)">
            <text:p/>
          </table:table-cell>
          <table:table-cell table:formula="of:= IF( AND( IF([.H100] = &quot;FAIL&quot;; 1; 0) ; IF([.I100] = &quot;&quot;;  1 ; 0); IF([.J100] = &quot;FAIL&quot;; 1; 0) ) ; [.A10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]&amp;[Sheet1.C101]&amp;[Sheet1.D101]&amp;[Sheet1.E101]=&quot;PASSPASSPASSFAIL&quot;; &quot;FAIL&quot;; &quot;&quot;)">
            <text:p/>
          </table:table-cell>
          <table:table-cell table:formula="of:=IF([Sheet1.B101]&amp;[Sheet1.C101]&amp;[Sheet1.F101]&amp;[Sheet1.G1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] = &quot;PASS&quot;; 1; 0) ; IF ([.J101] = &quot;FAIL&quot;; 1; 0)) ; [.A101] ; &quot;&quot;)">
            <text:p/>
          </table:table-cell>
          <table:table-cell table:formula="of:= IF( AND( IF([.H101] = &quot;FAIL&quot;; 1; 0) ; IF([.I101] = &quot;&quot;;  1 ; 0); IF([.J101] = &quot;FAIL&quot;; 1; 0) ) ; [.A10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]&amp;[Sheet1.C102]&amp;[Sheet1.D102]&amp;[Sheet1.E102]=&quot;PASSPASSPASSFAIL&quot;; &quot;FAIL&quot;; &quot;&quot;)">
            <text:p/>
          </table:table-cell>
          <table:table-cell table:formula="of:=IF([Sheet1.B102]&amp;[Sheet1.C102]&amp;[Sheet1.F102]&amp;[Sheet1.G1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] = &quot;PASS&quot;; 1; 0) ; IF ([.J102] = &quot;FAIL&quot;; 1; 0)) ; [.A102] ; &quot;&quot;)">
            <text:p/>
          </table:table-cell>
          <table:table-cell table:formula="of:= IF( AND( IF([.H102] = &quot;FAIL&quot;; 1; 0) ; IF([.I102] = &quot;&quot;;  1 ; 0); IF([.J102] = &quot;FAIL&quot;; 1; 0) ) ; [.A10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3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3]&amp;[Sheet1.C103]&amp;[Sheet1.D103]&amp;[Sheet1.E103]=&quot;PASSPASSPASSFAIL&quot;; &quot;FAIL&quot;; &quot;&quot;)">
            <text:p/>
          </table:table-cell>
          <table:table-cell table:formula="of:=IF([Sheet1.B103]&amp;[Sheet1.C103]&amp;[Sheet1.F103]&amp;[Sheet1.G10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3] = &quot;PASS&quot;; 1; 0) ; IF ([.J103] = &quot;FAIL&quot;; 1; 0)) ; [.A103] ; &quot;&quot;)">
            <text:p/>
          </table:table-cell>
          <table:table-cell table:formula="of:= IF( AND( IF([.H103] = &quot;FAIL&quot;; 1; 0) ; IF([.I103] = &quot;&quot;;  1 ; 0); IF([.J103] = &quot;FAIL&quot;; 1; 0) ) ; [.A10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3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4]&amp;[Sheet1.C104]&amp;[Sheet1.D104]&amp;[Sheet1.E104]=&quot;PASSPASSPASSFAIL&quot;; &quot;FAIL&quot;; &quot;&quot;)">
            <text:p/>
          </table:table-cell>
          <table:table-cell table:formula="of:=IF([Sheet1.B104]&amp;[Sheet1.C104]&amp;[Sheet1.F104]&amp;[Sheet1.G10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] = &quot;PASS&quot;; 1; 0) ; IF ([.J104] = &quot;FAIL&quot;; 1; 0)) ; [.A104] ; &quot;&quot;)">
            <text:p/>
          </table:table-cell>
          <table:table-cell table:formula="of:= IF( AND( IF([.H104] = &quot;FAIL&quot;; 1; 0) ; IF([.I104] = &quot;&quot;;  1 ; 0); IF([.J104] = &quot;FAIL&quot;; 1; 0) ) ; [.A10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create1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]&amp;[Sheet1.C105]&amp;[Sheet1.D105]&amp;[Sheet1.E105]=&quot;PASSPASSPASSFAIL&quot;; &quot;FAIL&quot;; &quot;&quot;)">
            <text:p/>
          </table:table-cell>
          <table:table-cell table:formula="of:=IF([Sheet1.B105]&amp;[Sheet1.C105]&amp;[Sheet1.F105]&amp;[Sheet1.G10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5] = &quot;PASS&quot;; 1; 0) ; IF ([.J105] = &quot;FAIL&quot;; 1; 0)) ; [.A105] ; &quot;&quot;)">
            <text:p/>
          </table:table-cell>
          <table:table-cell table:formula="of:= IF( AND( IF([.H105] = &quot;FAIL&quot;; 1; 0) ; IF([.I105] = &quot;&quot;;  1 ; 0); IF([.J105] = &quot;FAIL&quot;; 1; 0) ) ; [.A10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]&amp;[Sheet1.C106]&amp;[Sheet1.D106]&amp;[Sheet1.E106]=&quot;PASSPASSPASSFAIL&quot;; &quot;FAIL&quot;; &quot;&quot;)">
            <text:p/>
          </table:table-cell>
          <table:table-cell table:formula="of:=IF([Sheet1.B106]&amp;[Sheet1.C106]&amp;[Sheet1.F106]&amp;[Sheet1.G1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] = &quot;PASS&quot;; 1; 0) ; IF ([.J106] = &quot;FAIL&quot;; 1; 0)) ; [.A106] ; &quot;&quot;)">
            <text:p/>
          </table:table-cell>
          <table:table-cell table:formula="of:= IF( AND( IF([.H106] = &quot;FAIL&quot;; 1; 0) ; IF([.I106] = &quot;&quot;;  1 ; 0); IF([.J106] = &quot;FAIL&quot;; 1; 0) ) ; [.A10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]&amp;[Sheet1.C107]&amp;[Sheet1.D107]&amp;[Sheet1.E107]=&quot;PASSPASSPASSFAIL&quot;; &quot;FAIL&quot;; &quot;&quot;)">
            <text:p/>
          </table:table-cell>
          <table:table-cell table:formula="of:=IF([Sheet1.B107]&amp;[Sheet1.C107]&amp;[Sheet1.F107]&amp;[Sheet1.G1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] = &quot;PASS&quot;; 1; 0) ; IF ([.J107] = &quot;FAIL&quot;; 1; 0)) ; [.A107] ; &quot;&quot;)">
            <text:p/>
          </table:table-cell>
          <table:table-cell table:formula="of:= IF( AND( IF([.H107] = &quot;FAIL&quot;; 1; 0) ; IF([.I107] = &quot;&quot;;  1 ; 0); IF([.J107] = &quot;FAIL&quot;; 1; 0) ) ; [.A10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]&amp;[Sheet1.C108]&amp;[Sheet1.D108]&amp;[Sheet1.E108]=&quot;PASSPASSPASSFAIL&quot;; &quot;FAIL&quot;; &quot;&quot;)">
            <text:p/>
          </table:table-cell>
          <table:table-cell table:formula="of:=IF([Sheet1.B108]&amp;[Sheet1.C108]&amp;[Sheet1.F108]&amp;[Sheet1.G1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] = &quot;PASS&quot;; 1; 0) ; IF ([.J108] = &quot;FAIL&quot;; 1; 0)) ; [.A108] ; &quot;&quot;)">
            <text:p/>
          </table:table-cell>
          <table:table-cell table:formula="of:= IF( AND( IF([.H108] = &quot;FAIL&quot;; 1; 0) ; IF([.I108] = &quot;&quot;;  1 ; 0); IF([.J108] = &quot;FAIL&quot;; 1; 0) ) ; [.A10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]&amp;[Sheet1.C109]&amp;[Sheet1.D109]&amp;[Sheet1.E109]=&quot;PASSPASSPASSFAIL&quot;; &quot;FAIL&quot;; &quot;&quot;)">
            <text:p/>
          </table:table-cell>
          <table:table-cell table:formula="of:=IF([Sheet1.B109]&amp;[Sheet1.C109]&amp;[Sheet1.F109]&amp;[Sheet1.G1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] = &quot;PASS&quot;; 1; 0) ; IF ([.J109] = &quot;FAIL&quot;; 1; 0)) ; [.A109] ; &quot;&quot;)">
            <text:p/>
          </table:table-cell>
          <table:table-cell table:formula="of:= IF( AND( IF([.H109] = &quot;FAIL&quot;; 1; 0) ; IF([.I109] = &quot;&quot;;  1 ; 0); IF([.J109] = &quot;FAIL&quot;; 1; 0) ) ; [.A10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wait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10]&amp;[Sheet1.C110]&amp;[Sheet1.D110]&amp;[Sheet1.E110]=&quot;PASSPASSPASSFAIL&quot;; &quot;FAIL&quot;; &quot;&quot;)">
            <text:p/>
          </table:table-cell>
          <table:table-cell table:formula="of:=IF([Sheet1.B110]&amp;[Sheet1.C110]&amp;[Sheet1.F110]&amp;[Sheet1.G1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] = &quot;PASS&quot;; 1; 0) ; IF ([.J110] = &quot;FAIL&quot;; 1; 0)) ; [.A110] ; &quot;&quot;)">
            <text:p/>
          </table:table-cell>
          <table:table-cell table:formula="of:= IF( AND( IF([.H110] = &quot;FAIL&quot;; 1; 0) ; IF([.I110] = &quot;&quot;;  1 ; 0); IF([.J110] = &quot;FAIL&quot;; 1; 0) ) ; [.A11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wai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]&amp;[Sheet1.C111]&amp;[Sheet1.D111]&amp;[Sheet1.E111]=&quot;PASSPASSPASSFAIL&quot;; &quot;FAIL&quot;; &quot;&quot;)">
            <text:p/>
          </table:table-cell>
          <table:table-cell table:formula="of:=IF([Sheet1.B111]&amp;[Sheet1.C111]&amp;[Sheet1.F111]&amp;[Sheet1.G1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] = &quot;PASS&quot;; 1; 0) ; IF ([.J111] = &quot;FAIL&quot;; 1; 0)) ; [.A111] ; &quot;&quot;)">
            <text:p/>
          </table:table-cell>
          <table:table-cell table:formula="of:= IF( AND( IF([.H111] = &quot;FAIL&quot;; 1; 0) ; IF([.I111] = &quot;&quot;;  1 ; 0); IF([.J111] = &quot;FAIL&quot;; 1; 0) ) ; [.A11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p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2]&amp;[Sheet1.C112]&amp;[Sheet1.D112]&amp;[Sheet1.E112]=&quot;PASSPASSPASSFAIL&quot;; &quot;FAIL&quot;; &quot;&quot;)">
            <text:p/>
          </table:table-cell>
          <table:table-cell table:formula="of:=IF([Sheet1.B112]&amp;[Sheet1.C112]&amp;[Sheet1.F112]&amp;[Sheet1.G1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2] = &quot;PASS&quot;; 1; 0) ; IF ([.J112] = &quot;FAIL&quot;; 1; 0)) ; [.A112] ; &quot;&quot;)">
            <text:p/>
          </table:table-cell>
          <table:table-cell table:formula="of:= IF( AND( IF([.H112] = &quot;FAIL&quot;; 1; 0) ; IF([.I112] = &quot;&quot;;  1 ; 0); IF([.J112] = &quot;FAIL&quot;; 1; 0) ) ; [.A11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13]&amp;[Sheet1.C113]&amp;[Sheet1.D113]&amp;[Sheet1.E113]=&quot;PASSPASSPASSFAIL&quot;; &quot;FAIL&quot;; &quot;&quot;)">
            <text:p/>
          </table:table-cell>
          <table:table-cell table:formula="of:=IF([Sheet1.B113]&amp;[Sheet1.C113]&amp;[Sheet1.F113]&amp;[Sheet1.G1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3] = &quot;PASS&quot;; 1; 0) ; IF ([.J113] = &quot;FAIL&quot;; 1; 0)) ; [.A113] ; &quot;&quot;)">
            <text:p/>
          </table:table-cell>
          <table:table-cell table:formula="of:= IF( AND( IF([.H113] = &quot;FAIL&quot;; 1; 0) ; IF([.I113] = &quot;&quot;;  1 ; 0); IF([.J113] = &quot;FAIL&quot;; 1; 0) ) ; [.A11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2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]&amp;[Sheet1.C114]&amp;[Sheet1.D114]&amp;[Sheet1.E114]=&quot;PASSPASSPASSFAIL&quot;; &quot;FAIL&quot;; &quot;&quot;)">
            <text:p/>
          </table:table-cell>
          <table:table-cell table:formula="of:=IF([Sheet1.B114]&amp;[Sheet1.C114]&amp;[Sheet1.F114]&amp;[Sheet1.G1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] = &quot;PASS&quot;; 1; 0) ; IF ([.J114] = &quot;FAIL&quot;; 1; 0)) ; [.A114] ; &quot;&quot;)">
            <text:p/>
          </table:table-cell>
          <table:table-cell table:formula="of:= IF( AND( IF([.H114] = &quot;FAIL&quot;; 1; 0) ; IF([.I114] = &quot;&quot;;  1 ; 0); IF([.J114] = &quot;FAIL&quot;; 1; 0) ) ; [.A11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2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]&amp;[Sheet1.C115]&amp;[Sheet1.D115]&amp;[Sheet1.E115]=&quot;PASSPASSPASSFAIL&quot;; &quot;FAIL&quot;; &quot;&quot;)">
            <text:p/>
          </table:table-cell>
          <table:table-cell table:formula="of:=IF([Sheet1.B115]&amp;[Sheet1.C115]&amp;[Sheet1.F115]&amp;[Sheet1.G1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] = &quot;PASS&quot;; 1; 0) ; IF ([.J115] = &quot;FAIL&quot;; 1; 0)) ; [.A115] ; &quot;&quot;)">
            <text:p/>
          </table:table-cell>
          <table:table-cell table:formula="of:= IF( AND( IF([.H115] = &quot;FAIL&quot;; 1; 0) ; IF([.I115] = &quot;&quot;;  1 ; 0); IF([.J115] = &quot;FAIL&quot;; 1; 0) ) ; [.A11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2_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]&amp;[Sheet1.C116]&amp;[Sheet1.D116]&amp;[Sheet1.E116]=&quot;PASSPASSPASSFAIL&quot;; &quot;FAIL&quot;; &quot;&quot;)">
            <text:p/>
          </table:table-cell>
          <table:table-cell table:formula="of:=IF([Sheet1.B116]&amp;[Sheet1.C116]&amp;[Sheet1.F116]&amp;[Sheet1.G1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] = &quot;PASS&quot;; 1; 0) ; IF ([.J116] = &quot;FAIL&quot;; 1; 0)) ; [.A116] ; &quot;&quot;)">
            <text:p/>
          </table:table-cell>
          <table:table-cell table:formula="of:= IF( AND( IF([.H116] = &quot;FAIL&quot;; 1; 0) ; IF([.I116] = &quot;&quot;;  1 ; 0); IF([.J116] = &quot;FAIL&quot;; 1; 0) ) ; [.A11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]&amp;[Sheet1.C117]&amp;[Sheet1.D117]&amp;[Sheet1.E117]=&quot;PASSPASSPASSFAIL&quot;; &quot;FAIL&quot;; &quot;&quot;)">
            <text:p/>
          </table:table-cell>
          <table:table-cell table:formula="of:=IF([Sheet1.B117]&amp;[Sheet1.C117]&amp;[Sheet1.F117]&amp;[Sheet1.G1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] = &quot;PASS&quot;; 1; 0) ; IF ([.J117] = &quot;FAIL&quot;; 1; 0)) ; [.A117] ; &quot;&quot;)">
            <text:p/>
          </table:table-cell>
          <table:table-cell table:formula="of:= IF( AND( IF([.H117] = &quot;FAIL&quot;; 1; 0) ; IF([.I117] = &quot;&quot;;  1 ; 0); IF([.J117] = &quot;FAIL&quot;; 1; 0) ) ; [.A11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l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8]&amp;[Sheet1.C118]&amp;[Sheet1.D118]&amp;[Sheet1.E118]=&quot;PASSPASSPASSFAIL&quot;; &quot;FAIL&quot;; &quot;&quot;)">
            <text:p/>
          </table:table-cell>
          <table:table-cell table:formula="of:=IF([Sheet1.B118]&amp;[Sheet1.C118]&amp;[Sheet1.F118]&amp;[Sheet1.G1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] = &quot;PASS&quot;; 1; 0) ; IF ([.J118] = &quot;FAIL&quot;; 1; 0)) ; [.A118] ; &quot;&quot;)">
            <text:p/>
          </table:table-cell>
          <table:table-cell table:formula="of:= IF( AND( IF([.H118] = &quot;FAIL&quot;; 1; 0) ; IF([.I118] = &quot;&quot;;  1 ; 0); IF([.J118] = &quot;FAIL&quot;; 1; 0) ) ; [.A11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l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9]&amp;[Sheet1.C119]&amp;[Sheet1.D119]&amp;[Sheet1.E119]=&quot;PASSPASSPASSFAIL&quot;; &quot;FAIL&quot;; &quot;&quot;)">
            <text:p/>
          </table:table-cell>
          <table:table-cell table:formula="of:=IF([Sheet1.B119]&amp;[Sheet1.C119]&amp;[Sheet1.F119]&amp;[Sheet1.G1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9] = &quot;PASS&quot;; 1; 0) ; IF ([.J119] = &quot;FAIL&quot;; 1; 0)) ; [.A119] ; &quot;&quot;)">
            <text:p/>
          </table:table-cell>
          <table:table-cell table:formula="of:= IF( AND( IF([.H119] = &quot;FAIL&quot;; 1; 0) ; IF([.I119] = &quot;&quot;;  1 ; 0); IF([.J119] = &quot;FAIL&quot;; 1; 0) ) ; [.A11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0]&amp;[Sheet1.C120]&amp;[Sheet1.D120]&amp;[Sheet1.E120]=&quot;PASSPASSPASSFAIL&quot;; &quot;FAIL&quot;; &quot;&quot;)">
            <text:p/>
          </table:table-cell>
          <table:table-cell table:formula="of:=IF([Sheet1.B120]&amp;[Sheet1.C120]&amp;[Sheet1.F120]&amp;[Sheet1.G1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0] = &quot;PASS&quot;; 1; 0) ; IF ([.J120] = &quot;FAIL&quot;; 1; 0)) ; [.A120] ; &quot;&quot;)">
            <text:p/>
          </table:table-cell>
          <table:table-cell table:formula="of:= IF( AND( IF([.H120] = &quot;FAIL&quot;; 1; 0) ; IF([.I120] = &quot;&quot;;  1 ; 0); IF([.J120] = &quot;FAIL&quot;; 1; 0) ) ; [.A12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1]&amp;[Sheet1.C121]&amp;[Sheet1.D121]&amp;[Sheet1.E121]=&quot;PASSPASSPASSFAIL&quot;; &quot;FAIL&quot;; &quot;&quot;)">
            <text:p/>
          </table:table-cell>
          <table:table-cell table:formula="of:=IF([Sheet1.B121]&amp;[Sheet1.C121]&amp;[Sheet1.F121]&amp;[Sheet1.G1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1] = &quot;PASS&quot;; 1; 0) ; IF ([.J121] = &quot;FAIL&quot;; 1; 0)) ; [.A121] ; &quot;&quot;)">
            <text:p/>
          </table:table-cell>
          <table:table-cell table:formula="of:= IF( AND( IF([.H121] = &quot;FAIL&quot;; 1; 0) ; IF([.I121] = &quot;&quot;;  1 ; 0); IF([.J121] = &quot;FAIL&quot;; 1; 0) ) ; [.A12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2]&amp;[Sheet1.C122]&amp;[Sheet1.D122]&amp;[Sheet1.E122]=&quot;PASSPASSPASSFAIL&quot;; &quot;FAIL&quot;; &quot;&quot;)">
            <text:p/>
          </table:table-cell>
          <table:table-cell table:formula="of:=IF([Sheet1.B122]&amp;[Sheet1.C122]&amp;[Sheet1.F122]&amp;[Sheet1.G1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2] = &quot;PASS&quot;; 1; 0) ; IF ([.J122] = &quot;FAIL&quot;; 1; 0)) ; [.A122] ; &quot;&quot;)">
            <text:p/>
          </table:table-cell>
          <table:table-cell table:formula="of:= IF( AND( IF([.H122] = &quot;FAIL&quot;; 1; 0) ; IF([.I122] = &quot;&quot;;  1 ; 0); IF([.J122] = &quot;FAIL&quot;; 1; 0) ) ; [.A12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3]&amp;[Sheet1.C123]&amp;[Sheet1.D123]&amp;[Sheet1.E123]=&quot;PASSPASSPASSFAIL&quot;; &quot;FAIL&quot;; &quot;&quot;)">
            <text:p/>
          </table:table-cell>
          <table:table-cell table:formula="of:=IF([Sheet1.B123]&amp;[Sheet1.C123]&amp;[Sheet1.F123]&amp;[Sheet1.G1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3] = &quot;PASS&quot;; 1; 0) ; IF ([.J123] = &quot;FAIL&quot;; 1; 0)) ; [.A123] ; &quot;&quot;)">
            <text:p/>
          </table:table-cell>
          <table:table-cell table:formula="of:= IF( AND( IF([.H123] = &quot;FAIL&quot;; 1; 0) ; IF([.I123] = &quot;&quot;;  1 ; 0); IF([.J123] = &quot;FAIL&quot;; 1; 0) ) ; [.A12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24]&amp;[Sheet1.C124]&amp;[Sheet1.D124]&amp;[Sheet1.E124]=&quot;PASSPASSPASSFAIL&quot;; &quot;FAIL&quot;; &quot;&quot;)">
            <text:p/>
          </table:table-cell>
          <table:table-cell table:formula="of:=IF([Sheet1.B124]&amp;[Sheet1.C124]&amp;[Sheet1.F124]&amp;[Sheet1.G1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24] = &quot;PASS&quot;; 1; 0) ; IF ([.J124] = &quot;FAIL&quot;; 1; 0)) ; [.A124] ; &quot;&quot;)">
            <text:p/>
          </table:table-cell>
          <table:table-cell table:formula="of:= IF( AND( IF([.H124] = &quot;FAIL&quot;; 1; 0) ; IF([.I124] = &quot;&quot;;  1 ; 0); IF([.J124] = &quot;FAIL&quot;; 1; 0) ) ; [.A12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25]&amp;[Sheet1.C125]&amp;[Sheet1.D125]&amp;[Sheet1.E125]=&quot;PASSPASSPASSFAIL&quot;; &quot;FAIL&quot;; &quot;&quot;)" office:value-type="string" office:string-value="FAIL" calcext:value-type="string">
            <text:p>FAIL</text:p>
          </table:table-cell>
          <table:table-cell table:formula="of:=IF([Sheet1.B125]&amp;[Sheet1.C125]&amp;[Sheet1.F125]&amp;[Sheet1.G1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5] = &quot;PASS&quot;; 1; 0) ; IF ([.J125] = &quot;FAIL&quot;; 1; 0)) ; [.A125] ; &quot;&quot;)">
            <text:p/>
          </table:table-cell>
          <table:table-cell table:formula="of:= IF( AND( IF([.H125] = &quot;FAIL&quot;; 1; 0) ; IF([.I125] = &quot;&quot;;  1 ; 0); IF([.J125] = &quot;FAIL&quot;; 1; 0) ) ; [.A12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6]&amp;[Sheet1.C126]&amp;[Sheet1.D126]&amp;[Sheet1.E126]=&quot;PASSPASSPASSFAIL&quot;; &quot;FAIL&quot;; &quot;&quot;)">
            <text:p/>
          </table:table-cell>
          <table:table-cell table:formula="of:=IF([Sheet1.B126]&amp;[Sheet1.C126]&amp;[Sheet1.F126]&amp;[Sheet1.G1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6] = &quot;PASS&quot;; 1; 0) ; IF ([.J126] = &quot;FAIL&quot;; 1; 0)) ; [.A126] ; &quot;&quot;)">
            <text:p/>
          </table:table-cell>
          <table:table-cell table:formula="of:= IF( AND( IF([.H126] = &quot;FAIL&quot;; 1; 0) ; IF([.I126] = &quot;&quot;;  1 ; 0); IF([.J126] = &quot;FAIL&quot;; 1; 0) ) ; [.A12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at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27]&amp;[Sheet1.C127]&amp;[Sheet1.D127]&amp;[Sheet1.E127]=&quot;PASSPASSPASSFAIL&quot;; &quot;FAIL&quot;; &quot;&quot;)">
            <text:p/>
          </table:table-cell>
          <table:table-cell table:formula="of:=IF([Sheet1.B127]&amp;[Sheet1.C127]&amp;[Sheet1.F127]&amp;[Sheet1.G12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7] = &quot;PASS&quot;; 1; 0) ; IF ([.J127] = &quot;FAIL&quot;; 1; 0)) ; [.A127] ; &quot;&quot;)">
            <text:p/>
          </table:table-cell>
          <table:table-cell table:formula="of:= IF( AND( IF([.H127] = &quot;FAIL&quot;; 1; 0) ; IF([.I127] = &quot;&quot;;  1 ; 0); IF([.J127] = &quot;FAIL&quot;; 1; 0) ) ; [.A12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at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28]&amp;[Sheet1.C128]&amp;[Sheet1.D128]&amp;[Sheet1.E128]=&quot;PASSPASSPASSFAIL&quot;; &quot;FAIL&quot;; &quot;&quot;)">
            <text:p/>
          </table:table-cell>
          <table:table-cell table:formula="of:=IF([Sheet1.B128]&amp;[Sheet1.C128]&amp;[Sheet1.F128]&amp;[Sheet1.G12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8] = &quot;PASS&quot;; 1; 0) ; IF ([.J128] = &quot;FAIL&quot;; 1; 0)) ; [.A128] ; &quot;&quot;)">
            <text:p/>
          </table:table-cell>
          <table:table-cell table:formula="of:= IF( AND( IF([.H128] = &quot;FAIL&quot;; 1; 0) ; IF([.I128] = &quot;&quot;;  1 ; 0); IF([.J128] = &quot;FAIL&quot;; 1; 0) ) ; [.A12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at03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129]&amp;[Sheet1.C129]&amp;[Sheet1.D129]&amp;[Sheet1.E129]=&quot;PASSPASSPASSFAIL&quot;; &quot;FAIL&quot;; &quot;&quot;)">
            <text:p/>
          </table:table-cell>
          <table:table-cell table:formula="of:=IF([Sheet1.B129]&amp;[Sheet1.C129]&amp;[Sheet1.F129]&amp;[Sheet1.G1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9] = &quot;PASS&quot;; 1; 0) ; IF ([.J129] = &quot;FAIL&quot;; 1; 0)) ; [.A129] ; &quot;&quot;)">
            <text:p/>
          </table:table-cell>
          <table:table-cell table:formula="of:= IF( AND( IF([.H129] = &quot;FAIL&quot;; 1; 0) ; IF([.I129] = &quot;&quot;;  1 ; 0); IF([.J129] = &quot;FAIL&quot;; 1; 0) ) ; [.A12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0]&amp;[Sheet1.C130]&amp;[Sheet1.D130]&amp;[Sheet1.E130]=&quot;PASSPASSPASSFAIL&quot;; &quot;FAIL&quot;; &quot;&quot;)">
            <text:p/>
          </table:table-cell>
          <table:table-cell table:formula="of:=IF([Sheet1.B130]&amp;[Sheet1.C130]&amp;[Sheet1.F130]&amp;[Sheet1.G1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0] = &quot;PASS&quot;; 1; 0) ; IF ([.J130] = &quot;FAIL&quot;; 1; 0)) ; [.A130] ; &quot;&quot;)">
            <text:p/>
          </table:table-cell>
          <table:table-cell table:formula="of:= IF( AND( IF([.H130] = &quot;FAIL&quot;; 1; 0) ; IF([.I130] = &quot;&quot;;  1 ; 0); IF([.J130] = &quot;FAIL&quot;; 1; 0) ) ; [.A13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1]&amp;[Sheet1.C131]&amp;[Sheet1.D131]&amp;[Sheet1.E131]=&quot;PASSPASSPASSFAIL&quot;; &quot;FAIL&quot;; &quot;&quot;)">
            <text:p/>
          </table:table-cell>
          <table:table-cell table:formula="of:=IF([Sheet1.B131]&amp;[Sheet1.C131]&amp;[Sheet1.F131]&amp;[Sheet1.G1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1] = &quot;PASS&quot;; 1; 0) ; IF ([.J131] = &quot;FAIL&quot;; 1; 0)) ; [.A131] ; &quot;&quot;)">
            <text:p/>
          </table:table-cell>
          <table:table-cell table:formula="of:= IF( AND( IF([.H131] = &quot;FAIL&quot;; 1; 0) ; IF([.I131] = &quot;&quot;;  1 ; 0); IF([.J131] = &quot;FAIL&quot;; 1; 0) ) ; [.A13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it_grou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2]&amp;[Sheet1.C132]&amp;[Sheet1.D132]&amp;[Sheet1.E132]=&quot;PASSPASSPASSFAIL&quot;; &quot;FAIL&quot;; &quot;&quot;)">
            <text:p/>
          </table:table-cell>
          <table:table-cell table:formula="of:=IF([Sheet1.B132]&amp;[Sheet1.C132]&amp;[Sheet1.F132]&amp;[Sheet1.G1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2] = &quot;PASS&quot;; 1; 0) ; IF ([.J132] = &quot;FAIL&quot;; 1; 0)) ; [.A132] ; &quot;&quot;)">
            <text:p/>
          </table:table-cell>
          <table:table-cell table:formula="of:= IF( AND( IF([.H132] = &quot;FAIL&quot;; 1; 0) ; IF([.I132] = &quot;&quot;;  1 ; 0); IF([.J132] = &quot;FAIL&quot;; 1; 0) ) ; [.A13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ccess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3]&amp;[Sheet1.C133]&amp;[Sheet1.D133]&amp;[Sheet1.E133]=&quot;PASSPASSPASSFAIL&quot;; &quot;FAIL&quot;; &quot;&quot;)">
            <text:p/>
          </table:table-cell>
          <table:table-cell table:formula="of:=IF([Sheet1.B133]&amp;[Sheet1.C133]&amp;[Sheet1.F133]&amp;[Sheet1.G1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3] = &quot;PASS&quot;; 1; 0) ; IF ([.J133] = &quot;FAIL&quot;; 1; 0)) ; [.A133] ; &quot;&quot;)">
            <text:p/>
          </table:table-cell>
          <table:table-cell table:formula="of:= IF( AND( IF([.H133] = &quot;FAIL&quot;; 1; 0) ; IF([.I133] = &quot;&quot;;  1 ; 0); IF([.J133] = &quot;FAIL&quot;; 1; 0) ) ; [.A13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4]&amp;[Sheet1.C134]&amp;[Sheet1.D134]&amp;[Sheet1.E134]=&quot;PASSPASSPASSFAIL&quot;; &quot;FAIL&quot;; &quot;&quot;)">
            <text:p/>
          </table:table-cell>
          <table:table-cell table:formula="of:=IF([Sheet1.B134]&amp;[Sheet1.C134]&amp;[Sheet1.F134]&amp;[Sheet1.G1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4] = &quot;PASS&quot;; 1; 0) ; IF ([.J134] = &quot;FAIL&quot;; 1; 0)) ; [.A134] ; &quot;&quot;)">
            <text:p/>
          </table:table-cell>
          <table:table-cell table:formula="of:= IF( AND( IF([.H134] = &quot;FAIL&quot;; 1; 0) ; IF([.I134] = &quot;&quot;;  1 ; 0); IF([.J134] = &quot;FAIL&quot;; 1; 0) ) ; [.A13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5]&amp;[Sheet1.C135]&amp;[Sheet1.D135]&amp;[Sheet1.E135]=&quot;PASSPASSPASSFAIL&quot;; &quot;FAIL&quot;; &quot;&quot;)">
            <text:p/>
          </table:table-cell>
          <table:table-cell table:formula="of:=IF([Sheet1.B135]&amp;[Sheet1.C135]&amp;[Sheet1.F135]&amp;[Sheet1.G1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5] = &quot;PASS&quot;; 1; 0) ; IF ([.J135] = &quot;FAIL&quot;; 1; 0)) ; [.A135] ; &quot;&quot;)">
            <text:p/>
          </table:table-cell>
          <table:table-cell table:formula="of:= IF( AND( IF([.H135] = &quot;FAIL&quot;; 1; 0) ; IF([.I135] = &quot;&quot;;  1 ; 0); IF([.J135] = &quot;FAIL&quot;; 1; 0) ) ; [.A13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6]&amp;[Sheet1.C136]&amp;[Sheet1.D136]&amp;[Sheet1.E136]=&quot;PASSPASSPASSFAIL&quot;; &quot;FAIL&quot;; &quot;&quot;)">
            <text:p/>
          </table:table-cell>
          <table:table-cell table:formula="of:=IF([Sheet1.B136]&amp;[Sheet1.C136]&amp;[Sheet1.F136]&amp;[Sheet1.G13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6] = &quot;PASS&quot;; 1; 0) ; IF ([.J136] = &quot;FAIL&quot;; 1; 0)) ; [.A136] ; &quot;&quot;)">
            <text:p/>
          </table:table-cell>
          <table:table-cell table:formula="of:= IF( AND( IF([.H136] = &quot;FAIL&quot;; 1; 0) ; IF([.I136] = &quot;&quot;;  1 ; 0); IF([.J136] = &quot;FAIL&quot;; 1; 0) ) ; [.A13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7]&amp;[Sheet1.C137]&amp;[Sheet1.D137]&amp;[Sheet1.E137]=&quot;PASSPASSPASSFAIL&quot;; &quot;FAIL&quot;; &quot;&quot;)">
            <text:p/>
          </table:table-cell>
          <table:table-cell table:formula="of:=IF([Sheet1.B137]&amp;[Sheet1.C137]&amp;[Sheet1.F137]&amp;[Sheet1.G1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7] = &quot;PASS&quot;; 1; 0) ; IF ([.J137] = &quot;FAIL&quot;; 1; 0)) ; [.A137] ; &quot;&quot;)">
            <text:p/>
          </table:table-cell>
          <table:table-cell table:formula="of:= IF( AND( IF([.H137] = &quot;FAIL&quot;; 1; 0) ; IF([.I137] = &quot;&quot;;  1 ; 0); IF([.J137] = &quot;FAIL&quot;; 1; 0) ) ; [.A13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8]&amp;[Sheet1.C138]&amp;[Sheet1.D138]&amp;[Sheet1.E138]=&quot;PASSPASSPASSFAIL&quot;; &quot;FAIL&quot;; &quot;&quot;)">
            <text:p/>
          </table:table-cell>
          <table:table-cell table:formula="of:=IF([Sheet1.B138]&amp;[Sheet1.C138]&amp;[Sheet1.F138]&amp;[Sheet1.G1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8] = &quot;PASS&quot;; 1; 0) ; IF ([.J138] = &quot;FAIL&quot;; 1; 0)) ; [.A138] ; &quot;&quot;)">
            <text:p/>
          </table:table-cell>
          <table:table-cell table:formula="of:= IF( AND( IF([.H138] = &quot;FAIL&quot;; 1; 0) ; IF([.I138] = &quot;&quot;;  1 ; 0); IF([.J138] = &quot;FAIL&quot;; 1; 0) ) ; [.A13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s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39]&amp;[Sheet1.C139]&amp;[Sheet1.D139]&amp;[Sheet1.E139]=&quot;PASSPASSPASSFAIL&quot;; &quot;FAIL&quot;; &quot;&quot;)" office:value-type="string" office:string-value="FAIL" calcext:value-type="string">
            <text:p>FAIL</text:p>
          </table:table-cell>
          <table:table-cell table:formula="of:=IF([Sheet1.B139]&amp;[Sheet1.C139]&amp;[Sheet1.F139]&amp;[Sheet1.G13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39] = &quot;PASS&quot;; 1; 0) ; IF ([.J139] = &quot;FAIL&quot;; 1; 0)) ; [.A139] ; &quot;&quot;)">
            <text:p/>
          </table:table-cell>
          <table:table-cell table:formula="of:= IF( AND( IF([.H139] = &quot;FAIL&quot;; 1; 0) ; IF([.I139] = &quot;&quot;;  1 ; 0); IF([.J139] = &quot;FAIL&quot;; 1; 0) ) ; [.A139] ; &quot;&quot;)" office:value-type="string" office:string-value="fsetxattr01" calcext:value-type="string">
            <text:p>fse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setxattr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140]&amp;[Sheet1.C140]&amp;[Sheet1.D140]&amp;[Sheet1.E140]=&quot;PASSPASSPASSFAIL&quot;; &quot;FAIL&quot;; &quot;&quot;)">
            <text:p/>
          </table:table-cell>
          <table:table-cell table:formula="of:=IF([Sheet1.B140]&amp;[Sheet1.C140]&amp;[Sheet1.F140]&amp;[Sheet1.G14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40] = &quot;PASS&quot;; 1; 0) ; IF ([.J140] = &quot;FAIL&quot;; 1; 0)) ; [.A140] ; &quot;&quot;)">
            <text:p/>
          </table:table-cell>
          <table:table-cell table:formula="of:= IF( AND( IF([.H140] = &quot;FAIL&quot;; 1; 0) ; IF([.I140] = &quot;&quot;;  1 ; 0); IF([.J140] = &quot;FAIL&quot;; 1; 0) ) ; [.A1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1]&amp;[Sheet1.C141]&amp;[Sheet1.D141]&amp;[Sheet1.E141]=&quot;PASSPASSPASSFAIL&quot;; &quot;FAIL&quot;; &quot;&quot;)" office:value-type="string" office:string-value="FAIL" calcext:value-type="string">
            <text:p>FAIL</text:p>
          </table:table-cell>
          <table:table-cell table:formula="of:=IF([Sheet1.B141]&amp;[Sheet1.C141]&amp;[Sheet1.F141]&amp;[Sheet1.G14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41] = &quot;PASS&quot;; 1; 0) ; IF ([.J141] = &quot;FAIL&quot;; 1; 0)) ; [.A141] ; &quot;&quot;)">
            <text:p/>
          </table:table-cell>
          <table:table-cell table:formula="of:= IF( AND( IF([.H141] = &quot;FAIL&quot;; 1; 0) ; IF([.I141] = &quot;&quot;;  1 ; 0); IF([.J141] = &quot;FAIL&quot;; 1; 0) ) ; [.A141] ; &quot;&quot;)" office:value-type="string" office:string-value="posix_fadvise01" calcext:value-type="string">
            <text:p>posix_fadvise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2]&amp;[Sheet1.C142]&amp;[Sheet1.D142]&amp;[Sheet1.E142]=&quot;PASSPASSPASSFAIL&quot;; &quot;FAIL&quot;; &quot;&quot;)" office:value-type="string" office:string-value="FAIL" calcext:value-type="string">
            <text:p>FAIL</text:p>
          </table:table-cell>
          <table:table-cell table:formula="of:=IF([Sheet1.B142]&amp;[Sheet1.C142]&amp;[Sheet1.F142]&amp;[Sheet1.G1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42] = &quot;PASS&quot;; 1; 0) ; IF ([.J142] = &quot;FAIL&quot;; 1; 0)) ; [.A142] ; &quot;&quot;)">
            <text:p/>
          </table:table-cell>
          <table:table-cell table:formula="of:= IF( AND( IF([.H142] = &quot;FAIL&quot;; 1; 0) ; IF([.I142] = &quot;&quot;;  1 ; 0); IF([.J142] = &quot;FAIL&quot;; 1; 0) ) ; [.A142] ; &quot;&quot;)" office:value-type="string" office:string-value="posix_fadvise01_64" calcext:value-type="string">
            <text:p>posix_fadvise01_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3]&amp;[Sheet1.C143]&amp;[Sheet1.D143]&amp;[Sheet1.E143]=&quot;PASSPASSPASSFAIL&quot;; &quot;FAIL&quot;; &quot;&quot;)">
            <text:p/>
          </table:table-cell>
          <table:table-cell table:formula="of:=IF([Sheet1.B143]&amp;[Sheet1.C143]&amp;[Sheet1.F143]&amp;[Sheet1.G1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3] = &quot;PASS&quot;; 1; 0) ; IF ([.J143] = &quot;FAIL&quot;; 1; 0)) ; [.A143] ; &quot;&quot;)">
            <text:p/>
          </table:table-cell>
          <table:table-cell table:formula="of:= IF( AND( IF([.H143] = &quot;FAIL&quot;; 1; 0) ; IF([.I143] = &quot;&quot;;  1 ; 0); IF([.J143] = &quot;FAIL&quot;; 1; 0) ) ; [.A1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4]&amp;[Sheet1.C144]&amp;[Sheet1.D144]&amp;[Sheet1.E144]=&quot;PASSPASSPASSFAIL&quot;; &quot;FAIL&quot;; &quot;&quot;)">
            <text:p/>
          </table:table-cell>
          <table:table-cell table:formula="of:=IF([Sheet1.B144]&amp;[Sheet1.C144]&amp;[Sheet1.F144]&amp;[Sheet1.G1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4] = &quot;PASS&quot;; 1; 0) ; IF ([.J144] = &quot;FAIL&quot;; 1; 0)) ; [.A144] ; &quot;&quot;)">
            <text:p/>
          </table:table-cell>
          <table:table-cell table:formula="of:= IF( AND( IF([.H144] = &quot;FAIL&quot;; 1; 0) ; IF([.I144] = &quot;&quot;;  1 ; 0); IF([.J144] = &quot;FAIL&quot;; 1; 0) ) ; [.A1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5]&amp;[Sheet1.C145]&amp;[Sheet1.D145]&amp;[Sheet1.E145]=&quot;PASSPASSPASSFAIL&quot;; &quot;FAIL&quot;; &quot;&quot;)">
            <text:p/>
          </table:table-cell>
          <table:table-cell table:formula="of:=IF([Sheet1.B145]&amp;[Sheet1.C145]&amp;[Sheet1.F145]&amp;[Sheet1.G1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5] = &quot;PASS&quot;; 1; 0) ; IF ([.J145] = &quot;FAIL&quot;; 1; 0)) ; [.A145] ; &quot;&quot;)">
            <text:p/>
          </table:table-cell>
          <table:table-cell table:formula="of:= IF( AND( IF([.H145] = &quot;FAIL&quot;; 1; 0) ; IF([.I145] = &quot;&quot;;  1 ; 0); IF([.J145] = &quot;FAIL&quot;; 1; 0) ) ; [.A1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6]&amp;[Sheet1.C146]&amp;[Sheet1.D146]&amp;[Sheet1.E146]=&quot;PASSPASSPASSFAIL&quot;; &quot;FAIL&quot;; &quot;&quot;)">
            <text:p/>
          </table:table-cell>
          <table:table-cell table:formula="of:=IF([Sheet1.B146]&amp;[Sheet1.C146]&amp;[Sheet1.F146]&amp;[Sheet1.G1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6] = &quot;PASS&quot;; 1; 0) ; IF ([.J146] = &quot;FAIL&quot;; 1; 0)) ; [.A146] ; &quot;&quot;)">
            <text:p/>
          </table:table-cell>
          <table:table-cell table:formula="of:= IF( AND( IF([.H146] = &quot;FAIL&quot;; 1; 0) ; IF([.I146] = &quot;&quot;;  1 ; 0); IF([.J146] = &quot;FAIL&quot;; 1; 0) ) ; [.A1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7]&amp;[Sheet1.C147]&amp;[Sheet1.D147]&amp;[Sheet1.E147]=&quot;PASSPASSPASSFAIL&quot;; &quot;FAIL&quot;; &quot;&quot;)">
            <text:p/>
          </table:table-cell>
          <table:table-cell table:formula="of:=IF([Sheet1.B147]&amp;[Sheet1.C147]&amp;[Sheet1.F147]&amp;[Sheet1.G1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7] = &quot;PASS&quot;; 1; 0) ; IF ([.J147] = &quot;FAIL&quot;; 1; 0)) ; [.A147] ; &quot;&quot;)">
            <text:p/>
          </table:table-cell>
          <table:table-cell table:formula="of:= IF( AND( IF([.H147] = &quot;FAIL&quot;; 1; 0) ; IF([.I147] = &quot;&quot;;  1 ; 0); IF([.J147] = &quot;FAIL&quot;; 1; 0) ) ; [.A1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8]&amp;[Sheet1.C148]&amp;[Sheet1.D148]&amp;[Sheet1.E148]=&quot;PASSPASSPASSFAIL&quot;; &quot;FAIL&quot;; &quot;&quot;)">
            <text:p/>
          </table:table-cell>
          <table:table-cell table:formula="of:=IF([Sheet1.B148]&amp;[Sheet1.C148]&amp;[Sheet1.F148]&amp;[Sheet1.G1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8] = &quot;PASS&quot;; 1; 0) ; IF ([.J148] = &quot;FAIL&quot;; 1; 0)) ; [.A148] ; &quot;&quot;)">
            <text:p/>
          </table:table-cell>
          <table:table-cell table:formula="of:= IF( AND( IF([.H148] = &quot;FAIL&quot;; 1; 0) ; IF([.I148] = &quot;&quot;;  1 ; 0); IF([.J148] = &quot;FAIL&quot;; 1; 0) ) ; [.A1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9]&amp;[Sheet1.C149]&amp;[Sheet1.D149]&amp;[Sheet1.E149]=&quot;PASSPASSPASSFAIL&quot;; &quot;FAIL&quot;; &quot;&quot;)">
            <text:p/>
          </table:table-cell>
          <table:table-cell table:formula="of:=IF([Sheet1.B149]&amp;[Sheet1.C149]&amp;[Sheet1.F149]&amp;[Sheet1.G1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9] = &quot;PASS&quot;; 1; 0) ; IF ([.J149] = &quot;FAIL&quot;; 1; 0)) ; [.A149] ; &quot;&quot;)">
            <text:p/>
          </table:table-cell>
          <table:table-cell table:formula="of:= IF( AND( IF([.H149] = &quot;FAIL&quot;; 1; 0) ; IF([.I149] = &quot;&quot;;  1 ; 0); IF([.J149] = &quot;FAIL&quot;; 1; 0) ) ; [.A1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0]&amp;[Sheet1.C150]&amp;[Sheet1.D150]&amp;[Sheet1.E150]=&quot;PASSPASSPASSFAIL&quot;; &quot;FAIL&quot;; &quot;&quot;)">
            <text:p/>
          </table:table-cell>
          <table:table-cell table:formula="of:=IF([Sheet1.B150]&amp;[Sheet1.C150]&amp;[Sheet1.F150]&amp;[Sheet1.G1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0] = &quot;PASS&quot;; 1; 0) ; IF ([.J150] = &quot;FAIL&quot;; 1; 0)) ; [.A150] ; &quot;&quot;)">
            <text:p/>
          </table:table-cell>
          <table:table-cell table:formula="of:= IF( AND( IF([.H150] = &quot;FAIL&quot;; 1; 0) ; IF([.I150] = &quot;&quot;;  1 ; 0); IF([.J150] = &quot;FAIL&quot;; 1; 0) ) ; [.A1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1]&amp;[Sheet1.C151]&amp;[Sheet1.D151]&amp;[Sheet1.E151]=&quot;PASSPASSPASSFAIL&quot;; &quot;FAIL&quot;; &quot;&quot;)">
            <text:p/>
          </table:table-cell>
          <table:table-cell table:formula="of:=IF([Sheet1.B151]&amp;[Sheet1.C151]&amp;[Sheet1.F151]&amp;[Sheet1.G1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1] = &quot;PASS&quot;; 1; 0) ; IF ([.J151] = &quot;FAIL&quot;; 1; 0)) ; [.A151] ; &quot;&quot;)">
            <text:p/>
          </table:table-cell>
          <table:table-cell table:formula="of:= IF( AND( IF([.H151] = &quot;FAIL&quot;; 1; 0) ; IF([.I151] = &quot;&quot;;  1 ; 0); IF([.J151] = &quot;FAIL&quot;; 1; 0) ) ; [.A1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2]&amp;[Sheet1.C152]&amp;[Sheet1.D152]&amp;[Sheet1.E152]=&quot;PASSPASSPASSFAIL&quot;; &quot;FAIL&quot;; &quot;&quot;)">
            <text:p/>
          </table:table-cell>
          <table:table-cell table:formula="of:=IF([Sheet1.B152]&amp;[Sheet1.C152]&amp;[Sheet1.F152]&amp;[Sheet1.G1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2] = &quot;PASS&quot;; 1; 0) ; IF ([.J152] = &quot;FAIL&quot;; 1; 0)) ; [.A152] ; &quot;&quot;)">
            <text:p/>
          </table:table-cell>
          <table:table-cell table:formula="of:= IF( AND( IF([.H152] = &quot;FAIL&quot;; 1; 0) ; IF([.I152] = &quot;&quot;;  1 ; 0); IF([.J152] = &quot;FAIL&quot;; 1; 0) ) ; [.A1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3]&amp;[Sheet1.C153]&amp;[Sheet1.D153]&amp;[Sheet1.E153]=&quot;PASSPASSPASSFAIL&quot;; &quot;FAIL&quot;; &quot;&quot;)">
            <text:p/>
          </table:table-cell>
          <table:table-cell table:formula="of:=IF([Sheet1.B153]&amp;[Sheet1.C153]&amp;[Sheet1.F153]&amp;[Sheet1.G1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3] = &quot;PASS&quot;; 1; 0) ; IF ([.J153] = &quot;FAIL&quot;; 1; 0)) ; [.A153] ; &quot;&quot;)">
            <text:p/>
          </table:table-cell>
          <table:table-cell table:formula="of:= IF( AND( IF([.H153] = &quot;FAIL&quot;; 1; 0) ; IF([.I153] = &quot;&quot;;  1 ; 0); IF([.J153] = &quot;FAIL&quot;; 1; 0) ) ; [.A1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4]&amp;[Sheet1.C154]&amp;[Sheet1.D154]&amp;[Sheet1.E154]=&quot;PASSPASSPASSFAIL&quot;; &quot;FAIL&quot;; &quot;&quot;)">
            <text:p/>
          </table:table-cell>
          <table:table-cell table:formula="of:=IF([Sheet1.B154]&amp;[Sheet1.C154]&amp;[Sheet1.F154]&amp;[Sheet1.G1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4] = &quot;PASS&quot;; 1; 0) ; IF ([.J154] = &quot;FAIL&quot;; 1; 0)) ; [.A154] ; &quot;&quot;)">
            <text:p/>
          </table:table-cell>
          <table:table-cell table:formula="of:= IF( AND( IF([.H154] = &quot;FAIL&quot;; 1; 0) ; IF([.I154] = &quot;&quot;;  1 ; 0); IF([.J154] = &quot;FAIL&quot;; 1; 0) ) ; [.A1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5]&amp;[Sheet1.C155]&amp;[Sheet1.D155]&amp;[Sheet1.E155]=&quot;PASSPASSPASSFAIL&quot;; &quot;FAIL&quot;; &quot;&quot;)">
            <text:p/>
          </table:table-cell>
          <table:table-cell table:formula="of:=IF([Sheet1.B155]&amp;[Sheet1.C155]&amp;[Sheet1.F155]&amp;[Sheet1.G1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5] = &quot;PASS&quot;; 1; 0) ; IF ([.J155] = &quot;FAIL&quot;; 1; 0)) ; [.A155] ; &quot;&quot;)">
            <text:p/>
          </table:table-cell>
          <table:table-cell table:formula="of:= IF( AND( IF([.H155] = &quot;FAIL&quot;; 1; 0) ; IF([.I155] = &quot;&quot;;  1 ; 0); IF([.J155] = &quot;FAIL&quot;; 1; 0) ) ; [.A1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6]&amp;[Sheet1.C156]&amp;[Sheet1.D156]&amp;[Sheet1.E156]=&quot;PASSPASSPASSFAIL&quot;; &quot;FAIL&quot;; &quot;&quot;)">
            <text:p/>
          </table:table-cell>
          <table:table-cell table:formula="of:=IF([Sheet1.B156]&amp;[Sheet1.C156]&amp;[Sheet1.F156]&amp;[Sheet1.G1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6] = &quot;PASS&quot;; 1; 0) ; IF ([.J156] = &quot;FAIL&quot;; 1; 0)) ; [.A156] ; &quot;&quot;)">
            <text:p/>
          </table:table-cell>
          <table:table-cell table:formula="of:= IF( AND( IF([.H156] = &quot;FAIL&quot;; 1; 0) ; IF([.I156] = &quot;&quot;;  1 ; 0); IF([.J156] = &quot;FAIL&quot;; 1; 0) ) ; [.A1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7]&amp;[Sheet1.C157]&amp;[Sheet1.D157]&amp;[Sheet1.E157]=&quot;PASSPASSPASSFAIL&quot;; &quot;FAIL&quot;; &quot;&quot;)">
            <text:p/>
          </table:table-cell>
          <table:table-cell table:formula="of:=IF([Sheet1.B157]&amp;[Sheet1.C157]&amp;[Sheet1.F157]&amp;[Sheet1.G1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7] = &quot;PASS&quot;; 1; 0) ; IF ([.J157] = &quot;FAIL&quot;; 1; 0)) ; [.A157] ; &quot;&quot;)">
            <text:p/>
          </table:table-cell>
          <table:table-cell table:formula="of:= IF( AND( IF([.H157] = &quot;FAIL&quot;; 1; 0) ; IF([.I157] = &quot;&quot;;  1 ; 0); IF([.J157] = &quot;FAIL&quot;; 1; 0) ) ; [.A1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8]&amp;[Sheet1.C158]&amp;[Sheet1.D158]&amp;[Sheet1.E158]=&quot;PASSPASSPASSFAIL&quot;; &quot;FAIL&quot;; &quot;&quot;)">
            <text:p/>
          </table:table-cell>
          <table:table-cell table:formula="of:=IF([Sheet1.B158]&amp;[Sheet1.C158]&amp;[Sheet1.F158]&amp;[Sheet1.G1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8] = &quot;PASS&quot;; 1; 0) ; IF ([.J158] = &quot;FAIL&quot;; 1; 0)) ; [.A158] ; &quot;&quot;)">
            <text:p/>
          </table:table-cell>
          <table:table-cell table:formula="of:= IF( AND( IF([.H158] = &quot;FAIL&quot;; 1; 0) ; IF([.I158] = &quot;&quot;;  1 ; 0); IF([.J158] = &quot;FAIL&quot;; 1; 0) ) ; [.A1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9]&amp;[Sheet1.C159]&amp;[Sheet1.D159]&amp;[Sheet1.E159]=&quot;PASSPASSPASSFAIL&quot;; &quot;FAIL&quot;; &quot;&quot;)">
            <text:p/>
          </table:table-cell>
          <table:table-cell table:formula="of:=IF([Sheet1.B159]&amp;[Sheet1.C159]&amp;[Sheet1.F159]&amp;[Sheet1.G1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9] = &quot;PASS&quot;; 1; 0) ; IF ([.J159] = &quot;FAIL&quot;; 1; 0)) ; [.A159] ; &quot;&quot;)">
            <text:p/>
          </table:table-cell>
          <table:table-cell table:formula="of:= IF( AND( IF([.H159] = &quot;FAIL&quot;; 1; 0) ; IF([.I159] = &quot;&quot;;  1 ; 0); IF([.J159] = &quot;FAIL&quot;; 1; 0) ) ; [.A1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0]&amp;[Sheet1.C160]&amp;[Sheet1.D160]&amp;[Sheet1.E160]=&quot;PASSPASSPASSFAIL&quot;; &quot;FAIL&quot;; &quot;&quot;)">
            <text:p/>
          </table:table-cell>
          <table:table-cell table:formula="of:=IF([Sheet1.B160]&amp;[Sheet1.C160]&amp;[Sheet1.F160]&amp;[Sheet1.G1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0] = &quot;PASS&quot;; 1; 0) ; IF ([.J160] = &quot;FAIL&quot;; 1; 0)) ; [.A160] ; &quot;&quot;)">
            <text:p/>
          </table:table-cell>
          <table:table-cell table:formula="of:= IF( AND( IF([.H160] = &quot;FAIL&quot;; 1; 0) ; IF([.I160] = &quot;&quot;;  1 ; 0); IF([.J160] = &quot;FAIL&quot;; 1; 0) ) ; [.A1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1]&amp;[Sheet1.C161]&amp;[Sheet1.D161]&amp;[Sheet1.E161]=&quot;PASSPASSPASSFAIL&quot;; &quot;FAIL&quot;; &quot;&quot;)">
            <text:p/>
          </table:table-cell>
          <table:table-cell table:formula="of:=IF([Sheet1.B161]&amp;[Sheet1.C161]&amp;[Sheet1.F161]&amp;[Sheet1.G1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1] = &quot;PASS&quot;; 1; 0) ; IF ([.J161] = &quot;FAIL&quot;; 1; 0)) ; [.A161] ; &quot;&quot;)">
            <text:p/>
          </table:table-cell>
          <table:table-cell table:formula="of:= IF( AND( IF([.H161] = &quot;FAIL&quot;; 1; 0) ; IF([.I161] = &quot;&quot;;  1 ; 0); IF([.J161] = &quot;FAIL&quot;; 1; 0) ) ; [.A1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2]&amp;[Sheet1.C162]&amp;[Sheet1.D162]&amp;[Sheet1.E162]=&quot;PASSPASSPASSFAIL&quot;; &quot;FAIL&quot;; &quot;&quot;)">
            <text:p/>
          </table:table-cell>
          <table:table-cell table:formula="of:=IF([Sheet1.B162]&amp;[Sheet1.C162]&amp;[Sheet1.F162]&amp;[Sheet1.G16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2] = &quot;PASS&quot;; 1; 0) ; IF ([.J162] = &quot;FAIL&quot;; 1; 0)) ; [.A162] ; &quot;&quot;)">
            <text:p/>
          </table:table-cell>
          <table:table-cell table:formula="of:= IF( AND( IF([.H162] = &quot;FAIL&quot;; 1; 0) ; IF([.I162] = &quot;&quot;;  1 ; 0); IF([.J162] = &quot;FAIL&quot;; 1; 0) ) ; [.A1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3]&amp;[Sheet1.C163]&amp;[Sheet1.D163]&amp;[Sheet1.E163]=&quot;PASSPASSPASSFAIL&quot;; &quot;FAIL&quot;; &quot;&quot;)">
            <text:p/>
          </table:table-cell>
          <table:table-cell table:formula="of:=IF([Sheet1.B163]&amp;[Sheet1.C163]&amp;[Sheet1.F163]&amp;[Sheet1.G1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3] = &quot;PASS&quot;; 1; 0) ; IF ([.J163] = &quot;FAIL&quot;; 1; 0)) ; [.A163] ; &quot;&quot;)">
            <text:p/>
          </table:table-cell>
          <table:table-cell table:formula="of:= IF( AND( IF([.H163] = &quot;FAIL&quot;; 1; 0) ; IF([.I163] = &quot;&quot;;  1 ; 0); IF([.J163] = &quot;FAIL&quot;; 1; 0) ) ; [.A1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4]&amp;[Sheet1.C164]&amp;[Sheet1.D164]&amp;[Sheet1.E164]=&quot;PASSPASSPASSFAIL&quot;; &quot;FAIL&quot;; &quot;&quot;)">
            <text:p/>
          </table:table-cell>
          <table:table-cell table:formula="of:=IF([Sheet1.B164]&amp;[Sheet1.C164]&amp;[Sheet1.F164]&amp;[Sheet1.G1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4] = &quot;PASS&quot;; 1; 0) ; IF ([.J164] = &quot;FAIL&quot;; 1; 0)) ; [.A164] ; &quot;&quot;)">
            <text:p/>
          </table:table-cell>
          <table:table-cell table:formula="of:= IF( AND( IF([.H164] = &quot;FAIL&quot;; 1; 0) ; IF([.I164] = &quot;&quot;;  1 ; 0); IF([.J164] = &quot;FAIL&quot;; 1; 0) ) ; [.A1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5]&amp;[Sheet1.C165]&amp;[Sheet1.D165]&amp;[Sheet1.E165]=&quot;PASSPASSPASSFAIL&quot;; &quot;FAIL&quot;; &quot;&quot;)">
            <text:p/>
          </table:table-cell>
          <table:table-cell table:formula="of:=IF([Sheet1.B165]&amp;[Sheet1.C165]&amp;[Sheet1.F165]&amp;[Sheet1.G1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5] = &quot;PASS&quot;; 1; 0) ; IF ([.J165] = &quot;FAIL&quot;; 1; 0)) ; [.A165] ; &quot;&quot;)">
            <text:p/>
          </table:table-cell>
          <table:table-cell table:formula="of:= IF( AND( IF([.H165] = &quot;FAIL&quot;; 1; 0) ; IF([.I165] = &quot;&quot;;  1 ; 0); IF([.J165] = &quot;FAIL&quot;; 1; 0) ) ; [.A1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6]&amp;[Sheet1.C166]&amp;[Sheet1.D166]&amp;[Sheet1.E166]=&quot;PASSPASSPASSFAIL&quot;; &quot;FAIL&quot;; &quot;&quot;)">
            <text:p/>
          </table:table-cell>
          <table:table-cell table:formula="of:=IF([Sheet1.B166]&amp;[Sheet1.C166]&amp;[Sheet1.F166]&amp;[Sheet1.G16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6] = &quot;PASS&quot;; 1; 0) ; IF ([.J166] = &quot;FAIL&quot;; 1; 0)) ; [.A166] ; &quot;&quot;)">
            <text:p/>
          </table:table-cell>
          <table:table-cell table:formula="of:= IF( AND( IF([.H166] = &quot;FAIL&quot;; 1; 0) ; IF([.I166] = &quot;&quot;;  1 ; 0); IF([.J166] = &quot;FAIL&quot;; 1; 0) ) ; [.A1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7]&amp;[Sheet1.C167]&amp;[Sheet1.D167]&amp;[Sheet1.E167]=&quot;PASSPASSPASSFAIL&quot;; &quot;FAIL&quot;; &quot;&quot;)">
            <text:p/>
          </table:table-cell>
          <table:table-cell table:formula="of:=IF([Sheet1.B167]&amp;[Sheet1.C167]&amp;[Sheet1.F167]&amp;[Sheet1.G1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7] = &quot;PASS&quot;; 1; 0) ; IF ([.J167] = &quot;FAIL&quot;; 1; 0)) ; [.A167] ; &quot;&quot;)">
            <text:p/>
          </table:table-cell>
          <table:table-cell table:formula="of:= IF( AND( IF([.H167] = &quot;FAIL&quot;; 1; 0) ; IF([.I167] = &quot;&quot;;  1 ; 0); IF([.J167] = &quot;FAIL&quot;; 1; 0) ) ; [.A1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8]&amp;[Sheet1.C168]&amp;[Sheet1.D168]&amp;[Sheet1.E168]=&quot;PASSPASSPASSFAIL&quot;; &quot;FAIL&quot;; &quot;&quot;)">
            <text:p/>
          </table:table-cell>
          <table:table-cell table:formula="of:=IF([Sheet1.B168]&amp;[Sheet1.C168]&amp;[Sheet1.F168]&amp;[Sheet1.G16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8] = &quot;PASS&quot;; 1; 0) ; IF ([.J168] = &quot;FAIL&quot;; 1; 0)) ; [.A168] ; &quot;&quot;)">
            <text:p/>
          </table:table-cell>
          <table:table-cell table:formula="of:= IF( AND( IF([.H168] = &quot;FAIL&quot;; 1; 0) ; IF([.I168] = &quot;&quot;;  1 ; 0); IF([.J168] = &quot;FAIL&quot;; 1; 0) ) ; [.A1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9]&amp;[Sheet1.C169]&amp;[Sheet1.D169]&amp;[Sheet1.E169]=&quot;PASSPASSPASSFAIL&quot;; &quot;FAIL&quot;; &quot;&quot;)">
            <text:p/>
          </table:table-cell>
          <table:table-cell table:formula="of:=IF([Sheet1.B169]&amp;[Sheet1.C169]&amp;[Sheet1.F169]&amp;[Sheet1.G1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9] = &quot;PASS&quot;; 1; 0) ; IF ([.J169] = &quot;FAIL&quot;; 1; 0)) ; [.A169] ; &quot;&quot;)">
            <text:p/>
          </table:table-cell>
          <table:table-cell table:formula="of:= IF( AND( IF([.H169] = &quot;FAIL&quot;; 1; 0) ; IF([.I169] = &quot;&quot;;  1 ; 0); IF([.J169] = &quot;FAIL&quot;; 1; 0) ) ; [.A1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0]&amp;[Sheet1.C170]&amp;[Sheet1.D170]&amp;[Sheet1.E170]=&quot;PASSPASSPASSFAIL&quot;; &quot;FAIL&quot;; &quot;&quot;)">
            <text:p/>
          </table:table-cell>
          <table:table-cell table:formula="of:=IF([Sheet1.B170]&amp;[Sheet1.C170]&amp;[Sheet1.F170]&amp;[Sheet1.G1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0] = &quot;PASS&quot;; 1; 0) ; IF ([.J170] = &quot;FAIL&quot;; 1; 0)) ; [.A170] ; &quot;&quot;)">
            <text:p/>
          </table:table-cell>
          <table:table-cell table:formula="of:= IF( AND( IF([.H170] = &quot;FAIL&quot;; 1; 0) ; IF([.I170] = &quot;&quot;;  1 ; 0); IF([.J170] = &quot;FAIL&quot;; 1; 0) ) ; [.A1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1]&amp;[Sheet1.C171]&amp;[Sheet1.D171]&amp;[Sheet1.E171]=&quot;PASSPASSPASSFAIL&quot;; &quot;FAIL&quot;; &quot;&quot;)">
            <text:p/>
          </table:table-cell>
          <table:table-cell table:formula="of:=IF([Sheet1.B171]&amp;[Sheet1.C171]&amp;[Sheet1.F171]&amp;[Sheet1.G1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1] = &quot;PASS&quot;; 1; 0) ; IF ([.J171] = &quot;FAIL&quot;; 1; 0)) ; [.A171] ; &quot;&quot;)">
            <text:p/>
          </table:table-cell>
          <table:table-cell table:formula="of:= IF( AND( IF([.H171] = &quot;FAIL&quot;; 1; 0) ; IF([.I171] = &quot;&quot;;  1 ; 0); IF([.J171] = &quot;FAIL&quot;; 1; 0) ) ; [.A1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2]&amp;[Sheet1.C172]&amp;[Sheet1.D172]&amp;[Sheet1.E172]=&quot;PASSPASSPASSFAIL&quot;; &quot;FAIL&quot;; &quot;&quot;)">
            <text:p/>
          </table:table-cell>
          <table:table-cell table:formula="of:=IF([Sheet1.B172]&amp;[Sheet1.C172]&amp;[Sheet1.F172]&amp;[Sheet1.G1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2] = &quot;PASS&quot;; 1; 0) ; IF ([.J172] = &quot;FAIL&quot;; 1; 0)) ; [.A172] ; &quot;&quot;)">
            <text:p/>
          </table:table-cell>
          <table:table-cell table:formula="of:= IF( AND( IF([.H172] = &quot;FAIL&quot;; 1; 0) ; IF([.I172] = &quot;&quot;;  1 ; 0); IF([.J172] = &quot;FAIL&quot;; 1; 0) ) ; [.A1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3]&amp;[Sheet1.C173]&amp;[Sheet1.D173]&amp;[Sheet1.E173]=&quot;PASSPASSPASSFAIL&quot;; &quot;FAIL&quot;; &quot;&quot;)">
            <text:p/>
          </table:table-cell>
          <table:table-cell table:formula="of:=IF([Sheet1.B173]&amp;[Sheet1.C173]&amp;[Sheet1.F173]&amp;[Sheet1.G1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3] = &quot;PASS&quot;; 1; 0) ; IF ([.J173] = &quot;FAIL&quot;; 1; 0)) ; [.A173] ; &quot;&quot;)">
            <text:p/>
          </table:table-cell>
          <table:table-cell table:formula="of:= IF( AND( IF([.H173] = &quot;FAIL&quot;; 1; 0) ; IF([.I173] = &quot;&quot;;  1 ; 0); IF([.J173] = &quot;FAIL&quot;; 1; 0) ) ; [.A1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4]&amp;[Sheet1.C174]&amp;[Sheet1.D174]&amp;[Sheet1.E174]=&quot;PASSPASSPASSFAIL&quot;; &quot;FAIL&quot;; &quot;&quot;)">
            <text:p/>
          </table:table-cell>
          <table:table-cell table:formula="of:=IF([Sheet1.B174]&amp;[Sheet1.C174]&amp;[Sheet1.F174]&amp;[Sheet1.G1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4] = &quot;PASS&quot;; 1; 0) ; IF ([.J174] = &quot;FAIL&quot;; 1; 0)) ; [.A174] ; &quot;&quot;)">
            <text:p/>
          </table:table-cell>
          <table:table-cell table:formula="of:= IF( AND( IF([.H174] = &quot;FAIL&quot;; 1; 0) ; IF([.I174] = &quot;&quot;;  1 ; 0); IF([.J174] = &quot;FAIL&quot;; 1; 0) ) ; [.A1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5]&amp;[Sheet1.C175]&amp;[Sheet1.D175]&amp;[Sheet1.E175]=&quot;PASSPASSPASSFAIL&quot;; &quot;FAIL&quot;; &quot;&quot;)">
            <text:p/>
          </table:table-cell>
          <table:table-cell table:formula="of:=IF([Sheet1.B175]&amp;[Sheet1.C175]&amp;[Sheet1.F175]&amp;[Sheet1.G1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5] = &quot;PASS&quot;; 1; 0) ; IF ([.J175] = &quot;FAIL&quot;; 1; 0)) ; [.A175] ; &quot;&quot;)">
            <text:p/>
          </table:table-cell>
          <table:table-cell table:formula="of:= IF( AND( IF([.H175] = &quot;FAIL&quot;; 1; 0) ; IF([.I175] = &quot;&quot;;  1 ; 0); IF([.J175] = &quot;FAIL&quot;; 1; 0) ) ; [.A1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6]&amp;[Sheet1.C176]&amp;[Sheet1.D176]&amp;[Sheet1.E176]=&quot;PASSPASSPASSFAIL&quot;; &quot;FAIL&quot;; &quot;&quot;)">
            <text:p/>
          </table:table-cell>
          <table:table-cell table:formula="of:=IF([Sheet1.B176]&amp;[Sheet1.C176]&amp;[Sheet1.F176]&amp;[Sheet1.G1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6] = &quot;PASS&quot;; 1; 0) ; IF ([.J176] = &quot;FAIL&quot;; 1; 0)) ; [.A176] ; &quot;&quot;)">
            <text:p/>
          </table:table-cell>
          <table:table-cell table:formula="of:= IF( AND( IF([.H176] = &quot;FAIL&quot;; 1; 0) ; IF([.I176] = &quot;&quot;;  1 ; 0); IF([.J176] = &quot;FAIL&quot;; 1; 0) ) ; [.A1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7]&amp;[Sheet1.C177]&amp;[Sheet1.D177]&amp;[Sheet1.E177]=&quot;PASSPASSPASSFAIL&quot;; &quot;FAIL&quot;; &quot;&quot;)">
            <text:p/>
          </table:table-cell>
          <table:table-cell table:formula="of:=IF([Sheet1.B177]&amp;[Sheet1.C177]&amp;[Sheet1.F177]&amp;[Sheet1.G1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7] = &quot;PASS&quot;; 1; 0) ; IF ([.J177] = &quot;FAIL&quot;; 1; 0)) ; [.A177] ; &quot;&quot;)">
            <text:p/>
          </table:table-cell>
          <table:table-cell table:formula="of:= IF( AND( IF([.H177] = &quot;FAIL&quot;; 1; 0) ; IF([.I177] = &quot;&quot;;  1 ; 0); IF([.J177] = &quot;FAIL&quot;; 1; 0) ) ; [.A1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8]&amp;[Sheet1.C178]&amp;[Sheet1.D178]&amp;[Sheet1.E178]=&quot;PASSPASSPASSFAIL&quot;; &quot;FAIL&quot;; &quot;&quot;)">
            <text:p/>
          </table:table-cell>
          <table:table-cell table:formula="of:=IF([Sheet1.B178]&amp;[Sheet1.C178]&amp;[Sheet1.F178]&amp;[Sheet1.G1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8] = &quot;PASS&quot;; 1; 0) ; IF ([.J178] = &quot;FAIL&quot;; 1; 0)) ; [.A178] ; &quot;&quot;)">
            <text:p/>
          </table:table-cell>
          <table:table-cell table:formula="of:= IF( AND( IF([.H178] = &quot;FAIL&quot;; 1; 0) ; IF([.I178] = &quot;&quot;;  1 ; 0); IF([.J178] = &quot;FAIL&quot;; 1; 0) ) ; [.A1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9]&amp;[Sheet1.C179]&amp;[Sheet1.D179]&amp;[Sheet1.E179]=&quot;PASSPASSPASSFAIL&quot;; &quot;FAIL&quot;; &quot;&quot;)">
            <text:p/>
          </table:table-cell>
          <table:table-cell table:formula="of:=IF([Sheet1.B179]&amp;[Sheet1.C179]&amp;[Sheet1.F179]&amp;[Sheet1.G1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9] = &quot;PASS&quot;; 1; 0) ; IF ([.J179] = &quot;FAIL&quot;; 1; 0)) ; [.A179] ; &quot;&quot;)">
            <text:p/>
          </table:table-cell>
          <table:table-cell table:formula="of:= IF( AND( IF([.H179] = &quot;FAIL&quot;; 1; 0) ; IF([.I179] = &quot;&quot;;  1 ; 0); IF([.J179] = &quot;FAIL&quot;; 1; 0) ) ; [.A1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0]&amp;[Sheet1.C180]&amp;[Sheet1.D180]&amp;[Sheet1.E180]=&quot;PASSPASSPASSFAIL&quot;; &quot;FAIL&quot;; &quot;&quot;)">
            <text:p/>
          </table:table-cell>
          <table:table-cell table:formula="of:=IF([Sheet1.B180]&amp;[Sheet1.C180]&amp;[Sheet1.F180]&amp;[Sheet1.G1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0] = &quot;PASS&quot;; 1; 0) ; IF ([.J180] = &quot;FAIL&quot;; 1; 0)) ; [.A180] ; &quot;&quot;)">
            <text:p/>
          </table:table-cell>
          <table:table-cell table:formula="of:= IF( AND( IF([.H180] = &quot;FAIL&quot;; 1; 0) ; IF([.I180] = &quot;&quot;;  1 ; 0); IF([.J180] = &quot;FAIL&quot;; 1; 0) ) ; [.A1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81]&amp;[Sheet1.C181]&amp;[Sheet1.D181]&amp;[Sheet1.E181]=&quot;PASSPASSPASSFAIL&quot;; &quot;FAIL&quot;; &quot;&quot;)">
            <text:p/>
          </table:table-cell>
          <table:table-cell table:formula="of:=IF([Sheet1.B181]&amp;[Sheet1.C181]&amp;[Sheet1.F181]&amp;[Sheet1.G18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81] = &quot;PASS&quot;; 1; 0) ; IF ([.J181] = &quot;FAIL&quot;; 1; 0)) ; [.A181] ; &quot;&quot;)">
            <text:p/>
          </table:table-cell>
          <table:table-cell table:formula="of:= IF( AND( IF([.H181] = &quot;FAIL&quot;; 1; 0) ; IF([.I181] = &quot;&quot;;  1 ; 0); IF([.J181] = &quot;FAIL&quot;; 1; 0) ) ; [.A1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6_6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82]&amp;[Sheet1.C182]&amp;[Sheet1.D182]&amp;[Sheet1.E182]=&quot;PASSPASSPASSFAIL&quot;; &quot;FAIL&quot;; &quot;&quot;)">
            <text:p/>
          </table:table-cell>
          <table:table-cell table:formula="of:=IF([Sheet1.B182]&amp;[Sheet1.C182]&amp;[Sheet1.F182]&amp;[Sheet1.G18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82] = &quot;PASS&quot;; 1; 0) ; IF ([.J182] = &quot;FAIL&quot;; 1; 0)) ; [.A182] ; &quot;&quot;)">
            <text:p/>
          </table:table-cell>
          <table:table-cell table:formula="of:= IF( AND( IF([.H182] = &quot;FAIL&quot;; 1; 0) ; IF([.I182] = &quot;&quot;;  1 ; 0); IF([.J182] = &quot;FAIL&quot;; 1; 0) ) ; [.A1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3]&amp;[Sheet1.C183]&amp;[Sheet1.D183]&amp;[Sheet1.E183]=&quot;PASSPASSPASSFAIL&quot;; &quot;FAIL&quot;; &quot;&quot;)">
            <text:p/>
          </table:table-cell>
          <table:table-cell table:formula="of:=IF([Sheet1.B183]&amp;[Sheet1.C183]&amp;[Sheet1.F183]&amp;[Sheet1.G1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3] = &quot;PASS&quot;; 1; 0) ; IF ([.J183] = &quot;FAIL&quot;; 1; 0)) ; [.A183] ; &quot;&quot;)">
            <text:p/>
          </table:table-cell>
          <table:table-cell table:formula="of:= IF( AND( IF([.H183] = &quot;FAIL&quot;; 1; 0) ; IF([.I183] = &quot;&quot;;  1 ; 0); IF([.J183] = &quot;FAIL&quot;; 1; 0) ) ; [.A1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4]&amp;[Sheet1.C184]&amp;[Sheet1.D184]&amp;[Sheet1.E184]=&quot;PASSPASSPASSFAIL&quot;; &quot;FAIL&quot;; &quot;&quot;)">
            <text:p/>
          </table:table-cell>
          <table:table-cell table:formula="of:=IF([Sheet1.B184]&amp;[Sheet1.C184]&amp;[Sheet1.F184]&amp;[Sheet1.G1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4] = &quot;PASS&quot;; 1; 0) ; IF ([.J184] = &quot;FAIL&quot;; 1; 0)) ; [.A184] ; &quot;&quot;)">
            <text:p/>
          </table:table-cell>
          <table:table-cell table:formula="of:= IF( AND( IF([.H184] = &quot;FAIL&quot;; 1; 0) ; IF([.I184] = &quot;&quot;;  1 ; 0); IF([.J184] = &quot;FAIL&quot;; 1; 0) ) ; [.A1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5]&amp;[Sheet1.C185]&amp;[Sheet1.D185]&amp;[Sheet1.E185]=&quot;PASSPASSPASSFAIL&quot;; &quot;FAIL&quot;; &quot;&quot;)">
            <text:p/>
          </table:table-cell>
          <table:table-cell table:formula="of:=IF([Sheet1.B185]&amp;[Sheet1.C185]&amp;[Sheet1.F185]&amp;[Sheet1.G1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5] = &quot;PASS&quot;; 1; 0) ; IF ([.J185] = &quot;FAIL&quot;; 1; 0)) ; [.A185] ; &quot;&quot;)">
            <text:p/>
          </table:table-cell>
          <table:table-cell table:formula="of:= IF( AND( IF([.H185] = &quot;FAIL&quot;; 1; 0) ; IF([.I185] = &quot;&quot;;  1 ; 0); IF([.J185] = &quot;FAIL&quot;; 1; 0) ) ; [.A1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6]&amp;[Sheet1.C186]&amp;[Sheet1.D186]&amp;[Sheet1.E186]=&quot;PASSPASSPASSFAIL&quot;; &quot;FAIL&quot;; &quot;&quot;)">
            <text:p/>
          </table:table-cell>
          <table:table-cell table:formula="of:=IF([Sheet1.B186]&amp;[Sheet1.C186]&amp;[Sheet1.F186]&amp;[Sheet1.G1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6] = &quot;PASS&quot;; 1; 0) ; IF ([.J186] = &quot;FAIL&quot;; 1; 0)) ; [.A186] ; &quot;&quot;)">
            <text:p/>
          </table:table-cell>
          <table:table-cell table:formula="of:= IF( AND( IF([.H186] = &quot;FAIL&quot;; 1; 0) ; IF([.I186] = &quot;&quot;;  1 ; 0); IF([.J186] = &quot;FAIL&quot;; 1; 0) ) ; [.A1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7]&amp;[Sheet1.C187]&amp;[Sheet1.D187]&amp;[Sheet1.E187]=&quot;PASSPASSPASSFAIL&quot;; &quot;FAIL&quot;; &quot;&quot;)">
            <text:p/>
          </table:table-cell>
          <table:table-cell table:formula="of:=IF([Sheet1.B187]&amp;[Sheet1.C187]&amp;[Sheet1.F187]&amp;[Sheet1.G1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7] = &quot;PASS&quot;; 1; 0) ; IF ([.J187] = &quot;FAIL&quot;; 1; 0)) ; [.A187] ; &quot;&quot;)">
            <text:p/>
          </table:table-cell>
          <table:table-cell table:formula="of:= IF( AND( IF([.H187] = &quot;FAIL&quot;; 1; 0) ; IF([.I187] = &quot;&quot;;  1 ; 0); IF([.J187] = &quot;FAIL&quot;; 1; 0) ) ; [.A1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8]&amp;[Sheet1.C188]&amp;[Sheet1.D188]&amp;[Sheet1.E188]=&quot;PASSPASSPASSFAIL&quot;; &quot;FAIL&quot;; &quot;&quot;)">
            <text:p/>
          </table:table-cell>
          <table:table-cell table:formula="of:=IF([Sheet1.B188]&amp;[Sheet1.C188]&amp;[Sheet1.F188]&amp;[Sheet1.G1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8] = &quot;PASS&quot;; 1; 0) ; IF ([.J188] = &quot;FAIL&quot;; 1; 0)) ; [.A188] ; &quot;&quot;)">
            <text:p/>
          </table:table-cell>
          <table:table-cell table:formula="of:= IF( AND( IF([.H188] = &quot;FAIL&quot;; 1; 0) ; IF([.I188] = &quot;&quot;;  1 ; 0); IF([.J188] = &quot;FAIL&quot;; 1; 0) ) ; [.A1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9]&amp;[Sheet1.C189]&amp;[Sheet1.D189]&amp;[Sheet1.E189]=&quot;PASSPASSPASSFAIL&quot;; &quot;FAIL&quot;; &quot;&quot;)">
            <text:p/>
          </table:table-cell>
          <table:table-cell table:formula="of:=IF([Sheet1.B189]&amp;[Sheet1.C189]&amp;[Sheet1.F189]&amp;[Sheet1.G1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9] = &quot;PASS&quot;; 1; 0) ; IF ([.J189] = &quot;FAIL&quot;; 1; 0)) ; [.A189] ; &quot;&quot;)">
            <text:p/>
          </table:table-cell>
          <table:table-cell table:formula="of:= IF( AND( IF([.H189] = &quot;FAIL&quot;; 1; 0) ; IF([.I189] = &quot;&quot;;  1 ; 0); IF([.J189] = &quot;FAIL&quot;; 1; 0) ) ; [.A1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0]&amp;[Sheet1.C190]&amp;[Sheet1.D190]&amp;[Sheet1.E190]=&quot;PASSPASSPASSFAIL&quot;; &quot;FAIL&quot;; &quot;&quot;)">
            <text:p/>
          </table:table-cell>
          <table:table-cell table:formula="of:=IF([Sheet1.B190]&amp;[Sheet1.C190]&amp;[Sheet1.F190]&amp;[Sheet1.G1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0] = &quot;PASS&quot;; 1; 0) ; IF ([.J190] = &quot;FAIL&quot;; 1; 0)) ; [.A190] ; &quot;&quot;)">
            <text:p/>
          </table:table-cell>
          <table:table-cell table:formula="of:= IF( AND( IF([.H190] = &quot;FAIL&quot;; 1; 0) ; IF([.I190] = &quot;&quot;;  1 ; 0); IF([.J190] = &quot;FAIL&quot;; 1; 0) ) ; [.A1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1]&amp;[Sheet1.C191]&amp;[Sheet1.D191]&amp;[Sheet1.E191]=&quot;PASSPASSPASSFAIL&quot;; &quot;FAIL&quot;; &quot;&quot;)">
            <text:p/>
          </table:table-cell>
          <table:table-cell table:formula="of:=IF([Sheet1.B191]&amp;[Sheet1.C191]&amp;[Sheet1.F191]&amp;[Sheet1.G1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1] = &quot;PASS&quot;; 1; 0) ; IF ([.J191] = &quot;FAIL&quot;; 1; 0)) ; [.A191] ; &quot;&quot;)">
            <text:p/>
          </table:table-cell>
          <table:table-cell table:formula="of:= IF( AND( IF([.H191] = &quot;FAIL&quot;; 1; 0) ; IF([.I191] = &quot;&quot;;  1 ; 0); IF([.J191] = &quot;FAIL&quot;; 1; 0) ) ; [.A1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2]&amp;[Sheet1.C192]&amp;[Sheet1.D192]&amp;[Sheet1.E192]=&quot;PASSPASSPASSFAIL&quot;; &quot;FAIL&quot;; &quot;&quot;)">
            <text:p/>
          </table:table-cell>
          <table:table-cell table:formula="of:=IF([Sheet1.B192]&amp;[Sheet1.C192]&amp;[Sheet1.F192]&amp;[Sheet1.G1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2] = &quot;PASS&quot;; 1; 0) ; IF ([.J192] = &quot;FAIL&quot;; 1; 0)) ; [.A192] ; &quot;&quot;)">
            <text:p/>
          </table:table-cell>
          <table:table-cell table:formula="of:= IF( AND( IF([.H192] = &quot;FAIL&quot;; 1; 0) ; IF([.I192] = &quot;&quot;;  1 ; 0); IF([.J192] = &quot;FAIL&quot;; 1; 0) ) ; [.A1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3]&amp;[Sheet1.C193]&amp;[Sheet1.D193]&amp;[Sheet1.E193]=&quot;PASSPASSPASSFAIL&quot;; &quot;FAIL&quot;; &quot;&quot;)">
            <text:p/>
          </table:table-cell>
          <table:table-cell table:formula="of:=IF([Sheet1.B193]&amp;[Sheet1.C193]&amp;[Sheet1.F193]&amp;[Sheet1.G1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3] = &quot;PASS&quot;; 1; 0) ; IF ([.J193] = &quot;FAIL&quot;; 1; 0)) ; [.A193] ; &quot;&quot;)">
            <text:p/>
          </table:table-cell>
          <table:table-cell table:formula="of:= IF( AND( IF([.H193] = &quot;FAIL&quot;; 1; 0) ; IF([.I193] = &quot;&quot;;  1 ; 0); IF([.J193] = &quot;FAIL&quot;; 1; 0) ) ; [.A1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4]&amp;[Sheet1.C194]&amp;[Sheet1.D194]&amp;[Sheet1.E194]=&quot;PASSPASSPASSFAIL&quot;; &quot;FAIL&quot;; &quot;&quot;)">
            <text:p/>
          </table:table-cell>
          <table:table-cell table:formula="of:=IF([Sheet1.B194]&amp;[Sheet1.C194]&amp;[Sheet1.F194]&amp;[Sheet1.G1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4] = &quot;PASS&quot;; 1; 0) ; IF ([.J194] = &quot;FAIL&quot;; 1; 0)) ; [.A194] ; &quot;&quot;)">
            <text:p/>
          </table:table-cell>
          <table:table-cell table:formula="of:= IF( AND( IF([.H194] = &quot;FAIL&quot;; 1; 0) ; IF([.I194] = &quot;&quot;;  1 ; 0); IF([.J194] = &quot;FAIL&quot;; 1; 0) ) ; [.A1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3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5]&amp;[Sheet1.C195]&amp;[Sheet1.D195]&amp;[Sheet1.E195]=&quot;PASSPASSPASSFAIL&quot;; &quot;FAIL&quot;; &quot;&quot;)">
            <text:p/>
          </table:table-cell>
          <table:table-cell table:formula="of:=IF([Sheet1.B195]&amp;[Sheet1.C195]&amp;[Sheet1.F195]&amp;[Sheet1.G19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95] = &quot;PASS&quot;; 1; 0) ; IF ([.J195] = &quot;FAIL&quot;; 1; 0)) ; [.A195] ; &quot;&quot;)">
            <text:p/>
          </table:table-cell>
          <table:table-cell table:formula="of:= IF( AND( IF([.H195] = &quot;FAIL&quot;; 1; 0) ; IF([.I195] = &quot;&quot;;  1 ; 0); IF([.J195] = &quot;FAIL&quot;; 1; 0) ) ; [.A1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3_6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6]&amp;[Sheet1.C196]&amp;[Sheet1.D196]&amp;[Sheet1.E196]=&quot;PASSPASSPASSFAIL&quot;; &quot;FAIL&quot;; &quot;&quot;)">
            <text:p/>
          </table:table-cell>
          <table:table-cell table:formula="of:=IF([Sheet1.B196]&amp;[Sheet1.C196]&amp;[Sheet1.F196]&amp;[Sheet1.G19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96] = &quot;PASS&quot;; 1; 0) ; IF ([.J196] = &quot;FAIL&quot;; 1; 0)) ; [.A196] ; &quot;&quot;)">
            <text:p/>
          </table:table-cell>
          <table:table-cell table:formula="of:= IF( AND( IF([.H196] = &quot;FAIL&quot;; 1; 0) ; IF([.I196] = &quot;&quot;;  1 ; 0); IF([.J196] = &quot;FAIL&quot;; 1; 0) ) ; [.A1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7]&amp;[Sheet1.C197]&amp;[Sheet1.D197]&amp;[Sheet1.E197]=&quot;PASSPASSPASSFAIL&quot;; &quot;FAIL&quot;; &quot;&quot;)" office:value-type="string" office:string-value="FAIL" calcext:value-type="string">
            <text:p>FAIL</text:p>
          </table:table-cell>
          <table:table-cell table:formula="of:=IF([Sheet1.B197]&amp;[Sheet1.C197]&amp;[Sheet1.F197]&amp;[Sheet1.G197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97] = &quot;PASS&quot;; 1; 0) ; IF ([.J197] = &quot;FAIL&quot;; 1; 0)) ; [.A197] ; &quot;&quot;)">
            <text:p/>
          </table:table-cell>
          <table:table-cell table:formula="of:= IF( AND( IF([.H197] = &quot;FAIL&quot;; 1; 0) ; IF([.I197] = &quot;&quot;;  1 ; 0); IF([.J197] = &quot;FAIL&quot;; 1; 0) ) ; [.A1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4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8]&amp;[Sheet1.C198]&amp;[Sheet1.D198]&amp;[Sheet1.E198]=&quot;PASSPASSPASSFAIL&quot;; &quot;FAIL&quot;; &quot;&quot;)" office:value-type="string" office:string-value="FAIL" calcext:value-type="string">
            <text:p>FAIL</text:p>
          </table:table-cell>
          <table:table-cell table:formula="of:=IF([Sheet1.B198]&amp;[Sheet1.C198]&amp;[Sheet1.F198]&amp;[Sheet1.G19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98] = &quot;PASS&quot;; 1; 0) ; IF ([.J198] = &quot;FAIL&quot;; 1; 0)) ; [.A198] ; &quot;&quot;)">
            <text:p/>
          </table:table-cell>
          <table:table-cell table:formula="of:= IF( AND( IF([.H198] = &quot;FAIL&quot;; 1; 0) ; IF([.I198] = &quot;&quot;;  1 ; 0); IF([.J198] = &quot;FAIL&quot;; 1; 0) ) ; [.A1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9]&amp;[Sheet1.C199]&amp;[Sheet1.D199]&amp;[Sheet1.E199]=&quot;PASSPASSPASSFAIL&quot;; &quot;FAIL&quot;; &quot;&quot;)">
            <text:p/>
          </table:table-cell>
          <table:table-cell table:formula="of:=IF([Sheet1.B199]&amp;[Sheet1.C199]&amp;[Sheet1.F199]&amp;[Sheet1.G1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9] = &quot;PASS&quot;; 1; 0) ; IF ([.J199] = &quot;FAIL&quot;; 1; 0)) ; [.A199] ; &quot;&quot;)">
            <text:p/>
          </table:table-cell>
          <table:table-cell table:formula="of:= IF( AND( IF([.H199] = &quot;FAIL&quot;; 1; 0) ; IF([.I199] = &quot;&quot;;  1 ; 0); IF([.J199] = &quot;FAIL&quot;; 1; 0) ) ; [.A1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0]&amp;[Sheet1.C200]&amp;[Sheet1.D200]&amp;[Sheet1.E200]=&quot;PASSPASSPASSFAIL&quot;; &quot;FAIL&quot;; &quot;&quot;)">
            <text:p/>
          </table:table-cell>
          <table:table-cell table:formula="of:=IF([Sheet1.B200]&amp;[Sheet1.C200]&amp;[Sheet1.F200]&amp;[Sheet1.G2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0] = &quot;PASS&quot;; 1; 0) ; IF ([.J200] = &quot;FAIL&quot;; 1; 0)) ; [.A200] ; &quot;&quot;)">
            <text:p/>
          </table:table-cell>
          <table:table-cell table:formula="of:= IF( AND( IF([.H200] = &quot;FAIL&quot;; 1; 0) ; IF([.I200] = &quot;&quot;;  1 ; 0); IF([.J200] = &quot;FAIL&quot;; 1; 0) ) ; [.A2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1]&amp;[Sheet1.C201]&amp;[Sheet1.D201]&amp;[Sheet1.E201]=&quot;PASSPASSPASSFAIL&quot;; &quot;FAIL&quot;; &quot;&quot;)">
            <text:p/>
          </table:table-cell>
          <table:table-cell table:formula="of:=IF([Sheet1.B201]&amp;[Sheet1.C201]&amp;[Sheet1.F201]&amp;[Sheet1.G2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1] = &quot;PASS&quot;; 1; 0) ; IF ([.J201] = &quot;FAIL&quot;; 1; 0)) ; [.A201] ; &quot;&quot;)">
            <text:p/>
          </table:table-cell>
          <table:table-cell table:formula="of:= IF( AND( IF([.H201] = &quot;FAIL&quot;; 1; 0) ; IF([.I201] = &quot;&quot;;  1 ; 0); IF([.J201] = &quot;FAIL&quot;; 1; 0) ) ; [.A2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2]&amp;[Sheet1.C202]&amp;[Sheet1.D202]&amp;[Sheet1.E202]=&quot;PASSPASSPASSFAIL&quot;; &quot;FAIL&quot;; &quot;&quot;)">
            <text:p/>
          </table:table-cell>
          <table:table-cell table:formula="of:=IF([Sheet1.B202]&amp;[Sheet1.C202]&amp;[Sheet1.F202]&amp;[Sheet1.G2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2] = &quot;PASS&quot;; 1; 0) ; IF ([.J202] = &quot;FAIL&quot;; 1; 0)) ; [.A202] ; &quot;&quot;)">
            <text:p/>
          </table:table-cell>
          <table:table-cell table:formula="of:= IF( AND( IF([.H202] = &quot;FAIL&quot;; 1; 0) ; IF([.I202] = &quot;&quot;;  1 ; 0); IF([.J202] = &quot;FAIL&quot;; 1; 0) ) ; [.A2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3]&amp;[Sheet1.C203]&amp;[Sheet1.D203]&amp;[Sheet1.E203]=&quot;PASSPASSPASSFAIL&quot;; &quot;FAIL&quot;; &quot;&quot;)">
            <text:p/>
          </table:table-cell>
          <table:table-cell table:formula="of:=IF([Sheet1.B203]&amp;[Sheet1.C203]&amp;[Sheet1.F203]&amp;[Sheet1.G2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3] = &quot;PASS&quot;; 1; 0) ; IF ([.J203] = &quot;FAIL&quot;; 1; 0)) ; [.A203] ; &quot;&quot;)">
            <text:p/>
          </table:table-cell>
          <table:table-cell table:formula="of:= IF( AND( IF([.H203] = &quot;FAIL&quot;; 1; 0) ; IF([.I203] = &quot;&quot;;  1 ; 0); IF([.J203] = &quot;FAIL&quot;; 1; 0) ) ; [.A2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4]&amp;[Sheet1.C204]&amp;[Sheet1.D204]&amp;[Sheet1.E204]=&quot;PASSPASSPASSFAIL&quot;; &quot;FAIL&quot;; &quot;&quot;)">
            <text:p/>
          </table:table-cell>
          <table:table-cell table:formula="of:=IF([Sheet1.B204]&amp;[Sheet1.C204]&amp;[Sheet1.F204]&amp;[Sheet1.G2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4] = &quot;PASS&quot;; 1; 0) ; IF ([.J204] = &quot;FAIL&quot;; 1; 0)) ; [.A204] ; &quot;&quot;)">
            <text:p/>
          </table:table-cell>
          <table:table-cell table:formula="of:= IF( AND( IF([.H204] = &quot;FAIL&quot;; 1; 0) ; IF([.I204] = &quot;&quot;;  1 ; 0); IF([.J204] = &quot;FAIL&quot;; 1; 0) ) ; [.A2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8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05]&amp;[Sheet1.C205]&amp;[Sheet1.D205]&amp;[Sheet1.E205]=&quot;PASSPASSPASSFAIL&quot;; &quot;FAIL&quot;; &quot;&quot;)">
            <text:p/>
          </table:table-cell>
          <table:table-cell table:formula="of:=IF([Sheet1.B205]&amp;[Sheet1.C205]&amp;[Sheet1.F205]&amp;[Sheet1.G20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05] = &quot;PASS&quot;; 1; 0) ; IF ([.J205] = &quot;FAIL&quot;; 1; 0)) ; [.A205] ; &quot;&quot;)">
            <text:p/>
          </table:table-cell>
          <table:table-cell table:formula="of:= IF( AND( IF([.H205] = &quot;FAIL&quot;; 1; 0) ; IF([.I205] = &quot;&quot;;  1 ; 0); IF([.J205] = &quot;FAIL&quot;; 1; 0) ) ; [.A2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8_6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06]&amp;[Sheet1.C206]&amp;[Sheet1.D206]&amp;[Sheet1.E206]=&quot;PASSPASSPASSFAIL&quot;; &quot;FAIL&quot;; &quot;&quot;)">
            <text:p/>
          </table:table-cell>
          <table:table-cell table:formula="of:=IF([Sheet1.B206]&amp;[Sheet1.C206]&amp;[Sheet1.F206]&amp;[Sheet1.G20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06] = &quot;PASS&quot;; 1; 0) ; IF ([.J206] = &quot;FAIL&quot;; 1; 0)) ; [.A206] ; &quot;&quot;)">
            <text:p/>
          </table:table-cell>
          <table:table-cell table:formula="of:= IF( AND( IF([.H206] = &quot;FAIL&quot;; 1; 0) ; IF([.I206] = &quot;&quot;;  1 ; 0); IF([.J206] = &quot;FAIL&quot;; 1; 0) ) ; [.A2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7]&amp;[Sheet1.C207]&amp;[Sheet1.D207]&amp;[Sheet1.E207]=&quot;PASSPASSPASSFAIL&quot;; &quot;FAIL&quot;; &quot;&quot;)">
            <text:p/>
          </table:table-cell>
          <table:table-cell table:formula="of:=IF([Sheet1.B207]&amp;[Sheet1.C207]&amp;[Sheet1.F207]&amp;[Sheet1.G2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7] = &quot;PASS&quot;; 1; 0) ; IF ([.J207] = &quot;FAIL&quot;; 1; 0)) ; [.A207] ; &quot;&quot;)">
            <text:p/>
          </table:table-cell>
          <table:table-cell table:formula="of:= IF( AND( IF([.H207] = &quot;FAIL&quot;; 1; 0) ; IF([.I207] = &quot;&quot;;  1 ; 0); IF([.J207] = &quot;FAIL&quot;; 1; 0) ) ; [.A2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8]&amp;[Sheet1.C208]&amp;[Sheet1.D208]&amp;[Sheet1.E208]=&quot;PASSPASSPASSFAIL&quot;; &quot;FAIL&quot;; &quot;&quot;)">
            <text:p/>
          </table:table-cell>
          <table:table-cell table:formula="of:=IF([Sheet1.B208]&amp;[Sheet1.C208]&amp;[Sheet1.F208]&amp;[Sheet1.G2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8] = &quot;PASS&quot;; 1; 0) ; IF ([.J208] = &quot;FAIL&quot;; 1; 0)) ; [.A208] ; &quot;&quot;)">
            <text:p/>
          </table:table-cell>
          <table:table-cell table:formula="of:= IF( AND( IF([.H208] = &quot;FAIL&quot;; 1; 0) ; IF([.I208] = &quot;&quot;;  1 ; 0); IF([.J208] = &quot;FAIL&quot;; 1; 0) ) ; [.A2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9]&amp;[Sheet1.C209]&amp;[Sheet1.D209]&amp;[Sheet1.E209]=&quot;PASSPASSPASSFAIL&quot;; &quot;FAIL&quot;; &quot;&quot;)">
            <text:p/>
          </table:table-cell>
          <table:table-cell table:formula="of:=IF([Sheet1.B209]&amp;[Sheet1.C209]&amp;[Sheet1.F209]&amp;[Sheet1.G2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9] = &quot;PASS&quot;; 1; 0) ; IF ([.J209] = &quot;FAIL&quot;; 1; 0)) ; [.A209] ; &quot;&quot;)">
            <text:p/>
          </table:table-cell>
          <table:table-cell table:formula="of:= IF( AND( IF([.H209] = &quot;FAIL&quot;; 1; 0) ; IF([.I209] = &quot;&quot;;  1 ; 0); IF([.J209] = &quot;FAIL&quot;; 1; 0) ) ; [.A2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0]&amp;[Sheet1.C210]&amp;[Sheet1.D210]&amp;[Sheet1.E210]=&quot;PASSPASSPASSFAIL&quot;; &quot;FAIL&quot;; &quot;&quot;)">
            <text:p/>
          </table:table-cell>
          <table:table-cell table:formula="of:=IF([Sheet1.B210]&amp;[Sheet1.C210]&amp;[Sheet1.F210]&amp;[Sheet1.G2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0] = &quot;PASS&quot;; 1; 0) ; IF ([.J210] = &quot;FAIL&quot;; 1; 0)) ; [.A210] ; &quot;&quot;)">
            <text:p/>
          </table:table-cell>
          <table:table-cell table:formula="of:= IF( AND( IF([.H210] = &quot;FAIL&quot;; 1; 0) ; IF([.I210] = &quot;&quot;;  1 ; 0); IF([.J210] = &quot;FAIL&quot;; 1; 0) ) ; [.A2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1]&amp;[Sheet1.C211]&amp;[Sheet1.D211]&amp;[Sheet1.E211]=&quot;PASSPASSPASSFAIL&quot;; &quot;FAIL&quot;; &quot;&quot;)">
            <text:p/>
          </table:table-cell>
          <table:table-cell table:formula="of:=IF([Sheet1.B211]&amp;[Sheet1.C211]&amp;[Sheet1.F211]&amp;[Sheet1.G2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1] = &quot;PASS&quot;; 1; 0) ; IF ([.J211] = &quot;FAIL&quot;; 1; 0)) ; [.A211] ; &quot;&quot;)">
            <text:p/>
          </table:table-cell>
          <table:table-cell table:formula="of:= IF( AND( IF([.H211] = &quot;FAIL&quot;; 1; 0) ; IF([.I211] = &quot;&quot;;  1 ; 0); IF([.J211] = &quot;FAIL&quot;; 1; 0) ) ; [.A2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2]&amp;[Sheet1.C212]&amp;[Sheet1.D212]&amp;[Sheet1.E212]=&quot;PASSPASSPASSFAIL&quot;; &quot;FAIL&quot;; &quot;&quot;)">
            <text:p/>
          </table:table-cell>
          <table:table-cell table:formula="of:=IF([Sheet1.B212]&amp;[Sheet1.C212]&amp;[Sheet1.F212]&amp;[Sheet1.G2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2] = &quot;PASS&quot;; 1; 0) ; IF ([.J212] = &quot;FAIL&quot;; 1; 0)) ; [.A212] ; &quot;&quot;)">
            <text:p/>
          </table:table-cell>
          <table:table-cell table:formula="of:= IF( AND( IF([.H212] = &quot;FAIL&quot;; 1; 0) ; IF([.I212] = &quot;&quot;;  1 ; 0); IF([.J212] = &quot;FAIL&quot;; 1; 0) ) ; [.A2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3]&amp;[Sheet1.C213]&amp;[Sheet1.D213]&amp;[Sheet1.E213]=&quot;PASSPASSPASSFAIL&quot;; &quot;FAIL&quot;; &quot;&quot;)">
            <text:p/>
          </table:table-cell>
          <table:table-cell table:formula="of:=IF([Sheet1.B213]&amp;[Sheet1.C213]&amp;[Sheet1.F213]&amp;[Sheet1.G2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3] = &quot;PASS&quot;; 1; 0) ; IF ([.J213] = &quot;FAIL&quot;; 1; 0)) ; [.A213] ; &quot;&quot;)">
            <text:p/>
          </table:table-cell>
          <table:table-cell table:formula="of:= IF( AND( IF([.H213] = &quot;FAIL&quot;; 1; 0) ; IF([.I213] = &quot;&quot;;  1 ; 0); IF([.J213] = &quot;FAIL&quot;; 1; 0) ) ; [.A2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4]&amp;[Sheet1.C214]&amp;[Sheet1.D214]&amp;[Sheet1.E214]=&quot;PASSPASSPASSFAIL&quot;; &quot;FAIL&quot;; &quot;&quot;)">
            <text:p/>
          </table:table-cell>
          <table:table-cell table:formula="of:=IF([Sheet1.B214]&amp;[Sheet1.C214]&amp;[Sheet1.F214]&amp;[Sheet1.G2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4] = &quot;PASS&quot;; 1; 0) ; IF ([.J214] = &quot;FAIL&quot;; 1; 0)) ; [.A214] ; &quot;&quot;)">
            <text:p/>
          </table:table-cell>
          <table:table-cell table:formula="of:= IF( AND( IF([.H214] = &quot;FAIL&quot;; 1; 0) ; IF([.I214] = &quot;&quot;;  1 ; 0); IF([.J214] = &quot;FAIL&quot;; 1; 0) ) ; [.A2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5]&amp;[Sheet1.C215]&amp;[Sheet1.D215]&amp;[Sheet1.E215]=&quot;PASSPASSPASSFAIL&quot;; &quot;FAIL&quot;; &quot;&quot;)">
            <text:p/>
          </table:table-cell>
          <table:table-cell table:formula="of:=IF([Sheet1.B215]&amp;[Sheet1.C215]&amp;[Sheet1.F215]&amp;[Sheet1.G2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5] = &quot;PASS&quot;; 1; 0) ; IF ([.J215] = &quot;FAIL&quot;; 1; 0)) ; [.A215] ; &quot;&quot;)">
            <text:p/>
          </table:table-cell>
          <table:table-cell table:formula="of:= IF( AND( IF([.H215] = &quot;FAIL&quot;; 1; 0) ; IF([.I215] = &quot;&quot;;  1 ; 0); IF([.J215] = &quot;FAIL&quot;; 1; 0) ) ; [.A2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6]&amp;[Sheet1.C216]&amp;[Sheet1.D216]&amp;[Sheet1.E216]=&quot;PASSPASSPASSFAIL&quot;; &quot;FAIL&quot;; &quot;&quot;)">
            <text:p/>
          </table:table-cell>
          <table:table-cell table:formula="of:=IF([Sheet1.B216]&amp;[Sheet1.C216]&amp;[Sheet1.F216]&amp;[Sheet1.G2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6] = &quot;PASS&quot;; 1; 0) ; IF ([.J216] = &quot;FAIL&quot;; 1; 0)) ; [.A216] ; &quot;&quot;)">
            <text:p/>
          </table:table-cell>
          <table:table-cell table:formula="of:= IF( AND( IF([.H216] = &quot;FAIL&quot;; 1; 0) ; IF([.I216] = &quot;&quot;;  1 ; 0); IF([.J216] = &quot;FAIL&quot;; 1; 0) ) ; [.A2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7]&amp;[Sheet1.C217]&amp;[Sheet1.D217]&amp;[Sheet1.E217]=&quot;PASSPASSPASSFAIL&quot;; &quot;FAIL&quot;; &quot;&quot;)">
            <text:p/>
          </table:table-cell>
          <table:table-cell table:formula="of:=IF([Sheet1.B217]&amp;[Sheet1.C217]&amp;[Sheet1.F217]&amp;[Sheet1.G2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7] = &quot;PASS&quot;; 1; 0) ; IF ([.J217] = &quot;FAIL&quot;; 1; 0)) ; [.A217] ; &quot;&quot;)">
            <text:p/>
          </table:table-cell>
          <table:table-cell table:formula="of:= IF( AND( IF([.H217] = &quot;FAIL&quot;; 1; 0) ; IF([.I217] = &quot;&quot;;  1 ; 0); IF([.J217] = &quot;FAIL&quot;; 1; 0) ) ; [.A2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4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8]&amp;[Sheet1.C218]&amp;[Sheet1.D218]&amp;[Sheet1.E218]=&quot;PASSPASSPASSFAIL&quot;; &quot;FAIL&quot;; &quot;&quot;)">
            <text:p/>
          </table:table-cell>
          <table:table-cell table:formula="of:=IF([Sheet1.B218]&amp;[Sheet1.C218]&amp;[Sheet1.F218]&amp;[Sheet1.G2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8] = &quot;PASS&quot;; 1; 0) ; IF ([.J218] = &quot;FAIL&quot;; 1; 0)) ; [.A218] ; &quot;&quot;)">
            <text:p/>
          </table:table-cell>
          <table:table-cell table:formula="of:= IF( AND( IF([.H218] = &quot;FAIL&quot;; 1; 0) ; IF([.I218] = &quot;&quot;;  1 ; 0); IF([.J218] = &quot;FAIL&quot;; 1; 0) ) ; [.A2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9]&amp;[Sheet1.C219]&amp;[Sheet1.D219]&amp;[Sheet1.E219]=&quot;PASSPASSPASSFAIL&quot;; &quot;FAIL&quot;; &quot;&quot;)">
            <text:p/>
          </table:table-cell>
          <table:table-cell table:formula="of:=IF([Sheet1.B219]&amp;[Sheet1.C219]&amp;[Sheet1.F219]&amp;[Sheet1.G2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9] = &quot;PASS&quot;; 1; 0) ; IF ([.J219] = &quot;FAIL&quot;; 1; 0)) ; [.A219] ; &quot;&quot;)">
            <text:p/>
          </table:table-cell>
          <table:table-cell table:formula="of:= IF( AND( IF([.H219] = &quot;FAIL&quot;; 1; 0) ; IF([.I219] = &quot;&quot;;  1 ; 0); IF([.J219] = &quot;FAIL&quot;; 1; 0) ) ; [.A2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5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0]&amp;[Sheet1.C220]&amp;[Sheet1.D220]&amp;[Sheet1.E220]=&quot;PASSPASSPASSFAIL&quot;; &quot;FAIL&quot;; &quot;&quot;)">
            <text:p/>
          </table:table-cell>
          <table:table-cell table:formula="of:=IF([Sheet1.B220]&amp;[Sheet1.C220]&amp;[Sheet1.F220]&amp;[Sheet1.G2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0] = &quot;PASS&quot;; 1; 0) ; IF ([.J220] = &quot;FAIL&quot;; 1; 0)) ; [.A220] ; &quot;&quot;)">
            <text:p/>
          </table:table-cell>
          <table:table-cell table:formula="of:= IF( AND( IF([.H220] = &quot;FAIL&quot;; 1; 0) ; IF([.I220] = &quot;&quot;;  1 ; 0); IF([.J220] = &quot;FAIL&quot;; 1; 0) ) ; [.A2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1]&amp;[Sheet1.C221]&amp;[Sheet1.D221]&amp;[Sheet1.E221]=&quot;PASSPASSPASSFAIL&quot;; &quot;FAIL&quot;; &quot;&quot;)">
            <text:p/>
          </table:table-cell>
          <table:table-cell table:formula="of:=IF([Sheet1.B221]&amp;[Sheet1.C221]&amp;[Sheet1.F221]&amp;[Sheet1.G2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1] = &quot;PASS&quot;; 1; 0) ; IF ([.J221] = &quot;FAIL&quot;; 1; 0)) ; [.A221] ; &quot;&quot;)">
            <text:p/>
          </table:table-cell>
          <table:table-cell table:formula="of:= IF( AND( IF([.H221] = &quot;FAIL&quot;; 1; 0) ; IF([.I221] = &quot;&quot;;  1 ; 0); IF([.J221] = &quot;FAIL&quot;; 1; 0) ) ; [.A2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6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2]&amp;[Sheet1.C222]&amp;[Sheet1.D222]&amp;[Sheet1.E222]=&quot;PASSPASSPASSFAIL&quot;; &quot;FAIL&quot;; &quot;&quot;)">
            <text:p/>
          </table:table-cell>
          <table:table-cell table:formula="of:=IF([Sheet1.B222]&amp;[Sheet1.C222]&amp;[Sheet1.F222]&amp;[Sheet1.G2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2] = &quot;PASS&quot;; 1; 0) ; IF ([.J222] = &quot;FAIL&quot;; 1; 0)) ; [.A222] ; &quot;&quot;)">
            <text:p/>
          </table:table-cell>
          <table:table-cell table:formula="of:= IF( AND( IF([.H222] = &quot;FAIL&quot;; 1; 0) ; IF([.I222] = &quot;&quot;;  1 ; 0); IF([.J222] = &quot;FAIL&quot;; 1; 0) ) ; [.A2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3]&amp;[Sheet1.C223]&amp;[Sheet1.D223]&amp;[Sheet1.E223]=&quot;PASSPASSPASSFAIL&quot;; &quot;FAIL&quot;; &quot;&quot;)">
            <text:p/>
          </table:table-cell>
          <table:table-cell table:formula="of:=IF([Sheet1.B223]&amp;[Sheet1.C223]&amp;[Sheet1.F223]&amp;[Sheet1.G2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3] = &quot;PASS&quot;; 1; 0) ; IF ([.J223] = &quot;FAIL&quot;; 1; 0)) ; [.A223] ; &quot;&quot;)">
            <text:p/>
          </table:table-cell>
          <table:table-cell table:formula="of:= IF( AND( IF([.H223] = &quot;FAIL&quot;; 1; 0) ; IF([.I223] = &quot;&quot;;  1 ; 0); IF([.J223] = &quot;FAIL&quot;; 1; 0) ) ; [.A2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4]&amp;[Sheet1.C224]&amp;[Sheet1.D224]&amp;[Sheet1.E224]=&quot;PASSPASSPASSFAIL&quot;; &quot;FAIL&quot;; &quot;&quot;)">
            <text:p/>
          </table:table-cell>
          <table:table-cell table:formula="of:=IF([Sheet1.B224]&amp;[Sheet1.C224]&amp;[Sheet1.F224]&amp;[Sheet1.G2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4] = &quot;PASS&quot;; 1; 0) ; IF ([.J224] = &quot;FAIL&quot;; 1; 0)) ; [.A224] ; &quot;&quot;)">
            <text:p/>
          </table:table-cell>
          <table:table-cell table:formula="of:= IF( AND( IF([.H224] = &quot;FAIL&quot;; 1; 0) ; IF([.I224] = &quot;&quot;;  1 ; 0); IF([.J224] = &quot;FAIL&quot;; 1; 0) ) ; [.A2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5]&amp;[Sheet1.C225]&amp;[Sheet1.D225]&amp;[Sheet1.E225]=&quot;PASSPASSPASSFAIL&quot;; &quot;FAIL&quot;; &quot;&quot;)">
            <text:p/>
          </table:table-cell>
          <table:table-cell table:formula="of:=IF([Sheet1.B225]&amp;[Sheet1.C225]&amp;[Sheet1.F225]&amp;[Sheet1.G2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5] = &quot;PASS&quot;; 1; 0) ; IF ([.J225] = &quot;FAIL&quot;; 1; 0)) ; [.A225] ; &quot;&quot;)">
            <text:p/>
          </table:table-cell>
          <table:table-cell table:formula="of:= IF( AND( IF([.H225] = &quot;FAIL&quot;; 1; 0) ; IF([.I225] = &quot;&quot;;  1 ; 0); IF([.J225] = &quot;FAIL&quot;; 1; 0) ) ; [.A2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6]&amp;[Sheet1.C226]&amp;[Sheet1.D226]&amp;[Sheet1.E226]=&quot;PASSPASSPASSFAIL&quot;; &quot;FAIL&quot;; &quot;&quot;)">
            <text:p/>
          </table:table-cell>
          <table:table-cell table:formula="of:=IF([Sheet1.B226]&amp;[Sheet1.C226]&amp;[Sheet1.F226]&amp;[Sheet1.G2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6] = &quot;PASS&quot;; 1; 0) ; IF ([.J226] = &quot;FAIL&quot;; 1; 0)) ; [.A226] ; &quot;&quot;)">
            <text:p/>
          </table:table-cell>
          <table:table-cell table:formula="of:= IF( AND( IF([.H226] = &quot;FAIL&quot;; 1; 0) ; IF([.I226] = &quot;&quot;;  1 ; 0); IF([.J226] = &quot;FAIL&quot;; 1; 0) ) ; [.A2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7]&amp;[Sheet1.C227]&amp;[Sheet1.D227]&amp;[Sheet1.E227]=&quot;PASSPASSPASSFAIL&quot;; &quot;FAIL&quot;; &quot;&quot;)">
            <text:p/>
          </table:table-cell>
          <table:table-cell table:formula="of:=IF([Sheet1.B227]&amp;[Sheet1.C227]&amp;[Sheet1.F227]&amp;[Sheet1.G2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7] = &quot;PASS&quot;; 1; 0) ; IF ([.J227] = &quot;FAIL&quot;; 1; 0)) ; [.A227] ; &quot;&quot;)">
            <text:p/>
          </table:table-cell>
          <table:table-cell table:formula="of:= IF( AND( IF([.H227] = &quot;FAIL&quot;; 1; 0) ; IF([.I227] = &quot;&quot;;  1 ; 0); IF([.J227] = &quot;FAIL&quot;; 1; 0) ) ; [.A2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8]&amp;[Sheet1.C228]&amp;[Sheet1.D228]&amp;[Sheet1.E228]=&quot;PASSPASSPASSFAIL&quot;; &quot;FAIL&quot;; &quot;&quot;)">
            <text:p/>
          </table:table-cell>
          <table:table-cell table:formula="of:=IF([Sheet1.B228]&amp;[Sheet1.C228]&amp;[Sheet1.F228]&amp;[Sheet1.G2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8] = &quot;PASS&quot;; 1; 0) ; IF ([.J228] = &quot;FAIL&quot;; 1; 0)) ; [.A228] ; &quot;&quot;)">
            <text:p/>
          </table:table-cell>
          <table:table-cell table:formula="of:= IF( AND( IF([.H228] = &quot;FAIL&quot;; 1; 0) ; IF([.I228] = &quot;&quot;;  1 ; 0); IF([.J228] = &quot;FAIL&quot;; 1; 0) ) ; [.A2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9]&amp;[Sheet1.C229]&amp;[Sheet1.D229]&amp;[Sheet1.E229]=&quot;PASSPASSPASSFAIL&quot;; &quot;FAIL&quot;; &quot;&quot;)">
            <text:p/>
          </table:table-cell>
          <table:table-cell table:formula="of:=IF([Sheet1.B229]&amp;[Sheet1.C229]&amp;[Sheet1.F229]&amp;[Sheet1.G2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9] = &quot;PASS&quot;; 1; 0) ; IF ([.J229] = &quot;FAIL&quot;; 1; 0)) ; [.A229] ; &quot;&quot;)">
            <text:p/>
          </table:table-cell>
          <table:table-cell table:formula="of:= IF( AND( IF([.H229] = &quot;FAIL&quot;; 1; 0) ; IF([.I229] = &quot;&quot;;  1 ; 0); IF([.J229] = &quot;FAIL&quot;; 1; 0) ) ; [.A2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0]&amp;[Sheet1.C230]&amp;[Sheet1.D230]&amp;[Sheet1.E230]=&quot;PASSPASSPASSFAIL&quot;; &quot;FAIL&quot;; &quot;&quot;)">
            <text:p/>
          </table:table-cell>
          <table:table-cell table:formula="of:=IF([Sheet1.B230]&amp;[Sheet1.C230]&amp;[Sheet1.F230]&amp;[Sheet1.G2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0] = &quot;PASS&quot;; 1; 0) ; IF ([.J230] = &quot;FAIL&quot;; 1; 0)) ; [.A230] ; &quot;&quot;)">
            <text:p/>
          </table:table-cell>
          <table:table-cell table:formula="of:= IF( AND( IF([.H230] = &quot;FAIL&quot;; 1; 0) ; IF([.I230] = &quot;&quot;;  1 ; 0); IF([.J230] = &quot;FAIL&quot;; 1; 0) ) ; [.A2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1]&amp;[Sheet1.C231]&amp;[Sheet1.D231]&amp;[Sheet1.E231]=&quot;PASSPASSPASSFAIL&quot;; &quot;FAIL&quot;; &quot;&quot;)">
            <text:p/>
          </table:table-cell>
          <table:table-cell table:formula="of:=IF([Sheet1.B231]&amp;[Sheet1.C231]&amp;[Sheet1.F231]&amp;[Sheet1.G2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1] = &quot;PASS&quot;; 1; 0) ; IF ([.J231] = &quot;FAIL&quot;; 1; 0)) ; [.A231] ; &quot;&quot;)">
            <text:p/>
          </table:table-cell>
          <table:table-cell table:formula="of:= IF( AND( IF([.H231] = &quot;FAIL&quot;; 1; 0) ; IF([.I231] = &quot;&quot;;  1 ; 0); IF([.J231] = &quot;FAIL&quot;; 1; 0) ) ; [.A2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2]&amp;[Sheet1.C232]&amp;[Sheet1.D232]&amp;[Sheet1.E232]=&quot;PASSPASSPASSFAIL&quot;; &quot;FAIL&quot;; &quot;&quot;)">
            <text:p/>
          </table:table-cell>
          <table:table-cell table:formula="of:=IF([Sheet1.B232]&amp;[Sheet1.C232]&amp;[Sheet1.F232]&amp;[Sheet1.G2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2] = &quot;PASS&quot;; 1; 0) ; IF ([.J232] = &quot;FAIL&quot;; 1; 0)) ; [.A232] ; &quot;&quot;)">
            <text:p/>
          </table:table-cell>
          <table:table-cell table:formula="of:= IF( AND( IF([.H232] = &quot;FAIL&quot;; 1; 0) ; IF([.I232] = &quot;&quot;;  1 ; 0); IF([.J232] = &quot;FAIL&quot;; 1; 0) ) ; [.A2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3]&amp;[Sheet1.C233]&amp;[Sheet1.D233]&amp;[Sheet1.E233]=&quot;PASSPASSPASSFAIL&quot;; &quot;FAIL&quot;; &quot;&quot;)">
            <text:p/>
          </table:table-cell>
          <table:table-cell table:formula="of:=IF([Sheet1.B233]&amp;[Sheet1.C233]&amp;[Sheet1.F233]&amp;[Sheet1.G2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3] = &quot;PASS&quot;; 1; 0) ; IF ([.J233] = &quot;FAIL&quot;; 1; 0)) ; [.A233] ; &quot;&quot;)">
            <text:p/>
          </table:table-cell>
          <table:table-cell table:formula="of:= IF( AND( IF([.H233] = &quot;FAIL&quot;; 1; 0) ; IF([.I233] = &quot;&quot;;  1 ; 0); IF([.J233] = &quot;FAIL&quot;; 1; 0) ) ; [.A2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2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4]&amp;[Sheet1.C234]&amp;[Sheet1.D234]&amp;[Sheet1.E234]=&quot;PASSPASSPASSFAIL&quot;; &quot;FAIL&quot;; &quot;&quot;)">
            <text:p/>
          </table:table-cell>
          <table:table-cell table:formula="of:=IF([Sheet1.B234]&amp;[Sheet1.C234]&amp;[Sheet1.F234]&amp;[Sheet1.G2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4] = &quot;PASS&quot;; 1; 0) ; IF ([.J234] = &quot;FAIL&quot;; 1; 0)) ; [.A234] ; &quot;&quot;)">
            <text:p/>
          </table:table-cell>
          <table:table-cell table:formula="of:= IF( AND( IF([.H234] = &quot;FAIL&quot;; 1; 0) ; IF([.I234] = &quot;&quot;;  1 ; 0); IF([.J234] = &quot;FAIL&quot;; 1; 0) ) ; [.A2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5]&amp;[Sheet1.C235]&amp;[Sheet1.D235]&amp;[Sheet1.E235]=&quot;PASSPASSPASSFAIL&quot;; &quot;FAIL&quot;; &quot;&quot;)">
            <text:p/>
          </table:table-cell>
          <table:table-cell table:formula="of:=IF([Sheet1.B235]&amp;[Sheet1.C235]&amp;[Sheet1.F235]&amp;[Sheet1.G2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5] = &quot;PASS&quot;; 1; 0) ; IF ([.J235] = &quot;FAIL&quot;; 1; 0)) ; [.A235] ; &quot;&quot;)">
            <text:p/>
          </table:table-cell>
          <table:table-cell table:formula="of:= IF( AND( IF([.H235] = &quot;FAIL&quot;; 1; 0) ; IF([.I235] = &quot;&quot;;  1 ; 0); IF([.J235] = &quot;FAIL&quot;; 1; 0) ) ; [.A2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3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6]&amp;[Sheet1.C236]&amp;[Sheet1.D236]&amp;[Sheet1.E236]=&quot;PASSPASSPASSFAIL&quot;; &quot;FAIL&quot;; &quot;&quot;)">
            <text:p/>
          </table:table-cell>
          <table:table-cell table:formula="of:=IF([Sheet1.B236]&amp;[Sheet1.C236]&amp;[Sheet1.F236]&amp;[Sheet1.G23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6] = &quot;PASS&quot;; 1; 0) ; IF ([.J236] = &quot;FAIL&quot;; 1; 0)) ; [.A236] ; &quot;&quot;)">
            <text:p/>
          </table:table-cell>
          <table:table-cell table:formula="of:= IF( AND( IF([.H236] = &quot;FAIL&quot;; 1; 0) ; IF([.I236] = &quot;&quot;;  1 ; 0); IF([.J236] = &quot;FAIL&quot;; 1; 0) ) ; [.A2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37]&amp;[Sheet1.C237]&amp;[Sheet1.D237]&amp;[Sheet1.E237]=&quot;PASSPASSPASSFAIL&quot;; &quot;FAIL&quot;; &quot;&quot;)">
            <text:p/>
          </table:table-cell>
          <table:table-cell table:formula="of:=IF([Sheet1.B237]&amp;[Sheet1.C237]&amp;[Sheet1.F237]&amp;[Sheet1.G23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7] = &quot;PASS&quot;; 1; 0) ; IF ([.J237] = &quot;FAIL&quot;; 1; 0)) ; [.A237] ; &quot;&quot;)">
            <text:p/>
          </table:table-cell>
          <table:table-cell table:formula="of:= IF( AND( IF([.H237] = &quot;FAIL&quot;; 1; 0) ; IF([.I237] = &quot;&quot;;  1 ; 0); IF([.J237] = &quot;FAIL&quot;; 1; 0) ) ; [.A2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4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38]&amp;[Sheet1.C238]&amp;[Sheet1.D238]&amp;[Sheet1.E238]=&quot;PASSPASSPASSFAIL&quot;; &quot;FAIL&quot;; &quot;&quot;)">
            <text:p/>
          </table:table-cell>
          <table:table-cell table:formula="of:=IF([Sheet1.B238]&amp;[Sheet1.C238]&amp;[Sheet1.F238]&amp;[Sheet1.G23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8] = &quot;PASS&quot;; 1; 0) ; IF ([.J238] = &quot;FAIL&quot;; 1; 0)) ; [.A238] ; &quot;&quot;)">
            <text:p/>
          </table:table-cell>
          <table:table-cell table:formula="of:= IF( AND( IF([.H238] = &quot;FAIL&quot;; 1; 0) ; IF([.I238] = &quot;&quot;;  1 ; 0); IF([.J238] = &quot;FAIL&quot;; 1; 0) ) ; [.A2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239]&amp;[Sheet1.C239]&amp;[Sheet1.D239]&amp;[Sheet1.E239]=&quot;PASSPASSPASSFAIL&quot;; &quot;FAIL&quot;; &quot;&quot;)">
            <text:p/>
          </table:table-cell>
          <table:table-cell table:formula="of:=IF([Sheet1.B239]&amp;[Sheet1.C239]&amp;[Sheet1.F239]&amp;[Sheet1.G23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9] = &quot;PASS&quot;; 1; 0) ; IF ([.J239] = &quot;FAIL&quot;; 1; 0)) ; [.A239] ; &quot;&quot;)">
            <text:p/>
          </table:table-cell>
          <table:table-cell table:formula="of:= IF( AND( IF([.H239] = &quot;FAIL&quot;; 1; 0) ; IF([.I239] = &quot;&quot;;  1 ; 0); IF([.J239] = &quot;FAIL&quot;; 1; 0) ) ; [.A2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5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240]&amp;[Sheet1.C240]&amp;[Sheet1.D240]&amp;[Sheet1.E240]=&quot;PASSPASSPASSFAIL&quot;; &quot;FAIL&quot;; &quot;&quot;)">
            <text:p/>
          </table:table-cell>
          <table:table-cell table:formula="of:=IF([Sheet1.B240]&amp;[Sheet1.C240]&amp;[Sheet1.F240]&amp;[Sheet1.G24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0] = &quot;PASS&quot;; 1; 0) ; IF ([.J240] = &quot;FAIL&quot;; 1; 0)) ; [.A240] ; &quot;&quot;)">
            <text:p/>
          </table:table-cell>
          <table:table-cell table:formula="of:= IF( AND( IF([.H240] = &quot;FAIL&quot;; 1; 0) ; IF([.I240] = &quot;&quot;;  1 ; 0); IF([.J240] = &quot;FAIL&quot;; 1; 0) ) ; [.A2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41]&amp;[Sheet1.C241]&amp;[Sheet1.D241]&amp;[Sheet1.E241]=&quot;PASSPASSPASSFAIL&quot;; &quot;FAIL&quot;; &quot;&quot;)">
            <text:p/>
          </table:table-cell>
          <table:table-cell table:formula="of:=IF([Sheet1.B241]&amp;[Sheet1.C241]&amp;[Sheet1.F241]&amp;[Sheet1.G24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1] = &quot;PASS&quot;; 1; 0) ; IF ([.J241] = &quot;FAIL&quot;; 1; 0)) ; [.A241] ; &quot;&quot;)">
            <text:p/>
          </table:table-cell>
          <table:table-cell table:formula="of:= IF( AND( IF([.H241] = &quot;FAIL&quot;; 1; 0) ; IF([.I241] = &quot;&quot;;  1 ; 0); IF([.J241] = &quot;FAIL&quot;; 1; 0) ) ; [.A2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6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42]&amp;[Sheet1.C242]&amp;[Sheet1.D242]&amp;[Sheet1.E242]=&quot;PASSPASSPASSFAIL&quot;; &quot;FAIL&quot;; &quot;&quot;)">
            <text:p/>
          </table:table-cell>
          <table:table-cell table:formula="of:=IF([Sheet1.B242]&amp;[Sheet1.C242]&amp;[Sheet1.F242]&amp;[Sheet1.G2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2] = &quot;PASS&quot;; 1; 0) ; IF ([.J242] = &quot;FAIL&quot;; 1; 0)) ; [.A242] ; &quot;&quot;)">
            <text:p/>
          </table:table-cell>
          <table:table-cell table:formula="of:= IF( AND( IF([.H242] = &quot;FAIL&quot;; 1; 0) ; IF([.I242] = &quot;&quot;;  1 ; 0); IF([.J242] = &quot;FAIL&quot;; 1; 0) ) ; [.A2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data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3]&amp;[Sheet1.C243]&amp;[Sheet1.D243]&amp;[Sheet1.E243]=&quot;PASSPASSPASSFAIL&quot;; &quot;FAIL&quot;; &quot;&quot;)">
            <text:p/>
          </table:table-cell>
          <table:table-cell table:formula="of:=IF([Sheet1.B243]&amp;[Sheet1.C243]&amp;[Sheet1.F243]&amp;[Sheet1.G2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3] = &quot;PASS&quot;; 1; 0) ; IF ([.J243] = &quot;FAIL&quot;; 1; 0)) ; [.A243] ; &quot;&quot;)">
            <text:p/>
          </table:table-cell>
          <table:table-cell table:formula="of:= IF( AND( IF([.H243] = &quot;FAIL&quot;; 1; 0) ; IF([.I243] = &quot;&quot;;  1 ; 0); IF([.J243] = &quot;FAIL&quot;; 1; 0) ) ; [.A2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data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4]&amp;[Sheet1.C244]&amp;[Sheet1.D244]&amp;[Sheet1.E244]=&quot;PASSPASSPASSFAIL&quot;; &quot;FAIL&quot;; &quot;&quot;)">
            <text:p/>
          </table:table-cell>
          <table:table-cell table:formula="of:=IF([Sheet1.B244]&amp;[Sheet1.C244]&amp;[Sheet1.F244]&amp;[Sheet1.G2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4] = &quot;PASS&quot;; 1; 0) ; IF ([.J244] = &quot;FAIL&quot;; 1; 0)) ; [.A244] ; &quot;&quot;)">
            <text:p/>
          </table:table-cell>
          <table:table-cell table:formula="of:= IF( AND( IF([.H244] = &quot;FAIL&quot;; 1; 0) ; IF([.I244] = &quot;&quot;;  1 ; 0); IF([.J244] = &quot;FAIL&quot;; 1; 0) ) ; [.A2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datasync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5]&amp;[Sheet1.C245]&amp;[Sheet1.D245]&amp;[Sheet1.E245]=&quot;PASSPASSPASSFAIL&quot;; &quot;FAIL&quot;; &quot;&quot;)">
            <text:p/>
          </table:table-cell>
          <table:table-cell table:formula="of:=IF([Sheet1.B245]&amp;[Sheet1.C245]&amp;[Sheet1.F245]&amp;[Sheet1.G24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45] = &quot;PASS&quot;; 1; 0) ; IF ([.J245] = &quot;FAIL&quot;; 1; 0)) ; [.A245] ; &quot;&quot;)">
            <text:p/>
          </table:table-cell>
          <table:table-cell table:formula="of:= IF( AND( IF([.H245] = &quot;FAIL&quot;; 1; 0) ; IF([.I245] = &quot;&quot;;  1 ; 0); IF([.J245] = &quot;FAIL&quot;; 1; 0) ) ; [.A2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g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6]&amp;[Sheet1.C246]&amp;[Sheet1.D246]&amp;[Sheet1.E246]=&quot;PASSPASSPASSFAIL&quot;; &quot;FAIL&quot;; &quot;&quot;)" office:value-type="string" office:string-value="FAIL" calcext:value-type="string">
            <text:p>FAIL</text:p>
          </table:table-cell>
          <table:table-cell table:formula="of:=IF([Sheet1.B246]&amp;[Sheet1.C246]&amp;[Sheet1.F246]&amp;[Sheet1.G24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6] = &quot;PASS&quot;; 1; 0) ; IF ([.J246] = &quot;FAIL&quot;; 1; 0)) ; [.A246] ; &quot;&quot;)">
            <text:p/>
          </table:table-cell>
          <table:table-cell table:formula="of:= IF( AND( IF([.H246] = &quot;FAIL&quot;; 1; 0) ; IF([.I246] = &quot;&quot;;  1 ; 0); IF([.J246] = &quot;FAIL&quot;; 1; 0) ) ; [.A246] ; &quot;&quot;)" office:value-type="string" office:string-value="fgetxattr01" calcext:value-type="string">
            <text:p>fge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g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3" office:value-type="string" calcext:value-type="string">
            <text:p>FAIL</text:p>
          </table:table-cell>
          <table:table-cell table:formula="of:=IF([Sheet1.B247]&amp;[Sheet1.C247]&amp;[Sheet1.D247]&amp;[Sheet1.E247]=&quot;PASSPASSPASSFAIL&quot;; &quot;FAIL&quot;; &quot;&quot;)">
            <text:p/>
          </table:table-cell>
          <table:table-cell table:formula="of:=IF([Sheet1.B247]&amp;[Sheet1.C247]&amp;[Sheet1.F247]&amp;[Sheet1.G24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7] = &quot;PASS&quot;; 1; 0) ; IF ([.J247] = &quot;FAIL&quot;; 1; 0)) ; [.A247] ; &quot;&quot;)">
            <text:p/>
          </table:table-cell>
          <table:table-cell table:formula="of:= IF( AND( IF([.H247] = &quot;FAIL&quot;; 1; 0) ; IF([.I247] = &quot;&quot;;  1 ; 0); IF([.J247] = &quot;FAIL&quot;; 1; 0) ) ; [.A2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g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8]&amp;[Sheet1.C248]&amp;[Sheet1.D248]&amp;[Sheet1.E248]=&quot;PASSPASSPASSFAIL&quot;; &quot;FAIL&quot;; &quot;&quot;)">
            <text:p/>
          </table:table-cell>
          <table:table-cell table:formula="of:=IF([Sheet1.B248]&amp;[Sheet1.C248]&amp;[Sheet1.F248]&amp;[Sheet1.G24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8] = &quot;PASS&quot;; 1; 0) ; IF ([.J248] = &quot;FAIL&quot;; 1; 0)) ; [.A248] ; &quot;&quot;)">
            <text:p/>
          </table:table-cell>
          <table:table-cell table:formula="of:= IF( AND( IF([.H248] = &quot;FAIL&quot;; 1; 0) ; IF([.I248] = &quot;&quot;;  1 ; 0); IF([.J248] = &quot;FAIL&quot;; 1; 0) ) ; [.A2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9]&amp;[Sheet1.C249]&amp;[Sheet1.D249]&amp;[Sheet1.E249]=&quot;PASSPASSPASSFAIL&quot;; &quot;FAIL&quot;; &quot;&quot;)" office:value-type="string" office:string-value="FAIL" calcext:value-type="string">
            <text:p>FAIL</text:p>
          </table:table-cell>
          <table:table-cell table:formula="of:=IF([Sheet1.B249]&amp;[Sheet1.C249]&amp;[Sheet1.F249]&amp;[Sheet1.G24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9] = &quot;PASS&quot;; 1; 0) ; IF ([.J249] = &quot;FAIL&quot;; 1; 0)) ; [.A249] ; &quot;&quot;)">
            <text:p/>
          </table:table-cell>
          <table:table-cell table:formula="of:= IF( AND( IF([.H249] = &quot;FAIL&quot;; 1; 0) ; IF([.I249] = &quot;&quot;;  1 ; 0); IF([.J249] = &quot;FAIL&quot;; 1; 0) ) ; [.A249] ; &quot;&quot;)" office:value-type="string" office:string-value="flistxattr01" calcext:value-type="string">
            <text:p>flis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0]&amp;[Sheet1.C250]&amp;[Sheet1.D250]&amp;[Sheet1.E250]=&quot;PASSPASSPASSFAIL&quot;; &quot;FAIL&quot;; &quot;&quot;)" office:value-type="string" office:string-value="FAIL" calcext:value-type="string">
            <text:p>FAIL</text:p>
          </table:table-cell>
          <table:table-cell table:formula="of:=IF([Sheet1.B250]&amp;[Sheet1.C250]&amp;[Sheet1.F250]&amp;[Sheet1.G25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50] = &quot;PASS&quot;; 1; 0) ; IF ([.J250] = &quot;FAIL&quot;; 1; 0)) ; [.A250] ; &quot;&quot;)">
            <text:p/>
          </table:table-cell>
          <table:table-cell table:formula="of:= IF( AND( IF([.H250] = &quot;FAIL&quot;; 1; 0) ; IF([.I250] = &quot;&quot;;  1 ; 0); IF([.J250] = &quot;FAIL&quot;; 1; 0) ) ; [.A250] ; &quot;&quot;)" office:value-type="string" office:string-value="flistxattr02" calcext:value-type="string">
            <text:p>flis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1]&amp;[Sheet1.C251]&amp;[Sheet1.D251]&amp;[Sheet1.E251]=&quot;PASSPASSPASSFAIL&quot;; &quot;FAIL&quot;; &quot;&quot;)" office:value-type="string" office:string-value="FAIL" calcext:value-type="string">
            <text:p>FAIL</text:p>
          </table:table-cell>
          <table:table-cell table:formula="of:=IF([Sheet1.B251]&amp;[Sheet1.C251]&amp;[Sheet1.F251]&amp;[Sheet1.G2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51] = &quot;PASS&quot;; 1; 0) ; IF ([.J251] = &quot;FAIL&quot;; 1; 0)) ; [.A251] ; &quot;&quot;)">
            <text:p/>
          </table:table-cell>
          <table:table-cell table:formula="of:= IF( AND( IF([.H251] = &quot;FAIL&quot;; 1; 0) ; IF([.I251] = &quot;&quot;;  1 ; 0); IF([.J251] = &quot;FAIL&quot;; 1; 0) ) ; [.A251] ; &quot;&quot;)" office:value-type="string" office:string-value="flistxattr03" calcext:value-type="string">
            <text:p>flistxatt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2]&amp;[Sheet1.C252]&amp;[Sheet1.D252]&amp;[Sheet1.E252]=&quot;PASSPASSPASSFAIL&quot;; &quot;FAIL&quot;; &quot;&quot;)">
            <text:p/>
          </table:table-cell>
          <table:table-cell table:formula="of:=IF([Sheet1.B252]&amp;[Sheet1.C252]&amp;[Sheet1.F252]&amp;[Sheet1.G2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2] = &quot;PASS&quot;; 1; 0) ; IF ([.J252] = &quot;FAIL&quot;; 1; 0)) ; [.A252] ; &quot;&quot;)">
            <text:p/>
          </table:table-cell>
          <table:table-cell table:formula="of:= IF( AND( IF([.H252] = &quot;FAIL&quot;; 1; 0) ; IF([.I252] = &quot;&quot;;  1 ; 0); IF([.J252] = &quot;FAIL&quot;; 1; 0) ) ; [.A2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3]&amp;[Sheet1.C253]&amp;[Sheet1.D253]&amp;[Sheet1.E253]=&quot;PASSPASSPASSFAIL&quot;; &quot;FAIL&quot;; &quot;&quot;)">
            <text:p/>
          </table:table-cell>
          <table:table-cell table:formula="of:=IF([Sheet1.B253]&amp;[Sheet1.C253]&amp;[Sheet1.F253]&amp;[Sheet1.G2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3] = &quot;PASS&quot;; 1; 0) ; IF ([.J253] = &quot;FAIL&quot;; 1; 0)) ; [.A253] ; &quot;&quot;)">
            <text:p/>
          </table:table-cell>
          <table:table-cell table:formula="of:= IF( AND( IF([.H253] = &quot;FAIL&quot;; 1; 0) ; IF([.I253] = &quot;&quot;;  1 ; 0); IF([.J253] = &quot;FAIL&quot;; 1; 0) ) ; [.A2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4]&amp;[Sheet1.C254]&amp;[Sheet1.D254]&amp;[Sheet1.E254]=&quot;PASSPASSPASSFAIL&quot;; &quot;FAIL&quot;; &quot;&quot;)" office:value-type="string" office:string-value="FAIL" calcext:value-type="string">
            <text:p>FAIL</text:p>
          </table:table-cell>
          <table:table-cell table:formula="of:=IF([Sheet1.B254]&amp;[Sheet1.C254]&amp;[Sheet1.F254]&amp;[Sheet1.G2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4] = &quot;PASS&quot;; 1; 0) ; IF ([.J254] = &quot;FAIL&quot;; 1; 0)) ; [.A254] ; &quot;&quot;)">
            <text:p/>
          </table:table-cell>
          <table:table-cell table:formula="of:= IF( AND( IF([.H254] = &quot;FAIL&quot;; 1; 0) ; IF([.I254] = &quot;&quot;;  1 ; 0); IF([.J254] = &quot;FAIL&quot;; 1; 0) ) ; [.A2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5]&amp;[Sheet1.C255]&amp;[Sheet1.D255]&amp;[Sheet1.E255]=&quot;PASSPASSPASSFAIL&quot;; &quot;FAIL&quot;; &quot;&quot;)">
            <text:p/>
          </table:table-cell>
          <table:table-cell table:formula="of:=IF([Sheet1.B255]&amp;[Sheet1.C255]&amp;[Sheet1.F255]&amp;[Sheet1.G2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5] = &quot;PASS&quot;; 1; 0) ; IF ([.J255] = &quot;FAIL&quot;; 1; 0)) ; [.A255] ; &quot;&quot;)">
            <text:p/>
          </table:table-cell>
          <table:table-cell table:formula="of:= IF( AND( IF([.H255] = &quot;FAIL&quot;; 1; 0) ; IF([.I255] = &quot;&quot;;  1 ; 0); IF([.J255] = &quot;FAIL&quot;; 1; 0) ) ; [.A2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6]&amp;[Sheet1.C256]&amp;[Sheet1.D256]&amp;[Sheet1.E256]=&quot;PASSPASSPASSFAIL&quot;; &quot;FAIL&quot;; &quot;&quot;)">
            <text:p/>
          </table:table-cell>
          <table:table-cell table:formula="of:=IF([Sheet1.B256]&amp;[Sheet1.C256]&amp;[Sheet1.F256]&amp;[Sheet1.G2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6] = &quot;PASS&quot;; 1; 0) ; IF ([.J256] = &quot;FAIL&quot;; 1; 0)) ; [.A256] ; &quot;&quot;)">
            <text:p/>
          </table:table-cell>
          <table:table-cell table:formula="of:= IF( AND( IF([.H256] = &quot;FAIL&quot;; 1; 0) ; IF([.I256] = &quot;&quot;;  1 ; 0); IF([.J256] = &quot;FAIL&quot;; 1; 0) ) ; [.A2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mtms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7]&amp;[Sheet1.C257]&amp;[Sheet1.D257]&amp;[Sheet1.E257]=&quot;PASSPASSPASSFAIL&quot;; &quot;FAIL&quot;; &quot;&quot;)">
            <text:p/>
          </table:table-cell>
          <table:table-cell table:formula="of:=IF([Sheet1.B257]&amp;[Sheet1.C257]&amp;[Sheet1.F257]&amp;[Sheet1.G2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7] = &quot;PASS&quot;; 1; 0) ; IF ([.J257] = &quot;FAIL&quot;; 1; 0)) ; [.A257] ; &quot;&quot;)">
            <text:p/>
          </table:table-cell>
          <table:table-cell table:formula="of:= IF( AND( IF([.H257] = &quot;FAIL&quot;; 1; 0) ; IF([.I257] = &quot;&quot;;  1 ; 0); IF([.J257] = &quot;FAIL&quot;; 1; 0) ) ; [.A2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8]&amp;[Sheet1.C258]&amp;[Sheet1.D258]&amp;[Sheet1.E258]=&quot;PASSPASSPASSFAIL&quot;; &quot;FAIL&quot;; &quot;&quot;)">
            <text:p/>
          </table:table-cell>
          <table:table-cell table:formula="of:=IF([Sheet1.B258]&amp;[Sheet1.C258]&amp;[Sheet1.F258]&amp;[Sheet1.G2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8] = &quot;PASS&quot;; 1; 0) ; IF ([.J258] = &quot;FAIL&quot;; 1; 0)) ; [.A258] ; &quot;&quot;)">
            <text:p/>
          </table:table-cell>
          <table:table-cell table:formula="of:= IF( AND( IF([.H258] = &quot;FAIL&quot;; 1; 0) ; IF([.I258] = &quot;&quot;;  1 ; 0); IF([.J258] = &quot;FAIL&quot;; 1; 0) ) ; [.A2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9]&amp;[Sheet1.C259]&amp;[Sheet1.D259]&amp;[Sheet1.E259]=&quot;PASSPASSPASSFAIL&quot;; &quot;FAIL&quot;; &quot;&quot;)">
            <text:p/>
          </table:table-cell>
          <table:table-cell table:formula="of:=IF([Sheet1.B259]&amp;[Sheet1.C259]&amp;[Sheet1.F259]&amp;[Sheet1.G2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9] = &quot;PASS&quot;; 1; 0) ; IF ([.J259] = &quot;FAIL&quot;; 1; 0)) ; [.A259] ; &quot;&quot;)">
            <text:p/>
          </table:table-cell>
          <table:table-cell table:formula="of:= IF( AND( IF([.H259] = &quot;FAIL&quot;; 1; 0) ; IF([.I259] = &quot;&quot;;  1 ; 0); IF([.J259] = &quot;FAIL&quot;; 1; 0) ) ; [.A2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0]&amp;[Sheet1.C260]&amp;[Sheet1.D260]&amp;[Sheet1.E260]=&quot;PASSPASSPASSFAIL&quot;; &quot;FAIL&quot;; &quot;&quot;)">
            <text:p/>
          </table:table-cell>
          <table:table-cell table:formula="of:=IF([Sheet1.B260]&amp;[Sheet1.C260]&amp;[Sheet1.F260]&amp;[Sheet1.G26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260] = &quot;PASS&quot;; 1; 0) ; IF ([.J260] = &quot;FAIL&quot;; 1; 0)) ; [.A260] ; &quot;&quot;)">
            <text:p/>
          </table:table-cell>
          <table:table-cell table:formula="of:= IF( AND( IF([.H260] = &quot;FAIL&quot;; 1; 0) ; IF([.I260] = &quot;&quot;;  1 ; 0); IF([.J260] = &quot;FAIL&quot;; 1; 0) ) ; [.A2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1]&amp;[Sheet1.C261]&amp;[Sheet1.D261]&amp;[Sheet1.E261]=&quot;PASSPASSPASSFAIL&quot;; &quot;FAIL&quot;; &quot;&quot;)">
            <text:p/>
          </table:table-cell>
          <table:table-cell table:formula="of:=IF([Sheet1.B261]&amp;[Sheet1.C261]&amp;[Sheet1.F261]&amp;[Sheet1.G2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1] = &quot;PASS&quot;; 1; 0) ; IF ([.J261] = &quot;FAIL&quot;; 1; 0)) ; [.A261] ; &quot;&quot;)">
            <text:p/>
          </table:table-cell>
          <table:table-cell table:formula="of:= IF( AND( IF([.H261] = &quot;FAIL&quot;; 1; 0) ; IF([.I261] = &quot;&quot;;  1 ; 0); IF([.J261] = &quot;FAIL&quot;; 1; 0) ) ; [.A2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2]&amp;[Sheet1.C262]&amp;[Sheet1.D262]&amp;[Sheet1.E262]=&quot;PASSPASSPASSFAIL&quot;; &quot;FAIL&quot;; &quot;&quot;)">
            <text:p/>
          </table:table-cell>
          <table:table-cell table:formula="of:=IF([Sheet1.B262]&amp;[Sheet1.C262]&amp;[Sheet1.F262]&amp;[Sheet1.G2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2] = &quot;PASS&quot;; 1; 0) ; IF ([.J262] = &quot;FAIL&quot;; 1; 0)) ; [.A262] ; &quot;&quot;)">
            <text:p/>
          </table:table-cell>
          <table:table-cell table:formula="of:= IF( AND( IF([.H262] = &quot;FAIL&quot;; 1; 0) ; IF([.I262] = &quot;&quot;;  1 ; 0); IF([.J262] = &quot;FAIL&quot;; 1; 0) ) ; [.A2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3]&amp;[Sheet1.C263]&amp;[Sheet1.D263]&amp;[Sheet1.E263]=&quot;PASSPASSPASSFAIL&quot;; &quot;FAIL&quot;; &quot;&quot;)">
            <text:p/>
          </table:table-cell>
          <table:table-cell table:formula="of:=IF([Sheet1.B263]&amp;[Sheet1.C263]&amp;[Sheet1.F263]&amp;[Sheet1.G2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3] = &quot;PASS&quot;; 1; 0) ; IF ([.J263] = &quot;FAIL&quot;; 1; 0)) ; [.A263] ; &quot;&quot;)">
            <text:p/>
          </table:table-cell>
          <table:table-cell table:formula="of:= IF( AND( IF([.H263] = &quot;FAIL&quot;; 1; 0) ; IF([.I263] = &quot;&quot;;  1 ; 0); IF([.J263] = &quot;FAIL&quot;; 1; 0) ) ; [.A2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4]&amp;[Sheet1.C264]&amp;[Sheet1.D264]&amp;[Sheet1.E264]=&quot;PASSPASSPASSFAIL&quot;; &quot;FAIL&quot;; &quot;&quot;)">
            <text:p/>
          </table:table-cell>
          <table:table-cell table:formula="of:=IF([Sheet1.B264]&amp;[Sheet1.C264]&amp;[Sheet1.F264]&amp;[Sheet1.G2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4] = &quot;PASS&quot;; 1; 0) ; IF ([.J264] = &quot;FAIL&quot;; 1; 0)) ; [.A264] ; &quot;&quot;)">
            <text:p/>
          </table:table-cell>
          <table:table-cell table:formula="of:= IF( AND( IF([.H264] = &quot;FAIL&quot;; 1; 0) ; IF([.I264] = &quot;&quot;;  1 ; 0); IF([.J264] = &quot;FAIL&quot;; 1; 0) ) ; [.A2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5]&amp;[Sheet1.C265]&amp;[Sheet1.D265]&amp;[Sheet1.E265]=&quot;PASSPASSPASSFAIL&quot;; &quot;FAIL&quot;; &quot;&quot;)">
            <text:p/>
          </table:table-cell>
          <table:table-cell table:formula="of:=IF([Sheet1.B265]&amp;[Sheet1.C265]&amp;[Sheet1.F265]&amp;[Sheet1.G2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5] = &quot;PASS&quot;; 1; 0) ; IF ([.J265] = &quot;FAIL&quot;; 1; 0)) ; [.A265] ; &quot;&quot;)">
            <text:p/>
          </table:table-cell>
          <table:table-cell table:formula="of:= IF( AND( IF([.H265] = &quot;FAIL&quot;; 1; 0) ; IF([.I265] = &quot;&quot;;  1 ; 0); IF([.J265] = &quot;FAIL&quot;; 1; 0) ) ; [.A2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66]&amp;[Sheet1.C266]&amp;[Sheet1.D266]&amp;[Sheet1.E266]=&quot;PASSPASSPASSFAIL&quot;; &quot;FAIL&quot;; &quot;&quot;)">
            <text:p/>
          </table:table-cell>
          <table:table-cell table:formula="of:=IF([Sheet1.B266]&amp;[Sheet1.C266]&amp;[Sheet1.F266]&amp;[Sheet1.G2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66] = &quot;PASS&quot;; 1; 0) ; IF ([.J266] = &quot;FAIL&quot;; 1; 0)) ; [.A266] ; &quot;&quot;)">
            <text:p/>
          </table:table-cell>
          <table:table-cell table:formula="of:= IF( AND( IF([.H266] = &quot;FAIL&quot;; 1; 0) ; IF([.I266] = &quot;&quot;;  1 ; 0); IF([.J266] = &quot;FAIL&quot;; 1; 0) ) ; [.A2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7]&amp;[Sheet1.C267]&amp;[Sheet1.D267]&amp;[Sheet1.E267]=&quot;PASSPASSPASSFAIL&quot;; &quot;FAIL&quot;; &quot;&quot;)">
            <text:p/>
          </table:table-cell>
          <table:table-cell table:formula="of:=IF([Sheet1.B267]&amp;[Sheet1.C267]&amp;[Sheet1.F267]&amp;[Sheet1.G2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7] = &quot;PASS&quot;; 1; 0) ; IF ([.J267] = &quot;FAIL&quot;; 1; 0)) ; [.A267] ; &quot;&quot;)">
            <text:p/>
          </table:table-cell>
          <table:table-cell table:formula="of:= IF( AND( IF([.H267] = &quot;FAIL&quot;; 1; 0) ; IF([.I267] = &quot;&quot;;  1 ; 0); IF([.J267] = &quot;FAIL&quot;; 1; 0) ) ; [.A2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8]&amp;[Sheet1.C268]&amp;[Sheet1.D268]&amp;[Sheet1.E268]=&quot;PASSPASSPASSFAIL&quot;; &quot;FAIL&quot;; &quot;&quot;)">
            <text:p/>
          </table:table-cell>
          <table:table-cell table:formula="of:=IF([Sheet1.B268]&amp;[Sheet1.C268]&amp;[Sheet1.F268]&amp;[Sheet1.G2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8] = &quot;PASS&quot;; 1; 0) ; IF ([.J268] = &quot;FAIL&quot;; 1; 0)) ; [.A268] ; &quot;&quot;)">
            <text:p/>
          </table:table-cell>
          <table:table-cell table:formula="of:= IF( AND( IF([.H268] = &quot;FAIL&quot;; 1; 0) ; IF([.I268] = &quot;&quot;;  1 ; 0); IF([.J268] = &quot;FAIL&quot;; 1; 0) ) ; [.A2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3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 office:value-type="string" calcext:value-type="string">
            <text:p>PASS</text:p>
          </table:table-cell>
          <table:table-cell table:formula="of:=IF([Sheet1.B269]&amp;[Sheet1.C269]&amp;[Sheet1.D269]&amp;[Sheet1.E269]=&quot;PASSPASSPASSFAIL&quot;; &quot;FAIL&quot;; &quot;&quot;)">
            <text:p/>
          </table:table-cell>
          <table:table-cell table:formula="of:=IF([Sheet1.B269]&amp;[Sheet1.C269]&amp;[Sheet1.F269]&amp;[Sheet1.G26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69] = &quot;PASS&quot;; 1; 0) ; IF ([.J269] = &quot;FAIL&quot;; 1; 0)) ; [.A269] ; &quot;&quot;)" office:value-type="string" office:string-value="fork13" calcext:value-type="string">
            <text:p>fork13</text:p>
          </table:table-cell>
          <table:table-cell table:formula="of:= IF( AND( IF([.H269] = &quot;FAIL&quot;; 1; 0) ; IF([.I269] = &quot;&quot;;  1 ; 0); IF([.J269] = &quot;FAIL&quot;; 1; 0) ) ; [.A2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270]&amp;[Sheet1.C270]&amp;[Sheet1.D270]&amp;[Sheet1.E270]=&quot;PASSPASSPASSFAIL&quot;; &quot;FAIL&quot;; &quot;&quot;)">
            <text:p/>
          </table:table-cell>
          <table:table-cell table:formula="of:=IF([Sheet1.B270]&amp;[Sheet1.C270]&amp;[Sheet1.F270]&amp;[Sheet1.G2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70] = &quot;PASS&quot;; 1; 0) ; IF ([.J270] = &quot;FAIL&quot;; 1; 0)) ; [.A270] ; &quot;&quot;)">
            <text:p/>
          </table:table-cell>
          <table:table-cell table:formula="of:= IF( AND( IF([.H270] = &quot;FAIL&quot;; 1; 0) ; IF([.I270] = &quot;&quot;;  1 ; 0); IF([.J270] = &quot;FAIL&quot;; 1; 0) ) ; [.A2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path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1]&amp;[Sheet1.C271]&amp;[Sheet1.D271]&amp;[Sheet1.E271]=&quot;PASSPASSPASSFAIL&quot;; &quot;FAIL&quot;; &quot;&quot;)">
            <text:p/>
          </table:table-cell>
          <table:table-cell table:formula="of:=IF([Sheet1.B271]&amp;[Sheet1.C271]&amp;[Sheet1.F271]&amp;[Sheet1.G2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1] = &quot;PASS&quot;; 1; 0) ; IF ([.J271] = &quot;FAIL&quot;; 1; 0)) ; [.A271] ; &quot;&quot;)">
            <text:p/>
          </table:table-cell>
          <table:table-cell table:formula="of:= IF( AND( IF([.H271] = &quot;FAIL&quot;; 1; 0) ; IF([.I271] = &quot;&quot;;  1 ; 0); IF([.J271] = &quot;FAIL&quot;; 1; 0) ) ; [.A2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ove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72]&amp;[Sheet1.C272]&amp;[Sheet1.D272]&amp;[Sheet1.E272]=&quot;PASSPASSPASSFAIL&quot;; &quot;FAIL&quot;; &quot;&quot;)" office:value-type="string" office:string-value="FAIL" calcext:value-type="string">
            <text:p>FAIL</text:p>
          </table:table-cell>
          <table:table-cell table:formula="of:=IF([Sheet1.B272]&amp;[Sheet1.C272]&amp;[Sheet1.F272]&amp;[Sheet1.G27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72] = &quot;PASS&quot;; 1; 0) ; IF ([.J272] = &quot;FAIL&quot;; 1; 0)) ; [.A272] ; &quot;&quot;)">
            <text:p/>
          </table:table-cell>
          <table:table-cell table:formula="of:= IF( AND( IF([.H272] = &quot;FAIL&quot;; 1; 0) ; IF([.I272] = &quot;&quot;;  1 ; 0); IF([.J272] = &quot;FAIL&quot;; 1; 0) ) ; [.A272] ; &quot;&quot;)" office:value-type="string" office:string-value="fremovexattr01" calcext:value-type="string">
            <text:p>fremove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ovexatt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3]&amp;[Sheet1.C273]&amp;[Sheet1.D273]&amp;[Sheet1.E273]=&quot;PASSPASSPASSFAIL&quot;; &quot;FAIL&quot;; &quot;&quot;)">
            <text:p/>
          </table:table-cell>
          <table:table-cell table:formula="of:=IF([Sheet1.B273]&amp;[Sheet1.C273]&amp;[Sheet1.F273]&amp;[Sheet1.G2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3] = &quot;PASS&quot;; 1; 0) ; IF ([.J273] = &quot;FAIL&quot;; 1; 0)) ; [.A273] ; &quot;&quot;)">
            <text:p/>
          </table:table-cell>
          <table:table-cell table:formula="of:= IF( AND( IF([.H273] = &quot;FAIL&quot;; 1; 0) ; IF([.I273] = &quot;&quot;;  1 ; 0); IF([.J273] = &quot;FAIL&quot;; 1; 0) ) ; [.A2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4]&amp;[Sheet1.C274]&amp;[Sheet1.D274]&amp;[Sheet1.E274]=&quot;PASSPASSPASSFAIL&quot;; &quot;FAIL&quot;; &quot;&quot;)">
            <text:p/>
          </table:table-cell>
          <table:table-cell table:formula="of:=IF([Sheet1.B274]&amp;[Sheet1.C274]&amp;[Sheet1.F274]&amp;[Sheet1.G2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4] = &quot;PASS&quot;; 1; 0) ; IF ([.J274] = &quot;FAIL&quot;; 1; 0)) ; [.A274] ; &quot;&quot;)">
            <text:p/>
          </table:table-cell>
          <table:table-cell table:formula="of:= IF( AND( IF([.H274] = &quot;FAIL&quot;; 1; 0) ; IF([.I274] = &quot;&quot;;  1 ; 0); IF([.J274] = &quot;FAIL&quot;; 1; 0) ) ; [.A2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5]&amp;[Sheet1.C275]&amp;[Sheet1.D275]&amp;[Sheet1.E275]=&quot;PASSPASSPASSFAIL&quot;; &quot;FAIL&quot;; &quot;&quot;)">
            <text:p/>
          </table:table-cell>
          <table:table-cell table:formula="of:=IF([Sheet1.B275]&amp;[Sheet1.C275]&amp;[Sheet1.F275]&amp;[Sheet1.G2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5] = &quot;PASS&quot;; 1; 0) ; IF ([.J275] = &quot;FAIL&quot;; 1; 0)) ; [.A275] ; &quot;&quot;)">
            <text:p/>
          </table:table-cell>
          <table:table-cell table:formula="of:= IF( AND( IF([.H275] = &quot;FAIL&quot;; 1; 0) ; IF([.I275] = &quot;&quot;;  1 ; 0); IF([.J275] = &quot;FAIL&quot;; 1; 0) ) ; [.A2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6]&amp;[Sheet1.C276]&amp;[Sheet1.D276]&amp;[Sheet1.E276]=&quot;PASSPASSPASSFAIL&quot;; &quot;FAIL&quot;; &quot;&quot;)">
            <text:p/>
          </table:table-cell>
          <table:table-cell table:formula="of:=IF([Sheet1.B276]&amp;[Sheet1.C276]&amp;[Sheet1.F276]&amp;[Sheet1.G2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6] = &quot;PASS&quot;; 1; 0) ; IF ([.J276] = &quot;FAIL&quot;; 1; 0)) ; [.A276] ; &quot;&quot;)">
            <text:p/>
          </table:table-cell>
          <table:table-cell table:formula="of:= IF( AND( IF([.H276] = &quot;FAIL&quot;; 1; 0) ; IF([.I276] = &quot;&quot;;  1 ; 0); IF([.J276] = &quot;FAIL&quot;; 1; 0) ) ; [.A2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7]&amp;[Sheet1.C277]&amp;[Sheet1.D277]&amp;[Sheet1.E277]=&quot;PASSPASSPASSFAIL&quot;; &quot;FAIL&quot;; &quot;&quot;)">
            <text:p/>
          </table:table-cell>
          <table:table-cell table:formula="of:=IF([Sheet1.B277]&amp;[Sheet1.C277]&amp;[Sheet1.F277]&amp;[Sheet1.G2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7] = &quot;PASS&quot;; 1; 0) ; IF ([.J277] = &quot;FAIL&quot;; 1; 0)) ; [.A277] ; &quot;&quot;)">
            <text:p/>
          </table:table-cell>
          <table:table-cell table:formula="of:= IF( AND( IF([.H277] = &quot;FAIL&quot;; 1; 0) ; IF([.I277] = &quot;&quot;;  1 ; 0); IF([.J277] = &quot;FAIL&quot;; 1; 0) ) ; [.A2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8]&amp;[Sheet1.C278]&amp;[Sheet1.D278]&amp;[Sheet1.E278]=&quot;PASSPASSPASSFAIL&quot;; &quot;FAIL&quot;; &quot;&quot;)">
            <text:p/>
          </table:table-cell>
          <table:table-cell table:formula="of:=IF([Sheet1.B278]&amp;[Sheet1.C278]&amp;[Sheet1.F278]&amp;[Sheet1.G2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8] = &quot;PASS&quot;; 1; 0) ; IF ([.J278] = &quot;FAIL&quot;; 1; 0)) ; [.A278] ; &quot;&quot;)">
            <text:p/>
          </table:table-cell>
          <table:table-cell table:formula="of:= IF( AND( IF([.H278] = &quot;FAIL&quot;; 1; 0) ; IF([.I278] = &quot;&quot;;  1 ; 0); IF([.J278] = &quot;FAIL&quot;; 1; 0) ) ; [.A2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9]&amp;[Sheet1.C279]&amp;[Sheet1.D279]&amp;[Sheet1.E279]=&quot;PASSPASSPASSFAIL&quot;; &quot;FAIL&quot;; &quot;&quot;)">
            <text:p/>
          </table:table-cell>
          <table:table-cell table:formula="of:=IF([Sheet1.B279]&amp;[Sheet1.C279]&amp;[Sheet1.F279]&amp;[Sheet1.G2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9] = &quot;PASS&quot;; 1; 0) ; IF ([.J279] = &quot;FAIL&quot;; 1; 0)) ; [.A279] ; &quot;&quot;)">
            <text:p/>
          </table:table-cell>
          <table:table-cell table:formula="of:= IF( AND( IF([.H279] = &quot;FAIL&quot;; 1; 0) ; IF([.I279] = &quot;&quot;;  1 ; 0); IF([.J279] = &quot;FAIL&quot;; 1; 0) ) ; [.A2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0]&amp;[Sheet1.C280]&amp;[Sheet1.D280]&amp;[Sheet1.E280]=&quot;PASSPASSPASSFAIL&quot;; &quot;FAIL&quot;; &quot;&quot;)">
            <text:p/>
          </table:table-cell>
          <table:table-cell table:formula="of:=IF([Sheet1.B280]&amp;[Sheet1.C280]&amp;[Sheet1.F280]&amp;[Sheet1.G2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0] = &quot;PASS&quot;; 1; 0) ; IF ([.J280] = &quot;FAIL&quot;; 1; 0)) ; [.A280] ; &quot;&quot;)">
            <text:p/>
          </table:table-cell>
          <table:table-cell table:formula="of:= IF( AND( IF([.H280] = &quot;FAIL&quot;; 1; 0) ; IF([.I280] = &quot;&quot;;  1 ; 0); IF([.J280] = &quot;FAIL&quot;; 1; 0) ) ; [.A2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1]&amp;[Sheet1.C281]&amp;[Sheet1.D281]&amp;[Sheet1.E281]=&quot;PASSPASSPASSFAIL&quot;; &quot;FAIL&quot;; &quot;&quot;)">
            <text:p/>
          </table:table-cell>
          <table:table-cell table:formula="of:=IF([Sheet1.B281]&amp;[Sheet1.C281]&amp;[Sheet1.F281]&amp;[Sheet1.G2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1] = &quot;PASS&quot;; 1; 0) ; IF ([.J281] = &quot;FAIL&quot;; 1; 0)) ; [.A281] ; &quot;&quot;)">
            <text:p/>
          </table:table-cell>
          <table:table-cell table:formula="of:= IF( AND( IF([.H281] = &quot;FAIL&quot;; 1; 0) ; IF([.I281] = &quot;&quot;;  1 ; 0); IF([.J281] = &quot;FAIL&quot;; 1; 0) ) ; [.A2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2]&amp;[Sheet1.C282]&amp;[Sheet1.D282]&amp;[Sheet1.E282]=&quot;PASSPASSPASSFAIL&quot;; &quot;FAIL&quot;; &quot;&quot;)">
            <text:p/>
          </table:table-cell>
          <table:table-cell table:formula="of:=IF([Sheet1.B282]&amp;[Sheet1.C282]&amp;[Sheet1.F282]&amp;[Sheet1.G2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2] = &quot;PASS&quot;; 1; 0) ; IF ([.J282] = &quot;FAIL&quot;; 1; 0)) ; [.A282] ; &quot;&quot;)">
            <text:p/>
          </table:table-cell>
          <table:table-cell table:formula="of:= IF( AND( IF([.H282] = &quot;FAIL&quot;; 1; 0) ; IF([.I282] = &quot;&quot;;  1 ; 0); IF([.J282] = &quot;FAIL&quot;; 1; 0) ) ; [.A2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3]&amp;[Sheet1.C283]&amp;[Sheet1.D283]&amp;[Sheet1.E283]=&quot;PASSPASSPASSFAIL&quot;; &quot;FAIL&quot;; &quot;&quot;)">
            <text:p/>
          </table:table-cell>
          <table:table-cell table:formula="of:=IF([Sheet1.B283]&amp;[Sheet1.C283]&amp;[Sheet1.F283]&amp;[Sheet1.G2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3] = &quot;PASS&quot;; 1; 0) ; IF ([.J283] = &quot;FAIL&quot;; 1; 0)) ; [.A283] ; &quot;&quot;)">
            <text:p/>
          </table:table-cell>
          <table:table-cell table:formula="of:= IF( AND( IF([.H283] = &quot;FAIL&quot;; 1; 0) ; IF([.I283] = &quot;&quot;;  1 ; 0); IF([.J283] = &quot;FAIL&quot;; 1; 0) ) ; [.A2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4]&amp;[Sheet1.C284]&amp;[Sheet1.D284]&amp;[Sheet1.E284]=&quot;PASSPASSPASSFAIL&quot;; &quot;FAIL&quot;; &quot;&quot;)">
            <text:p/>
          </table:table-cell>
          <table:table-cell table:formula="of:=IF([Sheet1.B284]&amp;[Sheet1.C284]&amp;[Sheet1.F284]&amp;[Sheet1.G2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4] = &quot;PASS&quot;; 1; 0) ; IF ([.J284] = &quot;FAIL&quot;; 1; 0)) ; [.A284] ; &quot;&quot;)">
            <text:p/>
          </table:table-cell>
          <table:table-cell table:formula="of:= IF( AND( IF([.H284] = &quot;FAIL&quot;; 1; 0) ; IF([.I284] = &quot;&quot;;  1 ; 0); IF([.J284] = &quot;FAIL&quot;; 1; 0) ) ; [.A2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5]&amp;[Sheet1.C285]&amp;[Sheet1.D285]&amp;[Sheet1.E285]=&quot;PASSPASSPASSFAIL&quot;; &quot;FAIL&quot;; &quot;&quot;)">
            <text:p/>
          </table:table-cell>
          <table:table-cell table:formula="of:=IF([Sheet1.B285]&amp;[Sheet1.C285]&amp;[Sheet1.F285]&amp;[Sheet1.G2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5] = &quot;PASS&quot;; 1; 0) ; IF ([.J285] = &quot;FAIL&quot;; 1; 0)) ; [.A285] ; &quot;&quot;)">
            <text:p/>
          </table:table-cell>
          <table:table-cell table:formula="of:= IF( AND( IF([.H285] = &quot;FAIL&quot;; 1; 0) ; IF([.I285] = &quot;&quot;;  1 ; 0); IF([.J285] = &quot;FAIL&quot;; 1; 0) ) ; [.A2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6]&amp;[Sheet1.C286]&amp;[Sheet1.D286]&amp;[Sheet1.E286]=&quot;PASSPASSPASSFAIL&quot;; &quot;FAIL&quot;; &quot;&quot;)">
            <text:p/>
          </table:table-cell>
          <table:table-cell table:formula="of:=IF([Sheet1.B286]&amp;[Sheet1.C286]&amp;[Sheet1.F286]&amp;[Sheet1.G2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6] = &quot;PASS&quot;; 1; 0) ; IF ([.J286] = &quot;FAIL&quot;; 1; 0)) ; [.A286] ; &quot;&quot;)">
            <text:p/>
          </table:table-cell>
          <table:table-cell table:formula="of:= IF( AND( IF([.H286] = &quot;FAIL&quot;; 1; 0) ; IF([.I286] = &quot;&quot;;  1 ; 0); IF([.J286] = &quot;FAIL&quot;; 1; 0) ) ; [.A2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7]&amp;[Sheet1.C287]&amp;[Sheet1.D287]&amp;[Sheet1.E287]=&quot;PASSPASSPASSFAIL&quot;; &quot;FAIL&quot;; &quot;&quot;)">
            <text:p/>
          </table:table-cell>
          <table:table-cell table:formula="of:=IF([Sheet1.B287]&amp;[Sheet1.C287]&amp;[Sheet1.F287]&amp;[Sheet1.G2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7] = &quot;PASS&quot;; 1; 0) ; IF ([.J287] = &quot;FAIL&quot;; 1; 0)) ; [.A287] ; &quot;&quot;)">
            <text:p/>
          </table:table-cell>
          <table:table-cell table:formula="of:= IF( AND( IF([.H287] = &quot;FAIL&quot;; 1; 0) ; IF([.I287] = &quot;&quot;;  1 ; 0); IF([.J287] = &quot;FAIL&quot;; 1; 0) ) ; [.A2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8]&amp;[Sheet1.C288]&amp;[Sheet1.D288]&amp;[Sheet1.E288]=&quot;PASSPASSPASSFAIL&quot;; &quot;FAIL&quot;; &quot;&quot;)">
            <text:p/>
          </table:table-cell>
          <table:table-cell table:formula="of:=IF([Sheet1.B288]&amp;[Sheet1.C288]&amp;[Sheet1.F288]&amp;[Sheet1.G2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8] = &quot;PASS&quot;; 1; 0) ; IF ([.J288] = &quot;FAIL&quot;; 1; 0)) ; [.A288] ; &quot;&quot;)">
            <text:p/>
          </table:table-cell>
          <table:table-cell table:formula="of:= IF( AND( IF([.H288] = &quot;FAIL&quot;; 1; 0) ; IF([.I288] = &quot;&quot;;  1 ; 0); IF([.J288] = &quot;FAIL&quot;; 1; 0) ) ; [.A2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9]&amp;[Sheet1.C289]&amp;[Sheet1.D289]&amp;[Sheet1.E289]=&quot;PASSPASSPASSFAIL&quot;; &quot;FAIL&quot;; &quot;&quot;)">
            <text:p/>
          </table:table-cell>
          <table:table-cell table:formula="of:=IF([Sheet1.B289]&amp;[Sheet1.C289]&amp;[Sheet1.F289]&amp;[Sheet1.G2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9] = &quot;PASS&quot;; 1; 0) ; IF ([.J289] = &quot;FAIL&quot;; 1; 0)) ; [.A289] ; &quot;&quot;)">
            <text:p/>
          </table:table-cell>
          <table:table-cell table:formula="of:= IF( AND( IF([.H289] = &quot;FAIL&quot;; 1; 0) ; IF([.I289] = &quot;&quot;;  1 ; 0); IF([.J289] = &quot;FAIL&quot;; 1; 0) ) ; [.A2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0]&amp;[Sheet1.C290]&amp;[Sheet1.D290]&amp;[Sheet1.E290]=&quot;PASSPASSPASSFAIL&quot;; &quot;FAIL&quot;; &quot;&quot;)">
            <text:p/>
          </table:table-cell>
          <table:table-cell table:formula="of:=IF([Sheet1.B290]&amp;[Sheet1.C290]&amp;[Sheet1.F290]&amp;[Sheet1.G29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90] = &quot;PASS&quot;; 1; 0) ; IF ([.J290] = &quot;FAIL&quot;; 1; 0)) ; [.A290] ; &quot;&quot;)">
            <text:p/>
          </table:table-cell>
          <table:table-cell table:formula="of:= IF( AND( IF([.H290] = &quot;FAIL&quot;; 1; 0) ; IF([.I290] = &quot;&quot;;  1 ; 0); IF([.J290] = &quot;FAIL&quot;; 1; 0) ) ; [.A2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1]&amp;[Sheet1.C291]&amp;[Sheet1.D291]&amp;[Sheet1.E291]=&quot;PASSPASSPASSFAIL&quot;; &quot;FAIL&quot;; &quot;&quot;)">
            <text:p/>
          </table:table-cell>
          <table:table-cell table:formula="of:=IF([Sheet1.B291]&amp;[Sheet1.C291]&amp;[Sheet1.F291]&amp;[Sheet1.G2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1] = &quot;PASS&quot;; 1; 0) ; IF ([.J291] = &quot;FAIL&quot;; 1; 0)) ; [.A291] ; &quot;&quot;)">
            <text:p/>
          </table:table-cell>
          <table:table-cell table:formula="of:= IF( AND( IF([.H291] = &quot;FAIL&quot;; 1; 0) ; IF([.I291] = &quot;&quot;;  1 ; 0); IF([.J291] = &quot;FAIL&quot;; 1; 0) ) ; [.A2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2]&amp;[Sheet1.C292]&amp;[Sheet1.D292]&amp;[Sheet1.E292]=&quot;PASSPASSPASSFAIL&quot;; &quot;FAIL&quot;; &quot;&quot;)">
            <text:p/>
          </table:table-cell>
          <table:table-cell table:formula="of:=IF([Sheet1.B292]&amp;[Sheet1.C292]&amp;[Sheet1.F292]&amp;[Sheet1.G2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2] = &quot;PASS&quot;; 1; 0) ; IF ([.J292] = &quot;FAIL&quot;; 1; 0)) ; [.A292] ; &quot;&quot;)">
            <text:p/>
          </table:table-cell>
          <table:table-cell table:formula="of:= IF( AND( IF([.H292] = &quot;FAIL&quot;; 1; 0) ; IF([.I292] = &quot;&quot;;  1 ; 0); IF([.J292] = &quot;FAIL&quot;; 1; 0) ) ; [.A2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3]&amp;[Sheet1.C293]&amp;[Sheet1.D293]&amp;[Sheet1.E293]=&quot;PASSPASSPASSFAIL&quot;; &quot;FAIL&quot;; &quot;&quot;)">
            <text:p/>
          </table:table-cell>
          <table:table-cell table:formula="of:=IF([Sheet1.B293]&amp;[Sheet1.C293]&amp;[Sheet1.F293]&amp;[Sheet1.G2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3] = &quot;PASS&quot;; 1; 0) ; IF ([.J293] = &quot;FAIL&quot;; 1; 0)) ; [.A293] ; &quot;&quot;)">
            <text:p/>
          </table:table-cell>
          <table:table-cell table:formula="of:= IF( AND( IF([.H293] = &quot;FAIL&quot;; 1; 0) ; IF([.I293] = &quot;&quot;;  1 ; 0); IF([.J293] = &quot;FAIL&quot;; 1; 0) ) ; [.A2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4]&amp;[Sheet1.C294]&amp;[Sheet1.D294]&amp;[Sheet1.E294]=&quot;PASSPASSPASSFAIL&quot;; &quot;FAIL&quot;; &quot;&quot;)">
            <text:p/>
          </table:table-cell>
          <table:table-cell table:formula="of:=IF([Sheet1.B294]&amp;[Sheet1.C294]&amp;[Sheet1.F294]&amp;[Sheet1.G2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4] = &quot;PASS&quot;; 1; 0) ; IF ([.J294] = &quot;FAIL&quot;; 1; 0)) ; [.A294] ; &quot;&quot;)">
            <text:p/>
          </table:table-cell>
          <table:table-cell table:formula="of:= IF( AND( IF([.H294] = &quot;FAIL&quot;; 1; 0) ; IF([.I294] = &quot;&quot;;  1 ; 0); IF([.J294] = &quot;FAIL&quot;; 1; 0) ) ; [.A2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5]&amp;[Sheet1.C295]&amp;[Sheet1.D295]&amp;[Sheet1.E295]=&quot;PASSPASSPASSFAIL&quot;; &quot;FAIL&quot;; &quot;&quot;)">
            <text:p/>
          </table:table-cell>
          <table:table-cell table:formula="of:=IF([Sheet1.B295]&amp;[Sheet1.C295]&amp;[Sheet1.F295]&amp;[Sheet1.G2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5] = &quot;PASS&quot;; 1; 0) ; IF ([.J295] = &quot;FAIL&quot;; 1; 0)) ; [.A295] ; &quot;&quot;)">
            <text:p/>
          </table:table-cell>
          <table:table-cell table:formula="of:= IF( AND( IF([.H295] = &quot;FAIL&quot;; 1; 0) ; IF([.I295] = &quot;&quot;;  1 ; 0); IF([.J295] = &quot;FAIL&quot;; 1; 0) ) ; [.A2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6]&amp;[Sheet1.C296]&amp;[Sheet1.D296]&amp;[Sheet1.E296]=&quot;PASSPASSPASSFAIL&quot;; &quot;FAIL&quot;; &quot;&quot;)">
            <text:p/>
          </table:table-cell>
          <table:table-cell table:formula="of:=IF([Sheet1.B296]&amp;[Sheet1.C296]&amp;[Sheet1.F296]&amp;[Sheet1.G2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6] = &quot;PASS&quot;; 1; 0) ; IF ([.J296] = &quot;FAIL&quot;; 1; 0)) ; [.A296] ; &quot;&quot;)">
            <text:p/>
          </table:table-cell>
          <table:table-cell table:formula="of:= IF( AND( IF([.H296] = &quot;FAIL&quot;; 1; 0) ; IF([.I296] = &quot;&quot;;  1 ; 0); IF([.J296] = &quot;FAIL&quot;; 1; 0) ) ; [.A2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7]&amp;[Sheet1.C297]&amp;[Sheet1.D297]&amp;[Sheet1.E297]=&quot;PASSPASSPASSFAIL&quot;; &quot;FAIL&quot;; &quot;&quot;)" office:value-type="string" office:string-value="FAIL" calcext:value-type="string">
            <text:p>FAIL</text:p>
          </table:table-cell>
          <table:table-cell table:formula="of:=IF([Sheet1.B297]&amp;[Sheet1.C297]&amp;[Sheet1.F297]&amp;[Sheet1.G2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7] = &quot;PASS&quot;; 1; 0) ; IF ([.J297] = &quot;FAIL&quot;; 1; 0)) ; [.A297] ; &quot;&quot;)">
            <text:p/>
          </table:table-cell>
          <table:table-cell table:formula="of:= IF( AND( IF([.H297] = &quot;FAIL&quot;; 1; 0) ; IF([.I297] = &quot;&quot;;  1 ; 0); IF([.J297] = &quot;FAIL&quot;; 1; 0) ) ; [.A2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4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8]&amp;[Sheet1.C298]&amp;[Sheet1.D298]&amp;[Sheet1.E298]=&quot;PASSPASSPASSFAIL&quot;; &quot;FAIL&quot;; &quot;&quot;)" office:value-type="string" office:string-value="FAIL" calcext:value-type="string">
            <text:p>FAIL</text:p>
          </table:table-cell>
          <table:table-cell table:formula="of:=IF([Sheet1.B298]&amp;[Sheet1.C298]&amp;[Sheet1.F298]&amp;[Sheet1.G2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8] = &quot;PASS&quot;; 1; 0) ; IF ([.J298] = &quot;FAIL&quot;; 1; 0)) ; [.A298] ; &quot;&quot;)">
            <text:p/>
          </table:table-cell>
          <table:table-cell table:formula="of:= IF( AND( IF([.H298] = &quot;FAIL&quot;; 1; 0) ; IF([.I298] = &quot;&quot;;  1 ; 0); IF([.J298] = &quot;FAIL&quot;; 1; 0) ) ; [.A2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imes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9]&amp;[Sheet1.C299]&amp;[Sheet1.D299]&amp;[Sheet1.E299]=&quot;PASSPASSPASSFAIL&quot;; &quot;FAIL&quot;; &quot;&quot;)">
            <text:p/>
          </table:table-cell>
          <table:table-cell table:formula="of:=IF([Sheet1.B299]&amp;[Sheet1.C299]&amp;[Sheet1.F299]&amp;[Sheet1.G2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9] = &quot;PASS&quot;; 1; 0) ; IF ([.J299] = &quot;FAIL&quot;; 1; 0)) ; [.A299] ; &quot;&quot;)">
            <text:p/>
          </table:table-cell>
          <table:table-cell table:formula="of:= IF( AND( IF([.H299] = &quot;FAIL&quot;; 1; 0) ; IF([.I299] = &quot;&quot;;  1 ; 0); IF([.J299] = &quot;FAIL&quot;; 1; 0) ) ; [.A2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ontex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0]&amp;[Sheet1.C300]&amp;[Sheet1.D300]&amp;[Sheet1.E300]=&quot;PASSPASSPASSFAIL&quot;; &quot;FAIL&quot;; &quot;&quot;)">
            <text:p/>
          </table:table-cell>
          <table:table-cell table:formula="of:=IF([Sheet1.B300]&amp;[Sheet1.C300]&amp;[Sheet1.F300]&amp;[Sheet1.G3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0] = &quot;PASS&quot;; 1; 0) ; IF ([.J300] = &quot;FAIL&quot;; 1; 0)) ; [.A300] ; &quot;&quot;)">
            <text:p/>
          </table:table-cell>
          <table:table-cell table:formula="of:= IF( AND( IF([.H300] = &quot;FAIL&quot;; 1; 0) ; IF([.I300] = &quot;&quot;;  1 ; 0); IF([.J300] = &quot;FAIL&quot;; 1; 0) ) ; [.A3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pu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301]&amp;[Sheet1.C301]&amp;[Sheet1.D301]&amp;[Sheet1.E301]=&quot;PASSPASSPASSFAIL&quot;; &quot;FAIL&quot;; &quot;&quot;)" office:value-type="string" office:string-value="FAIL" calcext:value-type="string">
            <text:p>FAIL</text:p>
          </table:table-cell>
          <table:table-cell table:formula="of:=IF([Sheet1.B301]&amp;[Sheet1.C301]&amp;[Sheet1.F301]&amp;[Sheet1.G30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301] = &quot;PASS&quot;; 1; 0) ; IF ([.J301] = &quot;FAIL&quot;; 1; 0)) ; [.A301] ; &quot;&quot;)">
            <text:p/>
          </table:table-cell>
          <table:table-cell table:formula="of:= IF( AND( IF([.H301] = &quot;FAIL&quot;; 1; 0) ; IF([.I301] = &quot;&quot;;  1 ; 0); IF([.J301] = &quot;FAIL&quot;; 1; 0) ) ; [.A3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2]&amp;[Sheet1.C302]&amp;[Sheet1.D302]&amp;[Sheet1.E302]=&quot;PASSPASSPASSFAIL&quot;; &quot;FAIL&quot;; &quot;&quot;)">
            <text:p/>
          </table:table-cell>
          <table:table-cell table:formula="of:=IF([Sheet1.B302]&amp;[Sheet1.C302]&amp;[Sheet1.F302]&amp;[Sheet1.G3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2] = &quot;PASS&quot;; 1; 0) ; IF ([.J302] = &quot;FAIL&quot;; 1; 0)) ; [.A302] ; &quot;&quot;)">
            <text:p/>
          </table:table-cell>
          <table:table-cell table:formula="of:= IF( AND( IF([.H302] = &quot;FAIL&quot;; 1; 0) ; IF([.I302] = &quot;&quot;;  1 ; 0); IF([.J302] = &quot;FAIL&quot;; 1; 0) ) ; [.A3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3]&amp;[Sheet1.C303]&amp;[Sheet1.D303]&amp;[Sheet1.E303]=&quot;PASSPASSPASSFAIL&quot;; &quot;FAIL&quot;; &quot;&quot;)">
            <text:p/>
          </table:table-cell>
          <table:table-cell table:formula="of:=IF([Sheet1.B303]&amp;[Sheet1.C303]&amp;[Sheet1.F303]&amp;[Sheet1.G3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3] = &quot;PASS&quot;; 1; 0) ; IF ([.J303] = &quot;FAIL&quot;; 1; 0)) ; [.A303] ; &quot;&quot;)">
            <text:p/>
          </table:table-cell>
          <table:table-cell table:formula="of:= IF( AND( IF([.H303] = &quot;FAIL&quot;; 1; 0) ; IF([.I303] = &quot;&quot;;  1 ; 0); IF([.J303] = &quot;FAIL&quot;; 1; 0) ) ; [.A3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4]&amp;[Sheet1.C304]&amp;[Sheet1.D304]&amp;[Sheet1.E304]=&quot;PASSPASSPASSFAIL&quot;; &quot;FAIL&quot;; &quot;&quot;)">
            <text:p/>
          </table:table-cell>
          <table:table-cell table:formula="of:=IF([Sheet1.B304]&amp;[Sheet1.C304]&amp;[Sheet1.F304]&amp;[Sheet1.G3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4] = &quot;PASS&quot;; 1; 0) ; IF ([.J304] = &quot;FAIL&quot;; 1; 0)) ; [.A304] ; &quot;&quot;)">
            <text:p/>
          </table:table-cell>
          <table:table-cell table:formula="of:= IF( AND( IF([.H304] = &quot;FAIL&quot;; 1; 0) ; IF([.I304] = &quot;&quot;;  1 ; 0); IF([.J304] = &quot;FAIL&quot;; 1; 0) ) ; [.A3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5]&amp;[Sheet1.C305]&amp;[Sheet1.D305]&amp;[Sheet1.E305]=&quot;PASSPASSPASSFAIL&quot;; &quot;FAIL&quot;; &quot;&quot;)">
            <text:p/>
          </table:table-cell>
          <table:table-cell table:formula="of:=IF([Sheet1.B305]&amp;[Sheet1.C305]&amp;[Sheet1.F305]&amp;[Sheet1.G3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5] = &quot;PASS&quot;; 1; 0) ; IF ([.J305] = &quot;FAIL&quot;; 1; 0)) ; [.A305] ; &quot;&quot;)">
            <text:p/>
          </table:table-cell>
          <table:table-cell table:formula="of:= IF( AND( IF([.H305] = &quot;FAIL&quot;; 1; 0) ; IF([.I305] = &quot;&quot;;  1 ; 0); IF([.J305] = &quot;FAIL&quot;; 1; 0) ) ; [.A3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6]&amp;[Sheet1.C306]&amp;[Sheet1.D306]&amp;[Sheet1.E306]=&quot;PASSPASSPASSFAIL&quot;; &quot;FAIL&quot;; &quot;&quot;)" office:value-type="string" office:string-value="FAIL" calcext:value-type="string">
            <text:p>FAIL</text:p>
          </table:table-cell>
          <table:table-cell table:formula="of:=IF([Sheet1.B306]&amp;[Sheet1.C306]&amp;[Sheet1.F306]&amp;[Sheet1.G3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6] = &quot;PASS&quot;; 1; 0) ; IF ([.J306] = &quot;FAIL&quot;; 1; 0)) ; [.A306] ; &quot;&quot;)">
            <text:p/>
          </table:table-cell>
          <table:table-cell table:formula="of:= IF( AND( IF([.H306] = &quot;FAIL&quot;; 1; 0) ; IF([.I306] = &quot;&quot;;  1 ; 0); IF([.J306] = &quot;FAIL&quot;; 1; 0) ) ; [.A3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7]&amp;[Sheet1.C307]&amp;[Sheet1.D307]&amp;[Sheet1.E307]=&quot;PASSPASSPASSFAIL&quot;; &quot;FAIL&quot;; &quot;&quot;)" office:value-type="string" office:string-value="FAIL" calcext:value-type="string">
            <text:p>FAIL</text:p>
          </table:table-cell>
          <table:table-cell table:formula="of:=IF([Sheet1.B307]&amp;[Sheet1.C307]&amp;[Sheet1.F307]&amp;[Sheet1.G3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7] = &quot;PASS&quot;; 1; 0) ; IF ([.J307] = &quot;FAIL&quot;; 1; 0)) ; [.A307] ; &quot;&quot;)">
            <text:p/>
          </table:table-cell>
          <table:table-cell table:formula="of:= IF( AND( IF([.H307] = &quot;FAIL&quot;; 1; 0) ; IF([.I307] = &quot;&quot;;  1 ; 0); IF([.J307] = &quot;FAIL&quot;; 1; 0) ) ; [.A3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08]&amp;[Sheet1.C308]&amp;[Sheet1.D308]&amp;[Sheet1.E308]=&quot;PASSPASSPASSFAIL&quot;; &quot;FAIL&quot;; &quot;&quot;)" office:value-type="string" office:string-value="FAIL" calcext:value-type="string">
            <text:p>FAIL</text:p>
          </table:table-cell>
          <table:table-cell table:formula="of:=IF([Sheet1.B308]&amp;[Sheet1.C308]&amp;[Sheet1.F308]&amp;[Sheet1.G3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8] = &quot;PASS&quot;; 1; 0) ; IF ([.J308] = &quot;FAIL&quot;; 1; 0)) ; [.A308] ; &quot;&quot;)">
            <text:p/>
          </table:table-cell>
          <table:table-cell table:formula="of:= IF( AND( IF([.H308] = &quot;FAIL&quot;; 1; 0) ; IF([.I308] = &quot;&quot;;  1 ; 0); IF([.J308] = &quot;FAIL&quot;; 1; 0) ) ; [.A3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09]&amp;[Sheet1.C309]&amp;[Sheet1.D309]&amp;[Sheet1.E309]=&quot;PASSPASSPASSFAIL&quot;; &quot;FAIL&quot;; &quot;&quot;)" office:value-type="string" office:string-value="FAIL" calcext:value-type="string">
            <text:p>FAIL</text:p>
          </table:table-cell>
          <table:table-cell table:formula="of:=IF([Sheet1.B309]&amp;[Sheet1.C309]&amp;[Sheet1.F309]&amp;[Sheet1.G3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9] = &quot;PASS&quot;; 1; 0) ; IF ([.J309] = &quot;FAIL&quot;; 1; 0)) ; [.A309] ; &quot;&quot;)">
            <text:p/>
          </table:table-cell>
          <table:table-cell table:formula="of:= IF( AND( IF([.H309] = &quot;FAIL&quot;; 1; 0) ; IF([.I309] = &quot;&quot;;  1 ; 0); IF([.J309] = &quot;FAIL&quot;; 1; 0) ) ; [.A3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omain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0]&amp;[Sheet1.C310]&amp;[Sheet1.D310]&amp;[Sheet1.E310]=&quot;PASSPASSPASSFAIL&quot;; &quot;FAIL&quot;; &quot;&quot;)">
            <text:p/>
          </table:table-cell>
          <table:table-cell table:formula="of:=IF([Sheet1.B310]&amp;[Sheet1.C310]&amp;[Sheet1.F310]&amp;[Sheet1.G3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0] = &quot;PASS&quot;; 1; 0) ; IF ([.J310] = &quot;FAIL&quot;; 1; 0)) ; [.A310] ; &quot;&quot;)">
            <text:p/>
          </table:table-cell>
          <table:table-cell table:formula="of:= IF( AND( IF([.H310] = &quot;FAIL&quot;; 1; 0) ; IF([.I310] = &quot;&quot;;  1 ; 0); IF([.J310] = &quot;FAIL&quot;; 1; 0) ) ; [.A3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tablesiz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1]&amp;[Sheet1.C311]&amp;[Sheet1.D311]&amp;[Sheet1.E311]=&quot;PASSPASSPASSFAIL&quot;; &quot;FAIL&quot;; &quot;&quot;)">
            <text:p/>
          </table:table-cell>
          <table:table-cell table:formula="of:=IF([Sheet1.B311]&amp;[Sheet1.C311]&amp;[Sheet1.F311]&amp;[Sheet1.G3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1] = &quot;PASS&quot;; 1; 0) ; IF ([.J311] = &quot;FAIL&quot;; 1; 0)) ; [.A311] ; &quot;&quot;)">
            <text:p/>
          </table:table-cell>
          <table:table-cell table:formula="of:= IF( AND( IF([.H311] = &quot;FAIL&quot;; 1; 0) ; IF([.I311] = &quot;&quot;;  1 ; 0); IF([.J311] = &quot;FAIL&quot;; 1; 0) ) ; [.A3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2]&amp;[Sheet1.C312]&amp;[Sheet1.D312]&amp;[Sheet1.E312]=&quot;PASSPASSPASSFAIL&quot;; &quot;FAIL&quot;; &quot;&quot;)">
            <text:p/>
          </table:table-cell>
          <table:table-cell table:formula="of:=IF([Sheet1.B312]&amp;[Sheet1.C312]&amp;[Sheet1.F312]&amp;[Sheet1.G3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2] = &quot;PASS&quot;; 1; 0) ; IF ([.J312] = &quot;FAIL&quot;; 1; 0)) ; [.A312] ; &quot;&quot;)">
            <text:p/>
          </table:table-cell>
          <table:table-cell table:formula="of:= IF( AND( IF([.H312] = &quot;FAIL&quot;; 1; 0) ; IF([.I312] = &quot;&quot;;  1 ; 0); IF([.J312] = &quot;FAIL&quot;; 1; 0) ) ; [.A3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3]&amp;[Sheet1.C313]&amp;[Sheet1.D313]&amp;[Sheet1.E313]=&quot;PASSPASSPASSFAIL&quot;; &quot;FAIL&quot;; &quot;&quot;)">
            <text:p/>
          </table:table-cell>
          <table:table-cell table:formula="of:=IF([Sheet1.B313]&amp;[Sheet1.C313]&amp;[Sheet1.F313]&amp;[Sheet1.G3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3] = &quot;PASS&quot;; 1; 0) ; IF ([.J313] = &quot;FAIL&quot;; 1; 0)) ; [.A313] ; &quot;&quot;)">
            <text:p/>
          </table:table-cell>
          <table:table-cell table:formula="of:= IF( AND( IF([.H313] = &quot;FAIL&quot;; 1; 0) ; IF([.I313] = &quot;&quot;;  1 ; 0); IF([.J313] = &quot;FAIL&quot;; 1; 0) ) ; [.A3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4]&amp;[Sheet1.C314]&amp;[Sheet1.D314]&amp;[Sheet1.E314]=&quot;PASSPASSPASSFAIL&quot;; &quot;FAIL&quot;; &quot;&quot;)">
            <text:p/>
          </table:table-cell>
          <table:table-cell table:formula="of:=IF([Sheet1.B314]&amp;[Sheet1.C314]&amp;[Sheet1.F314]&amp;[Sheet1.G3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4] = &quot;PASS&quot;; 1; 0) ; IF ([.J314] = &quot;FAIL&quot;; 1; 0)) ; [.A314] ; &quot;&quot;)">
            <text:p/>
          </table:table-cell>
          <table:table-cell table:formula="of:= IF( AND( IF([.H314] = &quot;FAIL&quot;; 1; 0) ; IF([.I314] = &quot;&quot;;  1 ; 0); IF([.J314] = &quot;FAIL&quot;; 1; 0) ) ; [.A3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5]&amp;[Sheet1.C315]&amp;[Sheet1.D315]&amp;[Sheet1.E315]=&quot;PASSPASSPASSFAIL&quot;; &quot;FAIL&quot;; &quot;&quot;)">
            <text:p/>
          </table:table-cell>
          <table:table-cell table:formula="of:=IF([Sheet1.B315]&amp;[Sheet1.C315]&amp;[Sheet1.F315]&amp;[Sheet1.G31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5] = &quot;PASS&quot;; 1; 0) ; IF ([.J315] = &quot;FAIL&quot;; 1; 0)) ; [.A315] ; &quot;&quot;)">
            <text:p/>
          </table:table-cell>
          <table:table-cell table:formula="of:= IF( AND( IF([.H315] = &quot;FAIL&quot;; 1; 0) ; IF([.I315] = &quot;&quot;;  1 ; 0); IF([.J315] = &quot;FAIL&quot;; 1; 0) ) ; [.A3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6]&amp;[Sheet1.C316]&amp;[Sheet1.D316]&amp;[Sheet1.E316]=&quot;PASSPASSPASSFAIL&quot;; &quot;FAIL&quot;; &quot;&quot;)">
            <text:p/>
          </table:table-cell>
          <table:table-cell table:formula="of:=IF([Sheet1.B316]&amp;[Sheet1.C316]&amp;[Sheet1.F316]&amp;[Sheet1.G3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6] = &quot;PASS&quot;; 1; 0) ; IF ([.J316] = &quot;FAIL&quot;; 1; 0)) ; [.A316] ; &quot;&quot;)">
            <text:p/>
          </table:table-cell>
          <table:table-cell table:formula="of:= IF( AND( IF([.H316] = &quot;FAIL&quot;; 1; 0) ; IF([.I316] = &quot;&quot;;  1 ; 0); IF([.J316] = &quot;FAIL&quot;; 1; 0) ) ; [.A3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7]&amp;[Sheet1.C317]&amp;[Sheet1.D317]&amp;[Sheet1.E317]=&quot;PASSPASSPASSFAIL&quot;; &quot;FAIL&quot;; &quot;&quot;)">
            <text:p/>
          </table:table-cell>
          <table:table-cell table:formula="of:=IF([Sheet1.B317]&amp;[Sheet1.C317]&amp;[Sheet1.F317]&amp;[Sheet1.G31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7] = &quot;PASS&quot;; 1; 0) ; IF ([.J317] = &quot;FAIL&quot;; 1; 0)) ; [.A317] ; &quot;&quot;)">
            <text:p/>
          </table:table-cell>
          <table:table-cell table:formula="of:= IF( AND( IF([.H317] = &quot;FAIL&quot;; 1; 0) ; IF([.I317] = &quot;&quot;;  1 ; 0); IF([.J317] = &quot;FAIL&quot;; 1; 0) ) ; [.A3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8]&amp;[Sheet1.C318]&amp;[Sheet1.D318]&amp;[Sheet1.E318]=&quot;PASSPASSPASSFAIL&quot;; &quot;FAIL&quot;; &quot;&quot;)">
            <text:p/>
          </table:table-cell>
          <table:table-cell table:formula="of:=IF([Sheet1.B318]&amp;[Sheet1.C318]&amp;[Sheet1.F318]&amp;[Sheet1.G3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8] = &quot;PASS&quot;; 1; 0) ; IF ([.J318] = &quot;FAIL&quot;; 1; 0)) ; [.A318] ; &quot;&quot;)">
            <text:p/>
          </table:table-cell>
          <table:table-cell table:formula="of:= IF( AND( IF([.H318] = &quot;FAIL&quot;; 1; 0) ; IF([.I318] = &quot;&quot;;  1 ; 0); IF([.J318] = &quot;FAIL&quot;; 1; 0) ) ; [.A3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9]&amp;[Sheet1.C319]&amp;[Sheet1.D319]&amp;[Sheet1.E319]=&quot;PASSPASSPASSFAIL&quot;; &quot;FAIL&quot;; &quot;&quot;)">
            <text:p/>
          </table:table-cell>
          <table:table-cell table:formula="of:=IF([Sheet1.B319]&amp;[Sheet1.C319]&amp;[Sheet1.F319]&amp;[Sheet1.G31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9] = &quot;PASS&quot;; 1; 0) ; IF ([.J319] = &quot;FAIL&quot;; 1; 0)) ; [.A319] ; &quot;&quot;)">
            <text:p/>
          </table:table-cell>
          <table:table-cell table:formula="of:= IF( AND( IF([.H319] = &quot;FAIL&quot;; 1; 0) ; IF([.I319] = &quot;&quot;;  1 ; 0); IF([.J319] = &quot;FAIL&quot;; 1; 0) ) ; [.A3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0]&amp;[Sheet1.C320]&amp;[Sheet1.D320]&amp;[Sheet1.E320]=&quot;PASSPASSPASSFAIL&quot;; &quot;FAIL&quot;; &quot;&quot;)">
            <text:p/>
          </table:table-cell>
          <table:table-cell table:formula="of:=IF([Sheet1.B320]&amp;[Sheet1.C320]&amp;[Sheet1.F320]&amp;[Sheet1.G3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0] = &quot;PASS&quot;; 1; 0) ; IF ([.J320] = &quot;FAIL&quot;; 1; 0)) ; [.A320] ; &quot;&quot;)">
            <text:p/>
          </table:table-cell>
          <table:table-cell table:formula="of:= IF( AND( IF([.H320] = &quot;FAIL&quot;; 1; 0) ; IF([.I320] = &quot;&quot;;  1 ; 0); IF([.J320] = &quot;FAIL&quot;; 1; 0) ) ; [.A3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1]&amp;[Sheet1.C321]&amp;[Sheet1.D321]&amp;[Sheet1.E321]=&quot;PASSPASSPASSFAIL&quot;; &quot;FAIL&quot;; &quot;&quot;)">
            <text:p/>
          </table:table-cell>
          <table:table-cell table:formula="of:=IF([Sheet1.B321]&amp;[Sheet1.C321]&amp;[Sheet1.F321]&amp;[Sheet1.G3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1] = &quot;PASS&quot;; 1; 0) ; IF ([.J321] = &quot;FAIL&quot;; 1; 0)) ; [.A321] ; &quot;&quot;)">
            <text:p/>
          </table:table-cell>
          <table:table-cell table:formula="of:= IF( AND( IF([.H321] = &quot;FAIL&quot;; 1; 0) ; IF([.I321] = &quot;&quot;;  1 ; 0); IF([.J321] = &quot;FAIL&quot;; 1; 0) ) ; [.A3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2]&amp;[Sheet1.C322]&amp;[Sheet1.D322]&amp;[Sheet1.E322]=&quot;PASSPASSPASSFAIL&quot;; &quot;FAIL&quot;; &quot;&quot;)">
            <text:p/>
          </table:table-cell>
          <table:table-cell table:formula="of:=IF([Sheet1.B322]&amp;[Sheet1.C322]&amp;[Sheet1.F322]&amp;[Sheet1.G3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2] = &quot;PASS&quot;; 1; 0) ; IF ([.J322] = &quot;FAIL&quot;; 1; 0)) ; [.A322] ; &quot;&quot;)">
            <text:p/>
          </table:table-cell>
          <table:table-cell table:formula="of:= IF( AND( IF([.H322] = &quot;FAIL&quot;; 1; 0) ; IF([.I322] = &quot;&quot;;  1 ; 0); IF([.J322] = &quot;FAIL&quot;; 1; 0) ) ; [.A3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3]&amp;[Sheet1.C323]&amp;[Sheet1.D323]&amp;[Sheet1.E323]=&quot;PASSPASSPASSFAIL&quot;; &quot;FAIL&quot;; &quot;&quot;)">
            <text:p/>
          </table:table-cell>
          <table:table-cell table:formula="of:=IF([Sheet1.B323]&amp;[Sheet1.C323]&amp;[Sheet1.F323]&amp;[Sheet1.G3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3] = &quot;PASS&quot;; 1; 0) ; IF ([.J323] = &quot;FAIL&quot;; 1; 0)) ; [.A323] ; &quot;&quot;)">
            <text:p/>
          </table:table-cell>
          <table:table-cell table:formula="of:= IF( AND( IF([.H323] = &quot;FAIL&quot;; 1; 0) ; IF([.I323] = &quot;&quot;;  1 ; 0); IF([.J323] = &quot;FAIL&quot;; 1; 0) ) ; [.A3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4]&amp;[Sheet1.C324]&amp;[Sheet1.D324]&amp;[Sheet1.E324]=&quot;PASSPASSPASSFAIL&quot;; &quot;FAIL&quot;; &quot;&quot;)">
            <text:p/>
          </table:table-cell>
          <table:table-cell table:formula="of:=IF([Sheet1.B324]&amp;[Sheet1.C324]&amp;[Sheet1.F324]&amp;[Sheet1.G3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4] = &quot;PASS&quot;; 1; 0) ; IF ([.J324] = &quot;FAIL&quot;; 1; 0)) ; [.A324] ; &quot;&quot;)">
            <text:p/>
          </table:table-cell>
          <table:table-cell table:formula="of:= IF( AND( IF([.H324] = &quot;FAIL&quot;; 1; 0) ; IF([.I324] = &quot;&quot;;  1 ; 0); IF([.J324] = &quot;FAIL&quot;; 1; 0) ) ; [.A3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5]&amp;[Sheet1.C325]&amp;[Sheet1.D325]&amp;[Sheet1.E325]=&quot;PASSPASSPASSFAIL&quot;; &quot;FAIL&quot;; &quot;&quot;)">
            <text:p/>
          </table:table-cell>
          <table:table-cell table:formula="of:=IF([Sheet1.B325]&amp;[Sheet1.C325]&amp;[Sheet1.F325]&amp;[Sheet1.G3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5] = &quot;PASS&quot;; 1; 0) ; IF ([.J325] = &quot;FAIL&quot;; 1; 0)) ; [.A325] ; &quot;&quot;)">
            <text:p/>
          </table:table-cell>
          <table:table-cell table:formula="of:= IF( AND( IF([.H325] = &quot;FAIL&quot;; 1; 0) ; IF([.I325] = &quot;&quot;;  1 ; 0); IF([.J325] = &quot;FAIL&quot;; 1; 0) ) ; [.A3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6]&amp;[Sheet1.C326]&amp;[Sheet1.D326]&amp;[Sheet1.E326]=&quot;PASSPASSPASSFAIL&quot;; &quot;FAIL&quot;; &quot;&quot;)">
            <text:p/>
          </table:table-cell>
          <table:table-cell table:formula="of:=IF([Sheet1.B326]&amp;[Sheet1.C326]&amp;[Sheet1.F326]&amp;[Sheet1.G3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6] = &quot;PASS&quot;; 1; 0) ; IF ([.J326] = &quot;FAIL&quot;; 1; 0)) ; [.A326] ; &quot;&quot;)">
            <text:p/>
          </table:table-cell>
          <table:table-cell table:formula="of:= IF( AND( IF([.H326] = &quot;FAIL&quot;; 1; 0) ; IF([.I326] = &quot;&quot;;  1 ; 0); IF([.J326] = &quot;FAIL&quot;; 1; 0) ) ; [.A3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7]&amp;[Sheet1.C327]&amp;[Sheet1.D327]&amp;[Sheet1.E327]=&quot;PASSPASSPASSFAIL&quot;; &quot;FAIL&quot;; &quot;&quot;)">
            <text:p/>
          </table:table-cell>
          <table:table-cell table:formula="of:=IF([Sheet1.B327]&amp;[Sheet1.C327]&amp;[Sheet1.F327]&amp;[Sheet1.G32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7] = &quot;PASS&quot;; 1; 0) ; IF ([.J327] = &quot;FAIL&quot;; 1; 0)) ; [.A327] ; &quot;&quot;)">
            <text:p/>
          </table:table-cell>
          <table:table-cell table:formula="of:= IF( AND( IF([.H327] = &quot;FAIL&quot;; 1; 0) ; IF([.I327] = &quot;&quot;;  1 ; 0); IF([.J327] = &quot;FAIL&quot;; 1; 0) ) ; [.A3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hostbyname_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8]&amp;[Sheet1.C328]&amp;[Sheet1.D328]&amp;[Sheet1.E328]=&quot;PASSPASSPASSFAIL&quot;; &quot;FAIL&quot;; &quot;&quot;)">
            <text:p/>
          </table:table-cell>
          <table:table-cell table:formula="of:=IF([Sheet1.B328]&amp;[Sheet1.C328]&amp;[Sheet1.F328]&amp;[Sheet1.G3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8] = &quot;PASS&quot;; 1; 0) ; IF ([.J328] = &quot;FAIL&quot;; 1; 0)) ; [.A328] ; &quot;&quot;)">
            <text:p/>
          </table:table-cell>
          <table:table-cell table:formula="of:= IF( AND( IF([.H328] = &quot;FAIL&quot;; 1; 0) ; IF([.I328] = &quot;&quot;;  1 ; 0); IF([.J328] = &quot;FAIL&quot;; 1; 0) ) ; [.A3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host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9]&amp;[Sheet1.C329]&amp;[Sheet1.D329]&amp;[Sheet1.E329]=&quot;PASSPASSPASSFAIL&quot;; &quot;FAIL&quot;; &quot;&quot;)">
            <text:p/>
          </table:table-cell>
          <table:table-cell table:formula="of:=IF([Sheet1.B329]&amp;[Sheet1.C329]&amp;[Sheet1.F329]&amp;[Sheet1.G3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9] = &quot;PASS&quot;; 1; 0) ; IF ([.J329] = &quot;FAIL&quot;; 1; 0)) ; [.A329] ; &quot;&quot;)">
            <text:p/>
          </table:table-cell>
          <table:table-cell table:formula="of:= IF( AND( IF([.H329] = &quot;FAIL&quot;; 1; 0) ; IF([.I329] = &quot;&quot;;  1 ; 0); IF([.J329] = &quot;FAIL&quot;; 1; 0) ) ; [.A3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host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0]&amp;[Sheet1.C330]&amp;[Sheet1.D330]&amp;[Sheet1.E330]=&quot;PASSPASSPASSFAIL&quot;; &quot;FAIL&quot;; &quot;&quot;)">
            <text:p/>
          </table:table-cell>
          <table:table-cell table:formula="of:=IF([Sheet1.B330]&amp;[Sheet1.C330]&amp;[Sheet1.F330]&amp;[Sheet1.G3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0] = &quot;PASS&quot;; 1; 0) ; IF ([.J330] = &quot;FAIL&quot;; 1; 0)) ; [.A330] ; &quot;&quot;)">
            <text:p/>
          </table:table-cell>
          <table:table-cell table:formula="of:= IF( AND( IF([.H330] = &quot;FAIL&quot;; 1; 0) ; IF([.I330] = &quot;&quot;;  1 ; 0); IF([.J330] = &quot;FAIL&quot;; 1; 0) ) ; [.A3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itim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1]&amp;[Sheet1.C331]&amp;[Sheet1.D331]&amp;[Sheet1.E331]=&quot;PASSPASSPASSFAIL&quot;; &quot;FAIL&quot;; &quot;&quot;)">
            <text:p/>
          </table:table-cell>
          <table:table-cell table:formula="of:=IF([Sheet1.B331]&amp;[Sheet1.C331]&amp;[Sheet1.F331]&amp;[Sheet1.G33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1] = &quot;PASS&quot;; 1; 0) ; IF ([.J331] = &quot;FAIL&quot;; 1; 0)) ; [.A331] ; &quot;&quot;)" office:value-type="string" office:string-value="getitimer01" calcext:value-type="string">
            <text:p>getitimer01</text:p>
          </table:table-cell>
          <table:table-cell table:formula="of:= IF( AND( IF([.H331] = &quot;FAIL&quot;; 1; 0) ; IF([.I331] = &quot;&quot;;  1 ; 0); IF([.J331] = &quot;FAIL&quot;; 1; 0) ) ; [.A3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itim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2]&amp;[Sheet1.C332]&amp;[Sheet1.D332]&amp;[Sheet1.E332]=&quot;PASSPASSPASSFAIL&quot;; &quot;FAIL&quot;; &quot;&quot;)">
            <text:p/>
          </table:table-cell>
          <table:table-cell table:formula="of:=IF([Sheet1.B332]&amp;[Sheet1.C332]&amp;[Sheet1.F332]&amp;[Sheet1.G3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2] = &quot;PASS&quot;; 1; 0) ; IF ([.J332] = &quot;FAIL&quot;; 1; 0)) ; [.A332] ; &quot;&quot;)" office:value-type="string" office:string-value="getitimer02" calcext:value-type="string">
            <text:p>getitimer02</text:p>
          </table:table-cell>
          <table:table-cell table:formula="of:= IF( AND( IF([.H332] = &quot;FAIL&quot;; 1; 0) ; IF([.I332] = &quot;&quot;;  1 ; 0); IF([.J332] = &quot;FAIL&quot;; 1; 0) ) ; [.A3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itim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3]&amp;[Sheet1.C333]&amp;[Sheet1.D333]&amp;[Sheet1.E333]=&quot;PASSPASSPASSFAIL&quot;; &quot;FAIL&quot;; &quot;&quot;)">
            <text:p/>
          </table:table-cell>
          <table:table-cell table:formula="of:=IF([Sheet1.B333]&amp;[Sheet1.C333]&amp;[Sheet1.F333]&amp;[Sheet1.G33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3] = &quot;PASS&quot;; 1; 0) ; IF ([.J333] = &quot;FAIL&quot;; 1; 0)) ; [.A333] ; &quot;&quot;)" office:value-type="string" office:string-value="getitimer03" calcext:value-type="string">
            <text:p>getitimer03</text:p>
          </table:table-cell>
          <table:table-cell table:formula="of:= IF( AND( IF([.H333] = &quot;FAIL&quot;; 1; 0) ; IF([.I333] = &quot;&quot;;  1 ; 0); IF([.J333] = &quot;FAIL&quot;; 1; 0) ) ; [.A3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agesiz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4]&amp;[Sheet1.C334]&amp;[Sheet1.D334]&amp;[Sheet1.E334]=&quot;PASSPASSPASSFAIL&quot;; &quot;FAIL&quot;; &quot;&quot;)">
            <text:p/>
          </table:table-cell>
          <table:table-cell table:formula="of:=IF([Sheet1.B334]&amp;[Sheet1.C334]&amp;[Sheet1.F334]&amp;[Sheet1.G3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4] = &quot;PASS&quot;; 1; 0) ; IF ([.J334] = &quot;FAIL&quot;; 1; 0)) ; [.A334] ; &quot;&quot;)">
            <text:p/>
          </table:table-cell>
          <table:table-cell table:formula="of:= IF( AND( IF([.H334] = &quot;FAIL&quot;; 1; 0) ; IF([.I334] = &quot;&quot;;  1 ; 0); IF([.J334] = &quot;FAIL&quot;; 1; 0) ) ; [.A3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eer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5]&amp;[Sheet1.C335]&amp;[Sheet1.D335]&amp;[Sheet1.E335]=&quot;PASSPASSPASSFAIL&quot;; &quot;FAIL&quot;; &quot;&quot;)">
            <text:p/>
          </table:table-cell>
          <table:table-cell table:formula="of:=IF([Sheet1.B335]&amp;[Sheet1.C335]&amp;[Sheet1.F335]&amp;[Sheet1.G3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5] = &quot;PASS&quot;; 1; 0) ; IF ([.J335] = &quot;FAIL&quot;; 1; 0)) ; [.A335] ; &quot;&quot;)">
            <text:p/>
          </table:table-cell>
          <table:table-cell table:formula="of:= IF( AND( IF([.H335] = &quot;FAIL&quot;; 1; 0) ; IF([.I335] = &quot;&quot;;  1 ; 0); IF([.J335] = &quot;FAIL&quot;; 1; 0) ) ; [.A3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6]&amp;[Sheet1.C336]&amp;[Sheet1.D336]&amp;[Sheet1.E336]=&quot;PASSPASSPASSFAIL&quot;; &quot;FAIL&quot;; &quot;&quot;)">
            <text:p/>
          </table:table-cell>
          <table:table-cell table:formula="of:=IF([Sheet1.B336]&amp;[Sheet1.C336]&amp;[Sheet1.F336]&amp;[Sheet1.G3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6] = &quot;PASS&quot;; 1; 0) ; IF ([.J336] = &quot;FAIL&quot;; 1; 0)) ; [.A336] ; &quot;&quot;)">
            <text:p/>
          </table:table-cell>
          <table:table-cell table:formula="of:= IF( AND( IF([.H336] = &quot;FAIL&quot;; 1; 0) ; IF([.I336] = &quot;&quot;;  1 ; 0); IF([.J336] = &quot;FAIL&quot;; 1; 0) ) ; [.A3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7]&amp;[Sheet1.C337]&amp;[Sheet1.D337]&amp;[Sheet1.E337]=&quot;PASSPASSPASSFAIL&quot;; &quot;FAIL&quot;; &quot;&quot;)">
            <text:p/>
          </table:table-cell>
          <table:table-cell table:formula="of:=IF([Sheet1.B337]&amp;[Sheet1.C337]&amp;[Sheet1.F337]&amp;[Sheet1.G3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7] = &quot;PASS&quot;; 1; 0) ; IF ([.J337] = &quot;FAIL&quot;; 1; 0)) ; [.A337] ; &quot;&quot;)">
            <text:p/>
          </table:table-cell>
          <table:table-cell table:formula="of:= IF( AND( IF([.H337] = &quot;FAIL&quot;; 1; 0) ; IF([.I337] = &quot;&quot;;  1 ; 0); IF([.J337] = &quot;FAIL&quot;; 1; 0) ) ; [.A3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gr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8]&amp;[Sheet1.C338]&amp;[Sheet1.D338]&amp;[Sheet1.E338]=&quot;PASSPASSPASSFAIL&quot;; &quot;FAIL&quot;; &quot;&quot;)">
            <text:p/>
          </table:table-cell>
          <table:table-cell table:formula="of:=IF([Sheet1.B338]&amp;[Sheet1.C338]&amp;[Sheet1.F338]&amp;[Sheet1.G3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8] = &quot;PASS&quot;; 1; 0) ; IF ([.J338] = &quot;FAIL&quot;; 1; 0)) ; [.A338] ; &quot;&quot;)">
            <text:p/>
          </table:table-cell>
          <table:table-cell table:formula="of:= IF( AND( IF([.H338] = &quot;FAIL&quot;; 1; 0) ; IF([.I338] = &quot;&quot;;  1 ; 0); IF([.J338] = &quot;FAIL&quot;; 1; 0) ) ; [.A3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9]&amp;[Sheet1.C339]&amp;[Sheet1.D339]&amp;[Sheet1.E339]=&quot;PASSPASSPASSFAIL&quot;; &quot;FAIL&quot;; &quot;&quot;)">
            <text:p/>
          </table:table-cell>
          <table:table-cell table:formula="of:=IF([Sheet1.B339]&amp;[Sheet1.C339]&amp;[Sheet1.F339]&amp;[Sheet1.G3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9] = &quot;PASS&quot;; 1; 0) ; IF ([.J339] = &quot;FAIL&quot;; 1; 0)) ; [.A339] ; &quot;&quot;)">
            <text:p/>
          </table:table-cell>
          <table:table-cell table:formula="of:= IF( AND( IF([.H339] = &quot;FAIL&quot;; 1; 0) ; IF([.I339] = &quot;&quot;;  1 ; 0); IF([.J339] = &quot;FAIL&quot;; 1; 0) ) ; [.A3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0]&amp;[Sheet1.C340]&amp;[Sheet1.D340]&amp;[Sheet1.E340]=&quot;PASSPASSPASSFAIL&quot;; &quot;FAIL&quot;; &quot;&quot;)">
            <text:p/>
          </table:table-cell>
          <table:table-cell table:formula="of:=IF([Sheet1.B340]&amp;[Sheet1.C340]&amp;[Sheet1.F340]&amp;[Sheet1.G3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0] = &quot;PASS&quot;; 1; 0) ; IF ([.J340] = &quot;FAIL&quot;; 1; 0)) ; [.A340] ; &quot;&quot;)">
            <text:p/>
          </table:table-cell>
          <table:table-cell table:formula="of:= IF( AND( IF([.H340] = &quot;FAIL&quot;; 1; 0) ; IF([.I340] = &quot;&quot;;  1 ; 0); IF([.J340] = &quot;FAIL&quot;; 1; 0) ) ; [.A3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1]&amp;[Sheet1.C341]&amp;[Sheet1.D341]&amp;[Sheet1.E341]=&quot;PASSPASSPASSFAIL&quot;; &quot;FAIL&quot;; &quot;&quot;)">
            <text:p/>
          </table:table-cell>
          <table:table-cell table:formula="of:=IF([Sheet1.B341]&amp;[Sheet1.C341]&amp;[Sheet1.F341]&amp;[Sheet1.G3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1] = &quot;PASS&quot;; 1; 0) ; IF ([.J341] = &quot;FAIL&quot;; 1; 0)) ; [.A341] ; &quot;&quot;)">
            <text:p/>
          </table:table-cell>
          <table:table-cell table:formula="of:= IF( AND( IF([.H341] = &quot;FAIL&quot;; 1; 0) ; IF([.I341] = &quot;&quot;;  1 ; 0); IF([.J341] = &quot;FAIL&quot;; 1; 0) ) ; [.A3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p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2]&amp;[Sheet1.C342]&amp;[Sheet1.D342]&amp;[Sheet1.E342]=&quot;PASSPASSPASSFAIL&quot;; &quot;FAIL&quot;; &quot;&quot;)">
            <text:p/>
          </table:table-cell>
          <table:table-cell table:formula="of:=IF([Sheet1.B342]&amp;[Sheet1.C342]&amp;[Sheet1.F342]&amp;[Sheet1.G3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2] = &quot;PASS&quot;; 1; 0) ; IF ([.J342] = &quot;FAIL&quot;; 1; 0)) ; [.A342] ; &quot;&quot;)">
            <text:p/>
          </table:table-cell>
          <table:table-cell table:formula="of:= IF( AND( IF([.H342] = &quot;FAIL&quot;; 1; 0) ; IF([.I342] = &quot;&quot;;  1 ; 0); IF([.J342] = &quot;FAIL&quot;; 1; 0) ) ; [.A3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rior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3]&amp;[Sheet1.C343]&amp;[Sheet1.D343]&amp;[Sheet1.E343]=&quot;PASSPASSPASSFAIL&quot;; &quot;FAIL&quot;; &quot;&quot;)">
            <text:p/>
          </table:table-cell>
          <table:table-cell table:formula="of:=IF([Sheet1.B343]&amp;[Sheet1.C343]&amp;[Sheet1.F343]&amp;[Sheet1.G3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3] = &quot;PASS&quot;; 1; 0) ; IF ([.J343] = &quot;FAIL&quot;; 1; 0)) ; [.A343] ; &quot;&quot;)">
            <text:p/>
          </table:table-cell>
          <table:table-cell table:formula="of:= IF( AND( IF([.H343] = &quot;FAIL&quot;; 1; 0) ; IF([.I343] = &quot;&quot;;  1 ; 0); IF([.J343] = &quot;FAIL&quot;; 1; 0) ) ; [.A3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rior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4]&amp;[Sheet1.C344]&amp;[Sheet1.D344]&amp;[Sheet1.E344]=&quot;PASSPASSPASSFAIL&quot;; &quot;FAIL&quot;; &quot;&quot;)">
            <text:p/>
          </table:table-cell>
          <table:table-cell table:formula="of:=IF([Sheet1.B344]&amp;[Sheet1.C344]&amp;[Sheet1.F344]&amp;[Sheet1.G3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4] = &quot;PASS&quot;; 1; 0) ; IF ([.J344] = &quot;FAIL&quot;; 1; 0)) ; [.A344] ; &quot;&quot;)">
            <text:p/>
          </table:table-cell>
          <table:table-cell table:formula="of:= IF( AND( IF([.H344] = &quot;FAIL&quot;; 1; 0) ; IF([.I344] = &quot;&quot;;  1 ; 0); IF([.J344] = &quot;FAIL&quot;; 1; 0) ) ; [.A3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5]&amp;[Sheet1.C345]&amp;[Sheet1.D345]&amp;[Sheet1.E345]=&quot;PASSPASSPASSFAIL&quot;; &quot;FAIL&quot;; &quot;&quot;)">
            <text:p/>
          </table:table-cell>
          <table:table-cell table:formula="of:=IF([Sheet1.B345]&amp;[Sheet1.C345]&amp;[Sheet1.F345]&amp;[Sheet1.G3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5] = &quot;PASS&quot;; 1; 0) ; IF ([.J345] = &quot;FAIL&quot;; 1; 0)) ; [.A345] ; &quot;&quot;)">
            <text:p/>
          </table:table-cell>
          <table:table-cell table:formula="of:= IF( AND( IF([.H345] = &quot;FAIL&quot;; 1; 0) ; IF([.I345] = &quot;&quot;;  1 ; 0); IF([.J345] = &quot;FAIL&quot;; 1; 0) ) ; [.A3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6]&amp;[Sheet1.C346]&amp;[Sheet1.D346]&amp;[Sheet1.E346]=&quot;PASSPASSPASSFAIL&quot;; &quot;FAIL&quot;; &quot;&quot;)">
            <text:p/>
          </table:table-cell>
          <table:table-cell table:formula="of:=IF([Sheet1.B346]&amp;[Sheet1.C346]&amp;[Sheet1.F346]&amp;[Sheet1.G3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6] = &quot;PASS&quot;; 1; 0) ; IF ([.J346] = &quot;FAIL&quot;; 1; 0)) ; [.A346] ; &quot;&quot;)">
            <text:p/>
          </table:table-cell>
          <table:table-cell table:formula="of:= IF( AND( IF([.H346] = &quot;FAIL&quot;; 1; 0) ; IF([.I346] = &quot;&quot;;  1 ; 0); IF([.J346] = &quot;FAIL&quot;; 1; 0) ) ; [.A3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7]&amp;[Sheet1.C347]&amp;[Sheet1.D347]&amp;[Sheet1.E347]=&quot;PASSPASSPASSFAIL&quot;; &quot;FAIL&quot;; &quot;&quot;)">
            <text:p/>
          </table:table-cell>
          <table:table-cell table:formula="of:=IF([Sheet1.B347]&amp;[Sheet1.C347]&amp;[Sheet1.F347]&amp;[Sheet1.G3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7] = &quot;PASS&quot;; 1; 0) ; IF ([.J347] = &quot;FAIL&quot;; 1; 0)) ; [.A347] ; &quot;&quot;)">
            <text:p/>
          </table:table-cell>
          <table:table-cell table:formula="of:= IF( AND( IF([.H347] = &quot;FAIL&quot;; 1; 0) ; IF([.I347] = &quot;&quot;;  1 ; 0); IF([.J347] = &quot;FAIL&quot;; 1; 0) ) ; [.A3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8]&amp;[Sheet1.C348]&amp;[Sheet1.D348]&amp;[Sheet1.E348]=&quot;PASSPASSPASSFAIL&quot;; &quot;FAIL&quot;; &quot;&quot;)">
            <text:p/>
          </table:table-cell>
          <table:table-cell table:formula="of:=IF([Sheet1.B348]&amp;[Sheet1.C348]&amp;[Sheet1.F348]&amp;[Sheet1.G3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8] = &quot;PASS&quot;; 1; 0) ; IF ([.J348] = &quot;FAIL&quot;; 1; 0)) ; [.A348] ; &quot;&quot;)">
            <text:p/>
          </table:table-cell>
          <table:table-cell table:formula="of:= IF( AND( IF([.H348] = &quot;FAIL&quot;; 1; 0) ; IF([.I348] = &quot;&quot;;  1 ; 0); IF([.J348] = &quot;FAIL&quot;; 1; 0) ) ; [.A3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9]&amp;[Sheet1.C349]&amp;[Sheet1.D349]&amp;[Sheet1.E349]=&quot;PASSPASSPASSFAIL&quot;; &quot;FAIL&quot;; &quot;&quot;)">
            <text:p/>
          </table:table-cell>
          <table:table-cell table:formula="of:=IF([Sheet1.B349]&amp;[Sheet1.C349]&amp;[Sheet1.F349]&amp;[Sheet1.G3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9] = &quot;PASS&quot;; 1; 0) ; IF ([.J349] = &quot;FAIL&quot;; 1; 0)) ; [.A349] ; &quot;&quot;)">
            <text:p/>
          </table:table-cell>
          <table:table-cell table:formula="of:= IF( AND( IF([.H349] = &quot;FAIL&quot;; 1; 0) ; IF([.I349] = &quot;&quot;;  1 ; 0); IF([.J349] = &quot;FAIL&quot;; 1; 0) ) ; [.A3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0]&amp;[Sheet1.C350]&amp;[Sheet1.D350]&amp;[Sheet1.E350]=&quot;PASSPASSPASSFAIL&quot;; &quot;FAIL&quot;; &quot;&quot;)">
            <text:p/>
          </table:table-cell>
          <table:table-cell table:formula="of:=IF([Sheet1.B350]&amp;[Sheet1.C350]&amp;[Sheet1.F350]&amp;[Sheet1.G3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0] = &quot;PASS&quot;; 1; 0) ; IF ([.J350] = &quot;FAIL&quot;; 1; 0)) ; [.A350] ; &quot;&quot;)">
            <text:p/>
          </table:table-cell>
          <table:table-cell table:formula="of:= IF( AND( IF([.H350] = &quot;FAIL&quot;; 1; 0) ; IF([.I350] = &quot;&quot;;  1 ; 0); IF([.J350] = &quot;FAIL&quot;; 1; 0) ) ; [.A3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1]&amp;[Sheet1.C351]&amp;[Sheet1.D351]&amp;[Sheet1.E351]=&quot;PASSPASSPASSFAIL&quot;; &quot;FAIL&quot;; &quot;&quot;)">
            <text:p/>
          </table:table-cell>
          <table:table-cell table:formula="of:=IF([Sheet1.B351]&amp;[Sheet1.C351]&amp;[Sheet1.F351]&amp;[Sheet1.G3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1] = &quot;PASS&quot;; 1; 0) ; IF ([.J351] = &quot;FAIL&quot;; 1; 0)) ; [.A351] ; &quot;&quot;)">
            <text:p/>
          </table:table-cell>
          <table:table-cell table:formula="of:= IF( AND( IF([.H351] = &quot;FAIL&quot;; 1; 0) ; IF([.I351] = &quot;&quot;;  1 ; 0); IF([.J351] = &quot;FAIL&quot;; 1; 0) ) ; [.A3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2]&amp;[Sheet1.C352]&amp;[Sheet1.D352]&amp;[Sheet1.E352]=&quot;PASSPASSPASSFAIL&quot;; &quot;FAIL&quot;; &quot;&quot;)">
            <text:p/>
          </table:table-cell>
          <table:table-cell table:formula="of:=IF([Sheet1.B352]&amp;[Sheet1.C352]&amp;[Sheet1.F352]&amp;[Sheet1.G3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2] = &quot;PASS&quot;; 1; 0) ; IF ([.J352] = &quot;FAIL&quot;; 1; 0)) ; [.A352] ; &quot;&quot;)">
            <text:p/>
          </table:table-cell>
          <table:table-cell table:formula="of:= IF( AND( IF([.H352] = &quot;FAIL&quot;; 1; 0) ; IF([.I352] = &quot;&quot;;  1 ; 0); IF([.J352] = &quot;FAIL&quot;; 1; 0) ) ; [.A3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3]&amp;[Sheet1.C353]&amp;[Sheet1.D353]&amp;[Sheet1.E353]=&quot;PASSPASSPASSFAIL&quot;; &quot;FAIL&quot;; &quot;&quot;)">
            <text:p/>
          </table:table-cell>
          <table:table-cell table:formula="of:=IF([Sheet1.B353]&amp;[Sheet1.C353]&amp;[Sheet1.F353]&amp;[Sheet1.G3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3] = &quot;PASS&quot;; 1; 0) ; IF ([.J353] = &quot;FAIL&quot;; 1; 0)) ; [.A353] ; &quot;&quot;)">
            <text:p/>
          </table:table-cell>
          <table:table-cell table:formula="of:= IF( AND( IF([.H353] = &quot;FAIL&quot;; 1; 0) ; IF([.I353] = &quot;&quot;;  1 ; 0); IF([.J353] = &quot;FAIL&quot;; 1; 0) ) ; [.A3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4]&amp;[Sheet1.C354]&amp;[Sheet1.D354]&amp;[Sheet1.E354]=&quot;PASSPASSPASSFAIL&quot;; &quot;FAIL&quot;; &quot;&quot;)">
            <text:p/>
          </table:table-cell>
          <table:table-cell table:formula="of:=IF([Sheet1.B354]&amp;[Sheet1.C354]&amp;[Sheet1.F354]&amp;[Sheet1.G3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4] = &quot;PASS&quot;; 1; 0) ; IF ([.J354] = &quot;FAIL&quot;; 1; 0)) ; [.A354] ; &quot;&quot;)">
            <text:p/>
          </table:table-cell>
          <table:table-cell table:formula="of:= IF( AND( IF([.H354] = &quot;FAIL&quot;; 1; 0) ; IF([.I354] = &quot;&quot;;  1 ; 0); IF([.J354] = &quot;FAIL&quot;; 1; 0) ) ; [.A3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5]&amp;[Sheet1.C355]&amp;[Sheet1.D355]&amp;[Sheet1.E355]=&quot;PASSPASSPASSFAIL&quot;; &quot;FAIL&quot;; &quot;&quot;)">
            <text:p/>
          </table:table-cell>
          <table:table-cell table:formula="of:=IF([Sheet1.B355]&amp;[Sheet1.C355]&amp;[Sheet1.F355]&amp;[Sheet1.G3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5] = &quot;PASS&quot;; 1; 0) ; IF ([.J355] = &quot;FAIL&quot;; 1; 0)) ; [.A355] ; &quot;&quot;)">
            <text:p/>
          </table:table-cell>
          <table:table-cell table:formula="of:= IF( AND( IF([.H355] = &quot;FAIL&quot;; 1; 0) ; IF([.I355] = &quot;&quot;;  1 ; 0); IF([.J355] = &quot;FAIL&quot;; 1; 0) ) ; [.A3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6]&amp;[Sheet1.C356]&amp;[Sheet1.D356]&amp;[Sheet1.E356]=&quot;PASSPASSPASSFAIL&quot;; &quot;FAIL&quot;; &quot;&quot;)">
            <text:p/>
          </table:table-cell>
          <table:table-cell table:formula="of:=IF([Sheet1.B356]&amp;[Sheet1.C356]&amp;[Sheet1.F356]&amp;[Sheet1.G3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6] = &quot;PASS&quot;; 1; 0) ; IF ([.J356] = &quot;FAIL&quot;; 1; 0)) ; [.A356] ; &quot;&quot;)">
            <text:p/>
          </table:table-cell>
          <table:table-cell table:formula="of:= IF( AND( IF([.H356] = &quot;FAIL&quot;; 1; 0) ; IF([.I356] = &quot;&quot;;  1 ; 0); IF([.J356] = &quot;FAIL&quot;; 1; 0) ) ; [.A3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7]&amp;[Sheet1.C357]&amp;[Sheet1.D357]&amp;[Sheet1.E357]=&quot;PASSPASSPASSFAIL&quot;; &quot;FAIL&quot;; &quot;&quot;)">
            <text:p/>
          </table:table-cell>
          <table:table-cell table:formula="of:=IF([Sheet1.B357]&amp;[Sheet1.C357]&amp;[Sheet1.F357]&amp;[Sheet1.G3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7] = &quot;PASS&quot;; 1; 0) ; IF ([.J357] = &quot;FAIL&quot;; 1; 0)) ; [.A357] ; &quot;&quot;)">
            <text:p/>
          </table:table-cell>
          <table:table-cell table:formula="of:= IF( AND( IF([.H357] = &quot;FAIL&quot;; 1; 0) ; IF([.I357] = &quot;&quot;;  1 ; 0); IF([.J357] = &quot;FAIL&quot;; 1; 0) ) ; [.A3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8]&amp;[Sheet1.C358]&amp;[Sheet1.D358]&amp;[Sheet1.E358]=&quot;PASSPASSPASSFAIL&quot;; &quot;FAIL&quot;; &quot;&quot;)">
            <text:p/>
          </table:table-cell>
          <table:table-cell table:formula="of:=IF([Sheet1.B358]&amp;[Sheet1.C358]&amp;[Sheet1.F358]&amp;[Sheet1.G35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8] = &quot;PASS&quot;; 1; 0) ; IF ([.J358] = &quot;FAIL&quot;; 1; 0)) ; [.A358] ; &quot;&quot;)">
            <text:p/>
          </table:table-cell>
          <table:table-cell table:formula="of:= IF( AND( IF([.H358] = &quot;FAIL&quot;; 1; 0) ; IF([.I358] = &quot;&quot;;  1 ; 0); IF([.J358] = &quot;FAIL&quot;; 1; 0) ) ; [.A3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9]&amp;[Sheet1.C359]&amp;[Sheet1.D359]&amp;[Sheet1.E359]=&quot;PASSPASSPASSFAIL&quot;; &quot;FAIL&quot;; &quot;&quot;)">
            <text:p/>
          </table:table-cell>
          <table:table-cell table:formula="of:=IF([Sheet1.B359]&amp;[Sheet1.C359]&amp;[Sheet1.F359]&amp;[Sheet1.G3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9] = &quot;PASS&quot;; 1; 0) ; IF ([.J359] = &quot;FAIL&quot;; 1; 0)) ; [.A359] ; &quot;&quot;)">
            <text:p/>
          </table:table-cell>
          <table:table-cell table:formula="of:= IF( AND( IF([.H359] = &quot;FAIL&quot;; 1; 0) ; IF([.I359] = &quot;&quot;;  1 ; 0); IF([.J359] = &quot;FAIL&quot;; 1; 0) ) ; [.A3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60]&amp;[Sheet1.C360]&amp;[Sheet1.D360]&amp;[Sheet1.E360]=&quot;PASSPASSPASSFAIL&quot;; &quot;FAIL&quot;; &quot;&quot;)">
            <text:p/>
          </table:table-cell>
          <table:table-cell table:formula="of:=IF([Sheet1.B360]&amp;[Sheet1.C360]&amp;[Sheet1.F360]&amp;[Sheet1.G3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60] = &quot;PASS&quot;; 1; 0) ; IF ([.J360] = &quot;FAIL&quot;; 1; 0)) ; [.A360] ; &quot;&quot;)">
            <text:p/>
          </table:table-cell>
          <table:table-cell table:formula="of:= IF( AND( IF([.H360] = &quot;FAIL&quot;; 1; 0) ; IF([.I360] = &quot;&quot;;  1 ; 0); IF([.J360] = &quot;FAIL&quot;; 1; 0) ) ; [.A3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lim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1]&amp;[Sheet1.C361]&amp;[Sheet1.D361]&amp;[Sheet1.E361]=&quot;PASSPASSPASSFAIL&quot;; &quot;FAIL&quot;; &quot;&quot;)">
            <text:p/>
          </table:table-cell>
          <table:table-cell table:formula="of:=IF([Sheet1.B361]&amp;[Sheet1.C361]&amp;[Sheet1.F361]&amp;[Sheet1.G3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1] = &quot;PASS&quot;; 1; 0) ; IF ([.J361] = &quot;FAIL&quot;; 1; 0)) ; [.A361] ; &quot;&quot;)">
            <text:p/>
          </table:table-cell>
          <table:table-cell table:formula="of:= IF( AND( IF([.H361] = &quot;FAIL&quot;; 1; 0) ; IF([.I361] = &quot;&quot;;  1 ; 0); IF([.J361] = &quot;FAIL&quot;; 1; 0) ) ; [.A3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lim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2]&amp;[Sheet1.C362]&amp;[Sheet1.D362]&amp;[Sheet1.E362]=&quot;PASSPASSPASSFAIL&quot;; &quot;FAIL&quot;; &quot;&quot;)">
            <text:p/>
          </table:table-cell>
          <table:table-cell table:formula="of:=IF([Sheet1.B362]&amp;[Sheet1.C362]&amp;[Sheet1.F362]&amp;[Sheet1.G3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2] = &quot;PASS&quot;; 1; 0) ; IF ([.J362] = &quot;FAIL&quot;; 1; 0)) ; [.A362] ; &quot;&quot;)">
            <text:p/>
          </table:table-cell>
          <table:table-cell table:formula="of:= IF( AND( IF([.H362] = &quot;FAIL&quot;; 1; 0) ; IF([.I362] = &quot;&quot;;  1 ; 0); IF([.J362] = &quot;FAIL&quot;; 1; 0) ) ; [.A3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limit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63]&amp;[Sheet1.C363]&amp;[Sheet1.D363]&amp;[Sheet1.E363]=&quot;PASSPASSPASSFAIL&quot;; &quot;FAIL&quot;; &quot;&quot;)">
            <text:p/>
          </table:table-cell>
          <table:table-cell table:formula="of:=IF([Sheet1.B363]&amp;[Sheet1.C363]&amp;[Sheet1.F363]&amp;[Sheet1.G3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63] = &quot;PASS&quot;; 1; 0) ; IF ([.J363] = &quot;FAIL&quot;; 1; 0)) ; [.A363] ; &quot;&quot;)">
            <text:p/>
          </table:table-cell>
          <table:table-cell table:formula="of:= IF( AND( IF([.H363] = &quot;FAIL&quot;; 1; 0) ; IF([.I363] = &quot;&quot;;  1 ; 0); IF([.J363] = &quot;FAIL&quot;; 1; 0) ) ; [.A3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_mempolicy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64]&amp;[Sheet1.C364]&amp;[Sheet1.D364]&amp;[Sheet1.E364]=&quot;PASSPASSPASSFAIL&quot;; &quot;FAIL&quot;; &quot;&quot;)">
            <text:p/>
          </table:table-cell>
          <table:table-cell table:formula="of:=IF([Sheet1.B364]&amp;[Sheet1.C364]&amp;[Sheet1.F364]&amp;[Sheet1.G3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64] = &quot;PASS&quot;; 1; 0) ; IF ([.J364] = &quot;FAIL&quot;; 1; 0)) ; [.A364] ; &quot;&quot;)">
            <text:p/>
          </table:table-cell>
          <table:table-cell table:formula="of:= IF( AND( IF([.H364] = &quot;FAIL&quot;; 1; 0) ; IF([.I364] = &quot;&quot;;  1 ; 0); IF([.J364] = &quot;FAIL&quot;; 1; 0) ) ; [.A3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_robust_lis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5]&amp;[Sheet1.C365]&amp;[Sheet1.D365]&amp;[Sheet1.E365]=&quot;PASSPASSPASSFAIL&quot;; &quot;FAIL&quot;; &quot;&quot;)">
            <text:p/>
          </table:table-cell>
          <table:table-cell table:formula="of:=IF([Sheet1.B365]&amp;[Sheet1.C365]&amp;[Sheet1.F365]&amp;[Sheet1.G3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5] = &quot;PASS&quot;; 1; 0) ; IF ([.J365] = &quot;FAIL&quot;; 1; 0)) ; [.A365] ; &quot;&quot;)">
            <text:p/>
          </table:table-cell>
          <table:table-cell table:formula="of:= IF( AND( IF([.H365] = &quot;FAIL&quot;; 1; 0) ; IF([.I365] = &quot;&quot;;  1 ; 0); IF([.J365] = &quot;FAIL&quot;; 1; 0) ) ; [.A3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6]&amp;[Sheet1.C366]&amp;[Sheet1.D366]&amp;[Sheet1.E366]=&quot;PASSPASSPASSFAIL&quot;; &quot;FAIL&quot;; &quot;&quot;)">
            <text:p/>
          </table:table-cell>
          <table:table-cell table:formula="of:=IF([Sheet1.B366]&amp;[Sheet1.C366]&amp;[Sheet1.F366]&amp;[Sheet1.G3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6] = &quot;PASS&quot;; 1; 0) ; IF ([.J366] = &quot;FAIL&quot;; 1; 0)) ; [.A366] ; &quot;&quot;)">
            <text:p/>
          </table:table-cell>
          <table:table-cell table:formula="of:= IF( AND( IF([.H366] = &quot;FAIL&quot;; 1; 0) ; IF([.I366] = &quot;&quot;;  1 ; 0); IF([.J366] = &quot;FAIL&quot;; 1; 0) ) ; [.A3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7]&amp;[Sheet1.C367]&amp;[Sheet1.D367]&amp;[Sheet1.E367]=&quot;PASSPASSPASSFAIL&quot;; &quot;FAIL&quot;; &quot;&quot;)">
            <text:p/>
          </table:table-cell>
          <table:table-cell table:formula="of:=IF([Sheet1.B367]&amp;[Sheet1.C367]&amp;[Sheet1.F367]&amp;[Sheet1.G3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7] = &quot;PASS&quot;; 1; 0) ; IF ([.J367] = &quot;FAIL&quot;; 1; 0)) ; [.A367] ; &quot;&quot;)">
            <text:p/>
          </table:table-cell>
          <table:table-cell table:formula="of:= IF( AND( IF([.H367] = &quot;FAIL&quot;; 1; 0) ; IF([.I367] = &quot;&quot;;  1 ; 0); IF([.J367] = &quot;FAIL&quot;; 1; 0) ) ; [.A3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68]&amp;[Sheet1.C368]&amp;[Sheet1.D368]&amp;[Sheet1.E368]=&quot;PASSPASSPASSFAIL&quot;; &quot;FAIL&quot;; &quot;&quot;)" office:value-type="string" office:string-value="FAIL" calcext:value-type="string">
            <text:p>FAIL</text:p>
          </table:table-cell>
          <table:table-cell table:formula="of:=IF([Sheet1.B368]&amp;[Sheet1.C368]&amp;[Sheet1.F368]&amp;[Sheet1.G3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8] = &quot;PASS&quot;; 1; 0) ; IF ([.J368] = &quot;FAIL&quot;; 1; 0)) ; [.A368] ; &quot;&quot;)">
            <text:p/>
          </table:table-cell>
          <table:table-cell table:formula="of:= IF( AND( IF([.H368] = &quot;FAIL&quot;; 1; 0) ; IF([.I368] = &quot;&quot;;  1 ; 0); IF([.J368] = &quot;FAIL&quot;; 1; 0) ) ; [.A3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9]&amp;[Sheet1.C369]&amp;[Sheet1.D369]&amp;[Sheet1.E369]=&quot;PASSPASSPASSFAIL&quot;; &quot;FAIL&quot;; &quot;&quot;)">
            <text:p/>
          </table:table-cell>
          <table:table-cell table:formula="of:=IF([Sheet1.B369]&amp;[Sheet1.C369]&amp;[Sheet1.F369]&amp;[Sheet1.G3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9] = &quot;PASS&quot;; 1; 0) ; IF ([.J369] = &quot;FAIL&quot;; 1; 0)) ; [.A369] ; &quot;&quot;)">
            <text:p/>
          </table:table-cell>
          <table:table-cell table:formula="of:= IF( AND( IF([.H369] = &quot;FAIL&quot;; 1; 0) ; IF([.I369] = &quot;&quot;;  1 ; 0); IF([.J369] = &quot;FAIL&quot;; 1; 0) ) ; [.A3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0]&amp;[Sheet1.C370]&amp;[Sheet1.D370]&amp;[Sheet1.E370]=&quot;PASSPASSPASSFAIL&quot;; &quot;FAIL&quot;; &quot;&quot;)">
            <text:p/>
          </table:table-cell>
          <table:table-cell table:formula="of:=IF([Sheet1.B370]&amp;[Sheet1.C370]&amp;[Sheet1.F370]&amp;[Sheet1.G3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0] = &quot;PASS&quot;; 1; 0) ; IF ([.J370] = &quot;FAIL&quot;; 1; 0)) ; [.A370] ; &quot;&quot;)">
            <text:p/>
          </table:table-cell>
          <table:table-cell table:formula="of:= IF( AND( IF([.H370] = &quot;FAIL&quot;; 1; 0) ; IF([.I370] = &quot;&quot;;  1 ; 0); IF([.J370] = &quot;FAIL&quot;; 1; 0) ) ; [.A3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1]&amp;[Sheet1.C371]&amp;[Sheet1.D371]&amp;[Sheet1.E371]=&quot;PASSPASSPASSFAIL&quot;; &quot;FAIL&quot;; &quot;&quot;)">
            <text:p/>
          </table:table-cell>
          <table:table-cell table:formula="of:=IF([Sheet1.B371]&amp;[Sheet1.C371]&amp;[Sheet1.F371]&amp;[Sheet1.G3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1] = &quot;PASS&quot;; 1; 0) ; IF ([.J371] = &quot;FAIL&quot;; 1; 0)) ; [.A371] ; &quot;&quot;)">
            <text:p/>
          </table:table-cell>
          <table:table-cell table:formula="of:= IF( AND( IF([.H371] = &quot;FAIL&quot;; 1; 0) ; IF([.I371] = &quot;&quot;;  1 ; 0); IF([.J371] = &quot;FAIL&quot;; 1; 0) ) ; [.A3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ock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2]&amp;[Sheet1.C372]&amp;[Sheet1.D372]&amp;[Sheet1.E372]=&quot;PASSPASSPASSFAIL&quot;; &quot;FAIL&quot;; &quot;&quot;)">
            <text:p/>
          </table:table-cell>
          <table:table-cell table:formula="of:=IF([Sheet1.B372]&amp;[Sheet1.C372]&amp;[Sheet1.F372]&amp;[Sheet1.G3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2] = &quot;PASS&quot;; 1; 0) ; IF ([.J372] = &quot;FAIL&quot;; 1; 0)) ; [.A372] ; &quot;&quot;)">
            <text:p/>
          </table:table-cell>
          <table:table-cell table:formula="of:= IF( AND( IF([.H372] = &quot;FAIL&quot;; 1; 0) ; IF([.I372] = &quot;&quot;;  1 ; 0); IF([.J372] = &quot;FAIL&quot;; 1; 0) ) ; [.A3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ock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3]&amp;[Sheet1.C373]&amp;[Sheet1.D373]&amp;[Sheet1.E373]=&quot;PASSPASSPASSFAIL&quot;; &quot;FAIL&quot;; &quot;&quot;)">
            <text:p/>
          </table:table-cell>
          <table:table-cell table:formula="of:=IF([Sheet1.B373]&amp;[Sheet1.C373]&amp;[Sheet1.F373]&amp;[Sheet1.G3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3] = &quot;PASS&quot;; 1; 0) ; IF ([.J373] = &quot;FAIL&quot;; 1; 0)) ; [.A373] ; &quot;&quot;)">
            <text:p/>
          </table:table-cell>
          <table:table-cell table:formula="of:= IF( AND( IF([.H373] = &quot;FAIL&quot;; 1; 0) ; IF([.I373] = &quot;&quot;;  1 ; 0); IF([.J373] = &quot;FAIL&quot;; 1; 0) ) ; [.A3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ockop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74]&amp;[Sheet1.C374]&amp;[Sheet1.D374]&amp;[Sheet1.E374]=&quot;PASSPASSPASSFAIL&quot;; &quot;FAIL&quot;; &quot;&quot;)" office:value-type="string" office:string-value="FAIL" calcext:value-type="string">
            <text:p>FAIL</text:p>
          </table:table-cell>
          <table:table-cell table:formula="of:=IF([Sheet1.B374]&amp;[Sheet1.C374]&amp;[Sheet1.F374]&amp;[Sheet1.G3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4] = &quot;PASS&quot;; 1; 0) ; IF ([.J374] = &quot;FAIL&quot;; 1; 0)) ; [.A374] ; &quot;&quot;)">
            <text:p/>
          </table:table-cell>
          <table:table-cell table:formula="of:= IF( AND( IF([.H374] = &quot;FAIL&quot;; 1; 0) ; IF([.I374] = &quot;&quot;;  1 ; 0); IF([.J374] = &quot;FAIL&quot;; 1; 0) ) ; [.A3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t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5]&amp;[Sheet1.C375]&amp;[Sheet1.D375]&amp;[Sheet1.E375]=&quot;PASSPASSPASSFAIL&quot;; &quot;FAIL&quot;; &quot;&quot;)">
            <text:p/>
          </table:table-cell>
          <table:table-cell table:formula="of:=IF([Sheet1.B375]&amp;[Sheet1.C375]&amp;[Sheet1.F375]&amp;[Sheet1.G3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5] = &quot;PASS&quot;; 1; 0) ; IF ([.J375] = &quot;FAIL&quot;; 1; 0)) ; [.A375] ; &quot;&quot;)">
            <text:p/>
          </table:table-cell>
          <table:table-cell table:formula="of:= IF( AND( IF([.H375] = &quot;FAIL&quot;; 1; 0) ; IF([.I375] = &quot;&quot;;  1 ; 0); IF([.J375] = &quot;FAIL&quot;; 1; 0) ) ; [.A3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timeofda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6]&amp;[Sheet1.C376]&amp;[Sheet1.D376]&amp;[Sheet1.E376]=&quot;PASSPASSPASSFAIL&quot;; &quot;FAIL&quot;; &quot;&quot;)">
            <text:p/>
          </table:table-cell>
          <table:table-cell table:formula="of:=IF([Sheet1.B376]&amp;[Sheet1.C376]&amp;[Sheet1.F376]&amp;[Sheet1.G3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6] = &quot;PASS&quot;; 1; 0) ; IF ([.J376] = &quot;FAIL&quot;; 1; 0)) ; [.A376] ; &quot;&quot;)">
            <text:p/>
          </table:table-cell>
          <table:table-cell table:formula="of:= IF( AND( IF([.H376] = &quot;FAIL&quot;; 1; 0) ; IF([.I376] = &quot;&quot;;  1 ; 0); IF([.J376] = &quot;FAIL&quot;; 1; 0) ) ; [.A3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timeofda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7]&amp;[Sheet1.C377]&amp;[Sheet1.D377]&amp;[Sheet1.E377]=&quot;PASSPASSPASSFAIL&quot;; &quot;FAIL&quot;; &quot;&quot;)">
            <text:p/>
          </table:table-cell>
          <table:table-cell table:formula="of:=IF([Sheet1.B377]&amp;[Sheet1.C377]&amp;[Sheet1.F377]&amp;[Sheet1.G3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7] = &quot;PASS&quot;; 1; 0) ; IF ([.J377] = &quot;FAIL&quot;; 1; 0)) ; [.A377] ; &quot;&quot;)">
            <text:p/>
          </table:table-cell>
          <table:table-cell table:formula="of:= IF( AND( IF([.H377] = &quot;FAIL&quot;; 1; 0) ; IF([.I377] = &quot;&quot;;  1 ; 0); IF([.J377] = &quot;FAIL&quot;; 1; 0) ) ; [.A3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8]&amp;[Sheet1.C378]&amp;[Sheet1.D378]&amp;[Sheet1.E378]=&quot;PASSPASSPASSFAIL&quot;; &quot;FAIL&quot;; &quot;&quot;)">
            <text:p/>
          </table:table-cell>
          <table:table-cell table:formula="of:=IF([Sheet1.B378]&amp;[Sheet1.C378]&amp;[Sheet1.F378]&amp;[Sheet1.G3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8] = &quot;PASS&quot;; 1; 0) ; IF ([.J378] = &quot;FAIL&quot;; 1; 0)) ; [.A378] ; &quot;&quot;)">
            <text:p/>
          </table:table-cell>
          <table:table-cell table:formula="of:= IF( AND( IF([.H378] = &quot;FAIL&quot;; 1; 0) ; IF([.I378] = &quot;&quot;;  1 ; 0); IF([.J378] = &quot;FAIL&quot;; 1; 0) ) ; [.A3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79]&amp;[Sheet1.C379]&amp;[Sheet1.D379]&amp;[Sheet1.E379]=&quot;PASSPASSPASSFAIL&quot;; &quot;FAIL&quot;; &quot;&quot;)">
            <text:p/>
          </table:table-cell>
          <table:table-cell table:formula="of:=IF([Sheet1.B379]&amp;[Sheet1.C379]&amp;[Sheet1.F379]&amp;[Sheet1.G37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79] = &quot;PASS&quot;; 1; 0) ; IF ([.J379] = &quot;FAIL&quot;; 1; 0)) ; [.A379] ; &quot;&quot;)">
            <text:p/>
          </table:table-cell>
          <table:table-cell table:formula="of:= IF( AND( IF([.H379] = &quot;FAIL&quot;; 1; 0) ; IF([.I379] = &quot;&quot;;  1 ; 0); IF([.J379] = &quot;FAIL&quot;; 1; 0) ) ; [.A3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0]&amp;[Sheet1.C380]&amp;[Sheet1.D380]&amp;[Sheet1.E380]=&quot;PASSPASSPASSFAIL&quot;; &quot;FAIL&quot;; &quot;&quot;)">
            <text:p/>
          </table:table-cell>
          <table:table-cell table:formula="of:=IF([Sheet1.B380]&amp;[Sheet1.C380]&amp;[Sheet1.F380]&amp;[Sheet1.G3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0] = &quot;PASS&quot;; 1; 0) ; IF ([.J380] = &quot;FAIL&quot;; 1; 0)) ; [.A380] ; &quot;&quot;)">
            <text:p/>
          </table:table-cell>
          <table:table-cell table:formula="of:= IF( AND( IF([.H380] = &quot;FAIL&quot;; 1; 0) ; IF([.I380] = &quot;&quot;;  1 ; 0); IF([.J380] = &quot;FAIL&quot;; 1; 0) ) ; [.A3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1]&amp;[Sheet1.C381]&amp;[Sheet1.D381]&amp;[Sheet1.E381]=&quot;PASSPASSPASSFAIL&quot;; &quot;FAIL&quot;; &quot;&quot;)">
            <text:p/>
          </table:table-cell>
          <table:table-cell table:formula="of:=IF([Sheet1.B381]&amp;[Sheet1.C381]&amp;[Sheet1.F381]&amp;[Sheet1.G38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1] = &quot;PASS&quot;; 1; 0) ; IF ([.J381] = &quot;FAIL&quot;; 1; 0)) ; [.A381] ; &quot;&quot;)">
            <text:p/>
          </table:table-cell>
          <table:table-cell table:formula="of:= IF( AND( IF([.H381] = &quot;FAIL&quot;; 1; 0) ; IF([.I381] = &quot;&quot;;  1 ; 0); IF([.J381] = &quot;FAIL&quot;; 1; 0) ) ; [.A3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2]&amp;[Sheet1.C382]&amp;[Sheet1.D382]&amp;[Sheet1.E382]=&quot;PASSPASSPASSFAIL&quot;; &quot;FAIL&quot;; &quot;&quot;)">
            <text:p/>
          </table:table-cell>
          <table:table-cell table:formula="of:=IF([Sheet1.B382]&amp;[Sheet1.C382]&amp;[Sheet1.F382]&amp;[Sheet1.G38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82] = &quot;PASS&quot;; 1; 0) ; IF ([.J382] = &quot;FAIL&quot;; 1; 0)) ; [.A382] ; &quot;&quot;)">
            <text:p/>
          </table:table-cell>
          <table:table-cell table:formula="of:= IF( AND( IF([.H382] = &quot;FAIL&quot;; 1; 0) ; IF([.I382] = &quot;&quot;;  1 ; 0); IF([.J382] = &quot;FAIL&quot;; 1; 0) ) ; [.A3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3" office:value-type="string" calcext:value-type="string">
            <text:p>PASS</text:p>
          </table:table-cell>
          <table:table-cell table:formula="of:=IF([Sheet1.B383]&amp;[Sheet1.C383]&amp;[Sheet1.D383]&amp;[Sheet1.E383]=&quot;PASSPASSPASSFAIL&quot;; &quot;FAIL&quot;; &quot;&quot;)">
            <text:p/>
          </table:table-cell>
          <table:table-cell table:formula="of:=IF([Sheet1.B383]&amp;[Sheet1.C383]&amp;[Sheet1.F383]&amp;[Sheet1.G3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3] = &quot;PASS&quot;; 1; 0) ; IF ([.J383] = &quot;FAIL&quot;; 1; 0)) ; [.A383] ; &quot;&quot;)">
            <text:p/>
          </table:table-cell>
          <table:table-cell table:formula="of:= IF( AND( IF([.H383] = &quot;FAIL&quot;; 1; 0) ; IF([.I383] = &quot;&quot;;  1 ; 0); IF([.J383] = &quot;FAIL&quot;; 1; 0) ) ; [.A3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4]&amp;[Sheet1.C384]&amp;[Sheet1.D384]&amp;[Sheet1.E384]=&quot;PASSPASSPASSFAIL&quot;; &quot;FAIL&quot;; &quot;&quot;)">
            <text:p/>
          </table:table-cell>
          <table:table-cell table:formula="of:=IF([Sheet1.B384]&amp;[Sheet1.C384]&amp;[Sheet1.F384]&amp;[Sheet1.G3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84] = &quot;PASS&quot;; 1; 0) ; IF ([.J384] = &quot;FAIL&quot;; 1; 0)) ; [.A384] ; &quot;&quot;)">
            <text:p/>
          </table:table-cell>
          <table:table-cell table:formula="of:= IF( AND( IF([.H384] = &quot;FAIL&quot;; 1; 0) ; IF([.I384] = &quot;&quot;;  1 ; 0); IF([.J384] = &quot;FAIL&quot;; 1; 0) ) ; [.A3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5]&amp;[Sheet1.C385]&amp;[Sheet1.D385]&amp;[Sheet1.E385]=&quot;PASSPASSPASSFAIL&quot;; &quot;FAIL&quot;; &quot;&quot;)">
            <text:p/>
          </table:table-cell>
          <table:table-cell table:formula="of:=IF([Sheet1.B385]&amp;[Sheet1.C385]&amp;[Sheet1.F385]&amp;[Sheet1.G3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5] = &quot;PASS&quot;; 1; 0) ; IF ([.J385] = &quot;FAIL&quot;; 1; 0)) ; [.A385] ; &quot;&quot;)">
            <text:p/>
          </table:table-cell>
          <table:table-cell table:formula="of:= IF( AND( IF([.H385] = &quot;FAIL&quot;; 1; 0) ; IF([.I385] = &quot;&quot;;  1 ; 0); IF([.J385] = &quot;FAIL&quot;; 1; 0) ) ; [.A3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5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6]&amp;[Sheet1.C386]&amp;[Sheet1.D386]&amp;[Sheet1.E386]=&quot;PASSPASSPASSFAIL&quot;; &quot;FAIL&quot;; &quot;&quot;)">
            <text:p/>
          </table:table-cell>
          <table:table-cell table:formula="of:=IF([Sheet1.B386]&amp;[Sheet1.C386]&amp;[Sheet1.F386]&amp;[Sheet1.G38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6] = &quot;PASS&quot;; 1; 0) ; IF ([.J386] = &quot;FAIL&quot;; 1; 0)) ; [.A386] ; &quot;&quot;)">
            <text:p/>
          </table:table-cell>
          <table:table-cell table:formula="of:= IF( AND( IF([.H386] = &quot;FAIL&quot;; 1; 0) ; IF([.I386] = &quot;&quot;;  1 ; 0); IF([.J386] = &quot;FAIL&quot;; 1; 0) ) ; [.A3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1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7]&amp;[Sheet1.C387]&amp;[Sheet1.D387]&amp;[Sheet1.E387]=&quot;PASSPASSPASSFAIL&quot;; &quot;FAIL&quot;; &quot;&quot;)">
            <text:p/>
          </table:table-cell>
          <table:table-cell table:formula="of:=IF([Sheet1.B387]&amp;[Sheet1.C387]&amp;[Sheet1.F387]&amp;[Sheet1.G3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7] = &quot;PASS&quot;; 1; 0) ; IF ([.J387] = &quot;FAIL&quot;; 1; 0)) ; [.A387] ; &quot;&quot;)">
            <text:p/>
          </table:table-cell>
          <table:table-cell table:formula="of:= IF( AND( IF([.H387] = &quot;FAIL&quot;; 1; 0) ; IF([.I387] = &quot;&quot;;  1 ; 0); IF([.J387] = &quot;FAIL&quot;; 1; 0) ) ; [.A3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388]&amp;[Sheet1.C388]&amp;[Sheet1.D388]&amp;[Sheet1.E388]=&quot;PASSPASSPASSFAIL&quot;; &quot;FAIL&quot;; &quot;&quot;)">
            <text:p/>
          </table:table-cell>
          <table:table-cell table:formula="of:=IF([Sheet1.B388]&amp;[Sheet1.C388]&amp;[Sheet1.F388]&amp;[Sheet1.G38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8] = &quot;PASS&quot;; 1; 0) ; IF ([.J388] = &quot;FAIL&quot;; 1; 0)) ; [.A388] ; &quot;&quot;)">
            <text:p/>
          </table:table-cell>
          <table:table-cell table:formula="of:= IF( AND( IF([.H388] = &quot;FAIL&quot;; 1; 0) ; IF([.I388] = &quot;&quot;;  1 ; 0); IF([.J388] = &quot;FAIL&quot;; 1; 0) ) ; [.A3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9]&amp;[Sheet1.C389]&amp;[Sheet1.D389]&amp;[Sheet1.E389]=&quot;PASSPASSPASSFAIL&quot;; &quot;FAIL&quot;; &quot;&quot;)" office:value-type="string" office:string-value="FAIL" calcext:value-type="string">
            <text:p>FAIL</text:p>
          </table:table-cell>
          <table:table-cell table:formula="of:=IF([Sheet1.B389]&amp;[Sheet1.C389]&amp;[Sheet1.F389]&amp;[Sheet1.G3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9] = &quot;PASS&quot;; 1; 0) ; IF ([.J389] = &quot;FAIL&quot;; 1; 0)) ; [.A389] ; &quot;&quot;)">
            <text:p/>
          </table:table-cell>
          <table:table-cell table:formula="of:= IF( AND( IF([.H389] = &quot;FAIL&quot;; 1; 0) ; IF([.I389] = &quot;&quot;;  1 ; 0); IF([.J389] = &quot;FAIL&quot;; 1; 0) ) ; [.A3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0]&amp;[Sheet1.C390]&amp;[Sheet1.D390]&amp;[Sheet1.E390]=&quot;PASSPASSPASSFAIL&quot;; &quot;FAIL&quot;; &quot;&quot;)">
            <text:p/>
          </table:table-cell>
          <table:table-cell table:formula="of:=IF([Sheet1.B390]&amp;[Sheet1.C390]&amp;[Sheet1.F390]&amp;[Sheet1.G3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0] = &quot;PASS&quot;; 1; 0) ; IF ([.J390] = &quot;FAIL&quot;; 1; 0)) ; [.A390] ; &quot;&quot;)">
            <text:p/>
          </table:table-cell>
          <table:table-cell table:formula="of:= IF( AND( IF([.H390] = &quot;FAIL&quot;; 1; 0) ; IF([.I390] = &quot;&quot;;  1 ; 0); IF([.J390] = &quot;FAIL&quot;; 1; 0) ) ; [.A3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1]&amp;[Sheet1.C391]&amp;[Sheet1.D391]&amp;[Sheet1.E391]=&quot;PASSPASSPASSFAIL&quot;; &quot;FAIL&quot;; &quot;&quot;)">
            <text:p/>
          </table:table-cell>
          <table:table-cell table:formula="of:=IF([Sheet1.B391]&amp;[Sheet1.C391]&amp;[Sheet1.F391]&amp;[Sheet1.G3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1] = &quot;PASS&quot;; 1; 0) ; IF ([.J391] = &quot;FAIL&quot;; 1; 0)) ; [.A391] ; &quot;&quot;)">
            <text:p/>
          </table:table-cell>
          <table:table-cell table:formula="of:= IF( AND( IF([.H391] = &quot;FAIL&quot;; 1; 0) ; IF([.I391] = &quot;&quot;;  1 ; 0); IF([.J391] = &quot;FAIL&quot;; 1; 0) ) ; [.A3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392]&amp;[Sheet1.C392]&amp;[Sheet1.D392]&amp;[Sheet1.E392]=&quot;PASSPASSPASSFAIL&quot;; &quot;FAIL&quot;; &quot;&quot;)" office:value-type="string" office:string-value="FAIL" calcext:value-type="string">
            <text:p>FAIL</text:p>
          </table:table-cell>
          <table:table-cell table:formula="of:=IF([Sheet1.B392]&amp;[Sheet1.C392]&amp;[Sheet1.F392]&amp;[Sheet1.G39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392] = &quot;PASS&quot;; 1; 0) ; IF ([.J392] = &quot;FAIL&quot;; 1; 0)) ; [.A392] ; &quot;&quot;)">
            <text:p/>
          </table:table-cell>
          <table:table-cell table:formula="of:= IF( AND( IF([.H392] = &quot;FAIL&quot;; 1; 0) ; IF([.I392] = &quot;&quot;;  1 ; 0); IF([.J392] = &quot;FAIL&quot;; 1; 0) ) ; [.A3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_init1_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3]&amp;[Sheet1.C393]&amp;[Sheet1.D393]&amp;[Sheet1.E393]=&quot;PASSPASSPASSFAIL&quot;; &quot;FAIL&quot;; &quot;&quot;)">
            <text:p/>
          </table:table-cell>
          <table:table-cell table:formula="of:=IF([Sheet1.B393]&amp;[Sheet1.C393]&amp;[Sheet1.F393]&amp;[Sheet1.G3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3] = &quot;PASS&quot;; 1; 0) ; IF ([.J393] = &quot;FAIL&quot;; 1; 0)) ; [.A393] ; &quot;&quot;)">
            <text:p/>
          </table:table-cell>
          <table:table-cell table:formula="of:= IF( AND( IF([.H393] = &quot;FAIL&quot;; 1; 0) ; IF([.I393] = &quot;&quot;;  1 ; 0); IF([.J393] = &quot;FAIL&quot;; 1; 0) ) ; [.A3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_init1_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4]&amp;[Sheet1.C394]&amp;[Sheet1.D394]&amp;[Sheet1.E394]=&quot;PASSPASSPASSFAIL&quot;; &quot;FAIL&quot;; &quot;&quot;)">
            <text:p/>
          </table:table-cell>
          <table:table-cell table:formula="of:=IF([Sheet1.B394]&amp;[Sheet1.C394]&amp;[Sheet1.F394]&amp;[Sheet1.G3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4] = &quot;PASS&quot;; 1; 0) ; IF ([.J394] = &quot;FAIL&quot;; 1; 0)) ; [.A394] ; &quot;&quot;)">
            <text:p/>
          </table:table-cell>
          <table:table-cell table:formula="of:= IF( AND( IF([.H394] = &quot;FAIL&quot;; 1; 0) ; IF([.I394] = &quot;&quot;;  1 ; 0); IF([.J394] = &quot;FAIL&quot;; 1; 0) ) ; [.A3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5]&amp;[Sheet1.C395]&amp;[Sheet1.D395]&amp;[Sheet1.E395]=&quot;PASSPASSPASSFAIL&quot;; &quot;FAIL&quot;; &quot;&quot;)">
            <text:p/>
          </table:table-cell>
          <table:table-cell table:formula="of:=IF([Sheet1.B395]&amp;[Sheet1.C395]&amp;[Sheet1.F395]&amp;[Sheet1.G3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5] = &quot;PASS&quot;; 1; 0) ; IF ([.J395] = &quot;FAIL&quot;; 1; 0)) ; [.A395] ; &quot;&quot;)">
            <text:p/>
          </table:table-cell>
          <table:table-cell table:formula="of:= IF( AND( IF([.H395] = &quot;FAIL&quot;; 1; 0) ; IF([.I395] = &quot;&quot;;  1 ; 0); IF([.J395] = &quot;FAIL&quot;; 1; 0) ) ; [.A3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6]&amp;[Sheet1.C396]&amp;[Sheet1.D396]&amp;[Sheet1.E396]=&quot;PASSPASSPASSFAIL&quot;; &quot;FAIL&quot;; &quot;&quot;)">
            <text:p/>
          </table:table-cell>
          <table:table-cell table:formula="of:=IF([Sheet1.B396]&amp;[Sheet1.C396]&amp;[Sheet1.F396]&amp;[Sheet1.G3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6] = &quot;PASS&quot;; 1; 0) ; IF ([.J396] = &quot;FAIL&quot;; 1; 0)) ; [.A396] ; &quot;&quot;)">
            <text:p/>
          </table:table-cell>
          <table:table-cell table:formula="of:= IF( AND( IF([.H396] = &quot;FAIL&quot;; 1; 0) ; IF([.I396] = &quot;&quot;;  1 ; 0); IF([.J396] = &quot;FAIL&quot;; 1; 0) ) ; [.A3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97]&amp;[Sheet1.C397]&amp;[Sheet1.D397]&amp;[Sheet1.E397]=&quot;PASSPASSPASSFAIL&quot;; &quot;FAIL&quot;; &quot;&quot;)" office:value-type="string" office:string-value="FAIL" calcext:value-type="string">
            <text:p>FAIL</text:p>
          </table:table-cell>
          <table:table-cell table:formula="of:=IF([Sheet1.B397]&amp;[Sheet1.C397]&amp;[Sheet1.F397]&amp;[Sheet1.G3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7] = &quot;PASS&quot;; 1; 0) ; IF ([.J397] = &quot;FAIL&quot;; 1; 0)) ; [.A397] ; &quot;&quot;)">
            <text:p/>
          </table:table-cell>
          <table:table-cell table:formula="of:= IF( AND( IF([.H397] = &quot;FAIL&quot;; 1; 0) ; IF([.I397] = &quot;&quot;;  1 ; 0); IF([.J397] = &quot;FAIL&quot;; 1; 0) ) ; [.A3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8]&amp;[Sheet1.C398]&amp;[Sheet1.D398]&amp;[Sheet1.E398]=&quot;PASSPASSPASSFAIL&quot;; &quot;FAIL&quot;; &quot;&quot;)">
            <text:p/>
          </table:table-cell>
          <table:table-cell table:formula="of:=IF([Sheet1.B398]&amp;[Sheet1.C398]&amp;[Sheet1.F398]&amp;[Sheet1.G3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8] = &quot;PASS&quot;; 1; 0) ; IF ([.J398] = &quot;FAIL&quot;; 1; 0)) ; [.A398] ; &quot;&quot;)">
            <text:p/>
          </table:table-cell>
          <table:table-cell table:formula="of:= IF( AND( IF([.H398] = &quot;FAIL&quot;; 1; 0) ; IF([.I398] = &quot;&quot;;  1 ; 0); IF([.J398] = &quot;FAIL&quot;; 1; 0) ) ; [.A3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5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9]&amp;[Sheet1.C399]&amp;[Sheet1.D399]&amp;[Sheet1.E399]=&quot;PASSPASSPASSFAIL&quot;; &quot;FAIL&quot;; &quot;&quot;)">
            <text:p/>
          </table:table-cell>
          <table:table-cell table:formula="of:=IF([Sheet1.B399]&amp;[Sheet1.C399]&amp;[Sheet1.F399]&amp;[Sheet1.G3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9] = &quot;PASS&quot;; 1; 0) ; IF ([.J399] = &quot;FAIL&quot;; 1; 0)) ; [.A399] ; &quot;&quot;)">
            <text:p/>
          </table:table-cell>
          <table:table-cell table:formula="of:= IF( AND( IF([.H399] = &quot;FAIL&quot;; 1; 0) ; IF([.I399] = &quot;&quot;;  1 ; 0); IF([.J399] = &quot;FAIL&quot;; 1; 0) ) ; [.A3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00]&amp;[Sheet1.C400]&amp;[Sheet1.D400]&amp;[Sheet1.E400]=&quot;PASSPASSPASSFAIL&quot;; &quot;FAIL&quot;; &quot;&quot;)">
            <text:p/>
          </table:table-cell>
          <table:table-cell table:formula="of:=IF([Sheet1.B400]&amp;[Sheet1.C400]&amp;[Sheet1.F400]&amp;[Sheet1.G40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00] = &quot;PASS&quot;; 1; 0) ; IF ([.J400] = &quot;FAIL&quot;; 1; 0)) ; [.A400] ; &quot;&quot;)">
            <text:p/>
          </table:table-cell>
          <table:table-cell table:formula="of:= IF( AND( IF([.H400] = &quot;FAIL&quot;; 1; 0) ; IF([.I400] = &quot;&quot;;  1 ; 0); IF([.J400] = &quot;FAIL&quot;; 1; 0) ) ; [.A4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01]&amp;[Sheet1.C401]&amp;[Sheet1.D401]&amp;[Sheet1.E401]=&quot;PASSPASSPASSFAIL&quot;; &quot;FAIL&quot;; &quot;&quot;)">
            <text:p/>
          </table:table-cell>
          <table:table-cell table:formula="of:=IF([Sheet1.B401]&amp;[Sheet1.C401]&amp;[Sheet1.F401]&amp;[Sheet1.G40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01] = &quot;PASS&quot;; 1; 0) ; IF ([.J401] = &quot;FAIL&quot;; 1; 0)) ; [.A401] ; &quot;&quot;)">
            <text:p/>
          </table:table-cell>
          <table:table-cell table:formula="of:= IF( AND( IF([.H401] = &quot;FAIL&quot;; 1; 0) ; IF([.I401] = &quot;&quot;;  1 ; 0); IF([.J401] = &quot;FAIL&quot;; 1; 0) ) ; [.A4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8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02]&amp;[Sheet1.C402]&amp;[Sheet1.D402]&amp;[Sheet1.E402]=&quot;PASSPASSPASSFAIL&quot;; &quot;FAIL&quot;; &quot;&quot;)">
            <text:p/>
          </table:table-cell>
          <table:table-cell table:formula="of:=IF([Sheet1.B402]&amp;[Sheet1.C402]&amp;[Sheet1.F402]&amp;[Sheet1.G40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02] = &quot;PASS&quot;; 1; 0) ; IF ([.J402] = &quot;FAIL&quot;; 1; 0)) ; [.A402] ; &quot;&quot;)">
            <text:p/>
          </table:table-cell>
          <table:table-cell table:formula="of:= IF( AND( IF([.H402] = &quot;FAIL&quot;; 1; 0) ; IF([.I402] = &quot;&quot;;  1 ; 0); IF([.J402] = &quot;FAIL&quot;; 1; 0) ) ; [.A4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9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403]&amp;[Sheet1.C403]&amp;[Sheet1.D403]&amp;[Sheet1.E403]=&quot;PASSPASSPASSFAIL&quot;; &quot;FAIL&quot;; &quot;&quot;)">
            <text:p/>
          </table:table-cell>
          <table:table-cell table:formula="of:=IF([Sheet1.B403]&amp;[Sheet1.C403]&amp;[Sheet1.F403]&amp;[Sheet1.G4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03] = &quot;PASS&quot;; 1; 0) ; IF ([.J403] = &quot;FAIL&quot;; 1; 0)) ; [.A403] ; &quot;&quot;)">
            <text:p/>
          </table:table-cell>
          <table:table-cell table:formula="of:= IF( AND( IF([.H403] = &quot;FAIL&quot;; 1; 0) ; IF([.I403] = &quot;&quot;;  1 ; 0); IF([.J403] = &quot;FAIL&quot;; 1; 0) ) ; [.A4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1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4]&amp;[Sheet1.C404]&amp;[Sheet1.D404]&amp;[Sheet1.E404]=&quot;PASSPASSPASSFAIL&quot;; &quot;FAIL&quot;; &quot;&quot;)">
            <text:p/>
          </table:table-cell>
          <table:table-cell table:formula="of:=IF([Sheet1.B404]&amp;[Sheet1.C404]&amp;[Sheet1.F404]&amp;[Sheet1.G40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4] = &quot;PASS&quot;; 1; 0) ; IF ([.J404] = &quot;FAIL&quot;; 1; 0)) ; [.A404] ; &quot;&quot;)">
            <text:p/>
          </table:table-cell>
          <table:table-cell table:formula="of:= IF( AND( IF([.H404] = &quot;FAIL&quot;; 1; 0) ; IF([.I404] = &quot;&quot;;  1 ; 0); IF([.J404] = &quot;FAIL&quot;; 1; 0) ) ; [.A4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2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5]&amp;[Sheet1.C405]&amp;[Sheet1.D405]&amp;[Sheet1.E405]=&quot;PASSPASSPASSFAIL&quot;; &quot;FAIL&quot;; &quot;&quot;)">
            <text:p/>
          </table:table-cell>
          <table:table-cell table:formula="of:=IF([Sheet1.B405]&amp;[Sheet1.C405]&amp;[Sheet1.F405]&amp;[Sheet1.G40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5] = &quot;PASS&quot;; 1; 0) ; IF ([.J405] = &quot;FAIL&quot;; 1; 0)) ; [.A405] ; &quot;&quot;)">
            <text:p/>
          </table:table-cell>
          <table:table-cell table:formula="of:= IF( AND( IF([.H405] = &quot;FAIL&quot;; 1; 0) ; IF([.I405] = &quot;&quot;;  1 ; 0); IF([.J405] = &quot;FAIL&quot;; 1; 0) ) ; [.A4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06]&amp;[Sheet1.C406]&amp;[Sheet1.D406]&amp;[Sheet1.E406]=&quot;PASSPASSPASSFAIL&quot;; &quot;FAIL&quot;; &quot;&quot;)">
            <text:p/>
          </table:table-cell>
          <table:table-cell table:formula="of:=IF([Sheet1.B406]&amp;[Sheet1.C406]&amp;[Sheet1.F406]&amp;[Sheet1.G40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6] = &quot;PASS&quot;; 1; 0) ; IF ([.J406] = &quot;FAIL&quot;; 1; 0)) ; [.A406] ; &quot;&quot;)">
            <text:p/>
          </table:table-cell>
          <table:table-cell table:formula="of:= IF( AND( IF([.H406] = &quot;FAIL&quot;; 1; 0) ; IF([.I406] = &quot;&quot;;  1 ; 0); IF([.J406] = &quot;FAIL&quot;; 1; 0) ) ; [.A4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4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7]&amp;[Sheet1.C407]&amp;[Sheet1.D407]&amp;[Sheet1.E407]=&quot;PASSPASSPASSFAIL&quot;; &quot;FAIL&quot;; &quot;&quot;)">
            <text:p/>
          </table:table-cell>
          <table:table-cell table:formula="of:=IF([Sheet1.B407]&amp;[Sheet1.C407]&amp;[Sheet1.F407]&amp;[Sheet1.G40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7] = &quot;PASS&quot;; 1; 0) ; IF ([.J407] = &quot;FAIL&quot;; 1; 0)) ; [.A407] ; &quot;&quot;)">
            <text:p/>
          </table:table-cell>
          <table:table-cell table:formula="of:= IF( AND( IF([.H407] = &quot;FAIL&quot;; 1; 0) ; IF([.I407] = &quot;&quot;;  1 ; 0); IF([.J407] = &quot;FAIL&quot;; 1; 0) ) ; [.A4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5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8]&amp;[Sheet1.C408]&amp;[Sheet1.D408]&amp;[Sheet1.E408]=&quot;PASSPASSPASSFAIL&quot;; &quot;FAIL&quot;; &quot;&quot;)">
            <text:p/>
          </table:table-cell>
          <table:table-cell table:formula="of:=IF([Sheet1.B408]&amp;[Sheet1.C408]&amp;[Sheet1.F408]&amp;[Sheet1.G40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8] = &quot;PASS&quot;; 1; 0) ; IF ([.J408] = &quot;FAIL&quot;; 1; 0)) ; [.A408] ; &quot;&quot;)">
            <text:p/>
          </table:table-cell>
          <table:table-cell table:formula="of:= IF( AND( IF([.H408] = &quot;FAIL&quot;; 1; 0) ; IF([.I408] = &quot;&quot;;  1 ; 0); IF([.J408] = &quot;FAIL&quot;; 1; 0) ) ; [.A4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6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9]&amp;[Sheet1.C409]&amp;[Sheet1.D409]&amp;[Sheet1.E409]=&quot;PASSPASSPASSFAIL&quot;; &quot;FAIL&quot;; &quot;&quot;)">
            <text:p/>
          </table:table-cell>
          <table:table-cell table:formula="of:=IF([Sheet1.B409]&amp;[Sheet1.C409]&amp;[Sheet1.F409]&amp;[Sheet1.G40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9] = &quot;PASS&quot;; 1; 0) ; IF ([.J409] = &quot;FAIL&quot;; 1; 0)) ; [.A409] ; &quot;&quot;)">
            <text:p/>
          </table:table-cell>
          <table:table-cell table:formula="of:= IF( AND( IF([.H409] = &quot;FAIL&quot;; 1; 0) ; IF([.I409] = &quot;&quot;;  1 ; 0); IF([.J409] = &quot;FAIL&quot;; 1; 0) ) ; [.A4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10]&amp;[Sheet1.C410]&amp;[Sheet1.D410]&amp;[Sheet1.E410]=&quot;PASSPASSPASSFAIL&quot;; &quot;FAIL&quot;; &quot;&quot;)">
            <text:p/>
          </table:table-cell>
          <table:table-cell table:formula="of:=IF([Sheet1.B410]&amp;[Sheet1.C410]&amp;[Sheet1.F410]&amp;[Sheet1.G4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0] = &quot;PASS&quot;; 1; 0) ; IF ([.J410] = &quot;FAIL&quot;; 1; 0)) ; [.A410] ; &quot;&quot;)">
            <text:p/>
          </table:table-cell>
          <table:table-cell table:formula="of:= IF( AND( IF([.H410] = &quot;FAIL&quot;; 1; 0) ; IF([.I410] = &quot;&quot;;  1 ; 0); IF([.J410] = &quot;FAIL&quot;; 1; 0) ) ; [.A4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8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1]&amp;[Sheet1.C411]&amp;[Sheet1.D411]&amp;[Sheet1.E411]=&quot;PASSPASSPASSFAIL&quot;; &quot;FAIL&quot;; &quot;&quot;)">
            <text:p/>
          </table:table-cell>
          <table:table-cell table:formula="of:=IF([Sheet1.B411]&amp;[Sheet1.C411]&amp;[Sheet1.F411]&amp;[Sheet1.G41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1] = &quot;PASS&quot;; 1; 0) ; IF ([.J411] = &quot;FAIL&quot;; 1; 0)) ; [.A411] ; &quot;&quot;)">
            <text:p/>
          </table:table-cell>
          <table:table-cell table:formula="of:= IF( AND( IF([.H411] = &quot;FAIL&quot;; 1; 0) ; IF([.I411] = &quot;&quot;;  1 ; 0); IF([.J411] = &quot;FAIL&quot;; 1; 0) ) ; [.A4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9</text:p>
          </table:table-cell>
          <table:table-cell table:number-columns-repeated="3" office:value-type="string" calcext:value-type="string">
            <text:p>FAIL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2]&amp;[Sheet1.C412]&amp;[Sheet1.D412]&amp;[Sheet1.E412]=&quot;PASSPASSPASSFAIL&quot;; &quot;FAIL&quot;; &quot;&quot;)">
            <text:p/>
          </table:table-cell>
          <table:table-cell table:formula="of:=IF([Sheet1.B412]&amp;[Sheet1.C412]&amp;[Sheet1.F412]&amp;[Sheet1.G4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2] = &quot;PASS&quot;; 1; 0) ; IF ([.J412] = &quot;FAIL&quot;; 1; 0)) ; [.A412] ; &quot;&quot;)">
            <text:p/>
          </table:table-cell>
          <table:table-cell table:formula="of:= IF( AND( IF([.H412] = &quot;FAIL&quot;; 1; 0) ; IF([.I412] = &quot;&quot;;  1 ; 0); IF([.J412] = &quot;FAIL&quot;; 1; 0) ) ; [.A4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10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13]&amp;[Sheet1.C413]&amp;[Sheet1.D413]&amp;[Sheet1.E413]=&quot;PASSPASSPASSFAIL&quot;; &quot;FAIL&quot;; &quot;&quot;)">
            <text:p/>
          </table:table-cell>
          <table:table-cell table:formula="of:=IF([Sheet1.B413]&amp;[Sheet1.C413]&amp;[Sheet1.F413]&amp;[Sheet1.G4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3] = &quot;PASS&quot;; 1; 0) ; IF ([.J413] = &quot;FAIL&quot;; 1; 0)) ; [.A413] ; &quot;&quot;)">
            <text:p/>
          </table:table-cell>
          <table:table-cell table:formula="of:= IF( AND( IF([.H413] = &quot;FAIL&quot;; 1; 0) ; IF([.I413] = &quot;&quot;;  1 ; 0); IF([.J413] = &quot;FAIL&quot;; 1; 0) ) ; [.A4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11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4]&amp;[Sheet1.C414]&amp;[Sheet1.D414]&amp;[Sheet1.E414]=&quot;PASSPASSPASSFAIL&quot;; &quot;FAIL&quot;; &quot;&quot;)">
            <text:p/>
          </table:table-cell>
          <table:table-cell table:formula="of:=IF([Sheet1.B414]&amp;[Sheet1.C414]&amp;[Sheet1.F414]&amp;[Sheet1.G41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4] = &quot;PASS&quot;; 1; 0) ; IF ([.J414] = &quot;FAIL&quot;; 1; 0)) ; [.A414] ; &quot;&quot;)">
            <text:p/>
          </table:table-cell>
          <table:table-cell table:formula="of:= IF( AND( IF([.H414] = &quot;FAIL&quot;; 1; 0) ; IF([.I414] = &quot;&quot;;  1 ; 0); IF([.J414] = &quot;FAIL&quot;; 1; 0) ) ; [.A4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er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5]&amp;[Sheet1.C415]&amp;[Sheet1.D415]&amp;[Sheet1.E415]=&quot;PASSPASSPASSFAIL&quot;; &quot;FAIL&quot;; &quot;&quot;)">
            <text:p/>
          </table:table-cell>
          <table:table-cell table:formula="of:=IF([Sheet1.B415]&amp;[Sheet1.C415]&amp;[Sheet1.F415]&amp;[Sheet1.G4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5] = &quot;PASS&quot;; 1; 0) ; IF ([.J415] = &quot;FAIL&quot;; 1; 0)) ; [.A415] ; &quot;&quot;)">
            <text:p/>
          </table:table-cell>
          <table:table-cell table:formula="of:= IF( AND( IF([.H415] = &quot;FAIL&quot;; 1; 0) ; IF([.I415] = &quot;&quot;;  1 ; 0); IF([.J415] = &quot;FAIL&quot;; 1; 0) ) ; [.A4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er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6]&amp;[Sheet1.C416]&amp;[Sheet1.D416]&amp;[Sheet1.E416]=&quot;PASSPASSPASSFAIL&quot;; &quot;FAIL&quot;; &quot;&quot;)">
            <text:p/>
          </table:table-cell>
          <table:table-cell table:formula="of:=IF([Sheet1.B416]&amp;[Sheet1.C416]&amp;[Sheet1.F416]&amp;[Sheet1.G4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6] = &quot;PASS&quot;; 1; 0) ; IF ([.J416] = &quot;FAIL&quot;; 1; 0)) ; [.A416] ; &quot;&quot;)">
            <text:p/>
          </table:table-cell>
          <table:table-cell table:formula="of:= IF( AND( IF([.H416] = &quot;FAIL&quot;; 1; 0) ; IF([.I416] = &quot;&quot;;  1 ; 0); IF([.J416] = &quot;FAIL&quot;; 1; 0) ) ; [.A4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7]&amp;[Sheet1.C417]&amp;[Sheet1.D417]&amp;[Sheet1.E417]=&quot;PASSPASSPASSFAIL&quot;; &quot;FAIL&quot;; &quot;&quot;)">
            <text:p/>
          </table:table-cell>
          <table:table-cell table:formula="of:=IF([Sheet1.B417]&amp;[Sheet1.C417]&amp;[Sheet1.F417]&amp;[Sheet1.G4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7] = &quot;PASS&quot;; 1; 0) ; IF ([.J417] = &quot;FAIL&quot;; 1; 0)) ; [.A417] ; &quot;&quot;)">
            <text:p/>
          </table:table-cell>
          <table:table-cell table:formula="of:= IF( AND( IF([.H417] = &quot;FAIL&quot;; 1; 0) ; IF([.I417] = &quot;&quot;;  1 ; 0); IF([.J417] = &quot;FAIL&quot;; 1; 0) ) ; [.A4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8]&amp;[Sheet1.C418]&amp;[Sheet1.D418]&amp;[Sheet1.E418]=&quot;PASSPASSPASSFAIL&quot;; &quot;FAIL&quot;; &quot;&quot;)">
            <text:p/>
          </table:table-cell>
          <table:table-cell table:formula="of:=IF([Sheet1.B418]&amp;[Sheet1.C418]&amp;[Sheet1.F418]&amp;[Sheet1.G4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8] = &quot;PASS&quot;; 1; 0) ; IF ([.J418] = &quot;FAIL&quot;; 1; 0)) ; [.A418] ; &quot;&quot;)">
            <text:p/>
          </table:table-cell>
          <table:table-cell table:formula="of:= IF( AND( IF([.H418] = &quot;FAIL&quot;; 1; 0) ; IF([.I418] = &quot;&quot;;  1 ; 0); IF([.J418] = &quot;FAIL&quot;; 1; 0) ) ; [.A4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cancel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19]&amp;[Sheet1.C419]&amp;[Sheet1.D419]&amp;[Sheet1.E419]=&quot;PASSPASSPASSFAIL&quot;; &quot;FAIL&quot;; &quot;&quot;)">
            <text:p/>
          </table:table-cell>
          <table:table-cell table:formula="of:=IF([Sheet1.B419]&amp;[Sheet1.C419]&amp;[Sheet1.F419]&amp;[Sheet1.G41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9] = &quot;PASS&quot;; 1; 0) ; IF ([.J419] = &quot;FAIL&quot;; 1; 0)) ; [.A419] ; &quot;&quot;)">
            <text:p/>
          </table:table-cell>
          <table:table-cell table:formula="of:= IF( AND( IF([.H419] = &quot;FAIL&quot;; 1; 0) ; IF([.I419] = &quot;&quot;;  1 ; 0); IF([.J419] = &quot;FAIL&quot;; 1; 0) ) ; [.A4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destroy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0]&amp;[Sheet1.C420]&amp;[Sheet1.D420]&amp;[Sheet1.E420]=&quot;PASSPASSPASSFAIL&quot;; &quot;FAIL&quot;; &quot;&quot;)">
            <text:p/>
          </table:table-cell>
          <table:table-cell table:formula="of:=IF([Sheet1.B420]&amp;[Sheet1.C420]&amp;[Sheet1.F420]&amp;[Sheet1.G4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0] = &quot;PASS&quot;; 1; 0) ; IF ([.J420] = &quot;FAIL&quot;; 1; 0)) ; [.A420] ; &quot;&quot;)">
            <text:p/>
          </table:table-cell>
          <table:table-cell table:formula="of:= IF( AND( IF([.H420] = &quot;FAIL&quot;; 1; 0) ; IF([.I420] = &quot;&quot;;  1 ; 0); IF([.J420] = &quot;FAIL&quot;; 1; 0) ) ; [.A4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getevent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1]&amp;[Sheet1.C421]&amp;[Sheet1.D421]&amp;[Sheet1.E421]=&quot;PASSPASSPASSFAIL&quot;; &quot;FAIL&quot;; &quot;&quot;)">
            <text:p/>
          </table:table-cell>
          <table:table-cell table:formula="of:=IF([Sheet1.B421]&amp;[Sheet1.C421]&amp;[Sheet1.F421]&amp;[Sheet1.G4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1] = &quot;PASS&quot;; 1; 0) ; IF ([.J421] = &quot;FAIL&quot;; 1; 0)) ; [.A421] ; &quot;&quot;)">
            <text:p/>
          </table:table-cell>
          <table:table-cell table:formula="of:= IF( AND( IF([.H421] = &quot;FAIL&quot;; 1; 0) ; IF([.I421] = &quot;&quot;;  1 ; 0); IF([.J421] = &quot;FAIL&quot;; 1; 0) ) ; [.A4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setup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2]&amp;[Sheet1.C422]&amp;[Sheet1.D422]&amp;[Sheet1.E422]=&quot;PASSPASSPASSFAIL&quot;; &quot;FAIL&quot;; &quot;&quot;)">
            <text:p/>
          </table:table-cell>
          <table:table-cell table:formula="of:=IF([Sheet1.B422]&amp;[Sheet1.C422]&amp;[Sheet1.F422]&amp;[Sheet1.G4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2] = &quot;PASS&quot;; 1; 0) ; IF ([.J422] = &quot;FAIL&quot;; 1; 0)) ; [.A422] ; &quot;&quot;)">
            <text:p/>
          </table:table-cell>
          <table:table-cell table:formula="of:= IF( AND( IF([.H422] = &quot;FAIL&quot;; 1; 0) ; IF([.I422] = &quot;&quot;;  1 ; 0); IF([.J422] = &quot;FAIL&quot;; 1; 0) ) ; [.A4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submit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3]&amp;[Sheet1.C423]&amp;[Sheet1.D423]&amp;[Sheet1.E423]=&quot;PASSPASSPASSFAIL&quot;; &quot;FAIL&quot;; &quot;&quot;)">
            <text:p/>
          </table:table-cell>
          <table:table-cell table:formula="of:=IF([Sheet1.B423]&amp;[Sheet1.C423]&amp;[Sheet1.F423]&amp;[Sheet1.G4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3] = &quot;PASS&quot;; 1; 0) ; IF ([.J423] = &quot;FAIL&quot;; 1; 0)) ; [.A423] ; &quot;&quot;)">
            <text:p/>
          </table:table-cell>
          <table:table-cell table:formula="of:= IF( AND( IF([.H423] = &quot;FAIL&quot;; 1; 0) ; IF([.I423] = &quot;&quot;;  1 ; 0); IF([.J423] = &quot;FAIL&quot;; 1; 0) ) ; [.A4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4]&amp;[Sheet1.C424]&amp;[Sheet1.D424]&amp;[Sheet1.E424]=&quot;PASSPASSPASSFAIL&quot;; &quot;FAIL&quot;; &quot;&quot;)">
            <text:p/>
          </table:table-cell>
          <table:table-cell table:formula="of:=IF([Sheet1.B424]&amp;[Sheet1.C424]&amp;[Sheet1.F424]&amp;[Sheet1.G42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4] = &quot;PASS&quot;; 1; 0) ; IF ([.J424] = &quot;FAIL&quot;; 1; 0)) ; [.A424] ; &quot;&quot;)">
            <text:p/>
          </table:table-cell>
          <table:table-cell table:formula="of:= IF( AND( IF([.H424] = &quot;FAIL&quot;; 1; 0) ; IF([.I424] = &quot;&quot;;  1 ; 0); IF([.J424] = &quot;FAIL&quot;; 1; 0) ) ; [.A4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5]&amp;[Sheet1.C425]&amp;[Sheet1.D425]&amp;[Sheet1.E425]=&quot;PASSPASSPASSFAIL&quot;; &quot;FAIL&quot;; &quot;&quot;)">
            <text:p/>
          </table:table-cell>
          <table:table-cell table:formula="of:=IF([Sheet1.B425]&amp;[Sheet1.C425]&amp;[Sheet1.F425]&amp;[Sheet1.G425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5] = &quot;PASS&quot;; 1; 0) ; IF ([.J425] = &quot;FAIL&quot;; 1; 0)) ; [.A425] ; &quot;&quot;)">
            <text:p/>
          </table:table-cell>
          <table:table-cell table:formula="of:= IF( AND( IF([.H425] = &quot;FAIL&quot;; 1; 0) ; IF([.I425] = &quot;&quot;;  1 ; 0); IF([.J425] = &quot;FAIL&quot;; 1; 0) ) ; [.A4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6]&amp;[Sheet1.C426]&amp;[Sheet1.D426]&amp;[Sheet1.E426]=&quot;PASSPASSPASSFAIL&quot;; &quot;FAIL&quot;; &quot;&quot;)">
            <text:p/>
          </table:table-cell>
          <table:table-cell table:formula="of:=IF([Sheet1.B426]&amp;[Sheet1.C426]&amp;[Sheet1.F426]&amp;[Sheet1.G426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6] = &quot;PASS&quot;; 1; 0) ; IF ([.J426] = &quot;FAIL&quot;; 1; 0)) ; [.A426] ; &quot;&quot;)">
            <text:p/>
          </table:table-cell>
          <table:table-cell table:formula="of:= IF( AND( IF([.H426] = &quot;FAIL&quot;; 1; 0) ; IF([.I426] = &quot;&quot;;  1 ; 0); IF([.J426] = &quot;FAIL&quot;; 1; 0) ) ; [.A4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7]&amp;[Sheet1.C427]&amp;[Sheet1.D427]&amp;[Sheet1.E427]=&quot;PASSPASSPASSFAIL&quot;; &quot;FAIL&quot;; &quot;&quot;)">
            <text:p/>
          </table:table-cell>
          <table:table-cell table:formula="of:=IF([Sheet1.B427]&amp;[Sheet1.C427]&amp;[Sheet1.F427]&amp;[Sheet1.G427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7] = &quot;PASS&quot;; 1; 0) ; IF ([.J427] = &quot;FAIL&quot;; 1; 0)) ; [.A427] ; &quot;&quot;)">
            <text:p/>
          </table:table-cell>
          <table:table-cell table:formula="of:= IF( AND( IF([.H427] = &quot;FAIL&quot;; 1; 0) ; IF([.I427] = &quot;&quot;;  1 ; 0); IF([.J427] = &quot;FAIL&quot;; 1; 0) ) ; [.A4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8]&amp;[Sheet1.C428]&amp;[Sheet1.D428]&amp;[Sheet1.E428]=&quot;PASSPASSPASSFAIL&quot;; &quot;FAIL&quot;; &quot;&quot;)">
            <text:p/>
          </table:table-cell>
          <table:table-cell table:formula="of:=IF([Sheet1.B428]&amp;[Sheet1.C428]&amp;[Sheet1.F428]&amp;[Sheet1.G428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8] = &quot;PASS&quot;; 1; 0) ; IF ([.J428] = &quot;FAIL&quot;; 1; 0)) ; [.A428] ; &quot;&quot;)">
            <text:p/>
          </table:table-cell>
          <table:table-cell table:formula="of:= IF( AND( IF([.H428] = &quot;FAIL&quot;; 1; 0) ; IF([.I428] = &quot;&quot;;  1 ; 0); IF([.J428] = &quot;FAIL&quot;; 1; 0) ) ; [.A4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9]&amp;[Sheet1.C429]&amp;[Sheet1.D429]&amp;[Sheet1.E429]=&quot;PASSPASSPASSFAIL&quot;; &quot;FAIL&quot;; &quot;&quot;)">
            <text:p/>
          </table:table-cell>
          <table:table-cell table:formula="of:=IF([Sheet1.B429]&amp;[Sheet1.C429]&amp;[Sheet1.F429]&amp;[Sheet1.G429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9] = &quot;PASS&quot;; 1; 0) ; IF ([.J429] = &quot;FAIL&quot;; 1; 0)) ; [.A429] ; &quot;&quot;)">
            <text:p/>
          </table:table-cell>
          <table:table-cell table:formula="of:= IF( AND( IF([.H429] = &quot;FAIL&quot;; 1; 0) ; IF([.I429] = &quot;&quot;;  1 ; 0); IF([.J429] = &quot;FAIL&quot;; 1; 0) ) ; [.A4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30]&amp;[Sheet1.C430]&amp;[Sheet1.D430]&amp;[Sheet1.E430]=&quot;PASSPASSPASSFAIL&quot;; &quot;FAIL&quot;; &quot;&quot;)">
            <text:p/>
          </table:table-cell>
          <table:table-cell table:formula="of:=IF([Sheet1.B430]&amp;[Sheet1.C430]&amp;[Sheet1.F430]&amp;[Sheet1.G43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30] = &quot;PASS&quot;; 1; 0) ; IF ([.J430] = &quot;FAIL&quot;; 1; 0)) ; [.A430] ; &quot;&quot;)">
            <text:p/>
          </table:table-cell>
          <table:table-cell table:formula="of:= IF( AND( IF([.H430] = &quot;FAIL&quot;; 1; 0) ; IF([.I430] = &quot;&quot;;  1 ; 0); IF([.J430] = &quot;FAIL&quot;; 1; 0) ) ; [.A4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8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31]&amp;[Sheet1.C431]&amp;[Sheet1.D431]&amp;[Sheet1.E431]=&quot;PASSPASSPASSFAIL&quot;; &quot;FAIL&quot;; &quot;&quot;)">
            <text:p/>
          </table:table-cell>
          <table:table-cell table:formula="of:=IF([Sheet1.B431]&amp;[Sheet1.C431]&amp;[Sheet1.F431]&amp;[Sheet1.G431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31] = &quot;PASS&quot;; 1; 0) ; IF ([.J431] = &quot;FAIL&quot;; 1; 0)) ; [.A431] ; &quot;&quot;)">
            <text:p/>
          </table:table-cell>
          <table:table-cell table:formula="of:= IF( AND( IF([.H431] = &quot;FAIL&quot;; 1; 0) ; IF([.I431] = &quot;&quot;;  1 ; 0); IF([.J431] = &quot;FAIL&quot;; 1; 0) ) ; [.A4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cmp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32]&amp;[Sheet1.C432]&amp;[Sheet1.D432]&amp;[Sheet1.E432]=&quot;PASSPASSPASSFAIL&quot;; &quot;FAIL&quot;; &quot;&quot;)">
            <text:p/>
          </table:table-cell>
          <table:table-cell table:formula="of:=IF([Sheet1.B432]&amp;[Sheet1.C432]&amp;[Sheet1.F432]&amp;[Sheet1.G43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32] = &quot;PASS&quot;; 1; 0) ; IF ([.J432] = &quot;FAIL&quot;; 1; 0)) ; [.A432] ; &quot;&quot;)">
            <text:p/>
          </table:table-cell>
          <table:table-cell table:formula="of:= IF( AND( IF([.H432] = &quot;FAIL&quot;; 1; 0) ; IF([.I432] = &quot;&quot;;  1 ; 0); IF([.J432] = &quot;FAIL&quot;; 1; 0) ) ; [.A4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cmp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33]&amp;[Sheet1.C433]&amp;[Sheet1.D433]&amp;[Sheet1.E433]=&quot;PASSPASSPASSFAIL&quot;; &quot;FAIL&quot;; &quot;&quot;)">
            <text:p/>
          </table:table-cell>
          <table:table-cell table:formula="of:=IF([Sheet1.B433]&amp;[Sheet1.C433]&amp;[Sheet1.F433]&amp;[Sheet1.G43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33] = &quot;PASS&quot;; 1; 0) ; IF ([.J433] = &quot;FAIL&quot;; 1; 0)) ; [.A433] ; &quot;&quot;)">
            <text:p/>
          </table:table-cell>
          <table:table-cell table:formula="of:= IF( AND( IF([.H433] = &quot;FAIL&quot;; 1; 0) ; IF([.I433] = &quot;&quot;;  1 ; 0); IF([.J433] = &quot;FAIL&quot;; 1; 0) ) ; [.A4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cm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434]&amp;[Sheet1.C434]&amp;[Sheet1.D434]&amp;[Sheet1.E434]=&quot;PASSPASSPASSFAIL&quot;; &quot;FAIL&quot;; &quot;&quot;)">
            <text:p/>
          </table:table-cell>
          <table:table-cell table:formula="of:=IF([Sheet1.B434]&amp;[Sheet1.C434]&amp;[Sheet1.F434]&amp;[Sheet1.G43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34] = &quot;PASS&quot;; 1; 0) ; IF ([.J434] = &quot;FAIL&quot;; 1; 0)) ; [.A434] ; &quot;&quot;)">
            <text:p/>
          </table:table-cell>
          <table:table-cell table:formula="of:= IF( AND( IF([.H434] = &quot;FAIL&quot;; 1; 0) ; IF([.I434] = &quot;&quot;;  1 ; 0); IF([.J434] = &quot;FAIL&quot;; 1; 0) ) ; [.A4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5]&amp;[Sheet1.C435]&amp;[Sheet1.D435]&amp;[Sheet1.E435]=&quot;PASSPASSPASSFAIL&quot;; &quot;FAIL&quot;; &quot;&quot;)">
            <text:p/>
          </table:table-cell>
          <table:table-cell table:formula="of:=IF([Sheet1.B435]&amp;[Sheet1.C435]&amp;[Sheet1.F435]&amp;[Sheet1.G4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5] = &quot;PASS&quot;; 1; 0) ; IF ([.J435] = &quot;FAIL&quot;; 1; 0)) ; [.A435] ; &quot;&quot;)">
            <text:p/>
          </table:table-cell>
          <table:table-cell table:formula="of:= IF( AND( IF([.H435] = &quot;FAIL&quot;; 1; 0) ; IF([.I435] = &quot;&quot;;  1 ; 0); IF([.J435] = &quot;FAIL&quot;; 1; 0) ) ; [.A4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6]&amp;[Sheet1.C436]&amp;[Sheet1.D436]&amp;[Sheet1.E436]=&quot;PASSPASSPASSFAIL&quot;; &quot;FAIL&quot;; &quot;&quot;)">
            <text:p/>
          </table:table-cell>
          <table:table-cell table:formula="of:=IF([Sheet1.B436]&amp;[Sheet1.C436]&amp;[Sheet1.F436]&amp;[Sheet1.G4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6] = &quot;PASS&quot;; 1; 0) ; IF ([.J436] = &quot;FAIL&quot;; 1; 0)) ; [.A436] ; &quot;&quot;)">
            <text:p/>
          </table:table-cell>
          <table:table-cell table:formula="of:= IF( AND( IF([.H436] = &quot;FAIL&quot;; 1; 0) ; IF([.I436] = &quot;&quot;;  1 ; 0); IF([.J436] = &quot;FAIL&quot;; 1; 0) ) ; [.A4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7]&amp;[Sheet1.C437]&amp;[Sheet1.D437]&amp;[Sheet1.E437]=&quot;PASSPASSPASSFAIL&quot;; &quot;FAIL&quot;; &quot;&quot;)">
            <text:p/>
          </table:table-cell>
          <table:table-cell table:formula="of:=IF([Sheet1.B437]&amp;[Sheet1.C437]&amp;[Sheet1.F437]&amp;[Sheet1.G4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7] = &quot;PASS&quot;; 1; 0) ; IF ([.J437] = &quot;FAIL&quot;; 1; 0)) ; [.A437] ; &quot;&quot;)">
            <text:p/>
          </table:table-cell>
          <table:table-cell table:formula="of:= IF( AND( IF([.H437] = &quot;FAIL&quot;; 1; 0) ; IF([.I437] = &quot;&quot;;  1 ; 0); IF([.J437] = &quot;FAIL&quot;; 1; 0) ) ; [.A4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8]&amp;[Sheet1.C438]&amp;[Sheet1.D438]&amp;[Sheet1.E438]=&quot;PASSPASSPASSFAIL&quot;; &quot;FAIL&quot;; &quot;&quot;)">
            <text:p/>
          </table:table-cell>
          <table:table-cell table:formula="of:=IF([Sheet1.B438]&amp;[Sheet1.C438]&amp;[Sheet1.F438]&amp;[Sheet1.G4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8] = &quot;PASS&quot;; 1; 0) ; IF ([.J438] = &quot;FAIL&quot;; 1; 0)) ; [.A438] ; &quot;&quot;)">
            <text:p/>
          </table:table-cell>
          <table:table-cell table:formula="of:= IF( AND( IF([.H438] = &quot;FAIL&quot;; 1; 0) ; IF([.I438] = &quot;&quot;;  1 ; 0); IF([.J438] = &quot;FAIL&quot;; 1; 0) ) ; [.A4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9]&amp;[Sheet1.C439]&amp;[Sheet1.D439]&amp;[Sheet1.E439]=&quot;PASSPASSPASSFAIL&quot;; &quot;FAIL&quot;; &quot;&quot;)">
            <text:p/>
          </table:table-cell>
          <table:table-cell table:formula="of:=IF([Sheet1.B439]&amp;[Sheet1.C439]&amp;[Sheet1.F439]&amp;[Sheet1.G4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9] = &quot;PASS&quot;; 1; 0) ; IF ([.J439] = &quot;FAIL&quot;; 1; 0)) ; [.A439] ; &quot;&quot;)">
            <text:p/>
          </table:table-cell>
          <table:table-cell table:formula="of:= IF( AND( IF([.H439] = &quot;FAIL&quot;; 1; 0) ; IF([.I439] = &quot;&quot;;  1 ; 0); IF([.J439] = &quot;FAIL&quot;; 1; 0) ) ; [.A4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0]&amp;[Sheet1.C440]&amp;[Sheet1.D440]&amp;[Sheet1.E440]=&quot;PASSPASSPASSFAIL&quot;; &quot;FAIL&quot;; &quot;&quot;)">
            <text:p/>
          </table:table-cell>
          <table:table-cell table:formula="of:=IF([Sheet1.B440]&amp;[Sheet1.C440]&amp;[Sheet1.F440]&amp;[Sheet1.G4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0] = &quot;PASS&quot;; 1; 0) ; IF ([.J440] = &quot;FAIL&quot;; 1; 0)) ; [.A440] ; &quot;&quot;)">
            <text:p/>
          </table:table-cell>
          <table:table-cell table:formula="of:= IF( AND( IF([.H440] = &quot;FAIL&quot;; 1; 0) ; IF([.I440] = &quot;&quot;;  1 ; 0); IF([.J440] = &quot;FAIL&quot;; 1; 0) ) ; [.A4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1]&amp;[Sheet1.C441]&amp;[Sheet1.D441]&amp;[Sheet1.E441]=&quot;PASSPASSPASSFAIL&quot;; &quot;FAIL&quot;; &quot;&quot;)">
            <text:p/>
          </table:table-cell>
          <table:table-cell table:formula="of:=IF([Sheet1.B441]&amp;[Sheet1.C441]&amp;[Sheet1.F441]&amp;[Sheet1.G4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1] = &quot;PASS&quot;; 1; 0) ; IF ([.J441] = &quot;FAIL&quot;; 1; 0)) ; [.A441] ; &quot;&quot;)">
            <text:p/>
          </table:table-cell>
          <table:table-cell table:formula="of:= IF( AND( IF([.H441] = &quot;FAIL&quot;; 1; 0) ; IF([.I441] = &quot;&quot;;  1 ; 0); IF([.J441] = &quot;FAIL&quot;; 1; 0) ) ; [.A4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2]&amp;[Sheet1.C442]&amp;[Sheet1.D442]&amp;[Sheet1.E442]=&quot;PASSPASSPASSFAIL&quot;; &quot;FAIL&quot;; &quot;&quot;)">
            <text:p/>
          </table:table-cell>
          <table:table-cell table:formula="of:=IF([Sheet1.B442]&amp;[Sheet1.C442]&amp;[Sheet1.F442]&amp;[Sheet1.G4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2] = &quot;PASS&quot;; 1; 0) ; IF ([.J442] = &quot;FAIL&quot;; 1; 0)) ; [.A442] ; &quot;&quot;)">
            <text:p/>
          </table:table-cell>
          <table:table-cell table:formula="of:= IF( AND( IF([.H442] = &quot;FAIL&quot;; 1; 0) ; IF([.I442] = &quot;&quot;;  1 ; 0); IF([.J442] = &quot;FAIL&quot;; 1; 0) ) ; [.A4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3]&amp;[Sheet1.C443]&amp;[Sheet1.D443]&amp;[Sheet1.E443]=&quot;PASSPASSPASSFAIL&quot;; &quot;FAIL&quot;; &quot;&quot;)">
            <text:p/>
          </table:table-cell>
          <table:table-cell table:formula="of:=IF([Sheet1.B443]&amp;[Sheet1.C443]&amp;[Sheet1.F443]&amp;[Sheet1.G4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3] = &quot;PASS&quot;; 1; 0) ; IF ([.J443] = &quot;FAIL&quot;; 1; 0)) ; [.A443] ; &quot;&quot;)">
            <text:p/>
          </table:table-cell>
          <table:table-cell table:formula="of:= IF( AND( IF([.H443] = &quot;FAIL&quot;; 1; 0) ; IF([.I443] = &quot;&quot;;  1 ; 0); IF([.J443] = &quot;FAIL&quot;; 1; 0) ) ; [.A4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10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44]&amp;[Sheet1.C444]&amp;[Sheet1.D444]&amp;[Sheet1.E444]=&quot;PASSPASSPASSFAIL&quot;; &quot;FAIL&quot;; &quot;&quot;)">
            <text:p/>
          </table:table-cell>
          <table:table-cell table:formula="of:=IF([Sheet1.B444]&amp;[Sheet1.C444]&amp;[Sheet1.F444]&amp;[Sheet1.G44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44] = &quot;PASS&quot;; 1; 0) ; IF ([.J444] = &quot;FAIL&quot;; 1; 0)) ; [.A444] ; &quot;&quot;)">
            <text:p/>
          </table:table-cell>
          <table:table-cell table:formula="of:= IF( AND( IF([.H444] = &quot;FAIL&quot;; 1; 0) ; IF([.I444] = &quot;&quot;;  1 ; 0); IF([.J444] = &quot;FAIL&quot;; 1; 0) ) ; [.A4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/</text:p>
          </table:table-cell>
          <table:table-cell table:formula="of:=IF([Sheet1.B445]&amp;[Sheet1.C445]&amp;[Sheet1.D445]&amp;[Sheet1.E445]=&quot;PASSPASSPASSFAIL&quot;; &quot;FAIL&quot;; &quot;&quot;)">
            <text:p/>
          </table:table-cell>
          <table:table-cell table:formula="of:=IF([Sheet1.B445]&amp;[Sheet1.C445]&amp;[Sheet1.F445]&amp;[Sheet1.G445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45] = &quot;PASS&quot;; 1; 0) ; IF ([.J445] = &quot;FAIL&quot;; 1; 0)) ; [.A445] ; &quot;&quot;)">
            <text:p/>
          </table:table-cell>
          <table:table-cell table:formula="of:= IF( AND( IF([.H445] = &quot;FAIL&quot;; 1; 0) ; IF([.I445] = &quot;&quot;;  1 ; 0); IF([.J445] = &quot;FAIL&quot;; 1; 0) ) ; [.A4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6]&amp;[Sheet1.C446]&amp;[Sheet1.D446]&amp;[Sheet1.E446]=&quot;PASSPASSPASSFAIL&quot;; &quot;FAIL&quot;; &quot;&quot;)">
            <text:p/>
          </table:table-cell>
          <table:table-cell table:formula="of:=IF([Sheet1.B446]&amp;[Sheet1.C446]&amp;[Sheet1.F446]&amp;[Sheet1.G4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6] = &quot;PASS&quot;; 1; 0) ; IF ([.J446] = &quot;FAIL&quot;; 1; 0)) ; [.A446] ; &quot;&quot;)">
            <text:p/>
          </table:table-cell>
          <table:table-cell table:formula="of:= IF( AND( IF([.H446] = &quot;FAIL&quot;; 1; 0) ; IF([.I446] = &quot;&quot;;  1 ; 0); IF([.J446] = &quot;FAIL&quot;; 1; 0) ) ; [.A4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7]&amp;[Sheet1.C447]&amp;[Sheet1.D447]&amp;[Sheet1.E447]=&quot;PASSPASSPASSFAIL&quot;; &quot;FAIL&quot;; &quot;&quot;)">
            <text:p/>
          </table:table-cell>
          <table:table-cell table:formula="of:=IF([Sheet1.B447]&amp;[Sheet1.C447]&amp;[Sheet1.F447]&amp;[Sheet1.G4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7] = &quot;PASS&quot;; 1; 0) ; IF ([.J447] = &quot;FAIL&quot;; 1; 0)) ; [.A447] ; &quot;&quot;)">
            <text:p/>
          </table:table-cell>
          <table:table-cell table:formula="of:= IF( AND( IF([.H447] = &quot;FAIL&quot;; 1; 0) ; IF([.I447] = &quot;&quot;;  1 ; 0); IF([.J447] = &quot;FAIL&quot;; 1; 0) ) ; [.A4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48]&amp;[Sheet1.C448]&amp;[Sheet1.D448]&amp;[Sheet1.E448]=&quot;PASSPASSPASSFAIL&quot;; &quot;FAIL&quot;; &quot;&quot;)">
            <text:p/>
          </table:table-cell>
          <table:table-cell table:formula="of:=IF([Sheet1.B448]&amp;[Sheet1.C448]&amp;[Sheet1.F448]&amp;[Sheet1.G4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48] = &quot;PASS&quot;; 1; 0) ; IF ([.J448] = &quot;FAIL&quot;; 1; 0)) ; [.A448] ; &quot;&quot;)">
            <text:p/>
          </table:table-cell>
          <table:table-cell table:formula="of:= IF( AND( IF([.H448] = &quot;FAIL&quot;; 1; 0) ; IF([.I448] = &quot;&quot;;  1 ; 0); IF([.J448] = &quot;FAIL&quot;; 1; 0) ) ; [.A4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9]&amp;[Sheet1.C449]&amp;[Sheet1.D449]&amp;[Sheet1.E449]=&quot;PASSPASSPASSFAIL&quot;; &quot;FAIL&quot;; &quot;&quot;)">
            <text:p/>
          </table:table-cell>
          <table:table-cell table:formula="of:=IF([Sheet1.B449]&amp;[Sheet1.C449]&amp;[Sheet1.F449]&amp;[Sheet1.G4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9] = &quot;PASS&quot;; 1; 0) ; IF ([.J449] = &quot;FAIL&quot;; 1; 0)) ; [.A449] ; &quot;&quot;)">
            <text:p/>
          </table:table-cell>
          <table:table-cell table:formula="of:= IF( AND( IF([.H449] = &quot;FAIL&quot;; 1; 0) ; IF([.I449] = &quot;&quot;;  1 ; 0); IF([.J449] = &quot;FAIL&quot;; 1; 0) ) ; [.A4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0]&amp;[Sheet1.C450]&amp;[Sheet1.D450]&amp;[Sheet1.E450]=&quot;PASSPASSPASSFAIL&quot;; &quot;FAIL&quot;; &quot;&quot;)" office:value-type="string" office:string-value="FAIL" calcext:value-type="string">
            <text:p>FAIL</text:p>
          </table:table-cell>
          <table:table-cell table:formula="of:=IF([Sheet1.B450]&amp;[Sheet1.C450]&amp;[Sheet1.F450]&amp;[Sheet1.G4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0] = &quot;PASS&quot;; 1; 0) ; IF ([.J450] = &quot;FAIL&quot;; 1; 0)) ; [.A450] ; &quot;&quot;)">
            <text:p/>
          </table:table-cell>
          <table:table-cell table:formula="of:= IF( AND( IF([.H450] = &quot;FAIL&quot;; 1; 0) ; IF([.I450] = &quot;&quot;;  1 ; 0); IF([.J450] = &quot;FAIL&quot;; 1; 0) ) ; [.A4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51]&amp;[Sheet1.C451]&amp;[Sheet1.D451]&amp;[Sheet1.E451]=&quot;PASSPASSPASSFAIL&quot;; &quot;FAIL&quot;; &quot;&quot;)">
            <text:p/>
          </table:table-cell>
          <table:table-cell table:formula="of:=IF([Sheet1.B451]&amp;[Sheet1.C451]&amp;[Sheet1.F451]&amp;[Sheet1.G45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51] = &quot;PASS&quot;; 1; 0) ; IF ([.J451] = &quot;FAIL&quot;; 1; 0)) ; [.A451] ; &quot;&quot;)">
            <text:p/>
          </table:table-cell>
          <table:table-cell table:formula="of:= IF( AND( IF([.H451] = &quot;FAIL&quot;; 1; 0) ; IF([.I451] = &quot;&quot;;  1 ; 0); IF([.J451] = &quot;FAIL&quot;; 1; 0) ) ; [.A4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3_16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52]&amp;[Sheet1.C452]&amp;[Sheet1.D452]&amp;[Sheet1.E452]=&quot;PASSPASSPASSFAIL&quot;; &quot;FAIL&quot;; &quot;&quot;)">
            <text:p/>
          </table:table-cell>
          <table:table-cell table:formula="of:=IF([Sheet1.B452]&amp;[Sheet1.C452]&amp;[Sheet1.F452]&amp;[Sheet1.G4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52] = &quot;PASS&quot;; 1; 0) ; IF ([.J452] = &quot;FAIL&quot;; 1; 0)) ; [.A452] ; &quot;&quot;)">
            <text:p/>
          </table:table-cell>
          <table:table-cell table:formula="of:= IF( AND( IF([.H452] = &quot;FAIL&quot;; 1; 0) ; IF([.I452] = &quot;&quot;;  1 ; 0); IF([.J452] = &quot;FAIL&quot;; 1; 0) ) ; [.A4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g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3]&amp;[Sheet1.C453]&amp;[Sheet1.D453]&amp;[Sheet1.E453]=&quot;PASSPASSPASSFAIL&quot;; &quot;FAIL&quot;; &quot;&quot;)" office:value-type="string" office:string-value="FAIL" calcext:value-type="string">
            <text:p>FAIL</text:p>
          </table:table-cell>
          <table:table-cell table:formula="of:=IF([Sheet1.B453]&amp;[Sheet1.C453]&amp;[Sheet1.F453]&amp;[Sheet1.G45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53] = &quot;PASS&quot;; 1; 0) ; IF ([.J453] = &quot;FAIL&quot;; 1; 0)) ; [.A453] ; &quot;&quot;)">
            <text:p/>
          </table:table-cell>
          <table:table-cell table:formula="of:= IF( AND( IF([.H453] = &quot;FAIL&quot;; 1; 0) ; IF([.I453] = &quot;&quot;;  1 ; 0); IF([.J453] = &quot;FAIL&quot;; 1; 0) ) ; [.A453] ; &quot;&quot;)" office:value-type="string" office:string-value="lgetxattr01" calcext:value-type="string">
            <text:p>lge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ge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4]&amp;[Sheet1.C454]&amp;[Sheet1.D454]&amp;[Sheet1.E454]=&quot;PASSPASSPASSFAIL&quot;; &quot;FAIL&quot;; &quot;&quot;)" office:value-type="string" office:string-value="FAIL" calcext:value-type="string">
            <text:p>FAIL</text:p>
          </table:table-cell>
          <table:table-cell table:formula="of:=IF([Sheet1.B454]&amp;[Sheet1.C454]&amp;[Sheet1.F454]&amp;[Sheet1.G45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54] = &quot;PASS&quot;; 1; 0) ; IF ([.J454] = &quot;FAIL&quot;; 1; 0)) ; [.A454] ; &quot;&quot;)">
            <text:p/>
          </table:table-cell>
          <table:table-cell table:formula="of:= IF( AND( IF([.H454] = &quot;FAIL&quot;; 1; 0) ; IF([.I454] = &quot;&quot;;  1 ; 0); IF([.J454] = &quot;FAIL&quot;; 1; 0) ) ; [.A454] ; &quot;&quot;)" office:value-type="string" office:string-value="lgetxattr02" calcext:value-type="string">
            <text:p>lge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5]&amp;[Sheet1.C455]&amp;[Sheet1.D455]&amp;[Sheet1.E455]=&quot;PASSPASSPASSFAIL&quot;; &quot;FAIL&quot;; &quot;&quot;)">
            <text:p/>
          </table:table-cell>
          <table:table-cell table:formula="of:=IF([Sheet1.B455]&amp;[Sheet1.C455]&amp;[Sheet1.F455]&amp;[Sheet1.G4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5] = &quot;PASS&quot;; 1; 0) ; IF ([.J455] = &quot;FAIL&quot;; 1; 0)) ; [.A455] ; &quot;&quot;)">
            <text:p/>
          </table:table-cell>
          <table:table-cell table:formula="of:= IF( AND( IF([.H455] = &quot;FAIL&quot;; 1; 0) ; IF([.I455] = &quot;&quot;;  1 ; 0); IF([.J455] = &quot;FAIL&quot;; 1; 0) ) ; [.A4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6]&amp;[Sheet1.C456]&amp;[Sheet1.D456]&amp;[Sheet1.E456]=&quot;PASSPASSPASSFAIL&quot;; &quot;FAIL&quot;; &quot;&quot;)">
            <text:p/>
          </table:table-cell>
          <table:table-cell table:formula="of:=IF([Sheet1.B456]&amp;[Sheet1.C456]&amp;[Sheet1.F456]&amp;[Sheet1.G4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6] = &quot;PASS&quot;; 1; 0) ; IF ([.J456] = &quot;FAIL&quot;; 1; 0)) ; [.A456] ; &quot;&quot;)">
            <text:p/>
          </table:table-cell>
          <table:table-cell table:formula="of:= IF( AND( IF([.H456] = &quot;FAIL&quot;; 1; 0) ; IF([.I456] = &quot;&quot;;  1 ; 0); IF([.J456] = &quot;FAIL&quot;; 1; 0) ) ; [.A4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7]&amp;[Sheet1.C457]&amp;[Sheet1.D457]&amp;[Sheet1.E457]=&quot;PASSPASSPASSFAIL&quot;; &quot;FAIL&quot;; &quot;&quot;)">
            <text:p/>
          </table:table-cell>
          <table:table-cell table:formula="of:=IF([Sheet1.B457]&amp;[Sheet1.C457]&amp;[Sheet1.F457]&amp;[Sheet1.G4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7] = &quot;PASS&quot;; 1; 0) ; IF ([.J457] = &quot;FAIL&quot;; 1; 0)) ; [.A457] ; &quot;&quot;)">
            <text:p/>
          </table:table-cell>
          <table:table-cell table:formula="of:= IF( AND( IF([.H457] = &quot;FAIL&quot;; 1; 0) ; IF([.I457] = &quot;&quot;;  1 ; 0); IF([.J457] = &quot;FAIL&quot;; 1; 0) ) ; [.A4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8]&amp;[Sheet1.C458]&amp;[Sheet1.D458]&amp;[Sheet1.E458]=&quot;PASSPASSPASSFAIL&quot;; &quot;FAIL&quot;; &quot;&quot;)">
            <text:p/>
          </table:table-cell>
          <table:table-cell table:formula="of:=IF([Sheet1.B458]&amp;[Sheet1.C458]&amp;[Sheet1.F458]&amp;[Sheet1.G4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8] = &quot;PASS&quot;; 1; 0) ; IF ([.J458] = &quot;FAIL&quot;; 1; 0)) ; [.A458] ; &quot;&quot;)">
            <text:p/>
          </table:table-cell>
          <table:table-cell table:formula="of:= IF( AND( IF([.H458] = &quot;FAIL&quot;; 1; 0) ; IF([.I458] = &quot;&quot;;  1 ; 0); IF([.J458] = &quot;FAIL&quot;; 1; 0) ) ; [.A4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9]&amp;[Sheet1.C459]&amp;[Sheet1.D459]&amp;[Sheet1.E459]=&quot;PASSPASSPASSFAIL&quot;; &quot;FAIL&quot;; &quot;&quot;)">
            <text:p/>
          </table:table-cell>
          <table:table-cell table:formula="of:=IF([Sheet1.B459]&amp;[Sheet1.C459]&amp;[Sheet1.F459]&amp;[Sheet1.G4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9] = &quot;PASS&quot;; 1; 0) ; IF ([.J459] = &quot;FAIL&quot;; 1; 0)) ; [.A459] ; &quot;&quot;)">
            <text:p/>
          </table:table-cell>
          <table:table-cell table:formula="of:= IF( AND( IF([.H459] = &quot;FAIL&quot;; 1; 0) ; IF([.I459] = &quot;&quot;;  1 ; 0); IF([.J459] = &quot;FAIL&quot;; 1; 0) ) ; [.A4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0]&amp;[Sheet1.C460]&amp;[Sheet1.D460]&amp;[Sheet1.E460]=&quot;PASSPASSPASSFAIL&quot;; &quot;FAIL&quot;; &quot;&quot;)">
            <text:p/>
          </table:table-cell>
          <table:table-cell table:formula="of:=IF([Sheet1.B460]&amp;[Sheet1.C460]&amp;[Sheet1.F460]&amp;[Sheet1.G4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0] = &quot;PASS&quot;; 1; 0) ; IF ([.J460] = &quot;FAIL&quot;; 1; 0)) ; [.A460] ; &quot;&quot;)">
            <text:p/>
          </table:table-cell>
          <table:table-cell table:formula="of:= IF( AND( IF([.H460] = &quot;FAIL&quot;; 1; 0) ; IF([.I460] = &quot;&quot;;  1 ; 0); IF([.J460] = &quot;FAIL&quot;; 1; 0) ) ; [.A4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1]&amp;[Sheet1.C461]&amp;[Sheet1.D461]&amp;[Sheet1.E461]=&quot;PASSPASSPASSFAIL&quot;; &quot;FAIL&quot;; &quot;&quot;)">
            <text:p/>
          </table:table-cell>
          <table:table-cell table:formula="of:=IF([Sheet1.B461]&amp;[Sheet1.C461]&amp;[Sheet1.F461]&amp;[Sheet1.G4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1] = &quot;PASS&quot;; 1; 0) ; IF ([.J461] = &quot;FAIL&quot;; 1; 0)) ; [.A461] ; &quot;&quot;)">
            <text:p/>
          </table:table-cell>
          <table:table-cell table:formula="of:= IF( AND( IF([.H461] = &quot;FAIL&quot;; 1; 0) ; IF([.I461] = &quot;&quot;;  1 ; 0); IF([.J461] = &quot;FAIL&quot;; 1; 0) ) ; [.A4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2]&amp;[Sheet1.C462]&amp;[Sheet1.D462]&amp;[Sheet1.E462]=&quot;PASSPASSPASSFAIL&quot;; &quot;FAIL&quot;; &quot;&quot;)">
            <text:p/>
          </table:table-cell>
          <table:table-cell table:formula="of:=IF([Sheet1.B462]&amp;[Sheet1.C462]&amp;[Sheet1.F462]&amp;[Sheet1.G4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2] = &quot;PASS&quot;; 1; 0) ; IF ([.J462] = &quot;FAIL&quot;; 1; 0)) ; [.A462] ; &quot;&quot;)">
            <text:p/>
          </table:table-cell>
          <table:table-cell table:formula="of:= IF( AND( IF([.H462] = &quot;FAIL&quot;; 1; 0) ; IF([.I462] = &quot;&quot;;  1 ; 0); IF([.J462] = &quot;FAIL&quot;; 1; 0) ) ; [.A4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3]&amp;[Sheet1.C463]&amp;[Sheet1.D463]&amp;[Sheet1.E463]=&quot;PASSPASSPASSFAIL&quot;; &quot;FAIL&quot;; &quot;&quot;)" office:value-type="string" office:string-value="FAIL" calcext:value-type="string">
            <text:p>FAIL</text:p>
          </table:table-cell>
          <table:table-cell table:formula="of:=IF([Sheet1.B463]&amp;[Sheet1.C463]&amp;[Sheet1.F463]&amp;[Sheet1.G4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3] = &quot;PASS&quot;; 1; 0) ; IF ([.J463] = &quot;FAIL&quot;; 1; 0)) ; [.A463] ; &quot;&quot;)">
            <text:p/>
          </table:table-cell>
          <table:table-cell table:formula="of:= IF( AND( IF([.H463] = &quot;FAIL&quot;; 1; 0) ; IF([.I463] = &quot;&quot;;  1 ; 0); IF([.J463] = &quot;FAIL&quot;; 1; 0) ) ; [.A4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a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4]&amp;[Sheet1.C464]&amp;[Sheet1.D464]&amp;[Sheet1.E464]=&quot;PASSPASSPASSFAIL&quot;; &quot;FAIL&quot;; &quot;&quot;)" office:value-type="string" office:string-value="FAIL" calcext:value-type="string">
            <text:p>FAIL</text:p>
          </table:table-cell>
          <table:table-cell table:formula="of:=IF([Sheet1.B464]&amp;[Sheet1.C464]&amp;[Sheet1.F464]&amp;[Sheet1.G4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4] = &quot;PASS&quot;; 1; 0) ; IF ([.J464] = &quot;FAIL&quot;; 1; 0)) ; [.A464] ; &quot;&quot;)">
            <text:p/>
          </table:table-cell>
          <table:table-cell table:formula="of:= IF( AND( IF([.H464] = &quot;FAIL&quot;; 1; 0) ; IF([.I464] = &quot;&quot;;  1 ; 0); IF([.J464] = &quot;FAIL&quot;; 1; 0) ) ; [.A4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e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5]&amp;[Sheet1.C465]&amp;[Sheet1.D465]&amp;[Sheet1.E465]=&quot;PASSPASSPASSFAIL&quot;; &quot;FAIL&quot;; &quot;&quot;)">
            <text:p/>
          </table:table-cell>
          <table:table-cell table:formula="of:=IF([Sheet1.B465]&amp;[Sheet1.C465]&amp;[Sheet1.F465]&amp;[Sheet1.G4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5] = &quot;PASS&quot;; 1; 0) ; IF ([.J465] = &quot;FAIL&quot;; 1; 0)) ; [.A465] ; &quot;&quot;)">
            <text:p/>
          </table:table-cell>
          <table:table-cell table:formula="of:= IF( AND( IF([.H465] = &quot;FAIL&quot;; 1; 0) ; IF([.I465] = &quot;&quot;;  1 ; 0); IF([.J465] = &quot;FAIL&quot;; 1; 0) ) ; [.A4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6]&amp;[Sheet1.C466]&amp;[Sheet1.D466]&amp;[Sheet1.E466]=&quot;PASSPASSPASSFAIL&quot;; &quot;FAIL&quot;; &quot;&quot;)" office:value-type="string" office:string-value="FAIL" calcext:value-type="string">
            <text:p>FAIL</text:p>
          </table:table-cell>
          <table:table-cell table:formula="of:=IF([Sheet1.B466]&amp;[Sheet1.C466]&amp;[Sheet1.F466]&amp;[Sheet1.G4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6] = &quot;PASS&quot;; 1; 0) ; IF ([.J466] = &quot;FAIL&quot;; 1; 0)) ; [.A466] ; &quot;&quot;)">
            <text:p/>
          </table:table-cell>
          <table:table-cell table:formula="of:= IF( AND( IF([.H466] = &quot;FAIL&quot;; 1; 0) ; IF([.I466] = &quot;&quot;;  1 ; 0); IF([.J466] = &quot;FAIL&quot;; 1; 0) ) ; [.A466] ; &quot;&quot;)" office:value-type="string" office:string-value="listxattr01" calcext:value-type="string">
            <text:p>lis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7]&amp;[Sheet1.C467]&amp;[Sheet1.D467]&amp;[Sheet1.E467]=&quot;PASSPASSPASSFAIL&quot;; &quot;FAIL&quot;; &quot;&quot;)" office:value-type="string" office:string-value="FAIL" calcext:value-type="string">
            <text:p>FAIL</text:p>
          </table:table-cell>
          <table:table-cell table:formula="of:=IF([Sheet1.B467]&amp;[Sheet1.C467]&amp;[Sheet1.F467]&amp;[Sheet1.G46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7] = &quot;PASS&quot;; 1; 0) ; IF ([.J467] = &quot;FAIL&quot;; 1; 0)) ; [.A467] ; &quot;&quot;)">
            <text:p/>
          </table:table-cell>
          <table:table-cell table:formula="of:= IF( AND( IF([.H467] = &quot;FAIL&quot;; 1; 0) ; IF([.I467] = &quot;&quot;;  1 ; 0); IF([.J467] = &quot;FAIL&quot;; 1; 0) ) ; [.A467] ; &quot;&quot;)" office:value-type="string" office:string-value="listxattr02" calcext:value-type="string">
            <text:p>lis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8]&amp;[Sheet1.C468]&amp;[Sheet1.D468]&amp;[Sheet1.E468]=&quot;PASSPASSPASSFAIL&quot;; &quot;FAIL&quot;; &quot;&quot;)" office:value-type="string" office:string-value="FAIL" calcext:value-type="string">
            <text:p>FAIL</text:p>
          </table:table-cell>
          <table:table-cell table:formula="of:=IF([Sheet1.B468]&amp;[Sheet1.C468]&amp;[Sheet1.F468]&amp;[Sheet1.G46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8] = &quot;PASS&quot;; 1; 0) ; IF ([.J468] = &quot;FAIL&quot;; 1; 0)) ; [.A468] ; &quot;&quot;)">
            <text:p/>
          </table:table-cell>
          <table:table-cell table:formula="of:= IF( AND( IF([.H468] = &quot;FAIL&quot;; 1; 0) ; IF([.I468] = &quot;&quot;;  1 ; 0); IF([.J468] = &quot;FAIL&quot;; 1; 0) ) ; [.A468] ; &quot;&quot;)" office:value-type="string" office:string-value="listxattr03" calcext:value-type="string">
            <text:p>listxatt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9]&amp;[Sheet1.C469]&amp;[Sheet1.D469]&amp;[Sheet1.E469]=&quot;PASSPASSPASSFAIL&quot;; &quot;FAIL&quot;; &quot;&quot;)" office:value-type="string" office:string-value="FAIL" calcext:value-type="string">
            <text:p>FAIL</text:p>
          </table:table-cell>
          <table:table-cell table:formula="of:=IF([Sheet1.B469]&amp;[Sheet1.C469]&amp;[Sheet1.F469]&amp;[Sheet1.G46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9] = &quot;PASS&quot;; 1; 0) ; IF ([.J469] = &quot;FAIL&quot;; 1; 0)) ; [.A469] ; &quot;&quot;)">
            <text:p/>
          </table:table-cell>
          <table:table-cell table:formula="of:= IF( AND( IF([.H469] = &quot;FAIL&quot;; 1; 0) ; IF([.I469] = &quot;&quot;;  1 ; 0); IF([.J469] = &quot;FAIL&quot;; 1; 0) ) ; [.A469] ; &quot;&quot;)" office:value-type="string" office:string-value="llistxattr01" calcext:value-type="string">
            <text:p>llis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0]&amp;[Sheet1.C470]&amp;[Sheet1.D470]&amp;[Sheet1.E470]=&quot;PASSPASSPASSFAIL&quot;; &quot;FAIL&quot;; &quot;&quot;)" office:value-type="string" office:string-value="FAIL" calcext:value-type="string">
            <text:p>FAIL</text:p>
          </table:table-cell>
          <table:table-cell table:formula="of:=IF([Sheet1.B470]&amp;[Sheet1.C470]&amp;[Sheet1.F470]&amp;[Sheet1.G4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0] = &quot;PASS&quot;; 1; 0) ; IF ([.J470] = &quot;FAIL&quot;; 1; 0)) ; [.A470] ; &quot;&quot;)">
            <text:p/>
          </table:table-cell>
          <table:table-cell table:formula="of:= IF( AND( IF([.H470] = &quot;FAIL&quot;; 1; 0) ; IF([.I470] = &quot;&quot;;  1 ; 0); IF([.J470] = &quot;FAIL&quot;; 1; 0) ) ; [.A470] ; &quot;&quot;)" office:value-type="string" office:string-value="llistxattr02" calcext:value-type="string">
            <text:p>llis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1]&amp;[Sheet1.C471]&amp;[Sheet1.D471]&amp;[Sheet1.E471]=&quot;PASSPASSPASSFAIL&quot;; &quot;FAIL&quot;; &quot;&quot;)" office:value-type="string" office:string-value="FAIL" calcext:value-type="string">
            <text:p>FAIL</text:p>
          </table:table-cell>
          <table:table-cell table:formula="of:=IF([Sheet1.B471]&amp;[Sheet1.C471]&amp;[Sheet1.F471]&amp;[Sheet1.G4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1] = &quot;PASS&quot;; 1; 0) ; IF ([.J471] = &quot;FAIL&quot;; 1; 0)) ; [.A471] ; &quot;&quot;)">
            <text:p/>
          </table:table-cell>
          <table:table-cell table:formula="of:= IF( AND( IF([.H471] = &quot;FAIL&quot;; 1; 0) ; IF([.I471] = &quot;&quot;;  1 ; 0); IF([.J471] = &quot;FAIL&quot;; 1; 0) ) ; [.A471] ; &quot;&quot;)" office:value-type="string" office:string-value="llistxattr03" calcext:value-type="string">
            <text:p>llistxatt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see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2]&amp;[Sheet1.C472]&amp;[Sheet1.D472]&amp;[Sheet1.E472]=&quot;PASSPASSPASSFAIL&quot;; &quot;FAIL&quot;; &quot;&quot;)">
            <text:p/>
          </table:table-cell>
          <table:table-cell table:formula="of:=IF([Sheet1.B472]&amp;[Sheet1.C472]&amp;[Sheet1.F472]&amp;[Sheet1.G4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2] = &quot;PASS&quot;; 1; 0) ; IF ([.J472] = &quot;FAIL&quot;; 1; 0)) ; [.A472] ; &quot;&quot;)">
            <text:p/>
          </table:table-cell>
          <table:table-cell table:formula="of:= IF( AND( IF([.H472] = &quot;FAIL&quot;; 1; 0) ; IF([.I472] = &quot;&quot;;  1 ; 0); IF([.J472] = &quot;FAIL&quot;; 1; 0) ) ; [.A4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lsee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3]&amp;[Sheet1.C473]&amp;[Sheet1.D473]&amp;[Sheet1.E473]=&quot;PASSPASSPASSFAIL&quot;; &quot;FAIL&quot;; &quot;&quot;)">
            <text:p/>
          </table:table-cell>
          <table:table-cell table:formula="of:=IF([Sheet1.B473]&amp;[Sheet1.C473]&amp;[Sheet1.F473]&amp;[Sheet1.G4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3] = &quot;PASS&quot;; 1; 0) ; IF ([.J473] = &quot;FAIL&quot;; 1; 0)) ; [.A473] ; &quot;&quot;)">
            <text:p/>
          </table:table-cell>
          <table:table-cell table:formula="of:= IF( AND( IF([.H473] = &quot;FAIL&quot;; 1; 0) ; IF([.I473] = &quot;&quot;;  1 ; 0); IF([.J473] = &quot;FAIL&quot;; 1; 0) ) ; [.A4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lsee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4]&amp;[Sheet1.C474]&amp;[Sheet1.D474]&amp;[Sheet1.E474]=&quot;PASSPASSPASSFAIL&quot;; &quot;FAIL&quot;; &quot;&quot;)">
            <text:p/>
          </table:table-cell>
          <table:table-cell table:formula="of:=IF([Sheet1.B474]&amp;[Sheet1.C474]&amp;[Sheet1.F474]&amp;[Sheet1.G4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4] = &quot;PASS&quot;; 1; 0) ; IF ([.J474] = &quot;FAIL&quot;; 1; 0)) ; [.A474] ; &quot;&quot;)">
            <text:p/>
          </table:table-cell>
          <table:table-cell table:formula="of:= IF( AND( IF([.H474] = &quot;FAIL&quot;; 1; 0) ; IF([.I474] = &quot;&quot;;  1 ; 0); IF([.J474] = &quot;FAIL&quot;; 1; 0) ) ; [.A4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remove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5]&amp;[Sheet1.C475]&amp;[Sheet1.D475]&amp;[Sheet1.E475]=&quot;PASSPASSPASSFAIL&quot;; &quot;FAIL&quot;; &quot;&quot;)" office:value-type="string" office:string-value="FAIL" calcext:value-type="string">
            <text:p>FAIL</text:p>
          </table:table-cell>
          <table:table-cell table:formula="of:=IF([Sheet1.B475]&amp;[Sheet1.C475]&amp;[Sheet1.F475]&amp;[Sheet1.G4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5] = &quot;PASS&quot;; 1; 0) ; IF ([.J475] = &quot;FAIL&quot;; 1; 0)) ; [.A475] ; &quot;&quot;)">
            <text:p/>
          </table:table-cell>
          <table:table-cell table:formula="of:= IF( AND( IF([.H475] = &quot;FAIL&quot;; 1; 0) ; IF([.I475] = &quot;&quot;;  1 ; 0); IF([.J475] = &quot;FAIL&quot;; 1; 0) ) ; [.A475] ; &quot;&quot;)" office:value-type="string" office:string-value="lremovexattr01" calcext:value-type="string">
            <text:p>lremove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6]&amp;[Sheet1.C476]&amp;[Sheet1.D476]&amp;[Sheet1.E476]=&quot;PASSPASSPASSFAIL&quot;; &quot;FAIL&quot;; &quot;&quot;)">
            <text:p/>
          </table:table-cell>
          <table:table-cell table:formula="of:=IF([Sheet1.B476]&amp;[Sheet1.C476]&amp;[Sheet1.F476]&amp;[Sheet1.G4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6] = &quot;PASS&quot;; 1; 0) ; IF ([.J476] = &quot;FAIL&quot;; 1; 0)) ; [.A476] ; &quot;&quot;)">
            <text:p/>
          </table:table-cell>
          <table:table-cell table:formula="of:= IF( AND( IF([.H476] = &quot;FAIL&quot;; 1; 0) ; IF([.I476] = &quot;&quot;;  1 ; 0); IF([.J476] = &quot;FAIL&quot;; 1; 0) ) ; [.A4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7]&amp;[Sheet1.C477]&amp;[Sheet1.D477]&amp;[Sheet1.E477]=&quot;PASSPASSPASSFAIL&quot;; &quot;FAIL&quot;; &quot;&quot;)">
            <text:p/>
          </table:table-cell>
          <table:table-cell table:formula="of:=IF([Sheet1.B477]&amp;[Sheet1.C477]&amp;[Sheet1.F477]&amp;[Sheet1.G4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7] = &quot;PASS&quot;; 1; 0) ; IF ([.J477] = &quot;FAIL&quot;; 1; 0)) ; [.A477] ; &quot;&quot;)">
            <text:p/>
          </table:table-cell>
          <table:table-cell table:formula="of:= IF( AND( IF([.H477] = &quot;FAIL&quot;; 1; 0) ; IF([.I477] = &quot;&quot;;  1 ; 0); IF([.J477] = &quot;FAIL&quot;; 1; 0) ) ; [.A4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8]&amp;[Sheet1.C478]&amp;[Sheet1.D478]&amp;[Sheet1.E478]=&quot;PASSPASSPASSFAIL&quot;; &quot;FAIL&quot;; &quot;&quot;)">
            <text:p/>
          </table:table-cell>
          <table:table-cell table:formula="of:=IF([Sheet1.B478]&amp;[Sheet1.C478]&amp;[Sheet1.F478]&amp;[Sheet1.G4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8] = &quot;PASS&quot;; 1; 0) ; IF ([.J478] = &quot;FAIL&quot;; 1; 0)) ; [.A478] ; &quot;&quot;)">
            <text:p/>
          </table:table-cell>
          <table:table-cell table:formula="of:= IF( AND( IF([.H478] = &quot;FAIL&quot;; 1; 0) ; IF([.I478] = &quot;&quot;;  1 ; 0); IF([.J478] = &quot;FAIL&quot;; 1; 0) ) ; [.A4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9]&amp;[Sheet1.C479]&amp;[Sheet1.D479]&amp;[Sheet1.E479]=&quot;PASSPASSPASSFAIL&quot;; &quot;FAIL&quot;; &quot;&quot;)">
            <text:p/>
          </table:table-cell>
          <table:table-cell table:formula="of:=IF([Sheet1.B479]&amp;[Sheet1.C479]&amp;[Sheet1.F479]&amp;[Sheet1.G47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79] = &quot;PASS&quot;; 1; 0) ; IF ([.J479] = &quot;FAIL&quot;; 1; 0)) ; [.A479] ; &quot;&quot;)">
            <text:p/>
          </table:table-cell>
          <table:table-cell table:formula="of:= IF( AND( IF([.H479] = &quot;FAIL&quot;; 1; 0) ; IF([.I479] = &quot;&quot;;  1 ; 0); IF([.J479] = &quot;FAIL&quot;; 1; 0) ) ; [.A4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0]&amp;[Sheet1.C480]&amp;[Sheet1.D480]&amp;[Sheet1.E480]=&quot;PASSPASSPASSFAIL&quot;; &quot;FAIL&quot;; &quot;&quot;)">
            <text:p/>
          </table:table-cell>
          <table:table-cell table:formula="of:=IF([Sheet1.B480]&amp;[Sheet1.C480]&amp;[Sheet1.F480]&amp;[Sheet1.G4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0] = &quot;PASS&quot;; 1; 0) ; IF ([.J480] = &quot;FAIL&quot;; 1; 0)) ; [.A480] ; &quot;&quot;)">
            <text:p/>
          </table:table-cell>
          <table:table-cell table:formula="of:= IF( AND( IF([.H480] = &quot;FAIL&quot;; 1; 0) ; IF([.I480] = &quot;&quot;;  1 ; 0); IF([.J480] = &quot;FAIL&quot;; 1; 0) ) ; [.A4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A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1]&amp;[Sheet1.C481]&amp;[Sheet1.D481]&amp;[Sheet1.E481]=&quot;PASSPASSPASSFAIL&quot;; &quot;FAIL&quot;; &quot;&quot;)">
            <text:p/>
          </table:table-cell>
          <table:table-cell table:formula="of:=IF([Sheet1.B481]&amp;[Sheet1.C481]&amp;[Sheet1.F481]&amp;[Sheet1.G4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1] = &quot;PASS&quot;; 1; 0) ; IF ([.J481] = &quot;FAIL&quot;; 1; 0)) ; [.A481] ; &quot;&quot;)">
            <text:p/>
          </table:table-cell>
          <table:table-cell table:formula="of:= IF( AND( IF([.H481] = &quot;FAIL&quot;; 1; 0) ; IF([.I481] = &quot;&quot;;  1 ; 0); IF([.J481] = &quot;FAIL&quot;; 1; 0) ) ; [.A4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2]&amp;[Sheet1.C482]&amp;[Sheet1.D482]&amp;[Sheet1.E482]=&quot;PASSPASSPASSFAIL&quot;; &quot;FAIL&quot;; &quot;&quot;)">
            <text:p/>
          </table:table-cell>
          <table:table-cell table:formula="of:=IF([Sheet1.B482]&amp;[Sheet1.C482]&amp;[Sheet1.F482]&amp;[Sheet1.G4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2] = &quot;PASS&quot;; 1; 0) ; IF ([.J482] = &quot;FAIL&quot;; 1; 0)) ; [.A482] ; &quot;&quot;)">
            <text:p/>
          </table:table-cell>
          <table:table-cell table:formula="of:= IF( AND( IF([.H482] = &quot;FAIL&quot;; 1; 0) ; IF([.I482] = &quot;&quot;;  1 ; 0); IF([.J482] = &quot;FAIL&quot;; 1; 0) ) ; [.A4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3]&amp;[Sheet1.C483]&amp;[Sheet1.D483]&amp;[Sheet1.E483]=&quot;PASSPASSPASSFAIL&quot;; &quot;FAIL&quot;; &quot;&quot;)">
            <text:p/>
          </table:table-cell>
          <table:table-cell table:formula="of:=IF([Sheet1.B483]&amp;[Sheet1.C483]&amp;[Sheet1.F483]&amp;[Sheet1.G4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3] = &quot;PASS&quot;; 1; 0) ; IF ([.J483] = &quot;FAIL&quot;; 1; 0)) ; [.A483] ; &quot;&quot;)">
            <text:p/>
          </table:table-cell>
          <table:table-cell table:formula="of:= IF( AND( IF([.H483] = &quot;FAIL&quot;; 1; 0) ; IF([.I483] = &quot;&quot;;  1 ; 0); IF([.J483] = &quot;FAIL&quot;; 1; 0) ) ; [.A4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4]&amp;[Sheet1.C484]&amp;[Sheet1.D484]&amp;[Sheet1.E484]=&quot;PASSPASSPASSFAIL&quot;; &quot;FAIL&quot;; &quot;&quot;)">
            <text:p/>
          </table:table-cell>
          <table:table-cell table:formula="of:=IF([Sheet1.B484]&amp;[Sheet1.C484]&amp;[Sheet1.F484]&amp;[Sheet1.G4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4] = &quot;PASS&quot;; 1; 0) ; IF ([.J484] = &quot;FAIL&quot;; 1; 0)) ; [.A484] ; &quot;&quot;)">
            <text:p/>
          </table:table-cell>
          <table:table-cell table:formula="of:= IF( AND( IF([.H484] = &quot;FAIL&quot;; 1; 0) ; IF([.I484] = &quot;&quot;;  1 ; 0); IF([.J484] = &quot;FAIL&quot;; 1; 0) ) ; [.A4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5]&amp;[Sheet1.C485]&amp;[Sheet1.D485]&amp;[Sheet1.E485]=&quot;PASSPASSPASSFAIL&quot;; &quot;FAIL&quot;; &quot;&quot;)">
            <text:p/>
          </table:table-cell>
          <table:table-cell table:formula="of:=IF([Sheet1.B485]&amp;[Sheet1.C485]&amp;[Sheet1.F485]&amp;[Sheet1.G4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5] = &quot;PASS&quot;; 1; 0) ; IF ([.J485] = &quot;FAIL&quot;; 1; 0)) ; [.A485] ; &quot;&quot;)">
            <text:p/>
          </table:table-cell>
          <table:table-cell table:formula="of:= IF( AND( IF([.H485] = &quot;FAIL&quot;; 1; 0) ; IF([.I485] = &quot;&quot;;  1 ; 0); IF([.J485] = &quot;FAIL&quot;; 1; 0) ) ; [.A4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6]&amp;[Sheet1.C486]&amp;[Sheet1.D486]&amp;[Sheet1.E486]=&quot;PASSPASSPASSFAIL&quot;; &quot;FAIL&quot;; &quot;&quot;)">
            <text:p/>
          </table:table-cell>
          <table:table-cell table:formula="of:=IF([Sheet1.B486]&amp;[Sheet1.C486]&amp;[Sheet1.F486]&amp;[Sheet1.G4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6] = &quot;PASS&quot;; 1; 0) ; IF ([.J486] = &quot;FAIL&quot;; 1; 0)) ; [.A486] ; &quot;&quot;)">
            <text:p/>
          </table:table-cell>
          <table:table-cell table:formula="of:= IF( AND( IF([.H486] = &quot;FAIL&quot;; 1; 0) ; IF([.I486] = &quot;&quot;;  1 ; 0); IF([.J486] = &quot;FAIL&quot;; 1; 0) ) ; [.A4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7]&amp;[Sheet1.C487]&amp;[Sheet1.D487]&amp;[Sheet1.E487]=&quot;PASSPASSPASSFAIL&quot;; &quot;FAIL&quot;; &quot;&quot;)">
            <text:p/>
          </table:table-cell>
          <table:table-cell table:formula="of:=IF([Sheet1.B487]&amp;[Sheet1.C487]&amp;[Sheet1.F487]&amp;[Sheet1.G4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7] = &quot;PASS&quot;; 1; 0) ; IF ([.J487] = &quot;FAIL&quot;; 1; 0)) ; [.A487] ; &quot;&quot;)">
            <text:p/>
          </table:table-cell>
          <table:table-cell table:formula="of:= IF( AND( IF([.H487] = &quot;FAIL&quot;; 1; 0) ; IF([.I487] = &quot;&quot;;  1 ; 0); IF([.J487] = &quot;FAIL&quot;; 1; 0) ) ; [.A4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ll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8]&amp;[Sheet1.C488]&amp;[Sheet1.D488]&amp;[Sheet1.E488]=&quot;PASSPASSPASSFAIL&quot;; &quot;FAIL&quot;; &quot;&quot;)">
            <text:p/>
          </table:table-cell>
          <table:table-cell table:formula="of:=IF([Sheet1.B488]&amp;[Sheet1.C488]&amp;[Sheet1.F488]&amp;[Sheet1.G4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8] = &quot;PASS&quot;; 1; 0) ; IF ([.J488] = &quot;FAIL&quot;; 1; 0)) ; [.A488] ; &quot;&quot;)">
            <text:p/>
          </table:table-cell>
          <table:table-cell table:formula="of:= IF( AND( IF([.H488] = &quot;FAIL&quot;; 1; 0) ; IF([.I488] = &quot;&quot;;  1 ; 0); IF([.J488] = &quot;FAIL&quot;; 1; 0) ) ; [.A4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bind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89]&amp;[Sheet1.C489]&amp;[Sheet1.D489]&amp;[Sheet1.E489]=&quot;PASSPASSPASSFAIL&quot;; &quot;FAIL&quot;; &quot;&quot;)">
            <text:p/>
          </table:table-cell>
          <table:table-cell table:formula="of:=IF([Sheet1.B489]&amp;[Sheet1.C489]&amp;[Sheet1.F489]&amp;[Sheet1.G4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89] = &quot;PASS&quot;; 1; 0) ; IF ([.J489] = &quot;FAIL&quot;; 1; 0)) ; [.A489] ; &quot;&quot;)">
            <text:p/>
          </table:table-cell>
          <table:table-cell table:formula="of:= IF( AND( IF([.H489] = &quot;FAIL&quot;; 1; 0) ; IF([.I489] = &quot;&quot;;  1 ; 0); IF([.J489] = &quot;FAIL&quot;; 1; 0) ) ; [.A4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s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0]&amp;[Sheet1.C490]&amp;[Sheet1.D490]&amp;[Sheet1.E490]=&quot;PASSPASSPASSFAIL&quot;; &quot;FAIL&quot;; &quot;&quot;)">
            <text:p/>
          </table:table-cell>
          <table:table-cell table:formula="of:=IF([Sheet1.B490]&amp;[Sheet1.C490]&amp;[Sheet1.F490]&amp;[Sheet1.G4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0] = &quot;PASS&quot;; 1; 0) ; IF ([.J490] = &quot;FAIL&quot;; 1; 0)) ; [.A490] ; &quot;&quot;)">
            <text:p/>
          </table:table-cell>
          <table:table-cell table:formula="of:= IF( AND( IF([.H490] = &quot;FAIL&quot;; 1; 0) ; IF([.I490] = &quot;&quot;;  1 ; 0); IF([.J490] = &quot;FAIL&quot;; 1; 0) ) ; [.A4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cm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1]&amp;[Sheet1.C491]&amp;[Sheet1.D491]&amp;[Sheet1.E491]=&quot;PASSPASSPASSFAIL&quot;; &quot;FAIL&quot;; &quot;&quot;)">
            <text:p/>
          </table:table-cell>
          <table:table-cell table:formula="of:=IF([Sheet1.B491]&amp;[Sheet1.C491]&amp;[Sheet1.F491]&amp;[Sheet1.G4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1] = &quot;PASS&quot;; 1; 0) ; IF ([.J491] = &quot;FAIL&quot;; 1; 0)) ; [.A491] ; &quot;&quot;)">
            <text:p/>
          </table:table-cell>
          <table:table-cell table:formula="of:= IF( AND( IF([.H491] = &quot;FAIL&quot;; 1; 0) ; IF([.I491] = &quot;&quot;;  1 ; 0); IF([.J491] = &quot;FAIL&quot;; 1; 0) ) ; [.A4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cp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2]&amp;[Sheet1.C492]&amp;[Sheet1.D492]&amp;[Sheet1.E492]=&quot;PASSPASSPASSFAIL&quot;; &quot;FAIL&quot;; &quot;&quot;)">
            <text:p/>
          </table:table-cell>
          <table:table-cell table:formula="of:=IF([Sheet1.B492]&amp;[Sheet1.C492]&amp;[Sheet1.F492]&amp;[Sheet1.G4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2] = &quot;PASS&quot;; 1; 0) ; IF ([.J492] = &quot;FAIL&quot;; 1; 0)) ; [.A492] ; &quot;&quot;)">
            <text:p/>
          </table:table-cell>
          <table:table-cell table:formula="of:= IF( AND( IF([.H492] = &quot;FAIL&quot;; 1; 0) ; IF([.I492] = &quot;&quot;;  1 ; 0); IF([.J492] = &quot;FAIL&quot;; 1; 0) ) ; [.A4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grate_page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3]&amp;[Sheet1.C493]&amp;[Sheet1.D493]&amp;[Sheet1.E493]=&quot;PASSPASSPASSFAIL&quot;; &quot;FAIL&quot;; &quot;&quot;)">
            <text:p/>
          </table:table-cell>
          <table:table-cell table:formula="of:=IF([Sheet1.B493]&amp;[Sheet1.C493]&amp;[Sheet1.F493]&amp;[Sheet1.G4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3] = &quot;PASS&quot;; 1; 0) ; IF ([.J493] = &quot;FAIL&quot;; 1; 0)) ; [.A493] ; &quot;&quot;)">
            <text:p/>
          </table:table-cell>
          <table:table-cell table:formula="of:= IF( AND( IF([.H493] = &quot;FAIL&quot;; 1; 0) ; IF([.I493] = &quot;&quot;;  1 ; 0); IF([.J493] = &quot;FAIL&quot;; 1; 0) ) ; [.A4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grate_pages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4]&amp;[Sheet1.C494]&amp;[Sheet1.D494]&amp;[Sheet1.E494]=&quot;PASSPASSPASSFAIL&quot;; &quot;FAIL&quot;; &quot;&quot;)">
            <text:p/>
          </table:table-cell>
          <table:table-cell table:formula="of:=IF([Sheet1.B494]&amp;[Sheet1.C494]&amp;[Sheet1.F494]&amp;[Sheet1.G49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4] = &quot;PASS&quot;; 1; 0) ; IF ([.J494] = &quot;FAIL&quot;; 1; 0)) ; [.A494] ; &quot;&quot;)">
            <text:p/>
          </table:table-cell>
          <table:table-cell table:formula="of:= IF( AND( IF([.H494] = &quot;FAIL&quot;; 1; 0) ; IF([.I494] = &quot;&quot;;  1 ; 0); IF([.J494] = &quot;FAIL&quot;; 1; 0) ) ; [.A4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grate_pages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5]&amp;[Sheet1.C495]&amp;[Sheet1.D495]&amp;[Sheet1.E495]=&quot;PASSPASSPASSFAIL&quot;; &quot;FAIL&quot;; &quot;&quot;)">
            <text:p/>
          </table:table-cell>
          <table:table-cell table:formula="of:=IF([Sheet1.B495]&amp;[Sheet1.C495]&amp;[Sheet1.F495]&amp;[Sheet1.G49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5] = &quot;PASS&quot;; 1; 0) ; IF ([.J495] = &quot;FAIL&quot;; 1; 0)) ; [.A495] ; &quot;&quot;)">
            <text:p/>
          </table:table-cell>
          <table:table-cell table:formula="of:= IF( AND( IF([.H495] = &quot;FAIL&quot;; 1; 0) ; IF([.I495] = &quot;&quot;;  1 ; 0); IF([.J495] = &quot;FAIL&quot;; 1; 0) ) ; [.A4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6]&amp;[Sheet1.C496]&amp;[Sheet1.D496]&amp;[Sheet1.E496]=&quot;PASSPASSPASSFAIL&quot;; &quot;FAIL&quot;; &quot;&quot;)">
            <text:p/>
          </table:table-cell>
          <table:table-cell table:formula="of:=IF([Sheet1.B496]&amp;[Sheet1.C496]&amp;[Sheet1.F496]&amp;[Sheet1.G4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6] = &quot;PASS&quot;; 1; 0) ; IF ([.J496] = &quot;FAIL&quot;; 1; 0)) ; [.A496] ; &quot;&quot;)">
            <text:p/>
          </table:table-cell>
          <table:table-cell table:formula="of:= IF( AND( IF([.H496] = &quot;FAIL&quot;; 1; 0) ; IF([.I496] = &quot;&quot;;  1 ; 0); IF([.J496] = &quot;FAIL&quot;; 1; 0) ) ; [.A4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a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7]&amp;[Sheet1.C497]&amp;[Sheet1.D497]&amp;[Sheet1.E497]=&quot;PASSPASSPASSFAIL&quot;; &quot;FAIL&quot;; &quot;&quot;)">
            <text:p/>
          </table:table-cell>
          <table:table-cell table:formula="of:=IF([Sheet1.B497]&amp;[Sheet1.C497]&amp;[Sheet1.F497]&amp;[Sheet1.G4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7] = &quot;PASS&quot;; 1; 0) ; IF ([.J497] = &quot;FAIL&quot;; 1; 0)) ; [.A497] ; &quot;&quot;)">
            <text:p/>
          </table:table-cell>
          <table:table-cell table:formula="of:= IF( AND( IF([.H497] = &quot;FAIL&quot;; 1; 0) ; IF([.I497] = &quot;&quot;;  1 ; 0); IF([.J497] = &quot;FAIL&quot;; 1; 0) ) ; [.A4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al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8]&amp;[Sheet1.C498]&amp;[Sheet1.D498]&amp;[Sheet1.E498]=&quot;PASSPASSPASSFAIL&quot;; &quot;FAIL&quot;; &quot;&quot;)">
            <text:p/>
          </table:table-cell>
          <table:table-cell table:formula="of:=IF([Sheet1.B498]&amp;[Sheet1.C498]&amp;[Sheet1.F498]&amp;[Sheet1.G4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8] = &quot;PASS&quot;; 1; 0) ; IF ([.J498] = &quot;FAIL&quot;; 1; 0)) ; [.A498] ; &quot;&quot;)">
            <text:p/>
          </table:table-cell>
          <table:table-cell table:formula="of:= IF( AND( IF([.H498] = &quot;FAIL&quot;; 1; 0) ; IF([.I498] = &quot;&quot;;  1 ; 0); IF([.J498] = &quot;FAIL&quot;; 1; 0) ) ; [.A4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9]&amp;[Sheet1.C499]&amp;[Sheet1.D499]&amp;[Sheet1.E499]=&quot;PASSPASSPASSFAIL&quot;; &quot;FAIL&quot;; &quot;&quot;)">
            <text:p/>
          </table:table-cell>
          <table:table-cell table:formula="of:=IF([Sheet1.B499]&amp;[Sheet1.C499]&amp;[Sheet1.F499]&amp;[Sheet1.G4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9] = &quot;PASS&quot;; 1; 0) ; IF ([.J499] = &quot;FAIL&quot;; 1; 0)) ; [.A499] ; &quot;&quot;)">
            <text:p/>
          </table:table-cell>
          <table:table-cell table:formula="of:= IF( AND( IF([.H499] = &quot;FAIL&quot;; 1; 0) ; IF([.I499] = &quot;&quot;;  1 ; 0); IF([.J499] = &quot;FAIL&quot;; 1; 0) ) ; [.A4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0]&amp;[Sheet1.C500]&amp;[Sheet1.D500]&amp;[Sheet1.E500]=&quot;PASSPASSPASSFAIL&quot;; &quot;FAIL&quot;; &quot;&quot;)">
            <text:p/>
          </table:table-cell>
          <table:table-cell table:formula="of:=IF([Sheet1.B500]&amp;[Sheet1.C500]&amp;[Sheet1.F500]&amp;[Sheet1.G5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0] = &quot;PASS&quot;; 1; 0) ; IF ([.J500] = &quot;FAIL&quot;; 1; 0)) ; [.A500] ; &quot;&quot;)">
            <text:p/>
          </table:table-cell>
          <table:table-cell table:formula="of:= IF( AND( IF([.H500] = &quot;FAIL&quot;; 1; 0) ; IF([.I500] = &quot;&quot;;  1 ; 0); IF([.J500] = &quot;FAIL&quot;; 1; 0) ) ; [.A5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1]&amp;[Sheet1.C501]&amp;[Sheet1.D501]&amp;[Sheet1.E501]=&quot;PASSPASSPASSFAIL&quot;; &quot;FAIL&quot;; &quot;&quot;)">
            <text:p/>
          </table:table-cell>
          <table:table-cell table:formula="of:=IF([Sheet1.B501]&amp;[Sheet1.C501]&amp;[Sheet1.F501]&amp;[Sheet1.G5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1] = &quot;PASS&quot;; 1; 0) ; IF ([.J501] = &quot;FAIL&quot;; 1; 0)) ; [.A501] ; &quot;&quot;)">
            <text:p/>
          </table:table-cell>
          <table:table-cell table:formula="of:= IF( AND( IF([.H501] = &quot;FAIL&quot;; 1; 0) ; IF([.I501] = &quot;&quot;;  1 ; 0); IF([.J501] = &quot;FAIL&quot;; 1; 0) ) ; [.A5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2]&amp;[Sheet1.C502]&amp;[Sheet1.D502]&amp;[Sheet1.E502]=&quot;PASSPASSPASSFAIL&quot;; &quot;FAIL&quot;; &quot;&quot;)">
            <text:p/>
          </table:table-cell>
          <table:table-cell table:formula="of:=IF([Sheet1.B502]&amp;[Sheet1.C502]&amp;[Sheet1.F502]&amp;[Sheet1.G5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2] = &quot;PASS&quot;; 1; 0) ; IF ([.J502] = &quot;FAIL&quot;; 1; 0)) ; [.A502] ; &quot;&quot;)">
            <text:p/>
          </table:table-cell>
          <table:table-cell table:formula="of:= IF( AND( IF([.H502] = &quot;FAIL&quot;; 1; 0) ; IF([.I502] = &quot;&quot;;  1 ; 0); IF([.J502] = &quot;FAIL&quot;; 1; 0) ) ; [.A5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5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3]&amp;[Sheet1.C503]&amp;[Sheet1.D503]&amp;[Sheet1.E503]=&quot;PASSPASSPASSFAIL&quot;; &quot;FAIL&quot;; &quot;&quot;)">
            <text:p/>
          </table:table-cell>
          <table:table-cell table:formula="of:=IF([Sheet1.B503]&amp;[Sheet1.C503]&amp;[Sheet1.F503]&amp;[Sheet1.G5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3] = &quot;PASS&quot;; 1; 0) ; IF ([.J503] = &quot;FAIL&quot;; 1; 0)) ; [.A503] ; &quot;&quot;)">
            <text:p/>
          </table:table-cell>
          <table:table-cell table:formula="of:= IF( AND( IF([.H503] = &quot;FAIL&quot;; 1; 0) ; IF([.I503] = &quot;&quot;;  1 ; 0); IF([.J503] = &quot;FAIL&quot;; 1; 0) ) ; [.A5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4]&amp;[Sheet1.C504]&amp;[Sheet1.D504]&amp;[Sheet1.E504]=&quot;PASSPASSPASSFAIL&quot;; &quot;FAIL&quot;; &quot;&quot;)">
            <text:p/>
          </table:table-cell>
          <table:table-cell table:formula="of:=IF([Sheet1.B504]&amp;[Sheet1.C504]&amp;[Sheet1.F504]&amp;[Sheet1.G5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4] = &quot;PASS&quot;; 1; 0) ; IF ([.J504] = &quot;FAIL&quot;; 1; 0)) ; [.A504] ; &quot;&quot;)">
            <text:p/>
          </table:table-cell>
          <table:table-cell table:formula="of:= IF( AND( IF([.H504] = &quot;FAIL&quot;; 1; 0) ; IF([.I504] = &quot;&quot;;  1 ; 0); IF([.J504] = &quot;FAIL&quot;; 1; 0) ) ; [.A5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5]&amp;[Sheet1.C505]&amp;[Sheet1.D505]&amp;[Sheet1.E505]=&quot;PASSPASSPASSFAIL&quot;; &quot;FAIL&quot;; &quot;&quot;)">
            <text:p/>
          </table:table-cell>
          <table:table-cell table:formula="of:=IF([Sheet1.B505]&amp;[Sheet1.C505]&amp;[Sheet1.F505]&amp;[Sheet1.G5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5] = &quot;PASS&quot;; 1; 0) ; IF ([.J505] = &quot;FAIL&quot;; 1; 0)) ; [.A505] ; &quot;&quot;)">
            <text:p/>
          </table:table-cell>
          <table:table-cell table:formula="of:= IF( AND( IF([.H505] = &quot;FAIL&quot;; 1; 0) ; IF([.I505] = &quot;&quot;;  1 ; 0); IF([.J505] = &quot;FAIL&quot;; 1; 0) ) ; [.A5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6]&amp;[Sheet1.C506]&amp;[Sheet1.D506]&amp;[Sheet1.E506]=&quot;PASSPASSPASSFAIL&quot;; &quot;FAIL&quot;; &quot;&quot;)">
            <text:p/>
          </table:table-cell>
          <table:table-cell table:formula="of:=IF([Sheet1.B506]&amp;[Sheet1.C506]&amp;[Sheet1.F506]&amp;[Sheet1.G5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6] = &quot;PASS&quot;; 1; 0) ; IF ([.J506] = &quot;FAIL&quot;; 1; 0)) ; [.A506] ; &quot;&quot;)">
            <text:p/>
          </table:table-cell>
          <table:table-cell table:formula="of:= IF( AND( IF([.H506] = &quot;FAIL&quot;; 1; 0) ; IF([.I506] = &quot;&quot;;  1 ; 0); IF([.J506] = &quot;FAIL&quot;; 1; 0) ) ; [.A5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7]&amp;[Sheet1.C507]&amp;[Sheet1.D507]&amp;[Sheet1.E507]=&quot;PASSPASSPASSFAIL&quot;; &quot;FAIL&quot;; &quot;&quot;)">
            <text:p/>
          </table:table-cell>
          <table:table-cell table:formula="of:=IF([Sheet1.B507]&amp;[Sheet1.C507]&amp;[Sheet1.F507]&amp;[Sheet1.G5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7] = &quot;PASS&quot;; 1; 0) ; IF ([.J507] = &quot;FAIL&quot;; 1; 0)) ; [.A507] ; &quot;&quot;)">
            <text:p/>
          </table:table-cell>
          <table:table-cell table:formula="of:= IF( AND( IF([.H507] = &quot;FAIL&quot;; 1; 0) ; IF([.I507] = &quot;&quot;;  1 ; 0); IF([.J507] = &quot;FAIL&quot;; 1; 0) ) ; [.A5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8]&amp;[Sheet1.C508]&amp;[Sheet1.D508]&amp;[Sheet1.E508]=&quot;PASSPASSPASSFAIL&quot;; &quot;FAIL&quot;; &quot;&quot;)">
            <text:p/>
          </table:table-cell>
          <table:table-cell table:formula="of:=IF([Sheet1.B508]&amp;[Sheet1.C508]&amp;[Sheet1.F508]&amp;[Sheet1.G5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8] = &quot;PASS&quot;; 1; 0) ; IF ([.J508] = &quot;FAIL&quot;; 1; 0)) ; [.A508] ; &quot;&quot;)">
            <text:p/>
          </table:table-cell>
          <table:table-cell table:formula="of:= IF( AND( IF([.H508] = &quot;FAIL&quot;; 1; 0) ; IF([.I508] = &quot;&quot;;  1 ; 0); IF([.J508] = &quot;FAIL&quot;; 1; 0) ) ; [.A5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9]&amp;[Sheet1.C509]&amp;[Sheet1.D509]&amp;[Sheet1.E509]=&quot;PASSPASSPASSFAIL&quot;; &quot;FAIL&quot;; &quot;&quot;)">
            <text:p/>
          </table:table-cell>
          <table:table-cell table:formula="of:=IF([Sheet1.B509]&amp;[Sheet1.C509]&amp;[Sheet1.F509]&amp;[Sheet1.G5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9] = &quot;PASS&quot;; 1; 0) ; IF ([.J509] = &quot;FAIL&quot;; 1; 0)) ; [.A509] ; &quot;&quot;)">
            <text:p/>
          </table:table-cell>
          <table:table-cell table:formula="of:= IF( AND( IF([.H509] = &quot;FAIL&quot;; 1; 0) ; IF([.I509] = &quot;&quot;;  1 ; 0); IF([.J509] = &quot;FAIL&quot;; 1; 0) ) ; [.A5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0]&amp;[Sheet1.C510]&amp;[Sheet1.D510]&amp;[Sheet1.E510]=&quot;PASSPASSPASSFAIL&quot;; &quot;FAIL&quot;; &quot;&quot;)">
            <text:p/>
          </table:table-cell>
          <table:table-cell table:formula="of:=IF([Sheet1.B510]&amp;[Sheet1.C510]&amp;[Sheet1.F510]&amp;[Sheet1.G5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0] = &quot;PASS&quot;; 1; 0) ; IF ([.J510] = &quot;FAIL&quot;; 1; 0)) ; [.A510] ; &quot;&quot;)">
            <text:p/>
          </table:table-cell>
          <table:table-cell table:formula="of:= IF( AND( IF([.H510] = &quot;FAIL&quot;; 1; 0) ; IF([.I510] = &quot;&quot;;  1 ; 0); IF([.J510] = &quot;FAIL&quot;; 1; 0) ) ; [.A5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1]&amp;[Sheet1.C511]&amp;[Sheet1.D511]&amp;[Sheet1.E511]=&quot;PASSPASSPASSFAIL&quot;; &quot;FAIL&quot;; &quot;&quot;)">
            <text:p/>
          </table:table-cell>
          <table:table-cell table:formula="of:=IF([Sheet1.B511]&amp;[Sheet1.C511]&amp;[Sheet1.F511]&amp;[Sheet1.G5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1] = &quot;PASS&quot;; 1; 0) ; IF ([.J511] = &quot;FAIL&quot;; 1; 0)) ; [.A511] ; &quot;&quot;)">
            <text:p/>
          </table:table-cell>
          <table:table-cell table:formula="of:= IF( AND( IF([.H511] = &quot;FAIL&quot;; 1; 0) ; IF([.I511] = &quot;&quot;;  1 ; 0); IF([.J511] = &quot;FAIL&quot;; 1; 0) ) ; [.A5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2]&amp;[Sheet1.C512]&amp;[Sheet1.D512]&amp;[Sheet1.E512]=&quot;PASSPASSPASSFAIL&quot;; &quot;FAIL&quot;; &quot;&quot;)">
            <text:p/>
          </table:table-cell>
          <table:table-cell table:formula="of:=IF([Sheet1.B512]&amp;[Sheet1.C512]&amp;[Sheet1.F512]&amp;[Sheet1.G5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2] = &quot;PASS&quot;; 1; 0) ; IF ([.J512] = &quot;FAIL&quot;; 1; 0)) ; [.A512] ; &quot;&quot;)">
            <text:p/>
          </table:table-cell>
          <table:table-cell table:formula="of:= IF( AND( IF([.H512] = &quot;FAIL&quot;; 1; 0) ; IF([.I512] = &quot;&quot;;  1 ; 0); IF([.J512] = &quot;FAIL&quot;; 1; 0) ) ; [.A5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13]&amp;[Sheet1.C513]&amp;[Sheet1.D513]&amp;[Sheet1.E513]=&quot;PASSPASSPASSFAIL&quot;; &quot;FAIL&quot;; &quot;&quot;)" office:value-type="string" office:string-value="FAIL" calcext:value-type="string">
            <text:p>FAIL</text:p>
          </table:table-cell>
          <table:table-cell table:formula="of:=IF([Sheet1.B513]&amp;[Sheet1.C513]&amp;[Sheet1.F513]&amp;[Sheet1.G5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3] = &quot;PASS&quot;; 1; 0) ; IF ([.J513] = &quot;FAIL&quot;; 1; 0)) ; [.A513] ; &quot;&quot;)">
            <text:p/>
          </table:table-cell>
          <table:table-cell table:formula="of:= IF( AND( IF([.H513] = &quot;FAIL&quot;; 1; 0) ; IF([.I513] = &quot;&quot;;  1 ; 0); IF([.J513] = &quot;FAIL&quot;; 1; 0) ) ; [.A5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4]&amp;[Sheet1.C514]&amp;[Sheet1.D514]&amp;[Sheet1.E514]=&quot;PASSPASSPASSFAIL&quot;; &quot;FAIL&quot;; &quot;&quot;)">
            <text:p/>
          </table:table-cell>
          <table:table-cell table:formula="of:=IF([Sheet1.B514]&amp;[Sheet1.C514]&amp;[Sheet1.F514]&amp;[Sheet1.G5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4] = &quot;PASS&quot;; 1; 0) ; IF ([.J514] = &quot;FAIL&quot;; 1; 0)) ; [.A514] ; &quot;&quot;)">
            <text:p/>
          </table:table-cell>
          <table:table-cell table:formula="of:= IF( AND( IF([.H514] = &quot;FAIL&quot;; 1; 0) ; IF([.I514] = &quot;&quot;;  1 ; 0); IF([.J514] = &quot;FAIL&quot;; 1; 0) ) ; [.A5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5]&amp;[Sheet1.C515]&amp;[Sheet1.D515]&amp;[Sheet1.E515]=&quot;PASSPASSPASSFAIL&quot;; &quot;FAIL&quot;; &quot;&quot;)">
            <text:p/>
          </table:table-cell>
          <table:table-cell table:formula="of:=IF([Sheet1.B515]&amp;[Sheet1.C515]&amp;[Sheet1.F515]&amp;[Sheet1.G5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5] = &quot;PASS&quot;; 1; 0) ; IF ([.J515] = &quot;FAIL&quot;; 1; 0)) ; [.A515] ; &quot;&quot;)">
            <text:p/>
          </table:table-cell>
          <table:table-cell table:formula="of:= IF( AND( IF([.H515] = &quot;FAIL&quot;; 1; 0) ; IF([.I515] = &quot;&quot;;  1 ; 0); IF([.J515] = &quot;FAIL&quot;; 1; 0) ) ; [.A5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6]&amp;[Sheet1.C516]&amp;[Sheet1.D516]&amp;[Sheet1.E516]=&quot;PASSPASSPASSFAIL&quot;; &quot;FAIL&quot;; &quot;&quot;)">
            <text:p/>
          </table:table-cell>
          <table:table-cell table:formula="of:=IF([Sheet1.B516]&amp;[Sheet1.C516]&amp;[Sheet1.F516]&amp;[Sheet1.G5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6] = &quot;PASS&quot;; 1; 0) ; IF ([.J516] = &quot;FAIL&quot;; 1; 0)) ; [.A516] ; &quot;&quot;)">
            <text:p/>
          </table:table-cell>
          <table:table-cell table:formula="of:= IF( AND( IF([.H516] = &quot;FAIL&quot;; 1; 0) ; IF([.I516] = &quot;&quot;;  1 ; 0); IF([.J516] = &quot;FAIL&quot;; 1; 0) ) ; [.A5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a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17]&amp;[Sheet1.C517]&amp;[Sheet1.D517]&amp;[Sheet1.E517]=&quot;PASSPASSPASSFAIL&quot;; &quot;FAIL&quot;; &quot;&quot;)" office:value-type="string" office:string-value="FAIL" calcext:value-type="string">
            <text:p>FAIL</text:p>
          </table:table-cell>
          <table:table-cell table:formula="of:=IF([Sheet1.B517]&amp;[Sheet1.C517]&amp;[Sheet1.F517]&amp;[Sheet1.G5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7] = &quot;PASS&quot;; 1; 0) ; IF ([.J517] = &quot;FAIL&quot;; 1; 0)) ; [.A517] ; &quot;&quot;)">
            <text:p/>
          </table:table-cell>
          <table:table-cell table:formula="of:= IF( AND( IF([.H517] = &quot;FAIL&quot;; 1; 0) ; IF([.I517] = &quot;&quot;;  1 ; 0); IF([.J517] = &quot;FAIL&quot;; 1; 0) ) ; [.A5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8]&amp;[Sheet1.C518]&amp;[Sheet1.D518]&amp;[Sheet1.E518]=&quot;PASSPASSPASSFAIL&quot;; &quot;FAIL&quot;; &quot;&quot;)">
            <text:p/>
          </table:table-cell>
          <table:table-cell table:formula="of:=IF([Sheet1.B518]&amp;[Sheet1.C518]&amp;[Sheet1.F518]&amp;[Sheet1.G5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8] = &quot;PASS&quot;; 1; 0) ; IF ([.J518] = &quot;FAIL&quot;; 1; 0)) ; [.A518] ; &quot;&quot;)">
            <text:p/>
          </table:table-cell>
          <table:table-cell table:formula="of:= IF( AND( IF([.H518] = &quot;FAIL&quot;; 1; 0) ; IF([.I518] = &quot;&quot;;  1 ; 0); IF([.J518] = &quot;FAIL&quot;; 1; 0) ) ; [.A5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9]&amp;[Sheet1.C519]&amp;[Sheet1.D519]&amp;[Sheet1.E519]=&quot;PASSPASSPASSFAIL&quot;; &quot;FAIL&quot;; &quot;&quot;)">
            <text:p/>
          </table:table-cell>
          <table:table-cell table:formula="of:=IF([Sheet1.B519]&amp;[Sheet1.C519]&amp;[Sheet1.F519]&amp;[Sheet1.G5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9] = &quot;PASS&quot;; 1; 0) ; IF ([.J519] = &quot;FAIL&quot;; 1; 0)) ; [.A519] ; &quot;&quot;)">
            <text:p/>
          </table:table-cell>
          <table:table-cell table:formula="of:= IF( AND( IF([.H519] = &quot;FAIL&quot;; 1; 0) ; IF([.I519] = &quot;&quot;;  1 ; 0); IF([.J519] = &quot;FAIL&quot;; 1; 0) ) ; [.A5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0]&amp;[Sheet1.C520]&amp;[Sheet1.D520]&amp;[Sheet1.E520]=&quot;PASSPASSPASSFAIL&quot;; &quot;FAIL&quot;; &quot;&quot;)">
            <text:p/>
          </table:table-cell>
          <table:table-cell table:formula="of:=IF([Sheet1.B520]&amp;[Sheet1.C520]&amp;[Sheet1.F520]&amp;[Sheet1.G5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0] = &quot;PASS&quot;; 1; 0) ; IF ([.J520] = &quot;FAIL&quot;; 1; 0)) ; [.A520] ; &quot;&quot;)">
            <text:p/>
          </table:table-cell>
          <table:table-cell table:formula="of:= IF( AND( IF([.H520] = &quot;FAIL&quot;; 1; 0) ; IF([.I520] = &quot;&quot;;  1 ; 0); IF([.J520] = &quot;FAIL&quot;; 1; 0) ) ; [.A5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1]&amp;[Sheet1.C521]&amp;[Sheet1.D521]&amp;[Sheet1.E521]=&quot;PASSPASSPASSFAIL&quot;; &quot;FAIL&quot;; &quot;&quot;)">
            <text:p/>
          </table:table-cell>
          <table:table-cell table:formula="of:=IF([Sheet1.B521]&amp;[Sheet1.C521]&amp;[Sheet1.F521]&amp;[Sheet1.G5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1] = &quot;PASS&quot;; 1; 0) ; IF ([.J521] = &quot;FAIL&quot;; 1; 0)) ; [.A521] ; &quot;&quot;)">
            <text:p/>
          </table:table-cell>
          <table:table-cell table:formula="of:= IF( AND( IF([.H521] = &quot;FAIL&quot;; 1; 0) ; IF([.I521] = &quot;&quot;;  1 ; 0); IF([.J521] = &quot;FAIL&quot;; 1; 0) ) ; [.A5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201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2]&amp;[Sheet1.C522]&amp;[Sheet1.D522]&amp;[Sheet1.E522]=&quot;PASSPASSPASSFAIL&quot;; &quot;FAIL&quot;; &quot;&quot;)">
            <text:p/>
          </table:table-cell>
          <table:table-cell table:formula="of:=IF([Sheet1.B522]&amp;[Sheet1.C522]&amp;[Sheet1.F522]&amp;[Sheet1.G5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2] = &quot;PASS&quot;; 1; 0) ; IF ([.J522] = &quot;FAIL&quot;; 1; 0)) ; [.A522] ; &quot;&quot;)">
            <text:p/>
          </table:table-cell>
          <table:table-cell table:formula="of:= IF( AND( IF([.H522] = &quot;FAIL&quot;; 1; 0) ; IF([.I522] = &quot;&quot;;  1 ; 0); IF([.J522] = &quot;FAIL&quot;; 1; 0) ) ; [.A5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202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3]&amp;[Sheet1.C523]&amp;[Sheet1.D523]&amp;[Sheet1.E523]=&quot;PASSPASSPASSFAIL&quot;; &quot;FAIL&quot;; &quot;&quot;)">
            <text:p/>
          </table:table-cell>
          <table:table-cell table:formula="of:=IF([Sheet1.B523]&amp;[Sheet1.C523]&amp;[Sheet1.F523]&amp;[Sheet1.G5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3] = &quot;PASS&quot;; 1; 0) ; IF ([.J523] = &quot;FAIL&quot;; 1; 0)) ; [.A523] ; &quot;&quot;)">
            <text:p/>
          </table:table-cell>
          <table:table-cell table:formula="of:= IF( AND( IF([.H523] = &quot;FAIL&quot;; 1; 0) ; IF([.I523] = &quot;&quot;;  1 ; 0); IF([.J523] = &quot;FAIL&quot;; 1; 0) ) ; [.A5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203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4]&amp;[Sheet1.C524]&amp;[Sheet1.D524]&amp;[Sheet1.E524]=&quot;PASSPASSPASSFAIL&quot;; &quot;FAIL&quot;; &quot;&quot;)">
            <text:p/>
          </table:table-cell>
          <table:table-cell table:formula="of:=IF([Sheet1.B524]&amp;[Sheet1.C524]&amp;[Sheet1.F524]&amp;[Sheet1.G52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4] = &quot;PASS&quot;; 1; 0) ; IF ([.J524] = &quot;FAIL&quot;; 1; 0)) ; [.A524] ; &quot;&quot;)">
            <text:p/>
          </table:table-cell>
          <table:table-cell table:formula="of:= IF( AND( IF([.H524] = &quot;FAIL&quot;; 1; 0) ; IF([.I524] = &quot;&quot;;  1 ; 0); IF([.J524] = &quot;FAIL&quot;; 1; 0) ) ; [.A5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m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5]&amp;[Sheet1.C525]&amp;[Sheet1.D525]&amp;[Sheet1.E525]=&quot;PASSPASSPASSFAIL&quot;; &quot;FAIL&quot;; &quot;&quot;)">
            <text:p/>
          </table:table-cell>
          <table:table-cell table:formula="of:=IF([Sheet1.B525]&amp;[Sheet1.C525]&amp;[Sheet1.F525]&amp;[Sheet1.G5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5] = &quot;PASS&quot;; 1; 0) ; IF ([.J525] = &quot;FAIL&quot;; 1; 0)) ; [.A525] ; &quot;&quot;)">
            <text:p/>
          </table:table-cell>
          <table:table-cell table:formula="of:= IF( AND( IF([.H525] = &quot;FAIL&quot;; 1; 0) ; IF([.I525] = &quot;&quot;;  1 ; 0); IF([.J525] = &quot;FAIL&quot;; 1; 0) ) ; [.A5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6]&amp;[Sheet1.C526]&amp;[Sheet1.D526]&amp;[Sheet1.E526]=&quot;PASSPASSPASSFAIL&quot;; &quot;FAIL&quot;; &quot;&quot;)">
            <text:p/>
          </table:table-cell>
          <table:table-cell table:formula="of:=IF([Sheet1.B526]&amp;[Sheet1.C526]&amp;[Sheet1.F526]&amp;[Sheet1.G5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6] = &quot;PASS&quot;; 1; 0) ; IF ([.J526] = &quot;FAIL&quot;; 1; 0)) ; [.A526] ; &quot;&quot;)">
            <text:p/>
          </table:table-cell>
          <table:table-cell table:formula="of:= IF( AND( IF([.H526] = &quot;FAIL&quot;; 1; 0) ; IF([.I526] = &quot;&quot;;  1 ; 0); IF([.J526] = &quot;FAIL&quot;; 1; 0) ) ; [.A5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7]&amp;[Sheet1.C527]&amp;[Sheet1.D527]&amp;[Sheet1.E527]=&quot;PASSPASSPASSFAIL&quot;; &quot;FAIL&quot;; &quot;&quot;)">
            <text:p/>
          </table:table-cell>
          <table:table-cell table:formula="of:=IF([Sheet1.B527]&amp;[Sheet1.C527]&amp;[Sheet1.F527]&amp;[Sheet1.G5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7] = &quot;PASS&quot;; 1; 0) ; IF ([.J527] = &quot;FAIL&quot;; 1; 0)) ; [.A527] ; &quot;&quot;)">
            <text:p/>
          </table:table-cell>
          <table:table-cell table:formula="of:= IF( AND( IF([.H527] = &quot;FAIL&quot;; 1; 0) ; IF([.I527] = &quot;&quot;;  1 ; 0); IF([.J527] = &quot;FAIL&quot;; 1; 0) ) ; [.A5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8]&amp;[Sheet1.C528]&amp;[Sheet1.D528]&amp;[Sheet1.E528]=&quot;PASSPASSPASSFAIL&quot;; &quot;FAIL&quot;; &quot;&quot;)">
            <text:p/>
          </table:table-cell>
          <table:table-cell table:formula="of:=IF([Sheet1.B528]&amp;[Sheet1.C528]&amp;[Sheet1.F528]&amp;[Sheet1.G5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8] = &quot;PASS&quot;; 1; 0) ; IF ([.J528] = &quot;FAIL&quot;; 1; 0)) ; [.A528] ; &quot;&quot;)">
            <text:p/>
          </table:table-cell>
          <table:table-cell table:formula="of:= IF( AND( IF([.H528] = &quot;FAIL&quot;; 1; 0) ; IF([.I528] = &quot;&quot;;  1 ; 0); IF([.J528] = &quot;FAIL&quot;; 1; 0) ) ; [.A5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9]&amp;[Sheet1.C529]&amp;[Sheet1.D529]&amp;[Sheet1.E529]=&quot;PASSPASSPASSFAIL&quot;; &quot;FAIL&quot;; &quot;&quot;)">
            <text:p/>
          </table:table-cell>
          <table:table-cell table:formula="of:=IF([Sheet1.B529]&amp;[Sheet1.C529]&amp;[Sheet1.F529]&amp;[Sheet1.G5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9] = &quot;PASS&quot;; 1; 0) ; IF ([.J529] = &quot;FAIL&quot;; 1; 0)) ; [.A529] ; &quot;&quot;)">
            <text:p/>
          </table:table-cell>
          <table:table-cell table:formula="of:= IF( AND( IF([.H529] = &quot;FAIL&quot;; 1; 0) ; IF([.I529] = &quot;&quot;;  1 ; 0); IF([.J529] = &quot;FAIL&quot;; 1; 0) ) ; [.A5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30]&amp;[Sheet1.C530]&amp;[Sheet1.D530]&amp;[Sheet1.E530]=&quot;PASSPASSPASSFAIL&quot;; &quot;FAIL&quot;; &quot;&quot;)">
            <text:p/>
          </table:table-cell>
          <table:table-cell table:formula="of:=IF([Sheet1.B530]&amp;[Sheet1.C530]&amp;[Sheet1.F530]&amp;[Sheet1.G53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30] = &quot;PASS&quot;; 1; 0) ; IF ([.J530] = &quot;FAIL&quot;; 1; 0)) ; [.A530] ; &quot;&quot;)">
            <text:p/>
          </table:table-cell>
          <table:table-cell table:formula="of:= IF( AND( IF([.H530] = &quot;FAIL&quot;; 1; 0) ; IF([.I530] = &quot;&quot;;  1 ; 0); IF([.J530] = &quot;FAIL&quot;; 1; 0) ) ; [.A5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1]&amp;[Sheet1.C531]&amp;[Sheet1.D531]&amp;[Sheet1.E531]=&quot;PASSPASSPASSFAIL&quot;; &quot;FAIL&quot;; &quot;&quot;)">
            <text:p/>
          </table:table-cell>
          <table:table-cell table:formula="of:=IF([Sheet1.B531]&amp;[Sheet1.C531]&amp;[Sheet1.F531]&amp;[Sheet1.G5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1] = &quot;PASS&quot;; 1; 0) ; IF ([.J531] = &quot;FAIL&quot;; 1; 0)) ; [.A531] ; &quot;&quot;)">
            <text:p/>
          </table:table-cell>
          <table:table-cell table:formula="of:= IF( AND( IF([.H531] = &quot;FAIL&quot;; 1; 0) ; IF([.I531] = &quot;&quot;;  1 ; 0); IF([.J531] = &quot;FAIL&quot;; 1; 0) ) ; [.A5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2]&amp;[Sheet1.C532]&amp;[Sheet1.D532]&amp;[Sheet1.E532]=&quot;PASSPASSPASSFAIL&quot;; &quot;FAIL&quot;; &quot;&quot;)">
            <text:p/>
          </table:table-cell>
          <table:table-cell table:formula="of:=IF([Sheet1.B532]&amp;[Sheet1.C532]&amp;[Sheet1.F532]&amp;[Sheet1.G5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2] = &quot;PASS&quot;; 1; 0) ; IF ([.J532] = &quot;FAIL&quot;; 1; 0)) ; [.A532] ; &quot;&quot;)">
            <text:p/>
          </table:table-cell>
          <table:table-cell table:formula="of:= IF( AND( IF([.H532] = &quot;FAIL&quot;; 1; 0) ; IF([.I532] = &quot;&quot;;  1 ; 0); IF([.J532] = &quot;FAIL&quot;; 1; 0) ) ; [.A5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3]&amp;[Sheet1.C533]&amp;[Sheet1.D533]&amp;[Sheet1.E533]=&quot;PASSPASSPASSFAIL&quot;; &quot;FAIL&quot;; &quot;&quot;)">
            <text:p/>
          </table:table-cell>
          <table:table-cell table:formula="of:=IF([Sheet1.B533]&amp;[Sheet1.C533]&amp;[Sheet1.F533]&amp;[Sheet1.G5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3] = &quot;PASS&quot;; 1; 0) ; IF ([.J533] = &quot;FAIL&quot;; 1; 0)) ; [.A533] ; &quot;&quot;)">
            <text:p/>
          </table:table-cell>
          <table:table-cell table:formula="of:= IF( AND( IF([.H533] = &quot;FAIL&quot;; 1; 0) ; IF([.I533] = &quot;&quot;;  1 ; 0); IF([.J533] = &quot;FAIL&quot;; 1; 0) ) ; [.A5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4]&amp;[Sheet1.C534]&amp;[Sheet1.D534]&amp;[Sheet1.E534]=&quot;PASSPASSPASSFAIL&quot;; &quot;FAIL&quot;; &quot;&quot;)">
            <text:p/>
          </table:table-cell>
          <table:table-cell table:formula="of:=IF([Sheet1.B534]&amp;[Sheet1.C534]&amp;[Sheet1.F534]&amp;[Sheet1.G5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4] = &quot;PASS&quot;; 1; 0) ; IF ([.J534] = &quot;FAIL&quot;; 1; 0)) ; [.A534] ; &quot;&quot;)">
            <text:p/>
          </table:table-cell>
          <table:table-cell table:formula="of:= IF( AND( IF([.H534] = &quot;FAIL&quot;; 1; 0) ; IF([.I534] = &quot;&quot;;  1 ; 0); IF([.J534] = &quot;FAIL&quot;; 1; 0) ) ; [.A5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5]&amp;[Sheet1.C535]&amp;[Sheet1.D535]&amp;[Sheet1.E535]=&quot;PASSPASSPASSFAIL&quot;; &quot;FAIL&quot;; &quot;&quot;)">
            <text:p/>
          </table:table-cell>
          <table:table-cell table:formula="of:=IF([Sheet1.B535]&amp;[Sheet1.C535]&amp;[Sheet1.F535]&amp;[Sheet1.G53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35] = &quot;PASS&quot;; 1; 0) ; IF ([.J535] = &quot;FAIL&quot;; 1; 0)) ; [.A535] ; &quot;&quot;)">
            <text:p/>
          </table:table-cell>
          <table:table-cell table:formula="of:= IF( AND( IF([.H535] = &quot;FAIL&quot;; 1; 0) ; IF([.I535] = &quot;&quot;;  1 ; 0); IF([.J535] = &quot;FAIL&quot;; 1; 0) ) ; [.A5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6]&amp;[Sheet1.C536]&amp;[Sheet1.D536]&amp;[Sheet1.E536]=&quot;PASSPASSPASSFAIL&quot;; &quot;FAIL&quot;; &quot;&quot;)">
            <text:p/>
          </table:table-cell>
          <table:table-cell table:formula="of:=IF([Sheet1.B536]&amp;[Sheet1.C536]&amp;[Sheet1.F536]&amp;[Sheet1.G5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6] = &quot;PASS&quot;; 1; 0) ; IF ([.J536] = &quot;FAIL&quot;; 1; 0)) ; [.A536] ; &quot;&quot;)">
            <text:p/>
          </table:table-cell>
          <table:table-cell table:formula="of:= IF( AND( IF([.H536] = &quot;FAIL&quot;; 1; 0) ; IF([.I536] = &quot;&quot;;  1 ; 0); IF([.J536] = &quot;FAIL&quot;; 1; 0) ) ; [.A5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7]&amp;[Sheet1.C537]&amp;[Sheet1.D537]&amp;[Sheet1.E537]=&quot;PASSPASSPASSFAIL&quot;; &quot;FAIL&quot;; &quot;&quot;)">
            <text:p/>
          </table:table-cell>
          <table:table-cell table:formula="of:=IF([Sheet1.B537]&amp;[Sheet1.C537]&amp;[Sheet1.F537]&amp;[Sheet1.G5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7] = &quot;PASS&quot;; 1; 0) ; IF ([.J537] = &quot;FAIL&quot;; 1; 0)) ; [.A537] ; &quot;&quot;)">
            <text:p/>
          </table:table-cell>
          <table:table-cell table:formula="of:= IF( AND( IF([.H537] = &quot;FAIL&quot;; 1; 0) ; IF([.I537] = &quot;&quot;;  1 ; 0); IF([.J537] = &quot;FAIL&quot;; 1; 0) ) ; [.A5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8]&amp;[Sheet1.C538]&amp;[Sheet1.D538]&amp;[Sheet1.E538]=&quot;PASSPASSPASSFAIL&quot;; &quot;FAIL&quot;; &quot;&quot;)">
            <text:p/>
          </table:table-cell>
          <table:table-cell table:formula="of:=IF([Sheet1.B538]&amp;[Sheet1.C538]&amp;[Sheet1.F538]&amp;[Sheet1.G53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38] = &quot;PASS&quot;; 1; 0) ; IF ([.J538] = &quot;FAIL&quot;; 1; 0)) ; [.A538] ; &quot;&quot;)">
            <text:p/>
          </table:table-cell>
          <table:table-cell table:formula="of:= IF( AND( IF([.H538] = &quot;FAIL&quot;; 1; 0) ; IF([.I538] = &quot;&quot;;  1 ; 0); IF([.J538] = &quot;FAIL&quot;; 1; 0) ) ; [.A5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6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9]&amp;[Sheet1.C539]&amp;[Sheet1.D539]&amp;[Sheet1.E539]=&quot;PASSPASSPASSFAIL&quot;; &quot;FAIL&quot;; &quot;&quot;)" office:value-type="string" office:string-value="FAIL" calcext:value-type="string">
            <text:p>FAIL</text:p>
          </table:table-cell>
          <table:table-cell table:formula="of:=IF([Sheet1.B539]&amp;[Sheet1.C539]&amp;[Sheet1.F539]&amp;[Sheet1.G5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9] = &quot;PASS&quot;; 1; 0) ; IF ([.J539] = &quot;FAIL&quot;; 1; 0)) ; [.A539] ; &quot;&quot;)">
            <text:p/>
          </table:table-cell>
          <table:table-cell table:formula="of:= IF( AND( IF([.H539] = &quot;FAIL&quot;; 1; 0) ; IF([.I539] = &quot;&quot;;  1 ; 0); IF([.J539] = &quot;FAIL&quot;; 1; 0) ) ; [.A5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y_ldt01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0]&amp;[Sheet1.C540]&amp;[Sheet1.D540]&amp;[Sheet1.E540]=&quot;PASSPASSPASSFAIL&quot;; &quot;FAIL&quot;; &quot;&quot;)">
            <text:p/>
          </table:table-cell>
          <table:table-cell table:formula="of:=IF([Sheet1.B540]&amp;[Sheet1.C540]&amp;[Sheet1.F540]&amp;[Sheet1.G5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0] = &quot;PASS&quot;; 1; 0) ; IF ([.J540] = &quot;FAIL&quot;; 1; 0)) ; [.A540] ; &quot;&quot;)">
            <text:p/>
          </table:table-cell>
          <table:table-cell table:formula="of:= IF( AND( IF([.H540] = &quot;FAIL&quot;; 1; 0) ; IF([.I540] = &quot;&quot;;  1 ; 0); IF([.J540] = &quot;FAIL&quot;; 1; 0) ) ; [.A5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y_ldt02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1]&amp;[Sheet1.C541]&amp;[Sheet1.D541]&amp;[Sheet1.E541]=&quot;PASSPASSPASSFAIL&quot;; &quot;FAIL&quot;; &quot;&quot;)">
            <text:p/>
          </table:table-cell>
          <table:table-cell table:formula="of:=IF([Sheet1.B541]&amp;[Sheet1.C541]&amp;[Sheet1.F541]&amp;[Sheet1.G5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1] = &quot;PASS&quot;; 1; 0) ; IF ([.J541] = &quot;FAIL&quot;; 1; 0)) ; [.A541] ; &quot;&quot;)">
            <text:p/>
          </table:table-cell>
          <table:table-cell table:formula="of:= IF( AND( IF([.H541] = &quot;FAIL&quot;; 1; 0) ; IF([.I541] = &quot;&quot;;  1 ; 0); IF([.J541] = &quot;FAIL&quot;; 1; 0) ) ; [.A5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y_ldt03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2]&amp;[Sheet1.C542]&amp;[Sheet1.D542]&amp;[Sheet1.E542]=&quot;PASSPASSPASSFAIL&quot;; &quot;FAIL&quot;; &quot;&quot;)">
            <text:p/>
          </table:table-cell>
          <table:table-cell table:formula="of:=IF([Sheet1.B542]&amp;[Sheet1.C542]&amp;[Sheet1.F542]&amp;[Sheet1.G5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2] = &quot;PASS&quot;; 1; 0) ; IF ([.J542] = &quot;FAIL&quot;; 1; 0)) ; [.A542] ; &quot;&quot;)">
            <text:p/>
          </table:table-cell>
          <table:table-cell table:formula="of:= IF( AND( IF([.H542] = &quot;FAIL&quot;; 1; 0) ; IF([.I542] = &quot;&quot;;  1 ; 0); IF([.J542] = &quot;FAIL&quot;; 1; 0) ) ; [.A5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3]&amp;[Sheet1.C543]&amp;[Sheet1.D543]&amp;[Sheet1.E543]=&quot;PASSPASSPASSFAIL&quot;; &quot;FAIL&quot;; &quot;&quot;)" office:value-type="string" office:string-value="FAIL" calcext:value-type="string">
            <text:p>FAIL</text:p>
          </table:table-cell>
          <table:table-cell table:formula="of:=IF([Sheet1.B543]&amp;[Sheet1.C543]&amp;[Sheet1.F543]&amp;[Sheet1.G5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3] = &quot;PASS&quot;; 1; 0) ; IF ([.J543] = &quot;FAIL&quot;; 1; 0)) ; [.A543] ; &quot;&quot;)">
            <text:p/>
          </table:table-cell>
          <table:table-cell table:formula="of:= IF( AND( IF([.H543] = &quot;FAIL&quot;; 1; 0) ; IF([.I543] = &quot;&quot;;  1 ; 0); IF([.J543] = &quot;FAIL&quot;; 1; 0) ) ; [.A5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4]&amp;[Sheet1.C544]&amp;[Sheet1.D544]&amp;[Sheet1.E544]=&quot;PASSPASSPASSFAIL&quot;; &quot;FAIL&quot;; &quot;&quot;)" office:value-type="string" office:string-value="FAIL" calcext:value-type="string">
            <text:p>FAIL</text:p>
          </table:table-cell>
          <table:table-cell table:formula="of:=IF([Sheet1.B544]&amp;[Sheet1.C544]&amp;[Sheet1.F544]&amp;[Sheet1.G5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4] = &quot;PASS&quot;; 1; 0) ; IF ([.J544] = &quot;FAIL&quot;; 1; 0)) ; [.A544] ; &quot;&quot;)">
            <text:p/>
          </table:table-cell>
          <table:table-cell table:formula="of:= IF( AND( IF([.H544] = &quot;FAIL&quot;; 1; 0) ; IF([.I544] = &quot;&quot;;  1 ; 0); IF([.J544] = &quot;FAIL&quot;; 1; 0) ) ; [.A5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5]&amp;[Sheet1.C545]&amp;[Sheet1.D545]&amp;[Sheet1.E545]=&quot;PASSPASSPASSFAIL&quot;; &quot;FAIL&quot;; &quot;&quot;)" office:value-type="string" office:string-value="FAIL" calcext:value-type="string">
            <text:p>FAIL</text:p>
          </table:table-cell>
          <table:table-cell table:formula="of:=IF([Sheet1.B545]&amp;[Sheet1.C545]&amp;[Sheet1.F545]&amp;[Sheet1.G5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5] = &quot;PASS&quot;; 1; 0) ; IF ([.J545] = &quot;FAIL&quot;; 1; 0)) ; [.A545] ; &quot;&quot;)">
            <text:p/>
          </table:table-cell>
          <table:table-cell table:formula="of:= IF( AND( IF([.H545] = &quot;FAIL&quot;; 1; 0) ; IF([.I545] = &quot;&quot;;  1 ; 0); IF([.J545] = &quot;FAIL&quot;; 1; 0) ) ; [.A5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46]&amp;[Sheet1.C546]&amp;[Sheet1.D546]&amp;[Sheet1.E546]=&quot;PASSPASSPASSFAIL&quot;; &quot;FAIL&quot;; &quot;&quot;)">
            <text:p/>
          </table:table-cell>
          <table:table-cell table:formula="of:=IF([Sheet1.B546]&amp;[Sheet1.C546]&amp;[Sheet1.F546]&amp;[Sheet1.G54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46] = &quot;PASS&quot;; 1; 0) ; IF ([.J546] = &quot;FAIL&quot;; 1; 0)) ; [.A546] ; &quot;&quot;)">
            <text:p/>
          </table:table-cell>
          <table:table-cell table:formula="of:= IF( AND( IF([.H546] = &quot;FAIL&quot;; 1; 0) ; IF([.I546] = &quot;&quot;;  1 ; 0); IF([.J546] = &quot;FAIL&quot;; 1; 0) ) ; [.A5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47]&amp;[Sheet1.C547]&amp;[Sheet1.D547]&amp;[Sheet1.E547]=&quot;PASSPASSPASSFAIL&quot;; &quot;FAIL&quot;; &quot;&quot;)">
            <text:p/>
          </table:table-cell>
          <table:table-cell table:formula="of:=IF([Sheet1.B547]&amp;[Sheet1.C547]&amp;[Sheet1.F547]&amp;[Sheet1.G5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7] = &quot;PASS&quot;; 1; 0) ; IF ([.J547] = &quot;FAIL&quot;; 1; 0)) ; [.A547] ; &quot;&quot;)">
            <text:p/>
          </table:table-cell>
          <table:table-cell table:formula="of:= IF( AND( IF([.H547] = &quot;FAIL&quot;; 1; 0) ; IF([.I547] = &quot;&quot;;  1 ; 0); IF([.J547] = &quot;FAIL&quot;; 1; 0) ) ; [.A5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48]&amp;[Sheet1.C548]&amp;[Sheet1.D548]&amp;[Sheet1.E548]=&quot;PASSPASSPASSFAIL&quot;; &quot;FAIL&quot;; &quot;&quot;)">
            <text:p/>
          </table:table-cell>
          <table:table-cell table:formula="of:=IF([Sheet1.B548]&amp;[Sheet1.C548]&amp;[Sheet1.F548]&amp;[Sheet1.G54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48] = &quot;PASS&quot;; 1; 0) ; IF ([.J548] = &quot;FAIL&quot;; 1; 0)) ; [.A548] ; &quot;&quot;)">
            <text:p/>
          </table:table-cell>
          <table:table-cell table:formula="of:= IF( AND( IF([.H548] = &quot;FAIL&quot;; 1; 0) ; IF([.I548] = &quot;&quot;;  1 ; 0); IF([.J548] = &quot;FAIL&quot;; 1; 0) ) ; [.A5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49]&amp;[Sheet1.C549]&amp;[Sheet1.D549]&amp;[Sheet1.E549]=&quot;PASSPASSPASSFAIL&quot;; &quot;FAIL&quot;; &quot;&quot;)">
            <text:p/>
          </table:table-cell>
          <table:table-cell table:formula="of:=IF([Sheet1.B549]&amp;[Sheet1.C549]&amp;[Sheet1.F549]&amp;[Sheet1.G54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49] = &quot;PASS&quot;; 1; 0) ; IF ([.J549] = &quot;FAIL&quot;; 1; 0)) ; [.A549] ; &quot;&quot;)">
            <text:p/>
          </table:table-cell>
          <table:table-cell table:formula="of:= IF( AND( IF([.H549] = &quot;FAIL&quot;; 1; 0) ; IF([.I549] = &quot;&quot;;  1 ; 0); IF([.J549] = &quot;FAIL&quot;; 1; 0) ) ; [.A5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0]&amp;[Sheet1.C550]&amp;[Sheet1.D550]&amp;[Sheet1.E550]=&quot;PASSPASSPASSFAIL&quot;; &quot;FAIL&quot;; &quot;&quot;)">
            <text:p/>
          </table:table-cell>
          <table:table-cell table:formula="of:=IF([Sheet1.B550]&amp;[Sheet1.C550]&amp;[Sheet1.F550]&amp;[Sheet1.G5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0] = &quot;PASS&quot;; 1; 0) ; IF ([.J550] = &quot;FAIL&quot;; 1; 0)) ; [.A550] ; &quot;&quot;)">
            <text:p/>
          </table:table-cell>
          <table:table-cell table:formula="of:= IF( AND( IF([.H550] = &quot;FAIL&quot;; 1; 0) ; IF([.I550] = &quot;&quot;;  1 ; 0); IF([.J550] = &quot;FAIL&quot;; 1; 0) ) ; [.A5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1]&amp;[Sheet1.C551]&amp;[Sheet1.D551]&amp;[Sheet1.E551]=&quot;PASSPASSPASSFAIL&quot;; &quot;FAIL&quot;; &quot;&quot;)">
            <text:p/>
          </table:table-cell>
          <table:table-cell table:formula="of:=IF([Sheet1.B551]&amp;[Sheet1.C551]&amp;[Sheet1.F551]&amp;[Sheet1.G55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1] = &quot;PASS&quot;; 1; 0) ; IF ([.J551] = &quot;FAIL&quot;; 1; 0)) ; [.A551] ; &quot;&quot;)">
            <text:p/>
          </table:table-cell>
          <table:table-cell table:formula="of:= IF( AND( IF([.H551] = &quot;FAIL&quot;; 1; 0) ; IF([.I551] = &quot;&quot;;  1 ; 0); IF([.J551] = &quot;FAIL&quot;; 1; 0) ) ; [.A5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2]&amp;[Sheet1.C552]&amp;[Sheet1.D552]&amp;[Sheet1.E552]=&quot;PASSPASSPASSFAIL&quot;; &quot;FAIL&quot;; &quot;&quot;)">
            <text:p/>
          </table:table-cell>
          <table:table-cell table:formula="of:=IF([Sheet1.B552]&amp;[Sheet1.C552]&amp;[Sheet1.F552]&amp;[Sheet1.G5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2] = &quot;PASS&quot;; 1; 0) ; IF ([.J552] = &quot;FAIL&quot;; 1; 0)) ; [.A552] ; &quot;&quot;)">
            <text:p/>
          </table:table-cell>
          <table:table-cell table:formula="of:= IF( AND( IF([.H552] = &quot;FAIL&quot;; 1; 0) ; IF([.I552] = &quot;&quot;;  1 ; 0); IF([.J552] = &quot;FAIL&quot;; 1; 0) ) ; [.A5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5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3]&amp;[Sheet1.C553]&amp;[Sheet1.D553]&amp;[Sheet1.E553]=&quot;PASSPASSPASSFAIL&quot;; &quot;FAIL&quot;; &quot;&quot;)">
            <text:p/>
          </table:table-cell>
          <table:table-cell table:formula="of:=IF([Sheet1.B553]&amp;[Sheet1.C553]&amp;[Sheet1.F553]&amp;[Sheet1.G55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3] = &quot;PASS&quot;; 1; 0) ; IF ([.J553] = &quot;FAIL&quot;; 1; 0)) ; [.A553] ; &quot;&quot;)">
            <text:p/>
          </table:table-cell>
          <table:table-cell table:formula="of:= IF( AND( IF([.H553] = &quot;FAIL&quot;; 1; 0) ; IF([.I553] = &quot;&quot;;  1 ; 0); IF([.J553] = &quot;FAIL&quot;; 1; 0) ) ; [.A5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4]&amp;[Sheet1.C554]&amp;[Sheet1.D554]&amp;[Sheet1.E554]=&quot;PASSPASSPASSFAIL&quot;; &quot;FAIL&quot;; &quot;&quot;)">
            <text:p/>
          </table:table-cell>
          <table:table-cell table:formula="of:=IF([Sheet1.B554]&amp;[Sheet1.C554]&amp;[Sheet1.F554]&amp;[Sheet1.G5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4] = &quot;PASS&quot;; 1; 0) ; IF ([.J554] = &quot;FAIL&quot;; 1; 0)) ; [.A554] ; &quot;&quot;)">
            <text:p/>
          </table:table-cell>
          <table:table-cell table:formula="of:= IF( AND( IF([.H554] = &quot;FAIL&quot;; 1; 0) ; IF([.I554] = &quot;&quot;;  1 ; 0); IF([.J554] = &quot;FAIL&quot;; 1; 0) ) ; [.A5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7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5]&amp;[Sheet1.C555]&amp;[Sheet1.D555]&amp;[Sheet1.E555]=&quot;PASSPASSPASSFAIL&quot;; &quot;FAIL&quot;; &quot;&quot;)">
            <text:p/>
          </table:table-cell>
          <table:table-cell table:formula="of:=IF([Sheet1.B555]&amp;[Sheet1.C555]&amp;[Sheet1.F555]&amp;[Sheet1.G55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5] = &quot;PASS&quot;; 1; 0) ; IF ([.J555] = &quot;FAIL&quot;; 1; 0)) ; [.A555] ; &quot;&quot;)">
            <text:p/>
          </table:table-cell>
          <table:table-cell table:formula="of:= IF( AND( IF([.H555] = &quot;FAIL&quot;; 1; 0) ; IF([.I555] = &quot;&quot;;  1 ; 0); IF([.J555] = &quot;FAIL&quot;; 1; 0) ) ; [.A5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8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6]&amp;[Sheet1.C556]&amp;[Sheet1.D556]&amp;[Sheet1.E556]=&quot;PASSPASSPASSFAIL&quot;; &quot;FAIL&quot;; &quot;&quot;)">
            <text:p/>
          </table:table-cell>
          <table:table-cell table:formula="of:=IF([Sheet1.B556]&amp;[Sheet1.C556]&amp;[Sheet1.F556]&amp;[Sheet1.G5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6] = &quot;PASS&quot;; 1; 0) ; IF ([.J556] = &quot;FAIL&quot;; 1; 0)) ; [.A556] ; &quot;&quot;)">
            <text:p/>
          </table:table-cell>
          <table:table-cell table:formula="of:= IF( AND( IF([.H556] = &quot;FAIL&quot;; 1; 0) ; IF([.I556] = &quot;&quot;;  1 ; 0); IF([.J556] = &quot;FAIL&quot;; 1; 0) ) ; [.A5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9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7]&amp;[Sheet1.C557]&amp;[Sheet1.D557]&amp;[Sheet1.E557]=&quot;PASSPASSPASSFAIL&quot;; &quot;FAIL&quot;; &quot;&quot;)">
            <text:p/>
          </table:table-cell>
          <table:table-cell table:formula="of:=IF([Sheet1.B557]&amp;[Sheet1.C557]&amp;[Sheet1.F557]&amp;[Sheet1.G55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7] = &quot;PASS&quot;; 1; 0) ; IF ([.J557] = &quot;FAIL&quot;; 1; 0)) ; [.A557] ; &quot;&quot;)">
            <text:p/>
          </table:table-cell>
          <table:table-cell table:formula="of:= IF( AND( IF([.H557] = &quot;FAIL&quot;; 1; 0) ; IF([.I557] = &quot;&quot;;  1 ; 0); IF([.J557] = &quot;FAIL&quot;; 1; 0) ) ; [.A5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10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8]&amp;[Sheet1.C558]&amp;[Sheet1.D558]&amp;[Sheet1.E558]=&quot;PASSPASSPASSFAIL&quot;; &quot;FAIL&quot;; &quot;&quot;)">
            <text:p/>
          </table:table-cell>
          <table:table-cell table:formula="of:=IF([Sheet1.B558]&amp;[Sheet1.C558]&amp;[Sheet1.F558]&amp;[Sheet1.G55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8] = &quot;PASS&quot;; 1; 0) ; IF ([.J558] = &quot;FAIL&quot;; 1; 0)) ; [.A558] ; &quot;&quot;)">
            <text:p/>
          </table:table-cell>
          <table:table-cell table:formula="of:= IF( AND( IF([.H558] = &quot;FAIL&quot;; 1; 0) ; IF([.I558] = &quot;&quot;;  1 ; 0); IF([.J558] = &quot;FAIL&quot;; 1; 0) ) ; [.A5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1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9]&amp;[Sheet1.C559]&amp;[Sheet1.D559]&amp;[Sheet1.E559]=&quot;PASSPASSPASSFAIL&quot;; &quot;FAIL&quot;; &quot;&quot;)">
            <text:p/>
          </table:table-cell>
          <table:table-cell table:formula="of:=IF([Sheet1.B559]&amp;[Sheet1.C559]&amp;[Sheet1.F559]&amp;[Sheet1.G55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9] = &quot;PASS&quot;; 1; 0) ; IF ([.J559] = &quot;FAIL&quot;; 1; 0)) ; [.A559] ; &quot;&quot;)">
            <text:p/>
          </table:table-cell>
          <table:table-cell table:formula="of:= IF( AND( IF([.H559] = &quot;FAIL&quot;; 1; 0) ; IF([.I559] = &quot;&quot;;  1 ; 0); IF([.J559] = &quot;FAIL&quot;; 1; 0) ) ; [.A5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1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60]&amp;[Sheet1.C560]&amp;[Sheet1.D560]&amp;[Sheet1.E560]=&quot;PASSPASSPASSFAIL&quot;; &quot;FAIL&quot;; &quot;&quot;)">
            <text:p/>
          </table:table-cell>
          <table:table-cell table:formula="of:=IF([Sheet1.B560]&amp;[Sheet1.C560]&amp;[Sheet1.F560]&amp;[Sheet1.G5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60] = &quot;PASS&quot;; 1; 0) ; IF ([.J560] = &quot;FAIL&quot;; 1; 0)) ; [.A560] ; &quot;&quot;)">
            <text:p/>
          </table:table-cell>
          <table:table-cell table:formula="of:= IF( AND( IF([.H560] = &quot;FAIL&quot;; 1; 0) ; IF([.I560] = &quot;&quot;;  1 ; 0); IF([.J560] = &quot;FAIL&quot;; 1; 0) ) ; [.A5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1]&amp;[Sheet1.C561]&amp;[Sheet1.D561]&amp;[Sheet1.E561]=&quot;PASSPASSPASSFAIL&quot;; &quot;FAIL&quot;; &quot;&quot;)">
            <text:p/>
          </table:table-cell>
          <table:table-cell table:formula="of:=IF([Sheet1.B561]&amp;[Sheet1.C561]&amp;[Sheet1.F561]&amp;[Sheet1.G5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1] = &quot;PASS&quot;; 1; 0) ; IF ([.J561] = &quot;FAIL&quot;; 1; 0)) ; [.A561] ; &quot;&quot;)">
            <text:p/>
          </table:table-cell>
          <table:table-cell table:formula="of:= IF( AND( IF([.H561] = &quot;FAIL&quot;; 1; 0) ; IF([.I561] = &quot;&quot;;  1 ; 0); IF([.J561] = &quot;FAIL&quot;; 1; 0) ) ; [.A5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2]&amp;[Sheet1.C562]&amp;[Sheet1.D562]&amp;[Sheet1.E562]=&quot;PASSPASSPASSFAIL&quot;; &quot;FAIL&quot;; &quot;&quot;)">
            <text:p/>
          </table:table-cell>
          <table:table-cell table:formula="of:=IF([Sheet1.B562]&amp;[Sheet1.C562]&amp;[Sheet1.F562]&amp;[Sheet1.G5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2] = &quot;PASS&quot;; 1; 0) ; IF ([.J562] = &quot;FAIL&quot;; 1; 0)) ; [.A562] ; &quot;&quot;)">
            <text:p/>
          </table:table-cell>
          <table:table-cell table:formula="of:= IF( AND( IF([.H562] = &quot;FAIL&quot;; 1; 0) ; IF([.I562] = &quot;&quot;;  1 ; 0); IF([.J562] = &quot;FAIL&quot;; 1; 0) ) ; [.A5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3]&amp;[Sheet1.C563]&amp;[Sheet1.D563]&amp;[Sheet1.E563]=&quot;PASSPASSPASSFAIL&quot;; &quot;FAIL&quot;; &quot;&quot;)">
            <text:p/>
          </table:table-cell>
          <table:table-cell table:formula="of:=IF([Sheet1.B563]&amp;[Sheet1.C563]&amp;[Sheet1.F563]&amp;[Sheet1.G5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3] = &quot;PASS&quot;; 1; 0) ; IF ([.J563] = &quot;FAIL&quot;; 1; 0)) ; [.A563] ; &quot;&quot;)">
            <text:p/>
          </table:table-cell>
          <table:table-cell table:formula="of:= IF( AND( IF([.H563] = &quot;FAIL&quot;; 1; 0) ; IF([.I563] = &quot;&quot;;  1 ; 0); IF([.J563] = &quot;FAIL&quot;; 1; 0) ) ; [.A5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64]&amp;[Sheet1.C564]&amp;[Sheet1.D564]&amp;[Sheet1.E564]=&quot;PASSPASSPASSFAIL&quot;; &quot;FAIL&quot;; &quot;&quot;)">
            <text:p/>
          </table:table-cell>
          <table:table-cell table:formula="of:=IF([Sheet1.B564]&amp;[Sheet1.C564]&amp;[Sheet1.F564]&amp;[Sheet1.G564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564] = &quot;PASS&quot;; 1; 0) ; IF ([.J564] = &quot;FAIL&quot;; 1; 0)) ; [.A564] ; &quot;&quot;)">
            <text:p/>
          </table:table-cell>
          <table:table-cell table:formula="of:= IF( AND( IF([.H564] = &quot;FAIL&quot;; 1; 0) ; IF([.I564] = &quot;&quot;;  1 ; 0); IF([.J564] = &quot;FAIL&quot;; 1; 0) ) ; [.A5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notif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5]&amp;[Sheet1.C565]&amp;[Sheet1.D565]&amp;[Sheet1.E565]=&quot;PASSPASSPASSFAIL&quot;; &quot;FAIL&quot;; &quot;&quot;)">
            <text:p/>
          </table:table-cell>
          <table:table-cell table:formula="of:=IF([Sheet1.B565]&amp;[Sheet1.C565]&amp;[Sheet1.F565]&amp;[Sheet1.G5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5] = &quot;PASS&quot;; 1; 0) ; IF ([.J565] = &quot;FAIL&quot;; 1; 0)) ; [.A565] ; &quot;&quot;)">
            <text:p/>
          </table:table-cell>
          <table:table-cell table:formula="of:= IF( AND( IF([.H565] = &quot;FAIL&quot;; 1; 0) ; IF([.I565] = &quot;&quot;;  1 ; 0); IF([.J565] = &quot;FAIL&quot;; 1; 0) ) ; [.A5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notif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6]&amp;[Sheet1.C566]&amp;[Sheet1.D566]&amp;[Sheet1.E566]=&quot;PASSPASSPASSFAIL&quot;; &quot;FAIL&quot;; &quot;&quot;)">
            <text:p/>
          </table:table-cell>
          <table:table-cell table:formula="of:=IF([Sheet1.B566]&amp;[Sheet1.C566]&amp;[Sheet1.F566]&amp;[Sheet1.G5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6] = &quot;PASS&quot;; 1; 0) ; IF ([.J566] = &quot;FAIL&quot;; 1; 0)) ; [.A566] ; &quot;&quot;)">
            <text:p/>
          </table:table-cell>
          <table:table-cell table:formula="of:= IF( AND( IF([.H566] = &quot;FAIL&quot;; 1; 0) ; IF([.I566] = &quot;&quot;;  1 ; 0); IF([.J566] = &quot;FAIL&quot;; 1; 0) ) ; [.A5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ope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67]&amp;[Sheet1.C567]&amp;[Sheet1.D567]&amp;[Sheet1.E567]=&quot;PASSPASSPASSFAIL&quot;; &quot;FAIL&quot;; &quot;&quot;)">
            <text:p/>
          </table:table-cell>
          <table:table-cell table:formula="of:=IF([Sheet1.B567]&amp;[Sheet1.C567]&amp;[Sheet1.F567]&amp;[Sheet1.G56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67] = &quot;PASS&quot;; 1; 0) ; IF ([.J567] = &quot;FAIL&quot;; 1; 0)) ; [.A567] ; &quot;&quot;)">
            <text:p/>
          </table:table-cell>
          <table:table-cell table:formula="of:= IF( AND( IF([.H567] = &quot;FAIL&quot;; 1; 0) ; IF([.I567] = &quot;&quot;;  1 ; 0); IF([.J567] = &quot;FAIL&quot;; 1; 0) ) ; [.A5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timedreceiv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8]&amp;[Sheet1.C568]&amp;[Sheet1.D568]&amp;[Sheet1.E568]=&quot;PASSPASSPASSFAIL&quot;; &quot;FAIL&quot;; &quot;&quot;)">
            <text:p/>
          </table:table-cell>
          <table:table-cell table:formula="of:=IF([Sheet1.B568]&amp;[Sheet1.C568]&amp;[Sheet1.F568]&amp;[Sheet1.G5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8] = &quot;PASS&quot;; 1; 0) ; IF ([.J568] = &quot;FAIL&quot;; 1; 0)) ; [.A568] ; &quot;&quot;)">
            <text:p/>
          </table:table-cell>
          <table:table-cell table:formula="of:= IF( AND( IF([.H568] = &quot;FAIL&quot;; 1; 0) ; IF([.I568] = &quot;&quot;;  1 ; 0); IF([.J568] = &quot;FAIL&quot;; 1; 0) ) ; [.A5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timeds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9]&amp;[Sheet1.C569]&amp;[Sheet1.D569]&amp;[Sheet1.E569]=&quot;PASSPASSPASSFAIL&quot;; &quot;FAIL&quot;; &quot;&quot;)">
            <text:p/>
          </table:table-cell>
          <table:table-cell table:formula="of:=IF([Sheet1.B569]&amp;[Sheet1.C569]&amp;[Sheet1.F569]&amp;[Sheet1.G5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9] = &quot;PASS&quot;; 1; 0) ; IF ([.J569] = &quot;FAIL&quot;; 1; 0)) ; [.A569] ; &quot;&quot;)">
            <text:p/>
          </table:table-cell>
          <table:table-cell table:formula="of:= IF( AND( IF([.H569] = &quot;FAIL&quot;; 1; 0) ; IF([.I569] = &quot;&quot;;  1 ; 0); IF([.J569] = &quot;FAIL&quot;; 1; 0) ) ; [.A5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un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0]&amp;[Sheet1.C570]&amp;[Sheet1.D570]&amp;[Sheet1.E570]=&quot;PASSPASSPASSFAIL&quot;; &quot;FAIL&quot;; &quot;&quot;)">
            <text:p/>
          </table:table-cell>
          <table:table-cell table:formula="of:=IF([Sheet1.B570]&amp;[Sheet1.C570]&amp;[Sheet1.F570]&amp;[Sheet1.G5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0] = &quot;PASS&quot;; 1; 0) ; IF ([.J570] = &quot;FAIL&quot;; 1; 0)) ; [.A570] ; &quot;&quot;)">
            <text:p/>
          </table:table-cell>
          <table:table-cell table:formula="of:= IF( AND( IF([.H570] = &quot;FAIL&quot;; 1; 0) ; IF([.I570] = &quot;&quot;;  1 ; 0); IF([.J570] = &quot;FAIL&quot;; 1; 0) ) ; [.A5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1]&amp;[Sheet1.C571]&amp;[Sheet1.D571]&amp;[Sheet1.E571]=&quot;PASSPASSPASSFAIL&quot;; &quot;FAIL&quot;; &quot;&quot;)">
            <text:p/>
          </table:table-cell>
          <table:table-cell table:formula="of:=IF([Sheet1.B571]&amp;[Sheet1.C571]&amp;[Sheet1.F571]&amp;[Sheet1.G5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1] = &quot;PASS&quot;; 1; 0) ; IF ([.J571] = &quot;FAIL&quot;; 1; 0)) ; [.A571] ; &quot;&quot;)">
            <text:p/>
          </table:table-cell>
          <table:table-cell table:formula="of:= IF( AND( IF([.H571] = &quot;FAIL&quot;; 1; 0) ; IF([.I571] = &quot;&quot;;  1 ; 0); IF([.J571] = &quot;FAIL&quot;; 1; 0) ) ; [.A5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2]&amp;[Sheet1.C572]&amp;[Sheet1.D572]&amp;[Sheet1.E572]=&quot;PASSPASSPASSFAIL&quot;; &quot;FAIL&quot;; &quot;&quot;)">
            <text:p/>
          </table:table-cell>
          <table:table-cell table:formula="of:=IF([Sheet1.B572]&amp;[Sheet1.C572]&amp;[Sheet1.F572]&amp;[Sheet1.G5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2] = &quot;PASS&quot;; 1; 0) ; IF ([.J572] = &quot;FAIL&quot;; 1; 0)) ; [.A572] ; &quot;&quot;)">
            <text:p/>
          </table:table-cell>
          <table:table-cell table:formula="of:= IF( AND( IF([.H572] = &quot;FAIL&quot;; 1; 0) ; IF([.I572] = &quot;&quot;;  1 ; 0); IF([.J572] = &quot;FAIL&quot;; 1; 0) ) ; [.A5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73]&amp;[Sheet1.C573]&amp;[Sheet1.D573]&amp;[Sheet1.E573]=&quot;PASSPASSPASSFAIL&quot;; &quot;FAIL&quot;; &quot;&quot;)">
            <text:p/>
          </table:table-cell>
          <table:table-cell table:formula="of:=IF([Sheet1.B573]&amp;[Sheet1.C573]&amp;[Sheet1.F573]&amp;[Sheet1.G57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73] = &quot;PASS&quot;; 1; 0) ; IF ([.J573] = &quot;FAIL&quot;; 1; 0)) ; [.A573] ; &quot;&quot;)">
            <text:p/>
          </table:table-cell>
          <table:table-cell table:formula="of:= IF( AND( IF([.H573] = &quot;FAIL&quot;; 1; 0) ; IF([.I573] = &quot;&quot;;  1 ; 0); IF([.J573] = &quot;FAIL&quot;; 1; 0) ) ; [.A5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4]&amp;[Sheet1.C574]&amp;[Sheet1.D574]&amp;[Sheet1.E574]=&quot;PASSPASSPASSFAIL&quot;; &quot;FAIL&quot;; &quot;&quot;)">
            <text:p/>
          </table:table-cell>
          <table:table-cell table:formula="of:=IF([Sheet1.B574]&amp;[Sheet1.C574]&amp;[Sheet1.F574]&amp;[Sheet1.G5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4] = &quot;PASS&quot;; 1; 0) ; IF ([.J574] = &quot;FAIL&quot;; 1; 0)) ; [.A574] ; &quot;&quot;)">
            <text:p/>
          </table:table-cell>
          <table:table-cell table:formula="of:= IF( AND( IF([.H574] = &quot;FAIL&quot;; 1; 0) ; IF([.I574] = &quot;&quot;;  1 ; 0); IF([.J574] = &quot;FAIL&quot;; 1; 0) ) ; [.A5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5]&amp;[Sheet1.C575]&amp;[Sheet1.D575]&amp;[Sheet1.E575]=&quot;PASSPASSPASSFAIL&quot;; &quot;FAIL&quot;; &quot;&quot;)">
            <text:p/>
          </table:table-cell>
          <table:table-cell table:formula="of:=IF([Sheet1.B575]&amp;[Sheet1.C575]&amp;[Sheet1.F575]&amp;[Sheet1.G5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5] = &quot;PASS&quot;; 1; 0) ; IF ([.J575] = &quot;FAIL&quot;; 1; 0)) ; [.A575] ; &quot;&quot;)">
            <text:p/>
          </table:table-cell>
          <table:table-cell table:formula="of:= IF( AND( IF([.H575] = &quot;FAIL&quot;; 1; 0) ; IF([.I575] = &quot;&quot;;  1 ; 0); IF([.J575] = &quot;FAIL&quot;; 1; 0) ) ; [.A5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6]&amp;[Sheet1.C576]&amp;[Sheet1.D576]&amp;[Sheet1.E576]=&quot;PASSPASSPASSFAIL&quot;; &quot;FAIL&quot;; &quot;&quot;)">
            <text:p/>
          </table:table-cell>
          <table:table-cell table:formula="of:=IF([Sheet1.B576]&amp;[Sheet1.C576]&amp;[Sheet1.F576]&amp;[Sheet1.G5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6] = &quot;PASS&quot;; 1; 0) ; IF ([.J576] = &quot;FAIL&quot;; 1; 0)) ; [.A576] ; &quot;&quot;)">
            <text:p/>
          </table:table-cell>
          <table:table-cell table:formula="of:= IF( AND( IF([.H576] = &quot;FAIL&quot;; 1; 0) ; IF([.I576] = &quot;&quot;;  1 ; 0); IF([.J576] = &quot;FAIL&quot;; 1; 0) ) ; [.A5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7]&amp;[Sheet1.C577]&amp;[Sheet1.D577]&amp;[Sheet1.E577]=&quot;PASSPASSPASSFAIL&quot;; &quot;FAIL&quot;; &quot;&quot;)">
            <text:p/>
          </table:table-cell>
          <table:table-cell table:formula="of:=IF([Sheet1.B577]&amp;[Sheet1.C577]&amp;[Sheet1.F577]&amp;[Sheet1.G5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7] = &quot;PASS&quot;; 1; 0) ; IF ([.J577] = &quot;FAIL&quot;; 1; 0)) ; [.A577] ; &quot;&quot;)">
            <text:p/>
          </table:table-cell>
          <table:table-cell table:formula="of:= IF( AND( IF([.H577] = &quot;FAIL&quot;; 1; 0) ; IF([.I577] = &quot;&quot;;  1 ; 0); IF([.J577] = &quot;FAIL&quot;; 1; 0) ) ; [.A5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8]&amp;[Sheet1.C578]&amp;[Sheet1.D578]&amp;[Sheet1.E578]=&quot;PASSPASSPASSFAIL&quot;; &quot;FAIL&quot;; &quot;&quot;)">
            <text:p/>
          </table:table-cell>
          <table:table-cell table:formula="of:=IF([Sheet1.B578]&amp;[Sheet1.C578]&amp;[Sheet1.F578]&amp;[Sheet1.G5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8] = &quot;PASS&quot;; 1; 0) ; IF ([.J578] = &quot;FAIL&quot;; 1; 0)) ; [.A578] ; &quot;&quot;)">
            <text:p/>
          </table:table-cell>
          <table:table-cell table:formula="of:= IF( AND( IF([.H578] = &quot;FAIL&quot;; 1; 0) ; IF([.I578] = &quot;&quot;;  1 ; 0); IF([.J578] = &quot;FAIL&quot;; 1; 0) ) ; [.A5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9]&amp;[Sheet1.C579]&amp;[Sheet1.D579]&amp;[Sheet1.E579]=&quot;PASSPASSPASSFAIL&quot;; &quot;FAIL&quot;; &quot;&quot;)">
            <text:p/>
          </table:table-cell>
          <table:table-cell table:formula="of:=IF([Sheet1.B579]&amp;[Sheet1.C579]&amp;[Sheet1.F579]&amp;[Sheet1.G5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9] = &quot;PASS&quot;; 1; 0) ; IF ([.J579] = &quot;FAIL&quot;; 1; 0)) ; [.A579] ; &quot;&quot;)">
            <text:p/>
          </table:table-cell>
          <table:table-cell table:formula="of:= IF( AND( IF([.H579] = &quot;FAIL&quot;; 1; 0) ; IF([.I579] = &quot;&quot;;  1 ; 0); IF([.J579] = &quot;FAIL&quot;; 1; 0) ) ; [.A5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0]&amp;[Sheet1.C580]&amp;[Sheet1.D580]&amp;[Sheet1.E580]=&quot;PASSPASSPASSFAIL&quot;; &quot;FAIL&quot;; &quot;&quot;)">
            <text:p/>
          </table:table-cell>
          <table:table-cell table:formula="of:=IF([Sheet1.B580]&amp;[Sheet1.C580]&amp;[Sheet1.F580]&amp;[Sheet1.G5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0] = &quot;PASS&quot;; 1; 0) ; IF ([.J580] = &quot;FAIL&quot;; 1; 0)) ; [.A580] ; &quot;&quot;)">
            <text:p/>
          </table:table-cell>
          <table:table-cell table:formula="of:= IF( AND( IF([.H580] = &quot;FAIL&quot;; 1; 0) ; IF([.I580] = &quot;&quot;;  1 ; 0); IF([.J580] = &quot;FAIL&quot;; 1; 0) ) ; [.A5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1]&amp;[Sheet1.C581]&amp;[Sheet1.D581]&amp;[Sheet1.E581]=&quot;PASSPASSPASSFAIL&quot;; &quot;FAIL&quot;; &quot;&quot;)">
            <text:p/>
          </table:table-cell>
          <table:table-cell table:formula="of:=IF([Sheet1.B581]&amp;[Sheet1.C581]&amp;[Sheet1.F581]&amp;[Sheet1.G5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1] = &quot;PASS&quot;; 1; 0) ; IF ([.J581] = &quot;FAIL&quot;; 1; 0)) ; [.A581] ; &quot;&quot;)">
            <text:p/>
          </table:table-cell>
          <table:table-cell table:formula="of:= IF( AND( IF([.H581] = &quot;FAIL&quot;; 1; 0) ; IF([.I581] = &quot;&quot;;  1 ; 0); IF([.J581] = &quot;FAIL&quot;; 1; 0) ) ; [.A5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2]&amp;[Sheet1.C582]&amp;[Sheet1.D582]&amp;[Sheet1.E582]=&quot;PASSPASSPASSFAIL&quot;; &quot;FAIL&quot;; &quot;&quot;)">
            <text:p/>
          </table:table-cell>
          <table:table-cell table:formula="of:=IF([Sheet1.B582]&amp;[Sheet1.C582]&amp;[Sheet1.F582]&amp;[Sheet1.G5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2] = &quot;PASS&quot;; 1; 0) ; IF ([.J582] = &quot;FAIL&quot;; 1; 0)) ; [.A582] ; &quot;&quot;)">
            <text:p/>
          </table:table-cell>
          <table:table-cell table:formula="of:= IF( AND( IF([.H582] = &quot;FAIL&quot;; 1; 0) ; IF([.I582] = &quot;&quot;;  1 ; 0); IF([.J582] = &quot;FAIL&quot;; 1; 0) ) ; [.A5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4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table:formula="of:=IF([Sheet1.B583]&amp;[Sheet1.C583]&amp;[Sheet1.D583]&amp;[Sheet1.E583]=&quot;PASSPASSPASSFAIL&quot;; &quot;FAIL&quot;; &quot;&quot;)">
            <text:p/>
          </table:table-cell>
          <table:table-cell table:formula="of:=IF([Sheet1.B583]&amp;[Sheet1.C583]&amp;[Sheet1.F583]&amp;[Sheet1.G583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583] = &quot;PASS&quot;; 1; 0) ; IF ([.J583] = &quot;FAIL&quot;; 1; 0)) ; [.A583] ; &quot;&quot;)">
            <text:p/>
          </table:table-cell>
          <table:table-cell table:formula="of:= IF( AND( IF([.H583] = &quot;FAIL&quot;; 1; 0) ; IF([.I583] = &quot;&quot;;  1 ; 0); IF([.J583] = &quot;FAIL&quot;; 1; 0) ) ; [.A5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4]&amp;[Sheet1.C584]&amp;[Sheet1.D584]&amp;[Sheet1.E584]=&quot;PASSPASSPASSFAIL&quot;; &quot;FAIL&quot;; &quot;&quot;)">
            <text:p/>
          </table:table-cell>
          <table:table-cell table:formula="of:=IF([Sheet1.B584]&amp;[Sheet1.C584]&amp;[Sheet1.F584]&amp;[Sheet1.G5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4] = &quot;PASS&quot;; 1; 0) ; IF ([.J584] = &quot;FAIL&quot;; 1; 0)) ; [.A584] ; &quot;&quot;)">
            <text:p/>
          </table:table-cell>
          <table:table-cell table:formula="of:= IF( AND( IF([.H584] = &quot;FAIL&quot;; 1; 0) ; IF([.I584] = &quot;&quot;;  1 ; 0); IF([.J584] = &quot;FAIL&quot;; 1; 0) ) ; [.A5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5]&amp;[Sheet1.C585]&amp;[Sheet1.D585]&amp;[Sheet1.E585]=&quot;PASSPASSPASSFAIL&quot;; &quot;FAIL&quot;; &quot;&quot;)">
            <text:p/>
          </table:table-cell>
          <table:table-cell table:formula="of:=IF([Sheet1.B585]&amp;[Sheet1.C585]&amp;[Sheet1.F585]&amp;[Sheet1.G5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5] = &quot;PASS&quot;; 1; 0) ; IF ([.J585] = &quot;FAIL&quot;; 1; 0)) ; [.A585] ; &quot;&quot;)">
            <text:p/>
          </table:table-cell>
          <table:table-cell table:formula="of:= IF( AND( IF([.H585] = &quot;FAIL&quot;; 1; 0) ; IF([.I585] = &quot;&quot;;  1 ; 0); IF([.J585] = &quot;FAIL&quot;; 1; 0) ) ; [.A5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6]&amp;[Sheet1.C586]&amp;[Sheet1.D586]&amp;[Sheet1.E586]=&quot;PASSPASSPASSFAIL&quot;; &quot;FAIL&quot;; &quot;&quot;)">
            <text:p/>
          </table:table-cell>
          <table:table-cell table:formula="of:=IF([Sheet1.B586]&amp;[Sheet1.C586]&amp;[Sheet1.F586]&amp;[Sheet1.G5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6] = &quot;PASS&quot;; 1; 0) ; IF ([.J586] = &quot;FAIL&quot;; 1; 0)) ; [.A586] ; &quot;&quot;)">
            <text:p/>
          </table:table-cell>
          <table:table-cell table:formula="of:= IF( AND( IF([.H586] = &quot;FAIL&quot;; 1; 0) ; IF([.I586] = &quot;&quot;;  1 ; 0); IF([.J586] = &quot;FAIL&quot;; 1; 0) ) ; [.A5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7]&amp;[Sheet1.C587]&amp;[Sheet1.D587]&amp;[Sheet1.E587]=&quot;PASSPASSPASSFAIL&quot;; &quot;FAIL&quot;; &quot;&quot;)">
            <text:p/>
          </table:table-cell>
          <table:table-cell table:formula="of:=IF([Sheet1.B587]&amp;[Sheet1.C587]&amp;[Sheet1.F587]&amp;[Sheet1.G5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7] = &quot;PASS&quot;; 1; 0) ; IF ([.J587] = &quot;FAIL&quot;; 1; 0)) ; [.A587] ; &quot;&quot;)">
            <text:p/>
          </table:table-cell>
          <table:table-cell table:formula="of:= IF( AND( IF([.H587] = &quot;FAIL&quot;; 1; 0) ; IF([.I587] = &quot;&quot;;  1 ; 0); IF([.J587] = &quot;FAIL&quot;; 1; 0) ) ; [.A5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8]&amp;[Sheet1.C588]&amp;[Sheet1.D588]&amp;[Sheet1.E588]=&quot;PASSPASSPASSFAIL&quot;; &quot;FAIL&quot;; &quot;&quot;)">
            <text:p/>
          </table:table-cell>
          <table:table-cell table:formula="of:=IF([Sheet1.B588]&amp;[Sheet1.C588]&amp;[Sheet1.F588]&amp;[Sheet1.G5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8] = &quot;PASS&quot;; 1; 0) ; IF ([.J588] = &quot;FAIL&quot;; 1; 0)) ; [.A588] ; &quot;&quot;)">
            <text:p/>
          </table:table-cell>
          <table:table-cell table:formula="of:= IF( AND( IF([.H588] = &quot;FAIL&quot;; 1; 0) ; IF([.I588] = &quot;&quot;;  1 ; 0); IF([.J588] = &quot;FAIL&quot;; 1; 0) ) ; [.A5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9]&amp;[Sheet1.C589]&amp;[Sheet1.D589]&amp;[Sheet1.E589]=&quot;PASSPASSPASSFAIL&quot;; &quot;FAIL&quot;; &quot;&quot;)">
            <text:p/>
          </table:table-cell>
          <table:table-cell table:formula="of:=IF([Sheet1.B589]&amp;[Sheet1.C589]&amp;[Sheet1.F589]&amp;[Sheet1.G5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9] = &quot;PASS&quot;; 1; 0) ; IF ([.J589] = &quot;FAIL&quot;; 1; 0)) ; [.A589] ; &quot;&quot;)">
            <text:p/>
          </table:table-cell>
          <table:table-cell table:formula="of:= IF( AND( IF([.H589] = &quot;FAIL&quot;; 1; 0) ; IF([.I589] = &quot;&quot;;  1 ; 0); IF([.J589] = &quot;FAIL&quot;; 1; 0) ) ; [.A5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0]&amp;[Sheet1.C590]&amp;[Sheet1.D590]&amp;[Sheet1.E590]=&quot;PASSPASSPASSFAIL&quot;; &quot;FAIL&quot;; &quot;&quot;)">
            <text:p/>
          </table:table-cell>
          <table:table-cell table:formula="of:=IF([Sheet1.B590]&amp;[Sheet1.C590]&amp;[Sheet1.F590]&amp;[Sheet1.G5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0] = &quot;PASS&quot;; 1; 0) ; IF ([.J590] = &quot;FAIL&quot;; 1; 0)) ; [.A590] ; &quot;&quot;)">
            <text:p/>
          </table:table-cell>
          <table:table-cell table:formula="of:= IF( AND( IF([.H590] = &quot;FAIL&quot;; 1; 0) ; IF([.I590] = &quot;&quot;;  1 ; 0); IF([.J590] = &quot;FAIL&quot;; 1; 0) ) ; [.A5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1]&amp;[Sheet1.C591]&amp;[Sheet1.D591]&amp;[Sheet1.E591]=&quot;PASSPASSPASSFAIL&quot;; &quot;FAIL&quot;; &quot;&quot;)">
            <text:p/>
          </table:table-cell>
          <table:table-cell table:formula="of:=IF([Sheet1.B591]&amp;[Sheet1.C591]&amp;[Sheet1.F591]&amp;[Sheet1.G5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1] = &quot;PASS&quot;; 1; 0) ; IF ([.J591] = &quot;FAIL&quot;; 1; 0)) ; [.A591] ; &quot;&quot;)">
            <text:p/>
          </table:table-cell>
          <table:table-cell table:formula="of:= IF( AND( IF([.H591] = &quot;FAIL&quot;; 1; 0) ; IF([.I591] = &quot;&quot;;  1 ; 0); IF([.J591] = &quot;FAIL&quot;; 1; 0) ) ; [.A5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2]&amp;[Sheet1.C592]&amp;[Sheet1.D592]&amp;[Sheet1.E592]=&quot;PASSPASSPASSFAIL&quot;; &quot;FAIL&quot;; &quot;&quot;)">
            <text:p/>
          </table:table-cell>
          <table:table-cell table:formula="of:=IF([Sheet1.B592]&amp;[Sheet1.C592]&amp;[Sheet1.F592]&amp;[Sheet1.G5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2] = &quot;PASS&quot;; 1; 0) ; IF ([.J592] = &quot;FAIL&quot;; 1; 0)) ; [.A592] ; &quot;&quot;)">
            <text:p/>
          </table:table-cell>
          <table:table-cell table:formula="of:= IF( AND( IF([.H592] = &quot;FAIL&quot;; 1; 0) ; IF([.I592] = &quot;&quot;;  1 ; 0); IF([.J592] = &quot;FAIL&quot;; 1; 0) ) ; [.A5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3]&amp;[Sheet1.C593]&amp;[Sheet1.D593]&amp;[Sheet1.E593]=&quot;PASSPASSPASSFAIL&quot;; &quot;FAIL&quot;; &quot;&quot;)">
            <text:p/>
          </table:table-cell>
          <table:table-cell table:formula="of:=IF([Sheet1.B593]&amp;[Sheet1.C593]&amp;[Sheet1.F593]&amp;[Sheet1.G5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3] = &quot;PASS&quot;; 1; 0) ; IF ([.J593] = &quot;FAIL&quot;; 1; 0)) ; [.A593] ; &quot;&quot;)">
            <text:p/>
          </table:table-cell>
          <table:table-cell table:formula="of:= IF( AND( IF([.H593] = &quot;FAIL&quot;; 1; 0) ; IF([.I593] = &quot;&quot;;  1 ; 0); IF([.J593] = &quot;FAIL&quot;; 1; 0) ) ; [.A5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4]&amp;[Sheet1.C594]&amp;[Sheet1.D594]&amp;[Sheet1.E594]=&quot;PASSPASSPASSFAIL&quot;; &quot;FAIL&quot;; &quot;&quot;)">
            <text:p/>
          </table:table-cell>
          <table:table-cell table:formula="of:=IF([Sheet1.B594]&amp;[Sheet1.C594]&amp;[Sheet1.F594]&amp;[Sheet1.G5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4] = &quot;PASS&quot;; 1; 0) ; IF ([.J594] = &quot;FAIL&quot;; 1; 0)) ; [.A594] ; &quot;&quot;)">
            <text:p/>
          </table:table-cell>
          <table:table-cell table:formula="of:= IF( AND( IF([.H594] = &quot;FAIL&quot;; 1; 0) ; IF([.I594] = &quot;&quot;;  1 ; 0); IF([.J594] = &quot;FAIL&quot;; 1; 0) ) ; [.A5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8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595]&amp;[Sheet1.C595]&amp;[Sheet1.D595]&amp;[Sheet1.E595]=&quot;PASSPASSPASSFAIL&quot;; &quot;FAIL&quot;; &quot;&quot;)">
            <text:p/>
          </table:table-cell>
          <table:table-cell table:formula="of:=IF([Sheet1.B595]&amp;[Sheet1.C595]&amp;[Sheet1.F595]&amp;[Sheet1.G5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5] = &quot;PASS&quot;; 1; 0) ; IF ([.J595] = &quot;FAIL&quot;; 1; 0)) ; [.A595] ; &quot;&quot;)">
            <text:p/>
          </table:table-cell>
          <table:table-cell table:formula="of:= IF( AND( IF([.H595] = &quot;FAIL&quot;; 1; 0) ; IF([.I595] = &quot;&quot;;  1 ; 0); IF([.J595] = &quot;FAIL&quot;; 1; 0) ) ; [.A5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6]&amp;[Sheet1.C596]&amp;[Sheet1.D596]&amp;[Sheet1.E596]=&quot;PASSPASSPASSFAIL&quot;; &quot;FAIL&quot;; &quot;&quot;)">
            <text:p/>
          </table:table-cell>
          <table:table-cell table:formula="of:=IF([Sheet1.B596]&amp;[Sheet1.C596]&amp;[Sheet1.F596]&amp;[Sheet1.G5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6] = &quot;PASS&quot;; 1; 0) ; IF ([.J596] = &quot;FAIL&quot;; 1; 0)) ; [.A596] ; &quot;&quot;)">
            <text:p/>
          </table:table-cell>
          <table:table-cell table:formula="of:= IF( AND( IF([.H596] = &quot;FAIL&quot;; 1; 0) ; IF([.I596] = &quot;&quot;;  1 ; 0); IF([.J596] = &quot;FAIL&quot;; 1; 0) ) ; [.A5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7]&amp;[Sheet1.C597]&amp;[Sheet1.D597]&amp;[Sheet1.E597]=&quot;PASSPASSPASSFAIL&quot;; &quot;FAIL&quot;; &quot;&quot;)">
            <text:p/>
          </table:table-cell>
          <table:table-cell table:formula="of:=IF([Sheet1.B597]&amp;[Sheet1.C597]&amp;[Sheet1.F597]&amp;[Sheet1.G5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7] = &quot;PASS&quot;; 1; 0) ; IF ([.J597] = &quot;FAIL&quot;; 1; 0)) ; [.A597] ; &quot;&quot;)">
            <text:p/>
          </table:table-cell>
          <table:table-cell table:formula="of:= IF( AND( IF([.H597] = &quot;FAIL&quot;; 1; 0) ; IF([.I597] = &quot;&quot;;  1 ; 0); IF([.J597] = &quot;FAIL&quot;; 1; 0) ) ; [.A5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8]&amp;[Sheet1.C598]&amp;[Sheet1.D598]&amp;[Sheet1.E598]=&quot;PASSPASSPASSFAIL&quot;; &quot;FAIL&quot;; &quot;&quot;)">
            <text:p/>
          </table:table-cell>
          <table:table-cell table:formula="of:=IF([Sheet1.B598]&amp;[Sheet1.C598]&amp;[Sheet1.F598]&amp;[Sheet1.G5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8] = &quot;PASS&quot;; 1; 0) ; IF ([.J598] = &quot;FAIL&quot;; 1; 0)) ; [.A598] ; &quot;&quot;)">
            <text:p/>
          </table:table-cell>
          <table:table-cell table:formula="of:= IF( AND( IF([.H598] = &quot;FAIL&quot;; 1; 0) ; IF([.I598] = &quot;&quot;;  1 ; 0); IF([.J598] = &quot;FAIL&quot;; 1; 0) ) ; [.A5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9]&amp;[Sheet1.C599]&amp;[Sheet1.D599]&amp;[Sheet1.E599]=&quot;PASSPASSPASSFAIL&quot;; &quot;FAIL&quot;; &quot;&quot;)">
            <text:p/>
          </table:table-cell>
          <table:table-cell table:formula="of:=IF([Sheet1.B599]&amp;[Sheet1.C599]&amp;[Sheet1.F599]&amp;[Sheet1.G5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9] = &quot;PASS&quot;; 1; 0) ; IF ([.J599] = &quot;FAIL&quot;; 1; 0)) ; [.A599] ; &quot;&quot;)">
            <text:p/>
          </table:table-cell>
          <table:table-cell table:formula="of:= IF( AND( IF([.H599] = &quot;FAIL&quot;; 1; 0) ; IF([.I599] = &quot;&quot;;  1 ; 0); IF([.J599] = &quot;FAIL&quot;; 1; 0) ) ; [.A5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0]&amp;[Sheet1.C600]&amp;[Sheet1.D600]&amp;[Sheet1.E600]=&quot;PASSPASSPASSFAIL&quot;; &quot;FAIL&quot;; &quot;&quot;)">
            <text:p/>
          </table:table-cell>
          <table:table-cell table:formula="of:=IF([Sheet1.B600]&amp;[Sheet1.C600]&amp;[Sheet1.F600]&amp;[Sheet1.G6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0] = &quot;PASS&quot;; 1; 0) ; IF ([.J600] = &quot;FAIL&quot;; 1; 0)) ; [.A600] ; &quot;&quot;)">
            <text:p/>
          </table:table-cell>
          <table:table-cell table:formula="of:= IF( AND( IF([.H600] = &quot;FAIL&quot;; 1; 0) ; IF([.I600] = &quot;&quot;;  1 ; 0); IF([.J600] = &quot;FAIL&quot;; 1; 0) ) ; [.A6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1]&amp;[Sheet1.C601]&amp;[Sheet1.D601]&amp;[Sheet1.E601]=&quot;PASSPASSPASSFAIL&quot;; &quot;FAIL&quot;; &quot;&quot;)">
            <text:p/>
          </table:table-cell>
          <table:table-cell table:formula="of:=IF([Sheet1.B601]&amp;[Sheet1.C601]&amp;[Sheet1.F601]&amp;[Sheet1.G6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1] = &quot;PASS&quot;; 1; 0) ; IF ([.J601] = &quot;FAIL&quot;; 1; 0)) ; [.A601] ; &quot;&quot;)">
            <text:p/>
          </table:table-cell>
          <table:table-cell table:formula="of:= IF( AND( IF([.H601] = &quot;FAIL&quot;; 1; 0) ; IF([.I601] = &quot;&quot;;  1 ; 0); IF([.J601] = &quot;FAIL&quot;; 1; 0) ) ; [.A6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2]&amp;[Sheet1.C602]&amp;[Sheet1.D602]&amp;[Sheet1.E602]=&quot;PASSPASSPASSFAIL&quot;; &quot;FAIL&quot;; &quot;&quot;)">
            <text:p/>
          </table:table-cell>
          <table:table-cell table:formula="of:=IF([Sheet1.B602]&amp;[Sheet1.C602]&amp;[Sheet1.F602]&amp;[Sheet1.G6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2] = &quot;PASS&quot;; 1; 0) ; IF ([.J602] = &quot;FAIL&quot;; 1; 0)) ; [.A602] ; &quot;&quot;)">
            <text:p/>
          </table:table-cell>
          <table:table-cell table:formula="of:= IF( AND( IF([.H602] = &quot;FAIL&quot;; 1; 0) ; IF([.I602] = &quot;&quot;;  1 ; 0); IF([.J602] = &quot;FAIL&quot;; 1; 0) ) ; [.A6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4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03]&amp;[Sheet1.C603]&amp;[Sheet1.D603]&amp;[Sheet1.E603]=&quot;PASSPASSPASSFAIL&quot;; &quot;FAIL&quot;; &quot;&quot;)">
            <text:p/>
          </table:table-cell>
          <table:table-cell table:formula="of:=IF([Sheet1.B603]&amp;[Sheet1.C603]&amp;[Sheet1.F603]&amp;[Sheet1.G60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03] = &quot;PASS&quot;; 1; 0) ; IF ([.J603] = &quot;FAIL&quot;; 1; 0)) ; [.A603] ; &quot;&quot;)">
            <text:p/>
          </table:table-cell>
          <table:table-cell table:formula="of:= IF( AND( IF([.H603] = &quot;FAIL&quot;; 1; 0) ; IF([.I603] = &quot;&quot;;  1 ; 0); IF([.J603] = &quot;FAIL&quot;; 1; 0) ) ; [.A6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4]&amp;[Sheet1.C604]&amp;[Sheet1.D604]&amp;[Sheet1.E604]=&quot;PASSPASSPASSFAIL&quot;; &quot;FAIL&quot;; &quot;&quot;)">
            <text:p/>
          </table:table-cell>
          <table:table-cell table:formula="of:=IF([Sheet1.B604]&amp;[Sheet1.C604]&amp;[Sheet1.F604]&amp;[Sheet1.G6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4] = &quot;PASS&quot;; 1; 0) ; IF ([.J604] = &quot;FAIL&quot;; 1; 0)) ; [.A604] ; &quot;&quot;)">
            <text:p/>
          </table:table-cell>
          <table:table-cell table:formula="of:= IF( AND( IF([.H604] = &quot;FAIL&quot;; 1; 0) ; IF([.I604] = &quot;&quot;;  1 ; 0); IF([.J604] = &quot;FAIL&quot;; 1; 0) ) ; [.A6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5]&amp;[Sheet1.C605]&amp;[Sheet1.D605]&amp;[Sheet1.E605]=&quot;PASSPASSPASSFAIL&quot;; &quot;FAIL&quot;; &quot;&quot;)">
            <text:p/>
          </table:table-cell>
          <table:table-cell table:formula="of:=IF([Sheet1.B605]&amp;[Sheet1.C605]&amp;[Sheet1.F605]&amp;[Sheet1.G6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5] = &quot;PASS&quot;; 1; 0) ; IF ([.J605] = &quot;FAIL&quot;; 1; 0)) ; [.A605] ; &quot;&quot;)">
            <text:p/>
          </table:table-cell>
          <table:table-cell table:formula="of:= IF( AND( IF([.H605] = &quot;FAIL&quot;; 1; 0) ; IF([.I605] = &quot;&quot;;  1 ; 0); IF([.J605] = &quot;FAIL&quot;; 1; 0) ) ; [.A6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lock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6]&amp;[Sheet1.C606]&amp;[Sheet1.D606]&amp;[Sheet1.E606]=&quot;PASSPASSPASSFAIL&quot;; &quot;FAIL&quot;; &quot;&quot;)">
            <text:p/>
          </table:table-cell>
          <table:table-cell table:formula="of:=IF([Sheet1.B606]&amp;[Sheet1.C606]&amp;[Sheet1.F606]&amp;[Sheet1.G6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6] = &quot;PASS&quot;; 1; 0) ; IF ([.J606] = &quot;FAIL&quot;; 1; 0)) ; [.A606] ; &quot;&quot;)">
            <text:p/>
          </table:table-cell>
          <table:table-cell table:formula="of:= IF( AND( IF([.H606] = &quot;FAIL&quot;; 1; 0) ; IF([.I606] = &quot;&quot;;  1 ; 0); IF([.J606] = &quot;FAIL&quot;; 1; 0) ) ; [.A6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7]&amp;[Sheet1.C607]&amp;[Sheet1.D607]&amp;[Sheet1.E607]=&quot;PASSPASSPASSFAIL&quot;; &quot;FAIL&quot;; &quot;&quot;)">
            <text:p/>
          </table:table-cell>
          <table:table-cell table:formula="of:=IF([Sheet1.B607]&amp;[Sheet1.C607]&amp;[Sheet1.F607]&amp;[Sheet1.G6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7] = &quot;PASS&quot;; 1; 0) ; IF ([.J607] = &quot;FAIL&quot;; 1; 0)) ; [.A607] ; &quot;&quot;)">
            <text:p/>
          </table:table-cell>
          <table:table-cell table:formula="of:= IF( AND( IF([.H607] = &quot;FAIL&quot;; 1; 0) ; IF([.I607] = &quot;&quot;;  1 ; 0); IF([.J607] = &quot;FAIL&quot;; 1; 0) ) ; [.A6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8]&amp;[Sheet1.C608]&amp;[Sheet1.D608]&amp;[Sheet1.E608]=&quot;PASSPASSPASSFAIL&quot;; &quot;FAIL&quot;; &quot;&quot;)">
            <text:p/>
          </table:table-cell>
          <table:table-cell table:formula="of:=IF([Sheet1.B608]&amp;[Sheet1.C608]&amp;[Sheet1.F608]&amp;[Sheet1.G6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8] = &quot;PASS&quot;; 1; 0) ; IF ([.J608] = &quot;FAIL&quot;; 1; 0)) ; [.A608] ; &quot;&quot;)">
            <text:p/>
          </table:table-cell>
          <table:table-cell table:formula="of:= IF( AND( IF([.H608] = &quot;FAIL&quot;; 1; 0) ; IF([.I608] = &quot;&quot;;  1 ; 0); IF([.J608] = &quot;FAIL&quot;; 1; 0) ) ; [.A6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ma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9]&amp;[Sheet1.C609]&amp;[Sheet1.D609]&amp;[Sheet1.E609]=&quot;PASSPASSPASSFAIL&quot;; &quot;FAIL&quot;; &quot;&quot;)">
            <text:p/>
          </table:table-cell>
          <table:table-cell table:formula="of:=IF([Sheet1.B609]&amp;[Sheet1.C609]&amp;[Sheet1.F609]&amp;[Sheet1.G6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9] = &quot;PASS&quot;; 1; 0) ; IF ([.J609] = &quot;FAIL&quot;; 1; 0)) ; [.A609] ; &quot;&quot;)">
            <text:p/>
          </table:table-cell>
          <table:table-cell table:formula="of:= IF( AND( IF([.H609] = &quot;FAIL&quot;; 1; 0) ; IF([.I609] = &quot;&quot;;  1 ; 0); IF([.J609] = &quot;FAIL&quot;; 1; 0) ) ; [.A6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610]&amp;[Sheet1.C610]&amp;[Sheet1.D610]&amp;[Sheet1.E610]=&quot;PASSPASSPASSFAIL&quot;; &quot;FAIL&quot;; &quot;&quot;)">
            <text:p/>
          </table:table-cell>
          <table:table-cell table:formula="of:=IF([Sheet1.B610]&amp;[Sheet1.C610]&amp;[Sheet1.F610]&amp;[Sheet1.G6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0] = &quot;PASS&quot;; 1; 0) ; IF ([.J610] = &quot;FAIL&quot;; 1; 0)) ; [.A610] ; &quot;&quot;)">
            <text:p/>
          </table:table-cell>
          <table:table-cell table:formula="of:= IF( AND( IF([.H610] = &quot;FAIL&quot;; 1; 0) ; IF([.I610] = &quot;&quot;;  1 ; 0); IF([.J610] = &quot;FAIL&quot;; 1; 0) ) ; [.A6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1]&amp;[Sheet1.C611]&amp;[Sheet1.D611]&amp;[Sheet1.E611]=&quot;PASSPASSPASSFAIL&quot;; &quot;FAIL&quot;; &quot;&quot;)">
            <text:p/>
          </table:table-cell>
          <table:table-cell table:formula="of:=IF([Sheet1.B611]&amp;[Sheet1.C611]&amp;[Sheet1.F611]&amp;[Sheet1.G6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1] = &quot;PASS&quot;; 1; 0) ; IF ([.J611] = &quot;FAIL&quot;; 1; 0)) ; [.A611] ; &quot;&quot;)">
            <text:p/>
          </table:table-cell>
          <table:table-cell table:formula="of:= IF( AND( IF([.H611] = &quot;FAIL&quot;; 1; 0) ; IF([.I611] = &quot;&quot;;  1 ; 0); IF([.J611] = &quot;FAIL&quot;; 1; 0) ) ; [.A6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2]&amp;[Sheet1.C612]&amp;[Sheet1.D612]&amp;[Sheet1.E612]=&quot;PASSPASSPASSFAIL&quot;; &quot;FAIL&quot;; &quot;&quot;)">
            <text:p/>
          </table:table-cell>
          <table:table-cell table:formula="of:=IF([Sheet1.B612]&amp;[Sheet1.C612]&amp;[Sheet1.F612]&amp;[Sheet1.G6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2] = &quot;PASS&quot;; 1; 0) ; IF ([.J612] = &quot;FAIL&quot;; 1; 0)) ; [.A612] ; &quot;&quot;)">
            <text:p/>
          </table:table-cell>
          <table:table-cell table:formula="of:= IF( AND( IF([.H612] = &quot;FAIL&quot;; 1; 0) ; IF([.I612] = &quot;&quot;;  1 ; 0); IF([.J612] = &quot;FAIL&quot;; 1; 0) ) ; [.A6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3]&amp;[Sheet1.C613]&amp;[Sheet1.D613]&amp;[Sheet1.E613]=&quot;PASSPASSPASSFAIL&quot;; &quot;FAIL&quot;; &quot;&quot;)">
            <text:p/>
          </table:table-cell>
          <table:table-cell table:formula="of:=IF([Sheet1.B613]&amp;[Sheet1.C613]&amp;[Sheet1.F613]&amp;[Sheet1.G6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3] = &quot;PASS&quot;; 1; 0) ; IF ([.J613] = &quot;FAIL&quot;; 1; 0)) ; [.A613] ; &quot;&quot;)">
            <text:p/>
          </table:table-cell>
          <table:table-cell table:formula="of:= IF( AND( IF([.H613] = &quot;FAIL&quot;; 1; 0) ; IF([.I613] = &quot;&quot;;  1 ; 0); IF([.J613] = &quot;FAIL&quot;; 1; 0) ) ; [.A6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ftw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4]&amp;[Sheet1.C614]&amp;[Sheet1.D614]&amp;[Sheet1.E614]=&quot;PASSPASSPASSFAIL&quot;; &quot;FAIL&quot;; &quot;&quot;)">
            <text:p/>
          </table:table-cell>
          <table:table-cell table:formula="of:=IF([Sheet1.B614]&amp;[Sheet1.C614]&amp;[Sheet1.F614]&amp;[Sheet1.G6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4] = &quot;PASS&quot;; 1; 0) ; IF ([.J614] = &quot;FAIL&quot;; 1; 0)) ; [.A614] ; &quot;&quot;)">
            <text:p/>
          </table:table-cell>
          <table:table-cell table:formula="of:= IF( AND( IF([.H614] = &quot;FAIL&quot;; 1; 0) ; IF([.I614] = &quot;&quot;;  1 ; 0); IF([.J614] = &quot;FAIL&quot;; 1; 0) ) ; [.A6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ftw64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5]&amp;[Sheet1.C615]&amp;[Sheet1.D615]&amp;[Sheet1.E615]=&quot;PASSPASSPASSFAIL&quot;; &quot;FAIL&quot;; &quot;&quot;)">
            <text:p/>
          </table:table-cell>
          <table:table-cell table:formula="of:=IF([Sheet1.B615]&amp;[Sheet1.C615]&amp;[Sheet1.F615]&amp;[Sheet1.G6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5] = &quot;PASS&quot;; 1; 0) ; IF ([.J615] = &quot;FAIL&quot;; 1; 0)) ; [.A615] ; &quot;&quot;)">
            <text:p/>
          </table:table-cell>
          <table:table-cell table:formula="of:= IF( AND( IF([.H615] = &quot;FAIL&quot;; 1; 0) ; IF([.I615] = &quot;&quot;;  1 ; 0); IF([.J615] = &quot;FAIL&quot;; 1; 0) ) ; [.A6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6]&amp;[Sheet1.C616]&amp;[Sheet1.D616]&amp;[Sheet1.E616]=&quot;PASSPASSPASSFAIL&quot;; &quot;FAIL&quot;; &quot;&quot;)">
            <text:p/>
          </table:table-cell>
          <table:table-cell table:formula="of:=IF([Sheet1.B616]&amp;[Sheet1.C616]&amp;[Sheet1.F616]&amp;[Sheet1.G6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6] = &quot;PASS&quot;; 1; 0) ; IF ([.J616] = &quot;FAIL&quot;; 1; 0)) ; [.A616] ; &quot;&quot;)">
            <text:p/>
          </table:table-cell>
          <table:table-cell table:formula="of:= IF( AND( IF([.H616] = &quot;FAIL&quot;; 1; 0) ; IF([.I616] = &quot;&quot;;  1 ; 0); IF([.J616] = &quot;FAIL&quot;; 1; 0) ) ; [.A6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7]&amp;[Sheet1.C617]&amp;[Sheet1.D617]&amp;[Sheet1.E617]=&quot;PASSPASSPASSFAIL&quot;; &quot;FAIL&quot;; &quot;&quot;)">
            <text:p/>
          </table:table-cell>
          <table:table-cell table:formula="of:=IF([Sheet1.B617]&amp;[Sheet1.C617]&amp;[Sheet1.F617]&amp;[Sheet1.G6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7] = &quot;PASS&quot;; 1; 0) ; IF ([.J617] = &quot;FAIL&quot;; 1; 0)) ; [.A617] ; &quot;&quot;)">
            <text:p/>
          </table:table-cell>
          <table:table-cell table:formula="of:= IF( AND( IF([.H617] = &quot;FAIL&quot;; 1; 0) ; IF([.I617] = &quot;&quot;;  1 ; 0); IF([.J617] = &quot;FAIL&quot;; 1; 0) ) ; [.A6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8]&amp;[Sheet1.C618]&amp;[Sheet1.D618]&amp;[Sheet1.E618]=&quot;PASSPASSPASSFAIL&quot;; &quot;FAIL&quot;; &quot;&quot;)">
            <text:p/>
          </table:table-cell>
          <table:table-cell table:formula="of:=IF([Sheet1.B618]&amp;[Sheet1.C618]&amp;[Sheet1.F618]&amp;[Sheet1.G6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8] = &quot;PASS&quot;; 1; 0) ; IF ([.J618] = &quot;FAIL&quot;; 1; 0)) ; [.A618] ; &quot;&quot;)">
            <text:p/>
          </table:table-cell>
          <table:table-cell table:formula="of:= IF( AND( IF([.H618] = &quot;FAIL&quot;; 1; 0) ; IF([.I618] = &quot;&quot;;  1 ; 0); IF([.J618] = &quot;FAIL&quot;; 1; 0) ) ; [.A6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9]&amp;[Sheet1.C619]&amp;[Sheet1.D619]&amp;[Sheet1.E619]=&quot;PASSPASSPASSFAIL&quot;; &quot;FAIL&quot;; &quot;&quot;)">
            <text:p/>
          </table:table-cell>
          <table:table-cell table:formula="of:=IF([Sheet1.B619]&amp;[Sheet1.C619]&amp;[Sheet1.F619]&amp;[Sheet1.G6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9] = &quot;PASS&quot;; 1; 0) ; IF ([.J619] = &quot;FAIL&quot;; 1; 0)) ; [.A619] ; &quot;&quot;)">
            <text:p/>
          </table:table-cell>
          <table:table-cell table:formula="of:= IF( AND( IF([.H619] = &quot;FAIL&quot;; 1; 0) ; IF([.I619] = &quot;&quot;;  1 ; 0); IF([.J619] = &quot;FAIL&quot;; 1; 0) ) ; [.A6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0]&amp;[Sheet1.C620]&amp;[Sheet1.D620]&amp;[Sheet1.E620]=&quot;PASSPASSPASSFAIL&quot;; &quot;FAIL&quot;; &quot;&quot;)">
            <text:p/>
          </table:table-cell>
          <table:table-cell table:formula="of:=IF([Sheet1.B620]&amp;[Sheet1.C620]&amp;[Sheet1.F620]&amp;[Sheet1.G6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0] = &quot;PASS&quot;; 1; 0) ; IF ([.J620] = &quot;FAIL&quot;; 1; 0)) ; [.A620] ; &quot;&quot;)">
            <text:p/>
          </table:table-cell>
          <table:table-cell table:formula="of:= IF( AND( IF([.H620] = &quot;FAIL&quot;; 1; 0) ; IF([.I620] = &quot;&quot;;  1 ; 0); IF([.J620] = &quot;FAIL&quot;; 1; 0) ) ; [.A6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1]&amp;[Sheet1.C621]&amp;[Sheet1.D621]&amp;[Sheet1.E621]=&quot;PASSPASSPASSFAIL&quot;; &quot;FAIL&quot;; &quot;&quot;)">
            <text:p/>
          </table:table-cell>
          <table:table-cell table:formula="of:=IF([Sheet1.B621]&amp;[Sheet1.C621]&amp;[Sheet1.F621]&amp;[Sheet1.G6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1] = &quot;PASS&quot;; 1; 0) ; IF ([.J621] = &quot;FAIL&quot;; 1; 0)) ; [.A621] ; &quot;&quot;)">
            <text:p/>
          </table:table-cell>
          <table:table-cell table:formula="of:= IF( AND( IF([.H621] = &quot;FAIL&quot;; 1; 0) ; IF([.I621] = &quot;&quot;;  1 ; 0); IF([.J621] = &quot;FAIL&quot;; 1; 0) ) ; [.A6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2]&amp;[Sheet1.C622]&amp;[Sheet1.D622]&amp;[Sheet1.E622]=&quot;PASSPASSPASSFAIL&quot;; &quot;FAIL&quot;; &quot;&quot;)">
            <text:p/>
          </table:table-cell>
          <table:table-cell table:formula="of:=IF([Sheet1.B622]&amp;[Sheet1.C622]&amp;[Sheet1.F622]&amp;[Sheet1.G6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2] = &quot;PASS&quot;; 1; 0) ; IF ([.J622] = &quot;FAIL&quot;; 1; 0)) ; [.A622] ; &quot;&quot;)">
            <text:p/>
          </table:table-cell>
          <table:table-cell table:formula="of:= IF( AND( IF([.H622] = &quot;FAIL&quot;; 1; 0) ; IF([.I622] = &quot;&quot;;  1 ; 0); IF([.J622] = &quot;FAIL&quot;; 1; 0) ) ; [.A6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3]&amp;[Sheet1.C623]&amp;[Sheet1.D623]&amp;[Sheet1.E623]=&quot;PASSPASSPASSFAIL&quot;; &quot;FAIL&quot;; &quot;&quot;)">
            <text:p/>
          </table:table-cell>
          <table:table-cell table:formula="of:=IF([Sheet1.B623]&amp;[Sheet1.C623]&amp;[Sheet1.F623]&amp;[Sheet1.G6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3] = &quot;PASS&quot;; 1; 0) ; IF ([.J623] = &quot;FAIL&quot;; 1; 0)) ; [.A623] ; &quot;&quot;)">
            <text:p/>
          </table:table-cell>
          <table:table-cell table:formula="of:= IF( AND( IF([.H623] = &quot;FAIL&quot;; 1; 0) ; IF([.I623] = &quot;&quot;;  1 ; 0); IF([.J623] = &quot;FAIL&quot;; 1; 0) ) ; [.A6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24]&amp;[Sheet1.C624]&amp;[Sheet1.D624]&amp;[Sheet1.E624]=&quot;PASSPASSPASSFAIL&quot;; &quot;FAIL&quot;; &quot;&quot;)">
            <text:p/>
          </table:table-cell>
          <table:table-cell table:formula="of:=IF([Sheet1.B624]&amp;[Sheet1.C624]&amp;[Sheet1.F624]&amp;[Sheet1.G6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4] = &quot;PASS&quot;; 1; 0) ; IF ([.J624] = &quot;FAIL&quot;; 1; 0)) ; [.A624] ; &quot;&quot;)">
            <text:p/>
          </table:table-cell>
          <table:table-cell table:formula="of:= IF( AND( IF([.H624] = &quot;FAIL&quot;; 1; 0) ; IF([.I624] = &quot;&quot;;  1 ; 0); IF([.J624] = &quot;FAIL&quot;; 1; 0) ) ; [.A6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5]&amp;[Sheet1.C625]&amp;[Sheet1.D625]&amp;[Sheet1.E625]=&quot;PASSPASSPASSFAIL&quot;; &quot;FAIL&quot;; &quot;&quot;)">
            <text:p/>
          </table:table-cell>
          <table:table-cell table:formula="of:=IF([Sheet1.B625]&amp;[Sheet1.C625]&amp;[Sheet1.F625]&amp;[Sheet1.G6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5] = &quot;PASS&quot;; 1; 0) ; IF ([.J625] = &quot;FAIL&quot;; 1; 0)) ; [.A625] ; &quot;&quot;)">
            <text:p/>
          </table:table-cell>
          <table:table-cell table:formula="of:= IF( AND( IF([.H625] = &quot;FAIL&quot;; 1; 0) ; IF([.I625] = &quot;&quot;;  1 ; 0); IF([.J625] = &quot;FAIL&quot;; 1; 0) ) ; [.A6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6]&amp;[Sheet1.C626]&amp;[Sheet1.D626]&amp;[Sheet1.E626]=&quot;PASSPASSPASSFAIL&quot;; &quot;FAIL&quot;; &quot;&quot;)">
            <text:p/>
          </table:table-cell>
          <table:table-cell table:formula="of:=IF([Sheet1.B626]&amp;[Sheet1.C626]&amp;[Sheet1.F626]&amp;[Sheet1.G6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6] = &quot;PASS&quot;; 1; 0) ; IF ([.J626] = &quot;FAIL&quot;; 1; 0)) ; [.A626] ; &quot;&quot;)">
            <text:p/>
          </table:table-cell>
          <table:table-cell table:formula="of:= IF( AND( IF([.H626] = &quot;FAIL&quot;; 1; 0) ; IF([.I626] = &quot;&quot;;  1 ; 0); IF([.J626] = &quot;FAIL&quot;; 1; 0) ) ; [.A6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7]&amp;[Sheet1.C627]&amp;[Sheet1.D627]&amp;[Sheet1.E627]=&quot;PASSPASSPASSFAIL&quot;; &quot;FAIL&quot;; &quot;&quot;)">
            <text:p/>
          </table:table-cell>
          <table:table-cell table:formula="of:=IF([Sheet1.B627]&amp;[Sheet1.C627]&amp;[Sheet1.F627]&amp;[Sheet1.G6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7] = &quot;PASS&quot;; 1; 0) ; IF ([.J627] = &quot;FAIL&quot;; 1; 0)) ; [.A627] ; &quot;&quot;)">
            <text:p/>
          </table:table-cell>
          <table:table-cell table:formula="of:= IF( AND( IF([.H627] = &quot;FAIL&quot;; 1; 0) ; IF([.I627] = &quot;&quot;;  1 ; 0); IF([.J627] = &quot;FAIL&quot;; 1; 0) ) ; [.A6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8]&amp;[Sheet1.C628]&amp;[Sheet1.D628]&amp;[Sheet1.E628]=&quot;PASSPASSPASSFAIL&quot;; &quot;FAIL&quot;; &quot;&quot;)">
            <text:p/>
          </table:table-cell>
          <table:table-cell table:formula="of:=IF([Sheet1.B628]&amp;[Sheet1.C628]&amp;[Sheet1.F628]&amp;[Sheet1.G6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8] = &quot;PASS&quot;; 1; 0) ; IF ([.J628] = &quot;FAIL&quot;; 1; 0)) ; [.A628] ; &quot;&quot;)">
            <text:p/>
          </table:table-cell>
          <table:table-cell table:formula="of:= IF( AND( IF([.H628] = &quot;FAIL&quot;; 1; 0) ; IF([.I628] = &quot;&quot;;  1 ; 0); IF([.J628] = &quot;FAIL&quot;; 1; 0) ) ; [.A6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9]&amp;[Sheet1.C629]&amp;[Sheet1.D629]&amp;[Sheet1.E629]=&quot;PASSPASSPASSFAIL&quot;; &quot;FAIL&quot;; &quot;&quot;)">
            <text:p/>
          </table:table-cell>
          <table:table-cell table:formula="of:=IF([Sheet1.B629]&amp;[Sheet1.C629]&amp;[Sheet1.F629]&amp;[Sheet1.G6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9] = &quot;PASS&quot;; 1; 0) ; IF ([.J629] = &quot;FAIL&quot;; 1; 0)) ; [.A629] ; &quot;&quot;)">
            <text:p/>
          </table:table-cell>
          <table:table-cell table:formula="of:= IF( AND( IF([.H629] = &quot;FAIL&quot;; 1; 0) ; IF([.I629] = &quot;&quot;;  1 ; 0); IF([.J629] = &quot;FAIL&quot;; 1; 0) ) ; [.A6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0]&amp;[Sheet1.C630]&amp;[Sheet1.D630]&amp;[Sheet1.E630]=&quot;PASSPASSPASSFAIL&quot;; &quot;FAIL&quot;; &quot;&quot;)">
            <text:p/>
          </table:table-cell>
          <table:table-cell table:formula="of:=IF([Sheet1.B630]&amp;[Sheet1.C630]&amp;[Sheet1.F630]&amp;[Sheet1.G6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0] = &quot;PASS&quot;; 1; 0) ; IF ([.J630] = &quot;FAIL&quot;; 1; 0)) ; [.A630] ; &quot;&quot;)">
            <text:p/>
          </table:table-cell>
          <table:table-cell table:formula="of:= IF( AND( IF([.H630] = &quot;FAIL&quot;; 1; 0) ; IF([.I630] = &quot;&quot;;  1 ; 0); IF([.J630] = &quot;FAIL&quot;; 1; 0) ) ; [.A6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1]&amp;[Sheet1.C631]&amp;[Sheet1.D631]&amp;[Sheet1.E631]=&quot;PASSPASSPASSFAIL&quot;; &quot;FAIL&quot;; &quot;&quot;)">
            <text:p/>
          </table:table-cell>
          <table:table-cell table:formula="of:=IF([Sheet1.B631]&amp;[Sheet1.C631]&amp;[Sheet1.F631]&amp;[Sheet1.G6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1] = &quot;PASS&quot;; 1; 0) ; IF ([.J631] = &quot;FAIL&quot;; 1; 0)) ; [.A631] ; &quot;&quot;)">
            <text:p/>
          </table:table-cell>
          <table:table-cell table:formula="of:= IF( AND( IF([.H631] = &quot;FAIL&quot;; 1; 0) ; IF([.I631] = &quot;&quot;;  1 ; 0); IF([.J631] = &quot;FAIL&quot;; 1; 0) ) ; [.A6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32]&amp;[Sheet1.C632]&amp;[Sheet1.D632]&amp;[Sheet1.E632]=&quot;PASSPASSPASSFAIL&quot;; &quot;FAIL&quot;; &quot;&quot;)">
            <text:p/>
          </table:table-cell>
          <table:table-cell table:formula="of:=IF([Sheet1.B632]&amp;[Sheet1.C632]&amp;[Sheet1.F632]&amp;[Sheet1.G6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632] = &quot;PASS&quot;; 1; 0) ; IF ([.J632] = &quot;FAIL&quot;; 1; 0)) ; [.A632] ; &quot;&quot;)" office:value-type="string" office:string-value="open12" calcext:value-type="string">
            <text:p>open12</text:p>
          </table:table-cell>
          <table:table-cell table:formula="of:= IF( AND( IF([.H632] = &quot;FAIL&quot;; 1; 0) ; IF([.I632] = &quot;&quot;;  1 ; 0); IF([.J632] = &quot;FAIL&quot;; 1; 0) ) ; [.A6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3]&amp;[Sheet1.C633]&amp;[Sheet1.D633]&amp;[Sheet1.E633]=&quot;PASSPASSPASSFAIL&quot;; &quot;FAIL&quot;; &quot;&quot;)">
            <text:p/>
          </table:table-cell>
          <table:table-cell table:formula="of:=IF([Sheet1.B633]&amp;[Sheet1.C633]&amp;[Sheet1.F633]&amp;[Sheet1.G6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3] = &quot;PASS&quot;; 1; 0) ; IF ([.J633] = &quot;FAIL&quot;; 1; 0)) ; [.A633] ; &quot;&quot;)">
            <text:p/>
          </table:table-cell>
          <table:table-cell table:formula="of:= IF( AND( IF([.H633] = &quot;FAIL&quot;; 1; 0) ; IF([.I633] = &quot;&quot;;  1 ; 0); IF([.J633] = &quot;FAIL&quot;; 1; 0) ) ; [.A6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4]&amp;[Sheet1.C634]&amp;[Sheet1.D634]&amp;[Sheet1.E634]=&quot;PASSPASSPASSFAIL&quot;; &quot;FAIL&quot;; &quot;&quot;)">
            <text:p/>
          </table:table-cell>
          <table:table-cell table:formula="of:=IF([Sheet1.B634]&amp;[Sheet1.C634]&amp;[Sheet1.F634]&amp;[Sheet1.G6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34] = &quot;PASS&quot;; 1; 0) ; IF ([.J634] = &quot;FAIL&quot;; 1; 0)) ; [.A634] ; &quot;&quot;)">
            <text:p/>
          </table:table-cell>
          <table:table-cell table:formula="of:= IF( AND( IF([.H634] = &quot;FAIL&quot;; 1; 0) ; IF([.I634] = &quot;&quot;;  1 ; 0); IF([.J634] = &quot;FAIL&quot;; 1; 0) ) ; [.A6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5]&amp;[Sheet1.C635]&amp;[Sheet1.D635]&amp;[Sheet1.E635]=&quot;PASSPASSPASSFAIL&quot;; &quot;FAIL&quot;; &quot;&quot;)">
            <text:p/>
          </table:table-cell>
          <table:table-cell table:formula="of:=IF([Sheet1.B635]&amp;[Sheet1.C635]&amp;[Sheet1.F635]&amp;[Sheet1.G6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5] = &quot;PASS&quot;; 1; 0) ; IF ([.J635] = &quot;FAIL&quot;; 1; 0)) ; [.A635] ; &quot;&quot;)">
            <text:p/>
          </table:table-cell>
          <table:table-cell table:formula="of:= IF( AND( IF([.H635] = &quot;FAIL&quot;; 1; 0) ; IF([.I635] = &quot;&quot;;  1 ; 0); IF([.J635] = &quot;FAIL&quot;; 1; 0) ) ; [.A6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6]&amp;[Sheet1.C636]&amp;[Sheet1.D636]&amp;[Sheet1.E636]=&quot;PASSPASSPASSFAIL&quot;; &quot;FAIL&quot;; &quot;&quot;)">
            <text:p/>
          </table:table-cell>
          <table:table-cell table:formula="of:=IF([Sheet1.B636]&amp;[Sheet1.C636]&amp;[Sheet1.F636]&amp;[Sheet1.G6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6] = &quot;PASS&quot;; 1; 0) ; IF ([.J636] = &quot;FAIL&quot;; 1; 0)) ; [.A636] ; &quot;&quot;)">
            <text:p/>
          </table:table-cell>
          <table:table-cell table:formula="of:= IF( AND( IF([.H636] = &quot;FAIL&quot;; 1; 0) ; IF([.I636] = &quot;&quot;;  1 ; 0); IF([.J636] = &quot;FAIL&quot;; 1; 0) ) ; [.A6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7]&amp;[Sheet1.C637]&amp;[Sheet1.D637]&amp;[Sheet1.E637]=&quot;PASSPASSPASSFAIL&quot;; &quot;FAIL&quot;; &quot;&quot;)">
            <text:p/>
          </table:table-cell>
          <table:table-cell table:formula="of:=IF([Sheet1.B637]&amp;[Sheet1.C637]&amp;[Sheet1.F637]&amp;[Sheet1.G63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37] = &quot;PASS&quot;; 1; 0) ; IF ([.J637] = &quot;FAIL&quot;; 1; 0)) ; [.A637] ; &quot;&quot;)">
            <text:p/>
          </table:table-cell>
          <table:table-cell table:formula="of:= IF( AND( IF([.H637] = &quot;FAIL&quot;; 1; 0) ; IF([.I637] = &quot;&quot;;  1 ; 0); IF([.J637] = &quot;FAIL&quot;; 1; 0) ) ; [.A6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ncor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8]&amp;[Sheet1.C638]&amp;[Sheet1.D638]&amp;[Sheet1.E638]=&quot;PASSPASSPASSFAIL&quot;; &quot;FAIL&quot;; &quot;&quot;)">
            <text:p/>
          </table:table-cell>
          <table:table-cell table:formula="of:=IF([Sheet1.B638]&amp;[Sheet1.C638]&amp;[Sheet1.F638]&amp;[Sheet1.G6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8] = &quot;PASS&quot;; 1; 0) ; IF ([.J638] = &quot;FAIL&quot;; 1; 0)) ; [.A638] ; &quot;&quot;)">
            <text:p/>
          </table:table-cell>
          <table:table-cell table:formula="of:= IF( AND( IF([.H638] = &quot;FAIL&quot;; 1; 0) ; IF([.I638] = &quot;&quot;;  1 ; 0); IF([.J638] = &quot;FAIL&quot;; 1; 0) ) ; [.A6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ncor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9]&amp;[Sheet1.C639]&amp;[Sheet1.D639]&amp;[Sheet1.E639]=&quot;PASSPASSPASSFAIL&quot;; &quot;FAIL&quot;; &quot;&quot;)">
            <text:p/>
          </table:table-cell>
          <table:table-cell table:formula="of:=IF([Sheet1.B639]&amp;[Sheet1.C639]&amp;[Sheet1.F639]&amp;[Sheet1.G6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9] = &quot;PASS&quot;; 1; 0) ; IF ([.J639] = &quot;FAIL&quot;; 1; 0)) ; [.A639] ; &quot;&quot;)">
            <text:p/>
          </table:table-cell>
          <table:table-cell table:formula="of:= IF( AND( IF([.H639] = &quot;FAIL&quot;; 1; 0) ; IF([.I639] = &quot;&quot;;  1 ; 0); IF([.J639] = &quot;FAIL&quot;; 1; 0) ) ; [.A6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0]&amp;[Sheet1.C640]&amp;[Sheet1.D640]&amp;[Sheet1.E640]=&quot;PASSPASSPASSFAIL&quot;; &quot;FAIL&quot;; &quot;&quot;)">
            <text:p/>
          </table:table-cell>
          <table:table-cell table:formula="of:=IF([Sheet1.B640]&amp;[Sheet1.C640]&amp;[Sheet1.F640]&amp;[Sheet1.G6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0] = &quot;PASS&quot;; 1; 0) ; IF ([.J640] = &quot;FAIL&quot;; 1; 0)) ; [.A640] ; &quot;&quot;)">
            <text:p/>
          </table:table-cell>
          <table:table-cell table:formula="of:= IF( AND( IF([.H640] = &quot;FAIL&quot;; 1; 0) ; IF([.I640] = &quot;&quot;;  1 ; 0); IF([.J640] = &quot;FAIL&quot;; 1; 0) ) ; [.A6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1]&amp;[Sheet1.C641]&amp;[Sheet1.D641]&amp;[Sheet1.E641]=&quot;PASSPASSPASSFAIL&quot;; &quot;FAIL&quot;; &quot;&quot;)">
            <text:p/>
          </table:table-cell>
          <table:table-cell table:formula="of:=IF([Sheet1.B641]&amp;[Sheet1.C641]&amp;[Sheet1.F641]&amp;[Sheet1.G6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1] = &quot;PASS&quot;; 1; 0) ; IF ([.J641] = &quot;FAIL&quot;; 1; 0)) ; [.A641] ; &quot;&quot;)">
            <text:p/>
          </table:table-cell>
          <table:table-cell table:formula="of:= IF( AND( IF([.H641] = &quot;FAIL&quot;; 1; 0) ; IF([.I641] = &quot;&quot;;  1 ; 0); IF([.J641] = &quot;FAIL&quot;; 1; 0) ) ; [.A6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2]&amp;[Sheet1.C642]&amp;[Sheet1.D642]&amp;[Sheet1.E642]=&quot;PASSPASSPASSFAIL&quot;; &quot;FAIL&quot;; &quot;&quot;)">
            <text:p/>
          </table:table-cell>
          <table:table-cell table:formula="of:=IF([Sheet1.B642]&amp;[Sheet1.C642]&amp;[Sheet1.F642]&amp;[Sheet1.G6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2] = &quot;PASS&quot;; 1; 0) ; IF ([.J642] = &quot;FAIL&quot;; 1; 0)) ; [.A642] ; &quot;&quot;)">
            <text:p/>
          </table:table-cell>
          <table:table-cell table:formula="of:= IF( AND( IF([.H642] = &quot;FAIL&quot;; 1; 0) ; IF([.I642] = &quot;&quot;;  1 ; 0); IF([.J642] = &quot;FAIL&quot;; 1; 0) ) ; [.A6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6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643]&amp;[Sheet1.C643]&amp;[Sheet1.D643]&amp;[Sheet1.E643]=&quot;PASSPASSPASSFAIL&quot;; &quot;FAIL&quot;; &quot;&quot;)">
            <text:p/>
          </table:table-cell>
          <table:table-cell table:formula="of:=IF([Sheet1.B643]&amp;[Sheet1.C643]&amp;[Sheet1.F643]&amp;[Sheet1.G64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3] = &quot;PASS&quot;; 1; 0) ; IF ([.J643] = &quot;FAIL&quot;; 1; 0)) ; [.A643] ; &quot;&quot;)">
            <text:p/>
          </table:table-cell>
          <table:table-cell table:formula="of:= IF( AND( IF([.H643] = &quot;FAIL&quot;; 1; 0) ; IF([.I643] = &quot;&quot;;  1 ; 0); IF([.J643] = &quot;FAIL&quot;; 1; 0) ) ; [.A6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644]&amp;[Sheet1.C644]&amp;[Sheet1.D644]&amp;[Sheet1.E644]=&quot;PASSPASSPASSFAIL&quot;; &quot;FAIL&quot;; &quot;&quot;)">
            <text:p/>
          </table:table-cell>
          <table:table-cell table:formula="of:=IF([Sheet1.B644]&amp;[Sheet1.C644]&amp;[Sheet1.F644]&amp;[Sheet1.G64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4] = &quot;PASS&quot;; 1; 0) ; IF ([.J644] = &quot;FAIL&quot;; 1; 0)) ; [.A644] ; &quot;&quot;)">
            <text:p/>
          </table:table-cell>
          <table:table-cell table:formula="of:= IF( AND( IF([.H644] = &quot;FAIL&quot;; 1; 0) ; IF([.I644] = &quot;&quot;;  1 ; 0); IF([.J644] = &quot;FAIL&quot;; 1; 0) ) ; [.A6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45]&amp;[Sheet1.C645]&amp;[Sheet1.D645]&amp;[Sheet1.E645]=&quot;PASSPASSPASSFAIL&quot;; &quot;FAIL&quot;; &quot;&quot;)">
            <text:p/>
          </table:table-cell>
          <table:table-cell table:formula="of:=IF([Sheet1.B645]&amp;[Sheet1.C645]&amp;[Sheet1.F645]&amp;[Sheet1.G64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5] = &quot;PASS&quot;; 1; 0) ; IF ([.J645] = &quot;FAIL&quot;; 1; 0)) ; [.A645] ; &quot;&quot;)">
            <text:p/>
          </table:table-cell>
          <table:table-cell table:formula="of:= IF( AND( IF([.H645] = &quot;FAIL&quot;; 1; 0) ; IF([.I645] = &quot;&quot;;  1 ; 0); IF([.J645] = &quot;FAIL&quot;; 1; 0) ) ; [.A6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646]&amp;[Sheet1.C646]&amp;[Sheet1.D646]&amp;[Sheet1.E646]=&quot;PASSPASSPASSFAIL&quot;; &quot;FAIL&quot;; &quot;&quot;)">
            <text:p/>
          </table:table-cell>
          <table:table-cell table:formula="of:=IF([Sheet1.B646]&amp;[Sheet1.C646]&amp;[Sheet1.F646]&amp;[Sheet1.G6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6] = &quot;PASS&quot;; 1; 0) ; IF ([.J646] = &quot;FAIL&quot;; 1; 0)) ; [.A646] ; &quot;&quot;)">
            <text:p/>
          </table:table-cell>
          <table:table-cell table:formula="of:= IF( AND( IF([.H646] = &quot;FAIL&quot;; 1; 0) ; IF([.I646] = &quot;&quot;;  1 ; 0); IF([.J646] = &quot;FAIL&quot;; 1; 0) ) ; [.A6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7]&amp;[Sheet1.C647]&amp;[Sheet1.D647]&amp;[Sheet1.E647]=&quot;PASSPASSPASSFAIL&quot;; &quot;FAIL&quot;; &quot;&quot;)">
            <text:p/>
          </table:table-cell>
          <table:table-cell table:formula="of:=IF([Sheet1.B647]&amp;[Sheet1.C647]&amp;[Sheet1.F647]&amp;[Sheet1.G6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7] = &quot;PASS&quot;; 1; 0) ; IF ([.J647] = &quot;FAIL&quot;; 1; 0)) ; [.A647] ; &quot;&quot;)">
            <text:p/>
          </table:table-cell>
          <table:table-cell table:formula="of:= IF( AND( IF([.H647] = &quot;FAIL&quot;; 1; 0) ; IF([.I647] = &quot;&quot;;  1 ; 0); IF([.J647] = &quot;FAIL&quot;; 1; 0) ) ; [.A6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ewu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8]&amp;[Sheet1.C648]&amp;[Sheet1.D648]&amp;[Sheet1.E648]=&quot;PASSPASSPASSFAIL&quot;; &quot;FAIL&quot;; &quot;&quot;)">
            <text:p/>
          </table:table-cell>
          <table:table-cell table:formula="of:=IF([Sheet1.B648]&amp;[Sheet1.C648]&amp;[Sheet1.F648]&amp;[Sheet1.G6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8] = &quot;PASS&quot;; 1; 0) ; IF ([.J648] = &quot;FAIL&quot;; 1; 0)) ; [.A648] ; &quot;&quot;)">
            <text:p/>
          </table:table-cell>
          <table:table-cell table:formula="of:= IF( AND( IF([.H648] = &quot;FAIL&quot;; 1; 0) ; IF([.I648] = &quot;&quot;;  1 ; 0); IF([.J648] = &quot;FAIL&quot;; 1; 0) ) ; [.A6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th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9]&amp;[Sheet1.C649]&amp;[Sheet1.D649]&amp;[Sheet1.E649]=&quot;PASSPASSPASSFAIL&quot;; &quot;FAIL&quot;; &quot;&quot;)">
            <text:p/>
          </table:table-cell>
          <table:table-cell table:formula="of:=IF([Sheet1.B649]&amp;[Sheet1.C649]&amp;[Sheet1.F649]&amp;[Sheet1.G6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9] = &quot;PASS&quot;; 1; 0) ; IF ([.J649] = &quot;FAIL&quot;; 1; 0)) ; [.A649] ; &quot;&quot;)">
            <text:p/>
          </table:table-cell>
          <table:table-cell table:formula="of:= IF( AND( IF([.H649] = &quot;FAIL&quot;; 1; 0) ; IF([.I649] = &quot;&quot;;  1 ; 0); IF([.J649] = &quot;FAIL&quot;; 1; 0) ) ; [.A6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50]&amp;[Sheet1.C650]&amp;[Sheet1.D650]&amp;[Sheet1.E650]=&quot;PASSPASSPASSFAIL&quot;; &quot;FAIL&quot;; &quot;&quot;)" office:value-type="string" office:string-value="FAIL" calcext:value-type="string">
            <text:p>FAIL</text:p>
          </table:table-cell>
          <table:table-cell table:formula="of:=IF([Sheet1.B650]&amp;[Sheet1.C650]&amp;[Sheet1.F650]&amp;[Sheet1.G6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0] = &quot;PASS&quot;; 1; 0) ; IF ([.J650] = &quot;FAIL&quot;; 1; 0)) ; [.A650] ; &quot;&quot;)">
            <text:p/>
          </table:table-cell>
          <table:table-cell table:formula="of:= IF( AND( IF([.H650] = &quot;FAIL&quot;; 1; 0) ; IF([.I650] = &quot;&quot;;  1 ; 0); IF([.J650] = &quot;FAIL&quot;; 1; 0) ) ; [.A6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1]&amp;[Sheet1.C651]&amp;[Sheet1.D651]&amp;[Sheet1.E651]=&quot;PASSPASSPASSFAIL&quot;; &quot;FAIL&quot;; &quot;&quot;)">
            <text:p/>
          </table:table-cell>
          <table:table-cell table:formula="of:=IF([Sheet1.B651]&amp;[Sheet1.C651]&amp;[Sheet1.F651]&amp;[Sheet1.G6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1] = &quot;PASS&quot;; 1; 0) ; IF ([.J651] = &quot;FAIL&quot;; 1; 0)) ; [.A651] ; &quot;&quot;)">
            <text:p/>
          </table:table-cell>
          <table:table-cell table:formula="of:= IF( AND( IF([.H651] = &quot;FAIL&quot;; 1; 0) ; IF([.I651] = &quot;&quot;;  1 ; 0); IF([.J651] = &quot;FAIL&quot;; 1; 0) ) ; [.A6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2]&amp;[Sheet1.C652]&amp;[Sheet1.D652]&amp;[Sheet1.E652]=&quot;PASSPASSPASSFAIL&quot;; &quot;FAIL&quot;; &quot;&quot;)">
            <text:p/>
          </table:table-cell>
          <table:table-cell table:formula="of:=IF([Sheet1.B652]&amp;[Sheet1.C652]&amp;[Sheet1.F652]&amp;[Sheet1.G6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2] = &quot;PASS&quot;; 1; 0) ; IF ([.J652] = &quot;FAIL&quot;; 1; 0)) ; [.A652] ; &quot;&quot;)">
            <text:p/>
          </table:table-cell>
          <table:table-cell table:formula="of:= IF( AND( IF([.H652] = &quot;FAIL&quot;; 1; 0) ; IF([.I652] = &quot;&quot;;  1 ; 0); IF([.J652] = &quot;FAIL&quot;; 1; 0) ) ; [.A6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onal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3]&amp;[Sheet1.C653]&amp;[Sheet1.D653]&amp;[Sheet1.E653]=&quot;PASSPASSPASSFAIL&quot;; &quot;FAIL&quot;; &quot;&quot;)">
            <text:p/>
          </table:table-cell>
          <table:table-cell table:formula="of:=IF([Sheet1.B653]&amp;[Sheet1.C653]&amp;[Sheet1.F653]&amp;[Sheet1.G6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3] = &quot;PASS&quot;; 1; 0) ; IF ([.J653] = &quot;FAIL&quot;; 1; 0)) ; [.A653] ; &quot;&quot;)">
            <text:p/>
          </table:table-cell>
          <table:table-cell table:formula="of:= IF( AND( IF([.H653] = &quot;FAIL&quot;; 1; 0) ; IF([.I653] = &quot;&quot;;  1 ; 0); IF([.J653] = &quot;FAIL&quot;; 1; 0) ) ; [.A6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onal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4]&amp;[Sheet1.C654]&amp;[Sheet1.D654]&amp;[Sheet1.E654]=&quot;PASSPASSPASSFAIL&quot;; &quot;FAIL&quot;; &quot;&quot;)">
            <text:p/>
          </table:table-cell>
          <table:table-cell table:formula="of:=IF([Sheet1.B654]&amp;[Sheet1.C654]&amp;[Sheet1.F654]&amp;[Sheet1.G6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4] = &quot;PASS&quot;; 1; 0) ; IF ([.J654] = &quot;FAIL&quot;; 1; 0)) ; [.A654] ; &quot;&quot;)">
            <text:p/>
          </table:table-cell>
          <table:table-cell table:formula="of:= IF( AND( IF([.H654] = &quot;FAIL&quot;; 1; 0) ; IF([.I654] = &quot;&quot;;  1 ; 0); IF([.J654] = &quot;FAIL&quot;; 1; 0) ) ; [.A6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5]&amp;[Sheet1.C655]&amp;[Sheet1.D655]&amp;[Sheet1.E655]=&quot;PASSPASSPASSFAIL&quot;; &quot;FAIL&quot;; &quot;&quot;)">
            <text:p/>
          </table:table-cell>
          <table:table-cell table:formula="of:=IF([Sheet1.B655]&amp;[Sheet1.C655]&amp;[Sheet1.F655]&amp;[Sheet1.G6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5] = &quot;PASS&quot;; 1; 0) ; IF ([.J655] = &quot;FAIL&quot;; 1; 0)) ; [.A655] ; &quot;&quot;)">
            <text:p/>
          </table:table-cell>
          <table:table-cell table:formula="of:= IF( AND( IF([.H655] = &quot;FAIL&quot;; 1; 0) ; IF([.I655] = &quot;&quot;;  1 ; 0); IF([.J655] = &quot;FAIL&quot;; 1; 0) ) ; [.A6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56]&amp;[Sheet1.C656]&amp;[Sheet1.D656]&amp;[Sheet1.E656]=&quot;PASSPASSPASSFAIL&quot;; &quot;FAIL&quot;; &quot;&quot;)" office:value-type="string" office:string-value="FAIL" calcext:value-type="string">
            <text:p>FAIL</text:p>
          </table:table-cell>
          <table:table-cell table:formula="of:=IF([Sheet1.B656]&amp;[Sheet1.C656]&amp;[Sheet1.F656]&amp;[Sheet1.G6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6] = &quot;PASS&quot;; 1; 0) ; IF ([.J656] = &quot;FAIL&quot;; 1; 0)) ; [.A656] ; &quot;&quot;)">
            <text:p/>
          </table:table-cell>
          <table:table-cell table:formula="of:= IF( AND( IF([.H656] = &quot;FAIL&quot;; 1; 0) ; IF([.I656] = &quot;&quot;;  1 ; 0); IF([.J656] = &quot;FAIL&quot;; 1; 0) ) ; [.A6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7]&amp;[Sheet1.C657]&amp;[Sheet1.D657]&amp;[Sheet1.E657]=&quot;PASSPASSPASSFAIL&quot;; &quot;FAIL&quot;; &quot;&quot;)">
            <text:p/>
          </table:table-cell>
          <table:table-cell table:formula="of:=IF([Sheet1.B657]&amp;[Sheet1.C657]&amp;[Sheet1.F657]&amp;[Sheet1.G6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7] = &quot;PASS&quot;; 1; 0) ; IF ([.J657] = &quot;FAIL&quot;; 1; 0)) ; [.A657] ; &quot;&quot;)">
            <text:p/>
          </table:table-cell>
          <table:table-cell table:formula="of:= IF( AND( IF([.H657] = &quot;FAIL&quot;; 1; 0) ; IF([.I657] = &quot;&quot;;  1 ; 0); IF([.J657] = &quot;FAIL&quot;; 1; 0) ) ; [.A6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8]&amp;[Sheet1.C658]&amp;[Sheet1.D658]&amp;[Sheet1.E658]=&quot;PASSPASSPASSFAIL&quot;; &quot;FAIL&quot;; &quot;&quot;)">
            <text:p/>
          </table:table-cell>
          <table:table-cell table:formula="of:=IF([Sheet1.B658]&amp;[Sheet1.C658]&amp;[Sheet1.F658]&amp;[Sheet1.G6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8] = &quot;PASS&quot;; 1; 0) ; IF ([.J658] = &quot;FAIL&quot;; 1; 0)) ; [.A658] ; &quot;&quot;)">
            <text:p/>
          </table:table-cell>
          <table:table-cell table:formula="of:= IF( AND( IF([.H658] = &quot;FAIL&quot;; 1; 0) ; IF([.I658] = &quot;&quot;;  1 ; 0); IF([.J658] = &quot;FAIL&quot;; 1; 0) ) ; [.A6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9]&amp;[Sheet1.C659]&amp;[Sheet1.D659]&amp;[Sheet1.E659]=&quot;PASSPASSPASSFAIL&quot;; &quot;FAIL&quot;; &quot;&quot;)">
            <text:p/>
          </table:table-cell>
          <table:table-cell table:formula="of:=IF([Sheet1.B659]&amp;[Sheet1.C659]&amp;[Sheet1.F659]&amp;[Sheet1.G6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9] = &quot;PASS&quot;; 1; 0) ; IF ([.J659] = &quot;FAIL&quot;; 1; 0)) ; [.A659] ; &quot;&quot;)">
            <text:p/>
          </table:table-cell>
          <table:table-cell table:formula="of:= IF( AND( IF([.H659] = &quot;FAIL&quot;; 1; 0) ; IF([.I659] = &quot;&quot;;  1 ; 0); IF([.J659] = &quot;FAIL&quot;; 1; 0) ) ; [.A6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0]&amp;[Sheet1.C660]&amp;[Sheet1.D660]&amp;[Sheet1.E660]=&quot;PASSPASSPASSFAIL&quot;; &quot;FAIL&quot;; &quot;&quot;)">
            <text:p/>
          </table:table-cell>
          <table:table-cell table:formula="of:=IF([Sheet1.B660]&amp;[Sheet1.C660]&amp;[Sheet1.F660]&amp;[Sheet1.G6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0] = &quot;PASS&quot;; 1; 0) ; IF ([.J660] = &quot;FAIL&quot;; 1; 0)) ; [.A660] ; &quot;&quot;)">
            <text:p/>
          </table:table-cell>
          <table:table-cell table:formula="of:= IF( AND( IF([.H660] = &quot;FAIL&quot;; 1; 0) ; IF([.I660] = &quot;&quot;;  1 ; 0); IF([.J660] = &quot;FAIL&quot;; 1; 0) ) ; [.A6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61]&amp;[Sheet1.C661]&amp;[Sheet1.D661]&amp;[Sheet1.E661]=&quot;PASSPASSPASSFAIL&quot;; &quot;FAIL&quot;; &quot;&quot;)">
            <text:p/>
          </table:table-cell>
          <table:table-cell table:formula="of:=IF([Sheet1.B661]&amp;[Sheet1.C661]&amp;[Sheet1.F661]&amp;[Sheet1.G66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61] = &quot;PASS&quot;; 1; 0) ; IF ([.J661] = &quot;FAIL&quot;; 1; 0)) ; [.A661] ; &quot;&quot;)">
            <text:p/>
          </table:table-cell>
          <table:table-cell table:formula="of:= IF( AND( IF([.H661] = &quot;FAIL&quot;; 1; 0) ; IF([.I661] = &quot;&quot;;  1 ; 0); IF([.J661] = &quot;FAIL&quot;; 1; 0) ) ; [.A6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2]&amp;[Sheet1.C662]&amp;[Sheet1.D662]&amp;[Sheet1.E662]=&quot;PASSPASSPASSFAIL&quot;; &quot;FAIL&quot;; &quot;&quot;)">
            <text:p/>
          </table:table-cell>
          <table:table-cell table:formula="of:=IF([Sheet1.B662]&amp;[Sheet1.C662]&amp;[Sheet1.F662]&amp;[Sheet1.G6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2] = &quot;PASS&quot;; 1; 0) ; IF ([.J662] = &quot;FAIL&quot;; 1; 0)) ; [.A662] ; &quot;&quot;)">
            <text:p/>
          </table:table-cell>
          <table:table-cell table:formula="of:= IF( AND( IF([.H662] = &quot;FAIL&quot;; 1; 0) ; IF([.I662] = &quot;&quot;;  1 ; 0); IF([.J662] = &quot;FAIL&quot;; 1; 0) ) ; [.A6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3]&amp;[Sheet1.C663]&amp;[Sheet1.D663]&amp;[Sheet1.E663]=&quot;PASSPASSPASSFAIL&quot;; &quot;FAIL&quot;; &quot;&quot;)">
            <text:p/>
          </table:table-cell>
          <table:table-cell table:formula="of:=IF([Sheet1.B663]&amp;[Sheet1.C663]&amp;[Sheet1.F663]&amp;[Sheet1.G6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3] = &quot;PASS&quot;; 1; 0) ; IF ([.J663] = &quot;FAIL&quot;; 1; 0)) ; [.A663] ; &quot;&quot;)">
            <text:p/>
          </table:table-cell>
          <table:table-cell table:formula="of:= IF( AND( IF([.H663] = &quot;FAIL&quot;; 1; 0) ; IF([.I663] = &quot;&quot;;  1 ; 0); IF([.J663] = &quot;FAIL&quot;; 1; 0) ) ; [.A6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4]&amp;[Sheet1.C664]&amp;[Sheet1.D664]&amp;[Sheet1.E664]=&quot;PASSPASSPASSFAIL&quot;; &quot;FAIL&quot;; &quot;&quot;)">
            <text:p/>
          </table:table-cell>
          <table:table-cell table:formula="of:=IF([Sheet1.B664]&amp;[Sheet1.C664]&amp;[Sheet1.F664]&amp;[Sheet1.G6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4] = &quot;PASS&quot;; 1; 0) ; IF ([.J664] = &quot;FAIL&quot;; 1; 0)) ; [.A664] ; &quot;&quot;)">
            <text:p/>
          </table:table-cell>
          <table:table-cell table:formula="of:= IF( AND( IF([.H664] = &quot;FAIL&quot;; 1; 0) ; IF([.I664] = &quot;&quot;;  1 ; 0); IF([.J664] = &quot;FAIL&quot;; 1; 0) ) ; [.A6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5]&amp;[Sheet1.C665]&amp;[Sheet1.D665]&amp;[Sheet1.E665]=&quot;PASSPASSPASSFAIL&quot;; &quot;FAIL&quot;; &quot;&quot;)">
            <text:p/>
          </table:table-cell>
          <table:table-cell table:formula="of:=IF([Sheet1.B665]&amp;[Sheet1.C665]&amp;[Sheet1.F665]&amp;[Sheet1.G6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5] = &quot;PASS&quot;; 1; 0) ; IF ([.J665] = &quot;FAIL&quot;; 1; 0)) ; [.A665] ; &quot;&quot;)">
            <text:p/>
          </table:table-cell>
          <table:table-cell table:formula="of:= IF( AND( IF([.H665] = &quot;FAIL&quot;; 1; 0) ; IF([.I665] = &quot;&quot;;  1 ; 0); IF([.J665] = &quot;FAIL&quot;; 1; 0) ) ; [.A6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2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6]&amp;[Sheet1.C666]&amp;[Sheet1.D666]&amp;[Sheet1.E666]=&quot;PASSPASSPASSFAIL&quot;; &quot;FAIL&quot;; &quot;&quot;)">
            <text:p/>
          </table:table-cell>
          <table:table-cell table:formula="of:=IF([Sheet1.B666]&amp;[Sheet1.C666]&amp;[Sheet1.F666]&amp;[Sheet1.G6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6] = &quot;PASS&quot;; 1; 0) ; IF ([.J666] = &quot;FAIL&quot;; 1; 0)) ; [.A666] ; &quot;&quot;)">
            <text:p/>
          </table:table-cell>
          <table:table-cell table:formula="of:= IF( AND( IF([.H666] = &quot;FAIL&quot;; 1; 0) ; IF([.I666] = &quot;&quot;;  1 ; 0); IF([.J666] = &quot;FAIL&quot;; 1; 0) ) ; [.A6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2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7]&amp;[Sheet1.C667]&amp;[Sheet1.D667]&amp;[Sheet1.E667]=&quot;PASSPASSPASSFAIL&quot;; &quot;FAIL&quot;; &quot;&quot;)">
            <text:p/>
          </table:table-cell>
          <table:table-cell table:formula="of:=IF([Sheet1.B667]&amp;[Sheet1.C667]&amp;[Sheet1.F667]&amp;[Sheet1.G6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7] = &quot;PASS&quot;; 1; 0) ; IF ([.J667] = &quot;FAIL&quot;; 1; 0)) ; [.A667] ; &quot;&quot;)">
            <text:p/>
          </table:table-cell>
          <table:table-cell table:formula="of:= IF( AND( IF([.H667] = &quot;FAIL&quot;; 1; 0) ; IF([.I667] = &quot;&quot;;  1 ; 0); IF([.J667] = &quot;FAIL&quot;; 1; 0) ) ; [.A6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8]&amp;[Sheet1.C668]&amp;[Sheet1.D668]&amp;[Sheet1.E668]=&quot;PASSPASSPASSFAIL&quot;; &quot;FAIL&quot;; &quot;&quot;)">
            <text:p/>
          </table:table-cell>
          <table:table-cell table:formula="of:=IF([Sheet1.B668]&amp;[Sheet1.C668]&amp;[Sheet1.F668]&amp;[Sheet1.G6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8] = &quot;PASS&quot;; 1; 0) ; IF ([.J668] = &quot;FAIL&quot;; 1; 0)) ; [.A668] ; &quot;&quot;)">
            <text:p/>
          </table:table-cell>
          <table:table-cell table:formula="of:= IF( AND( IF([.H668] = &quot;FAIL&quot;; 1; 0) ; IF([.I668] = &quot;&quot;;  1 ; 0); IF([.J668] = &quot;FAIL&quot;; 1; 0) ) ; [.A6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l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69]&amp;[Sheet1.C669]&amp;[Sheet1.D669]&amp;[Sheet1.E669]=&quot;PASSPASSPASSFAIL&quot;; &quot;FAIL&quot;; &quot;&quot;)">
            <text:p/>
          </table:table-cell>
          <table:table-cell table:formula="of:=IF([Sheet1.B669]&amp;[Sheet1.C669]&amp;[Sheet1.F669]&amp;[Sheet1.G66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69] = &quot;PASS&quot;; 1; 0) ; IF ([.J669] = &quot;FAIL&quot;; 1; 0)) ; [.A669] ; &quot;&quot;)">
            <text:p/>
          </table:table-cell>
          <table:table-cell table:formula="of:= IF( AND( IF([.H669] = &quot;FAIL&quot;; 1; 0) ; IF([.I669] = &quot;&quot;;  1 ; 0); IF([.J669] = &quot;FAIL&quot;; 1; 0) ) ; [.A6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pol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70]&amp;[Sheet1.C670]&amp;[Sheet1.D670]&amp;[Sheet1.E670]=&quot;PASSPASSPASSFAIL&quot;; &quot;FAIL&quot;; &quot;&quot;)" office:value-type="string" office:string-value="FAIL" calcext:value-type="string">
            <text:p>FAIL</text:p>
          </table:table-cell>
          <table:table-cell table:formula="of:=IF([Sheet1.B670]&amp;[Sheet1.C670]&amp;[Sheet1.F670]&amp;[Sheet1.G67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70] = &quot;PASS&quot;; 1; 0) ; IF ([.J670] = &quot;FAIL&quot;; 1; 0)) ; [.A670] ; &quot;&quot;)">
            <text:p/>
          </table:table-cell>
          <table:table-cell table:formula="of:= IF( AND( IF([.H670] = &quot;FAIL&quot;; 1; 0) ; IF([.I670] = &quot;&quot;;  1 ; 0); IF([.J670] = &quot;FAIL&quot;; 1; 0) ) ; [.A6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1]&amp;[Sheet1.C671]&amp;[Sheet1.D671]&amp;[Sheet1.E671]=&quot;PASSPASSPASSFAIL&quot;; &quot;FAIL&quot;; &quot;&quot;)">
            <text:p/>
          </table:table-cell>
          <table:table-cell table:formula="of:=IF([Sheet1.B671]&amp;[Sheet1.C671]&amp;[Sheet1.F671]&amp;[Sheet1.G6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1] = &quot;PASS&quot;; 1; 0) ; IF ([.J671] = &quot;FAIL&quot;; 1; 0)) ; [.A671] ; &quot;&quot;)">
            <text:p/>
          </table:table-cell>
          <table:table-cell table:formula="of:= IF( AND( IF([.H671] = &quot;FAIL&quot;; 1; 0) ; IF([.I671] = &quot;&quot;;  1 ; 0); IF([.J671] = &quot;FAIL&quot;; 1; 0) ) ; [.A6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2]&amp;[Sheet1.C672]&amp;[Sheet1.D672]&amp;[Sheet1.E672]=&quot;PASSPASSPASSFAIL&quot;; &quot;FAIL&quot;; &quot;&quot;)">
            <text:p/>
          </table:table-cell>
          <table:table-cell table:formula="of:=IF([Sheet1.B672]&amp;[Sheet1.C672]&amp;[Sheet1.F672]&amp;[Sheet1.G6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2] = &quot;PASS&quot;; 1; 0) ; IF ([.J672] = &quot;FAIL&quot;; 1; 0)) ; [.A672] ; &quot;&quot;)">
            <text:p/>
          </table:table-cell>
          <table:table-cell table:formula="of:= IF( AND( IF([.H672] = &quot;FAIL&quot;; 1; 0) ; IF([.I672] = &quot;&quot;;  1 ; 0); IF([.J672] = &quot;FAIL&quot;; 1; 0) ) ; [.A6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ct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73]&amp;[Sheet1.C673]&amp;[Sheet1.D673]&amp;[Sheet1.E673]=&quot;PASSPASSPASSFAIL&quot;; &quot;FAIL&quot;; &quot;&quot;)" office:value-type="string" office:string-value="FAIL" calcext:value-type="string">
            <text:p>FAIL</text:p>
          </table:table-cell>
          <table:table-cell table:formula="of:=IF([Sheet1.B673]&amp;[Sheet1.C673]&amp;[Sheet1.F673]&amp;[Sheet1.G6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3] = &quot;PASS&quot;; 1; 0) ; IF ([.J673] = &quot;FAIL&quot;; 1; 0)) ; [.A673] ; &quot;&quot;)">
            <text:p/>
          </table:table-cell>
          <table:table-cell table:formula="of:= IF( AND( IF([.H673] = &quot;FAIL&quot;; 1; 0) ; IF([.I673] = &quot;&quot;;  1 ; 0); IF([.J673] = &quot;FAIL&quot;; 1; 0) ) ; [.A6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4]&amp;[Sheet1.C674]&amp;[Sheet1.D674]&amp;[Sheet1.E674]=&quot;PASSPASSPASSFAIL&quot;; &quot;FAIL&quot;; &quot;&quot;)">
            <text:p/>
          </table:table-cell>
          <table:table-cell table:formula="of:=IF([Sheet1.B674]&amp;[Sheet1.C674]&amp;[Sheet1.F674]&amp;[Sheet1.G6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4] = &quot;PASS&quot;; 1; 0) ; IF ([.J674] = &quot;FAIL&quot;; 1; 0)) ; [.A674] ; &quot;&quot;)">
            <text:p/>
          </table:table-cell>
          <table:table-cell table:formula="of:= IF( AND( IF([.H674] = &quot;FAIL&quot;; 1; 0) ; IF([.I674] = &quot;&quot;;  1 ; 0); IF([.J674] = &quot;FAIL&quot;; 1; 0) ) ; [.A6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5]&amp;[Sheet1.C675]&amp;[Sheet1.D675]&amp;[Sheet1.E675]=&quot;PASSPASSPASSFAIL&quot;; &quot;FAIL&quot;; &quot;&quot;)">
            <text:p/>
          </table:table-cell>
          <table:table-cell table:formula="of:=IF([Sheet1.B675]&amp;[Sheet1.C675]&amp;[Sheet1.F675]&amp;[Sheet1.G6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5] = &quot;PASS&quot;; 1; 0) ; IF ([.J675] = &quot;FAIL&quot;; 1; 0)) ; [.A675] ; &quot;&quot;)">
            <text:p/>
          </table:table-cell>
          <table:table-cell table:formula="of:= IF( AND( IF([.H675] = &quot;FAIL&quot;; 1; 0) ; IF([.I675] = &quot;&quot;;  1 ; 0); IF([.J675] = &quot;FAIL&quot;; 1; 0) ) ; [.A6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6]&amp;[Sheet1.C676]&amp;[Sheet1.D676]&amp;[Sheet1.E676]=&quot;PASSPASSPASSFAIL&quot;; &quot;FAIL&quot;; &quot;&quot;)">
            <text:p/>
          </table:table-cell>
          <table:table-cell table:formula="of:=IF([Sheet1.B676]&amp;[Sheet1.C676]&amp;[Sheet1.F676]&amp;[Sheet1.G6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6] = &quot;PASS&quot;; 1; 0) ; IF ([.J676] = &quot;FAIL&quot;; 1; 0)) ; [.A676] ; &quot;&quot;)">
            <text:p/>
          </table:table-cell>
          <table:table-cell table:formula="of:= IF( AND( IF([.H676] = &quot;FAIL&quot;; 1; 0) ; IF([.I676] = &quot;&quot;;  1 ; 0); IF([.J676] = &quot;FAIL&quot;; 1; 0) ) ; [.A6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7]&amp;[Sheet1.C677]&amp;[Sheet1.D677]&amp;[Sheet1.E677]=&quot;PASSPASSPASSFAIL&quot;; &quot;FAIL&quot;; &quot;&quot;)">
            <text:p/>
          </table:table-cell>
          <table:table-cell table:formula="of:=IF([Sheet1.B677]&amp;[Sheet1.C677]&amp;[Sheet1.F677]&amp;[Sheet1.G6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7] = &quot;PASS&quot;; 1; 0) ; IF ([.J677] = &quot;FAIL&quot;; 1; 0)) ; [.A677] ; &quot;&quot;)">
            <text:p/>
          </table:table-cell>
          <table:table-cell table:formula="of:= IF( AND( IF([.H677] = &quot;FAIL&quot;; 1; 0) ; IF([.I677] = &quot;&quot;;  1 ; 0); IF([.J677] = &quot;FAIL&quot;; 1; 0) ) ; [.A6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8]&amp;[Sheet1.C678]&amp;[Sheet1.D678]&amp;[Sheet1.E678]=&quot;PASSPASSPASSFAIL&quot;; &quot;FAIL&quot;; &quot;&quot;)">
            <text:p/>
          </table:table-cell>
          <table:table-cell table:formula="of:=IF([Sheet1.B678]&amp;[Sheet1.C678]&amp;[Sheet1.F678]&amp;[Sheet1.G6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8] = &quot;PASS&quot;; 1; 0) ; IF ([.J678] = &quot;FAIL&quot;; 1; 0)) ; [.A678] ; &quot;&quot;)">
            <text:p/>
          </table:table-cell>
          <table:table-cell table:formula="of:= IF( AND( IF([.H678] = &quot;FAIL&quot;; 1; 0) ; IF([.I678] = &quot;&quot;;  1 ; 0); IF([.J678] = &quot;FAIL&quot;; 1; 0) ) ; [.A6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9]&amp;[Sheet1.C679]&amp;[Sheet1.D679]&amp;[Sheet1.E679]=&quot;PASSPASSPASSFAIL&quot;; &quot;FAIL&quot;; &quot;&quot;)">
            <text:p/>
          </table:table-cell>
          <table:table-cell table:formula="of:=IF([Sheet1.B679]&amp;[Sheet1.C679]&amp;[Sheet1.F679]&amp;[Sheet1.G6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9] = &quot;PASS&quot;; 1; 0) ; IF ([.J679] = &quot;FAIL&quot;; 1; 0)) ; [.A679] ; &quot;&quot;)">
            <text:p/>
          </table:table-cell>
          <table:table-cell table:formula="of:= IF( AND( IF([.H679] = &quot;FAIL&quot;; 1; 0) ; IF([.I679] = &quot;&quot;;  1 ; 0); IF([.J679] = &quot;FAIL&quot;; 1; 0) ) ; [.A6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0]&amp;[Sheet1.C680]&amp;[Sheet1.D680]&amp;[Sheet1.E680]=&quot;PASSPASSPASSFAIL&quot;; &quot;FAIL&quot;; &quot;&quot;)" office:value-type="string" office:string-value="FAIL" calcext:value-type="string">
            <text:p>FAIL</text:p>
          </table:table-cell>
          <table:table-cell table:formula="of:=IF([Sheet1.B680]&amp;[Sheet1.C680]&amp;[Sheet1.F680]&amp;[Sheet1.G68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0] = &quot;PASS&quot;; 1; 0) ; IF ([.J680] = &quot;FAIL&quot;; 1; 0)) ; [.A680] ; &quot;&quot;)">
            <text:p/>
          </table:table-cell>
          <table:table-cell table:formula="of:= IF( AND( IF([.H680] = &quot;FAIL&quot;; 1; 0) ; IF([.I680] = &quot;&quot;;  1 ; 0); IF([.J680] = &quot;FAIL&quot;; 1; 0) ) ; [.A6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1]&amp;[Sheet1.C681]&amp;[Sheet1.D681]&amp;[Sheet1.E681]=&quot;PASSPASSPASSFAIL&quot;; &quot;FAIL&quot;; &quot;&quot;)" office:value-type="string" office:string-value="FAIL" calcext:value-type="string">
            <text:p>FAIL</text:p>
          </table:table-cell>
          <table:table-cell table:formula="of:=IF([Sheet1.B681]&amp;[Sheet1.C681]&amp;[Sheet1.F681]&amp;[Sheet1.G68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1] = &quot;PASS&quot;; 1; 0) ; IF ([.J681] = &quot;FAIL&quot;; 1; 0)) ; [.A681] ; &quot;&quot;)">
            <text:p/>
          </table:table-cell>
          <table:table-cell table:formula="of:= IF( AND( IF([.H681] = &quot;FAIL&quot;; 1; 0) ; IF([.I681] = &quot;&quot;;  1 ; 0); IF([.J681] = &quot;FAIL&quot;; 1; 0) ) ; [.A6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2]&amp;[Sheet1.C682]&amp;[Sheet1.D682]&amp;[Sheet1.E682]=&quot;PASSPASSPASSFAIL&quot;; &quot;FAIL&quot;; &quot;&quot;)" office:value-type="string" office:string-value="FAIL" calcext:value-type="string">
            <text:p>FAIL</text:p>
          </table:table-cell>
          <table:table-cell table:formula="of:=IF([Sheet1.B682]&amp;[Sheet1.C682]&amp;[Sheet1.F682]&amp;[Sheet1.G68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2] = &quot;PASS&quot;; 1; 0) ; IF ([.J682] = &quot;FAIL&quot;; 1; 0)) ; [.A682] ; &quot;&quot;)">
            <text:p/>
          </table:table-cell>
          <table:table-cell table:formula="of:= IF( AND( IF([.H682] = &quot;FAIL&quot;; 1; 0) ; IF([.I682] = &quot;&quot;;  1 ; 0); IF([.J682] = &quot;FAIL&quot;; 1; 0) ) ; [.A6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3]&amp;[Sheet1.C683]&amp;[Sheet1.D683]&amp;[Sheet1.E683]=&quot;PASSPASSPASSFAIL&quot;; &quot;FAIL&quot;; &quot;&quot;)" office:value-type="string" office:string-value="FAIL" calcext:value-type="string">
            <text:p>FAIL</text:p>
          </table:table-cell>
          <table:table-cell table:formula="of:=IF([Sheet1.B683]&amp;[Sheet1.C683]&amp;[Sheet1.F683]&amp;[Sheet1.G68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3] = &quot;PASS&quot;; 1; 0) ; IF ([.J683] = &quot;FAIL&quot;; 1; 0)) ; [.A683] ; &quot;&quot;)">
            <text:p/>
          </table:table-cell>
          <table:table-cell table:formula="of:= IF( AND( IF([.H683] = &quot;FAIL&quot;; 1; 0) ; IF([.I683] = &quot;&quot;;  1 ; 0); IF([.J683] = &quot;FAIL&quot;; 1; 0) ) ; [.A6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4]&amp;[Sheet1.C684]&amp;[Sheet1.D684]&amp;[Sheet1.E684]=&quot;PASSPASSPASSFAIL&quot;; &quot;FAIL&quot;; &quot;&quot;)">
            <text:p/>
          </table:table-cell>
          <table:table-cell table:formula="of:=IF([Sheet1.B684]&amp;[Sheet1.C684]&amp;[Sheet1.F684]&amp;[Sheet1.G6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84] = &quot;PASS&quot;; 1; 0) ; IF ([.J684] = &quot;FAIL&quot;; 1; 0)) ; [.A684] ; &quot;&quot;)">
            <text:p/>
          </table:table-cell>
          <table:table-cell table:formula="of:= IF( AND( IF([.H684] = &quot;FAIL&quot;; 1; 0) ; IF([.I684] = &quot;&quot;;  1 ; 0); IF([.J684] = &quot;FAIL&quot;; 1; 0) ) ; [.A6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5]&amp;[Sheet1.C685]&amp;[Sheet1.D685]&amp;[Sheet1.E685]=&quot;PASSPASSPASSFAIL&quot;; &quot;FAIL&quot;; &quot;&quot;)">
            <text:p/>
          </table:table-cell>
          <table:table-cell table:formula="of:=IF([Sheet1.B685]&amp;[Sheet1.C685]&amp;[Sheet1.F685]&amp;[Sheet1.G68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85] = &quot;PASS&quot;; 1; 0) ; IF ([.J685] = &quot;FAIL&quot;; 1; 0)) ; [.A685] ; &quot;&quot;)">
            <text:p/>
          </table:table-cell>
          <table:table-cell table:formula="of:= IF( AND( IF([.H685] = &quot;FAIL&quot;; 1; 0) ; IF([.I685] = &quot;&quot;;  1 ; 0); IF([.J685] = &quot;FAIL&quot;; 1; 0) ) ; [.A6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1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6]&amp;[Sheet1.C686]&amp;[Sheet1.D686]&amp;[Sheet1.E686]=&quot;PASSPASSPASSFAIL&quot;; &quot;FAIL&quot;; &quot;&quot;)">
            <text:p/>
          </table:table-cell>
          <table:table-cell table:formula="of:=IF([Sheet1.B686]&amp;[Sheet1.C686]&amp;[Sheet1.F686]&amp;[Sheet1.G68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6] = &quot;PASS&quot;; 1; 0) ; IF ([.J686] = &quot;FAIL&quot;; 1; 0)) ; [.A686] ; &quot;&quot;)">
            <text:p/>
          </table:table-cell>
          <table:table-cell table:formula="of:= IF( AND( IF([.H686] = &quot;FAIL&quot;; 1; 0) ; IF([.I686] = &quot;&quot;;  1 ; 0); IF([.J686] = &quot;FAIL&quot;; 1; 0) ) ; [.A6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1_64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7]&amp;[Sheet1.C687]&amp;[Sheet1.D687]&amp;[Sheet1.E687]=&quot;PASSPASSPASSFAIL&quot;; &quot;FAIL&quot;; &quot;&quot;)">
            <text:p/>
          </table:table-cell>
          <table:table-cell table:formula="of:=IF([Sheet1.B687]&amp;[Sheet1.C687]&amp;[Sheet1.F687]&amp;[Sheet1.G68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7] = &quot;PASS&quot;; 1; 0) ; IF ([.J687] = &quot;FAIL&quot;; 1; 0)) ; [.A687] ; &quot;&quot;)">
            <text:p/>
          </table:table-cell>
          <table:table-cell table:formula="of:= IF( AND( IF([.H687] = &quot;FAIL&quot;; 1; 0) ; IF([.I687] = &quot;&quot;;  1 ; 0); IF([.J687] = &quot;FAIL&quot;; 1; 0) ) ; [.A6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2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8]&amp;[Sheet1.C688]&amp;[Sheet1.D688]&amp;[Sheet1.E688]=&quot;PASSPASSPASSFAIL&quot;; &quot;FAIL&quot;; &quot;&quot;)">
            <text:p/>
          </table:table-cell>
          <table:table-cell table:formula="of:=IF([Sheet1.B688]&amp;[Sheet1.C688]&amp;[Sheet1.F688]&amp;[Sheet1.G68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8] = &quot;PASS&quot;; 1; 0) ; IF ([.J688] = &quot;FAIL&quot;; 1; 0)) ; [.A688] ; &quot;&quot;)">
            <text:p/>
          </table:table-cell>
          <table:table-cell table:formula="of:= IF( AND( IF([.H688] = &quot;FAIL&quot;; 1; 0) ; IF([.I688] = &quot;&quot;;  1 ; 0); IF([.J688] = &quot;FAIL&quot;; 1; 0) ) ; [.A6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2_64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9]&amp;[Sheet1.C689]&amp;[Sheet1.D689]&amp;[Sheet1.E689]=&quot;PASSPASSPASSFAIL&quot;; &quot;FAIL&quot;; &quot;&quot;)">
            <text:p/>
          </table:table-cell>
          <table:table-cell table:formula="of:=IF([Sheet1.B689]&amp;[Sheet1.C689]&amp;[Sheet1.F689]&amp;[Sheet1.G6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9] = &quot;PASS&quot;; 1; 0) ; IF ([.J689] = &quot;FAIL&quot;; 1; 0)) ; [.A689] ; &quot;&quot;)">
            <text:p/>
          </table:table-cell>
          <table:table-cell table:formula="of:= IF( AND( IF([.H689] = &quot;FAIL&quot;; 1; 0) ; IF([.I689] = &quot;&quot;;  1 ; 0); IF([.J689] = &quot;FAIL&quot;; 1; 0) ) ; [.A6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fi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0]&amp;[Sheet1.C690]&amp;[Sheet1.D690]&amp;[Sheet1.E690]=&quot;PASSPASSPASSFAIL&quot;; &quot;FAIL&quot;; &quot;&quot;)">
            <text:p/>
          </table:table-cell>
          <table:table-cell table:formula="of:=IF([Sheet1.B690]&amp;[Sheet1.C690]&amp;[Sheet1.F690]&amp;[Sheet1.G6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0] = &quot;PASS&quot;; 1; 0) ; IF ([.J690] = &quot;FAIL&quot;; 1; 0)) ; [.A690] ; &quot;&quot;)">
            <text:p/>
          </table:table-cell>
          <table:table-cell table:formula="of:= IF( AND( IF([.H690] = &quot;FAIL&quot;; 1; 0) ; IF([.I690] = &quot;&quot;;  1 ; 0); IF([.J690] = &quot;FAIL&quot;; 1; 0) ) ; [.A6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read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1]&amp;[Sheet1.C691]&amp;[Sheet1.D691]&amp;[Sheet1.E691]=&quot;PASSPASSPASSFAIL&quot;; &quot;FAIL&quot;; &quot;&quot;)">
            <text:p/>
          </table:table-cell>
          <table:table-cell table:formula="of:=IF([Sheet1.B691]&amp;[Sheet1.C691]&amp;[Sheet1.F691]&amp;[Sheet1.G6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1] = &quot;PASS&quot;; 1; 0) ; IF ([.J691] = &quot;FAIL&quot;; 1; 0)) ; [.A691] ; &quot;&quot;)">
            <text:p/>
          </table:table-cell>
          <table:table-cell table:formula="of:= IF( AND( IF([.H691] = &quot;FAIL&quot;; 1; 0) ; IF([.I691] = &quot;&quot;;  1 ; 0); IF([.J691] = &quot;FAIL&quot;; 1; 0) ) ; [.A6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read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2]&amp;[Sheet1.C692]&amp;[Sheet1.D692]&amp;[Sheet1.E692]=&quot;PASSPASSPASSFAIL&quot;; &quot;FAIL&quot;; &quot;&quot;)" office:value-type="string" office:string-value="FAIL" calcext:value-type="string">
            <text:p>FAIL</text:p>
          </table:table-cell>
          <table:table-cell table:formula="of:=IF([Sheet1.B692]&amp;[Sheet1.C692]&amp;[Sheet1.F692]&amp;[Sheet1.G6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2] = &quot;PASS&quot;; 1; 0) ; IF ([.J692] = &quot;FAIL&quot;; 1; 0)) ; [.A692] ; &quot;&quot;)">
            <text:p/>
          </table:table-cell>
          <table:table-cell table:formula="of:= IF( AND( IF([.H692] = &quot;FAIL&quot;; 1; 0) ; IF([.I692] = &quot;&quot;;  1 ; 0); IF([.J692] = &quot;FAIL&quot;; 1; 0) ) ; [.A6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readv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3]&amp;[Sheet1.C693]&amp;[Sheet1.D693]&amp;[Sheet1.E693]=&quot;PASSPASSPASSFAIL&quot;; &quot;FAIL&quot;; &quot;&quot;)" office:value-type="string" office:string-value="FAIL" calcext:value-type="string">
            <text:p>FAIL</text:p>
          </table:table-cell>
          <table:table-cell table:formula="of:=IF([Sheet1.B693]&amp;[Sheet1.C693]&amp;[Sheet1.F693]&amp;[Sheet1.G6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3] = &quot;PASS&quot;; 1; 0) ; IF ([.J693] = &quot;FAIL&quot;; 1; 0)) ; [.A693] ; &quot;&quot;)">
            <text:p/>
          </table:table-cell>
          <table:table-cell table:formula="of:= IF( AND( IF([.H693] = &quot;FAIL&quot;; 1; 0) ; IF([.I693] = &quot;&quot;;  1 ; 0); IF([.J693] = &quot;FAIL&quot;; 1; 0) ) ; [.A6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write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4]&amp;[Sheet1.C694]&amp;[Sheet1.D694]&amp;[Sheet1.E694]=&quot;PASSPASSPASSFAIL&quot;; &quot;FAIL&quot;; &quot;&quot;)">
            <text:p/>
          </table:table-cell>
          <table:table-cell table:formula="of:=IF([Sheet1.B694]&amp;[Sheet1.C694]&amp;[Sheet1.F694]&amp;[Sheet1.G6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4] = &quot;PASS&quot;; 1; 0) ; IF ([.J694] = &quot;FAIL&quot;; 1; 0)) ; [.A694] ; &quot;&quot;)">
            <text:p/>
          </table:table-cell>
          <table:table-cell table:formula="of:= IF( AND( IF([.H694] = &quot;FAIL&quot;; 1; 0) ; IF([.I694] = &quot;&quot;;  1 ; 0); IF([.J694] = &quot;FAIL&quot;; 1; 0) ) ; [.A6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write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5]&amp;[Sheet1.C695]&amp;[Sheet1.D695]&amp;[Sheet1.E695]=&quot;PASSPASSPASSFAIL&quot;; &quot;FAIL&quot;; &quot;&quot;)" office:value-type="string" office:string-value="FAIL" calcext:value-type="string">
            <text:p>FAIL</text:p>
          </table:table-cell>
          <table:table-cell table:formula="of:=IF([Sheet1.B695]&amp;[Sheet1.C695]&amp;[Sheet1.F695]&amp;[Sheet1.G6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5] = &quot;PASS&quot;; 1; 0) ; IF ([.J695] = &quot;FAIL&quot;; 1; 0)) ; [.A695] ; &quot;&quot;)">
            <text:p/>
          </table:table-cell>
          <table:table-cell table:formula="of:= IF( AND( IF([.H695] = &quot;FAIL&quot;; 1; 0) ; IF([.I695] = &quot;&quot;;  1 ; 0); IF([.J695] = &quot;FAIL&quot;; 1; 0) ) ; [.A6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_hsymlinks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6]&amp;[Sheet1.C696]&amp;[Sheet1.D696]&amp;[Sheet1.E696]=&quot;PASSPASSPASSFAIL&quot;; &quot;FAIL&quot;; &quot;&quot;)">
            <text:p/>
          </table:table-cell>
          <table:table-cell table:formula="of:=IF([Sheet1.B696]&amp;[Sheet1.C696]&amp;[Sheet1.F696]&amp;[Sheet1.G6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6] = &quot;PASS&quot;; 1; 0) ; IF ([.J696] = &quot;FAIL&quot;; 1; 0)) ; [.A696] ; &quot;&quot;)">
            <text:p/>
          </table:table-cell>
          <table:table-cell table:formula="of:= IF( AND( IF([.H696] = &quot;FAIL&quot;; 1; 0) ; IF([.I696] = &quot;&quot;;  1 ; 0); IF([.J696] = &quot;FAIL&quot;; 1; 0) ) ; [.A6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irtyc0w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697]&amp;[Sheet1.C697]&amp;[Sheet1.D697]&amp;[Sheet1.E697]=&quot;PASSPASSPASSFAIL&quot;; &quot;FAIL&quot;; &quot;&quot;)">
            <text:p/>
          </table:table-cell>
          <table:table-cell table:formula="of:=IF([Sheet1.B697]&amp;[Sheet1.C697]&amp;[Sheet1.F697]&amp;[Sheet1.G69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97] = &quot;PASS&quot;; 1; 0) ; IF ([.J697] = &quot;FAIL&quot;; 1; 0)) ; [.A697] ; &quot;&quot;)">
            <text:p/>
          </table:table-cell>
          <table:table-cell table:formula="of:= IF( AND( IF([.H697] = &quot;FAIL&quot;; 1; 0) ; IF([.I697] = &quot;&quot;;  1 ; 0); IF([.J697] = &quot;FAIL&quot;; 1; 0) ) ; [.A6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8]&amp;[Sheet1.C698]&amp;[Sheet1.D698]&amp;[Sheet1.E698]=&quot;PASSPASSPASSFAIL&quot;; &quot;FAIL&quot;; &quot;&quot;)">
            <text:p/>
          </table:table-cell>
          <table:table-cell table:formula="of:=IF([Sheet1.B698]&amp;[Sheet1.C698]&amp;[Sheet1.F698]&amp;[Sheet1.G6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8] = &quot;PASS&quot;; 1; 0) ; IF ([.J698] = &quot;FAIL&quot;; 1; 0)) ; [.A698] ; &quot;&quot;)">
            <text:p/>
          </table:table-cell>
          <table:table-cell table:formula="of:= IF( AND( IF([.H698] = &quot;FAIL&quot;; 1; 0) ; IF([.I698] = &quot;&quot;;  1 ; 0); IF([.J698] = &quot;FAIL&quot;; 1; 0) ) ; [.A6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9]&amp;[Sheet1.C699]&amp;[Sheet1.D699]&amp;[Sheet1.E699]=&quot;PASSPASSPASSFAIL&quot;; &quot;FAIL&quot;; &quot;&quot;)">
            <text:p/>
          </table:table-cell>
          <table:table-cell table:formula="of:=IF([Sheet1.B699]&amp;[Sheet1.C699]&amp;[Sheet1.F699]&amp;[Sheet1.G6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9] = &quot;PASS&quot;; 1; 0) ; IF ([.J699] = &quot;FAIL&quot;; 1; 0)) ; [.A699] ; &quot;&quot;)">
            <text:p/>
          </table:table-cell>
          <table:table-cell table:formula="of:= IF( AND( IF([.H699] = &quot;FAIL&quot;; 1; 0) ; IF([.I699] = &quot;&quot;;  1 ; 0); IF([.J699] = &quot;FAIL&quot;; 1; 0) ) ; [.A6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0]&amp;[Sheet1.C700]&amp;[Sheet1.D700]&amp;[Sheet1.E700]=&quot;PASSPASSPASSFAIL&quot;; &quot;FAIL&quot;; &quot;&quot;)">
            <text:p/>
          </table:table-cell>
          <table:table-cell table:formula="of:=IF([Sheet1.B700]&amp;[Sheet1.C700]&amp;[Sheet1.F700]&amp;[Sheet1.G7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0] = &quot;PASS&quot;; 1; 0) ; IF ([.J700] = &quot;FAIL&quot;; 1; 0)) ; [.A700] ; &quot;&quot;)">
            <text:p/>
          </table:table-cell>
          <table:table-cell table:formula="of:= IF( AND( IF([.H700] = &quot;FAIL&quot;; 1; 0) ; IF([.I700] = &quot;&quot;;  1 ; 0); IF([.J700] = &quot;FAIL&quot;; 1; 0) ) ; [.A7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1]&amp;[Sheet1.C701]&amp;[Sheet1.D701]&amp;[Sheet1.E701]=&quot;PASSPASSPASSFAIL&quot;; &quot;FAIL&quot;; &quot;&quot;)">
            <text:p/>
          </table:table-cell>
          <table:table-cell table:formula="of:=IF([Sheet1.B701]&amp;[Sheet1.C701]&amp;[Sheet1.F701]&amp;[Sheet1.G7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1] = &quot;PASS&quot;; 1; 0) ; IF ([.J701] = &quot;FAIL&quot;; 1; 0)) ; [.A701] ; &quot;&quot;)">
            <text:p/>
          </table:table-cell>
          <table:table-cell table:formula="of:= IF( AND( IF([.H701] = &quot;FAIL&quot;; 1; 0) ; IF([.I701] = &quot;&quot;;  1 ; 0); IF([.J701] = &quot;FAIL&quot;; 1; 0) ) ; [.A7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2]&amp;[Sheet1.C702]&amp;[Sheet1.D702]&amp;[Sheet1.E702]=&quot;PASSPASSPASSFAIL&quot;; &quot;FAIL&quot;; &quot;&quot;)">
            <text:p/>
          </table:table-cell>
          <table:table-cell table:formula="of:=IF([Sheet1.B702]&amp;[Sheet1.C702]&amp;[Sheet1.F702]&amp;[Sheet1.G7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2] = &quot;PASS&quot;; 1; 0) ; IF ([.J702] = &quot;FAIL&quot;; 1; 0)) ; [.A702] ; &quot;&quot;)">
            <text:p/>
          </table:table-cell>
          <table:table-cell table:formula="of:= IF( AND( IF([.H702] = &quot;FAIL&quot;; 1; 0) ; IF([.I702] = &quot;&quot;;  1 ; 0); IF([.J702] = &quot;FAIL&quot;; 1; 0) ) ; [.A7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3]&amp;[Sheet1.C703]&amp;[Sheet1.D703]&amp;[Sheet1.E703]=&quot;PASSPASSPASSFAIL&quot;; &quot;FAIL&quot;; &quot;&quot;)">
            <text:p/>
          </table:table-cell>
          <table:table-cell table:formula="of:=IF([Sheet1.B703]&amp;[Sheet1.C703]&amp;[Sheet1.F703]&amp;[Sheet1.G7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3] = &quot;PASS&quot;; 1; 0) ; IF ([.J703] = &quot;FAIL&quot;; 1; 0)) ; [.A703] ; &quot;&quot;)">
            <text:p/>
          </table:table-cell>
          <table:table-cell table:formula="of:= IF( AND( IF([.H703] = &quot;FAIL&quot;; 1; 0) ; IF([.I703] = &quot;&quot;;  1 ; 0); IF([.J703] = &quot;FAIL&quot;; 1; 0) ) ; [.A7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4]&amp;[Sheet1.C704]&amp;[Sheet1.D704]&amp;[Sheet1.E704]=&quot;PASSPASSPASSFAIL&quot;; &quot;FAIL&quot;; &quot;&quot;)">
            <text:p/>
          </table:table-cell>
          <table:table-cell table:formula="of:=IF([Sheet1.B704]&amp;[Sheet1.C704]&amp;[Sheet1.F704]&amp;[Sheet1.G70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4] = &quot;PASS&quot;; 1; 0) ; IF ([.J704] = &quot;FAIL&quot;; 1; 0)) ; [.A704] ; &quot;&quot;)">
            <text:p/>
          </table:table-cell>
          <table:table-cell table:formula="of:= IF( AND( IF([.H704] = &quot;FAIL&quot;; 1; 0) ; IF([.I704] = &quot;&quot;;  1 ; 0); IF([.J704] = &quot;FAIL&quot;; 1; 0) ) ; [.A7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5]&amp;[Sheet1.C705]&amp;[Sheet1.D705]&amp;[Sheet1.E705]=&quot;PASSPASSPASSFAIL&quot;; &quot;FAIL&quot;; &quot;&quot;)">
            <text:p/>
          </table:table-cell>
          <table:table-cell table:formula="of:=IF([Sheet1.B705]&amp;[Sheet1.C705]&amp;[Sheet1.F705]&amp;[Sheet1.G7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5] = &quot;PASS&quot;; 1; 0) ; IF ([.J705] = &quot;FAIL&quot;; 1; 0)) ; [.A705] ; &quot;&quot;)">
            <text:p/>
          </table:table-cell>
          <table:table-cell table:formula="of:= IF( AND( IF([.H705] = &quot;FAIL&quot;; 1; 0) ; IF([.I705] = &quot;&quot;;  1 ; 0); IF([.J705] = &quot;FAIL&quot;; 1; 0) ) ; [.A7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6]&amp;[Sheet1.C706]&amp;[Sheet1.D706]&amp;[Sheet1.E706]=&quot;PASSPASSPASSFAIL&quot;; &quot;FAIL&quot;; &quot;&quot;)">
            <text:p/>
          </table:table-cell>
          <table:table-cell table:formula="of:=IF([Sheet1.B706]&amp;[Sheet1.C706]&amp;[Sheet1.F706]&amp;[Sheet1.G7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6] = &quot;PASS&quot;; 1; 0) ; IF ([.J706] = &quot;FAIL&quot;; 1; 0)) ; [.A706] ; &quot;&quot;)">
            <text:p/>
          </table:table-cell>
          <table:table-cell table:formula="of:= IF( AND( IF([.H706] = &quot;FAIL&quot;; 1; 0) ; IF([.I706] = &quot;&quot;;  1 ; 0); IF([.J706] = &quot;FAIL&quot;; 1; 0) ) ; [.A7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07]&amp;[Sheet1.C707]&amp;[Sheet1.D707]&amp;[Sheet1.E707]=&quot;PASSPASSPASSFAIL&quot;; &quot;FAIL&quot;; &quot;&quot;)">
            <text:p/>
          </table:table-cell>
          <table:table-cell table:formula="of:=IF([Sheet1.B707]&amp;[Sheet1.C707]&amp;[Sheet1.F707]&amp;[Sheet1.G70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07] = &quot;PASS&quot;; 1; 0) ; IF ([.J707] = &quot;FAIL&quot;; 1; 0)) ; [.A707] ; &quot;&quot;)">
            <text:p/>
          </table:table-cell>
          <table:table-cell table:formula="of:= IF( AND( IF([.H707] = &quot;FAIL&quot;; 1; 0) ; IF([.I707] = &quot;&quot;;  1 ; 0); IF([.J707] = &quot;FAIL&quot;; 1; 0) ) ; [.A7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8]&amp;[Sheet1.C708]&amp;[Sheet1.D708]&amp;[Sheet1.E708]=&quot;PASSPASSPASSFAIL&quot;; &quot;FAIL&quot;; &quot;&quot;)">
            <text:p/>
          </table:table-cell>
          <table:table-cell table:formula="of:=IF([Sheet1.B708]&amp;[Sheet1.C708]&amp;[Sheet1.F708]&amp;[Sheet1.G70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8] = &quot;PASS&quot;; 1; 0) ; IF ([.J708] = &quot;FAIL&quot;; 1; 0)) ; [.A708] ; &quot;&quot;)">
            <text:p/>
          </table:table-cell>
          <table:table-cell table:formula="of:= IF( AND( IF([.H708] = &quot;FAIL&quot;; 1; 0) ; IF([.I708] = &quot;&quot;;  1 ; 0); IF([.J708] = &quot;FAIL&quot;; 1; 0) ) ; [.A7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709]&amp;[Sheet1.C709]&amp;[Sheet1.D709]&amp;[Sheet1.E709]=&quot;PASSPASSPASSFAIL&quot;; &quot;FAIL&quot;; &quot;&quot;)">
            <text:p/>
          </table:table-cell>
          <table:table-cell table:formula="of:=IF([Sheet1.B709]&amp;[Sheet1.C709]&amp;[Sheet1.F709]&amp;[Sheet1.G70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09] = &quot;PASS&quot;; 1; 0) ; IF ([.J709] = &quot;FAIL&quot;; 1; 0)) ; [.A709] ; &quot;&quot;)">
            <text:p/>
          </table:table-cell>
          <table:table-cell table:formula="of:= IF( AND( IF([.H709] = &quot;FAIL&quot;; 1; 0) ; IF([.I709] = &quot;&quot;;  1 ; 0); IF([.J709] = &quot;FAIL&quot;; 1; 0) ) ; [.A7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0]&amp;[Sheet1.C710]&amp;[Sheet1.D710]&amp;[Sheet1.E710]=&quot;PASSPASSPASSFAIL&quot;; &quot;FAIL&quot;; &quot;&quot;)">
            <text:p/>
          </table:table-cell>
          <table:table-cell table:formula="of:=IF([Sheet1.B710]&amp;[Sheet1.C710]&amp;[Sheet1.F710]&amp;[Sheet1.G7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0] = &quot;PASS&quot;; 1; 0) ; IF ([.J710] = &quot;FAIL&quot;; 1; 0)) ; [.A710] ; &quot;&quot;)">
            <text:p/>
          </table:table-cell>
          <table:table-cell table:formula="of:= IF( AND( IF([.H710] = &quot;FAIL&quot;; 1; 0) ; IF([.I710] = &quot;&quot;;  1 ; 0); IF([.J710] = &quot;FAIL&quot;; 1; 0) ) ; [.A7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1]&amp;[Sheet1.C711]&amp;[Sheet1.D711]&amp;[Sheet1.E711]=&quot;PASSPASSPASSFAIL&quot;; &quot;FAIL&quot;; &quot;&quot;)">
            <text:p/>
          </table:table-cell>
          <table:table-cell table:formula="of:=IF([Sheet1.B711]&amp;[Sheet1.C711]&amp;[Sheet1.F711]&amp;[Sheet1.G7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1] = &quot;PASS&quot;; 1; 0) ; IF ([.J711] = &quot;FAIL&quot;; 1; 0)) ; [.A711] ; &quot;&quot;)">
            <text:p/>
          </table:table-cell>
          <table:table-cell table:formula="of:= IF( AND( IF([.H711] = &quot;FAIL&quot;; 1; 0) ; IF([.I711] = &quot;&quot;;  1 ; 0); IF([.J711] = &quot;FAIL&quot;; 1; 0) ) ; [.A7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2]&amp;[Sheet1.C712]&amp;[Sheet1.D712]&amp;[Sheet1.E712]=&quot;PASSPASSPASSFAIL&quot;; &quot;FAIL&quot;; &quot;&quot;)">
            <text:p/>
          </table:table-cell>
          <table:table-cell table:formula="of:=IF([Sheet1.B712]&amp;[Sheet1.C712]&amp;[Sheet1.F712]&amp;[Sheet1.G7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2] = &quot;PASS&quot;; 1; 0) ; IF ([.J712] = &quot;FAIL&quot;; 1; 0)) ; [.A712] ; &quot;&quot;)">
            <text:p/>
          </table:table-cell>
          <table:table-cell table:formula="of:= IF( AND( IF([.H712] = &quot;FAIL&quot;; 1; 0) ; IF([.I712] = &quot;&quot;;  1 ; 0); IF([.J712] = &quot;FAIL&quot;; 1; 0) ) ; [.A7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3]&amp;[Sheet1.C713]&amp;[Sheet1.D713]&amp;[Sheet1.E713]=&quot;PASSPASSPASSFAIL&quot;; &quot;FAIL&quot;; &quot;&quot;)">
            <text:p/>
          </table:table-cell>
          <table:table-cell table:formula="of:=IF([Sheet1.B713]&amp;[Sheet1.C713]&amp;[Sheet1.F713]&amp;[Sheet1.G7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3] = &quot;PASS&quot;; 1; 0) ; IF ([.J713] = &quot;FAIL&quot;; 1; 0)) ; [.A713] ; &quot;&quot;)">
            <text:p/>
          </table:table-cell>
          <table:table-cell table:formula="of:= IF( AND( IF([.H713] = &quot;FAIL&quot;; 1; 0) ; IF([.I713] = &quot;&quot;;  1 ; 0); IF([.J713] = &quot;FAIL&quot;; 1; 0) ) ; [.A7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4]&amp;[Sheet1.C714]&amp;[Sheet1.D714]&amp;[Sheet1.E714]=&quot;PASSPASSPASSFAIL&quot;; &quot;FAIL&quot;; &quot;&quot;)">
            <text:p/>
          </table:table-cell>
          <table:table-cell table:formula="of:=IF([Sheet1.B714]&amp;[Sheet1.C714]&amp;[Sheet1.F714]&amp;[Sheet1.G7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4] = &quot;PASS&quot;; 1; 0) ; IF ([.J714] = &quot;FAIL&quot;; 1; 0)) ; [.A714] ; &quot;&quot;)">
            <text:p/>
          </table:table-cell>
          <table:table-cell table:formula="of:= IF( AND( IF([.H714] = &quot;FAIL&quot;; 1; 0) ; IF([.I714] = &quot;&quot;;  1 ; 0); IF([.J714] = &quot;FAIL&quot;; 1; 0) ) ; [.A7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5]&amp;[Sheet1.C715]&amp;[Sheet1.D715]&amp;[Sheet1.E715]=&quot;PASSPASSPASSFAIL&quot;; &quot;FAIL&quot;; &quot;&quot;)">
            <text:p/>
          </table:table-cell>
          <table:table-cell table:formula="of:=IF([Sheet1.B715]&amp;[Sheet1.C715]&amp;[Sheet1.F715]&amp;[Sheet1.G7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5] = &quot;PASS&quot;; 1; 0) ; IF ([.J715] = &quot;FAIL&quot;; 1; 0)) ; [.A715] ; &quot;&quot;)">
            <text:p/>
          </table:table-cell>
          <table:table-cell table:formula="of:= IF( AND( IF([.H715] = &quot;FAIL&quot;; 1; 0) ; IF([.I715] = &quot;&quot;;  1 ; 0); IF([.J715] = &quot;FAIL&quot;; 1; 0) ) ; [.A7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6]&amp;[Sheet1.C716]&amp;[Sheet1.D716]&amp;[Sheet1.E716]=&quot;PASSPASSPASSFAIL&quot;; &quot;FAIL&quot;; &quot;&quot;)">
            <text:p/>
          </table:table-cell>
          <table:table-cell table:formula="of:=IF([Sheet1.B716]&amp;[Sheet1.C716]&amp;[Sheet1.F716]&amp;[Sheet1.G7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6] = &quot;PASS&quot;; 1; 0) ; IF ([.J716] = &quot;FAIL&quot;; 1; 0)) ; [.A716] ; &quot;&quot;)">
            <text:p/>
          </table:table-cell>
          <table:table-cell table:formula="of:= IF( AND( IF([.H716] = &quot;FAIL&quot;; 1; 0) ; IF([.I716] = &quot;&quot;;  1 ; 0); IF([.J716] = &quot;FAIL&quot;; 1; 0) ) ; [.A7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7]&amp;[Sheet1.C717]&amp;[Sheet1.D717]&amp;[Sheet1.E717]=&quot;PASSPASSPASSFAIL&quot;; &quot;FAIL&quot;; &quot;&quot;)">
            <text:p/>
          </table:table-cell>
          <table:table-cell table:formula="of:=IF([Sheet1.B717]&amp;[Sheet1.C717]&amp;[Sheet1.F717]&amp;[Sheet1.G7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7] = &quot;PASS&quot;; 1; 0) ; IF ([.J717] = &quot;FAIL&quot;; 1; 0)) ; [.A717] ; &quot;&quot;)">
            <text:p/>
          </table:table-cell>
          <table:table-cell table:formula="of:= IF( AND( IF([.H717] = &quot;FAIL&quot;; 1; 0) ; IF([.I717] = &quot;&quot;;  1 ; 0); IF([.J717] = &quot;FAIL&quot;; 1; 0) ) ; [.A7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8]&amp;[Sheet1.C718]&amp;[Sheet1.D718]&amp;[Sheet1.E718]=&quot;PASSPASSPASSFAIL&quot;; &quot;FAIL&quot;; &quot;&quot;)" office:value-type="string" office:string-value="FAIL" calcext:value-type="string">
            <text:p>FAIL</text:p>
          </table:table-cell>
          <table:table-cell table:formula="of:=IF([Sheet1.B718]&amp;[Sheet1.C718]&amp;[Sheet1.F718]&amp;[Sheet1.G71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18] = &quot;PASS&quot;; 1; 0) ; IF ([.J718] = &quot;FAIL&quot;; 1; 0)) ; [.A718] ; &quot;&quot;)">
            <text:p/>
          </table:table-cell>
          <table:table-cell table:formula="of:= IF( AND( IF([.H718] = &quot;FAIL&quot;; 1; 0) ; IF([.I718] = &quot;&quot;;  1 ; 0); IF([.J718] = &quot;FAIL&quot;; 1; 0) ) ; [.A7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9]&amp;[Sheet1.C719]&amp;[Sheet1.D719]&amp;[Sheet1.E719]=&quot;PASSPASSPASSFAIL&quot;; &quot;FAIL&quot;; &quot;&quot;)" office:value-type="string" office:string-value="FAIL" calcext:value-type="string">
            <text:p>FAIL</text:p>
          </table:table-cell>
          <table:table-cell table:formula="of:=IF([Sheet1.B719]&amp;[Sheet1.C719]&amp;[Sheet1.F719]&amp;[Sheet1.G71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19] = &quot;PASS&quot;; 1; 0) ; IF ([.J719] = &quot;FAIL&quot;; 1; 0)) ; [.A719] ; &quot;&quot;)">
            <text:p/>
          </table:table-cell>
          <table:table-cell table:formula="of:= IF( AND( IF([.H719] = &quot;FAIL&quot;; 1; 0) ; IF([.I719] = &quot;&quot;;  1 ; 0); IF([.J719] = &quot;FAIL&quot;; 1; 0) ) ; [.A7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0]&amp;[Sheet1.C720]&amp;[Sheet1.D720]&amp;[Sheet1.E720]=&quot;PASSPASSPASSFAIL&quot;; &quot;FAIL&quot;; &quot;&quot;)" office:value-type="string" office:string-value="FAIL" calcext:value-type="string">
            <text:p>FAIL</text:p>
          </table:table-cell>
          <table:table-cell table:formula="of:=IF([Sheet1.B720]&amp;[Sheet1.C720]&amp;[Sheet1.F720]&amp;[Sheet1.G72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20] = &quot;PASS&quot;; 1; 0) ; IF ([.J720] = &quot;FAIL&quot;; 1; 0)) ; [.A720] ; &quot;&quot;)">
            <text:p/>
          </table:table-cell>
          <table:table-cell table:formula="of:= IF( AND( IF([.H720] = &quot;FAIL&quot;; 1; 0) ; IF([.I720] = &quot;&quot;;  1 ; 0); IF([.J720] = &quot;FAIL&quot;; 1; 0) ) ; [.A7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1]&amp;[Sheet1.C721]&amp;[Sheet1.D721]&amp;[Sheet1.E721]=&quot;PASSPASSPASSFAIL&quot;; &quot;FAIL&quot;; &quot;&quot;)" office:value-type="string" office:string-value="FAIL" calcext:value-type="string">
            <text:p>FAIL</text:p>
          </table:table-cell>
          <table:table-cell table:formula="of:=IF([Sheet1.B721]&amp;[Sheet1.C721]&amp;[Sheet1.F721]&amp;[Sheet1.G72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21] = &quot;PASS&quot;; 1; 0) ; IF ([.J721] = &quot;FAIL&quot;; 1; 0)) ; [.A721] ; &quot;&quot;)">
            <text:p/>
          </table:table-cell>
          <table:table-cell table:formula="of:= IF( AND( IF([.H721] = &quot;FAIL&quot;; 1; 0) ; IF([.I721] = &quot;&quot;;  1 ; 0); IF([.J721] = &quot;FAIL&quot;; 1; 0) ) ; [.A7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2]&amp;[Sheet1.C722]&amp;[Sheet1.D722]&amp;[Sheet1.E722]=&quot;PASSPASSPASSFAIL&quot;; &quot;FAIL&quot;; &quot;&quot;)">
            <text:p/>
          </table:table-cell>
          <table:table-cell table:formula="of:=IF([Sheet1.B722]&amp;[Sheet1.C722]&amp;[Sheet1.F722]&amp;[Sheet1.G72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2] = &quot;PASS&quot;; 1; 0) ; IF ([.J722] = &quot;FAIL&quot;; 1; 0)) ; [.A722] ; &quot;&quot;)">
            <text:p/>
          </table:table-cell>
          <table:table-cell table:formula="of:= IF( AND( IF([.H722] = &quot;FAIL&quot;; 1; 0) ; IF([.I722] = &quot;&quot;;  1 ; 0); IF([.J722] = &quot;FAIL&quot;; 1; 0) ) ; [.A7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3]&amp;[Sheet1.C723]&amp;[Sheet1.D723]&amp;[Sheet1.E723]=&quot;PASSPASSPASSFAIL&quot;; &quot;FAIL&quot;; &quot;&quot;)">
            <text:p/>
          </table:table-cell>
          <table:table-cell table:formula="of:=IF([Sheet1.B723]&amp;[Sheet1.C723]&amp;[Sheet1.F723]&amp;[Sheet1.G7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3] = &quot;PASS&quot;; 1; 0) ; IF ([.J723] = &quot;FAIL&quot;; 1; 0)) ; [.A723] ; &quot;&quot;)">
            <text:p/>
          </table:table-cell>
          <table:table-cell table:formula="of:= IF( AND( IF([.H723] = &quot;FAIL&quot;; 1; 0) ; IF([.I723] = &quot;&quot;;  1 ; 0); IF([.J723] = &quot;FAIL&quot;; 1; 0) ) ; [.A7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uotactl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24]&amp;[Sheet1.C724]&amp;[Sheet1.D724]&amp;[Sheet1.E724]=&quot;PASSPASSPASSFAIL&quot;; &quot;FAIL&quot;; &quot;&quot;)">
            <text:p/>
          </table:table-cell>
          <table:table-cell table:formula="of:=IF([Sheet1.B724]&amp;[Sheet1.C724]&amp;[Sheet1.F724]&amp;[Sheet1.G7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4] = &quot;PASS&quot;; 1; 0) ; IF ([.J724] = &quot;FAIL&quot;; 1; 0)) ; [.A724] ; &quot;&quot;)">
            <text:p/>
          </table:table-cell>
          <table:table-cell table:formula="of:= IF( AND( IF([.H724] = &quot;FAIL&quot;; 1; 0) ; IF([.I724] = &quot;&quot;;  1 ; 0); IF([.J724] = &quot;FAIL&quot;; 1; 0) ) ; [.A7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uotactl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25]&amp;[Sheet1.C725]&amp;[Sheet1.D725]&amp;[Sheet1.E725]=&quot;PASSPASSPASSFAIL&quot;; &quot;FAIL&quot;; &quot;&quot;)">
            <text:p/>
          </table:table-cell>
          <table:table-cell table:formula="of:=IF([Sheet1.B725]&amp;[Sheet1.C725]&amp;[Sheet1.F725]&amp;[Sheet1.G7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25] = &quot;PASS&quot;; 1; 0) ; IF ([.J725] = &quot;FAIL&quot;; 1; 0)) ; [.A725] ; &quot;&quot;)">
            <text:p/>
          </table:table-cell>
          <table:table-cell table:formula="of:= IF( AND( IF([.H725] = &quot;FAIL&quot;; 1; 0) ; IF([.I725] = &quot;&quot;;  1 ; 0); IF([.J725] = &quot;FAIL&quot;; 1; 0) ) ; [.A7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uotactl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26]&amp;[Sheet1.C726]&amp;[Sheet1.D726]&amp;[Sheet1.E726]=&quot;PASSPASSPASSFAIL&quot;; &quot;FAIL&quot;; &quot;&quot;)">
            <text:p/>
          </table:table-cell>
          <table:table-cell table:formula="of:=IF([Sheet1.B726]&amp;[Sheet1.C726]&amp;[Sheet1.F726]&amp;[Sheet1.G72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26] = &quot;PASS&quot;; 1; 0) ; IF ([.J726] = &quot;FAIL&quot;; 1; 0)) ; [.A726] ; &quot;&quot;)">
            <text:p/>
          </table:table-cell>
          <table:table-cell table:formula="of:= IF( AND( IF([.H726] = &quot;FAIL&quot;; 1; 0) ; IF([.I726] = &quot;&quot;;  1 ; 0); IF([.J726] = &quot;FAIL&quot;; 1; 0) ) ; [.A7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7]&amp;[Sheet1.C727]&amp;[Sheet1.D727]&amp;[Sheet1.E727]=&quot;PASSPASSPASSFAIL&quot;; &quot;FAIL&quot;; &quot;&quot;)">
            <text:p/>
          </table:table-cell>
          <table:table-cell table:formula="of:=IF([Sheet1.B727]&amp;[Sheet1.C727]&amp;[Sheet1.F727]&amp;[Sheet1.G7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27] = &quot;PASS&quot;; 1; 0) ; IF ([.J727] = &quot;FAIL&quot;; 1; 0)) ; [.A727] ; &quot;&quot;)">
            <text:p/>
          </table:table-cell>
          <table:table-cell table:formula="of:= IF( AND( IF([.H727] = &quot;FAIL&quot;; 1; 0) ; IF([.I727] = &quot;&quot;;  1 ; 0); IF([.J727] = &quot;FAIL&quot;; 1; 0) ) ; [.A7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8]&amp;[Sheet1.C728]&amp;[Sheet1.D728]&amp;[Sheet1.E728]=&quot;PASSPASSPASSFAIL&quot;; &quot;FAIL&quot;; &quot;&quot;)">
            <text:p/>
          </table:table-cell>
          <table:table-cell table:formula="of:=IF([Sheet1.B728]&amp;[Sheet1.C728]&amp;[Sheet1.F728]&amp;[Sheet1.G72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728] = &quot;PASS&quot;; 1; 0) ; IF ([.J728] = &quot;FAIL&quot;; 1; 0)) ; [.A728] ; &quot;&quot;)" office:value-type="string" office:string-value="read02" calcext:value-type="string">
            <text:p>read02</text:p>
          </table:table-cell>
          <table:table-cell table:formula="of:= IF( AND( IF([.H728] = &quot;FAIL&quot;; 1; 0) ; IF([.I728] = &quot;&quot;;  1 ; 0); IF([.J728] = &quot;FAIL&quot;; 1; 0) ) ; [.A7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9]&amp;[Sheet1.C729]&amp;[Sheet1.D729]&amp;[Sheet1.E729]=&quot;PASSPASSPASSFAIL&quot;; &quot;FAIL&quot;; &quot;&quot;)">
            <text:p/>
          </table:table-cell>
          <table:table-cell table:formula="of:=IF([Sheet1.B729]&amp;[Sheet1.C729]&amp;[Sheet1.F729]&amp;[Sheet1.G7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29] = &quot;PASS&quot;; 1; 0) ; IF ([.J729] = &quot;FAIL&quot;; 1; 0)) ; [.A729] ; &quot;&quot;)">
            <text:p/>
          </table:table-cell>
          <table:table-cell table:formula="of:= IF( AND( IF([.H729] = &quot;FAIL&quot;; 1; 0) ; IF([.I729] = &quot;&quot;;  1 ; 0); IF([.J729] = &quot;FAIL&quot;; 1; 0) ) ; [.A7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0]&amp;[Sheet1.C730]&amp;[Sheet1.D730]&amp;[Sheet1.E730]=&quot;PASSPASSPASSFAIL&quot;; &quot;FAIL&quot;; &quot;&quot;)">
            <text:p/>
          </table:table-cell>
          <table:table-cell table:formula="of:=IF([Sheet1.B730]&amp;[Sheet1.C730]&amp;[Sheet1.F730]&amp;[Sheet1.G7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0] = &quot;PASS&quot;; 1; 0) ; IF ([.J730] = &quot;FAIL&quot;; 1; 0)) ; [.A730] ; &quot;&quot;)">
            <text:p/>
          </table:table-cell>
          <table:table-cell table:formula="of:= IF( AND( IF([.H730] = &quot;FAIL&quot;; 1; 0) ; IF([.I730] = &quot;&quot;;  1 ; 0); IF([.J730] = &quot;FAIL&quot;; 1; 0) ) ; [.A7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ahea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31]&amp;[Sheet1.C731]&amp;[Sheet1.D731]&amp;[Sheet1.E731]=&quot;PASSPASSPASSFAIL&quot;; &quot;FAIL&quot;; &quot;&quot;)">
            <text:p/>
          </table:table-cell>
          <table:table-cell table:formula="of:=IF([Sheet1.B731]&amp;[Sheet1.C731]&amp;[Sheet1.F731]&amp;[Sheet1.G73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31] = &quot;PASS&quot;; 1; 0) ; IF ([.J731] = &quot;FAIL&quot;; 1; 0)) ; [.A731] ; &quot;&quot;)">
            <text:p/>
          </table:table-cell>
          <table:table-cell table:formula="of:= IF( AND( IF([.H731] = &quot;FAIL&quot;; 1; 0) ; IF([.I731] = &quot;&quot;;  1 ; 0); IF([.J731] = &quot;FAIL&quot;; 1; 0) ) ; [.A7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ahea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32]&amp;[Sheet1.C732]&amp;[Sheet1.D732]&amp;[Sheet1.E732]=&quot;PASSPASSPASSFAIL&quot;; &quot;FAIL&quot;; &quot;&quot;)">
            <text:p/>
          </table:table-cell>
          <table:table-cell table:formula="of:=IF([Sheet1.B732]&amp;[Sheet1.C732]&amp;[Sheet1.F732]&amp;[Sheet1.G7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32] = &quot;PASS&quot;; 1; 0) ; IF ([.J732] = &quot;FAIL&quot;; 1; 0)) ; [.A732] ; &quot;&quot;)">
            <text:p/>
          </table:table-cell>
          <table:table-cell table:formula="of:= IF( AND( IF([.H732] = &quot;FAIL&quot;; 1; 0) ; IF([.I732] = &quot;&quot;;  1 ; 0); IF([.J732] = &quot;FAIL&quot;; 1; 0) ) ; [.A7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3]&amp;[Sheet1.C733]&amp;[Sheet1.D733]&amp;[Sheet1.E733]=&quot;PASSPASSPASSFAIL&quot;; &quot;FAIL&quot;; &quot;&quot;)">
            <text:p/>
          </table:table-cell>
          <table:table-cell table:formula="of:=IF([Sheet1.B733]&amp;[Sheet1.C733]&amp;[Sheet1.F733]&amp;[Sheet1.G7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3] = &quot;PASS&quot;; 1; 0) ; IF ([.J733] = &quot;FAIL&quot;; 1; 0)) ; [.A733] ; &quot;&quot;)">
            <text:p/>
          </table:table-cell>
          <table:table-cell table:formula="of:= IF( AND( IF([.H733] = &quot;FAIL&quot;; 1; 0) ; IF([.I733] = &quot;&quot;;  1 ; 0); IF([.J733] = &quot;FAIL&quot;; 1; 0) ) ; [.A7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dir2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734]&amp;[Sheet1.C734]&amp;[Sheet1.D734]&amp;[Sheet1.E734]=&quot;PASSPASSPASSFAIL&quot;; &quot;FAIL&quot;; &quot;&quot;)">
            <text:p/>
          </table:table-cell>
          <table:table-cell table:formula="of:=IF([Sheet1.B734]&amp;[Sheet1.C734]&amp;[Sheet1.F734]&amp;[Sheet1.G7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34] = &quot;PASS&quot;; 1; 0) ; IF ([.J734] = &quot;FAIL&quot;; 1; 0)) ; [.A734] ; &quot;&quot;)">
            <text:p/>
          </table:table-cell>
          <table:table-cell table:formula="of:= IF( AND( IF([.H734] = &quot;FAIL&quot;; 1; 0) ; IF([.I734] = &quot;&quot;;  1 ; 0); IF([.J734] = &quot;FAIL&quot;; 1; 0) ) ; [.A7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5]&amp;[Sheet1.C735]&amp;[Sheet1.D735]&amp;[Sheet1.E735]=&quot;PASSPASSPASSFAIL&quot;; &quot;FAIL&quot;; &quot;&quot;)">
            <text:p/>
          </table:table-cell>
          <table:table-cell table:formula="of:=IF([Sheet1.B735]&amp;[Sheet1.C735]&amp;[Sheet1.F735]&amp;[Sheet1.G7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5] = &quot;PASS&quot;; 1; 0) ; IF ([.J735] = &quot;FAIL&quot;; 1; 0)) ; [.A735] ; &quot;&quot;)">
            <text:p/>
          </table:table-cell>
          <table:table-cell table:formula="of:= IF( AND( IF([.H735] = &quot;FAIL&quot;; 1; 0) ; IF([.I735] = &quot;&quot;;  1 ; 0); IF([.J735] = &quot;FAIL&quot;; 1; 0) ) ; [.A7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6]&amp;[Sheet1.C736]&amp;[Sheet1.D736]&amp;[Sheet1.E736]=&quot;PASSPASSPASSFAIL&quot;; &quot;FAIL&quot;; &quot;&quot;)">
            <text:p/>
          </table:table-cell>
          <table:table-cell table:formula="of:=IF([Sheet1.B736]&amp;[Sheet1.C736]&amp;[Sheet1.F736]&amp;[Sheet1.G7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6] = &quot;PASS&quot;; 1; 0) ; IF ([.J736] = &quot;FAIL&quot;; 1; 0)) ; [.A736] ; &quot;&quot;)">
            <text:p/>
          </table:table-cell>
          <table:table-cell table:formula="of:= IF( AND( IF([.H736] = &quot;FAIL&quot;; 1; 0) ; IF([.I736] = &quot;&quot;;  1 ; 0); IF([.J736] = &quot;FAIL&quot;; 1; 0) ) ; [.A7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7]&amp;[Sheet1.C737]&amp;[Sheet1.D737]&amp;[Sheet1.E737]=&quot;PASSPASSPASSFAIL&quot;; &quot;FAIL&quot;; &quot;&quot;)">
            <text:p/>
          </table:table-cell>
          <table:table-cell table:formula="of:=IF([Sheet1.B737]&amp;[Sheet1.C737]&amp;[Sheet1.F737]&amp;[Sheet1.G7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7] = &quot;PASS&quot;; 1; 0) ; IF ([.J737] = &quot;FAIL&quot;; 1; 0)) ; [.A737] ; &quot;&quot;)">
            <text:p/>
          </table:table-cell>
          <table:table-cell table:formula="of:= IF( AND( IF([.H737] = &quot;FAIL&quot;; 1; 0) ; IF([.I737] = &quot;&quot;;  1 ; 0); IF([.J737] = &quot;FAIL&quot;; 1; 0) ) ; [.A7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8]&amp;[Sheet1.C738]&amp;[Sheet1.D738]&amp;[Sheet1.E738]=&quot;PASSPASSPASSFAIL&quot;; &quot;FAIL&quot;; &quot;&quot;)">
            <text:p/>
          </table:table-cell>
          <table:table-cell table:formula="of:=IF([Sheet1.B738]&amp;[Sheet1.C738]&amp;[Sheet1.F738]&amp;[Sheet1.G7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8] = &quot;PASS&quot;; 1; 0) ; IF ([.J738] = &quot;FAIL&quot;; 1; 0)) ; [.A738] ; &quot;&quot;)">
            <text:p/>
          </table:table-cell>
          <table:table-cell table:formula="of:= IF( AND( IF([.H738] = &quot;FAIL&quot;; 1; 0) ; IF([.I738] = &quot;&quot;;  1 ; 0); IF([.J738] = &quot;FAIL&quot;; 1; 0) ) ; [.A7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9]&amp;[Sheet1.C739]&amp;[Sheet1.D739]&amp;[Sheet1.E739]=&quot;PASSPASSPASSFAIL&quot;; &quot;FAIL&quot;; &quot;&quot;)">
            <text:p/>
          </table:table-cell>
          <table:table-cell table:formula="of:=IF([Sheet1.B739]&amp;[Sheet1.C739]&amp;[Sheet1.F739]&amp;[Sheet1.G7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9] = &quot;PASS&quot;; 1; 0) ; IF ([.J739] = &quot;FAIL&quot;; 1; 0)) ; [.A739] ; &quot;&quot;)">
            <text:p/>
          </table:table-cell>
          <table:table-cell table:formula="of:= IF( AND( IF([.H739] = &quot;FAIL&quot;; 1; 0) ; IF([.I739] = &quot;&quot;;  1 ; 0); IF([.J739] = &quot;FAIL&quot;; 1; 0) ) ; [.A7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0]&amp;[Sheet1.C740]&amp;[Sheet1.D740]&amp;[Sheet1.E740]=&quot;PASSPASSPASSFAIL&quot;; &quot;FAIL&quot;; &quot;&quot;)">
            <text:p/>
          </table:table-cell>
          <table:table-cell table:formula="of:=IF([Sheet1.B740]&amp;[Sheet1.C740]&amp;[Sheet1.F740]&amp;[Sheet1.G7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0] = &quot;PASS&quot;; 1; 0) ; IF ([.J740] = &quot;FAIL&quot;; 1; 0)) ; [.A740] ; &quot;&quot;)">
            <text:p/>
          </table:table-cell>
          <table:table-cell table:formula="of:= IF( AND( IF([.H740] = &quot;FAIL&quot;; 1; 0) ; IF([.I740] = &quot;&quot;;  1 ; 0); IF([.J740] = &quot;FAIL&quot;; 1; 0) ) ; [.A7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1]&amp;[Sheet1.C741]&amp;[Sheet1.D741]&amp;[Sheet1.E741]=&quot;PASSPASSPASSFAIL&quot;; &quot;FAIL&quot;; &quot;&quot;)">
            <text:p/>
          </table:table-cell>
          <table:table-cell table:formula="of:=IF([Sheet1.B741]&amp;[Sheet1.C741]&amp;[Sheet1.F741]&amp;[Sheet1.G7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1] = &quot;PASS&quot;; 1; 0) ; IF ([.J741] = &quot;FAIL&quot;; 1; 0)) ; [.A741] ; &quot;&quot;)">
            <text:p/>
          </table:table-cell>
          <table:table-cell table:formula="of:= IF( AND( IF([.H741] = &quot;FAIL&quot;; 1; 0) ; IF([.I741] = &quot;&quot;;  1 ; 0); IF([.J741] = &quot;FAIL&quot;; 1; 0) ) ; [.A7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v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2]&amp;[Sheet1.C742]&amp;[Sheet1.D742]&amp;[Sheet1.E742]=&quot;PASSPASSPASSFAIL&quot;; &quot;FAIL&quot;; &quot;&quot;)">
            <text:p/>
          </table:table-cell>
          <table:table-cell table:formula="of:=IF([Sheet1.B742]&amp;[Sheet1.C742]&amp;[Sheet1.F742]&amp;[Sheet1.G7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2] = &quot;PASS&quot;; 1; 0) ; IF ([.J742] = &quot;FAIL&quot;; 1; 0)) ; [.A742] ; &quot;&quot;)">
            <text:p/>
          </table:table-cell>
          <table:table-cell table:formula="of:= IF( AND( IF([.H742] = &quot;FAIL&quot;; 1; 0) ; IF([.I742] = &quot;&quot;;  1 ; 0); IF([.J742] = &quot;FAIL&quot;; 1; 0) ) ; [.A7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lpath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743]&amp;[Sheet1.C743]&amp;[Sheet1.D743]&amp;[Sheet1.E743]=&quot;PASSPASSPASSFAIL&quot;; &quot;FAIL&quot;; &quot;&quot;)">
            <text:p/>
          </table:table-cell>
          <table:table-cell table:formula="of:=IF([Sheet1.B743]&amp;[Sheet1.C743]&amp;[Sheet1.F743]&amp;[Sheet1.G74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3] = &quot;PASS&quot;; 1; 0) ; IF ([.J743] = &quot;FAIL&quot;; 1; 0)) ; [.A743] ; &quot;&quot;)">
            <text:p/>
          </table:table-cell>
          <table:table-cell table:formula="of:= IF( AND( IF([.H743] = &quot;FAIL&quot;; 1; 0) ; IF([.I743] = &quot;&quot;;  1 ; 0); IF([.J743] = &quot;FAIL&quot;; 1; 0) ) ; [.A7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boo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44]&amp;[Sheet1.C744]&amp;[Sheet1.D744]&amp;[Sheet1.E744]=&quot;PASSPASSPASSFAIL&quot;; &quot;FAIL&quot;; &quot;&quot;)">
            <text:p/>
          </table:table-cell>
          <table:table-cell table:formula="of:=IF([Sheet1.B744]&amp;[Sheet1.C744]&amp;[Sheet1.F744]&amp;[Sheet1.G74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4] = &quot;PASS&quot;; 1; 0) ; IF ([.J744] = &quot;FAIL&quot;; 1; 0)) ; [.A744] ; &quot;&quot;)">
            <text:p/>
          </table:table-cell>
          <table:table-cell table:formula="of:= IF( AND( IF([.H744] = &quot;FAIL&quot;; 1; 0) ; IF([.I744] = &quot;&quot;;  1 ; 0); IF([.J744] = &quot;FAIL&quot;; 1; 0) ) ; [.A7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boo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45]&amp;[Sheet1.C745]&amp;[Sheet1.D745]&amp;[Sheet1.E745]=&quot;PASSPASSPASSFAIL&quot;; &quot;FAIL&quot;; &quot;&quot;)">
            <text:p/>
          </table:table-cell>
          <table:table-cell table:formula="of:=IF([Sheet1.B745]&amp;[Sheet1.C745]&amp;[Sheet1.F745]&amp;[Sheet1.G74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5] = &quot;PASS&quot;; 1; 0) ; IF ([.J745] = &quot;FAIL&quot;; 1; 0)) ; [.A745] ; &quot;&quot;)">
            <text:p/>
          </table:table-cell>
          <table:table-cell table:formula="of:= IF( AND( IF([.H745] = &quot;FAIL&quot;; 1; 0) ; IF([.I745] = &quot;&quot;;  1 ; 0); IF([.J745] = &quot;FAIL&quot;; 1; 0) ) ; [.A7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6]&amp;[Sheet1.C746]&amp;[Sheet1.D746]&amp;[Sheet1.E746]=&quot;PASSPASSPASSFAIL&quot;; &quot;FAIL&quot;; &quot;&quot;)">
            <text:p/>
          </table:table-cell>
          <table:table-cell table:formula="of:=IF([Sheet1.B746]&amp;[Sheet1.C746]&amp;[Sheet1.F746]&amp;[Sheet1.G7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6] = &quot;PASS&quot;; 1; 0) ; IF ([.J746] = &quot;FAIL&quot;; 1; 0)) ; [.A746] ; &quot;&quot;)">
            <text:p/>
          </table:table-cell>
          <table:table-cell table:formula="of:= IF( AND( IF([.H746] = &quot;FAIL&quot;; 1; 0) ; IF([.I746] = &quot;&quot;;  1 ; 0); IF([.J746] = &quot;FAIL&quot;; 1; 0) ) ; [.A7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fro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7]&amp;[Sheet1.C747]&amp;[Sheet1.D747]&amp;[Sheet1.E747]=&quot;PASSPASSPASSFAIL&quot;; &quot;FAIL&quot;; &quot;&quot;)">
            <text:p/>
          </table:table-cell>
          <table:table-cell table:formula="of:=IF([Sheet1.B747]&amp;[Sheet1.C747]&amp;[Sheet1.F747]&amp;[Sheet1.G7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7] = &quot;PASS&quot;; 1; 0) ; IF ([.J747] = &quot;FAIL&quot;; 1; 0)) ; [.A747] ; &quot;&quot;)">
            <text:p/>
          </table:table-cell>
          <table:table-cell table:formula="of:= IF( AND( IF([.H747] = &quot;FAIL&quot;; 1; 0) ; IF([.I747] = &quot;&quot;;  1 ; 0); IF([.J747] = &quot;FAIL&quot;; 1; 0) ) ; [.A7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msg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48]&amp;[Sheet1.C748]&amp;[Sheet1.D748]&amp;[Sheet1.E748]=&quot;PASSPASSPASSFAIL&quot;; &quot;FAIL&quot;; &quot;&quot;)">
            <text:p/>
          </table:table-cell>
          <table:table-cell table:formula="of:=IF([Sheet1.B748]&amp;[Sheet1.C748]&amp;[Sheet1.F748]&amp;[Sheet1.G74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48] = &quot;PASS&quot;; 1; 0) ; IF ([.J748] = &quot;FAIL&quot;; 1; 0)) ; [.A748] ; &quot;&quot;)">
            <text:p/>
          </table:table-cell>
          <table:table-cell table:formula="of:= IF( AND( IF([.H748] = &quot;FAIL&quot;; 1; 0) ; IF([.I748] = &quot;&quot;;  1 ; 0); IF([.J748] = &quot;FAIL&quot;; 1; 0) ) ; [.A7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msg02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749]&amp;[Sheet1.C749]&amp;[Sheet1.D749]&amp;[Sheet1.E749]=&quot;PASSPASSPASSFAIL&quot;; &quot;FAIL&quot;; &quot;&quot;)">
            <text:p/>
          </table:table-cell>
          <table:table-cell table:formula="of:=IF([Sheet1.B749]&amp;[Sheet1.C749]&amp;[Sheet1.F749]&amp;[Sheet1.G7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9] = &quot;PASS&quot;; 1; 0) ; IF ([.J749] = &quot;FAIL&quot;; 1; 0)) ; [.A749] ; &quot;&quot;)">
            <text:p/>
          </table:table-cell>
          <table:table-cell table:formula="of:= IF( AND( IF([.H749] = &quot;FAIL&quot;; 1; 0) ; IF([.I749] = &quot;&quot;;  1 ; 0); IF([.J749] = &quot;FAIL&quot;; 1; 0) ) ; [.A7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msg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50]&amp;[Sheet1.C750]&amp;[Sheet1.D750]&amp;[Sheet1.E750]=&quot;PASSPASSPASSFAIL&quot;; &quot;FAIL&quot;; &quot;&quot;)">
            <text:p/>
          </table:table-cell>
          <table:table-cell table:formula="of:=IF([Sheet1.B750]&amp;[Sheet1.C750]&amp;[Sheet1.F750]&amp;[Sheet1.G7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50] = &quot;PASS&quot;; 1; 0) ; IF ([.J750] = &quot;FAIL&quot;; 1; 0)) ; [.A750] ; &quot;&quot;)">
            <text:p/>
          </table:table-cell>
          <table:table-cell table:formula="of:= IF( AND( IF([.H750] = &quot;FAIL&quot;; 1; 0) ; IF([.I750] = &quot;&quot;;  1 ; 0); IF([.J750] = &quot;FAIL&quot;; 1; 0) ) ; [.A7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ap_file_page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51]&amp;[Sheet1.C751]&amp;[Sheet1.D751]&amp;[Sheet1.E751]=&quot;PASSPASSPASSFAIL&quot;; &quot;FAIL&quot;; &quot;&quot;)">
            <text:p/>
          </table:table-cell>
          <table:table-cell table:formula="of:=IF([Sheet1.B751]&amp;[Sheet1.C751]&amp;[Sheet1.F751]&amp;[Sheet1.G7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1] = &quot;PASS&quot;; 1; 0) ; IF ([.J751] = &quot;FAIL&quot;; 1; 0)) ; [.A751] ; &quot;&quot;)">
            <text:p/>
          </table:table-cell>
          <table:table-cell table:formula="of:= IF( AND( IF([.H751] = &quot;FAIL&quot;; 1; 0) ; IF([.I751] = &quot;&quot;;  1 ; 0); IF([.J751] = &quot;FAIL&quot;; 1; 0) ) ; [.A7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ap_file_page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52]&amp;[Sheet1.C752]&amp;[Sheet1.D752]&amp;[Sheet1.E752]=&quot;PASSPASSPASSFAIL&quot;; &quot;FAIL&quot;; &quot;&quot;)">
            <text:p/>
          </table:table-cell>
          <table:table-cell table:formula="of:=IF([Sheet1.B752]&amp;[Sheet1.C752]&amp;[Sheet1.F752]&amp;[Sheet1.G7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52] = &quot;PASS&quot;; 1; 0) ; IF ([.J752] = &quot;FAIL&quot;; 1; 0)) ; [.A752] ; &quot;&quot;)">
            <text:p/>
          </table:table-cell>
          <table:table-cell table:formula="of:= IF( AND( IF([.H752] = &quot;FAIL&quot;; 1; 0) ; IF([.I752] = &quot;&quot;;  1 ; 0); IF([.J752] = &quot;FAIL&quot;; 1; 0) ) ; [.A7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ovexatt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53]&amp;[Sheet1.C753]&amp;[Sheet1.D753]&amp;[Sheet1.E753]=&quot;PASSPASSPASSFAIL&quot;; &quot;FAIL&quot;; &quot;&quot;)">
            <text:p/>
          </table:table-cell>
          <table:table-cell table:formula="of:=IF([Sheet1.B753]&amp;[Sheet1.C753]&amp;[Sheet1.F753]&amp;[Sheet1.G75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3] = &quot;PASS&quot;; 1; 0) ; IF ([.J753] = &quot;FAIL&quot;; 1; 0)) ; [.A753] ; &quot;&quot;)">
            <text:p/>
          </table:table-cell>
          <table:table-cell table:formula="of:= IF( AND( IF([.H753] = &quot;FAIL&quot;; 1; 0) ; IF([.I753] = &quot;&quot;;  1 ; 0); IF([.J753] = &quot;FAIL&quot;; 1; 0) ) ; [.A7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ovexattr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54]&amp;[Sheet1.C754]&amp;[Sheet1.D754]&amp;[Sheet1.E754]=&quot;PASSPASSPASSFAIL&quot;; &quot;FAIL&quot;; &quot;&quot;)">
            <text:p/>
          </table:table-cell>
          <table:table-cell table:formula="of:=IF([Sheet1.B754]&amp;[Sheet1.C754]&amp;[Sheet1.F754]&amp;[Sheet1.G7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4] = &quot;PASS&quot;; 1; 0) ; IF ([.J754] = &quot;FAIL&quot;; 1; 0)) ; [.A754] ; &quot;&quot;)">
            <text:p/>
          </table:table-cell>
          <table:table-cell table:formula="of:= IF( AND( IF([.H754] = &quot;FAIL&quot;; 1; 0) ; IF([.I754] = &quot;&quot;;  1 ; 0); IF([.J754] = &quot;FAIL&quot;; 1; 0) ) ; [.A7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5]&amp;[Sheet1.C755]&amp;[Sheet1.D755]&amp;[Sheet1.E755]=&quot;PASSPASSPASSFAIL&quot;; &quot;FAIL&quot;; &quot;&quot;)">
            <text:p/>
          </table:table-cell>
          <table:table-cell table:formula="of:=IF([Sheet1.B755]&amp;[Sheet1.C755]&amp;[Sheet1.F755]&amp;[Sheet1.G7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5] = &quot;PASS&quot;; 1; 0) ; IF ([.J755] = &quot;FAIL&quot;; 1; 0)) ; [.A755] ; &quot;&quot;)">
            <text:p/>
          </table:table-cell>
          <table:table-cell table:formula="of:= IF( AND( IF([.H755] = &quot;FAIL&quot;; 1; 0) ; IF([.I755] = &quot;&quot;;  1 ; 0); IF([.J755] = &quot;FAIL&quot;; 1; 0) ) ; [.A7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6]&amp;[Sheet1.C756]&amp;[Sheet1.D756]&amp;[Sheet1.E756]=&quot;PASSPASSPASSFAIL&quot;; &quot;FAIL&quot;; &quot;&quot;)">
            <text:p/>
          </table:table-cell>
          <table:table-cell table:formula="of:=IF([Sheet1.B756]&amp;[Sheet1.C756]&amp;[Sheet1.F756]&amp;[Sheet1.G7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6] = &quot;PASS&quot;; 1; 0) ; IF ([.J756] = &quot;FAIL&quot;; 1; 0)) ; [.A756] ; &quot;&quot;)">
            <text:p/>
          </table:table-cell>
          <table:table-cell table:formula="of:= IF( AND( IF([.H756] = &quot;FAIL&quot;; 1; 0) ; IF([.I756] = &quot;&quot;;  1 ; 0); IF([.J756] = &quot;FAIL&quot;; 1; 0) ) ; [.A7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7]&amp;[Sheet1.C757]&amp;[Sheet1.D757]&amp;[Sheet1.E757]=&quot;PASSPASSPASSFAIL&quot;; &quot;FAIL&quot;; &quot;&quot;)">
            <text:p/>
          </table:table-cell>
          <table:table-cell table:formula="of:=IF([Sheet1.B757]&amp;[Sheet1.C757]&amp;[Sheet1.F757]&amp;[Sheet1.G7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7] = &quot;PASS&quot;; 1; 0) ; IF ([.J757] = &quot;FAIL&quot;; 1; 0)) ; [.A757] ; &quot;&quot;)">
            <text:p/>
          </table:table-cell>
          <table:table-cell table:formula="of:= IF( AND( IF([.H757] = &quot;FAIL&quot;; 1; 0) ; IF([.I757] = &quot;&quot;;  1 ; 0); IF([.J757] = &quot;FAIL&quot;; 1; 0) ) ; [.A7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8]&amp;[Sheet1.C758]&amp;[Sheet1.D758]&amp;[Sheet1.E758]=&quot;PASSPASSPASSFAIL&quot;; &quot;FAIL&quot;; &quot;&quot;)">
            <text:p/>
          </table:table-cell>
          <table:table-cell table:formula="of:=IF([Sheet1.B758]&amp;[Sheet1.C758]&amp;[Sheet1.F758]&amp;[Sheet1.G7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8] = &quot;PASS&quot;; 1; 0) ; IF ([.J758] = &quot;FAIL&quot;; 1; 0)) ; [.A758] ; &quot;&quot;)">
            <text:p/>
          </table:table-cell>
          <table:table-cell table:formula="of:= IF( AND( IF([.H758] = &quot;FAIL&quot;; 1; 0) ; IF([.I758] = &quot;&quot;;  1 ; 0); IF([.J758] = &quot;FAIL&quot;; 1; 0) ) ; [.A7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9]&amp;[Sheet1.C759]&amp;[Sheet1.D759]&amp;[Sheet1.E759]=&quot;PASSPASSPASSFAIL&quot;; &quot;FAIL&quot;; &quot;&quot;)">
            <text:p/>
          </table:table-cell>
          <table:table-cell table:formula="of:=IF([Sheet1.B759]&amp;[Sheet1.C759]&amp;[Sheet1.F759]&amp;[Sheet1.G7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9] = &quot;PASS&quot;; 1; 0) ; IF ([.J759] = &quot;FAIL&quot;; 1; 0)) ; [.A759] ; &quot;&quot;)">
            <text:p/>
          </table:table-cell>
          <table:table-cell table:formula="of:= IF( AND( IF([.H759] = &quot;FAIL&quot;; 1; 0) ; IF([.I759] = &quot;&quot;;  1 ; 0); IF([.J759] = &quot;FAIL&quot;; 1; 0) ) ; [.A7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0]&amp;[Sheet1.C760]&amp;[Sheet1.D760]&amp;[Sheet1.E760]=&quot;PASSPASSPASSFAIL&quot;; &quot;FAIL&quot;; &quot;&quot;)">
            <text:p/>
          </table:table-cell>
          <table:table-cell table:formula="of:=IF([Sheet1.B760]&amp;[Sheet1.C760]&amp;[Sheet1.F760]&amp;[Sheet1.G7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0] = &quot;PASS&quot;; 1; 0) ; IF ([.J760] = &quot;FAIL&quot;; 1; 0)) ; [.A760] ; &quot;&quot;)">
            <text:p/>
          </table:table-cell>
          <table:table-cell table:formula="of:= IF( AND( IF([.H760] = &quot;FAIL&quot;; 1; 0) ; IF([.I760] = &quot;&quot;;  1 ; 0); IF([.J760] = &quot;FAIL&quot;; 1; 0) ) ; [.A7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1]&amp;[Sheet1.C761]&amp;[Sheet1.D761]&amp;[Sheet1.E761]=&quot;PASSPASSPASSFAIL&quot;; &quot;FAIL&quot;; &quot;&quot;)">
            <text:p/>
          </table:table-cell>
          <table:table-cell table:formula="of:=IF([Sheet1.B761]&amp;[Sheet1.C761]&amp;[Sheet1.F761]&amp;[Sheet1.G7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1] = &quot;PASS&quot;; 1; 0) ; IF ([.J761] = &quot;FAIL&quot;; 1; 0)) ; [.A761] ; &quot;&quot;)">
            <text:p/>
          </table:table-cell>
          <table:table-cell table:formula="of:= IF( AND( IF([.H761] = &quot;FAIL&quot;; 1; 0) ; IF([.I761] = &quot;&quot;;  1 ; 0); IF([.J761] = &quot;FAIL&quot;; 1; 0) ) ; [.A7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2]&amp;[Sheet1.C762]&amp;[Sheet1.D762]&amp;[Sheet1.E762]=&quot;PASSPASSPASSFAIL&quot;; &quot;FAIL&quot;; &quot;&quot;)">
            <text:p/>
          </table:table-cell>
          <table:table-cell table:formula="of:=IF([Sheet1.B762]&amp;[Sheet1.C762]&amp;[Sheet1.F762]&amp;[Sheet1.G7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2] = &quot;PASS&quot;; 1; 0) ; IF ([.J762] = &quot;FAIL&quot;; 1; 0)) ; [.A762] ; &quot;&quot;)">
            <text:p/>
          </table:table-cell>
          <table:table-cell table:formula="of:= IF( AND( IF([.H762] = &quot;FAIL&quot;; 1; 0) ; IF([.I762] = &quot;&quot;;  1 ; 0); IF([.J762] = &quot;FAIL&quot;; 1; 0) ) ; [.A7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3]&amp;[Sheet1.C763]&amp;[Sheet1.D763]&amp;[Sheet1.E763]=&quot;PASSPASSPASSFAIL&quot;; &quot;FAIL&quot;; &quot;&quot;)">
            <text:p/>
          </table:table-cell>
          <table:table-cell table:formula="of:=IF([Sheet1.B763]&amp;[Sheet1.C763]&amp;[Sheet1.F763]&amp;[Sheet1.G7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3] = &quot;PASS&quot;; 1; 0) ; IF ([.J763] = &quot;FAIL&quot;; 1; 0)) ; [.A763] ; &quot;&quot;)">
            <text:p/>
          </table:table-cell>
          <table:table-cell table:formula="of:= IF( AND( IF([.H763] = &quot;FAIL&quot;; 1; 0) ; IF([.I763] = &quot;&quot;;  1 ; 0); IF([.J763] = &quot;FAIL&quot;; 1; 0) ) ; [.A7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4]&amp;[Sheet1.C764]&amp;[Sheet1.D764]&amp;[Sheet1.E764]=&quot;PASSPASSPASSFAIL&quot;; &quot;FAIL&quot;; &quot;&quot;)">
            <text:p/>
          </table:table-cell>
          <table:table-cell table:formula="of:=IF([Sheet1.B764]&amp;[Sheet1.C764]&amp;[Sheet1.F764]&amp;[Sheet1.G7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4] = &quot;PASS&quot;; 1; 0) ; IF ([.J764] = &quot;FAIL&quot;; 1; 0)) ; [.A764] ; &quot;&quot;)">
            <text:p/>
          </table:table-cell>
          <table:table-cell table:formula="of:= IF( AND( IF([.H764] = &quot;FAIL&quot;; 1; 0) ; IF([.I764] = &quot;&quot;;  1 ; 0); IF([.J764] = &quot;FAIL&quot;; 1; 0) ) ; [.A7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5]&amp;[Sheet1.C765]&amp;[Sheet1.D765]&amp;[Sheet1.E765]=&quot;PASSPASSPASSFAIL&quot;; &quot;FAIL&quot;; &quot;&quot;)">
            <text:p/>
          </table:table-cell>
          <table:table-cell table:formula="of:=IF([Sheet1.B765]&amp;[Sheet1.C765]&amp;[Sheet1.F765]&amp;[Sheet1.G7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5] = &quot;PASS&quot;; 1; 0) ; IF ([.J765] = &quot;FAIL&quot;; 1; 0)) ; [.A765] ; &quot;&quot;)">
            <text:p/>
          </table:table-cell>
          <table:table-cell table:formula="of:= IF( AND( IF([.H765] = &quot;FAIL&quot;; 1; 0) ; IF([.I765] = &quot;&quot;;  1 ; 0); IF([.J765] = &quot;FAIL&quot;; 1; 0) ) ; [.A7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66]&amp;[Sheet1.C766]&amp;[Sheet1.D766]&amp;[Sheet1.E766]=&quot;PASSPASSPASSFAIL&quot;; &quot;FAIL&quot;; &quot;&quot;)">
            <text:p/>
          </table:table-cell>
          <table:table-cell table:formula="of:=IF([Sheet1.B766]&amp;[Sheet1.C766]&amp;[Sheet1.F766]&amp;[Sheet1.G7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66] = &quot;PASS&quot;; 1; 0) ; IF ([.J766] = &quot;FAIL&quot;; 1; 0)) ; [.A766] ; &quot;&quot;)">
            <text:p/>
          </table:table-cell>
          <table:table-cell table:formula="of:= IF( AND( IF([.H766] = &quot;FAIL&quot;; 1; 0) ; IF([.I766] = &quot;&quot;;  1 ; 0); IF([.J766] = &quot;FAIL&quot;; 1; 0) ) ; [.A7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7]&amp;[Sheet1.C767]&amp;[Sheet1.D767]&amp;[Sheet1.E767]=&quot;PASSPASSPASSFAIL&quot;; &quot;FAIL&quot;; &quot;&quot;)">
            <text:p/>
          </table:table-cell>
          <table:table-cell table:formula="of:=IF([Sheet1.B767]&amp;[Sheet1.C767]&amp;[Sheet1.F767]&amp;[Sheet1.G7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7] = &quot;PASS&quot;; 1; 0) ; IF ([.J767] = &quot;FAIL&quot;; 1; 0)) ; [.A767] ; &quot;&quot;)">
            <text:p/>
          </table:table-cell>
          <table:table-cell table:formula="of:= IF( AND( IF([.H767] = &quot;FAIL&quot;; 1; 0) ; IF([.I767] = &quot;&quot;;  1 ; 0); IF([.J767] = &quot;FAIL&quot;; 1; 0) ) ; [.A7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8]&amp;[Sheet1.C768]&amp;[Sheet1.D768]&amp;[Sheet1.E768]=&quot;PASSPASSPASSFAIL&quot;; &quot;FAIL&quot;; &quot;&quot;)">
            <text:p/>
          </table:table-cell>
          <table:table-cell table:formula="of:=IF([Sheet1.B768]&amp;[Sheet1.C768]&amp;[Sheet1.F768]&amp;[Sheet1.G7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8] = &quot;PASS&quot;; 1; 0) ; IF ([.J768] = &quot;FAIL&quot;; 1; 0)) ; [.A768] ; &quot;&quot;)">
            <text:p/>
          </table:table-cell>
          <table:table-cell table:formula="of:= IF( AND( IF([.H768] = &quot;FAIL&quot;; 1; 0) ; IF([.I768] = &quot;&quot;;  1 ; 0); IF([.J768] = &quot;FAIL&quot;; 1; 0) ) ; [.A7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9]&amp;[Sheet1.C769]&amp;[Sheet1.D769]&amp;[Sheet1.E769]=&quot;PASSPASSPASSFAIL&quot;; &quot;FAIL&quot;; &quot;&quot;)">
            <text:p/>
          </table:table-cell>
          <table:table-cell table:formula="of:=IF([Sheet1.B769]&amp;[Sheet1.C769]&amp;[Sheet1.F769]&amp;[Sheet1.G7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9] = &quot;PASS&quot;; 1; 0) ; IF ([.J769] = &quot;FAIL&quot;; 1; 0)) ; [.A769] ; &quot;&quot;)">
            <text:p/>
          </table:table-cell>
          <table:table-cell table:formula="of:= IF( AND( IF([.H769] = &quot;FAIL&quot;; 1; 0) ; IF([.I769] = &quot;&quot;;  1 ; 0); IF([.J769] = &quot;FAIL&quot;; 1; 0) ) ; [.A7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70]&amp;[Sheet1.C770]&amp;[Sheet1.D770]&amp;[Sheet1.E770]=&quot;PASSPASSPASSFAIL&quot;; &quot;FAIL&quot;; &quot;&quot;)">
            <text:p/>
          </table:table-cell>
          <table:table-cell table:formula="of:=IF([Sheet1.B770]&amp;[Sheet1.C770]&amp;[Sheet1.F770]&amp;[Sheet1.G7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70] = &quot;PASS&quot;; 1; 0) ; IF ([.J770] = &quot;FAIL&quot;; 1; 0)) ; [.A770] ; &quot;&quot;)">
            <text:p/>
          </table:table-cell>
          <table:table-cell table:formula="of:= IF( AND( IF([.H770] = &quot;FAIL&quot;; 1; 0) ; IF([.I770] = &quot;&quot;;  1 ; 0); IF([.J770] = &quot;FAIL&quot;; 1; 0) ) ; [.A7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at2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71]&amp;[Sheet1.C771]&amp;[Sheet1.D771]&amp;[Sheet1.E771]=&quot;PASSPASSPASSFAIL&quot;; &quot;FAIL&quot;; &quot;&quot;)">
            <text:p/>
          </table:table-cell>
          <table:table-cell table:formula="of:=IF([Sheet1.B771]&amp;[Sheet1.C771]&amp;[Sheet1.F771]&amp;[Sheet1.G77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1] = &quot;PASS&quot;; 1; 0) ; IF ([.J771] = &quot;FAIL&quot;; 1; 0)) ; [.A771] ; &quot;&quot;)">
            <text:p/>
          </table:table-cell>
          <table:table-cell table:formula="of:= IF( AND( IF([.H771] = &quot;FAIL&quot;; 1; 0) ; IF([.I771] = &quot;&quot;;  1 ; 0); IF([.J771] = &quot;FAIL&quot;; 1; 0) ) ; [.A7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at2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72]&amp;[Sheet1.C772]&amp;[Sheet1.D772]&amp;[Sheet1.E772]=&quot;PASSPASSPASSFAIL&quot;; &quot;FAIL&quot;; &quot;&quot;)">
            <text:p/>
          </table:table-cell>
          <table:table-cell table:formula="of:=IF([Sheet1.B772]&amp;[Sheet1.C772]&amp;[Sheet1.F772]&amp;[Sheet1.G7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2] = &quot;PASS&quot;; 1; 0) ; IF ([.J772] = &quot;FAIL&quot;; 1; 0)) ; [.A772] ; &quot;&quot;)">
            <text:p/>
          </table:table-cell>
          <table:table-cell table:formula="of:= IF( AND( IF([.H772] = &quot;FAIL&quot;; 1; 0) ; IF([.I772] = &quot;&quot;;  1 ; 0); IF([.J772] = &quot;FAIL&quot;; 1; 0) ) ; [.A7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3]&amp;[Sheet1.C773]&amp;[Sheet1.D773]&amp;[Sheet1.E773]=&quot;PASSPASSPASSFAIL&quot;; &quot;FAIL&quot;; &quot;&quot;)">
            <text:p/>
          </table:table-cell>
          <table:table-cell table:formula="of:=IF([Sheet1.B773]&amp;[Sheet1.C773]&amp;[Sheet1.F773]&amp;[Sheet1.G77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3] = &quot;PASS&quot;; 1; 0) ; IF ([.J773] = &quot;FAIL&quot;; 1; 0)) ; [.A773] ; &quot;&quot;)">
            <text:p/>
          </table:table-cell>
          <table:table-cell table:formula="of:= IF( AND( IF([.H773] = &quot;FAIL&quot;; 1; 0) ; IF([.I773] = &quot;&quot;;  1 ; 0); IF([.J773] = &quot;FAIL&quot;; 1; 0) ) ; [.A7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4]&amp;[Sheet1.C774]&amp;[Sheet1.D774]&amp;[Sheet1.E774]=&quot;PASSPASSPASSFAIL&quot;; &quot;FAIL&quot;; &quot;&quot;)">
            <text:p/>
          </table:table-cell>
          <table:table-cell table:formula="of:=IF([Sheet1.B774]&amp;[Sheet1.C774]&amp;[Sheet1.F774]&amp;[Sheet1.G7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4] = &quot;PASS&quot;; 1; 0) ; IF ([.J774] = &quot;FAIL&quot;; 1; 0)) ; [.A774] ; &quot;&quot;)">
            <text:p/>
          </table:table-cell>
          <table:table-cell table:formula="of:= IF( AND( IF([.H774] = &quot;FAIL&quot;; 1; 0) ; IF([.I774] = &quot;&quot;;  1 ; 0); IF([.J774] = &quot;FAIL&quot;; 1; 0) ) ; [.A7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5]&amp;[Sheet1.C775]&amp;[Sheet1.D775]&amp;[Sheet1.E775]=&quot;PASSPASSPASSFAIL&quot;; &quot;FAIL&quot;; &quot;&quot;)">
            <text:p/>
          </table:table-cell>
          <table:table-cell table:formula="of:=IF([Sheet1.B775]&amp;[Sheet1.C775]&amp;[Sheet1.F775]&amp;[Sheet1.G7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5] = &quot;PASS&quot;; 1; 0) ; IF ([.J775] = &quot;FAIL&quot;; 1; 0)) ; [.A775] ; &quot;&quot;)">
            <text:p/>
          </table:table-cell>
          <table:table-cell table:formula="of:= IF( AND( IF([.H775] = &quot;FAIL&quot;; 1; 0) ; IF([.I775] = &quot;&quot;;  1 ; 0); IF([.J775] = &quot;FAIL&quot;; 1; 0) ) ; [.A7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6]&amp;[Sheet1.C776]&amp;[Sheet1.D776]&amp;[Sheet1.E776]=&quot;PASSPASSPASSFAIL&quot;; &quot;FAIL&quot;; &quot;&quot;)">
            <text:p/>
          </table:table-cell>
          <table:table-cell table:formula="of:=IF([Sheet1.B776]&amp;[Sheet1.C776]&amp;[Sheet1.F776]&amp;[Sheet1.G7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6] = &quot;PASS&quot;; 1; 0) ; IF ([.J776] = &quot;FAIL&quot;; 1; 0)) ; [.A776] ; &quot;&quot;)">
            <text:p/>
          </table:table-cell>
          <table:table-cell table:formula="of:= IF( AND( IF([.H776] = &quot;FAIL&quot;; 1; 0) ; IF([.I776] = &quot;&quot;;  1 ; 0); IF([.J776] = &quot;FAIL&quot;; 1; 0) ) ; [.A7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7]&amp;[Sheet1.C777]&amp;[Sheet1.D777]&amp;[Sheet1.E777]=&quot;PASSPASSPASSFAIL&quot;; &quot;FAIL&quot;; &quot;&quot;)">
            <text:p/>
          </table:table-cell>
          <table:table-cell table:formula="of:=IF([Sheet1.B777]&amp;[Sheet1.C777]&amp;[Sheet1.F777]&amp;[Sheet1.G77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7] = &quot;PASS&quot;; 1; 0) ; IF ([.J777] = &quot;FAIL&quot;; 1; 0)) ; [.A777] ; &quot;&quot;)">
            <text:p/>
          </table:table-cell>
          <table:table-cell table:formula="of:= IF( AND( IF([.H777] = &quot;FAIL&quot;; 1; 0) ; IF([.I777] = &quot;&quot;;  1 ; 0); IF([.J777] = &quot;FAIL&quot;; 1; 0) ) ; [.A7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8]&amp;[Sheet1.C778]&amp;[Sheet1.D778]&amp;[Sheet1.E778]=&quot;PASSPASSPASSFAIL&quot;; &quot;FAIL&quot;; &quot;&quot;)">
            <text:p/>
          </table:table-cell>
          <table:table-cell table:formula="of:=IF([Sheet1.B778]&amp;[Sheet1.C778]&amp;[Sheet1.F778]&amp;[Sheet1.G7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8] = &quot;PASS&quot;; 1; 0) ; IF ([.J778] = &quot;FAIL&quot;; 1; 0)) ; [.A778] ; &quot;&quot;)">
            <text:p/>
          </table:table-cell>
          <table:table-cell table:formula="of:= IF( AND( IF([.H778] = &quot;FAIL&quot;; 1; 0) ; IF([.I778] = &quot;&quot;;  1 ; 0); IF([.J778] = &quot;FAIL&quot;; 1; 0) ) ; [.A7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9]&amp;[Sheet1.C779]&amp;[Sheet1.D779]&amp;[Sheet1.E779]=&quot;PASSPASSPASSFAIL&quot;; &quot;FAIL&quot;; &quot;&quot;)">
            <text:p/>
          </table:table-cell>
          <table:table-cell table:formula="of:=IF([Sheet1.B779]&amp;[Sheet1.C779]&amp;[Sheet1.F779]&amp;[Sheet1.G7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9] = &quot;PASS&quot;; 1; 0) ; IF ([.J779] = &quot;FAIL&quot;; 1; 0)) ; [.A779] ; &quot;&quot;)">
            <text:p/>
          </table:table-cell>
          <table:table-cell table:formula="of:= IF( AND( IF([.H779] = &quot;FAIL&quot;; 1; 0) ; IF([.I779] = &quot;&quot;;  1 ; 0); IF([.J779] = &quot;FAIL&quot;; 1; 0) ) ; [.A7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0]&amp;[Sheet1.C780]&amp;[Sheet1.D780]&amp;[Sheet1.E780]=&quot;PASSPASSPASSFAIL&quot;; &quot;FAIL&quot;; &quot;&quot;)">
            <text:p/>
          </table:table-cell>
          <table:table-cell table:formula="of:=IF([Sheet1.B780]&amp;[Sheet1.C780]&amp;[Sheet1.F780]&amp;[Sheet1.G7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0] = &quot;PASS&quot;; 1; 0) ; IF ([.J780] = &quot;FAIL&quot;; 1; 0)) ; [.A780] ; &quot;&quot;)">
            <text:p/>
          </table:table-cell>
          <table:table-cell table:formula="of:= IF( AND( IF([.H780] = &quot;FAIL&quot;; 1; 0) ; IF([.I780] = &quot;&quot;;  1 ; 0); IF([.J780] = &quot;FAIL&quot;; 1; 0) ) ; [.A7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3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1]&amp;[Sheet1.C781]&amp;[Sheet1.D781]&amp;[Sheet1.E781]=&quot;PASSPASSPASSFAIL&quot;; &quot;FAIL&quot;; &quot;&quot;)">
            <text:p/>
          </table:table-cell>
          <table:table-cell table:formula="of:=IF([Sheet1.B781]&amp;[Sheet1.C781]&amp;[Sheet1.F781]&amp;[Sheet1.G7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1] = &quot;PASS&quot;; 1; 0) ; IF ([.J781] = &quot;FAIL&quot;; 1; 0)) ; [.A781] ; &quot;&quot;)">
            <text:p/>
          </table:table-cell>
          <table:table-cell table:formula="of:= IF( AND( IF([.H781] = &quot;FAIL&quot;; 1; 0) ; IF([.I781] = &quot;&quot;;  1 ; 0); IF([.J781] = &quot;FAIL&quot;; 1; 0) ) ; [.A7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actio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782]&amp;[Sheet1.C782]&amp;[Sheet1.D782]&amp;[Sheet1.E782]=&quot;PASSPASSPASSFAIL&quot;; &quot;FAIL&quot;; &quot;&quot;)">
            <text:p/>
          </table:table-cell>
          <table:table-cell table:formula="of:=IF([Sheet1.B782]&amp;[Sheet1.C782]&amp;[Sheet1.F782]&amp;[Sheet1.G7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2] = &quot;PASS&quot;; 1; 0) ; IF ([.J782] = &quot;FAIL&quot;; 1; 0)) ; [.A782] ; &quot;&quot;)">
            <text:p/>
          </table:table-cell>
          <table:table-cell table:formula="of:= IF( AND( IF([.H782] = &quot;FAIL&quot;; 1; 0) ; IF([.I782] = &quot;&quot;;  1 ; 0); IF([.J782] = &quot;FAIL&quot;; 1; 0) ) ; [.A7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action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3]&amp;[Sheet1.C783]&amp;[Sheet1.D783]&amp;[Sheet1.E783]=&quot;PASSPASSPASSFAIL&quot;; &quot;FAIL&quot;; &quot;&quot;)">
            <text:p/>
          </table:table-cell>
          <table:table-cell table:formula="of:=IF([Sheet1.B783]&amp;[Sheet1.C783]&amp;[Sheet1.F783]&amp;[Sheet1.G78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83] = &quot;PASS&quot;; 1; 0) ; IF ([.J783] = &quot;FAIL&quot;; 1; 0)) ; [.A783] ; &quot;&quot;)">
            <text:p/>
          </table:table-cell>
          <table:table-cell table:formula="of:= IF( AND( IF([.H783] = &quot;FAIL&quot;; 1; 0) ; IF([.I783] = &quot;&quot;;  1 ; 0); IF([.J783] = &quot;FAIL&quot;; 1; 0) ) ; [.A7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actio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4]&amp;[Sheet1.C784]&amp;[Sheet1.D784]&amp;[Sheet1.E784]=&quot;PASSPASSPASSFAIL&quot;; &quot;FAIL&quot;; &quot;&quot;)">
            <text:p/>
          </table:table-cell>
          <table:table-cell table:formula="of:=IF([Sheet1.B784]&amp;[Sheet1.C784]&amp;[Sheet1.F784]&amp;[Sheet1.G7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84] = &quot;PASS&quot;; 1; 0) ; IF ([.J784] = &quot;FAIL&quot;; 1; 0)) ; [.A784] ; &quot;&quot;)">
            <text:p/>
          </table:table-cell>
          <table:table-cell table:formula="of:= IF( AND( IF([.H784] = &quot;FAIL&quot;; 1; 0) ; IF([.I784] = &quot;&quot;;  1 ; 0); IF([.J784] = &quot;FAIL&quot;; 1; 0) ) ; [.A7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proc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5]&amp;[Sheet1.C785]&amp;[Sheet1.D785]&amp;[Sheet1.E785]=&quot;PASSPASSPASSFAIL&quot;; &quot;FAIL&quot;; &quot;&quot;)">
            <text:p/>
          </table:table-cell>
          <table:table-cell table:formula="of:=IF([Sheet1.B785]&amp;[Sheet1.C785]&amp;[Sheet1.F785]&amp;[Sheet1.G7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5] = &quot;PASS&quot;; 1; 0) ; IF ([.J785] = &quot;FAIL&quot;; 1; 0)) ; [.A785] ; &quot;&quot;)">
            <text:p/>
          </table:table-cell>
          <table:table-cell table:formula="of:= IF( AND( IF([.H785] = &quot;FAIL&quot;; 1; 0) ; IF([.I785] = &quot;&quot;;  1 ; 0); IF([.J785] = &quot;FAIL&quot;; 1; 0) ) ; [.A7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procmask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6]&amp;[Sheet1.C786]&amp;[Sheet1.D786]&amp;[Sheet1.E786]=&quot;PASSPASSPASSFAIL&quot;; &quot;FAIL&quot;; &quot;&quot;)">
            <text:p/>
          </table:table-cell>
          <table:table-cell table:formula="of:=IF([Sheet1.B786]&amp;[Sheet1.C786]&amp;[Sheet1.F786]&amp;[Sheet1.G78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86] = &quot;PASS&quot;; 1; 0) ; IF ([.J786] = &quot;FAIL&quot;; 1; 0)) ; [.A786] ; &quot;&quot;)">
            <text:p/>
          </table:table-cell>
          <table:table-cell table:formula="of:= IF( AND( IF([.H786] = &quot;FAIL&quot;; 1; 0) ; IF([.I786] = &quot;&quot;;  1 ; 0); IF([.J786] = &quot;FAIL&quot;; 1; 0) ) ; [.A7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queue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7]&amp;[Sheet1.C787]&amp;[Sheet1.D787]&amp;[Sheet1.E787]=&quot;PASSPASSPASSFAIL&quot;; &quot;FAIL&quot;; &quot;&quot;)">
            <text:p/>
          </table:table-cell>
          <table:table-cell table:formula="of:=IF([Sheet1.B787]&amp;[Sheet1.C787]&amp;[Sheet1.F787]&amp;[Sheet1.G7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7] = &quot;PASS&quot;; 1; 0) ; IF ([.J787] = &quot;FAIL&quot;; 1; 0)) ; [.A787] ; &quot;&quot;)">
            <text:p/>
          </table:table-cell>
          <table:table-cell table:formula="of:= IF( AND( IF([.H787] = &quot;FAIL&quot;; 1; 0) ; IF([.I787] = &quot;&quot;;  1 ; 0); IF([.J787] = &quot;FAIL&quot;; 1; 0) ) ; [.A7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suspen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8]&amp;[Sheet1.C788]&amp;[Sheet1.D788]&amp;[Sheet1.E788]=&quot;PASSPASSPASSFAIL&quot;; &quot;FAIL&quot;; &quot;&quot;)" office:value-type="string" office:string-value="FAIL" calcext:value-type="string">
            <text:p>FAIL</text:p>
          </table:table-cell>
          <table:table-cell table:formula="of:=IF([Sheet1.B788]&amp;[Sheet1.C788]&amp;[Sheet1.F788]&amp;[Sheet1.G78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88] = &quot;PASS&quot;; 1; 0) ; IF ([.J788] = &quot;FAIL&quot;; 1; 0)) ; [.A788] ; &quot;&quot;)">
            <text:p/>
          </table:table-cell>
          <table:table-cell table:formula="of:= IF( AND( IF([.H788] = &quot;FAIL&quot;; 1; 0) ; IF([.I788] = &quot;&quot;;  1 ; 0); IF([.J788] = &quot;FAIL&quot;; 1; 0) ) ; [.A7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b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9]&amp;[Sheet1.C789]&amp;[Sheet1.D789]&amp;[Sheet1.E789]=&quot;PASSPASSPASSFAIL&quot;; &quot;FAIL&quot;; &quot;&quot;)">
            <text:p/>
          </table:table-cell>
          <table:table-cell table:formula="of:=IF([Sheet1.B789]&amp;[Sheet1.C789]&amp;[Sheet1.F789]&amp;[Sheet1.G7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9] = &quot;PASS&quot;; 1; 0) ; IF ([.J789] = &quot;FAIL&quot;; 1; 0)) ; [.A789] ; &quot;&quot;)">
            <text:p/>
          </table:table-cell>
          <table:table-cell table:formula="of:= IF( AND( IF([.H789] = &quot;FAIL&quot;; 1; 0) ; IF([.I789] = &quot;&quot;;  1 ; 0); IF([.J789] = &quot;FAIL&quot;; 1; 0) ) ; [.A7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b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0]&amp;[Sheet1.C790]&amp;[Sheet1.D790]&amp;[Sheet1.E790]=&quot;PASSPASSPASSFAIL&quot;; &quot;FAIL&quot;; &quot;&quot;)">
            <text:p/>
          </table:table-cell>
          <table:table-cell table:formula="of:=IF([Sheet1.B790]&amp;[Sheet1.C790]&amp;[Sheet1.F790]&amp;[Sheet1.G7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0] = &quot;PASS&quot;; 1; 0) ; IF ([.J790] = &quot;FAIL&quot;; 1; 0)) ; [.A790] ; &quot;&quot;)">
            <text:p/>
          </table:table-cell>
          <table:table-cell table:formula="of:= IF( AND( IF([.H790] = &quot;FAIL&quot;; 1; 0) ; IF([.I790] = &quot;&quot;;  1 ; 0); IF([.J790] = &quot;FAIL&quot;; 1; 0) ) ; [.A7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brk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91]&amp;[Sheet1.C791]&amp;[Sheet1.D791]&amp;[Sheet1.E791]=&quot;PASSPASSPASSFAIL&quot;; &quot;FAIL&quot;; &quot;&quot;)">
            <text:p/>
          </table:table-cell>
          <table:table-cell table:formula="of:=IF([Sheet1.B791]&amp;[Sheet1.C791]&amp;[Sheet1.F791]&amp;[Sheet1.G7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91] = &quot;PASS&quot;; 1; 0) ; IF ([.J791] = &quot;FAIL&quot;; 1; 0)) ; [.A791] ; &quot;&quot;)">
            <text:p/>
          </table:table-cell>
          <table:table-cell table:formula="of:= IF( AND( IF([.H791] = &quot;FAIL&quot;; 1; 0) ; IF([.I791] = &quot;&quot;;  1 ; 0); IF([.J791] = &quot;FAIL&quot;; 1; 0) ) ; [.A7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ax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2]&amp;[Sheet1.C792]&amp;[Sheet1.D792]&amp;[Sheet1.E792]=&quot;PASSPASSPASSFAIL&quot;; &quot;FAIL&quot;; &quot;&quot;)">
            <text:p/>
          </table:table-cell>
          <table:table-cell table:formula="of:=IF([Sheet1.B792]&amp;[Sheet1.C792]&amp;[Sheet1.F792]&amp;[Sheet1.G7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2] = &quot;PASS&quot;; 1; 0) ; IF ([.J792] = &quot;FAIL&quot;; 1; 0)) ; [.A792] ; &quot;&quot;)">
            <text:p/>
          </table:table-cell>
          <table:table-cell table:formula="of:= IF( AND( IF([.H792] = &quot;FAIL&quot;; 1; 0) ; IF([.I792] = &quot;&quot;;  1 ; 0); IF([.J792] = &quot;FAIL&quot;; 1; 0) ) ; [.A7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ax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3]&amp;[Sheet1.C793]&amp;[Sheet1.D793]&amp;[Sheet1.E793]=&quot;PASSPASSPASSFAIL&quot;; &quot;FAIL&quot;; &quot;&quot;)">
            <text:p/>
          </table:table-cell>
          <table:table-cell table:formula="of:=IF([Sheet1.B793]&amp;[Sheet1.C793]&amp;[Sheet1.F793]&amp;[Sheet1.G7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3] = &quot;PASS&quot;; 1; 0) ; IF ([.J793] = &quot;FAIL&quot;; 1; 0)) ; [.A793] ; &quot;&quot;)">
            <text:p/>
          </table:table-cell>
          <table:table-cell table:formula="of:= IF( AND( IF([.H793] = &quot;FAIL&quot;; 1; 0) ; IF([.I793] = &quot;&quot;;  1 ; 0); IF([.J793] = &quot;FAIL&quot;; 1; 0) ) ; [.A7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i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4]&amp;[Sheet1.C794]&amp;[Sheet1.D794]&amp;[Sheet1.E794]=&quot;PASSPASSPASSFAIL&quot;; &quot;FAIL&quot;; &quot;&quot;)">
            <text:p/>
          </table:table-cell>
          <table:table-cell table:formula="of:=IF([Sheet1.B794]&amp;[Sheet1.C794]&amp;[Sheet1.F794]&amp;[Sheet1.G7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4] = &quot;PASS&quot;; 1; 0) ; IF ([.J794] = &quot;FAIL&quot;; 1; 0)) ; [.A794] ; &quot;&quot;)">
            <text:p/>
          </table:table-cell>
          <table:table-cell table:formula="of:= IF( AND( IF([.H794] = &quot;FAIL&quot;; 1; 0) ; IF([.I794] = &quot;&quot;;  1 ; 0); IF([.J794] = &quot;FAIL&quot;; 1; 0) ) ; [.A7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i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5]&amp;[Sheet1.C795]&amp;[Sheet1.D795]&amp;[Sheet1.E795]=&quot;PASSPASSPASSFAIL&quot;; &quot;FAIL&quot;; &quot;&quot;)">
            <text:p/>
          </table:table-cell>
          <table:table-cell table:formula="of:=IF([Sheet1.B795]&amp;[Sheet1.C795]&amp;[Sheet1.F795]&amp;[Sheet1.G7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5] = &quot;PASS&quot;; 1; 0) ; IF ([.J795] = &quot;FAIL&quot;; 1; 0)) ; [.A795] ; &quot;&quot;)">
            <text:p/>
          </table:table-cell>
          <table:table-cell table:formula="of:= IF( AND( IF([.H795] = &quot;FAIL&quot;; 1; 0) ; IF([.I795] = &quot;&quot;;  1 ; 0); IF([.J795] = &quot;FAIL&quot;; 1; 0) ) ; [.A7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para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6]&amp;[Sheet1.C796]&amp;[Sheet1.D796]&amp;[Sheet1.E796]=&quot;PASSPASSPASSFAIL&quot;; &quot;FAIL&quot;; &quot;&quot;)">
            <text:p/>
          </table:table-cell>
          <table:table-cell table:formula="of:=IF([Sheet1.B796]&amp;[Sheet1.C796]&amp;[Sheet1.F796]&amp;[Sheet1.G7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6] = &quot;PASS&quot;; 1; 0) ; IF ([.J796] = &quot;FAIL&quot;; 1; 0)) ; [.A796] ; &quot;&quot;)">
            <text:p/>
          </table:table-cell>
          <table:table-cell table:formula="of:= IF( AND( IF([.H796] = &quot;FAIL&quot;; 1; 0) ; IF([.I796] = &quot;&quot;;  1 ; 0); IF([.J796] = &quot;FAIL&quot;; 1; 0) ) ; [.A7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para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7]&amp;[Sheet1.C797]&amp;[Sheet1.D797]&amp;[Sheet1.E797]=&quot;PASSPASSPASSFAIL&quot;; &quot;FAIL&quot;; &quot;&quot;)">
            <text:p/>
          </table:table-cell>
          <table:table-cell table:formula="of:=IF([Sheet1.B797]&amp;[Sheet1.C797]&amp;[Sheet1.F797]&amp;[Sheet1.G7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7] = &quot;PASS&quot;; 1; 0) ; IF ([.J797] = &quot;FAIL&quot;; 1; 0)) ; [.A797] ; &quot;&quot;)">
            <text:p/>
          </table:table-cell>
          <table:table-cell table:formula="of:= IF( AND( IF([.H797] = &quot;FAIL&quot;; 1; 0) ; IF([.I797] = &quot;&quot;;  1 ; 0); IF([.J797] = &quot;FAIL&quot;; 1; 0) ) ; [.A7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para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8]&amp;[Sheet1.C798]&amp;[Sheet1.D798]&amp;[Sheet1.E798]=&quot;PASSPASSPASSFAIL&quot;; &quot;FAIL&quot;; &quot;&quot;)">
            <text:p/>
          </table:table-cell>
          <table:table-cell table:formula="of:=IF([Sheet1.B798]&amp;[Sheet1.C798]&amp;[Sheet1.F798]&amp;[Sheet1.G7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8] = &quot;PASS&quot;; 1; 0) ; IF ([.J798] = &quot;FAIL&quot;; 1; 0)) ; [.A798] ; &quot;&quot;)">
            <text:p/>
          </table:table-cell>
          <table:table-cell table:formula="of:= IF( AND( IF([.H798] = &quot;FAIL&quot;; 1; 0) ; IF([.I798] = &quot;&quot;;  1 ; 0); IF([.J798] = &quot;FAIL&quot;; 1; 0) ) ; [.A7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rr_get_interva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99]&amp;[Sheet1.C799]&amp;[Sheet1.D799]&amp;[Sheet1.E799]=&quot;PASSPASSPASSFAIL&quot;; &quot;FAIL&quot;; &quot;&quot;)" office:value-type="string" office:string-value="FAIL" calcext:value-type="string">
            <text:p>FAIL</text:p>
          </table:table-cell>
          <table:table-cell table:formula="of:=IF([Sheet1.B799]&amp;[Sheet1.C799]&amp;[Sheet1.F799]&amp;[Sheet1.G79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99] = &quot;PASS&quot;; 1; 0) ; IF ([.J799] = &quot;FAIL&quot;; 1; 0)) ; [.A799] ; &quot;&quot;)">
            <text:p/>
          </table:table-cell>
          <table:table-cell table:formula="of:= IF( AND( IF([.H799] = &quot;FAIL&quot;; 1; 0) ; IF([.I799] = &quot;&quot;;  1 ; 0); IF([.J799] = &quot;FAIL&quot;; 1; 0) ) ; [.A799] ; &quot;&quot;)" office:value-type="string" office:string-value="sched_rr_get_interval01" calcext:value-type="string">
            <text:p>sched_rr_get_interval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rr_get_interval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0]&amp;[Sheet1.C800]&amp;[Sheet1.D800]&amp;[Sheet1.E800]=&quot;PASSPASSPASSFAIL&quot;; &quot;FAIL&quot;; &quot;&quot;)" office:value-type="string" office:string-value="FAIL" calcext:value-type="string">
            <text:p>FAIL</text:p>
          </table:table-cell>
          <table:table-cell table:formula="of:=IF([Sheet1.B800]&amp;[Sheet1.C800]&amp;[Sheet1.F800]&amp;[Sheet1.G80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0] = &quot;PASS&quot;; 1; 0) ; IF ([.J800] = &quot;FAIL&quot;; 1; 0)) ; [.A800] ; &quot;&quot;)">
            <text:p/>
          </table:table-cell>
          <table:table-cell table:formula="of:= IF( AND( IF([.H800] = &quot;FAIL&quot;; 1; 0) ; IF([.I800] = &quot;&quot;;  1 ; 0); IF([.J800] = &quot;FAIL&quot;; 1; 0) ) ; [.A800] ; &quot;&quot;)" office:value-type="string" office:string-value="sched_rr_get_interval02" calcext:value-type="string">
            <text:p>sched_rr_get_interval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rr_get_interva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1]&amp;[Sheet1.C801]&amp;[Sheet1.D801]&amp;[Sheet1.E801]=&quot;PASSPASSPASSFAIL&quot;; &quot;FAIL&quot;; &quot;&quot;)" office:value-type="string" office:string-value="FAIL" calcext:value-type="string">
            <text:p>FAIL</text:p>
          </table:table-cell>
          <table:table-cell table:formula="of:=IF([Sheet1.B801]&amp;[Sheet1.C801]&amp;[Sheet1.F801]&amp;[Sheet1.G80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1] = &quot;PASS&quot;; 1; 0) ; IF ([.J801] = &quot;FAIL&quot;; 1; 0)) ; [.A801] ; &quot;&quot;)">
            <text:p/>
          </table:table-cell>
          <table:table-cell table:formula="of:= IF( AND( IF([.H801] = &quot;FAIL&quot;; 1; 0) ; IF([.I801] = &quot;&quot;;  1 ; 0); IF([.J801] = &quot;FAIL&quot;; 1; 0) ) ; [.A801] ; &quot;&quot;)" office:value-type="string" office:string-value="sched_rr_get_interval03" calcext:value-type="string">
            <text:p>sched_rr_get_interval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2]&amp;[Sheet1.C802]&amp;[Sheet1.D802]&amp;[Sheet1.E802]=&quot;PASSPASSPASSFAIL&quot;; &quot;FAIL&quot;; &quot;&quot;)" office:value-type="string" office:string-value="FAIL" calcext:value-type="string">
            <text:p>FAIL</text:p>
          </table:table-cell>
          <table:table-cell table:formula="of:=IF([Sheet1.B802]&amp;[Sheet1.C802]&amp;[Sheet1.F802]&amp;[Sheet1.G80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2] = &quot;PASS&quot;; 1; 0) ; IF ([.J802] = &quot;FAIL&quot;; 1; 0)) ; [.A802] ; &quot;&quot;)">
            <text:p/>
          </table:table-cell>
          <table:table-cell table:formula="of:= IF( AND( IF([.H802] = &quot;FAIL&quot;; 1; 0) ; IF([.I802] = &quot;&quot;;  1 ; 0); IF([.J802] = &quot;FAIL&quot;; 1; 0) ) ; [.A802] ; &quot;&quot;)" office:value-type="string" office:string-value="sched_setparam01" calcext:value-type="string">
            <text:p>sched_setparam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3]&amp;[Sheet1.C803]&amp;[Sheet1.D803]&amp;[Sheet1.E803]=&quot;PASSPASSPASSFAIL&quot;; &quot;FAIL&quot;; &quot;&quot;)" office:value-type="string" office:string-value="FAIL" calcext:value-type="string">
            <text:p>FAIL</text:p>
          </table:table-cell>
          <table:table-cell table:formula="of:=IF([Sheet1.B803]&amp;[Sheet1.C803]&amp;[Sheet1.F803]&amp;[Sheet1.G80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3] = &quot;PASS&quot;; 1; 0) ; IF ([.J803] = &quot;FAIL&quot;; 1; 0)) ; [.A803] ; &quot;&quot;)">
            <text:p/>
          </table:table-cell>
          <table:table-cell table:formula="of:= IF( AND( IF([.H803] = &quot;FAIL&quot;; 1; 0) ; IF([.I803] = &quot;&quot;;  1 ; 0); IF([.J803] = &quot;FAIL&quot;; 1; 0) ) ; [.A803] ; &quot;&quot;)" office:value-type="string" office:string-value="sched_setparam02" calcext:value-type="string">
            <text:p>sched_setparam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4]&amp;[Sheet1.C804]&amp;[Sheet1.D804]&amp;[Sheet1.E804]=&quot;PASSPASSPASSFAIL&quot;; &quot;FAIL&quot;; &quot;&quot;)" office:value-type="string" office:string-value="FAIL" calcext:value-type="string">
            <text:p>FAIL</text:p>
          </table:table-cell>
          <table:table-cell table:formula="of:=IF([Sheet1.B804]&amp;[Sheet1.C804]&amp;[Sheet1.F804]&amp;[Sheet1.G80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4] = &quot;PASS&quot;; 1; 0) ; IF ([.J804] = &quot;FAIL&quot;; 1; 0)) ; [.A804] ; &quot;&quot;)">
            <text:p/>
          </table:table-cell>
          <table:table-cell table:formula="of:= IF( AND( IF([.H804] = &quot;FAIL&quot;; 1; 0) ; IF([.I804] = &quot;&quot;;  1 ; 0); IF([.J804] = &quot;FAIL&quot;; 1; 0) ) ; [.A804] ; &quot;&quot;)" office:value-type="string" office:string-value="sched_setparam03" calcext:value-type="string">
            <text:p>sched_setparam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5]&amp;[Sheet1.C805]&amp;[Sheet1.D805]&amp;[Sheet1.E805]=&quot;PASSPASSPASSFAIL&quot;; &quot;FAIL&quot;; &quot;&quot;)" office:value-type="string" office:string-value="FAIL" calcext:value-type="string">
            <text:p>FAIL</text:p>
          </table:table-cell>
          <table:table-cell table:formula="of:=IF([Sheet1.B805]&amp;[Sheet1.C805]&amp;[Sheet1.F805]&amp;[Sheet1.G8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5] = &quot;PASS&quot;; 1; 0) ; IF ([.J805] = &quot;FAIL&quot;; 1; 0)) ; [.A805] ; &quot;&quot;)">
            <text:p/>
          </table:table-cell>
          <table:table-cell table:formula="of:= IF( AND( IF([.H805] = &quot;FAIL&quot;; 1; 0) ; IF([.I805] = &quot;&quot;;  1 ; 0); IF([.J805] = &quot;FAIL&quot;; 1; 0) ) ; [.A805] ; &quot;&quot;)" office:value-type="string" office:string-value="sched_setparam04" calcext:value-type="string">
            <text:p>sched_setparam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6]&amp;[Sheet1.C806]&amp;[Sheet1.D806]&amp;[Sheet1.E806]=&quot;PASSPASSPASSFAIL&quot;; &quot;FAIL&quot;; &quot;&quot;)" office:value-type="string" office:string-value="FAIL" calcext:value-type="string">
            <text:p>FAIL</text:p>
          </table:table-cell>
          <table:table-cell table:formula="of:=IF([Sheet1.B806]&amp;[Sheet1.C806]&amp;[Sheet1.F806]&amp;[Sheet1.G80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6] = &quot;PASS&quot;; 1; 0) ; IF ([.J806] = &quot;FAIL&quot;; 1; 0)) ; [.A806] ; &quot;&quot;)">
            <text:p/>
          </table:table-cell>
          <table:table-cell table:formula="of:= IF( AND( IF([.H806] = &quot;FAIL&quot;; 1; 0) ; IF([.I806] = &quot;&quot;;  1 ; 0); IF([.J806] = &quot;FAIL&quot;; 1; 0) ) ; [.A806] ; &quot;&quot;)" office:value-type="string" office:string-value="sched_setparam05" calcext:value-type="string">
            <text:p>sched_setparam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schedul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7]&amp;[Sheet1.C807]&amp;[Sheet1.D807]&amp;[Sheet1.E807]=&quot;PASSPASSPASSFAIL&quot;; &quot;FAIL&quot;; &quot;&quot;)">
            <text:p/>
          </table:table-cell>
          <table:table-cell table:formula="of:=IF([Sheet1.B807]&amp;[Sheet1.C807]&amp;[Sheet1.F807]&amp;[Sheet1.G8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7] = &quot;PASS&quot;; 1; 0) ; IF ([.J807] = &quot;FAIL&quot;; 1; 0)) ; [.A807] ; &quot;&quot;)">
            <text:p/>
          </table:table-cell>
          <table:table-cell table:formula="of:= IF( AND( IF([.H807] = &quot;FAIL&quot;; 1; 0) ; IF([.I807] = &quot;&quot;;  1 ; 0); IF([.J807] = &quot;FAIL&quot;; 1; 0) ) ; [.A8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schedul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8]&amp;[Sheet1.C808]&amp;[Sheet1.D808]&amp;[Sheet1.E808]=&quot;PASSPASSPASSFAIL&quot;; &quot;FAIL&quot;; &quot;&quot;)">
            <text:p/>
          </table:table-cell>
          <table:table-cell table:formula="of:=IF([Sheet1.B808]&amp;[Sheet1.C808]&amp;[Sheet1.F808]&amp;[Sheet1.G8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8] = &quot;PASS&quot;; 1; 0) ; IF ([.J808] = &quot;FAIL&quot;; 1; 0)) ; [.A808] ; &quot;&quot;)">
            <text:p/>
          </table:table-cell>
          <table:table-cell table:formula="of:= IF( AND( IF([.H808] = &quot;FAIL&quot;; 1; 0) ; IF([.I808] = &quot;&quot;;  1 ; 0); IF([.J808] = &quot;FAIL&quot;; 1; 0) ) ; [.A8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schedul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9]&amp;[Sheet1.C809]&amp;[Sheet1.D809]&amp;[Sheet1.E809]=&quot;PASSPASSPASSFAIL&quot;; &quot;FAIL&quot;; &quot;&quot;)">
            <text:p/>
          </table:table-cell>
          <table:table-cell table:formula="of:=IF([Sheet1.B809]&amp;[Sheet1.C809]&amp;[Sheet1.F809]&amp;[Sheet1.G8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9] = &quot;PASS&quot;; 1; 0) ; IF ([.J809] = &quot;FAIL&quot;; 1; 0)) ; [.A809] ; &quot;&quot;)">
            <text:p/>
          </table:table-cell>
          <table:table-cell table:formula="of:= IF( AND( IF([.H809] = &quot;FAIL&quot;; 1; 0) ; IF([.I809] = &quot;&quot;;  1 ; 0); IF([.J809] = &quot;FAIL&quot;; 1; 0) ) ; [.A8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schedul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0]&amp;[Sheet1.C810]&amp;[Sheet1.D810]&amp;[Sheet1.E810]=&quot;PASSPASSPASSFAIL&quot;; &quot;FAIL&quot;; &quot;&quot;)">
            <text:p/>
          </table:table-cell>
          <table:table-cell table:formula="of:=IF([Sheet1.B810]&amp;[Sheet1.C810]&amp;[Sheet1.F810]&amp;[Sheet1.G8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0] = &quot;PASS&quot;; 1; 0) ; IF ([.J810] = &quot;FAIL&quot;; 1; 0)) ; [.A810] ; &quot;&quot;)">
            <text:p/>
          </table:table-cell>
          <table:table-cell table:formula="of:= IF( AND( IF([.H810] = &quot;FAIL&quot;; 1; 0) ; IF([.I810] = &quot;&quot;;  1 ; 0); IF([.J810] = &quot;FAIL&quot;; 1; 0) ) ; [.A8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schedul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1]&amp;[Sheet1.C811]&amp;[Sheet1.D811]&amp;[Sheet1.E811]=&quot;PASSPASSPASSFAIL&quot;; &quot;FAIL&quot;; &quot;&quot;)">
            <text:p/>
          </table:table-cell>
          <table:table-cell table:formula="of:=IF([Sheet1.B811]&amp;[Sheet1.C811]&amp;[Sheet1.F811]&amp;[Sheet1.G8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1] = &quot;PASS&quot;; 1; 0) ; IF ([.J811] = &quot;FAIL&quot;; 1; 0)) ; [.A811] ; &quot;&quot;)">
            <text:p/>
          </table:table-cell>
          <table:table-cell table:formula="of:= IF( AND( IF([.H811] = &quot;FAIL&quot;; 1; 0) ; IF([.I811] = &quot;&quot;;  1 ; 0); IF([.J811] = &quot;FAIL&quot;; 1; 0) ) ; [.A8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yiel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2]&amp;[Sheet1.C812]&amp;[Sheet1.D812]&amp;[Sheet1.E812]=&quot;PASSPASSPASSFAIL&quot;; &quot;FAIL&quot;; &quot;&quot;)">
            <text:p/>
          </table:table-cell>
          <table:table-cell table:formula="of:=IF([Sheet1.B812]&amp;[Sheet1.C812]&amp;[Sheet1.F812]&amp;[Sheet1.G8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2] = &quot;PASS&quot;; 1; 0) ; IF ([.J812] = &quot;FAIL&quot;; 1; 0)) ; [.A812] ; &quot;&quot;)">
            <text:p/>
          </table:table-cell>
          <table:table-cell table:formula="of:= IF( AND( IF([.H812] = &quot;FAIL&quot;; 1; 0) ; IF([.I812] = &quot;&quot;;  1 ; 0); IF([.J812] = &quot;FAIL&quot;; 1; 0) ) ; [.A8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affin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3]&amp;[Sheet1.C813]&amp;[Sheet1.D813]&amp;[Sheet1.E813]=&quot;PASSPASSPASSFAIL&quot;; &quot;FAIL&quot;; &quot;&quot;)">
            <text:p/>
          </table:table-cell>
          <table:table-cell table:formula="of:=IF([Sheet1.B813]&amp;[Sheet1.C813]&amp;[Sheet1.F813]&amp;[Sheet1.G8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3] = &quot;PASS&quot;; 1; 0) ; IF ([.J813] = &quot;FAIL&quot;; 1; 0)) ; [.A813] ; &quot;&quot;)">
            <text:p/>
          </table:table-cell>
          <table:table-cell table:formula="of:= IF( AND( IF([.H813] = &quot;FAIL&quot;; 1; 0) ; IF([.I813] = &quot;&quot;;  1 ; 0); IF([.J813] = &quot;FAIL&quot;; 1; 0) ) ; [.A8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affin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4]&amp;[Sheet1.C814]&amp;[Sheet1.D814]&amp;[Sheet1.E814]=&quot;PASSPASSPASSFAIL&quot;; &quot;FAIL&quot;; &quot;&quot;)">
            <text:p/>
          </table:table-cell>
          <table:table-cell table:formula="of:=IF([Sheet1.B814]&amp;[Sheet1.C814]&amp;[Sheet1.F814]&amp;[Sheet1.G8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4] = &quot;PASS&quot;; 1; 0) ; IF ([.J814] = &quot;FAIL&quot;; 1; 0)) ; [.A814] ; &quot;&quot;)">
            <text:p/>
          </table:table-cell>
          <table:table-cell table:formula="of:= IF( AND( IF([.H814] = &quot;FAIL&quot;; 1; 0) ; IF([.I814] = &quot;&quot;;  1 ; 0); IF([.J814] = &quot;FAIL&quot;; 1; 0) ) ; [.A8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5]&amp;[Sheet1.C815]&amp;[Sheet1.D815]&amp;[Sheet1.E815]=&quot;PASSPASSPASSFAIL&quot;; &quot;FAIL&quot;; &quot;&quot;)">
            <text:p/>
          </table:table-cell>
          <table:table-cell table:formula="of:=IF([Sheet1.B815]&amp;[Sheet1.C815]&amp;[Sheet1.F815]&amp;[Sheet1.G81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5] = &quot;PASS&quot;; 1; 0) ; IF ([.J815] = &quot;FAIL&quot;; 1; 0)) ; [.A815] ; &quot;&quot;)">
            <text:p/>
          </table:table-cell>
          <table:table-cell table:formula="of:= IF( AND( IF([.H815] = &quot;FAIL&quot;; 1; 0) ; IF([.I815] = &quot;&quot;;  1 ; 0); IF([.J815] = &quot;FAIL&quot;; 1; 0) ) ; [.A8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6]&amp;[Sheet1.C816]&amp;[Sheet1.D816]&amp;[Sheet1.E816]=&quot;PASSPASSPASSFAIL&quot;; &quot;FAIL&quot;; &quot;&quot;)">
            <text:p/>
          </table:table-cell>
          <table:table-cell table:formula="of:=IF([Sheet1.B816]&amp;[Sheet1.C816]&amp;[Sheet1.F816]&amp;[Sheet1.G81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6] = &quot;PASS&quot;; 1; 0) ; IF ([.J816] = &quot;FAIL&quot;; 1; 0)) ; [.A816] ; &quot;&quot;)">
            <text:p/>
          </table:table-cell>
          <table:table-cell table:formula="of:= IF( AND( IF([.H816] = &quot;FAIL&quot;; 1; 0) ; IF([.I816] = &quot;&quot;;  1 ; 0); IF([.J816] = &quot;FAIL&quot;; 1; 0) ) ; [.A8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att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7]&amp;[Sheet1.C817]&amp;[Sheet1.D817]&amp;[Sheet1.E817]=&quot;PASSPASSPASSFAIL&quot;; &quot;FAIL&quot;; &quot;&quot;)">
            <text:p/>
          </table:table-cell>
          <table:table-cell table:formula="of:=IF([Sheet1.B817]&amp;[Sheet1.C817]&amp;[Sheet1.F817]&amp;[Sheet1.G81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7] = &quot;PASS&quot;; 1; 0) ; IF ([.J817] = &quot;FAIL&quot;; 1; 0)) ; [.A817] ; &quot;&quot;)">
            <text:p/>
          </table:table-cell>
          <table:table-cell table:formula="of:= IF( AND( IF([.H817] = &quot;FAIL&quot;; 1; 0) ; IF([.I817] = &quot;&quot;;  1 ; 0); IF([.J817] = &quot;FAIL&quot;; 1; 0) ) ; [.A8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8]&amp;[Sheet1.C818]&amp;[Sheet1.D818]&amp;[Sheet1.E818]=&quot;PASSPASSPASSFAIL&quot;; &quot;FAIL&quot;; &quot;&quot;)">
            <text:p/>
          </table:table-cell>
          <table:table-cell table:formula="of:=IF([Sheet1.B818]&amp;[Sheet1.C818]&amp;[Sheet1.F818]&amp;[Sheet1.G8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8] = &quot;PASS&quot;; 1; 0) ; IF ([.J818] = &quot;FAIL&quot;; 1; 0)) ; [.A818] ; &quot;&quot;)">
            <text:p/>
          </table:table-cell>
          <table:table-cell table:formula="of:= IF( AND( IF([.H818] = &quot;FAIL&quot;; 1; 0) ; IF([.I818] = &quot;&quot;;  1 ; 0); IF([.J818] = &quot;FAIL&quot;; 1; 0) ) ; [.A8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9]&amp;[Sheet1.C819]&amp;[Sheet1.D819]&amp;[Sheet1.E819]=&quot;PASSPASSPASSFAIL&quot;; &quot;FAIL&quot;; &quot;&quot;)">
            <text:p/>
          </table:table-cell>
          <table:table-cell table:formula="of:=IF([Sheet1.B819]&amp;[Sheet1.C819]&amp;[Sheet1.F819]&amp;[Sheet1.G8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9] = &quot;PASS&quot;; 1; 0) ; IF ([.J819] = &quot;FAIL&quot;; 1; 0)) ; [.A819] ; &quot;&quot;)">
            <text:p/>
          </table:table-cell>
          <table:table-cell table:formula="of:= IF( AND( IF([.H819] = &quot;FAIL&quot;; 1; 0) ; IF([.I819] = &quot;&quot;;  1 ; 0); IF([.J819] = &quot;FAIL&quot;; 1; 0) ) ; [.A8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0]&amp;[Sheet1.C820]&amp;[Sheet1.D820]&amp;[Sheet1.E820]=&quot;PASSPASSPASSFAIL&quot;; &quot;FAIL&quot;; &quot;&quot;)">
            <text:p/>
          </table:table-cell>
          <table:table-cell table:formula="of:=IF([Sheet1.B820]&amp;[Sheet1.C820]&amp;[Sheet1.F820]&amp;[Sheet1.G8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0] = &quot;PASS&quot;; 1; 0) ; IF ([.J820] = &quot;FAIL&quot;; 1; 0)) ; [.A820] ; &quot;&quot;)">
            <text:p/>
          </table:table-cell>
          <table:table-cell table:formula="of:= IF( AND( IF([.H820] = &quot;FAIL&quot;; 1; 0) ; IF([.I820] = &quot;&quot;;  1 ; 0); IF([.J820] = &quot;FAIL&quot;; 1; 0) ) ; [.A8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4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[Sheet1.B821]&amp;[Sheet1.C821]&amp;[Sheet1.D821]&amp;[Sheet1.E821]=&quot;PASSPASSPASSFAIL&quot;; &quot;FAIL&quot;; &quot;&quot;)">
            <text:p/>
          </table:table-cell>
          <table:table-cell table:formula="of:=IF([Sheet1.B821]&amp;[Sheet1.C821]&amp;[Sheet1.F821]&amp;[Sheet1.G8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1] = &quot;PASS&quot;; 1; 0) ; IF ([.J821] = &quot;FAIL&quot;; 1; 0)) ; [.A821] ; &quot;&quot;)">
            <text:p/>
          </table:table-cell>
          <table:table-cell table:formula="of:= IF( AND( IF([.H821] = &quot;FAIL&quot;; 1; 0) ; IF([.I821] = &quot;&quot;;  1 ; 0); IF([.J821] = &quot;FAIL&quot;; 1; 0) ) ; [.A8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2]&amp;[Sheet1.C822]&amp;[Sheet1.D822]&amp;[Sheet1.E822]=&quot;PASSPASSPASSFAIL&quot;; &quot;FAIL&quot;; &quot;&quot;)">
            <text:p/>
          </table:table-cell>
          <table:table-cell table:formula="of:=IF([Sheet1.B822]&amp;[Sheet1.C822]&amp;[Sheet1.F822]&amp;[Sheet1.G8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2] = &quot;PASS&quot;; 1; 0) ; IF ([.J822] = &quot;FAIL&quot;; 1; 0)) ; [.A822] ; &quot;&quot;)">
            <text:p/>
          </table:table-cell>
          <table:table-cell table:formula="of:= IF( AND( IF([.H822] = &quot;FAIL&quot;; 1; 0) ; IF([.I822] = &quot;&quot;;  1 ; 0); IF([.J822] = &quot;FAIL&quot;; 1; 0) ) ; [.A8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3]&amp;[Sheet1.C823]&amp;[Sheet1.D823]&amp;[Sheet1.E823]=&quot;PASSPASSPASSFAIL&quot;; &quot;FAIL&quot;; &quot;&quot;)">
            <text:p/>
          </table:table-cell>
          <table:table-cell table:formula="of:=IF([Sheet1.B823]&amp;[Sheet1.C823]&amp;[Sheet1.F823]&amp;[Sheet1.G8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3] = &quot;PASS&quot;; 1; 0) ; IF ([.J823] = &quot;FAIL&quot;; 1; 0)) ; [.A823] ; &quot;&quot;)">
            <text:p/>
          </table:table-cell>
          <table:table-cell table:formula="of:= IF( AND( IF([.H823] = &quot;FAIL&quot;; 1; 0) ; IF([.I823] = &quot;&quot;;  1 ; 0); IF([.J823] = &quot;FAIL&quot;; 1; 0) ) ; [.A8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4]&amp;[Sheet1.C824]&amp;[Sheet1.D824]&amp;[Sheet1.E824]=&quot;PASSPASSPASSFAIL&quot;; &quot;FAIL&quot;; &quot;&quot;)">
            <text:p/>
          </table:table-cell>
          <table:table-cell table:formula="of:=IF([Sheet1.B824]&amp;[Sheet1.C824]&amp;[Sheet1.F824]&amp;[Sheet1.G8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4] = &quot;PASS&quot;; 1; 0) ; IF ([.J824] = &quot;FAIL&quot;; 1; 0)) ; [.A824] ; &quot;&quot;)">
            <text:p/>
          </table:table-cell>
          <table:table-cell table:formula="of:= IF( AND( IF([.H824] = &quot;FAIL&quot;; 1; 0) ; IF([.I824] = &quot;&quot;;  1 ; 0); IF([.J824] = &quot;FAIL&quot;; 1; 0) ) ; [.A8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5]&amp;[Sheet1.C825]&amp;[Sheet1.D825]&amp;[Sheet1.E825]=&quot;PASSPASSPASSFAIL&quot;; &quot;FAIL&quot;; &quot;&quot;)">
            <text:p/>
          </table:table-cell>
          <table:table-cell table:formula="of:=IF([Sheet1.B825]&amp;[Sheet1.C825]&amp;[Sheet1.F825]&amp;[Sheet1.G8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5] = &quot;PASS&quot;; 1; 0) ; IF ([.J825] = &quot;FAIL&quot;; 1; 0)) ; [.A825] ; &quot;&quot;)">
            <text:p/>
          </table:table-cell>
          <table:table-cell table:formula="of:= IF( AND( IF([.H825] = &quot;FAIL&quot;; 1; 0) ; IF([.I825] = &quot;&quot;;  1 ; 0); IF([.J825] = &quot;FAIL&quot;; 1; 0) ) ; [.A8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6]&amp;[Sheet1.C826]&amp;[Sheet1.D826]&amp;[Sheet1.E826]=&quot;PASSPASSPASSFAIL&quot;; &quot;FAIL&quot;; &quot;&quot;)">
            <text:p/>
          </table:table-cell>
          <table:table-cell table:formula="of:=IF([Sheet1.B826]&amp;[Sheet1.C826]&amp;[Sheet1.F826]&amp;[Sheet1.G8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6] = &quot;PASS&quot;; 1; 0) ; IF ([.J826] = &quot;FAIL&quot;; 1; 0)) ; [.A826] ; &quot;&quot;)">
            <text:p/>
          </table:table-cell>
          <table:table-cell table:formula="of:= IF( AND( IF([.H826] = &quot;FAIL&quot;; 1; 0) ; IF([.I826] = &quot;&quot;;  1 ; 0); IF([.J826] = &quot;FAIL&quot;; 1; 0) ) ; [.A8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7]&amp;[Sheet1.C827]&amp;[Sheet1.D827]&amp;[Sheet1.E827]=&quot;PASSPASSPASSFAIL&quot;; &quot;FAIL&quot;; &quot;&quot;)">
            <text:p/>
          </table:table-cell>
          <table:table-cell table:formula="of:=IF([Sheet1.B827]&amp;[Sheet1.C827]&amp;[Sheet1.F827]&amp;[Sheet1.G8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7] = &quot;PASS&quot;; 1; 0) ; IF ([.J827] = &quot;FAIL&quot;; 1; 0)) ; [.A827] ; &quot;&quot;)">
            <text:p/>
          </table:table-cell>
          <table:table-cell table:formula="of:= IF( AND( IF([.H827] = &quot;FAIL&quot;; 1; 0) ; IF([.I827] = &quot;&quot;;  1 ; 0); IF([.J827] = &quot;FAIL&quot;; 1; 0) ) ; [.A8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8]&amp;[Sheet1.C828]&amp;[Sheet1.D828]&amp;[Sheet1.E828]=&quot;PASSPASSPASSFAIL&quot;; &quot;FAIL&quot;; &quot;&quot;)">
            <text:p/>
          </table:table-cell>
          <table:table-cell table:formula="of:=IF([Sheet1.B828]&amp;[Sheet1.C828]&amp;[Sheet1.F828]&amp;[Sheet1.G8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8] = &quot;PASS&quot;; 1; 0) ; IF ([.J828] = &quot;FAIL&quot;; 1; 0)) ; [.A828] ; &quot;&quot;)">
            <text:p/>
          </table:table-cell>
          <table:table-cell table:formula="of:= IF( AND( IF([.H828] = &quot;FAIL&quot;; 1; 0) ; IF([.I828] = &quot;&quot;;  1 ; 0); IF([.J828] = &quot;FAIL&quot;; 1; 0) ) ; [.A8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9]&amp;[Sheet1.C829]&amp;[Sheet1.D829]&amp;[Sheet1.E829]=&quot;PASSPASSPASSFAIL&quot;; &quot;FAIL&quot;; &quot;&quot;)">
            <text:p/>
          </table:table-cell>
          <table:table-cell table:formula="of:=IF([Sheet1.B829]&amp;[Sheet1.C829]&amp;[Sheet1.F829]&amp;[Sheet1.G8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9] = &quot;PASS&quot;; 1; 0) ; IF ([.J829] = &quot;FAIL&quot;; 1; 0)) ; [.A829] ; &quot;&quot;)">
            <text:p/>
          </table:table-cell>
          <table:table-cell table:formula="of:= IF( AND( IF([.H829] = &quot;FAIL&quot;; 1; 0) ; IF([.I829] = &quot;&quot;;  1 ; 0); IF([.J829] = &quot;FAIL&quot;; 1; 0) ) ; [.A8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0]&amp;[Sheet1.C830]&amp;[Sheet1.D830]&amp;[Sheet1.E830]=&quot;PASSPASSPASSFAIL&quot;; &quot;FAIL&quot;; &quot;&quot;)">
            <text:p/>
          </table:table-cell>
          <table:table-cell table:formula="of:=IF([Sheet1.B830]&amp;[Sheet1.C830]&amp;[Sheet1.F830]&amp;[Sheet1.G8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0] = &quot;PASS&quot;; 1; 0) ; IF ([.J830] = &quot;FAIL&quot;; 1; 0)) ; [.A830] ; &quot;&quot;)">
            <text:p/>
          </table:table-cell>
          <table:table-cell table:formula="of:= IF( AND( IF([.H830] = &quot;FAIL&quot;; 1; 0) ; IF([.I830] = &quot;&quot;;  1 ; 0); IF([.J830] = &quot;FAIL&quot;; 1; 0) ) ; [.A8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1]&amp;[Sheet1.C831]&amp;[Sheet1.D831]&amp;[Sheet1.E831]=&quot;PASSPASSPASSFAIL&quot;; &quot;FAIL&quot;; &quot;&quot;)">
            <text:p/>
          </table:table-cell>
          <table:table-cell table:formula="of:=IF([Sheet1.B831]&amp;[Sheet1.C831]&amp;[Sheet1.F831]&amp;[Sheet1.G8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1] = &quot;PASS&quot;; 1; 0) ; IF ([.J831] = &quot;FAIL&quot;; 1; 0)) ; [.A831] ; &quot;&quot;)">
            <text:p/>
          </table:table-cell>
          <table:table-cell table:formula="of:= IF( AND( IF([.H831] = &quot;FAIL&quot;; 1; 0) ; IF([.I831] = &quot;&quot;;  1 ; 0); IF([.J831] = &quot;FAIL&quot;; 1; 0) ) ; [.A8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2]&amp;[Sheet1.C832]&amp;[Sheet1.D832]&amp;[Sheet1.E832]=&quot;PASSPASSPASSFAIL&quot;; &quot;FAIL&quot;; &quot;&quot;)">
            <text:p/>
          </table:table-cell>
          <table:table-cell table:formula="of:=IF([Sheet1.B832]&amp;[Sheet1.C832]&amp;[Sheet1.F832]&amp;[Sheet1.G8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2] = &quot;PASS&quot;; 1; 0) ; IF ([.J832] = &quot;FAIL&quot;; 1; 0)) ; [.A832] ; &quot;&quot;)">
            <text:p/>
          </table:table-cell>
          <table:table-cell table:formula="of:= IF( AND( IF([.H832] = &quot;FAIL&quot;; 1; 0) ; IF([.I832] = &quot;&quot;;  1 ; 0); IF([.J832] = &quot;FAIL&quot;; 1; 0) ) ; [.A8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3]&amp;[Sheet1.C833]&amp;[Sheet1.D833]&amp;[Sheet1.E833]=&quot;PASSPASSPASSFAIL&quot;; &quot;FAIL&quot;; &quot;&quot;)">
            <text:p/>
          </table:table-cell>
          <table:table-cell table:formula="of:=IF([Sheet1.B833]&amp;[Sheet1.C833]&amp;[Sheet1.F833]&amp;[Sheet1.G8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3] = &quot;PASS&quot;; 1; 0) ; IF ([.J833] = &quot;FAIL&quot;; 1; 0)) ; [.A833] ; &quot;&quot;)">
            <text:p/>
          </table:table-cell>
          <table:table-cell table:formula="of:= IF( AND( IF([.H833] = &quot;FAIL&quot;; 1; 0) ; IF([.I833] = &quot;&quot;;  1 ; 0); IF([.J833] = &quot;FAIL&quot;; 1; 0) ) ; [.A8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4]&amp;[Sheet1.C834]&amp;[Sheet1.D834]&amp;[Sheet1.E834]=&quot;PASSPASSPASSFAIL&quot;; &quot;FAIL&quot;; &quot;&quot;)">
            <text:p/>
          </table:table-cell>
          <table:table-cell table:formula="of:=IF([Sheet1.B834]&amp;[Sheet1.C834]&amp;[Sheet1.F834]&amp;[Sheet1.G8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4] = &quot;PASS&quot;; 1; 0) ; IF ([.J834] = &quot;FAIL&quot;; 1; 0)) ; [.A834] ; &quot;&quot;)">
            <text:p/>
          </table:table-cell>
          <table:table-cell table:formula="of:= IF( AND( IF([.H834] = &quot;FAIL&quot;; 1; 0) ; IF([.I834] = &quot;&quot;;  1 ; 0); IF([.J834] = &quot;FAIL&quot;; 1; 0) ) ; [.A8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5]&amp;[Sheet1.C835]&amp;[Sheet1.D835]&amp;[Sheet1.E835]=&quot;PASSPASSPASSFAIL&quot;; &quot;FAIL&quot;; &quot;&quot;)">
            <text:p/>
          </table:table-cell>
          <table:table-cell table:formula="of:=IF([Sheet1.B835]&amp;[Sheet1.C835]&amp;[Sheet1.F835]&amp;[Sheet1.G8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5] = &quot;PASS&quot;; 1; 0) ; IF ([.J835] = &quot;FAIL&quot;; 1; 0)) ; [.A835] ; &quot;&quot;)">
            <text:p/>
          </table:table-cell>
          <table:table-cell table:formula="of:= IF( AND( IF([.H835] = &quot;FAIL&quot;; 1; 0) ; IF([.I835] = &quot;&quot;;  1 ; 0); IF([.J835] = &quot;FAIL&quot;; 1; 0) ) ; [.A8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6]&amp;[Sheet1.C836]&amp;[Sheet1.D836]&amp;[Sheet1.E836]=&quot;PASSPASSPASSFAIL&quot;; &quot;FAIL&quot;; &quot;&quot;)">
            <text:p/>
          </table:table-cell>
          <table:table-cell table:formula="of:=IF([Sheet1.B836]&amp;[Sheet1.C836]&amp;[Sheet1.F836]&amp;[Sheet1.G8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6] = &quot;PASS&quot;; 1; 0) ; IF ([.J836] = &quot;FAIL&quot;; 1; 0)) ; [.A836] ; &quot;&quot;)">
            <text:p/>
          </table:table-cell>
          <table:table-cell table:formula="of:= IF( AND( IF([.H836] = &quot;FAIL&quot;; 1; 0) ; IF([.I836] = &quot;&quot;;  1 ; 0); IF([.J836] = &quot;FAIL&quot;; 1; 0) ) ; [.A8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7]&amp;[Sheet1.C837]&amp;[Sheet1.D837]&amp;[Sheet1.E837]=&quot;PASSPASSPASSFAIL&quot;; &quot;FAIL&quot;; &quot;&quot;)">
            <text:p/>
          </table:table-cell>
          <table:table-cell table:formula="of:=IF([Sheet1.B837]&amp;[Sheet1.C837]&amp;[Sheet1.F837]&amp;[Sheet1.G8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7] = &quot;PASS&quot;; 1; 0) ; IF ([.J837] = &quot;FAIL&quot;; 1; 0)) ; [.A837] ; &quot;&quot;)">
            <text:p/>
          </table:table-cell>
          <table:table-cell table:formula="of:= IF( AND( IF([.H837] = &quot;FAIL&quot;; 1; 0) ; IF([.I837] = &quot;&quot;;  1 ; 0); IF([.J837] = &quot;FAIL&quot;; 1; 0) ) ; [.A8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8]&amp;[Sheet1.C838]&amp;[Sheet1.D838]&amp;[Sheet1.E838]=&quot;PASSPASSPASSFAIL&quot;; &quot;FAIL&quot;; &quot;&quot;)">
            <text:p/>
          </table:table-cell>
          <table:table-cell table:formula="of:=IF([Sheet1.B838]&amp;[Sheet1.C838]&amp;[Sheet1.F838]&amp;[Sheet1.G8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8] = &quot;PASS&quot;; 1; 0) ; IF ([.J838] = &quot;FAIL&quot;; 1; 0)) ; [.A838] ; &quot;&quot;)">
            <text:p/>
          </table:table-cell>
          <table:table-cell table:formula="of:= IF( AND( IF([.H838] = &quot;FAIL&quot;; 1; 0) ; IF([.I838] = &quot;&quot;;  1 ; 0); IF([.J838] = &quot;FAIL&quot;; 1; 0) ) ; [.A8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9]&amp;[Sheet1.C839]&amp;[Sheet1.D839]&amp;[Sheet1.E839]=&quot;PASSPASSPASSFAIL&quot;; &quot;FAIL&quot;; &quot;&quot;)">
            <text:p/>
          </table:table-cell>
          <table:table-cell table:formula="of:=IF([Sheet1.B839]&amp;[Sheet1.C839]&amp;[Sheet1.F839]&amp;[Sheet1.G8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9] = &quot;PASS&quot;; 1; 0) ; IF ([.J839] = &quot;FAIL&quot;; 1; 0)) ; [.A839] ; &quot;&quot;)">
            <text:p/>
          </table:table-cell>
          <table:table-cell table:formula="of:= IF( AND( IF([.H839] = &quot;FAIL&quot;; 1; 0) ; IF([.I839] = &quot;&quot;;  1 ; 0); IF([.J839] = &quot;FAIL&quot;; 1; 0) ) ; [.A8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0]&amp;[Sheet1.C840]&amp;[Sheet1.D840]&amp;[Sheet1.E840]=&quot;PASSPASSPASSFAIL&quot;; &quot;FAIL&quot;; &quot;&quot;)">
            <text:p/>
          </table:table-cell>
          <table:table-cell table:formula="of:=IF([Sheet1.B840]&amp;[Sheet1.C840]&amp;[Sheet1.F840]&amp;[Sheet1.G8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0] = &quot;PASS&quot;; 1; 0) ; IF ([.J840] = &quot;FAIL&quot;; 1; 0)) ; [.A840] ; &quot;&quot;)">
            <text:p/>
          </table:table-cell>
          <table:table-cell table:formula="of:= IF( AND( IF([.H840] = &quot;FAIL&quot;; 1; 0) ; IF([.I840] = &quot;&quot;;  1 ; 0); IF([.J840] = &quot;FAIL&quot;; 1; 0) ) ; [.A8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1]&amp;[Sheet1.C841]&amp;[Sheet1.D841]&amp;[Sheet1.E841]=&quot;PASSPASSPASSFAIL&quot;; &quot;FAIL&quot;; &quot;&quot;)">
            <text:p/>
          </table:table-cell>
          <table:table-cell table:formula="of:=IF([Sheet1.B841]&amp;[Sheet1.C841]&amp;[Sheet1.F841]&amp;[Sheet1.G8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1] = &quot;PASS&quot;; 1; 0) ; IF ([.J841] = &quot;FAIL&quot;; 1; 0)) ; [.A841] ; &quot;&quot;)">
            <text:p/>
          </table:table-cell>
          <table:table-cell table:formula="of:= IF( AND( IF([.H841] = &quot;FAIL&quot;; 1; 0) ; IF([.I841] = &quot;&quot;;  1 ; 0); IF([.J841] = &quot;FAIL&quot;; 1; 0) ) ; [.A8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2]&amp;[Sheet1.C842]&amp;[Sheet1.D842]&amp;[Sheet1.E842]=&quot;PASSPASSPASSFAIL&quot;; &quot;FAIL&quot;; &quot;&quot;)">
            <text:p/>
          </table:table-cell>
          <table:table-cell table:formula="of:=IF([Sheet1.B842]&amp;[Sheet1.C842]&amp;[Sheet1.F842]&amp;[Sheet1.G8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2] = &quot;PASS&quot;; 1; 0) ; IF ([.J842] = &quot;FAIL&quot;; 1; 0)) ; [.A842] ; &quot;&quot;)">
            <text:p/>
          </table:table-cell>
          <table:table-cell table:formula="of:= IF( AND( IF([.H842] = &quot;FAIL&quot;; 1; 0) ; IF([.I842] = &quot;&quot;;  1 ; 0); IF([.J842] = &quot;FAIL&quot;; 1; 0) ) ; [.A8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3]&amp;[Sheet1.C843]&amp;[Sheet1.D843]&amp;[Sheet1.E843]=&quot;PASSPASSPASSFAIL&quot;; &quot;FAIL&quot;; &quot;&quot;)">
            <text:p/>
          </table:table-cell>
          <table:table-cell table:formula="of:=IF([Sheet1.B843]&amp;[Sheet1.C843]&amp;[Sheet1.F843]&amp;[Sheet1.G8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3] = &quot;PASS&quot;; 1; 0) ; IF ([.J843] = &quot;FAIL&quot;; 1; 0)) ; [.A843] ; &quot;&quot;)">
            <text:p/>
          </table:table-cell>
          <table:table-cell table:formula="of:= IF( AND( IF([.H843] = &quot;FAIL&quot;; 1; 0) ; IF([.I843] = &quot;&quot;;  1 ; 0); IF([.J843] = &quot;FAIL&quot;; 1; 0) ) ; [.A8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4]&amp;[Sheet1.C844]&amp;[Sheet1.D844]&amp;[Sheet1.E844]=&quot;PASSPASSPASSFAIL&quot;; &quot;FAIL&quot;; &quot;&quot;)">
            <text:p/>
          </table:table-cell>
          <table:table-cell table:formula="of:=IF([Sheet1.B844]&amp;[Sheet1.C844]&amp;[Sheet1.F844]&amp;[Sheet1.G8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4] = &quot;PASS&quot;; 1; 0) ; IF ([.J844] = &quot;FAIL&quot;; 1; 0)) ; [.A844] ; &quot;&quot;)">
            <text:p/>
          </table:table-cell>
          <table:table-cell table:formula="of:= IF( AND( IF([.H844] = &quot;FAIL&quot;; 1; 0) ; IF([.I844] = &quot;&quot;;  1 ; 0); IF([.J844] = &quot;FAIL&quot;; 1; 0) ) ; [.A8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5]&amp;[Sheet1.C845]&amp;[Sheet1.D845]&amp;[Sheet1.E845]=&quot;PASSPASSPASSFAIL&quot;; &quot;FAIL&quot;; &quot;&quot;)">
            <text:p/>
          </table:table-cell>
          <table:table-cell table:formula="of:=IF([Sheet1.B845]&amp;[Sheet1.C845]&amp;[Sheet1.F845]&amp;[Sheet1.G8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5] = &quot;PASS&quot;; 1; 0) ; IF ([.J845] = &quot;FAIL&quot;; 1; 0)) ; [.A845] ; &quot;&quot;)">
            <text:p/>
          </table:table-cell>
          <table:table-cell table:formula="of:= IF( AND( IF([.H845] = &quot;FAIL&quot;; 1; 0) ; IF([.I845] = &quot;&quot;;  1 ; 0); IF([.J845] = &quot;FAIL&quot;; 1; 0) ) ; [.A8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6]&amp;[Sheet1.C846]&amp;[Sheet1.D846]&amp;[Sheet1.E846]=&quot;PASSPASSPASSFAIL&quot;; &quot;FAIL&quot;; &quot;&quot;)">
            <text:p/>
          </table:table-cell>
          <table:table-cell table:formula="of:=IF([Sheet1.B846]&amp;[Sheet1.C846]&amp;[Sheet1.F846]&amp;[Sheet1.G8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6] = &quot;PASS&quot;; 1; 0) ; IF ([.J846] = &quot;FAIL&quot;; 1; 0)) ; [.A846] ; &quot;&quot;)">
            <text:p/>
          </table:table-cell>
          <table:table-cell table:formula="of:= IF( AND( IF([.H846] = &quot;FAIL&quot;; 1; 0) ; IF([.I846] = &quot;&quot;;  1 ; 0); IF([.J846] = &quot;FAIL&quot;; 1; 0) ) ; [.A8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7]&amp;[Sheet1.C847]&amp;[Sheet1.D847]&amp;[Sheet1.E847]=&quot;PASSPASSPASSFAIL&quot;; &quot;FAIL&quot;; &quot;&quot;)">
            <text:p/>
          </table:table-cell>
          <table:table-cell table:formula="of:=IF([Sheet1.B847]&amp;[Sheet1.C847]&amp;[Sheet1.F847]&amp;[Sheet1.G8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7] = &quot;PASS&quot;; 1; 0) ; IF ([.J847] = &quot;FAIL&quot;; 1; 0)) ; [.A847] ; &quot;&quot;)">
            <text:p/>
          </table:table-cell>
          <table:table-cell table:formula="of:= IF( AND( IF([.H847] = &quot;FAIL&quot;; 1; 0) ; IF([.I847] = &quot;&quot;;  1 ; 0); IF([.J847] = &quot;FAIL&quot;; 1; 0) ) ; [.A8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8]&amp;[Sheet1.C848]&amp;[Sheet1.D848]&amp;[Sheet1.E848]=&quot;PASSPASSPASSFAIL&quot;; &quot;FAIL&quot;; &quot;&quot;)">
            <text:p/>
          </table:table-cell>
          <table:table-cell table:formula="of:=IF([Sheet1.B848]&amp;[Sheet1.C848]&amp;[Sheet1.F848]&amp;[Sheet1.G8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8] = &quot;PASS&quot;; 1; 0) ; IF ([.J848] = &quot;FAIL&quot;; 1; 0)) ; [.A848] ; &quot;&quot;)">
            <text:p/>
          </table:table-cell>
          <table:table-cell table:formula="of:= IF( AND( IF([.H848] = &quot;FAIL&quot;; 1; 0) ; IF([.I848] = &quot;&quot;;  1 ; 0); IF([.J848] = &quot;FAIL&quot;; 1; 0) ) ; [.A8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9]&amp;[Sheet1.C849]&amp;[Sheet1.D849]&amp;[Sheet1.E849]=&quot;PASSPASSPASSFAIL&quot;; &quot;FAIL&quot;; &quot;&quot;)">
            <text:p/>
          </table:table-cell>
          <table:table-cell table:formula="of:=IF([Sheet1.B849]&amp;[Sheet1.C849]&amp;[Sheet1.F849]&amp;[Sheet1.G8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9] = &quot;PASS&quot;; 1; 0) ; IF ([.J849] = &quot;FAIL&quot;; 1; 0)) ; [.A849] ; &quot;&quot;)">
            <text:p/>
          </table:table-cell>
          <table:table-cell table:formula="of:= IF( AND( IF([.H849] = &quot;FAIL&quot;; 1; 0) ; IF([.I849] = &quot;&quot;;  1 ; 0); IF([.J849] = &quot;FAIL&quot;; 1; 0) ) ; [.A8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0]&amp;[Sheet1.C850]&amp;[Sheet1.D850]&amp;[Sheet1.E850]=&quot;PASSPASSPASSFAIL&quot;; &quot;FAIL&quot;; &quot;&quot;)">
            <text:p/>
          </table:table-cell>
          <table:table-cell table:formula="of:=IF([Sheet1.B850]&amp;[Sheet1.C850]&amp;[Sheet1.F850]&amp;[Sheet1.G8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0] = &quot;PASS&quot;; 1; 0) ; IF ([.J850] = &quot;FAIL&quot;; 1; 0)) ; [.A850] ; &quot;&quot;)">
            <text:p/>
          </table:table-cell>
          <table:table-cell table:formula="of:= IF( AND( IF([.H850] = &quot;FAIL&quot;; 1; 0) ; IF([.I850] = &quot;&quot;;  1 ; 0); IF([.J850] = &quot;FAIL&quot;; 1; 0) ) ; [.A8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1]&amp;[Sheet1.C851]&amp;[Sheet1.D851]&amp;[Sheet1.E851]=&quot;PASSPASSPASSFAIL&quot;; &quot;FAIL&quot;; &quot;&quot;)">
            <text:p/>
          </table:table-cell>
          <table:table-cell table:formula="of:=IF([Sheet1.B851]&amp;[Sheet1.C851]&amp;[Sheet1.F851]&amp;[Sheet1.G8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1] = &quot;PASS&quot;; 1; 0) ; IF ([.J851] = &quot;FAIL&quot;; 1; 0)) ; [.A851] ; &quot;&quot;)">
            <text:p/>
          </table:table-cell>
          <table:table-cell table:formula="of:= IF( AND( IF([.H851] = &quot;FAIL&quot;; 1; 0) ; IF([.I851] = &quot;&quot;;  1 ; 0); IF([.J851] = &quot;FAIL&quot;; 1; 0) ) ; [.A8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2]&amp;[Sheet1.C852]&amp;[Sheet1.D852]&amp;[Sheet1.E852]=&quot;PASSPASSPASSFAIL&quot;; &quot;FAIL&quot;; &quot;&quot;)">
            <text:p/>
          </table:table-cell>
          <table:table-cell table:formula="of:=IF([Sheet1.B852]&amp;[Sheet1.C852]&amp;[Sheet1.F852]&amp;[Sheet1.G8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2] = &quot;PASS&quot;; 1; 0) ; IF ([.J852] = &quot;FAIL&quot;; 1; 0)) ; [.A852] ; &quot;&quot;)">
            <text:p/>
          </table:table-cell>
          <table:table-cell table:formula="of:= IF( AND( IF([.H852] = &quot;FAIL&quot;; 1; 0) ; IF([.I852] = &quot;&quot;;  1 ; 0); IF([.J852] = &quot;FAIL&quot;; 1; 0) ) ; [.A8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3]&amp;[Sheet1.C853]&amp;[Sheet1.D853]&amp;[Sheet1.E853]=&quot;PASSPASSPASSFAIL&quot;; &quot;FAIL&quot;; &quot;&quot;)">
            <text:p/>
          </table:table-cell>
          <table:table-cell table:formula="of:=IF([Sheet1.B853]&amp;[Sheet1.C853]&amp;[Sheet1.F853]&amp;[Sheet1.G8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3] = &quot;PASS&quot;; 1; 0) ; IF ([.J853] = &quot;FAIL&quot;; 1; 0)) ; [.A853] ; &quot;&quot;)">
            <text:p/>
          </table:table-cell>
          <table:table-cell table:formula="of:= IF( AND( IF([.H853] = &quot;FAIL&quot;; 1; 0) ; IF([.I853] = &quot;&quot;;  1 ; 0); IF([.J853] = &quot;FAIL&quot;; 1; 0) ) ; [.A8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54]&amp;[Sheet1.C854]&amp;[Sheet1.D854]&amp;[Sheet1.E854]=&quot;PASSPASSPASSFAIL&quot;; &quot;FAIL&quot;; &quot;&quot;)">
            <text:p/>
          </table:table-cell>
          <table:table-cell table:formula="of:=IF([Sheet1.B854]&amp;[Sheet1.C854]&amp;[Sheet1.F854]&amp;[Sheet1.G8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4] = &quot;PASS&quot;; 1; 0) ; IF ([.J854] = &quot;FAIL&quot;; 1; 0)) ; [.A854] ; &quot;&quot;)">
            <text:p/>
          </table:table-cell>
          <table:table-cell table:formula="of:= IF( AND( IF([.H854] = &quot;FAIL&quot;; 1; 0) ; IF([.I854] = &quot;&quot;;  1 ; 0); IF([.J854] = &quot;FAIL&quot;; 1; 0) ) ; [.A8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9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55]&amp;[Sheet1.C855]&amp;[Sheet1.D855]&amp;[Sheet1.E855]=&quot;PASSPASSPASSFAIL&quot;; &quot;FAIL&quot;; &quot;&quot;)">
            <text:p/>
          </table:table-cell>
          <table:table-cell table:formula="of:=IF([Sheet1.B855]&amp;[Sheet1.C855]&amp;[Sheet1.F855]&amp;[Sheet1.G85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5] = &quot;PASS&quot;; 1; 0) ; IF ([.J855] = &quot;FAIL&quot;; 1; 0)) ; [.A855] ; &quot;&quot;)">
            <text:p/>
          </table:table-cell>
          <table:table-cell table:formula="of:= IF( AND( IF([.H855] = &quot;FAIL&quot;; 1; 0) ; IF([.I855] = &quot;&quot;;  1 ; 0); IF([.J855] = &quot;FAIL&quot;; 1; 0) ) ; [.A8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ms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6]&amp;[Sheet1.C856]&amp;[Sheet1.D856]&amp;[Sheet1.E856]=&quot;PASSPASSPASSFAIL&quot;; &quot;FAIL&quot;; &quot;&quot;)">
            <text:p/>
          </table:table-cell>
          <table:table-cell table:formula="of:=IF([Sheet1.B856]&amp;[Sheet1.C856]&amp;[Sheet1.F856]&amp;[Sheet1.G8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6] = &quot;PASS&quot;; 1; 0) ; IF ([.J856] = &quot;FAIL&quot;; 1; 0)) ; [.A856] ; &quot;&quot;)">
            <text:p/>
          </table:table-cell>
          <table:table-cell table:formula="of:= IF( AND( IF([.H856] = &quot;FAIL&quot;; 1; 0) ; IF([.I856] = &quot;&quot;;  1 ; 0); IF([.J856] = &quot;FAIL&quot;; 1; 0) ) ; [.A8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msg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7]&amp;[Sheet1.C857]&amp;[Sheet1.D857]&amp;[Sheet1.E857]=&quot;PASSPASSPASSFAIL&quot;; &quot;FAIL&quot;; &quot;&quot;)">
            <text:p/>
          </table:table-cell>
          <table:table-cell table:formula="of:=IF([Sheet1.B857]&amp;[Sheet1.C857]&amp;[Sheet1.F857]&amp;[Sheet1.G8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7] = &quot;PASS&quot;; 1; 0) ; IF ([.J857] = &quot;FAIL&quot;; 1; 0)) ; [.A857] ; &quot;&quot;)">
            <text:p/>
          </table:table-cell>
          <table:table-cell table:formula="of:= IF( AND( IF([.H857] = &quot;FAIL&quot;; 1; 0) ; IF([.I857] = &quot;&quot;;  1 ; 0); IF([.J857] = &quot;FAIL&quot;; 1; 0) ) ; [.A8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to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58]&amp;[Sheet1.C858]&amp;[Sheet1.D858]&amp;[Sheet1.E858]=&quot;PASSPASSPASSFAIL&quot;; &quot;FAIL&quot;; &quot;&quot;)">
            <text:p/>
          </table:table-cell>
          <table:table-cell table:formula="of:=IF([Sheet1.B858]&amp;[Sheet1.C858]&amp;[Sheet1.F858]&amp;[Sheet1.G85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858] = &quot;PASS&quot;; 1; 0) ; IF ([.J858] = &quot;FAIL&quot;; 1; 0)) ; [.A858] ; &quot;&quot;)">
            <text:p/>
          </table:table-cell>
          <table:table-cell table:formula="of:= IF( AND( IF([.H858] = &quot;FAIL&quot;; 1; 0) ; IF([.I858] = &quot;&quot;;  1 ; 0); IF([.J858] = &quot;FAIL&quot;; 1; 0) ) ; [.A8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to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859]&amp;[Sheet1.C859]&amp;[Sheet1.D859]&amp;[Sheet1.E859]=&quot;PASSPASSPASSFAIL&quot;; &quot;FAIL&quot;; &quot;&quot;)">
            <text:p/>
          </table:table-cell>
          <table:table-cell table:formula="of:=IF([Sheet1.B859]&amp;[Sheet1.C859]&amp;[Sheet1.F859]&amp;[Sheet1.G85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9] = &quot;PASS&quot;; 1; 0) ; IF ([.J859] = &quot;FAIL&quot;; 1; 0)) ; [.A859] ; &quot;&quot;)">
            <text:p/>
          </table:table-cell>
          <table:table-cell table:formula="of:= IF( AND( IF([.H859] = &quot;FAIL&quot;; 1; 0) ; IF([.I859] = &quot;&quot;;  1 ; 0); IF([.J859] = &quot;FAIL&quot;; 1; 0) ) ; [.A8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domain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0]&amp;[Sheet1.C860]&amp;[Sheet1.D860]&amp;[Sheet1.E860]=&quot;PASSPASSPASSFAIL&quot;; &quot;FAIL&quot;; &quot;&quot;)">
            <text:p/>
          </table:table-cell>
          <table:table-cell table:formula="of:=IF([Sheet1.B860]&amp;[Sheet1.C860]&amp;[Sheet1.F860]&amp;[Sheet1.G8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0] = &quot;PASS&quot;; 1; 0) ; IF ([.J860] = &quot;FAIL&quot;; 1; 0)) ; [.A860] ; &quot;&quot;)">
            <text:p/>
          </table:table-cell>
          <table:table-cell table:formula="of:= IF( AND( IF([.H860] = &quot;FAIL&quot;; 1; 0) ; IF([.I860] = &quot;&quot;;  1 ; 0); IF([.J860] = &quot;FAIL&quot;; 1; 0) ) ; [.A8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domain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1]&amp;[Sheet1.C861]&amp;[Sheet1.D861]&amp;[Sheet1.E861]=&quot;PASSPASSPASSFAIL&quot;; &quot;FAIL&quot;; &quot;&quot;)">
            <text:p/>
          </table:table-cell>
          <table:table-cell table:formula="of:=IF([Sheet1.B861]&amp;[Sheet1.C861]&amp;[Sheet1.F861]&amp;[Sheet1.G8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1] = &quot;PASS&quot;; 1; 0) ; IF ([.J861] = &quot;FAIL&quot;; 1; 0)) ; [.A861] ; &quot;&quot;)">
            <text:p/>
          </table:table-cell>
          <table:table-cell table:formula="of:= IF( AND( IF([.H861] = &quot;FAIL&quot;; 1; 0) ; IF([.I861] = &quot;&quot;;  1 ; 0); IF([.J861] = &quot;FAIL&quot;; 1; 0) ) ; [.A8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domain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2]&amp;[Sheet1.C862]&amp;[Sheet1.D862]&amp;[Sheet1.E862]=&quot;PASSPASSPASSFAIL&quot;; &quot;FAIL&quot;; &quot;&quot;)">
            <text:p/>
          </table:table-cell>
          <table:table-cell table:formula="of:=IF([Sheet1.B862]&amp;[Sheet1.C862]&amp;[Sheet1.F862]&amp;[Sheet1.G8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2] = &quot;PASS&quot;; 1; 0) ; IF ([.J862] = &quot;FAIL&quot;; 1; 0)) ; [.A862] ; &quot;&quot;)">
            <text:p/>
          </table:table-cell>
          <table:table-cell table:formula="of:= IF( AND( IF([.H862] = &quot;FAIL&quot;; 1; 0) ; IF([.I862] = &quot;&quot;;  1 ; 0); IF([.J862] = &quot;FAIL&quot;; 1; 0) ) ; [.A8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3]&amp;[Sheet1.C863]&amp;[Sheet1.D863]&amp;[Sheet1.E863]=&quot;PASSPASSPASSFAIL&quot;; &quot;FAIL&quot;; &quot;&quot;)">
            <text:p/>
          </table:table-cell>
          <table:table-cell table:formula="of:=IF([Sheet1.B863]&amp;[Sheet1.C863]&amp;[Sheet1.F863]&amp;[Sheet1.G8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3] = &quot;PASS&quot;; 1; 0) ; IF ([.J863] = &quot;FAIL&quot;; 1; 0)) ; [.A863] ; &quot;&quot;)">
            <text:p/>
          </table:table-cell>
          <table:table-cell table:formula="of:= IF( AND( IF([.H863] = &quot;FAIL&quot;; 1; 0) ; IF([.I863] = &quot;&quot;;  1 ; 0); IF([.J863] = &quot;FAIL&quot;; 1; 0) ) ; [.A8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4]&amp;[Sheet1.C864]&amp;[Sheet1.D864]&amp;[Sheet1.E864]=&quot;PASSPASSPASSFAIL&quot;; &quot;FAIL&quot;; &quot;&quot;)">
            <text:p/>
          </table:table-cell>
          <table:table-cell table:formula="of:=IF([Sheet1.B864]&amp;[Sheet1.C864]&amp;[Sheet1.F864]&amp;[Sheet1.G8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4] = &quot;PASS&quot;; 1; 0) ; IF ([.J864] = &quot;FAIL&quot;; 1; 0)) ; [.A864] ; &quot;&quot;)">
            <text:p/>
          </table:table-cell>
          <table:table-cell table:formula="of:= IF( AND( IF([.H864] = &quot;FAIL&quot;; 1; 0) ; IF([.I864] = &quot;&quot;;  1 ; 0); IF([.J864] = &quot;FAIL&quot;; 1; 0) ) ; [.A8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5]&amp;[Sheet1.C865]&amp;[Sheet1.D865]&amp;[Sheet1.E865]=&quot;PASSPASSPASSFAIL&quot;; &quot;FAIL&quot;; &quot;&quot;)">
            <text:p/>
          </table:table-cell>
          <table:table-cell table:formula="of:=IF([Sheet1.B865]&amp;[Sheet1.C865]&amp;[Sheet1.F865]&amp;[Sheet1.G8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5] = &quot;PASS&quot;; 1; 0) ; IF ([.J865] = &quot;FAIL&quot;; 1; 0)) ; [.A865] ; &quot;&quot;)">
            <text:p/>
          </table:table-cell>
          <table:table-cell table:formula="of:= IF( AND( IF([.H865] = &quot;FAIL&quot;; 1; 0) ; IF([.I865] = &quot;&quot;;  1 ; 0); IF([.J865] = &quot;FAIL&quot;; 1; 0) ) ; [.A8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6]&amp;[Sheet1.C866]&amp;[Sheet1.D866]&amp;[Sheet1.E866]=&quot;PASSPASSPASSFAIL&quot;; &quot;FAIL&quot;; &quot;&quot;)">
            <text:p/>
          </table:table-cell>
          <table:table-cell table:formula="of:=IF([Sheet1.B866]&amp;[Sheet1.C866]&amp;[Sheet1.F866]&amp;[Sheet1.G86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6] = &quot;PASS&quot;; 1; 0) ; IF ([.J866] = &quot;FAIL&quot;; 1; 0)) ; [.A866] ; &quot;&quot;)">
            <text:p/>
          </table:table-cell>
          <table:table-cell table:formula="of:= IF( AND( IF([.H866] = &quot;FAIL&quot;; 1; 0) ; IF([.I866] = &quot;&quot;;  1 ; 0); IF([.J866] = &quot;FAIL&quot;; 1; 0) ) ; [.A8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7]&amp;[Sheet1.C867]&amp;[Sheet1.D867]&amp;[Sheet1.E867]=&quot;PASSPASSPASSFAIL&quot;; &quot;FAIL&quot;; &quot;&quot;)">
            <text:p/>
          </table:table-cell>
          <table:table-cell table:formula="of:=IF([Sheet1.B867]&amp;[Sheet1.C867]&amp;[Sheet1.F867]&amp;[Sheet1.G8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7] = &quot;PASS&quot;; 1; 0) ; IF ([.J867] = &quot;FAIL&quot;; 1; 0)) ; [.A867] ; &quot;&quot;)">
            <text:p/>
          </table:table-cell>
          <table:table-cell table:formula="of:= IF( AND( IF([.H867] = &quot;FAIL&quot;; 1; 0) ; IF([.I867] = &quot;&quot;;  1 ; 0); IF([.J867] = &quot;FAIL&quot;; 1; 0) ) ; [.A8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8]&amp;[Sheet1.C868]&amp;[Sheet1.D868]&amp;[Sheet1.E868]=&quot;PASSPASSPASSFAIL&quot;; &quot;FAIL&quot;; &quot;&quot;)">
            <text:p/>
          </table:table-cell>
          <table:table-cell table:formula="of:=IF([Sheet1.B868]&amp;[Sheet1.C868]&amp;[Sheet1.F868]&amp;[Sheet1.G86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8] = &quot;PASS&quot;; 1; 0) ; IF ([.J868] = &quot;FAIL&quot;; 1; 0)) ; [.A868] ; &quot;&quot;)">
            <text:p/>
          </table:table-cell>
          <table:table-cell table:formula="of:= IF( AND( IF([.H868] = &quot;FAIL&quot;; 1; 0) ; IF([.I868] = &quot;&quot;;  1 ; 0); IF([.J868] = &quot;FAIL&quot;; 1; 0) ) ; [.A8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9]&amp;[Sheet1.C869]&amp;[Sheet1.D869]&amp;[Sheet1.E869]=&quot;PASSPASSPASSFAIL&quot;; &quot;FAIL&quot;; &quot;&quot;)">
            <text:p/>
          </table:table-cell>
          <table:table-cell table:formula="of:=IF([Sheet1.B869]&amp;[Sheet1.C869]&amp;[Sheet1.F869]&amp;[Sheet1.G8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9] = &quot;PASS&quot;; 1; 0) ; IF ([.J869] = &quot;FAIL&quot;; 1; 0)) ; [.A869] ; &quot;&quot;)">
            <text:p/>
          </table:table-cell>
          <table:table-cell table:formula="of:= IF( AND( IF([.H869] = &quot;FAIL&quot;; 1; 0) ; IF([.I869] = &quot;&quot;;  1 ; 0); IF([.J869] = &quot;FAIL&quot;; 1; 0) ) ; [.A8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0]&amp;[Sheet1.C870]&amp;[Sheet1.D870]&amp;[Sheet1.E870]=&quot;PASSPASSPASSFAIL&quot;; &quot;FAIL&quot;; &quot;&quot;)">
            <text:p/>
          </table:table-cell>
          <table:table-cell table:formula="of:=IF([Sheet1.B870]&amp;[Sheet1.C870]&amp;[Sheet1.F870]&amp;[Sheet1.G8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0] = &quot;PASS&quot;; 1; 0) ; IF ([.J870] = &quot;FAIL&quot;; 1; 0)) ; [.A870] ; &quot;&quot;)">
            <text:p/>
          </table:table-cell>
          <table:table-cell table:formula="of:= IF( AND( IF([.H870] = &quot;FAIL&quot;; 1; 0) ; IF([.I870] = &quot;&quot;;  1 ; 0); IF([.J870] = &quot;FAIL&quot;; 1; 0) ) ; [.A8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1]&amp;[Sheet1.C871]&amp;[Sheet1.D871]&amp;[Sheet1.E871]=&quot;PASSPASSPASSFAIL&quot;; &quot;FAIL&quot;; &quot;&quot;)">
            <text:p/>
          </table:table-cell>
          <table:table-cell table:formula="of:=IF([Sheet1.B871]&amp;[Sheet1.C871]&amp;[Sheet1.F871]&amp;[Sheet1.G8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1] = &quot;PASS&quot;; 1; 0) ; IF ([.J871] = &quot;FAIL&quot;; 1; 0)) ; [.A871] ; &quot;&quot;)">
            <text:p/>
          </table:table-cell>
          <table:table-cell table:formula="of:= IF( AND( IF([.H871] = &quot;FAIL&quot;; 1; 0) ; IF([.I871] = &quot;&quot;;  1 ; 0); IF([.J871] = &quot;FAIL&quot;; 1; 0) ) ; [.A8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2]&amp;[Sheet1.C872]&amp;[Sheet1.D872]&amp;[Sheet1.E872]=&quot;PASSPASSPASSFAIL&quot;; &quot;FAIL&quot;; &quot;&quot;)">
            <text:p/>
          </table:table-cell>
          <table:table-cell table:formula="of:=IF([Sheet1.B872]&amp;[Sheet1.C872]&amp;[Sheet1.F872]&amp;[Sheet1.G8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2] = &quot;PASS&quot;; 1; 0) ; IF ([.J872] = &quot;FAIL&quot;; 1; 0)) ; [.A872] ; &quot;&quot;)">
            <text:p/>
          </table:table-cell>
          <table:table-cell table:formula="of:= IF( AND( IF([.H872] = &quot;FAIL&quot;; 1; 0) ; IF([.I872] = &quot;&quot;;  1 ; 0); IF([.J872] = &quot;FAIL&quot;; 1; 0) ) ; [.A8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3]&amp;[Sheet1.C873]&amp;[Sheet1.D873]&amp;[Sheet1.E873]=&quot;PASSPASSPASSFAIL&quot;; &quot;FAIL&quot;; &quot;&quot;)">
            <text:p/>
          </table:table-cell>
          <table:table-cell table:formula="of:=IF([Sheet1.B873]&amp;[Sheet1.C873]&amp;[Sheet1.F873]&amp;[Sheet1.G8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3] = &quot;PASS&quot;; 1; 0) ; IF ([.J873] = &quot;FAIL&quot;; 1; 0)) ; [.A873] ; &quot;&quot;)">
            <text:p/>
          </table:table-cell>
          <table:table-cell table:formula="of:= IF( AND( IF([.H873] = &quot;FAIL&quot;; 1; 0) ; IF([.I873] = &quot;&quot;;  1 ; 0); IF([.J873] = &quot;FAIL&quot;; 1; 0) ) ; [.A8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4]&amp;[Sheet1.C874]&amp;[Sheet1.D874]&amp;[Sheet1.E874]=&quot;PASSPASSPASSFAIL&quot;; &quot;FAIL&quot;; &quot;&quot;)">
            <text:p/>
          </table:table-cell>
          <table:table-cell table:formula="of:=IF([Sheet1.B874]&amp;[Sheet1.C874]&amp;[Sheet1.F874]&amp;[Sheet1.G8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4] = &quot;PASS&quot;; 1; 0) ; IF ([.J874] = &quot;FAIL&quot;; 1; 0)) ; [.A874] ; &quot;&quot;)">
            <text:p/>
          </table:table-cell>
          <table:table-cell table:formula="of:= IF( AND( IF([.H874] = &quot;FAIL&quot;; 1; 0) ; IF([.I874] = &quot;&quot;;  1 ; 0); IF([.J874] = &quot;FAIL&quot;; 1; 0) ) ; [.A8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5]&amp;[Sheet1.C875]&amp;[Sheet1.D875]&amp;[Sheet1.E875]=&quot;PASSPASSPASSFAIL&quot;; &quot;FAIL&quot;; &quot;&quot;)">
            <text:p/>
          </table:table-cell>
          <table:table-cell table:formula="of:=IF([Sheet1.B875]&amp;[Sheet1.C875]&amp;[Sheet1.F875]&amp;[Sheet1.G8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5] = &quot;PASS&quot;; 1; 0) ; IF ([.J875] = &quot;FAIL&quot;; 1; 0)) ; [.A875] ; &quot;&quot;)">
            <text:p/>
          </table:table-cell>
          <table:table-cell table:formula="of:= IF( AND( IF([.H875] = &quot;FAIL&quot;; 1; 0) ; IF([.I875] = &quot;&quot;;  1 ; 0); IF([.J875] = &quot;FAIL&quot;; 1; 0) ) ; [.A8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6]&amp;[Sheet1.C876]&amp;[Sheet1.D876]&amp;[Sheet1.E876]=&quot;PASSPASSPASSFAIL&quot;; &quot;FAIL&quot;; &quot;&quot;)">
            <text:p/>
          </table:table-cell>
          <table:table-cell table:formula="of:=IF([Sheet1.B876]&amp;[Sheet1.C876]&amp;[Sheet1.F876]&amp;[Sheet1.G8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6] = &quot;PASS&quot;; 1; 0) ; IF ([.J876] = &quot;FAIL&quot;; 1; 0)) ; [.A876] ; &quot;&quot;)">
            <text:p/>
          </table:table-cell>
          <table:table-cell table:formula="of:= IF( AND( IF([.H876] = &quot;FAIL&quot;; 1; 0) ; IF([.I876] = &quot;&quot;;  1 ; 0); IF([.J876] = &quot;FAIL&quot;; 1; 0) ) ; [.A8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7]&amp;[Sheet1.C877]&amp;[Sheet1.D877]&amp;[Sheet1.E877]=&quot;PASSPASSPASSFAIL&quot;; &quot;FAIL&quot;; &quot;&quot;)">
            <text:p/>
          </table:table-cell>
          <table:table-cell table:formula="of:=IF([Sheet1.B877]&amp;[Sheet1.C877]&amp;[Sheet1.F877]&amp;[Sheet1.G8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7] = &quot;PASS&quot;; 1; 0) ; IF ([.J877] = &quot;FAIL&quot;; 1; 0)) ; [.A877] ; &quot;&quot;)">
            <text:p/>
          </table:table-cell>
          <table:table-cell table:formula="of:= IF( AND( IF([.H877] = &quot;FAIL&quot;; 1; 0) ; IF([.I877] = &quot;&quot;;  1 ; 0); IF([.J877] = &quot;FAIL&quot;; 1; 0) ) ; [.A8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8]&amp;[Sheet1.C878]&amp;[Sheet1.D878]&amp;[Sheet1.E878]=&quot;PASSPASSPASSFAIL&quot;; &quot;FAIL&quot;; &quot;&quot;)">
            <text:p/>
          </table:table-cell>
          <table:table-cell table:formula="of:=IF([Sheet1.B878]&amp;[Sheet1.C878]&amp;[Sheet1.F878]&amp;[Sheet1.G87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8] = &quot;PASS&quot;; 1; 0) ; IF ([.J878] = &quot;FAIL&quot;; 1; 0)) ; [.A878] ; &quot;&quot;)">
            <text:p/>
          </table:table-cell>
          <table:table-cell table:formula="of:= IF( AND( IF([.H878] = &quot;FAIL&quot;; 1; 0) ; IF([.I878] = &quot;&quot;;  1 ; 0); IF([.J878] = &quot;FAIL&quot;; 1; 0) ) ; [.A8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9]&amp;[Sheet1.C879]&amp;[Sheet1.D879]&amp;[Sheet1.E879]=&quot;PASSPASSPASSFAIL&quot;; &quot;FAIL&quot;; &quot;&quot;)">
            <text:p/>
          </table:table-cell>
          <table:table-cell table:formula="of:=IF([Sheet1.B879]&amp;[Sheet1.C879]&amp;[Sheet1.F879]&amp;[Sheet1.G8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9] = &quot;PASS&quot;; 1; 0) ; IF ([.J879] = &quot;FAIL&quot;; 1; 0)) ; [.A879] ; &quot;&quot;)">
            <text:p/>
          </table:table-cell>
          <table:table-cell table:formula="of:= IF( AND( IF([.H879] = &quot;FAIL&quot;; 1; 0) ; IF([.I879] = &quot;&quot;;  1 ; 0); IF([.J879] = &quot;FAIL&quot;; 1; 0) ) ; [.A8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0]&amp;[Sheet1.C880]&amp;[Sheet1.D880]&amp;[Sheet1.E880]=&quot;PASSPASSPASSFAIL&quot;; &quot;FAIL&quot;; &quot;&quot;)">
            <text:p/>
          </table:table-cell>
          <table:table-cell table:formula="of:=IF([Sheet1.B880]&amp;[Sheet1.C880]&amp;[Sheet1.F880]&amp;[Sheet1.G88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0] = &quot;PASS&quot;; 1; 0) ; IF ([.J880] = &quot;FAIL&quot;; 1; 0)) ; [.A880] ; &quot;&quot;)">
            <text:p/>
          </table:table-cell>
          <table:table-cell table:formula="of:= IF( AND( IF([.H880] = &quot;FAIL&quot;; 1; 0) ; IF([.I880] = &quot;&quot;;  1 ; 0); IF([.J880] = &quot;FAIL&quot;; 1; 0) ) ; [.A8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1]&amp;[Sheet1.C881]&amp;[Sheet1.D881]&amp;[Sheet1.E881]=&quot;PASSPASSPASSFAIL&quot;; &quot;FAIL&quot;; &quot;&quot;)">
            <text:p/>
          </table:table-cell>
          <table:table-cell table:formula="of:=IF([Sheet1.B881]&amp;[Sheet1.C881]&amp;[Sheet1.F881]&amp;[Sheet1.G8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1] = &quot;PASS&quot;; 1; 0) ; IF ([.J881] = &quot;FAIL&quot;; 1; 0)) ; [.A881] ; &quot;&quot;)">
            <text:p/>
          </table:table-cell>
          <table:table-cell table:formula="of:= IF( AND( IF([.H881] = &quot;FAIL&quot;; 1; 0) ; IF([.I881] = &quot;&quot;;  1 ; 0); IF([.J881] = &quot;FAIL&quot;; 1; 0) ) ; [.A8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2]&amp;[Sheet1.C882]&amp;[Sheet1.D882]&amp;[Sheet1.E882]=&quot;PASSPASSPASSFAIL&quot;; &quot;FAIL&quot;; &quot;&quot;)">
            <text:p/>
          </table:table-cell>
          <table:table-cell table:formula="of:=IF([Sheet1.B882]&amp;[Sheet1.C882]&amp;[Sheet1.F882]&amp;[Sheet1.G88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2] = &quot;PASS&quot;; 1; 0) ; IF ([.J882] = &quot;FAIL&quot;; 1; 0)) ; [.A882] ; &quot;&quot;)">
            <text:p/>
          </table:table-cell>
          <table:table-cell table:formula="of:= IF( AND( IF([.H882] = &quot;FAIL&quot;; 1; 0) ; IF([.I882] = &quot;&quot;;  1 ; 0); IF([.J882] = &quot;FAIL&quot;; 1; 0) ) ; [.A8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3]&amp;[Sheet1.C883]&amp;[Sheet1.D883]&amp;[Sheet1.E883]=&quot;PASSPASSPASSFAIL&quot;; &quot;FAIL&quot;; &quot;&quot;)">
            <text:p/>
          </table:table-cell>
          <table:table-cell table:formula="of:=IF([Sheet1.B883]&amp;[Sheet1.C883]&amp;[Sheet1.F883]&amp;[Sheet1.G8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3] = &quot;PASS&quot;; 1; 0) ; IF ([.J883] = &quot;FAIL&quot;; 1; 0)) ; [.A883] ; &quot;&quot;)">
            <text:p/>
          </table:table-cell>
          <table:table-cell table:formula="of:= IF( AND( IF([.H883] = &quot;FAIL&quot;; 1; 0) ; IF([.I883] = &quot;&quot;;  1 ; 0); IF([.J883] = &quot;FAIL&quot;; 1; 0) ) ; [.A8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4]&amp;[Sheet1.C884]&amp;[Sheet1.D884]&amp;[Sheet1.E884]=&quot;PASSPASSPASSFAIL&quot;; &quot;FAIL&quot;; &quot;&quot;)">
            <text:p/>
          </table:table-cell>
          <table:table-cell table:formula="of:=IF([Sheet1.B884]&amp;[Sheet1.C884]&amp;[Sheet1.F884]&amp;[Sheet1.G8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4] = &quot;PASS&quot;; 1; 0) ; IF ([.J884] = &quot;FAIL&quot;; 1; 0)) ; [.A884] ; &quot;&quot;)">
            <text:p/>
          </table:table-cell>
          <table:table-cell table:formula="of:= IF( AND( IF([.H884] = &quot;FAIL&quot;; 1; 0) ; IF([.I884] = &quot;&quot;;  1 ; 0); IF([.J884] = &quot;FAIL&quot;; 1; 0) ) ; [.A8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getmask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885]&amp;[Sheet1.C885]&amp;[Sheet1.D885]&amp;[Sheet1.E885]=&quot;PASSPASSPASSFAIL&quot;; &quot;FAIL&quot;; &quot;&quot;)">
            <text:p/>
          </table:table-cell>
          <table:table-cell table:formula="of:=IF([Sheet1.B885]&amp;[Sheet1.C885]&amp;[Sheet1.F885]&amp;[Sheet1.G8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5] = &quot;PASS&quot;; 1; 0) ; IF ([.J885] = &quot;FAIL&quot;; 1; 0)) ; [.A885] ; &quot;&quot;)">
            <text:p/>
          </table:table-cell>
          <table:table-cell table:formula="of:= IF( AND( IF([.H885] = &quot;FAIL&quot;; 1; 0) ; IF([.I885] = &quot;&quot;;  1 ; 0); IF([.J885] = &quot;FAIL&quot;; 1; 0) ) ; [.A8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6]&amp;[Sheet1.C886]&amp;[Sheet1.D886]&amp;[Sheet1.E886]=&quot;PASSPASSPASSFAIL&quot;; &quot;FAIL&quot;; &quot;&quot;)">
            <text:p/>
          </table:table-cell>
          <table:table-cell table:formula="of:=IF([Sheet1.B886]&amp;[Sheet1.C886]&amp;[Sheet1.F886]&amp;[Sheet1.G8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6] = &quot;PASS&quot;; 1; 0) ; IF ([.J886] = &quot;FAIL&quot;; 1; 0)) ; [.A886] ; &quot;&quot;)">
            <text:p/>
          </table:table-cell>
          <table:table-cell table:formula="of:= IF( AND( IF([.H886] = &quot;FAIL&quot;; 1; 0) ; IF([.I886] = &quot;&quot;;  1 ; 0); IF([.J886] = &quot;FAIL&quot;; 1; 0) ) ; [.A8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7]&amp;[Sheet1.C887]&amp;[Sheet1.D887]&amp;[Sheet1.E887]=&quot;PASSPASSPASSFAIL&quot;; &quot;FAIL&quot;; &quot;&quot;)">
            <text:p/>
          </table:table-cell>
          <table:table-cell table:formula="of:=IF([Sheet1.B887]&amp;[Sheet1.C887]&amp;[Sheet1.F887]&amp;[Sheet1.G88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7] = &quot;PASS&quot;; 1; 0) ; IF ([.J887] = &quot;FAIL&quot;; 1; 0)) ; [.A887] ; &quot;&quot;)">
            <text:p/>
          </table:table-cell>
          <table:table-cell table:formula="of:= IF( AND( IF([.H887] = &quot;FAIL&quot;; 1; 0) ; IF([.I887] = &quot;&quot;;  1 ; 0); IF([.J887] = &quot;FAIL&quot;; 1; 0) ) ; [.A8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8]&amp;[Sheet1.C888]&amp;[Sheet1.D888]&amp;[Sheet1.E888]=&quot;PASSPASSPASSFAIL&quot;; &quot;FAIL&quot;; &quot;&quot;)">
            <text:p/>
          </table:table-cell>
          <table:table-cell table:formula="of:=IF([Sheet1.B888]&amp;[Sheet1.C888]&amp;[Sheet1.F888]&amp;[Sheet1.G8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8] = &quot;PASS&quot;; 1; 0) ; IF ([.J888] = &quot;FAIL&quot;; 1; 0)) ; [.A888] ; &quot;&quot;)">
            <text:p/>
          </table:table-cell>
          <table:table-cell table:formula="of:= IF( AND( IF([.H888] = &quot;FAIL&quot;; 1; 0) ; IF([.I888] = &quot;&quot;;  1 ; 0); IF([.J888] = &quot;FAIL&quot;; 1; 0) ) ; [.A8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9]&amp;[Sheet1.C889]&amp;[Sheet1.D889]&amp;[Sheet1.E889]=&quot;PASSPASSPASSFAIL&quot;; &quot;FAIL&quot;; &quot;&quot;)">
            <text:p/>
          </table:table-cell>
          <table:table-cell table:formula="of:=IF([Sheet1.B889]&amp;[Sheet1.C889]&amp;[Sheet1.F889]&amp;[Sheet1.G8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9] = &quot;PASS&quot;; 1; 0) ; IF ([.J889] = &quot;FAIL&quot;; 1; 0)) ; [.A889] ; &quot;&quot;)">
            <text:p/>
          </table:table-cell>
          <table:table-cell table:formula="of:= IF( AND( IF([.H889] = &quot;FAIL&quot;; 1; 0) ; IF([.I889] = &quot;&quot;;  1 ; 0); IF([.J889] = &quot;FAIL&quot;; 1; 0) ) ; [.A8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0]&amp;[Sheet1.C890]&amp;[Sheet1.D890]&amp;[Sheet1.E890]=&quot;PASSPASSPASSFAIL&quot;; &quot;FAIL&quot;; &quot;&quot;)">
            <text:p/>
          </table:table-cell>
          <table:table-cell table:formula="of:=IF([Sheet1.B890]&amp;[Sheet1.C890]&amp;[Sheet1.F890]&amp;[Sheet1.G8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0] = &quot;PASS&quot;; 1; 0) ; IF ([.J890] = &quot;FAIL&quot;; 1; 0)) ; [.A890] ; &quot;&quot;)">
            <text:p/>
          </table:table-cell>
          <table:table-cell table:formula="of:= IF( AND( IF([.H890] = &quot;FAIL&quot;; 1; 0) ; IF([.I890] = &quot;&quot;;  1 ; 0); IF([.J890] = &quot;FAIL&quot;; 1; 0) ) ; [.A8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91]&amp;[Sheet1.C891]&amp;[Sheet1.D891]&amp;[Sheet1.E891]=&quot;PASSPASSPASSFAIL&quot;; &quot;FAIL&quot;; &quot;&quot;)">
            <text:p/>
          </table:table-cell>
          <table:table-cell table:formula="of:=IF([Sheet1.B891]&amp;[Sheet1.C891]&amp;[Sheet1.F891]&amp;[Sheet1.G8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1] = &quot;PASS&quot;; 1; 0) ; IF ([.J891] = &quot;FAIL&quot;; 1; 0)) ; [.A891] ; &quot;&quot;)">
            <text:p/>
          </table:table-cell>
          <table:table-cell table:formula="of:= IF( AND( IF([.H891] = &quot;FAIL&quot;; 1; 0) ; IF([.I891] = &quot;&quot;;  1 ; 0); IF([.J891] = &quot;FAIL&quot;; 1; 0) ) ; [.A8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2]&amp;[Sheet1.C892]&amp;[Sheet1.D892]&amp;[Sheet1.E892]=&quot;PASSPASSPASSFAIL&quot;; &quot;FAIL&quot;; &quot;&quot;)">
            <text:p/>
          </table:table-cell>
          <table:table-cell table:formula="of:=IF([Sheet1.B892]&amp;[Sheet1.C892]&amp;[Sheet1.F892]&amp;[Sheet1.G8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2] = &quot;PASS&quot;; 1; 0) ; IF ([.J892] = &quot;FAIL&quot;; 1; 0)) ; [.A892] ; &quot;&quot;)">
            <text:p/>
          </table:table-cell>
          <table:table-cell table:formula="of:= IF( AND( IF([.H892] = &quot;FAIL&quot;; 1; 0) ; IF([.I892] = &quot;&quot;;  1 ; 0); IF([.J892] = &quot;FAIL&quot;; 1; 0) ) ; [.A8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93]&amp;[Sheet1.C893]&amp;[Sheet1.D893]&amp;[Sheet1.E893]=&quot;PASSPASSPASSFAIL&quot;; &quot;FAIL&quot;; &quot;&quot;)">
            <text:p/>
          </table:table-cell>
          <table:table-cell table:formula="of:=IF([Sheet1.B893]&amp;[Sheet1.C893]&amp;[Sheet1.F893]&amp;[Sheet1.G8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3] = &quot;PASS&quot;; 1; 0) ; IF ([.J893] = &quot;FAIL&quot;; 1; 0)) ; [.A893] ; &quot;&quot;)">
            <text:p/>
          </table:table-cell>
          <table:table-cell table:formula="of:= IF( AND( IF([.H893] = &quot;FAIL&quot;; 1; 0) ; IF([.I893] = &quot;&quot;;  1 ; 0); IF([.J893] = &quot;FAIL&quot;; 1; 0) ) ; [.A8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host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4]&amp;[Sheet1.C894]&amp;[Sheet1.D894]&amp;[Sheet1.E894]=&quot;PASSPASSPASSFAIL&quot;; &quot;FAIL&quot;; &quot;&quot;)">
            <text:p/>
          </table:table-cell>
          <table:table-cell table:formula="of:=IF([Sheet1.B894]&amp;[Sheet1.C894]&amp;[Sheet1.F894]&amp;[Sheet1.G89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4] = &quot;PASS&quot;; 1; 0) ; IF ([.J894] = &quot;FAIL&quot;; 1; 0)) ; [.A894] ; &quot;&quot;)" office:value-type="string" office:string-value="sethostname01" calcext:value-type="string">
            <text:p>sethostname01</text:p>
          </table:table-cell>
          <table:table-cell table:formula="of:= IF( AND( IF([.H894] = &quot;FAIL&quot;; 1; 0) ; IF([.I894] = &quot;&quot;;  1 ; 0); IF([.J894] = &quot;FAIL&quot;; 1; 0) ) ; [.A8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host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5]&amp;[Sheet1.C895]&amp;[Sheet1.D895]&amp;[Sheet1.E895]=&quot;PASSPASSPASSFAIL&quot;; &quot;FAIL&quot;; &quot;&quot;)">
            <text:p/>
          </table:table-cell>
          <table:table-cell table:formula="of:=IF([Sheet1.B895]&amp;[Sheet1.C895]&amp;[Sheet1.F895]&amp;[Sheet1.G89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5] = &quot;PASS&quot;; 1; 0) ; IF ([.J895] = &quot;FAIL&quot;; 1; 0)) ; [.A895] ; &quot;&quot;)" office:value-type="string" office:string-value="sethostname02" calcext:value-type="string">
            <text:p>sethostname02</text:p>
          </table:table-cell>
          <table:table-cell table:formula="of:= IF( AND( IF([.H895] = &quot;FAIL&quot;; 1; 0) ; IF([.I895] = &quot;&quot;;  1 ; 0); IF([.J895] = &quot;FAIL&quot;; 1; 0) ) ; [.A8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host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6]&amp;[Sheet1.C896]&amp;[Sheet1.D896]&amp;[Sheet1.E894]=&quot;PASSPASSPASSFAIL&quot;; &quot;FAIL&quot;; &quot;&quot;)">
            <text:p/>
          </table:table-cell>
          <table:table-cell table:formula="of:=IF([Sheet1.B896]&amp;[Sheet1.C896]&amp;[Sheet1.F896]&amp;[Sheet1.G89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4] = &quot;PASS&quot;; 1; 0) ; IF ([.J896] = &quot;FAIL&quot;; 1; 0)) ; [.A896] ; &quot;&quot;)" office:value-type="string" office:string-value="sethostname03" calcext:value-type="string">
            <text:p>sethostname03</text:p>
          </table:table-cell>
          <table:table-cell table:formula="of:= IF( AND( IF([.H896] = &quot;FAIL&quot;; 1; 0) ; IF([.I896] = &quot;&quot;;  1 ; 0); IF([.J896] = &quot;FAIL&quot;; 1; 0) ) ; [.A8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itim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7]&amp;[Sheet1.C897]&amp;[Sheet1.D897]&amp;[Sheet1.E895]=&quot;PASSPASSPASSFAIL&quot;; &quot;FAIL&quot;; &quot;&quot;)">
            <text:p/>
          </table:table-cell>
          <table:table-cell table:formula="of:=IF([Sheet1.B897]&amp;[Sheet1.C897]&amp;[Sheet1.F897]&amp;[Sheet1.G8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5] = &quot;PASS&quot;; 1; 0) ; IF ([.J897] = &quot;FAIL&quot;; 1; 0)) ; [.A897] ; &quot;&quot;)">
            <text:p/>
          </table:table-cell>
          <table:table-cell table:formula="of:= IF( AND( IF([.H897] = &quot;FAIL&quot;; 1; 0) ; IF([.I897] = &quot;&quot;;  1 ; 0); IF([.J897] = &quot;FAIL&quot;; 1; 0) ) ; [.A8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itim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8]&amp;[Sheet1.C898]&amp;[Sheet1.D898]&amp;[Sheet1.E896]=&quot;PASSPASSPASSFAIL&quot;; &quot;FAIL&quot;; &quot;&quot;)">
            <text:p/>
          </table:table-cell>
          <table:table-cell table:formula="of:=IF([Sheet1.B898]&amp;[Sheet1.C898]&amp;[Sheet1.F898]&amp;[Sheet1.G8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6] = &quot;PASS&quot;; 1; 0) ; IF ([.J898] = &quot;FAIL&quot;; 1; 0)) ; [.A898] ; &quot;&quot;)">
            <text:p/>
          </table:table-cell>
          <table:table-cell table:formula="of:= IF( AND( IF([.H898] = &quot;FAIL&quot;; 1; 0) ; IF([.I898] = &quot;&quot;;  1 ; 0); IF([.J898] = &quot;FAIL&quot;; 1; 0) ) ; [.A8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itim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9]&amp;[Sheet1.C899]&amp;[Sheet1.D899]&amp;[Sheet1.E897]=&quot;PASSPASSPASSFAIL&quot;; &quot;FAIL&quot;; &quot;&quot;)">
            <text:p/>
          </table:table-cell>
          <table:table-cell table:formula="of:=IF([Sheet1.B899]&amp;[Sheet1.C899]&amp;[Sheet1.F899]&amp;[Sheet1.G8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7] = &quot;PASS&quot;; 1; 0) ; IF ([.J899] = &quot;FAIL&quot;; 1; 0)) ; [.A899] ; &quot;&quot;)">
            <text:p/>
          </table:table-cell>
          <table:table-cell table:formula="of:= IF( AND( IF([.H899] = &quot;FAIL&quot;; 1; 0) ; IF([.I899] = &quot;&quot;;  1 ; 0); IF([.J899] = &quot;FAIL&quot;; 1; 0) ) ; [.A8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n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900]&amp;[Sheet1.C900]&amp;[Sheet1.D900]&amp;[Sheet1.E898]=&quot;PASSPASSPASSFAIL&quot;; &quot;FAIL&quot;; &quot;&quot;)">
            <text:p/>
          </table:table-cell>
          <table:table-cell table:formula="of:=IF([Sheet1.B900]&amp;[Sheet1.C900]&amp;[Sheet1.F900]&amp;[Sheet1.G90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8] = &quot;PASS&quot;; 1; 0) ; IF ([.J900] = &quot;FAIL&quot;; 1; 0)) ; [.A900] ; &quot;&quot;)">
            <text:p/>
          </table:table-cell>
          <table:table-cell table:formula="of:= IF( AND( IF([.H900] = &quot;FAIL&quot;; 1; 0) ; IF([.I900] = &quot;&quot;;  1 ; 0); IF([.J900] = &quot;FAIL&quot;; 1; 0) ) ; [.A9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n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901]&amp;[Sheet1.C901]&amp;[Sheet1.D901]&amp;[Sheet1.E899]=&quot;PASSPASSPASSFAIL&quot;; &quot;FAIL&quot;; &quot;&quot;)">
            <text:p/>
          </table:table-cell>
          <table:table-cell table:formula="of:=IF([Sheet1.B901]&amp;[Sheet1.C901]&amp;[Sheet1.F901]&amp;[Sheet1.G90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9] = &quot;PASS&quot;; 1; 0) ; IF ([.J901] = &quot;FAIL&quot;; 1; 0)) ; [.A901] ; &quot;&quot;)">
            <text:p/>
          </table:table-cell>
          <table:table-cell table:formula="of:= IF( AND( IF([.H901] = &quot;FAIL&quot;; 1; 0) ; IF([.I901] = &quot;&quot;;  1 ; 0); IF([.J901] = &quot;FAIL&quot;; 1; 0) ) ; [.A9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2]&amp;[Sheet1.C902]&amp;[Sheet1.D902]&amp;[Sheet1.E900]=&quot;PASSPASSPASSFAIL&quot;; &quot;FAIL&quot;; &quot;&quot;)">
            <text:p/>
          </table:table-cell>
          <table:table-cell table:formula="of:=IF([Sheet1.B902]&amp;[Sheet1.C902]&amp;[Sheet1.F902]&amp;[Sheet1.G9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0] = &quot;PASS&quot;; 1; 0) ; IF ([.J902] = &quot;FAIL&quot;; 1; 0)) ; [.A902] ; &quot;&quot;)">
            <text:p/>
          </table:table-cell>
          <table:table-cell table:formula="of:= IF( AND( IF([.H902] = &quot;FAIL&quot;; 1; 0) ; IF([.I902] = &quot;&quot;;  1 ; 0); IF([.J902] = &quot;FAIL&quot;; 1; 0) ) ; [.A9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3]&amp;[Sheet1.C903]&amp;[Sheet1.D903]&amp;[Sheet1.E901]=&quot;PASSPASSPASSFAIL&quot;; &quot;FAIL&quot;; &quot;&quot;)">
            <text:p/>
          </table:table-cell>
          <table:table-cell table:formula="of:=IF([Sheet1.B903]&amp;[Sheet1.C903]&amp;[Sheet1.F903]&amp;[Sheet1.G9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1] = &quot;PASS&quot;; 1; 0) ; IF ([.J903] = &quot;FAIL&quot;; 1; 0)) ; [.A903] ; &quot;&quot;)">
            <text:p/>
          </table:table-cell>
          <table:table-cell table:formula="of:= IF( AND( IF([.H903] = &quot;FAIL&quot;; 1; 0) ; IF([.I903] = &quot;&quot;;  1 ; 0); IF([.J903] = &quot;FAIL&quot;; 1; 0) ) ; [.A9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id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04]&amp;[Sheet1.C904]&amp;[Sheet1.D904]&amp;[Sheet1.E902]=&quot;PASSPASSPASSFAIL&quot;; &quot;FAIL&quot;; &quot;&quot;)">
            <text:p/>
          </table:table-cell>
          <table:table-cell table:formula="of:=IF([Sheet1.B904]&amp;[Sheet1.C904]&amp;[Sheet1.F904]&amp;[Sheet1.G9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2] = &quot;PASS&quot;; 1; 0) ; IF ([.J904] = &quot;FAIL&quot;; 1; 0)) ; [.A904] ; &quot;&quot;)">
            <text:p/>
          </table:table-cell>
          <table:table-cell table:formula="of:= IF( AND( IF([.H904] = &quot;FAIL&quot;; 1; 0) ; IF([.I904] = &quot;&quot;;  1 ; 0); IF([.J904] = &quot;FAIL&quot;; 1; 0) ) ; [.A9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r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5]&amp;[Sheet1.C905]&amp;[Sheet1.D905]&amp;[Sheet1.E903]=&quot;PASSPASSPASSFAIL&quot;; &quot;FAIL&quot;; &quot;&quot;)">
            <text:p/>
          </table:table-cell>
          <table:table-cell table:formula="of:=IF([Sheet1.B905]&amp;[Sheet1.C905]&amp;[Sheet1.F905]&amp;[Sheet1.G9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3] = &quot;PASS&quot;; 1; 0) ; IF ([.J905] = &quot;FAIL&quot;; 1; 0)) ; [.A905] ; &quot;&quot;)">
            <text:p/>
          </table:table-cell>
          <table:table-cell table:formula="of:= IF( AND( IF([.H905] = &quot;FAIL&quot;; 1; 0) ; IF([.I905] = &quot;&quot;;  1 ; 0); IF([.J905] = &quot;FAIL&quot;; 1; 0) ) ; [.A9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r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6]&amp;[Sheet1.C906]&amp;[Sheet1.D906]&amp;[Sheet1.E904]=&quot;PASSPASSPASSFAIL&quot;; &quot;FAIL&quot;; &quot;&quot;)" office:value-type="string" office:string-value="FAIL" calcext:value-type="string">
            <text:p>FAIL</text:p>
          </table:table-cell>
          <table:table-cell table:formula="of:=IF([Sheet1.B906]&amp;[Sheet1.C906]&amp;[Sheet1.F906]&amp;[Sheet1.G9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4] = &quot;PASS&quot;; 1; 0) ; IF ([.J906] = &quot;FAIL&quot;; 1; 0)) ; [.A906] ; &quot;&quot;)">
            <text:p/>
          </table:table-cell>
          <table:table-cell table:formula="of:= IF( AND( IF([.H906] = &quot;FAIL&quot;; 1; 0) ; IF([.I906] = &quot;&quot;;  1 ; 0); IF([.J906] = &quot;FAIL&quot;; 1; 0) ) ; [.A9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riority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07]&amp;[Sheet1.C907]&amp;[Sheet1.D907]&amp;[Sheet1.E905]=&quot;PASSPASSPASSFAIL&quot;; &quot;FAIL&quot;; &quot;&quot;)">
            <text:p/>
          </table:table-cell>
          <table:table-cell table:formula="of:=IF([Sheet1.B907]&amp;[Sheet1.C907]&amp;[Sheet1.F907]&amp;[Sheet1.G90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05] = &quot;PASS&quot;; 1; 0) ; IF ([.J907] = &quot;FAIL&quot;; 1; 0)) ; [.A907] ; &quot;&quot;)" office:value-type="string" office:string-value="setpriority01" calcext:value-type="string">
            <text:p>setpriority01</text:p>
          </table:table-cell>
          <table:table-cell table:formula="of:= IF( AND( IF([.H907] = &quot;FAIL&quot;; 1; 0) ; IF([.I907] = &quot;&quot;;  1 ; 0); IF([.J907] = &quot;FAIL&quot;; 1; 0) ) ; [.A9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rior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8]&amp;[Sheet1.C908]&amp;[Sheet1.D908]&amp;[Sheet1.E906]=&quot;PASSPASSPASSFAIL&quot;; &quot;FAIL&quot;; &quot;&quot;)">
            <text:p/>
          </table:table-cell>
          <table:table-cell table:formula="of:=IF([Sheet1.B908]&amp;[Sheet1.C908]&amp;[Sheet1.F908]&amp;[Sheet1.G9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6] = &quot;PASS&quot;; 1; 0) ; IF ([.J908] = &quot;FAIL&quot;; 1; 0)) ; [.A908] ; &quot;&quot;)">
            <text:p/>
          </table:table-cell>
          <table:table-cell table:formula="of:= IF( AND( IF([.H908] = &quot;FAIL&quot;; 1; 0) ; IF([.I908] = &quot;&quot;;  1 ; 0); IF([.J908] = &quot;FAIL&quot;; 1; 0) ) ; [.A9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9]&amp;[Sheet1.C909]&amp;[Sheet1.D909]&amp;[Sheet1.E907]=&quot;PASSPASSPASSFAIL&quot;; &quot;FAIL&quot;; &quot;&quot;)" office:value-type="string" office:string-value="FAIL" calcext:value-type="string">
            <text:p>FAIL</text:p>
          </table:table-cell>
          <table:table-cell table:formula="of:=IF([Sheet1.B909]&amp;[Sheet1.C909]&amp;[Sheet1.F909]&amp;[Sheet1.G9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7] = &quot;PASS&quot;; 1; 0) ; IF ([.J909] = &quot;FAIL&quot;; 1; 0)) ; [.A909] ; &quot;&quot;)">
            <text:p/>
          </table:table-cell>
          <table:table-cell table:formula="of:= IF( AND( IF([.H909] = &quot;FAIL&quot;; 1; 0) ; IF([.I909] = &quot;&quot;;  1 ; 0); IF([.J909] = &quot;FAIL&quot;; 1; 0) ) ; [.A9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0]&amp;[Sheet1.C910]&amp;[Sheet1.D910]&amp;[Sheet1.E908]=&quot;PASSPASSPASSFAIL&quot;; &quot;FAIL&quot;; &quot;&quot;)">
            <text:p/>
          </table:table-cell>
          <table:table-cell table:formula="of:=IF([Sheet1.B910]&amp;[Sheet1.C910]&amp;[Sheet1.F910]&amp;[Sheet1.G9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08] = &quot;PASS&quot;; 1; 0) ; IF ([.J910] = &quot;FAIL&quot;; 1; 0)) ; [.A910] ; &quot;&quot;)">
            <text:p/>
          </table:table-cell>
          <table:table-cell table:formula="of:= IF( AND( IF([.H910] = &quot;FAIL&quot;; 1; 0) ; IF([.I910] = &quot;&quot;;  1 ; 0); IF([.J910] = &quot;FAIL&quot;; 1; 0) ) ; [.A9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1]&amp;[Sheet1.C911]&amp;[Sheet1.D911]&amp;[Sheet1.E909]=&quot;PASSPASSPASSFAIL&quot;; &quot;FAIL&quot;; &quot;&quot;)">
            <text:p/>
          </table:table-cell>
          <table:table-cell table:formula="of:=IF([Sheet1.B911]&amp;[Sheet1.C911]&amp;[Sheet1.F911]&amp;[Sheet1.G9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9] = &quot;PASS&quot;; 1; 0) ; IF ([.J911] = &quot;FAIL&quot;; 1; 0)) ; [.A911] ; &quot;&quot;)">
            <text:p/>
          </table:table-cell>
          <table:table-cell table:formula="of:= IF( AND( IF([.H911] = &quot;FAIL&quot;; 1; 0) ; IF([.I911] = &quot;&quot;;  1 ; 0); IF([.J911] = &quot;FAIL&quot;; 1; 0) ) ; [.A9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2]&amp;[Sheet1.C912]&amp;[Sheet1.D912]&amp;[Sheet1.E910]=&quot;PASSPASSPASSFAIL&quot;; &quot;FAIL&quot;; &quot;&quot;)">
            <text:p/>
          </table:table-cell>
          <table:table-cell table:formula="of:=IF([Sheet1.B912]&amp;[Sheet1.C912]&amp;[Sheet1.F912]&amp;[Sheet1.G9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0] = &quot;PASS&quot;; 1; 0) ; IF ([.J912] = &quot;FAIL&quot;; 1; 0)) ; [.A912] ; &quot;&quot;)">
            <text:p/>
          </table:table-cell>
          <table:table-cell table:formula="of:= IF( AND( IF([.H912] = &quot;FAIL&quot;; 1; 0) ; IF([.I912] = &quot;&quot;;  1 ; 0); IF([.J912] = &quot;FAIL&quot;; 1; 0) ) ; [.A9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3]&amp;[Sheet1.C913]&amp;[Sheet1.D913]&amp;[Sheet1.E911]=&quot;PASSPASSPASSFAIL&quot;; &quot;FAIL&quot;; &quot;&quot;)">
            <text:p/>
          </table:table-cell>
          <table:table-cell table:formula="of:=IF([Sheet1.B913]&amp;[Sheet1.C913]&amp;[Sheet1.F913]&amp;[Sheet1.G9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1] = &quot;PASS&quot;; 1; 0) ; IF ([.J913] = &quot;FAIL&quot;; 1; 0)) ; [.A913] ; &quot;&quot;)">
            <text:p/>
          </table:table-cell>
          <table:table-cell table:formula="of:= IF( AND( IF([.H913] = &quot;FAIL&quot;; 1; 0) ; IF([.I913] = &quot;&quot;;  1 ; 0); IF([.J913] = &quot;FAIL&quot;; 1; 0) ) ; [.A9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4]&amp;[Sheet1.C914]&amp;[Sheet1.D914]&amp;[Sheet1.E912]=&quot;PASSPASSPASSFAIL&quot;; &quot;FAIL&quot;; &quot;&quot;)">
            <text:p/>
          </table:table-cell>
          <table:table-cell table:formula="of:=IF([Sheet1.B914]&amp;[Sheet1.C914]&amp;[Sheet1.F914]&amp;[Sheet1.G91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2] = &quot;PASS&quot;; 1; 0) ; IF ([.J914] = &quot;FAIL&quot;; 1; 0)) ; [.A914] ; &quot;&quot;)">
            <text:p/>
          </table:table-cell>
          <table:table-cell table:formula="of:= IF( AND( IF([.H914] = &quot;FAIL&quot;; 1; 0) ; IF([.I914] = &quot;&quot;;  1 ; 0); IF([.J914] = &quot;FAIL&quot;; 1; 0) ) ; [.A9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5]&amp;[Sheet1.C915]&amp;[Sheet1.D915]&amp;[Sheet1.E913]=&quot;PASSPASSPASSFAIL&quot;; &quot;FAIL&quot;; &quot;&quot;)">
            <text:p/>
          </table:table-cell>
          <table:table-cell table:formula="of:=IF([Sheet1.B915]&amp;[Sheet1.C915]&amp;[Sheet1.F915]&amp;[Sheet1.G9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3] = &quot;PASS&quot;; 1; 0) ; IF ([.J915] = &quot;FAIL&quot;; 1; 0)) ; [.A915] ; &quot;&quot;)">
            <text:p/>
          </table:table-cell>
          <table:table-cell table:formula="of:= IF( AND( IF([.H915] = &quot;FAIL&quot;; 1; 0) ; IF([.I915] = &quot;&quot;;  1 ; 0); IF([.J915] = &quot;FAIL&quot;; 1; 0) ) ; [.A9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6]&amp;[Sheet1.C916]&amp;[Sheet1.D916]&amp;[Sheet1.E914]=&quot;PASSPASSPASSFAIL&quot;; &quot;FAIL&quot;; &quot;&quot;)">
            <text:p/>
          </table:table-cell>
          <table:table-cell table:formula="of:=IF([Sheet1.B916]&amp;[Sheet1.C916]&amp;[Sheet1.F916]&amp;[Sheet1.G91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4] = &quot;PASS&quot;; 1; 0) ; IF ([.J916] = &quot;FAIL&quot;; 1; 0)) ; [.A916] ; &quot;&quot;)">
            <text:p/>
          </table:table-cell>
          <table:table-cell table:formula="of:= IF( AND( IF([.H916] = &quot;FAIL&quot;; 1; 0) ; IF([.I916] = &quot;&quot;;  1 ; 0); IF([.J916] = &quot;FAIL&quot;; 1; 0) ) ; [.A9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7]&amp;[Sheet1.C917]&amp;[Sheet1.D917]&amp;[Sheet1.E915]=&quot;PASSPASSPASSFAIL&quot;; &quot;FAIL&quot;; &quot;&quot;)">
            <text:p/>
          </table:table-cell>
          <table:table-cell table:formula="of:=IF([Sheet1.B917]&amp;[Sheet1.C917]&amp;[Sheet1.F917]&amp;[Sheet1.G9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5] = &quot;PASS&quot;; 1; 0) ; IF ([.J917] = &quot;FAIL&quot;; 1; 0)) ; [.A917] ; &quot;&quot;)">
            <text:p/>
          </table:table-cell>
          <table:table-cell table:formula="of:= IF( AND( IF([.H917] = &quot;FAIL&quot;; 1; 0) ; IF([.I917] = &quot;&quot;;  1 ; 0); IF([.J917] = &quot;FAIL&quot;; 1; 0) ) ; [.A9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8]&amp;[Sheet1.C918]&amp;[Sheet1.D918]&amp;[Sheet1.E916]=&quot;PASSPASSPASSFAIL&quot;; &quot;FAIL&quot;; &quot;&quot;)">
            <text:p/>
          </table:table-cell>
          <table:table-cell table:formula="of:=IF([Sheet1.B918]&amp;[Sheet1.C918]&amp;[Sheet1.F918]&amp;[Sheet1.G91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6] = &quot;PASS&quot;; 1; 0) ; IF ([.J918] = &quot;FAIL&quot;; 1; 0)) ; [.A918] ; &quot;&quot;)">
            <text:p/>
          </table:table-cell>
          <table:table-cell table:formula="of:= IF( AND( IF([.H918] = &quot;FAIL&quot;; 1; 0) ; IF([.I918] = &quot;&quot;;  1 ; 0); IF([.J918] = &quot;FAIL&quot;; 1; 0) ) ; [.A9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9]&amp;[Sheet1.C919]&amp;[Sheet1.D919]&amp;[Sheet1.E917]=&quot;PASSPASSPASSFAIL&quot;; &quot;FAIL&quot;; &quot;&quot;)">
            <text:p/>
          </table:table-cell>
          <table:table-cell table:formula="of:=IF([Sheet1.B919]&amp;[Sheet1.C919]&amp;[Sheet1.F919]&amp;[Sheet1.G9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7] = &quot;PASS&quot;; 1; 0) ; IF ([.J919] = &quot;FAIL&quot;; 1; 0)) ; [.A919] ; &quot;&quot;)">
            <text:p/>
          </table:table-cell>
          <table:table-cell table:formula="of:= IF( AND( IF([.H919] = &quot;FAIL&quot;; 1; 0) ; IF([.I919] = &quot;&quot;;  1 ; 0); IF([.J919] = &quot;FAIL&quot;; 1; 0) ) ; [.A9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0]&amp;[Sheet1.C920]&amp;[Sheet1.D920]&amp;[Sheet1.E918]=&quot;PASSPASSPASSFAIL&quot;; &quot;FAIL&quot;; &quot;&quot;)">
            <text:p/>
          </table:table-cell>
          <table:table-cell table:formula="of:=IF([Sheet1.B920]&amp;[Sheet1.C920]&amp;[Sheet1.F920]&amp;[Sheet1.G9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8] = &quot;PASS&quot;; 1; 0) ; IF ([.J920] = &quot;FAIL&quot;; 1; 0)) ; [.A920] ; &quot;&quot;)">
            <text:p/>
          </table:table-cell>
          <table:table-cell table:formula="of:= IF( AND( IF([.H920] = &quot;FAIL&quot;; 1; 0) ; IF([.I920] = &quot;&quot;;  1 ; 0); IF([.J920] = &quot;FAIL&quot;; 1; 0) ) ; [.A9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1]&amp;[Sheet1.C921]&amp;[Sheet1.D921]&amp;[Sheet1.E919]=&quot;PASSPASSPASSFAIL&quot;; &quot;FAIL&quot;; &quot;&quot;)">
            <text:p/>
          </table:table-cell>
          <table:table-cell table:formula="of:=IF([Sheet1.B921]&amp;[Sheet1.C921]&amp;[Sheet1.F921]&amp;[Sheet1.G9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9] = &quot;PASS&quot;; 1; 0) ; IF ([.J921] = &quot;FAIL&quot;; 1; 0)) ; [.A921] ; &quot;&quot;)">
            <text:p/>
          </table:table-cell>
          <table:table-cell table:formula="of:= IF( AND( IF([.H921] = &quot;FAIL&quot;; 1; 0) ; IF([.I921] = &quot;&quot;;  1 ; 0); IF([.J921] = &quot;FAIL&quot;; 1; 0) ) ; [.A9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2]&amp;[Sheet1.C922]&amp;[Sheet1.D922]&amp;[Sheet1.E920]=&quot;PASSPASSPASSFAIL&quot;; &quot;FAIL&quot;; &quot;&quot;)">
            <text:p/>
          </table:table-cell>
          <table:table-cell table:formula="of:=IF([Sheet1.B922]&amp;[Sheet1.C922]&amp;[Sheet1.F922]&amp;[Sheet1.G9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0] = &quot;PASS&quot;; 1; 0) ; IF ([.J922] = &quot;FAIL&quot;; 1; 0)) ; [.A922] ; &quot;&quot;)">
            <text:p/>
          </table:table-cell>
          <table:table-cell table:formula="of:= IF( AND( IF([.H922] = &quot;FAIL&quot;; 1; 0) ; IF([.I922] = &quot;&quot;;  1 ; 0); IF([.J922] = &quot;FAIL&quot;; 1; 0) ) ; [.A9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3]&amp;[Sheet1.C923]&amp;[Sheet1.D923]&amp;[Sheet1.E921]=&quot;PASSPASSPASSFAIL&quot;; &quot;FAIL&quot;; &quot;&quot;)">
            <text:p/>
          </table:table-cell>
          <table:table-cell table:formula="of:=IF([Sheet1.B923]&amp;[Sheet1.C923]&amp;[Sheet1.F923]&amp;[Sheet1.G9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1] = &quot;PASS&quot;; 1; 0) ; IF ([.J923] = &quot;FAIL&quot;; 1; 0)) ; [.A923] ; &quot;&quot;)">
            <text:p/>
          </table:table-cell>
          <table:table-cell table:formula="of:= IF( AND( IF([.H923] = &quot;FAIL&quot;; 1; 0) ; IF([.I923] = &quot;&quot;;  1 ; 0); IF([.J923] = &quot;FAIL&quot;; 1; 0) ) ; [.A9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4]&amp;[Sheet1.C924]&amp;[Sheet1.D924]&amp;[Sheet1.E922]=&quot;PASSPASSPASSFAIL&quot;; &quot;FAIL&quot;; &quot;&quot;)">
            <text:p/>
          </table:table-cell>
          <table:table-cell table:formula="of:=IF([Sheet1.B924]&amp;[Sheet1.C924]&amp;[Sheet1.F924]&amp;[Sheet1.G92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2] = &quot;PASS&quot;; 1; 0) ; IF ([.J924] = &quot;FAIL&quot;; 1; 0)) ; [.A924] ; &quot;&quot;)">
            <text:p/>
          </table:table-cell>
          <table:table-cell table:formula="of:= IF( AND( IF([.H924] = &quot;FAIL&quot;; 1; 0) ; IF([.I924] = &quot;&quot;;  1 ; 0); IF([.J924] = &quot;FAIL&quot;; 1; 0) ) ; [.A9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5]&amp;[Sheet1.C925]&amp;[Sheet1.D925]&amp;[Sheet1.E923]=&quot;PASSPASSPASSFAIL&quot;; &quot;FAIL&quot;; &quot;&quot;)">
            <text:p/>
          </table:table-cell>
          <table:table-cell table:formula="of:=IF([Sheet1.B925]&amp;[Sheet1.C925]&amp;[Sheet1.F925]&amp;[Sheet1.G9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3] = &quot;PASS&quot;; 1; 0) ; IF ([.J925] = &quot;FAIL&quot;; 1; 0)) ; [.A925] ; &quot;&quot;)">
            <text:p/>
          </table:table-cell>
          <table:table-cell table:formula="of:= IF( AND( IF([.H925] = &quot;FAIL&quot;; 1; 0) ; IF([.I925] = &quot;&quot;;  1 ; 0); IF([.J925] = &quot;FAIL&quot;; 1; 0) ) ; [.A9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6]&amp;[Sheet1.C926]&amp;[Sheet1.D926]&amp;[Sheet1.E924]=&quot;PASSPASSPASSFAIL&quot;; &quot;FAIL&quot;; &quot;&quot;)">
            <text:p/>
          </table:table-cell>
          <table:table-cell table:formula="of:=IF([Sheet1.B926]&amp;[Sheet1.C926]&amp;[Sheet1.F926]&amp;[Sheet1.G92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4] = &quot;PASS&quot;; 1; 0) ; IF ([.J926] = &quot;FAIL&quot;; 1; 0)) ; [.A926] ; &quot;&quot;)">
            <text:p/>
          </table:table-cell>
          <table:table-cell table:formula="of:= IF( AND( IF([.H926] = &quot;FAIL&quot;; 1; 0) ; IF([.I926] = &quot;&quot;;  1 ; 0); IF([.J926] = &quot;FAIL&quot;; 1; 0) ) ; [.A9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7]&amp;[Sheet1.C927]&amp;[Sheet1.D927]&amp;[Sheet1.E925]=&quot;PASSPASSPASSFAIL&quot;; &quot;FAIL&quot;; &quot;&quot;)">
            <text:p/>
          </table:table-cell>
          <table:table-cell table:formula="of:=IF([Sheet1.B927]&amp;[Sheet1.C927]&amp;[Sheet1.F927]&amp;[Sheet1.G9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5] = &quot;PASS&quot;; 1; 0) ; IF ([.J927] = &quot;FAIL&quot;; 1; 0)) ; [.A927] ; &quot;&quot;)">
            <text:p/>
          </table:table-cell>
          <table:table-cell table:formula="of:= IF( AND( IF([.H927] = &quot;FAIL&quot;; 1; 0) ; IF([.I927] = &quot;&quot;;  1 ; 0); IF([.J927] = &quot;FAIL&quot;; 1; 0) ) ; [.A9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8]&amp;[Sheet1.C928]&amp;[Sheet1.D928]&amp;[Sheet1.E926]=&quot;PASSPASSPASSFAIL&quot;; &quot;FAIL&quot;; &quot;&quot;)">
            <text:p/>
          </table:table-cell>
          <table:table-cell table:formula="of:=IF([Sheet1.B928]&amp;[Sheet1.C928]&amp;[Sheet1.F928]&amp;[Sheet1.G92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6] = &quot;PASS&quot;; 1; 0) ; IF ([.J928] = &quot;FAIL&quot;; 1; 0)) ; [.A928] ; &quot;&quot;)">
            <text:p/>
          </table:table-cell>
          <table:table-cell table:formula="of:= IF( AND( IF([.H928] = &quot;FAIL&quot;; 1; 0) ; IF([.I928] = &quot;&quot;;  1 ; 0); IF([.J928] = &quot;FAIL&quot;; 1; 0) ) ; [.A9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9]&amp;[Sheet1.C929]&amp;[Sheet1.D929]&amp;[Sheet1.E927]=&quot;PASSPASSPASSFAIL&quot;; &quot;FAIL&quot;; &quot;&quot;)">
            <text:p/>
          </table:table-cell>
          <table:table-cell table:formula="of:=IF([Sheet1.B929]&amp;[Sheet1.C929]&amp;[Sheet1.F929]&amp;[Sheet1.G9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7] = &quot;PASS&quot;; 1; 0) ; IF ([.J929] = &quot;FAIL&quot;; 1; 0)) ; [.A929] ; &quot;&quot;)">
            <text:p/>
          </table:table-cell>
          <table:table-cell table:formula="of:= IF( AND( IF([.H929] = &quot;FAIL&quot;; 1; 0) ; IF([.I929] = &quot;&quot;;  1 ; 0); IF([.J929] = &quot;FAIL&quot;; 1; 0) ) ; [.A9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0]&amp;[Sheet1.C930]&amp;[Sheet1.D930]&amp;[Sheet1.E928]=&quot;PASSPASSPASSFAIL&quot;; &quot;FAIL&quot;; &quot;&quot;)">
            <text:p/>
          </table:table-cell>
          <table:table-cell table:formula="of:=IF([Sheet1.B930]&amp;[Sheet1.C930]&amp;[Sheet1.F930]&amp;[Sheet1.G9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8] = &quot;PASS&quot;; 1; 0) ; IF ([.J930] = &quot;FAIL&quot;; 1; 0)) ; [.A930] ; &quot;&quot;)">
            <text:p/>
          </table:table-cell>
          <table:table-cell table:formula="of:= IF( AND( IF([.H930] = &quot;FAIL&quot;; 1; 0) ; IF([.I930] = &quot;&quot;;  1 ; 0); IF([.J930] = &quot;FAIL&quot;; 1; 0) ) ; [.A9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1]&amp;[Sheet1.C931]&amp;[Sheet1.D931]&amp;[Sheet1.E929]=&quot;PASSPASSPASSFAIL&quot;; &quot;FAIL&quot;; &quot;&quot;)">
            <text:p/>
          </table:table-cell>
          <table:table-cell table:formula="of:=IF([Sheet1.B931]&amp;[Sheet1.C931]&amp;[Sheet1.F931]&amp;[Sheet1.G9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9] = &quot;PASS&quot;; 1; 0) ; IF ([.J931] = &quot;FAIL&quot;; 1; 0)) ; [.A931] ; &quot;&quot;)">
            <text:p/>
          </table:table-cell>
          <table:table-cell table:formula="of:= IF( AND( IF([.H931] = &quot;FAIL&quot;; 1; 0) ; IF([.I931] = &quot;&quot;;  1 ; 0); IF([.J931] = &quot;FAIL&quot;; 1; 0) ) ; [.A9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2]&amp;[Sheet1.C932]&amp;[Sheet1.D932]&amp;[Sheet1.E930]=&quot;PASSPASSPASSFAIL&quot;; &quot;FAIL&quot;; &quot;&quot;)">
            <text:p/>
          </table:table-cell>
          <table:table-cell table:formula="of:=IF([Sheet1.B932]&amp;[Sheet1.C932]&amp;[Sheet1.F932]&amp;[Sheet1.G93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0] = &quot;PASS&quot;; 1; 0) ; IF ([.J932] = &quot;FAIL&quot;; 1; 0)) ; [.A932] ; &quot;&quot;)">
            <text:p/>
          </table:table-cell>
          <table:table-cell table:formula="of:= IF( AND( IF([.H932] = &quot;FAIL&quot;; 1; 0) ; IF([.I932] = &quot;&quot;;  1 ; 0); IF([.J932] = &quot;FAIL&quot;; 1; 0) ) ; [.A9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3]&amp;[Sheet1.C933]&amp;[Sheet1.D933]&amp;[Sheet1.E931]=&quot;PASSPASSPASSFAIL&quot;; &quot;FAIL&quot;; &quot;&quot;)">
            <text:p/>
          </table:table-cell>
          <table:table-cell table:formula="of:=IF([Sheet1.B933]&amp;[Sheet1.C933]&amp;[Sheet1.F933]&amp;[Sheet1.G9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1] = &quot;PASS&quot;; 1; 0) ; IF ([.J933] = &quot;FAIL&quot;; 1; 0)) ; [.A933] ; &quot;&quot;)">
            <text:p/>
          </table:table-cell>
          <table:table-cell table:formula="of:= IF( AND( IF([.H933] = &quot;FAIL&quot;; 1; 0) ; IF([.I933] = &quot;&quot;;  1 ; 0); IF([.J933] = &quot;FAIL&quot;; 1; 0) ) ; [.A9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4]&amp;[Sheet1.C934]&amp;[Sheet1.D934]&amp;[Sheet1.E932]=&quot;PASSPASSPASSFAIL&quot;; &quot;FAIL&quot;; &quot;&quot;)">
            <text:p/>
          </table:table-cell>
          <table:table-cell table:formula="of:=IF([Sheet1.B934]&amp;[Sheet1.C934]&amp;[Sheet1.F934]&amp;[Sheet1.G9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2] = &quot;PASS&quot;; 1; 0) ; IF ([.J934] = &quot;FAIL&quot;; 1; 0)) ; [.A934] ; &quot;&quot;)">
            <text:p/>
          </table:table-cell>
          <table:table-cell table:formula="of:= IF( AND( IF([.H934] = &quot;FAIL&quot;; 1; 0) ; IF([.I934] = &quot;&quot;;  1 ; 0); IF([.J934] = &quot;FAIL&quot;; 1; 0) ) ; [.A9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5]&amp;[Sheet1.C935]&amp;[Sheet1.D935]&amp;[Sheet1.E933]=&quot;PASSPASSPASSFAIL&quot;; &quot;FAIL&quot;; &quot;&quot;)">
            <text:p/>
          </table:table-cell>
          <table:table-cell table:formula="of:=IF([Sheet1.B935]&amp;[Sheet1.C935]&amp;[Sheet1.F935]&amp;[Sheet1.G9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3] = &quot;PASS&quot;; 1; 0) ; IF ([.J935] = &quot;FAIL&quot;; 1; 0)) ; [.A935] ; &quot;&quot;)">
            <text:p/>
          </table:table-cell>
          <table:table-cell table:formula="of:= IF( AND( IF([.H935] = &quot;FAIL&quot;; 1; 0) ; IF([.I935] = &quot;&quot;;  1 ; 0); IF([.J935] = &quot;FAIL&quot;; 1; 0) ) ; [.A9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6]&amp;[Sheet1.C936]&amp;[Sheet1.D936]&amp;[Sheet1.E934]=&quot;PASSPASSPASSFAIL&quot;; &quot;FAIL&quot;; &quot;&quot;)">
            <text:p/>
          </table:table-cell>
          <table:table-cell table:formula="of:=IF([Sheet1.B936]&amp;[Sheet1.C936]&amp;[Sheet1.F936]&amp;[Sheet1.G93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4] = &quot;PASS&quot;; 1; 0) ; IF ([.J936] = &quot;FAIL&quot;; 1; 0)) ; [.A936] ; &quot;&quot;)">
            <text:p/>
          </table:table-cell>
          <table:table-cell table:formula="of:= IF( AND( IF([.H936] = &quot;FAIL&quot;; 1; 0) ; IF([.I936] = &quot;&quot;;  1 ; 0); IF([.J936] = &quot;FAIL&quot;; 1; 0) ) ; [.A9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7]&amp;[Sheet1.C937]&amp;[Sheet1.D937]&amp;[Sheet1.E935]=&quot;PASSPASSPASSFAIL&quot;; &quot;FAIL&quot;; &quot;&quot;)">
            <text:p/>
          </table:table-cell>
          <table:table-cell table:formula="of:=IF([Sheet1.B937]&amp;[Sheet1.C937]&amp;[Sheet1.F937]&amp;[Sheet1.G9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5] = &quot;PASS&quot;; 1; 0) ; IF ([.J937] = &quot;FAIL&quot;; 1; 0)) ; [.A937] ; &quot;&quot;)">
            <text:p/>
          </table:table-cell>
          <table:table-cell table:formula="of:= IF( AND( IF([.H937] = &quot;FAIL&quot;; 1; 0) ; IF([.I937] = &quot;&quot;;  1 ; 0); IF([.J937] = &quot;FAIL&quot;; 1; 0) ) ; [.A9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8]&amp;[Sheet1.C938]&amp;[Sheet1.D938]&amp;[Sheet1.E936]=&quot;PASSPASSPASSFAIL&quot;; &quot;FAIL&quot;; &quot;&quot;)">
            <text:p/>
          </table:table-cell>
          <table:table-cell table:formula="of:=IF([Sheet1.B938]&amp;[Sheet1.C938]&amp;[Sheet1.F938]&amp;[Sheet1.G93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6] = &quot;PASS&quot;; 1; 0) ; IF ([.J938] = &quot;FAIL&quot;; 1; 0)) ; [.A938] ; &quot;&quot;)">
            <text:p/>
          </table:table-cell>
          <table:table-cell table:formula="of:= IF( AND( IF([.H938] = &quot;FAIL&quot;; 1; 0) ; IF([.I938] = &quot;&quot;;  1 ; 0); IF([.J938] = &quot;FAIL&quot;; 1; 0) ) ; [.A9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9]&amp;[Sheet1.C939]&amp;[Sheet1.D939]&amp;[Sheet1.E937]=&quot;PASSPASSPASSFAIL&quot;; &quot;FAIL&quot;; &quot;&quot;)">
            <text:p/>
          </table:table-cell>
          <table:table-cell table:formula="of:=IF([Sheet1.B939]&amp;[Sheet1.C939]&amp;[Sheet1.F939]&amp;[Sheet1.G9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7] = &quot;PASS&quot;; 1; 0) ; IF ([.J939] = &quot;FAIL&quot;; 1; 0)) ; [.A939] ; &quot;&quot;)">
            <text:p/>
          </table:table-cell>
          <table:table-cell table:formula="of:= IF( AND( IF([.H939] = &quot;FAIL&quot;; 1; 0) ; IF([.I939] = &quot;&quot;;  1 ; 0); IF([.J939] = &quot;FAIL&quot;; 1; 0) ) ; [.A9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0]&amp;[Sheet1.C940]&amp;[Sheet1.D940]&amp;[Sheet1.E938]=&quot;PASSPASSPASSFAIL&quot;; &quot;FAIL&quot;; &quot;&quot;)">
            <text:p/>
          </table:table-cell>
          <table:table-cell table:formula="of:=IF([Sheet1.B940]&amp;[Sheet1.C940]&amp;[Sheet1.F940]&amp;[Sheet1.G94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8] = &quot;PASS&quot;; 1; 0) ; IF ([.J940] = &quot;FAIL&quot;; 1; 0)) ; [.A940] ; &quot;&quot;)">
            <text:p/>
          </table:table-cell>
          <table:table-cell table:formula="of:= IF( AND( IF([.H940] = &quot;FAIL&quot;; 1; 0) ; IF([.I940] = &quot;&quot;;  1 ; 0); IF([.J940] = &quot;FAIL&quot;; 1; 0) ) ; [.A9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1]&amp;[Sheet1.C941]&amp;[Sheet1.D941]&amp;[Sheet1.E939]=&quot;PASSPASSPASSFAIL&quot;; &quot;FAIL&quot;; &quot;&quot;)">
            <text:p/>
          </table:table-cell>
          <table:table-cell table:formula="of:=IF([Sheet1.B941]&amp;[Sheet1.C941]&amp;[Sheet1.F941]&amp;[Sheet1.G9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9] = &quot;PASS&quot;; 1; 0) ; IF ([.J941] = &quot;FAIL&quot;; 1; 0)) ; [.A941] ; &quot;&quot;)">
            <text:p/>
          </table:table-cell>
          <table:table-cell table:formula="of:= IF( AND( IF([.H941] = &quot;FAIL&quot;; 1; 0) ; IF([.I941] = &quot;&quot;;  1 ; 0); IF([.J941] = &quot;FAIL&quot;; 1; 0) ) ; [.A9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2]&amp;[Sheet1.C942]&amp;[Sheet1.D942]&amp;[Sheet1.E940]=&quot;PASSPASSPASSFAIL&quot;; &quot;FAIL&quot;; &quot;&quot;)">
            <text:p/>
          </table:table-cell>
          <table:table-cell table:formula="of:=IF([Sheet1.B942]&amp;[Sheet1.C942]&amp;[Sheet1.F942]&amp;[Sheet1.G94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0] = &quot;PASS&quot;; 1; 0) ; IF ([.J942] = &quot;FAIL&quot;; 1; 0)) ; [.A942] ; &quot;&quot;)">
            <text:p/>
          </table:table-cell>
          <table:table-cell table:formula="of:= IF( AND( IF([.H942] = &quot;FAIL&quot;; 1; 0) ; IF([.I942] = &quot;&quot;;  1 ; 0); IF([.J942] = &quot;FAIL&quot;; 1; 0) ) ; [.A9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3]&amp;[Sheet1.C943]&amp;[Sheet1.D943]&amp;[Sheet1.E941]=&quot;PASSPASSPASSFAIL&quot;; &quot;FAIL&quot;; &quot;&quot;)">
            <text:p/>
          </table:table-cell>
          <table:table-cell table:formula="of:=IF([Sheet1.B943]&amp;[Sheet1.C943]&amp;[Sheet1.F943]&amp;[Sheet1.G9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1] = &quot;PASS&quot;; 1; 0) ; IF ([.J943] = &quot;FAIL&quot;; 1; 0)) ; [.A943] ; &quot;&quot;)">
            <text:p/>
          </table:table-cell>
          <table:table-cell table:formula="of:= IF( AND( IF([.H943] = &quot;FAIL&quot;; 1; 0) ; IF([.I943] = &quot;&quot;;  1 ; 0); IF([.J943] = &quot;FAIL&quot;; 1; 0) ) ; [.A9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4]&amp;[Sheet1.C944]&amp;[Sheet1.D944]&amp;[Sheet1.E942]=&quot;PASSPASSPASSFAIL&quot;; &quot;FAIL&quot;; &quot;&quot;)">
            <text:p/>
          </table:table-cell>
          <table:table-cell table:formula="of:=IF([Sheet1.B944]&amp;[Sheet1.C944]&amp;[Sheet1.F944]&amp;[Sheet1.G94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2] = &quot;PASS&quot;; 1; 0) ; IF ([.J944] = &quot;FAIL&quot;; 1; 0)) ; [.A944] ; &quot;&quot;)">
            <text:p/>
          </table:table-cell>
          <table:table-cell table:formula="of:= IF( AND( IF([.H944] = &quot;FAIL&quot;; 1; 0) ; IF([.I944] = &quot;&quot;;  1 ; 0); IF([.J944] = &quot;FAIL&quot;; 1; 0) ) ; [.A9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5]&amp;[Sheet1.C945]&amp;[Sheet1.D945]&amp;[Sheet1.E943]=&quot;PASSPASSPASSFAIL&quot;; &quot;FAIL&quot;; &quot;&quot;)">
            <text:p/>
          </table:table-cell>
          <table:table-cell table:formula="of:=IF([Sheet1.B945]&amp;[Sheet1.C945]&amp;[Sheet1.F945]&amp;[Sheet1.G9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3] = &quot;PASS&quot;; 1; 0) ; IF ([.J945] = &quot;FAIL&quot;; 1; 0)) ; [.A945] ; &quot;&quot;)">
            <text:p/>
          </table:table-cell>
          <table:table-cell table:formula="of:= IF( AND( IF([.H945] = &quot;FAIL&quot;; 1; 0) ; IF([.I945] = &quot;&quot;;  1 ; 0); IF([.J945] = &quot;FAIL&quot;; 1; 0) ) ; [.A9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6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6]&amp;[Sheet1.C946]&amp;[Sheet1.D946]&amp;[Sheet1.E944]=&quot;PASSPASSPASSFAIL&quot;; &quot;FAIL&quot;; &quot;&quot;)">
            <text:p/>
          </table:table-cell>
          <table:table-cell table:formula="of:=IF([Sheet1.B946]&amp;[Sheet1.C946]&amp;[Sheet1.F946]&amp;[Sheet1.G9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4] = &quot;PASS&quot;; 1; 0) ; IF ([.J946] = &quot;FAIL&quot;; 1; 0)) ; [.A946] ; &quot;&quot;)">
            <text:p/>
          </table:table-cell>
          <table:table-cell table:formula="of:= IF( AND( IF([.H946] = &quot;FAIL&quot;; 1; 0) ; IF([.I946] = &quot;&quot;;  1 ; 0); IF([.J946] = &quot;FAIL&quot;; 1; 0) ) ; [.A9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7]&amp;[Sheet1.C947]&amp;[Sheet1.D947]&amp;[Sheet1.E945]=&quot;PASSPASSPASSFAIL&quot;; &quot;FAIL&quot;; &quot;&quot;)">
            <text:p/>
          </table:table-cell>
          <table:table-cell table:formula="of:=IF([Sheet1.B947]&amp;[Sheet1.C947]&amp;[Sheet1.F947]&amp;[Sheet1.G9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5] = &quot;PASS&quot;; 1; 0) ; IF ([.J947] = &quot;FAIL&quot;; 1; 0)) ; [.A947] ; &quot;&quot;)">
            <text:p/>
          </table:table-cell>
          <table:table-cell table:formula="of:= IF( AND( IF([.H947] = &quot;FAIL&quot;; 1; 0) ; IF([.I947] = &quot;&quot;;  1 ; 0); IF([.J947] = &quot;FAIL&quot;; 1; 0) ) ; [.A9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7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8]&amp;[Sheet1.C948]&amp;[Sheet1.D948]&amp;[Sheet1.E946]=&quot;PASSPASSPASSFAIL&quot;; &quot;FAIL&quot;; &quot;&quot;)">
            <text:p/>
          </table:table-cell>
          <table:table-cell table:formula="of:=IF([Sheet1.B948]&amp;[Sheet1.C948]&amp;[Sheet1.F948]&amp;[Sheet1.G9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6] = &quot;PASS&quot;; 1; 0) ; IF ([.J948] = &quot;FAIL&quot;; 1; 0)) ; [.A948] ; &quot;&quot;)">
            <text:p/>
          </table:table-cell>
          <table:table-cell table:formula="of:= IF( AND( IF([.H948] = &quot;FAIL&quot;; 1; 0) ; IF([.I948] = &quot;&quot;;  1 ; 0); IF([.J948] = &quot;FAIL&quot;; 1; 0) ) ; [.A9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49]&amp;[Sheet1.C949]&amp;[Sheet1.D949]&amp;[Sheet1.E947]=&quot;PASSPASSPASSFAIL&quot;; &quot;FAIL&quot;; &quot;&quot;)">
            <text:p/>
          </table:table-cell>
          <table:table-cell table:formula="of:=IF([Sheet1.B949]&amp;[Sheet1.C949]&amp;[Sheet1.F949]&amp;[Sheet1.G94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47] = &quot;PASS&quot;; 1; 0) ; IF ([.J949] = &quot;FAIL&quot;; 1; 0)) ; [.A949] ; &quot;&quot;)" office:value-type="string" office:string-value="setrlimit01" calcext:value-type="string">
            <text:p>setrlimit01</text:p>
          </table:table-cell>
          <table:table-cell table:formula="of:= IF( AND( IF([.H949] = &quot;FAIL&quot;; 1; 0) ; IF([.I949] = &quot;&quot;;  1 ; 0); IF([.J949] = &quot;FAIL&quot;; 1; 0) ) ; [.A9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0]&amp;[Sheet1.C950]&amp;[Sheet1.D950]&amp;[Sheet1.E948]=&quot;PASSPASSPASSFAIL&quot;; &quot;FAIL&quot;; &quot;&quot;)">
            <text:p/>
          </table:table-cell>
          <table:table-cell table:formula="of:=IF([Sheet1.B950]&amp;[Sheet1.C950]&amp;[Sheet1.F950]&amp;[Sheet1.G9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8] = &quot;PASS&quot;; 1; 0) ; IF ([.J950] = &quot;FAIL&quot;; 1; 0)) ; [.A950] ; &quot;&quot;)">
            <text:p/>
          </table:table-cell>
          <table:table-cell table:formula="of:= IF( AND( IF([.H950] = &quot;FAIL&quot;; 1; 0) ; IF([.I950] = &quot;&quot;;  1 ; 0); IF([.J950] = &quot;FAIL&quot;; 1; 0) ) ; [.A9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1]&amp;[Sheet1.C951]&amp;[Sheet1.D951]&amp;[Sheet1.E949]=&quot;PASSPASSPASSFAIL&quot;; &quot;FAIL&quot;; &quot;&quot;)" office:value-type="string" office:string-value="FAIL" calcext:value-type="string">
            <text:p>FAIL</text:p>
          </table:table-cell>
          <table:table-cell table:formula="of:=IF([Sheet1.B951]&amp;[Sheet1.C951]&amp;[Sheet1.F951]&amp;[Sheet1.G9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9] = &quot;PASS&quot;; 1; 0) ; IF ([.J951] = &quot;FAIL&quot;; 1; 0)) ; [.A951] ; &quot;&quot;)">
            <text:p/>
          </table:table-cell>
          <table:table-cell table:formula="of:= IF( AND( IF([.H951] = &quot;FAIL&quot;; 1; 0) ; IF([.I951] = &quot;&quot;;  1 ; 0); IF([.J951] = &quot;FAIL&quot;; 1; 0) ) ; [.A9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2]&amp;[Sheet1.C952]&amp;[Sheet1.D952]&amp;[Sheet1.E950]=&quot;PASSPASSPASSFAIL&quot;; &quot;FAIL&quot;; &quot;&quot;)">
            <text:p/>
          </table:table-cell>
          <table:table-cell table:formula="of:=IF([Sheet1.B952]&amp;[Sheet1.C952]&amp;[Sheet1.F952]&amp;[Sheet1.G9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0] = &quot;PASS&quot;; 1; 0) ; IF ([.J952] = &quot;FAIL&quot;; 1; 0)) ; [.A952] ; &quot;&quot;)">
            <text:p/>
          </table:table-cell>
          <table:table-cell table:formula="of:= IF( AND( IF([.H952] = &quot;FAIL&quot;; 1; 0) ; IF([.I952] = &quot;&quot;;  1 ; 0); IF([.J952] = &quot;FAIL&quot;; 1; 0) ) ; [.A9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3]&amp;[Sheet1.C953]&amp;[Sheet1.D953]&amp;[Sheet1.E951]=&quot;PASSPASSPASSFAIL&quot;; &quot;FAIL&quot;; &quot;&quot;)">
            <text:p/>
          </table:table-cell>
          <table:table-cell table:formula="of:=IF([Sheet1.B953]&amp;[Sheet1.C953]&amp;[Sheet1.F953]&amp;[Sheet1.G9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1] = &quot;PASS&quot;; 1; 0) ; IF ([.J953] = &quot;FAIL&quot;; 1; 0)) ; [.A953] ; &quot;&quot;)">
            <text:p/>
          </table:table-cell>
          <table:table-cell table:formula="of:= IF( AND( IF([.H953] = &quot;FAIL&quot;; 1; 0) ; IF([.I953] = &quot;&quot;;  1 ; 0); IF([.J953] = &quot;FAIL&quot;; 1; 0) ) ; [.A9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4]&amp;[Sheet1.C954]&amp;[Sheet1.D954]&amp;[Sheet1.E952]=&quot;PASSPASSPASSFAIL&quot;; &quot;FAIL&quot;; &quot;&quot;)">
            <text:p/>
          </table:table-cell>
          <table:table-cell table:formula="of:=IF([Sheet1.B954]&amp;[Sheet1.C954]&amp;[Sheet1.F954]&amp;[Sheet1.G9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2] = &quot;PASS&quot;; 1; 0) ; IF ([.J954] = &quot;FAIL&quot;; 1; 0)) ; [.A954] ; &quot;&quot;)">
            <text:p/>
          </table:table-cell>
          <table:table-cell table:formula="of:= IF( AND( IF([.H954] = &quot;FAIL&quot;; 1; 0) ; IF([.I954] = &quot;&quot;;  1 ; 0); IF([.J954] = &quot;FAIL&quot;; 1; 0) ) ; [.A9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_robust_lis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5]&amp;[Sheet1.C955]&amp;[Sheet1.D955]&amp;[Sheet1.E953]=&quot;PASSPASSPASSFAIL&quot;; &quot;FAIL&quot;; &quot;&quot;)">
            <text:p/>
          </table:table-cell>
          <table:table-cell table:formula="of:=IF([Sheet1.B955]&amp;[Sheet1.C955]&amp;[Sheet1.F955]&amp;[Sheet1.G9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3] = &quot;PASS&quot;; 1; 0) ; IF ([.J955] = &quot;FAIL&quot;; 1; 0)) ; [.A955] ; &quot;&quot;)">
            <text:p/>
          </table:table-cell>
          <table:table-cell table:formula="of:= IF( AND( IF([.H955] = &quot;FAIL&quot;; 1; 0) ; IF([.I955] = &quot;&quot;;  1 ; 0); IF([.J955] = &quot;FAIL&quot;; 1; 0) ) ; [.A9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_thread_area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56]&amp;[Sheet1.C956]&amp;[Sheet1.D956]&amp;[Sheet1.E954]=&quot;PASSPASSPASSFAIL&quot;; &quot;FAIL&quot;; &quot;&quot;)">
            <text:p/>
          </table:table-cell>
          <table:table-cell table:formula="of:=IF([Sheet1.B956]&amp;[Sheet1.C956]&amp;[Sheet1.F956]&amp;[Sheet1.G9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54] = &quot;PASS&quot;; 1; 0) ; IF ([.J956] = &quot;FAIL&quot;; 1; 0)) ; [.A956] ; &quot;&quot;)">
            <text:p/>
          </table:table-cell>
          <table:table-cell table:formula="of:= IF( AND( IF([.H956] = &quot;FAIL&quot;; 1; 0) ; IF([.I956] = &quot;&quot;;  1 ; 0); IF([.J956] = &quot;FAIL&quot;; 1; 0) ) ; [.A9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_tid_addr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7]&amp;[Sheet1.C957]&amp;[Sheet1.D957]&amp;[Sheet1.E955]=&quot;PASSPASSPASSFAIL&quot;; &quot;FAIL&quot;; &quot;&quot;)">
            <text:p/>
          </table:table-cell>
          <table:table-cell table:formula="of:=IF([Sheet1.B957]&amp;[Sheet1.C957]&amp;[Sheet1.F957]&amp;[Sheet1.G9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5] = &quot;PASS&quot;; 1; 0) ; IF ([.J957] = &quot;FAIL&quot;; 1; 0)) ; [.A957] ; &quot;&quot;)">
            <text:p/>
          </table:table-cell>
          <table:table-cell table:formula="of:= IF( AND( IF([.H957] = &quot;FAIL&quot;; 1; 0) ; IF([.I957] = &quot;&quot;;  1 ; 0); IF([.J957] = &quot;FAIL&quot;; 1; 0) ) ; [.A9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8]&amp;[Sheet1.C958]&amp;[Sheet1.D958]&amp;[Sheet1.E956]=&quot;PASSPASSPASSFAIL&quot;; &quot;FAIL&quot;; &quot;&quot;)">
            <text:p/>
          </table:table-cell>
          <table:table-cell table:formula="of:=IF([Sheet1.B958]&amp;[Sheet1.C958]&amp;[Sheet1.F958]&amp;[Sheet1.G9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6] = &quot;PASS&quot;; 1; 0) ; IF ([.J958] = &quot;FAIL&quot;; 1; 0)) ; [.A958] ; &quot;&quot;)">
            <text:p/>
          </table:table-cell>
          <table:table-cell table:formula="of:= IF( AND( IF([.H958] = &quot;FAIL&quot;; 1; 0) ; IF([.I958] = &quot;&quot;;  1 ; 0); IF([.J958] = &quot;FAIL&quot;; 1; 0) ) ; [.A9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ock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9]&amp;[Sheet1.C959]&amp;[Sheet1.D959]&amp;[Sheet1.E957]=&quot;PASSPASSPASSFAIL&quot;; &quot;FAIL&quot;; &quot;&quot;)">
            <text:p/>
          </table:table-cell>
          <table:table-cell table:formula="of:=IF([Sheet1.B959]&amp;[Sheet1.C959]&amp;[Sheet1.F959]&amp;[Sheet1.G9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7] = &quot;PASS&quot;; 1; 0) ; IF ([.J959] = &quot;FAIL&quot;; 1; 0)) ; [.A959] ; &quot;&quot;)">
            <text:p/>
          </table:table-cell>
          <table:table-cell table:formula="of:= IF( AND( IF([.H959] = &quot;FAIL&quot;; 1; 0) ; IF([.I959] = &quot;&quot;;  1 ; 0); IF([.J959] = &quot;FAIL&quot;; 1; 0) ) ; [.A9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ockopt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960]&amp;[Sheet1.C960]&amp;[Sheet1.D960]&amp;[Sheet1.E958]=&quot;PASSPASSPASSFAIL&quot;; &quot;FAIL&quot;; &quot;&quot;)">
            <text:p/>
          </table:table-cell>
          <table:table-cell table:formula="of:=IF([Sheet1.B960]&amp;[Sheet1.C960]&amp;[Sheet1.F960]&amp;[Sheet1.G96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58] = &quot;PASS&quot;; 1; 0) ; IF ([.J960] = &quot;FAIL&quot;; 1; 0)) ; [.A960] ; &quot;&quot;)" office:value-type="string" office:string-value="setsockopt02" calcext:value-type="string">
            <text:p>setsockopt02</text:p>
          </table:table-cell>
          <table:table-cell table:formula="of:= IF( AND( IF([.H960] = &quot;FAIL&quot;; 1; 0) ; IF([.I960] = &quot;&quot;;  1 ; 0); IF([.J960] = &quot;FAIL&quot;; 1; 0) ) ; [.A9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ockop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1]&amp;[Sheet1.C961]&amp;[Sheet1.D961]&amp;[Sheet1.E959]=&quot;PASSPASSPASSFAIL&quot;; &quot;FAIL&quot;; &quot;&quot;)">
            <text:p/>
          </table:table-cell>
          <table:table-cell table:formula="of:=IF([Sheet1.B961]&amp;[Sheet1.C961]&amp;[Sheet1.F961]&amp;[Sheet1.G9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9] = &quot;PASS&quot;; 1; 0) ; IF ([.J961] = &quot;FAIL&quot;; 1; 0)) ; [.A961] ; &quot;&quot;)">
            <text:p/>
          </table:table-cell>
          <table:table-cell table:formula="of:= IF( AND( IF([.H961] = &quot;FAIL&quot;; 1; 0) ; IF([.I961] = &quot;&quot;;  1 ; 0); IF([.J961] = &quot;FAIL&quot;; 1; 0) ) ; [.A9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timeofda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2]&amp;[Sheet1.C962]&amp;[Sheet1.D962]&amp;[Sheet1.E960]=&quot;PASSPASSPASSFAIL&quot;; &quot;FAIL&quot;; &quot;&quot;)" office:value-type="string" office:string-value="FAIL" calcext:value-type="string">
            <text:p>FAIL</text:p>
          </table:table-cell>
          <table:table-cell table:formula="of:=IF([Sheet1.B962]&amp;[Sheet1.C962]&amp;[Sheet1.F962]&amp;[Sheet1.G96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960] = &quot;PASS&quot;; 1; 0) ; IF ([.J962] = &quot;FAIL&quot;; 1; 0)) ; [.A962] ; &quot;&quot;)" office:value-type="string" office:string-value="settimeofday01" calcext:value-type="string">
            <text:p>settimeofday01</text:p>
          </table:table-cell>
          <table:table-cell table:formula="of:= IF( AND( IF([.H962] = &quot;FAIL&quot;; 1; 0) ; IF([.I962] = &quot;&quot;;  1 ; 0); IF([.J962] = &quot;FAIL&quot;; 1; 0) ) ; [.A962] ; &quot;&quot;)" office:value-type="string" office:string-value="settimeofday01" calcext:value-type="string">
            <text:p>settimeofday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timeofda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3]&amp;[Sheet1.C963]&amp;[Sheet1.D963]&amp;[Sheet1.E961]=&quot;PASSPASSPASSFAIL&quot;; &quot;FAIL&quot;; &quot;&quot;)">
            <text:p/>
          </table:table-cell>
          <table:table-cell table:formula="of:=IF([Sheet1.B963]&amp;[Sheet1.C963]&amp;[Sheet1.F963]&amp;[Sheet1.G9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1] = &quot;PASS&quot;; 1; 0) ; IF ([.J963] = &quot;FAIL&quot;; 1; 0)) ; [.A963] ; &quot;&quot;)">
            <text:p/>
          </table:table-cell>
          <table:table-cell table:formula="of:= IF( AND( IF([.H963] = &quot;FAIL&quot;; 1; 0) ; IF([.I963] = &quot;&quot;;  1 ; 0); IF([.J963] = &quot;FAIL&quot;; 1; 0) ) ; [.A9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4]&amp;[Sheet1.C964]&amp;[Sheet1.D964]&amp;[Sheet1.E962]=&quot;PASSPASSPASSFAIL&quot;; &quot;FAIL&quot;; &quot;&quot;)">
            <text:p/>
          </table:table-cell>
          <table:table-cell table:formula="of:=IF([Sheet1.B964]&amp;[Sheet1.C964]&amp;[Sheet1.F964]&amp;[Sheet1.G9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2] = &quot;PASS&quot;; 1; 0) ; IF ([.J964] = &quot;FAIL&quot;; 1; 0)) ; [.A964] ; &quot;&quot;)">
            <text:p/>
          </table:table-cell>
          <table:table-cell table:formula="of:= IF( AND( IF([.H964] = &quot;FAIL&quot;; 1; 0) ; IF([.I964] = &quot;&quot;;  1 ; 0); IF([.J964] = &quot;FAIL&quot;; 1; 0) ) ; [.A9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5]&amp;[Sheet1.C965]&amp;[Sheet1.D965]&amp;[Sheet1.E963]=&quot;PASSPASSPASSFAIL&quot;; &quot;FAIL&quot;; &quot;&quot;)">
            <text:p/>
          </table:table-cell>
          <table:table-cell table:formula="of:=IF([Sheet1.B965]&amp;[Sheet1.C965]&amp;[Sheet1.F965]&amp;[Sheet1.G96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3] = &quot;PASS&quot;; 1; 0) ; IF ([.J965] = &quot;FAIL&quot;; 1; 0)) ; [.A965] ; &quot;&quot;)">
            <text:p/>
          </table:table-cell>
          <table:table-cell table:formula="of:= IF( AND( IF([.H965] = &quot;FAIL&quot;; 1; 0) ; IF([.I965] = &quot;&quot;;  1 ; 0); IF([.J965] = &quot;FAIL&quot;; 1; 0) ) ; [.A9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6]&amp;[Sheet1.C966]&amp;[Sheet1.D966]&amp;[Sheet1.E964]=&quot;PASSPASSPASSFAIL&quot;; &quot;FAIL&quot;; &quot;&quot;)">
            <text:p/>
          </table:table-cell>
          <table:table-cell table:formula="of:=IF([Sheet1.B966]&amp;[Sheet1.C966]&amp;[Sheet1.F966]&amp;[Sheet1.G9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4] = &quot;PASS&quot;; 1; 0) ; IF ([.J966] = &quot;FAIL&quot;; 1; 0)) ; [.A966] ; &quot;&quot;)">
            <text:p/>
          </table:table-cell>
          <table:table-cell table:formula="of:= IF( AND( IF([.H966] = &quot;FAIL&quot;; 1; 0) ; IF([.I966] = &quot;&quot;;  1 ; 0); IF([.J966] = &quot;FAIL&quot;; 1; 0) ) ; [.A9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7]&amp;[Sheet1.C967]&amp;[Sheet1.D967]&amp;[Sheet1.E965]=&quot;PASSPASSPASSFAIL&quot;; &quot;FAIL&quot;; &quot;&quot;)">
            <text:p/>
          </table:table-cell>
          <table:table-cell table:formula="of:=IF([Sheet1.B967]&amp;[Sheet1.C967]&amp;[Sheet1.F967]&amp;[Sheet1.G96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5] = &quot;PASS&quot;; 1; 0) ; IF ([.J967] = &quot;FAIL&quot;; 1; 0)) ; [.A967] ; &quot;&quot;)">
            <text:p/>
          </table:table-cell>
          <table:table-cell table:formula="of:= IF( AND( IF([.H967] = &quot;FAIL&quot;; 1; 0) ; IF([.I967] = &quot;&quot;;  1 ; 0); IF([.J967] = &quot;FAIL&quot;; 1; 0) ) ; [.A9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8]&amp;[Sheet1.C968]&amp;[Sheet1.D968]&amp;[Sheet1.E966]=&quot;PASSPASSPASSFAIL&quot;; &quot;FAIL&quot;; &quot;&quot;)">
            <text:p/>
          </table:table-cell>
          <table:table-cell table:formula="of:=IF([Sheet1.B968]&amp;[Sheet1.C968]&amp;[Sheet1.F968]&amp;[Sheet1.G9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6] = &quot;PASS&quot;; 1; 0) ; IF ([.J968] = &quot;FAIL&quot;; 1; 0)) ; [.A968] ; &quot;&quot;)">
            <text:p/>
          </table:table-cell>
          <table:table-cell table:formula="of:= IF( AND( IF([.H968] = &quot;FAIL&quot;; 1; 0) ; IF([.I968] = &quot;&quot;;  1 ; 0); IF([.J968] = &quot;FAIL&quot;; 1; 0) ) ; [.A9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9]&amp;[Sheet1.C969]&amp;[Sheet1.D969]&amp;[Sheet1.E967]=&quot;PASSPASSPASSFAIL&quot;; &quot;FAIL&quot;; &quot;&quot;)">
            <text:p/>
          </table:table-cell>
          <table:table-cell table:formula="of:=IF([Sheet1.B969]&amp;[Sheet1.C969]&amp;[Sheet1.F969]&amp;[Sheet1.G96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7] = &quot;PASS&quot;; 1; 0) ; IF ([.J969] = &quot;FAIL&quot;; 1; 0)) ; [.A969] ; &quot;&quot;)">
            <text:p/>
          </table:table-cell>
          <table:table-cell table:formula="of:= IF( AND( IF([.H969] = &quot;FAIL&quot;; 1; 0) ; IF([.I969] = &quot;&quot;;  1 ; 0); IF([.J969] = &quot;FAIL&quot;; 1; 0) ) ; [.A9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x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70]&amp;[Sheet1.C970]&amp;[Sheet1.D970]&amp;[Sheet1.E968]=&quot;PASSPASSPASSFAIL&quot;; &quot;FAIL&quot;; &quot;&quot;)">
            <text:p/>
          </table:table-cell>
          <table:table-cell table:formula="of:=IF([Sheet1.B970]&amp;[Sheet1.C970]&amp;[Sheet1.F970]&amp;[Sheet1.G9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68] = &quot;PASS&quot;; 1; 0) ; IF ([.J970] = &quot;FAIL&quot;; 1; 0)) ; [.A970] ; &quot;&quot;)" office:value-type="string" office:string-value="setxattr01" calcext:value-type="string">
            <text:p>setxattr01</text:p>
          </table:table-cell>
          <table:table-cell table:formula="of:= IF( AND( IF([.H970] = &quot;FAIL&quot;; 1; 0) ; IF([.I970] = &quot;&quot;;  1 ; 0); IF([.J970] = &quot;FAIL&quot;; 1; 0) ) ; [.A9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71]&amp;[Sheet1.C971]&amp;[Sheet1.D971]&amp;[Sheet1.E969]=&quot;PASSPASSPASSFAIL&quot;; &quot;FAIL&quot;; &quot;&quot;)">
            <text:p/>
          </table:table-cell>
          <table:table-cell table:formula="of:=IF([Sheet1.B971]&amp;[Sheet1.C971]&amp;[Sheet1.F971]&amp;[Sheet1.G9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69] = &quot;PASS&quot;; 1; 0) ; IF ([.J971] = &quot;FAIL&quot;; 1; 0)) ; [.A971] ; &quot;&quot;)">
            <text:p/>
          </table:table-cell>
          <table:table-cell table:formula="of:= IF( AND( IF([.H971] = &quot;FAIL&quot;; 1; 0) ; IF([.I971] = &quot;&quot;;  1 ; 0); IF([.J971] = &quot;FAIL&quot;; 1; 0) ) ; [.A9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72]&amp;[Sheet1.C972]&amp;[Sheet1.D972]&amp;[Sheet1.E970]=&quot;PASSPASSPASSFAIL&quot;; &quot;FAIL&quot;; &quot;&quot;)">
            <text:p/>
          </table:table-cell>
          <table:table-cell table:formula="of:=IF([Sheet1.B972]&amp;[Sheet1.C972]&amp;[Sheet1.F972]&amp;[Sheet1.G97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70] = &quot;PASS&quot;; 1; 0) ; IF ([.J972] = &quot;FAIL&quot;; 1; 0)) ; [.A972] ; &quot;&quot;)">
            <text:p/>
          </table:table-cell>
          <table:table-cell table:formula="of:= IF( AND( IF([.H972] = &quot;FAIL&quot;; 1; 0) ; IF([.I972] = &quot;&quot;;  1 ; 0); IF([.J972] = &quot;FAIL&quot;; 1; 0) ) ; [.A9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at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73]&amp;[Sheet1.C973]&amp;[Sheet1.D973]&amp;[Sheet1.E971]=&quot;PASSPASSPASSFAIL&quot;; &quot;FAIL&quot;; &quot;&quot;)" office:value-type="string" office:string-value="FAIL" calcext:value-type="string">
            <text:p>FAIL</text:p>
          </table:table-cell>
          <table:table-cell table:formula="of:=IF([Sheet1.B973]&amp;[Sheet1.C973]&amp;[Sheet1.F973]&amp;[Sheet1.G97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971] = &quot;PASS&quot;; 1; 0) ; IF ([.J973] = &quot;FAIL&quot;; 1; 0)) ; [.A973] ; &quot;&quot;)">
            <text:p/>
          </table:table-cell>
          <table:table-cell table:formula="of:= IF( AND( IF([.H973] = &quot;FAIL&quot;; 1; 0) ; IF([.I973] = &quot;&quot;;  1 ; 0); IF([.J973] = &quot;FAIL&quot;; 1; 0) ) ; [.A9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4]&amp;[Sheet1.C974]&amp;[Sheet1.D974]&amp;[Sheet1.E972]=&quot;PASSPASSPASSFAIL&quot;; &quot;FAIL&quot;; &quot;&quot;)" office:value-type="string" office:string-value="FAIL" calcext:value-type="string">
            <text:p>FAIL</text:p>
          </table:table-cell>
          <table:table-cell table:formula="of:=IF([Sheet1.B974]&amp;[Sheet1.C974]&amp;[Sheet1.F974]&amp;[Sheet1.G9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2] = &quot;PASS&quot;; 1; 0) ; IF ([.J974] = &quot;FAIL&quot;; 1; 0)) ; [.A974] ; &quot;&quot;)">
            <text:p/>
          </table:table-cell>
          <table:table-cell table:formula="of:= IF( AND( IF([.H974] = &quot;FAIL&quot;; 1; 0) ; IF([.I974] = &quot;&quot;;  1 ; 0); IF([.J974] = &quot;FAIL&quot;; 1; 0) ) ; [.A9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at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975]&amp;[Sheet1.C975]&amp;[Sheet1.D975]&amp;[Sheet1.E973]=&quot;PASSPASSPASSFAIL&quot;; &quot;FAIL&quot;; &quot;&quot;)">
            <text:p/>
          </table:table-cell>
          <table:table-cell table:formula="of:=IF([Sheet1.B975]&amp;[Sheet1.C975]&amp;[Sheet1.F975]&amp;[Sheet1.G9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73] = &quot;PASS&quot;; 1; 0) ; IF ([.J975] = &quot;FAIL&quot;; 1; 0)) ; [.A975] ; &quot;&quot;)" office:value-type="string" office:string-value="shmat03" calcext:value-type="string">
            <text:p>shmat03</text:p>
          </table:table-cell>
          <table:table-cell table:formula="of:= IF( AND( IF([.H975] = &quot;FAIL&quot;; 1; 0) ; IF([.I975] = &quot;&quot;;  1 ; 0); IF([.J975] = &quot;FAIL&quot;; 1; 0) ) ; [.A9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6]&amp;[Sheet1.C976]&amp;[Sheet1.D976]&amp;[Sheet1.E974]=&quot;PASSPASSPASSFAIL&quot;; &quot;FAIL&quot;; &quot;&quot;)">
            <text:p/>
          </table:table-cell>
          <table:table-cell table:formula="of:=IF([Sheet1.B976]&amp;[Sheet1.C976]&amp;[Sheet1.F976]&amp;[Sheet1.G9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4] = &quot;PASS&quot;; 1; 0) ; IF ([.J976] = &quot;FAIL&quot;; 1; 0)) ; [.A976] ; &quot;&quot;)">
            <text:p/>
          </table:table-cell>
          <table:table-cell table:formula="of:= IF( AND( IF([.H976] = &quot;FAIL&quot;; 1; 0) ; IF([.I976] = &quot;&quot;;  1 ; 0); IF([.J976] = &quot;FAIL&quot;; 1; 0) ) ; [.A9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7]&amp;[Sheet1.C977]&amp;[Sheet1.D977]&amp;[Sheet1.E975]=&quot;PASSPASSPASSFAIL&quot;; &quot;FAIL&quot;; &quot;&quot;)" office:value-type="string" office:string-value="FAIL" calcext:value-type="string">
            <text:p>FAIL</text:p>
          </table:table-cell>
          <table:table-cell table:formula="of:=IF([Sheet1.B977]&amp;[Sheet1.C977]&amp;[Sheet1.F977]&amp;[Sheet1.G9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5] = &quot;PASS&quot;; 1; 0) ; IF ([.J977] = &quot;FAIL&quot;; 1; 0)) ; [.A977] ; &quot;&quot;)">
            <text:p/>
          </table:table-cell>
          <table:table-cell table:formula="of:= IF( AND( IF([.H977] = &quot;FAIL&quot;; 1; 0) ; IF([.I977] = &quot;&quot;;  1 ; 0); IF([.J977] = &quot;FAIL&quot;; 1; 0) ) ; [.A9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8]&amp;[Sheet1.C978]&amp;[Sheet1.D978]&amp;[Sheet1.E976]=&quot;PASSPASSPASSFAIL&quot;; &quot;FAIL&quot;; &quot;&quot;)">
            <text:p/>
          </table:table-cell>
          <table:table-cell table:formula="of:=IF([Sheet1.B978]&amp;[Sheet1.C978]&amp;[Sheet1.F978]&amp;[Sheet1.G9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6] = &quot;PASS&quot;; 1; 0) ; IF ([.J978] = &quot;FAIL&quot;; 1; 0)) ; [.A978] ; &quot;&quot;)">
            <text:p/>
          </table:table-cell>
          <table:table-cell table:formula="of:= IF( AND( IF([.H978] = &quot;FAIL&quot;; 1; 0) ; IF([.I978] = &quot;&quot;;  1 ; 0); IF([.J978] = &quot;FAIL&quot;; 1; 0) ) ; [.A9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9]&amp;[Sheet1.C979]&amp;[Sheet1.D979]&amp;[Sheet1.E977]=&quot;PASSPASSPASSFAIL&quot;; &quot;FAIL&quot;; &quot;&quot;)">
            <text:p/>
          </table:table-cell>
          <table:table-cell table:formula="of:=IF([Sheet1.B979]&amp;[Sheet1.C979]&amp;[Sheet1.F979]&amp;[Sheet1.G9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7] = &quot;PASS&quot;; 1; 0) ; IF ([.J979] = &quot;FAIL&quot;; 1; 0)) ; [.A979] ; &quot;&quot;)">
            <text:p/>
          </table:table-cell>
          <table:table-cell table:formula="of:= IF( AND( IF([.H979] = &quot;FAIL&quot;; 1; 0) ; IF([.I979] = &quot;&quot;;  1 ; 0); IF([.J979] = &quot;FAIL&quot;; 1; 0) ) ; [.A9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5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formula="of:=IF([Sheet1.B980]&amp;[Sheet1.C980]&amp;[Sheet1.D980]&amp;[Sheet1.E978]=&quot;PASSPASSPASSFAIL&quot;; &quot;FAIL&quot;; &quot;&quot;)">
            <text:p/>
          </table:table-cell>
          <table:table-cell table:formula="of:=IF([Sheet1.B980]&amp;[Sheet1.C980]&amp;[Sheet1.F980]&amp;[Sheet1.G98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78] = &quot;PASS&quot;; 1; 0) ; IF ([.J980] = &quot;FAIL&quot;; 1; 0)) ; [.A980] ; &quot;&quot;)">
            <text:p/>
          </table:table-cell>
          <table:table-cell table:formula="of:= IF( AND( IF([.H980] = &quot;FAIL&quot;; 1; 0) ; IF([.I980] = &quot;&quot;;  1 ; 0); IF([.J980] = &quot;FAIL&quot;; 1; 0) ) ; [.A9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d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1]&amp;[Sheet1.C981]&amp;[Sheet1.D981]&amp;[Sheet1.E979]=&quot;PASSPASSPASSFAIL&quot;; &quot;FAIL&quot;; &quot;&quot;)">
            <text:p/>
          </table:table-cell>
          <table:table-cell table:formula="of:=IF([Sheet1.B981]&amp;[Sheet1.C981]&amp;[Sheet1.F981]&amp;[Sheet1.G9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9] = &quot;PASS&quot;; 1; 0) ; IF ([.J981] = &quot;FAIL&quot;; 1; 0)) ; [.A981] ; &quot;&quot;)">
            <text:p/>
          </table:table-cell>
          <table:table-cell table:formula="of:= IF( AND( IF([.H981] = &quot;FAIL&quot;; 1; 0) ; IF([.I981] = &quot;&quot;;  1 ; 0); IF([.J981] = &quot;FAIL&quot;; 1; 0) ) ; [.A9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d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2]&amp;[Sheet1.C982]&amp;[Sheet1.D982]&amp;[Sheet1.E980]=&quot;PASSPASSPASSFAIL&quot;; &quot;FAIL&quot;; &quot;&quot;)">
            <text:p/>
          </table:table-cell>
          <table:table-cell table:formula="of:=IF([Sheet1.B982]&amp;[Sheet1.C982]&amp;[Sheet1.F982]&amp;[Sheet1.G9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0] = &quot;PASS&quot;; 1; 0) ; IF ([.J982] = &quot;FAIL&quot;; 1; 0)) ; [.A982] ; &quot;&quot;)">
            <text:p/>
          </table:table-cell>
          <table:table-cell table:formula="of:= IF( AND( IF([.H982] = &quot;FAIL&quot;; 1; 0) ; IF([.I982] = &quot;&quot;;  1 ; 0); IF([.J982] = &quot;FAIL&quot;; 1; 0) ) ; [.A9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3]&amp;[Sheet1.C983]&amp;[Sheet1.D983]&amp;[Sheet1.E981]=&quot;PASSPASSPASSFAIL&quot;; &quot;FAIL&quot;; &quot;&quot;)">
            <text:p/>
          </table:table-cell>
          <table:table-cell table:formula="of:=IF([Sheet1.B983]&amp;[Sheet1.C983]&amp;[Sheet1.F983]&amp;[Sheet1.G9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1] = &quot;PASS&quot;; 1; 0) ; IF ([.J983] = &quot;FAIL&quot;; 1; 0)) ; [.A983] ; &quot;&quot;)">
            <text:p/>
          </table:table-cell>
          <table:table-cell table:formula="of:= IF( AND( IF([.H983] = &quot;FAIL&quot;; 1; 0) ; IF([.I983] = &quot;&quot;;  1 ; 0); IF([.J983] = &quot;FAIL&quot;; 1; 0) ) ; [.A9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4]&amp;[Sheet1.C984]&amp;[Sheet1.D984]&amp;[Sheet1.E982]=&quot;PASSPASSPASSFAIL&quot;; &quot;FAIL&quot;; &quot;&quot;)">
            <text:p/>
          </table:table-cell>
          <table:table-cell table:formula="of:=IF([Sheet1.B984]&amp;[Sheet1.C984]&amp;[Sheet1.F984]&amp;[Sheet1.G9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2] = &quot;PASS&quot;; 1; 0) ; IF ([.J984] = &quot;FAIL&quot;; 1; 0)) ; [.A984] ; &quot;&quot;)">
            <text:p/>
          </table:table-cell>
          <table:table-cell table:formula="of:= IF( AND( IF([.H984] = &quot;FAIL&quot;; 1; 0) ; IF([.I984] = &quot;&quot;;  1 ; 0); IF([.J984] = &quot;FAIL&quot;; 1; 0) ) ; [.A9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5]&amp;[Sheet1.C985]&amp;[Sheet1.D985]&amp;[Sheet1.E983]=&quot;PASSPASSPASSFAIL&quot;; &quot;FAIL&quot;; &quot;&quot;)">
            <text:p/>
          </table:table-cell>
          <table:table-cell table:formula="of:=IF([Sheet1.B985]&amp;[Sheet1.C985]&amp;[Sheet1.F985]&amp;[Sheet1.G9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3] = &quot;PASS&quot;; 1; 0) ; IF ([.J985] = &quot;FAIL&quot;; 1; 0)) ; [.A985] ; &quot;&quot;)">
            <text:p/>
          </table:table-cell>
          <table:table-cell table:formula="of:= IF( AND( IF([.H985] = &quot;FAIL&quot;; 1; 0) ; IF([.I985] = &quot;&quot;;  1 ; 0); IF([.J985] = &quot;FAIL&quot;; 1; 0) ) ; [.A9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6]&amp;[Sheet1.C986]&amp;[Sheet1.D986]&amp;[Sheet1.E984]=&quot;PASSPASSPASSFAIL&quot;; &quot;FAIL&quot;; &quot;&quot;)">
            <text:p/>
          </table:table-cell>
          <table:table-cell table:formula="of:=IF([Sheet1.B986]&amp;[Sheet1.C986]&amp;[Sheet1.F986]&amp;[Sheet1.G9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4] = &quot;PASS&quot;; 1; 0) ; IF ([.J986] = &quot;FAIL&quot;; 1; 0)) ; [.A986] ; &quot;&quot;)">
            <text:p/>
          </table:table-cell>
          <table:table-cell table:formula="of:= IF( AND( IF([.H986] = &quot;FAIL&quot;; 1; 0) ; IF([.I986] = &quot;&quot;;  1 ; 0); IF([.J986] = &quot;FAIL&quot;; 1; 0) ) ; [.A9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7]&amp;[Sheet1.C987]&amp;[Sheet1.D987]&amp;[Sheet1.E985]=&quot;PASSPASSPASSFAIL&quot;; &quot;FAIL&quot;; &quot;&quot;)">
            <text:p/>
          </table:table-cell>
          <table:table-cell table:formula="of:=IF([Sheet1.B987]&amp;[Sheet1.C987]&amp;[Sheet1.F987]&amp;[Sheet1.G9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5] = &quot;PASS&quot;; 1; 0) ; IF ([.J987] = &quot;FAIL&quot;; 1; 0)) ; [.A987] ; &quot;&quot;)">
            <text:p/>
          </table:table-cell>
          <table:table-cell table:formula="of:= IF( AND( IF([.H987] = &quot;FAIL&quot;; 1; 0) ; IF([.I987] = &quot;&quot;;  1 ; 0); IF([.J987] = &quot;FAIL&quot;; 1; 0) ) ; [.A9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ctio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8]&amp;[Sheet1.C988]&amp;[Sheet1.D988]&amp;[Sheet1.E986]=&quot;PASSPASSPASSFAIL&quot;; &quot;FAIL&quot;; &quot;&quot;)">
            <text:p/>
          </table:table-cell>
          <table:table-cell table:formula="of:=IF([Sheet1.B988]&amp;[Sheet1.C988]&amp;[Sheet1.F988]&amp;[Sheet1.G9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6] = &quot;PASS&quot;; 1; 0) ; IF ([.J988] = &quot;FAIL&quot;; 1; 0)) ; [.A988] ; &quot;&quot;)">
            <text:p/>
          </table:table-cell>
          <table:table-cell table:formula="of:= IF( AND( IF([.H988] = &quot;FAIL&quot;; 1; 0) ; IF([.I988] = &quot;&quot;;  1 ; 0); IF([.J988] = &quot;FAIL&quot;; 1; 0) ) ; [.A9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ctio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9]&amp;[Sheet1.C989]&amp;[Sheet1.D989]&amp;[Sheet1.E987]=&quot;PASSPASSPASSFAIL&quot;; &quot;FAIL&quot;; &quot;&quot;)">
            <text:p/>
          </table:table-cell>
          <table:table-cell table:formula="of:=IF([Sheet1.B989]&amp;[Sheet1.C989]&amp;[Sheet1.F989]&amp;[Sheet1.G9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7] = &quot;PASS&quot;; 1; 0) ; IF ([.J989] = &quot;FAIL&quot;; 1; 0)) ; [.A989] ; &quot;&quot;)">
            <text:p/>
          </table:table-cell>
          <table:table-cell table:formula="of:= IF( AND( IF([.H989] = &quot;FAIL&quot;; 1; 0) ; IF([.I989] = &quot;&quot;;  1 ; 0); IF([.J989] = &quot;FAIL&quot;; 1; 0) ) ; [.A9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ltsta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0]&amp;[Sheet1.C990]&amp;[Sheet1.D990]&amp;[Sheet1.E988]=&quot;PASSPASSPASSFAIL&quot;; &quot;FAIL&quot;; &quot;&quot;)">
            <text:p/>
          </table:table-cell>
          <table:table-cell table:formula="of:=IF([Sheet1.B990]&amp;[Sheet1.C990]&amp;[Sheet1.F990]&amp;[Sheet1.G9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8] = &quot;PASS&quot;; 1; 0) ; IF ([.J990] = &quot;FAIL&quot;; 1; 0)) ; [.A990] ; &quot;&quot;)">
            <text:p/>
          </table:table-cell>
          <table:table-cell table:formula="of:= IF( AND( IF([.H990] = &quot;FAIL&quot;; 1; 0) ; IF([.I990] = &quot;&quot;;  1 ; 0); IF([.J990] = &quot;FAIL&quot;; 1; 0) ) ; [.A9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ltsta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1]&amp;[Sheet1.C991]&amp;[Sheet1.D991]&amp;[Sheet1.E989]=&quot;PASSPASSPASSFAIL&quot;; &quot;FAIL&quot;; &quot;&quot;)">
            <text:p/>
          </table:table-cell>
          <table:table-cell table:formula="of:=IF([Sheet1.B991]&amp;[Sheet1.C991]&amp;[Sheet1.F991]&amp;[Sheet1.G9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9] = &quot;PASS&quot;; 1; 0) ; IF ([.J991] = &quot;FAIL&quot;; 1; 0)) ; [.A991] ; &quot;&quot;)">
            <text:p/>
          </table:table-cell>
          <table:table-cell table:formula="of:= IF( AND( IF([.H991] = &quot;FAIL&quot;; 1; 0) ; IF([.I991] = &quot;&quot;;  1 ; 0); IF([.J991] = &quot;FAIL&quot;; 1; 0) ) ; [.A9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hol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92]&amp;[Sheet1.C992]&amp;[Sheet1.D992]&amp;[Sheet1.E990]=&quot;PASSPASSPASSFAIL&quot;; &quot;FAIL&quot;; &quot;&quot;)">
            <text:p/>
          </table:table-cell>
          <table:table-cell table:formula="of:=IF([Sheet1.B992]&amp;[Sheet1.C992]&amp;[Sheet1.F992]&amp;[Sheet1.G99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90] = &quot;PASS&quot;; 1; 0) ; IF ([.J992] = &quot;FAIL&quot;; 1; 0)) ; [.A992] ; &quot;&quot;)" office:value-type="string" office:string-value="sighold02" calcext:value-type="string">
            <text:p>sighold02</text:p>
          </table:table-cell>
          <table:table-cell table:formula="of:= IF( AND( IF([.H992] = &quot;FAIL&quot;; 1; 0) ; IF([.I992] = &quot;&quot;;  1 ; 0); IF([.J992] = &quot;FAIL&quot;; 1; 0) ) ; [.A9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93]&amp;[Sheet1.C993]&amp;[Sheet1.D993]&amp;[Sheet1.E991]=&quot;PASSPASSPASSFAIL&quot;; &quot;FAIL&quot;; &quot;&quot;)">
            <text:p/>
          </table:table-cell>
          <table:table-cell table:formula="of:=IF([Sheet1.B993]&amp;[Sheet1.C993]&amp;[Sheet1.F993]&amp;[Sheet1.G99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91] = &quot;PASS&quot;; 1; 0) ; IF ([.J993] = &quot;FAIL&quot;; 1; 0)) ; [.A993] ; &quot;&quot;)" office:value-type="string" office:string-value="signal01" calcext:value-type="string">
            <text:p>signal01</text:p>
          </table:table-cell>
          <table:table-cell table:formula="of:= IF( AND( IF([.H993] = &quot;FAIL&quot;; 1; 0) ; IF([.I993] = &quot;&quot;;  1 ; 0); IF([.J993] = &quot;FAIL&quot;; 1; 0) ) ; [.A9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4]&amp;[Sheet1.C994]&amp;[Sheet1.D994]&amp;[Sheet1.E992]=&quot;PASSPASSPASSFAIL&quot;; &quot;FAIL&quot;; &quot;&quot;)" office:value-type="string" office:string-value="FAIL" calcext:value-type="string">
            <text:p>FAIL</text:p>
          </table:table-cell>
          <table:table-cell table:formula="of:=IF([Sheet1.B994]&amp;[Sheet1.C994]&amp;[Sheet1.F994]&amp;[Sheet1.G9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2] = &quot;PASS&quot;; 1; 0) ; IF ([.J994] = &quot;FAIL&quot;; 1; 0)) ; [.A994] ; &quot;&quot;)">
            <text:p/>
          </table:table-cell>
          <table:table-cell table:formula="of:= IF( AND( IF([.H994] = &quot;FAIL&quot;; 1; 0) ; IF([.I994] = &quot;&quot;;  1 ; 0); IF([.J994] = &quot;FAIL&quot;; 1; 0) ) ; [.A9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5]&amp;[Sheet1.C995]&amp;[Sheet1.D995]&amp;[Sheet1.E993]=&quot;PASSPASSPASSFAIL&quot;; &quot;FAIL&quot;; &quot;&quot;)" office:value-type="string" office:string-value="FAIL" calcext:value-type="string">
            <text:p>FAIL</text:p>
          </table:table-cell>
          <table:table-cell table:formula="of:=IF([Sheet1.B995]&amp;[Sheet1.C995]&amp;[Sheet1.F995]&amp;[Sheet1.G9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3] = &quot;PASS&quot;; 1; 0) ; IF ([.J995] = &quot;FAIL&quot;; 1; 0)) ; [.A995] ; &quot;&quot;)">
            <text:p/>
          </table:table-cell>
          <table:table-cell table:formula="of:= IF( AND( IF([.H995] = &quot;FAIL&quot;; 1; 0) ; IF([.I995] = &quot;&quot;;  1 ; 0); IF([.J995] = &quot;FAIL&quot;; 1; 0) ) ; [.A9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6]&amp;[Sheet1.C996]&amp;[Sheet1.D996]&amp;[Sheet1.E994]=&quot;PASSPASSPASSFAIL&quot;; &quot;FAIL&quot;; &quot;&quot;)">
            <text:p/>
          </table:table-cell>
          <table:table-cell table:formula="of:=IF([Sheet1.B996]&amp;[Sheet1.C996]&amp;[Sheet1.F996]&amp;[Sheet1.G9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4] = &quot;PASS&quot;; 1; 0) ; IF ([.J996] = &quot;FAIL&quot;; 1; 0)) ; [.A996] ; &quot;&quot;)">
            <text:p/>
          </table:table-cell>
          <table:table-cell table:formula="of:= IF( AND( IF([.H996] = &quot;FAIL&quot;; 1; 0) ; IF([.I996] = &quot;&quot;;  1 ; 0); IF([.J996] = &quot;FAIL&quot;; 1; 0) ) ; [.A9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7]&amp;[Sheet1.C997]&amp;[Sheet1.D997]&amp;[Sheet1.E995]=&quot;PASSPASSPASSFAIL&quot;; &quot;FAIL&quot;; &quot;&quot;)">
            <text:p/>
          </table:table-cell>
          <table:table-cell table:formula="of:=IF([Sheet1.B997]&amp;[Sheet1.C997]&amp;[Sheet1.F997]&amp;[Sheet1.G9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5] = &quot;PASS&quot;; 1; 0) ; IF ([.J997] = &quot;FAIL&quot;; 1; 0)) ; [.A997] ; &quot;&quot;)">
            <text:p/>
          </table:table-cell>
          <table:table-cell table:formula="of:= IF( AND( IF([.H997] = &quot;FAIL&quot;; 1; 0) ; IF([.I997] = &quot;&quot;;  1 ; 0); IF([.J997] = &quot;FAIL&quot;; 1; 0) ) ; [.A9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998]&amp;[Sheet1.C998]&amp;[Sheet1.D998]&amp;[Sheet1.E996]=&quot;PASSPASSPASSFAIL&quot;; &quot;FAIL&quot;; &quot;&quot;)">
            <text:p/>
          </table:table-cell>
          <table:table-cell table:formula="of:=IF([Sheet1.B998]&amp;[Sheet1.C998]&amp;[Sheet1.F998]&amp;[Sheet1.G99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96] = &quot;PASS&quot;; 1; 0) ; IF ([.J998] = &quot;FAIL&quot;; 1; 0)) ; [.A998] ; &quot;&quot;)">
            <text:p/>
          </table:table-cell>
          <table:table-cell table:formula="of:= IF( AND( IF([.H998] = &quot;FAIL&quot;; 1; 0) ; IF([.I998] = &quot;&quot;;  1 ; 0); IF([.J998] = &quot;FAIL&quot;; 1; 0) ) ; [.A9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f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9]&amp;[Sheet1.C999]&amp;[Sheet1.D999]&amp;[Sheet1.E997]=&quot;PASSPASSPASSFAIL&quot;; &quot;FAIL&quot;; &quot;&quot;)">
            <text:p/>
          </table:table-cell>
          <table:table-cell table:formula="of:=IF([Sheet1.B999]&amp;[Sheet1.C999]&amp;[Sheet1.F999]&amp;[Sheet1.G9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7] = &quot;PASS&quot;; 1; 0) ; IF ([.J999] = &quot;FAIL&quot;; 1; 0)) ; [.A999] ; &quot;&quot;)">
            <text:p/>
          </table:table-cell>
          <table:table-cell table:formula="of:= IF( AND( IF([.H999] = &quot;FAIL&quot;; 1; 0) ; IF([.I999] = &quot;&quot;;  1 ; 0); IF([.J999] = &quot;FAIL&quot;; 1; 0) ) ; [.A9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fd4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0]&amp;[Sheet1.C1000]&amp;[Sheet1.D1000]&amp;[Sheet1.E998]=&quot;PASSPASSPASSFAIL&quot;; &quot;FAIL&quot;; &quot;&quot;)">
            <text:p/>
          </table:table-cell>
          <table:table-cell table:formula="of:=IF([Sheet1.B1000]&amp;[Sheet1.C1000]&amp;[Sheet1.F1000]&amp;[Sheet1.G10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8] = &quot;PASS&quot;; 1; 0) ; IF ([.J1000] = &quot;FAIL&quot;; 1; 0)) ; [.A1000] ; &quot;&quot;)">
            <text:p/>
          </table:table-cell>
          <table:table-cell table:formula="of:= IF( AND( IF([.H1000] = &quot;FAIL&quot;; 1; 0) ; IF([.I1000] = &quot;&quot;;  1 ; 0); IF([.J1000] = &quot;FAIL&quot;; 1; 0) ) ; [.A10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fd4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1]&amp;[Sheet1.C1001]&amp;[Sheet1.D1001]&amp;[Sheet1.E999]=&quot;PASSPASSPASSFAIL&quot;; &quot;FAIL&quot;; &quot;&quot;)">
            <text:p/>
          </table:table-cell>
          <table:table-cell table:formula="of:=IF([Sheet1.B1001]&amp;[Sheet1.C1001]&amp;[Sheet1.F1001]&amp;[Sheet1.G10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9] = &quot;PASS&quot;; 1; 0) ; IF ([.J1001] = &quot;FAIL&quot;; 1; 0)) ; [.A1001] ; &quot;&quot;)">
            <text:p/>
          </table:table-cell>
          <table:table-cell table:formula="of:= IF( AND( IF([.H1001] = &quot;FAIL&quot;; 1; 0) ; IF([.I1001] = &quot;&quot;;  1 ; 0); IF([.J1001] = &quot;FAIL&quot;; 1; 0) ) ; [.A10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pending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02]&amp;[Sheet1.C1002]&amp;[Sheet1.D1002]&amp;[Sheet1.E1000]=&quot;PASSPASSPASSFAIL&quot;; &quot;FAIL&quot;; &quot;&quot;)">
            <text:p/>
          </table:table-cell>
          <table:table-cell table:formula="of:=IF([Sheet1.B1002]&amp;[Sheet1.C1002]&amp;[Sheet1.F1002]&amp;[Sheet1.G10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0] = &quot;PASS&quot;; 1; 0) ; IF ([.J1002] = &quot;FAIL&quot;; 1; 0)) ; [.A1002] ; &quot;&quot;)">
            <text:p/>
          </table:table-cell>
          <table:table-cell table:formula="of:= IF( AND( IF([.H1002] = &quot;FAIL&quot;; 1; 0) ; IF([.I1002] = &quot;&quot;;  1 ; 0); IF([.J1002] = &quot;FAIL&quot;; 1; 0) ) ; [.A10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proc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3]&amp;[Sheet1.C1003]&amp;[Sheet1.D1003]&amp;[Sheet1.E1001]=&quot;PASSPASSPASSFAIL&quot;; &quot;FAIL&quot;; &quot;&quot;)">
            <text:p/>
          </table:table-cell>
          <table:table-cell table:formula="of:=IF([Sheet1.B1003]&amp;[Sheet1.C1003]&amp;[Sheet1.F1003]&amp;[Sheet1.G10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1] = &quot;PASS&quot;; 1; 0) ; IF ([.J1003] = &quot;FAIL&quot;; 1; 0)) ; [.A1003] ; &quot;&quot;)">
            <text:p/>
          </table:table-cell>
          <table:table-cell table:formula="of:= IF( AND( IF([.H1003] = &quot;FAIL&quot;; 1; 0) ; IF([.I1003] = &quot;&quot;;  1 ; 0); IF([.J1003] = &quot;FAIL&quot;; 1; 0) ) ; [.A10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rels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1004]&amp;[Sheet1.C1004]&amp;[Sheet1.D1004]&amp;[Sheet1.E1002]=&quot;PASSPASSPASSFAIL&quot;; &quot;FAIL&quot;; &quot;&quot;)">
            <text:p/>
          </table:table-cell>
          <table:table-cell table:formula="of:=IF([Sheet1.B1004]&amp;[Sheet1.C1004]&amp;[Sheet1.F1004]&amp;[Sheet1.G10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2] = &quot;PASS&quot;; 1; 0) ; IF ([.J1004] = &quot;FAIL&quot;; 1; 0)) ; [.A1004] ; &quot;&quot;)">
            <text:p/>
          </table:table-cell>
          <table:table-cell table:formula="of:= IF( AND( IF([.H1004] = &quot;FAIL&quot;; 1; 0) ; IF([.I1004] = &quot;&quot;;  1 ; 0); IF([.J1004] = &quot;FAIL&quot;; 1; 0) ) ; [.A10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susp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5]&amp;[Sheet1.C1005]&amp;[Sheet1.D1005]&amp;[Sheet1.E1003]=&quot;PASSPASSPASSFAIL&quot;; &quot;FAIL&quot;; &quot;&quot;)">
            <text:p/>
          </table:table-cell>
          <table:table-cell table:formula="of:=IF([Sheet1.B1005]&amp;[Sheet1.C1005]&amp;[Sheet1.F1005]&amp;[Sheet1.G10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3] = &quot;PASS&quot;; 1; 0) ; IF ([.J1005] = &quot;FAIL&quot;; 1; 0)) ; [.A1005] ; &quot;&quot;)">
            <text:p/>
          </table:table-cell>
          <table:table-cell table:formula="of:= IF( AND( IF([.H1005] = &quot;FAIL&quot;; 1; 0) ; IF([.I1005] = &quot;&quot;;  1 ; 0); IF([.J1005] = &quot;FAIL&quot;; 1; 0) ) ; [.A10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wait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6]&amp;[Sheet1.C1006]&amp;[Sheet1.D1006]&amp;[Sheet1.E1004]=&quot;PASSPASSPASSFAIL&quot;; &quot;FAIL&quot;; &quot;&quot;)">
            <text:p/>
          </table:table-cell>
          <table:table-cell table:formula="of:=IF([Sheet1.B1006]&amp;[Sheet1.C1006]&amp;[Sheet1.F1006]&amp;[Sheet1.G10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4] = &quot;PASS&quot;; 1; 0) ; IF ([.J1006] = &quot;FAIL&quot;; 1; 0)) ; [.A1006] ; &quot;&quot;)">
            <text:p/>
          </table:table-cell>
          <table:table-cell table:formula="of:= IF( AND( IF([.H1006] = &quot;FAIL&quot;; 1; 0) ; IF([.I1006] = &quot;&quot;;  1 ; 0); IF([.J1006] = &quot;FAIL&quot;; 1; 0) ) ; [.A10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7]&amp;[Sheet1.C1007]&amp;[Sheet1.D1007]&amp;[Sheet1.E1005]=&quot;PASSPASSPASSFAIL&quot;; &quot;FAIL&quot;; &quot;&quot;)">
            <text:p/>
          </table:table-cell>
          <table:table-cell table:formula="of:=IF([Sheet1.B1007]&amp;[Sheet1.C1007]&amp;[Sheet1.F1007]&amp;[Sheet1.G10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5] = &quot;PASS&quot;; 1; 0) ; IF ([.J1007] = &quot;FAIL&quot;; 1; 0)) ; [.A1007] ; &quot;&quot;)">
            <text:p/>
          </table:table-cell>
          <table:table-cell table:formula="of:= IF( AND( IF([.H1007] = &quot;FAIL&quot;; 1; 0) ; IF([.I1007] = &quot;&quot;;  1 ; 0); IF([.J1007] = &quot;FAIL&quot;; 1; 0) ) ; [.A10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8]&amp;[Sheet1.C1008]&amp;[Sheet1.D1008]&amp;[Sheet1.E1006]=&quot;PASSPASSPASSFAIL&quot;; &quot;FAIL&quot;; &quot;&quot;)">
            <text:p/>
          </table:table-cell>
          <table:table-cell table:formula="of:=IF([Sheet1.B1008]&amp;[Sheet1.C1008]&amp;[Sheet1.F1008]&amp;[Sheet1.G10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6] = &quot;PASS&quot;; 1; 0) ; IF ([.J1008] = &quot;FAIL&quot;; 1; 0)) ; [.A1008] ; &quot;&quot;)">
            <text:p/>
          </table:table-cell>
          <table:table-cell table:formula="of:= IF( AND( IF([.H1008] = &quot;FAIL&quot;; 1; 0) ; IF([.I1008] = &quot;&quot;;  1 ; 0); IF([.J1008] = &quot;FAIL&quot;; 1; 0) ) ; [.A10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09]&amp;[Sheet1.C1009]&amp;[Sheet1.D1009]&amp;[Sheet1.E1007]=&quot;PASSPASSPASSFAIL&quot;; &quot;FAIL&quot;; &quot;&quot;)">
            <text:p/>
          </table:table-cell>
          <table:table-cell table:formula="of:=IF([Sheet1.B1009]&amp;[Sheet1.C1009]&amp;[Sheet1.F1009]&amp;[Sheet1.G10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7] = &quot;PASS&quot;; 1; 0) ; IF ([.J1009] = &quot;FAIL&quot;; 1; 0)) ; [.A1009] ; &quot;&quot;)">
            <text:p/>
          </table:table-cell>
          <table:table-cell table:formula="of:= IF( AND( IF([.H1009] = &quot;FAIL&quot;; 1; 0) ; IF([.I1009] = &quot;&quot;;  1 ; 0); IF([.J1009] = &quot;FAIL&quot;; 1; 0) ) ; [.A10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0]&amp;[Sheet1.C1010]&amp;[Sheet1.D1010]&amp;[Sheet1.E1008]=&quot;PASSPASSPASSFAIL&quot;; &quot;FAIL&quot;; &quot;&quot;)">
            <text:p/>
          </table:table-cell>
          <table:table-cell table:formula="of:=IF([Sheet1.B1010]&amp;[Sheet1.C1010]&amp;[Sheet1.F1010]&amp;[Sheet1.G10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8] = &quot;PASS&quot;; 1; 0) ; IF ([.J1010] = &quot;FAIL&quot;; 1; 0)) ; [.A1010] ; &quot;&quot;)">
            <text:p/>
          </table:table-cell>
          <table:table-cell table:formula="of:= IF( AND( IF([.H1010] = &quot;FAIL&quot;; 1; 0) ; IF([.I1010] = &quot;&quot;;  1 ; 0); IF([.J1010] = &quot;FAIL&quot;; 1; 0) ) ; [.A10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1]&amp;[Sheet1.C1011]&amp;[Sheet1.D1011]&amp;[Sheet1.E1009]=&quot;PASSPASSPASSFAIL&quot;; &quot;FAIL&quot;; &quot;&quot;)" office:value-type="string" office:string-value="FAIL" calcext:value-type="string">
            <text:p>FAIL</text:p>
          </table:table-cell>
          <table:table-cell table:formula="of:=IF([Sheet1.B1011]&amp;[Sheet1.C1011]&amp;[Sheet1.F1011]&amp;[Sheet1.G10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9] = &quot;PASS&quot;; 1; 0) ; IF ([.J1011] = &quot;FAIL&quot;; 1; 0)) ; [.A1011] ; &quot;&quot;)">
            <text:p/>
          </table:table-cell>
          <table:table-cell table:formula="of:= IF( AND( IF([.H1011] = &quot;FAIL&quot;; 1; 0) ; IF([.I1011] = &quot;&quot;;  1 ; 0); IF([.J1011] = &quot;FAIL&quot;; 1; 0) ) ; [.A10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2]&amp;[Sheet1.C1012]&amp;[Sheet1.D1012]&amp;[Sheet1.E1010]=&quot;PASSPASSPASSFAIL&quot;; &quot;FAIL&quot;; &quot;&quot;)">
            <text:p/>
          </table:table-cell>
          <table:table-cell table:formula="of:=IF([Sheet1.B1012]&amp;[Sheet1.C1012]&amp;[Sheet1.F1012]&amp;[Sheet1.G10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0] = &quot;PASS&quot;; 1; 0) ; IF ([.J1012] = &quot;FAIL&quot;; 1; 0)) ; [.A1012] ; &quot;&quot;)">
            <text:p/>
          </table:table-cell>
          <table:table-cell table:formula="of:= IF( AND( IF([.H1012] = &quot;FAIL&quot;; 1; 0) ; IF([.I1012] = &quot;&quot;;  1 ; 0); IF([.J1012] = &quot;FAIL&quot;; 1; 0) ) ; [.A10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pa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3]&amp;[Sheet1.C1013]&amp;[Sheet1.D1013]&amp;[Sheet1.E1011]=&quot;PASSPASSPASSFAIL&quot;; &quot;FAIL&quot;; &quot;&quot;)" office:value-type="string" office:string-value="FAIL" calcext:value-type="string">
            <text:p>FAIL</text:p>
          </table:table-cell>
          <table:table-cell table:formula="of:=IF([Sheet1.B1013]&amp;[Sheet1.C1013]&amp;[Sheet1.F1013]&amp;[Sheet1.G10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1] = &quot;PASS&quot;; 1; 0) ; IF ([.J1013] = &quot;FAIL&quot;; 1; 0)) ; [.A1013] ; &quot;&quot;)">
            <text:p/>
          </table:table-cell>
          <table:table-cell table:formula="of:= IF( AND( IF([.H1013] = &quot;FAIL&quot;; 1; 0) ; IF([.I1013] = &quot;&quot;;  1 ; 0); IF([.J1013] = &quot;FAIL&quot;; 1; 0) ) ; [.A10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pa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4]&amp;[Sheet1.C1014]&amp;[Sheet1.D1014]&amp;[Sheet1.E1012]=&quot;PASSPASSPASSFAIL&quot;; &quot;FAIL&quot;; &quot;&quot;)" office:value-type="string" office:string-value="FAIL" calcext:value-type="string">
            <text:p>FAIL</text:p>
          </table:table-cell>
          <table:table-cell table:formula="of:=IF([Sheet1.B1014]&amp;[Sheet1.C1014]&amp;[Sheet1.F1014]&amp;[Sheet1.G10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2] = &quot;PASS&quot;; 1; 0) ; IF ([.J1014] = &quot;FAIL&quot;; 1; 0)) ; [.A1014] ; &quot;&quot;)">
            <text:p/>
          </table:table-cell>
          <table:table-cell table:formula="of:= IF( AND( IF([.H1014] = &quot;FAIL&quot;; 1; 0) ; IF([.I1014] = &quot;&quot;;  1 ; 0); IF([.J1014] = &quot;FAIL&quot;; 1; 0) ) ; [.A10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ioct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1015]&amp;[Sheet1.C1015]&amp;[Sheet1.D1015]&amp;[Sheet1.E1013]=&quot;PASSPASSPASSFAIL&quot;; &quot;FAIL&quot;; &quot;&quot;)">
            <text:p/>
          </table:table-cell>
          <table:table-cell table:formula="of:=IF([Sheet1.B1015]&amp;[Sheet1.C1015]&amp;[Sheet1.F1015]&amp;[Sheet1.G10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3] = &quot;PASS&quot;; 1; 0) ; IF ([.J1015] = &quot;FAIL&quot;; 1; 0)) ; [.A1015] ; &quot;&quot;)">
            <text:p/>
          </table:table-cell>
          <table:table-cell table:formula="of:= IF( AND( IF([.H1015] = &quot;FAIL&quot;; 1; 0) ; IF([.I1015] = &quot;&quot;;  1 ; 0); IF([.J1015] = &quot;FAIL&quot;; 1; 0) ) ; [.A10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1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6]&amp;[Sheet1.C1016]&amp;[Sheet1.D1016]&amp;[Sheet1.E1014]=&quot;PASSPASSPASSFAIL&quot;; &quot;FAIL&quot;; &quot;&quot;)">
            <text:p/>
          </table:table-cell>
          <table:table-cell table:formula="of:=IF([Sheet1.B1016]&amp;[Sheet1.C1016]&amp;[Sheet1.F1016]&amp;[Sheet1.G1016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4] = &quot;PASS&quot;; 1; 0) ; IF ([.J1016] = &quot;FAIL&quot;; 1; 0)) ; [.A1016] ; &quot;&quot;)">
            <text:p/>
          </table:table-cell>
          <table:table-cell table:formula="of:= IF( AND( IF([.H1016] = &quot;FAIL&quot;; 1; 0) ; IF([.I1016] = &quot;&quot;;  1 ; 0); IF([.J1016] = &quot;FAIL&quot;; 1; 0) ) ; [.A10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2</text:p>
          </table:table-cell>
          <table:table-cell table:number-columns-repeated="2" office:value-type="string" calcext:value-type="string">
            <text:p>PASS</text:p>
          </table:table-cell>
          <table:table-cell table:style-name="ce2" office:value-type="string" calcext:value-type="string">
            <text:p>FAIL</text:p>
          </table:table-cell>
          <table:table-cell table:style-name="ce4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7]&amp;[Sheet1.C1017]&amp;[Sheet1.D1017]&amp;[Sheet1.E1015]=&quot;PASSPASSPASSFAIL&quot;; &quot;FAIL&quot;; &quot;&quot;)">
            <text:p/>
          </table:table-cell>
          <table:table-cell table:formula="of:=IF([Sheet1.B1017]&amp;[Sheet1.C1017]&amp;[Sheet1.F1017]&amp;[Sheet1.G101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15] = &quot;PASS&quot;; 1; 0) ; IF ([.J1017] = &quot;FAIL&quot;; 1; 0)) ; [.A1017] ; &quot;&quot;)" office:value-type="string" office:string-value="splice02" calcext:value-type="string">
            <text:p>splice02</text:p>
          </table:table-cell>
          <table:table-cell table:formula="of:= IF( AND( IF([.H1017] = &quot;FAIL&quot;; 1; 0) ; IF([.I1017] = &quot;&quot;;  1 ; 0); IF([.J1017] = &quot;FAIL&quot;; 1; 0) ) ; [.A10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3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8]&amp;[Sheet1.C1018]&amp;[Sheet1.D1018]&amp;[Sheet1.E1016]=&quot;PASSPASSPASSFAIL&quot;; &quot;FAIL&quot;; &quot;&quot;)">
            <text:p/>
          </table:table-cell>
          <table:table-cell table:formula="of:=IF([Sheet1.B1018]&amp;[Sheet1.C1018]&amp;[Sheet1.F1018]&amp;[Sheet1.G1018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6] = &quot;PASS&quot;; 1; 0) ; IF ([.J1018] = &quot;FAIL&quot;; 1; 0)) ; [.A1018] ; &quot;&quot;)">
            <text:p/>
          </table:table-cell>
          <table:table-cell table:formula="of:= IF( AND( IF([.H1018] = &quot;FAIL&quot;; 1; 0) ; IF([.I1018] = &quot;&quot;;  1 ; 0); IF([.J1018] = &quot;FAIL&quot;; 1; 0) ) ; [.A10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4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9]&amp;[Sheet1.C1019]&amp;[Sheet1.D1019]&amp;[Sheet1.E1017]=&quot;PASSPASSPASSFAIL&quot;; &quot;FAIL&quot;; &quot;&quot;)" office:value-type="string" office:string-value="FAIL" calcext:value-type="string">
            <text:p>FAIL</text:p>
          </table:table-cell>
          <table:table-cell table:formula="of:=IF([Sheet1.B1019]&amp;[Sheet1.C1019]&amp;[Sheet1.F1019]&amp;[Sheet1.G1019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7] = &quot;PASS&quot;; 1; 0) ; IF ([.J1019] = &quot;FAIL&quot;; 1; 0)) ; [.A1019] ; &quot;&quot;)">
            <text:p/>
          </table:table-cell>
          <table:table-cell table:formula="of:= IF( AND( IF([.H1019] = &quot;FAIL&quot;; 1; 0) ; IF([.I1019] = &quot;&quot;;  1 ; 0); IF([.J1019] = &quot;FAIL&quot;; 1; 0) ) ; [.A10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5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style-name="ce4" office:value-type="string" calcext:value-type="string">
            <text:p>CONF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20]&amp;[Sheet1.C1020]&amp;[Sheet1.D1020]&amp;[Sheet1.E1018]=&quot;PASSPASSPASSFAIL&quot;; &quot;FAIL&quot;; &quot;&quot;)">
            <text:p/>
          </table:table-cell>
          <table:table-cell table:formula="of:=IF([Sheet1.B1020]&amp;[Sheet1.C1020]&amp;[Sheet1.F1020]&amp;[Sheet1.G10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18] = &quot;PASS&quot;; 1; 0) ; IF ([.J1020] = &quot;FAIL&quot;; 1; 0)) ; [.A1020] ; &quot;&quot;)">
            <text:p/>
          </table:table-cell>
          <table:table-cell table:formula="of:= IF( AND( IF([.H1019] = &quot;FAIL&quot;; 1; 0) ; IF([.I1020] = &quot;&quot;;  1 ; 0); IF([.J1020] = &quot;FAIL&quot;; 1; 0) ) ; [.A10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ee01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21]&amp;[Sheet1.C1021]&amp;[Sheet1.D1021]&amp;[Sheet1.E1019]=&quot;PASSPASSPASSFAIL&quot;; &quot;FAIL&quot;; &quot;&quot;)">
            <text:p/>
          </table:table-cell>
          <table:table-cell table:formula="of:=IF([Sheet1.B1021]&amp;[Sheet1.C1021]&amp;[Sheet1.F1021]&amp;[Sheet1.G1021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9] = &quot;PASS&quot;; 1; 0) ; IF ([.J1021] = &quot;FAIL&quot;; 1; 0)) ; [.A1021] ; &quot;&quot;)">
            <text:p/>
          </table:table-cell>
          <table:table-cell table:formula="of:= IF( AND( IF([.H1020] = &quot;FAIL&quot;; 1; 0) ; IF([.I1021] = &quot;&quot;;  1 ; 0); IF([.J1021] = &quot;FAIL&quot;; 1; 0) ) ; [.A10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ee02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22]&amp;[Sheet1.C1022]&amp;[Sheet1.D1022]&amp;[Sheet1.E1020]=&quot;PASSPASSPASSFAIL&quot;; &quot;FAIL&quot;; &quot;&quot;)">
            <text:p/>
          </table:table-cell>
          <table:table-cell table:formula="of:=IF([Sheet1.B1022]&amp;[Sheet1.C1022]&amp;[Sheet1.F1022]&amp;[Sheet1.G1022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20] = &quot;PASS&quot;; 1; 0) ; IF ([.J1022] = &quot;FAIL&quot;; 1; 0)) ; [.A1022] ; &quot;&quot;)">
            <text:p/>
          </table:table-cell>
          <table:table-cell table:formula="of:= IF( AND( IF([.H1021] = &quot;FAIL&quot;; 1; 0) ; IF([.I1022] = &quot;&quot;;  1 ; 0); IF([.J1022] = &quot;FAIL&quot;; 1; 0) ) ; [.A10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setmask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1023]&amp;[Sheet1.C1023]&amp;[Sheet1.D1023]&amp;[Sheet1.E1021]=&quot;PASSPASSPASSFAIL&quot;; &quot;FAIL&quot;; &quot;&quot;)">
            <text:p/>
          </table:table-cell>
          <table:table-cell table:formula="of:=IF([Sheet1.B1023]&amp;[Sheet1.C1023]&amp;[Sheet1.F1023]&amp;[Sheet1.G10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21] = &quot;PASS&quot;; 1; 0) ; IF ([.J1023] = &quot;FAIL&quot;; 1; 0)) ; [.A1023] ; &quot;&quot;)" office:value-type="string" office:string-value="ssetmask01" calcext:value-type="string">
            <text:p>ssetmask01</text:p>
          </table:table-cell>
          <table:table-cell table:formula="of:= IF( AND( IF([.H1022] = &quot;FAIL&quot;; 1; 0) ; IF([.I1023] = &quot;&quot;;  1 ; 0); IF([.J1023] = &quot;FAIL&quot;; 1; 0) ) ; [.A10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4]&amp;[Sheet1.C1024]&amp;[Sheet1.D1024]&amp;[Sheet1.E1022]=&quot;PASSPASSPASSFAIL&quot;; &quot;FAIL&quot;; &quot;&quot;)">
            <text:p/>
          </table:table-cell>
          <table:table-cell table:formula="of:=IF([Sheet1.B1024]&amp;[Sheet1.C1024]&amp;[Sheet1.F1024]&amp;[Sheet1.G10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2] = &quot;PASS&quot;; 1; 0) ; IF ([.J1024] = &quot;FAIL&quot;; 1; 0)) ; [.A1024] ; &quot;&quot;)">
            <text:p/>
          </table:table-cell>
          <table:table-cell table:formula="of:= IF( AND( IF([.H1023] = &quot;FAIL&quot;; 1; 0) ; IF([.I1024] = &quot;&quot;;  1 ; 0); IF([.J1024] = &quot;FAIL&quot;; 1; 0) ) ; [.A10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5]&amp;[Sheet1.C1025]&amp;[Sheet1.D1025]&amp;[Sheet1.E1023]=&quot;PASSPASSPASSFAIL&quot;; &quot;FAIL&quot;; &quot;&quot;)">
            <text:p/>
          </table:table-cell>
          <table:table-cell table:formula="of:=IF([Sheet1.B1025]&amp;[Sheet1.C1025]&amp;[Sheet1.F1025]&amp;[Sheet1.G10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3] = &quot;PASS&quot;; 1; 0) ; IF ([.J1025] = &quot;FAIL&quot;; 1; 0)) ; [.A1025] ; &quot;&quot;)">
            <text:p/>
          </table:table-cell>
          <table:table-cell table:formula="of:= IF( AND( IF([.H1024] = &quot;FAIL&quot;; 1; 0) ; IF([.I1025] = &quot;&quot;;  1 ; 0); IF([.J1025] = &quot;FAIL&quot;; 1; 0) ) ; [.A10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6]&amp;[Sheet1.C1026]&amp;[Sheet1.D1026]&amp;[Sheet1.E1024]=&quot;PASSPASSPASSFAIL&quot;; &quot;FAIL&quot;; &quot;&quot;)">
            <text:p/>
          </table:table-cell>
          <table:table-cell table:formula="of:=IF([Sheet1.B1026]&amp;[Sheet1.C1026]&amp;[Sheet1.F1026]&amp;[Sheet1.G10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4] = &quot;PASS&quot;; 1; 0) ; IF ([.J1026] = &quot;FAIL&quot;; 1; 0)) ; [.A1026] ; &quot;&quot;)">
            <text:p/>
          </table:table-cell>
          <table:table-cell table:formula="of:= IF( AND( IF([.H1025] = &quot;FAIL&quot;; 1; 0) ; IF([.I1026] = &quot;&quot;;  1 ; 0); IF([.J1026] = &quot;FAIL&quot;; 1; 0) ) ; [.A10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7]&amp;[Sheet1.C1027]&amp;[Sheet1.D1027]&amp;[Sheet1.E1025]=&quot;PASSPASSPASSFAIL&quot;; &quot;FAIL&quot;; &quot;&quot;)">
            <text:p/>
          </table:table-cell>
          <table:table-cell table:formula="of:=IF([Sheet1.B1027]&amp;[Sheet1.C1027]&amp;[Sheet1.F1027]&amp;[Sheet1.G10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5] = &quot;PASS&quot;; 1; 0) ; IF ([.J1027] = &quot;FAIL&quot;; 1; 0)) ; [.A1027] ; &quot;&quot;)">
            <text:p/>
          </table:table-cell>
          <table:table-cell table:formula="of:= IF( AND( IF([.H1026] = &quot;FAIL&quot;; 1; 0) ; IF([.I1027] = &quot;&quot;;  1 ; 0); IF([.J1027] = &quot;FAIL&quot;; 1; 0) ) ; [.A10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8]&amp;[Sheet1.C1028]&amp;[Sheet1.D1028]&amp;[Sheet1.E1026]=&quot;PASSPASSPASSFAIL&quot;; &quot;FAIL&quot;; &quot;&quot;)">
            <text:p/>
          </table:table-cell>
          <table:table-cell table:formula="of:=IF([Sheet1.B1028]&amp;[Sheet1.C1028]&amp;[Sheet1.F1028]&amp;[Sheet1.G10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6] = &quot;PASS&quot;; 1; 0) ; IF ([.J1028] = &quot;FAIL&quot;; 1; 0)) ; [.A1028] ; &quot;&quot;)">
            <text:p/>
          </table:table-cell>
          <table:table-cell table:formula="of:= IF( AND( IF([.H1027] = &quot;FAIL&quot;; 1; 0) ; IF([.I1028] = &quot;&quot;;  1 ; 0); IF([.J1028] = &quot;FAIL&quot;; 1; 0) ) ; [.A10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9]&amp;[Sheet1.C1029]&amp;[Sheet1.D1029]&amp;[Sheet1.E1027]=&quot;PASSPASSPASSFAIL&quot;; &quot;FAIL&quot;; &quot;&quot;)">
            <text:p/>
          </table:table-cell>
          <table:table-cell table:formula="of:=IF([Sheet1.B1029]&amp;[Sheet1.C1029]&amp;[Sheet1.F1029]&amp;[Sheet1.G10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7] = &quot;PASS&quot;; 1; 0) ; IF ([.J1029] = &quot;FAIL&quot;; 1; 0)) ; [.A1029] ; &quot;&quot;)">
            <text:p/>
          </table:table-cell>
          <table:table-cell table:formula="of:= IF( AND( IF([.H1028] = &quot;FAIL&quot;; 1; 0) ; IF([.I1029] = &quot;&quot;;  1 ; 0); IF([.J1029] = &quot;FAIL&quot;; 1; 0) ) ; [.A10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0]&amp;[Sheet1.C1030]&amp;[Sheet1.D1030]&amp;[Sheet1.E1028]=&quot;PASSPASSPASSFAIL&quot;; &quot;FAIL&quot;; &quot;&quot;)">
            <text:p/>
          </table:table-cell>
          <table:table-cell table:formula="of:=IF([Sheet1.B1030]&amp;[Sheet1.C1030]&amp;[Sheet1.F1030]&amp;[Sheet1.G10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8] = &quot;PASS&quot;; 1; 0) ; IF ([.J1030] = &quot;FAIL&quot;; 1; 0)) ; [.A1030] ; &quot;&quot;)">
            <text:p/>
          </table:table-cell>
          <table:table-cell table:formula="of:= IF( AND( IF([.H1029] = &quot;FAIL&quot;; 1; 0) ; IF([.I1030] = &quot;&quot;;  1 ; 0); IF([.J1030] = &quot;FAIL&quot;; 1; 0) ) ; [.A10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1]&amp;[Sheet1.C1031]&amp;[Sheet1.D1031]&amp;[Sheet1.E1029]=&quot;PASSPASSPASSFAIL&quot;; &quot;FAIL&quot;; &quot;&quot;)">
            <text:p/>
          </table:table-cell>
          <table:table-cell table:formula="of:=IF([Sheet1.B1031]&amp;[Sheet1.C1031]&amp;[Sheet1.F1031]&amp;[Sheet1.G10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9] = &quot;PASS&quot;; 1; 0) ; IF ([.J1031] = &quot;FAIL&quot;; 1; 0)) ; [.A1031] ; &quot;&quot;)">
            <text:p/>
          </table:table-cell>
          <table:table-cell table:formula="of:= IF( AND( IF([.H1030] = &quot;FAIL&quot;; 1; 0) ; IF([.I1031] = &quot;&quot;;  1 ; 0); IF([.J1031] = &quot;FAIL&quot;; 1; 0) ) ; [.A10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2]&amp;[Sheet1.C1032]&amp;[Sheet1.D1032]&amp;[Sheet1.E1030]=&quot;PASSPASSPASSFAIL&quot;; &quot;FAIL&quot;; &quot;&quot;)">
            <text:p/>
          </table:table-cell>
          <table:table-cell table:formula="of:=IF([Sheet1.B1032]&amp;[Sheet1.C1032]&amp;[Sheet1.F1032]&amp;[Sheet1.G10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0] = &quot;PASS&quot;; 1; 0) ; IF ([.J1032] = &quot;FAIL&quot;; 1; 0)) ; [.A1032] ; &quot;&quot;)">
            <text:p/>
          </table:table-cell>
          <table:table-cell table:formula="of:= IF( AND( IF([.H1031] = &quot;FAIL&quot;; 1; 0) ; IF([.I1032] = &quot;&quot;;  1 ; 0); IF([.J1032] = &quot;FAIL&quot;; 1; 0) ) ; [.A10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3]&amp;[Sheet1.C1033]&amp;[Sheet1.D1033]&amp;[Sheet1.E1031]=&quot;PASSPASSPASSFAIL&quot;; &quot;FAIL&quot;; &quot;&quot;)">
            <text:p/>
          </table:table-cell>
          <table:table-cell table:formula="of:=IF([Sheet1.B1033]&amp;[Sheet1.C1033]&amp;[Sheet1.F1033]&amp;[Sheet1.G10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1] = &quot;PASS&quot;; 1; 0) ; IF ([.J1033] = &quot;FAIL&quot;; 1; 0)) ; [.A1033] ; &quot;&quot;)">
            <text:p/>
          </table:table-cell>
          <table:table-cell table:formula="of:= IF( AND( IF([.H1032] = &quot;FAIL&quot;; 1; 0) ; IF([.I1033] = &quot;&quot;;  1 ; 0); IF([.J1033] = &quot;FAIL&quot;; 1; 0) ) ; [.A10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4]&amp;[Sheet1.C1034]&amp;[Sheet1.D1034]&amp;[Sheet1.E1032]=&quot;PASSPASSPASSFAIL&quot;; &quot;FAIL&quot;; &quot;&quot;)">
            <text:p/>
          </table:table-cell>
          <table:table-cell table:formula="of:=IF([Sheet1.B1034]&amp;[Sheet1.C1034]&amp;[Sheet1.F1034]&amp;[Sheet1.G10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2] = &quot;PASS&quot;; 1; 0) ; IF ([.J1034] = &quot;FAIL&quot;; 1; 0)) ; [.A1034] ; &quot;&quot;)">
            <text:p/>
          </table:table-cell>
          <table:table-cell table:formula="of:= IF( AND( IF([.H1033] = &quot;FAIL&quot;; 1; 0) ; IF([.I1034] = &quot;&quot;;  1 ; 0); IF([.J1034] = &quot;FAIL&quot;; 1; 0) ) ; [.A10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5]&amp;[Sheet1.C1035]&amp;[Sheet1.D1035]&amp;[Sheet1.E1033]=&quot;PASSPASSPASSFAIL&quot;; &quot;FAIL&quot;; &quot;&quot;)">
            <text:p/>
          </table:table-cell>
          <table:table-cell table:formula="of:=IF([Sheet1.B1035]&amp;[Sheet1.C1035]&amp;[Sheet1.F1035]&amp;[Sheet1.G10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3] = &quot;PASS&quot;; 1; 0) ; IF ([.J1035] = &quot;FAIL&quot;; 1; 0)) ; [.A1035] ; &quot;&quot;)">
            <text:p/>
          </table:table-cell>
          <table:table-cell table:formula="of:= IF( AND( IF([.H1034] = &quot;FAIL&quot;; 1; 0) ; IF([.I1035] = &quot;&quot;;  1 ; 0); IF([.J1035] = &quot;FAIL&quot;; 1; 0) ) ; [.A10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6]&amp;[Sheet1.C1036]&amp;[Sheet1.D1036]&amp;[Sheet1.E1034]=&quot;PASSPASSPASSFAIL&quot;; &quot;FAIL&quot;; &quot;&quot;)">
            <text:p/>
          </table:table-cell>
          <table:table-cell table:formula="of:=IF([Sheet1.B1036]&amp;[Sheet1.C1036]&amp;[Sheet1.F1036]&amp;[Sheet1.G10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4] = &quot;PASS&quot;; 1; 0) ; IF ([.J1036] = &quot;FAIL&quot;; 1; 0)) ; [.A1036] ; &quot;&quot;)">
            <text:p/>
          </table:table-cell>
          <table:table-cell table:formula="of:= IF( AND( IF([.H1035] = &quot;FAIL&quot;; 1; 0) ; IF([.I1036] = &quot;&quot;;  1 ; 0); IF([.J1036] = &quot;FAIL&quot;; 1; 0) ) ; [.A10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7]&amp;[Sheet1.C1037]&amp;[Sheet1.D1037]&amp;[Sheet1.E1035]=&quot;PASSPASSPASSFAIL&quot;; &quot;FAIL&quot;; &quot;&quot;)">
            <text:p/>
          </table:table-cell>
          <table:table-cell table:formula="of:=IF([Sheet1.B1037]&amp;[Sheet1.C1037]&amp;[Sheet1.F1037]&amp;[Sheet1.G10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5] = &quot;PASS&quot;; 1; 0) ; IF ([.J1037] = &quot;FAIL&quot;; 1; 0)) ; [.A1037] ; &quot;&quot;)">
            <text:p/>
          </table:table-cell>
          <table:table-cell table:formula="of:= IF( AND( IF([.H1036] = &quot;FAIL&quot;; 1; 0) ; IF([.I1037] = &quot;&quot;;  1 ; 0); IF([.J1037] = &quot;FAIL&quot;; 1; 0) ) ; [.A10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8]&amp;[Sheet1.C1038]&amp;[Sheet1.D1038]&amp;[Sheet1.E1036]=&quot;PASSPASSPASSFAIL&quot;; &quot;FAIL&quot;; &quot;&quot;)">
            <text:p/>
          </table:table-cell>
          <table:table-cell table:formula="of:=IF([Sheet1.B1038]&amp;[Sheet1.C1038]&amp;[Sheet1.F1038]&amp;[Sheet1.G10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6] = &quot;PASS&quot;; 1; 0) ; IF ([.J1038] = &quot;FAIL&quot;; 1; 0)) ; [.A1038] ; &quot;&quot;)">
            <text:p/>
          </table:table-cell>
          <table:table-cell table:formula="of:= IF( AND( IF([.H1037] = &quot;FAIL&quot;; 1; 0) ; IF([.I1038] = &quot;&quot;;  1 ; 0); IF([.J1038] = &quot;FAIL&quot;; 1; 0) ) ; [.A10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9]&amp;[Sheet1.C1039]&amp;[Sheet1.D1039]&amp;[Sheet1.E1037]=&quot;PASSPASSPASSFAIL&quot;; &quot;FAIL&quot;; &quot;&quot;)">
            <text:p/>
          </table:table-cell>
          <table:table-cell table:formula="of:=IF([Sheet1.B1039]&amp;[Sheet1.C1039]&amp;[Sheet1.F1039]&amp;[Sheet1.G10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7] = &quot;PASS&quot;; 1; 0) ; IF ([.J1039] = &quot;FAIL&quot;; 1; 0)) ; [.A1039] ; &quot;&quot;)">
            <text:p/>
          </table:table-cell>
          <table:table-cell table:formula="of:= IF( AND( IF([.H1038] = &quot;FAIL&quot;; 1; 0) ; IF([.I1039] = &quot;&quot;;  1 ; 0); IF([.J1039] = &quot;FAIL&quot;; 1; 0) ) ; [.A10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0]&amp;[Sheet1.C1040]&amp;[Sheet1.D1040]&amp;[Sheet1.E1038]=&quot;PASSPASSPASSFAIL&quot;; &quot;FAIL&quot;; &quot;&quot;)">
            <text:p/>
          </table:table-cell>
          <table:table-cell table:formula="of:=IF([Sheet1.B1040]&amp;[Sheet1.C1040]&amp;[Sheet1.F1040]&amp;[Sheet1.G10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8] = &quot;PASS&quot;; 1; 0) ; IF ([.J1040] = &quot;FAIL&quot;; 1; 0)) ; [.A1040] ; &quot;&quot;)">
            <text:p/>
          </table:table-cell>
          <table:table-cell table:formula="of:= IF( AND( IF([.H1039] = &quot;FAIL&quot;; 1; 0) ; IF([.I1040] = &quot;&quot;;  1 ; 0); IF([.J1040] = &quot;FAIL&quot;; 1; 0) ) ; [.A10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1]&amp;[Sheet1.C1041]&amp;[Sheet1.D1041]&amp;[Sheet1.E1039]=&quot;PASSPASSPASSFAIL&quot;; &quot;FAIL&quot;; &quot;&quot;)">
            <text:p/>
          </table:table-cell>
          <table:table-cell table:formula="of:=IF([Sheet1.B1041]&amp;[Sheet1.C1041]&amp;[Sheet1.F1041]&amp;[Sheet1.G10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9] = &quot;PASS&quot;; 1; 0) ; IF ([.J1041] = &quot;FAIL&quot;; 1; 0)) ; [.A1041] ; &quot;&quot;)">
            <text:p/>
          </table:table-cell>
          <table:table-cell table:formula="of:= IF( AND( IF([.H1040] = &quot;FAIL&quot;; 1; 0) ; IF([.I1041] = &quot;&quot;;  1 ; 0); IF([.J1041] = &quot;FAIL&quot;; 1; 0) ) ; [.A10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v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2]&amp;[Sheet1.C1042]&amp;[Sheet1.D1042]&amp;[Sheet1.E1040]=&quot;PASSPASSPASSFAIL&quot;; &quot;FAIL&quot;; &quot;&quot;)">
            <text:p/>
          </table:table-cell>
          <table:table-cell table:formula="of:=IF([Sheet1.B1042]&amp;[Sheet1.C1042]&amp;[Sheet1.F1042]&amp;[Sheet1.G10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0] = &quot;PASS&quot;; 1; 0) ; IF ([.J1042] = &quot;FAIL&quot;; 1; 0)) ; [.A1042] ; &quot;&quot;)">
            <text:p/>
          </table:table-cell>
          <table:table-cell table:formula="of:= IF( AND( IF([.H1041] = &quot;FAIL&quot;; 1; 0) ; IF([.I1042] = &quot;&quot;;  1 ; 0); IF([.J1042] = &quot;FAIL&quot;; 1; 0) ) ; [.A10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v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3]&amp;[Sheet1.C1043]&amp;[Sheet1.D1043]&amp;[Sheet1.E1041]=&quot;PASSPASSPASSFAIL&quot;; &quot;FAIL&quot;; &quot;&quot;)">
            <text:p/>
          </table:table-cell>
          <table:table-cell table:formula="of:=IF([Sheet1.B1043]&amp;[Sheet1.C1043]&amp;[Sheet1.F1043]&amp;[Sheet1.G10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1] = &quot;PASS&quot;; 1; 0) ; IF ([.J1043] = &quot;FAIL&quot;; 1; 0)) ; [.A1043] ; &quot;&quot;)">
            <text:p/>
          </table:table-cell>
          <table:table-cell table:formula="of:= IF( AND( IF([.H1042] = &quot;FAIL&quot;; 1; 0) ; IF([.I1043] = &quot;&quot;;  1 ; 0); IF([.J1043] = &quot;FAIL&quot;; 1; 0) ) ; [.A10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ime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44]&amp;[Sheet1.C1044]&amp;[Sheet1.D1044]&amp;[Sheet1.E1042]=&quot;PASSPASSPASSFAIL&quot;; &quot;FAIL&quot;; &quot;&quot;)">
            <text:p/>
          </table:table-cell>
          <table:table-cell table:formula="of:=IF([Sheet1.B1044]&amp;[Sheet1.C1044]&amp;[Sheet1.F1044]&amp;[Sheet1.G10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2] = &quot;PASS&quot;; 1; 0) ; IF ([.J1044] = &quot;FAIL&quot;; 1; 0)) ; [.A1044] ; &quot;&quot;)">
            <text:p/>
          </table:table-cell>
          <table:table-cell table:formula="of:= IF( AND( IF([.H1043] = &quot;FAIL&quot;; 1; 0) ; IF([.I1044] = &quot;&quot;;  1 ; 0); IF([.J1044] = &quot;FAIL&quot;; 1; 0) ) ; [.A10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ime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45]&amp;[Sheet1.C1045]&amp;[Sheet1.D1045]&amp;[Sheet1.E1043]=&quot;PASSPASSPASSFAIL&quot;; &quot;FAIL&quot;; &quot;&quot;)">
            <text:p/>
          </table:table-cell>
          <table:table-cell table:formula="of:=IF([Sheet1.B1045]&amp;[Sheet1.C1045]&amp;[Sheet1.F1045]&amp;[Sheet1.G10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3] = &quot;PASS&quot;; 1; 0) ; IF ([.J1045] = &quot;FAIL&quot;; 1; 0)) ; [.A1045] ; &quot;&quot;)">
            <text:p/>
          </table:table-cell>
          <table:table-cell table:formula="of:= IF( AND( IF([.H1044] = &quot;FAIL&quot;; 1; 0) ; IF([.I1045] = &quot;&quot;;  1 ; 0); IF([.J1045] = &quot;FAIL&quot;; 1; 0) ) ; [.A10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rin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6]&amp;[Sheet1.C1046]&amp;[Sheet1.D1046]&amp;[Sheet1.E1044]=&quot;PASSPASSPASSFAIL&quot;; &quot;FAIL&quot;; &quot;&quot;)">
            <text:p/>
          </table:table-cell>
          <table:table-cell table:formula="of:=IF([Sheet1.B1046]&amp;[Sheet1.C1046]&amp;[Sheet1.F1046]&amp;[Sheet1.G10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4] = &quot;PASS&quot;; 1; 0) ; IF ([.J1046] = &quot;FAIL&quot;; 1; 0)) ; [.A1046] ; &quot;&quot;)">
            <text:p/>
          </table:table-cell>
          <table:table-cell table:formula="of:= IF( AND( IF([.H1045] = &quot;FAIL&quot;; 1; 0) ; IF([.I1046] = &quot;&quot;;  1 ; 0); IF([.J1046] = &quot;FAIL&quot;; 1; 0) ) ; [.A10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ff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7]&amp;[Sheet1.C1047]&amp;[Sheet1.D1047]&amp;[Sheet1.E1045]=&quot;PASSPASSPASSFAIL&quot;; &quot;FAIL&quot;; &quot;&quot;)">
            <text:p/>
          </table:table-cell>
          <table:table-cell table:formula="of:=IF([Sheet1.B1047]&amp;[Sheet1.C1047]&amp;[Sheet1.F1047]&amp;[Sheet1.G104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5] = &quot;PASS&quot;; 1; 0) ; IF ([.J1047] = &quot;FAIL&quot;; 1; 0)) ; [.A1047] ; &quot;&quot;)">
            <text:p/>
          </table:table-cell>
          <table:table-cell table:formula="of:= IF( AND( IF([.H1046] = &quot;FAIL&quot;; 1; 0) ; IF([.I1047] = &quot;&quot;;  1 ; 0); IF([.J1047] = &quot;FAIL&quot;; 1; 0) ) ; [.A10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ff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8]&amp;[Sheet1.C1048]&amp;[Sheet1.D1048]&amp;[Sheet1.E1046]=&quot;PASSPASSPASSFAIL&quot;; &quot;FAIL&quot;; &quot;&quot;)">
            <text:p/>
          </table:table-cell>
          <table:table-cell table:formula="of:=IF([Sheet1.B1048]&amp;[Sheet1.C1048]&amp;[Sheet1.F1048]&amp;[Sheet1.G10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6] = &quot;PASS&quot;; 1; 0) ; IF ([.J1048] = &quot;FAIL&quot;; 1; 0)) ; [.A1048] ; &quot;&quot;)">
            <text:p/>
          </table:table-cell>
          <table:table-cell table:formula="of:= IF( AND( IF([.H1047] = &quot;FAIL&quot;; 1; 0) ; IF([.I1048] = &quot;&quot;;  1 ; 0); IF([.J1048] = &quot;FAIL&quot;; 1; 0) ) ; [.A10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n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9]&amp;[Sheet1.C1049]&amp;[Sheet1.D1049]&amp;[Sheet1.E1047]=&quot;PASSPASSPASSFAIL&quot;; &quot;FAIL&quot;; &quot;&quot;)">
            <text:p/>
          </table:table-cell>
          <table:table-cell table:formula="of:=IF([Sheet1.B1049]&amp;[Sheet1.C1049]&amp;[Sheet1.F1049]&amp;[Sheet1.G104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7] = &quot;PASS&quot;; 1; 0) ; IF ([.J1049] = &quot;FAIL&quot;; 1; 0)) ; [.A1049] ; &quot;&quot;)">
            <text:p/>
          </table:table-cell>
          <table:table-cell table:formula="of:= IF( AND( IF([.H1048] = &quot;FAIL&quot;; 1; 0) ; IF([.I1049] = &quot;&quot;;  1 ; 0); IF([.J1049] = &quot;FAIL&quot;; 1; 0) ) ; [.A10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n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0]&amp;[Sheet1.C1050]&amp;[Sheet1.D1050]&amp;[Sheet1.E1048]=&quot;PASSPASSPASSFAIL&quot;; &quot;FAIL&quot;; &quot;&quot;)">
            <text:p/>
          </table:table-cell>
          <table:table-cell table:formula="of:=IF([Sheet1.B1050]&amp;[Sheet1.C1050]&amp;[Sheet1.F1050]&amp;[Sheet1.G10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8] = &quot;PASS&quot;; 1; 0) ; IF ([.J1050] = &quot;FAIL&quot;; 1; 0)) ; [.A1050] ; &quot;&quot;)">
            <text:p/>
          </table:table-cell>
          <table:table-cell table:formula="of:= IF( AND( IF([.H1049] = &quot;FAIL&quot;; 1; 0) ; IF([.I1050] = &quot;&quot;;  1 ; 0); IF([.J1050] = &quot;FAIL&quot;; 1; 0) ) ; [.A10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1]&amp;[Sheet1.C1051]&amp;[Sheet1.D1051]&amp;[Sheet1.E1049]=&quot;PASSPASSPASSFAIL&quot;; &quot;FAIL&quot;; &quot;&quot;)">
            <text:p/>
          </table:table-cell>
          <table:table-cell table:formula="of:=IF([Sheet1.B1051]&amp;[Sheet1.C1051]&amp;[Sheet1.F1051]&amp;[Sheet1.G10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49] = &quot;PASS&quot;; 1; 0) ; IF ([.J1051] = &quot;FAIL&quot;; 1; 0)) ; [.A1051] ; &quot;&quot;)">
            <text:p/>
          </table:table-cell>
          <table:table-cell table:formula="of:= IF( AND( IF([.H1050] = &quot;FAIL&quot;; 1; 0) ; IF([.I1051] = &quot;&quot;;  1 ; 0); IF([.J1051] = &quot;FAIL&quot;; 1; 0) ) ; [.A10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itch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052]&amp;[Sheet1.C1052]&amp;[Sheet1.D1052]&amp;[Sheet1.E1050]=&quot;PASSPASSPASSFAIL&quot;; &quot;FAIL&quot;; &quot;&quot;)">
            <text:p/>
          </table:table-cell>
          <table:table-cell table:formula="of:=IF([Sheet1.B1052]&amp;[Sheet1.C1052]&amp;[Sheet1.F1052]&amp;[Sheet1.G10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50] = &quot;PASS&quot;; 1; 0) ; IF ([.J1052] = &quot;FAIL&quot;; 1; 0)) ; [.A1052] ; &quot;&quot;)">
            <text:p/>
          </table:table-cell>
          <table:table-cell table:formula="of:= IF( AND( IF([.H1051] = &quot;FAIL&quot;; 1; 0) ; IF([.I1052] = &quot;&quot;;  1 ; 0); IF([.J1052] = &quot;FAIL&quot;; 1; 0) ) ; [.A10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3]&amp;[Sheet1.C1053]&amp;[Sheet1.D1053]&amp;[Sheet1.E1051]=&quot;PASSPASSPASSFAIL&quot;; &quot;FAIL&quot;; &quot;&quot;)">
            <text:p/>
          </table:table-cell>
          <table:table-cell table:formula="of:=IF([Sheet1.B1053]&amp;[Sheet1.C1053]&amp;[Sheet1.F1053]&amp;[Sheet1.G10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1] = &quot;PASS&quot;; 1; 0) ; IF ([.J1053] = &quot;FAIL&quot;; 1; 0)) ; [.A1053] ; &quot;&quot;)">
            <text:p/>
          </table:table-cell>
          <table:table-cell table:formula="of:= IF( AND( IF([.H1052] = &quot;FAIL&quot;; 1; 0) ; IF([.I1053] = &quot;&quot;;  1 ; 0); IF([.J1053] = &quot;FAIL&quot;; 1; 0) ) ; [.A10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4]&amp;[Sheet1.C1054]&amp;[Sheet1.D1054]&amp;[Sheet1.E1052]=&quot;PASSPASSPASSFAIL&quot;; &quot;FAIL&quot;; &quot;&quot;)">
            <text:p/>
          </table:table-cell>
          <table:table-cell table:formula="of:=IF([Sheet1.B1054]&amp;[Sheet1.C1054]&amp;[Sheet1.F1054]&amp;[Sheet1.G10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2] = &quot;PASS&quot;; 1; 0) ; IF ([.J1054] = &quot;FAIL&quot;; 1; 0)) ; [.A1054] ; &quot;&quot;)">
            <text:p/>
          </table:table-cell>
          <table:table-cell table:formula="of:= IF( AND( IF([.H1053] = &quot;FAIL&quot;; 1; 0) ; IF([.I1054] = &quot;&quot;;  1 ; 0); IF([.J1054] = &quot;FAIL&quot;; 1; 0) ) ; [.A10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5]&amp;[Sheet1.C1055]&amp;[Sheet1.D1055]&amp;[Sheet1.E1053]=&quot;PASSPASSPASSFAIL&quot;; &quot;FAIL&quot;; &quot;&quot;)">
            <text:p/>
          </table:table-cell>
          <table:table-cell table:formula="of:=IF([Sheet1.B1055]&amp;[Sheet1.C1055]&amp;[Sheet1.F1055]&amp;[Sheet1.G10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3] = &quot;PASS&quot;; 1; 0) ; IF ([.J1055] = &quot;FAIL&quot;; 1; 0)) ; [.A1055] ; &quot;&quot;)">
            <text:p/>
          </table:table-cell>
          <table:table-cell table:formula="of:= IF( AND( IF([.H1054] = &quot;FAIL&quot;; 1; 0) ; IF([.I1055] = &quot;&quot;;  1 ; 0); IF([.J1055] = &quot;FAIL&quot;; 1; 0) ) ; [.A10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6]&amp;[Sheet1.C1056]&amp;[Sheet1.D1056]&amp;[Sheet1.E1054]=&quot;PASSPASSPASSFAIL&quot;; &quot;FAIL&quot;; &quot;&quot;)">
            <text:p/>
          </table:table-cell>
          <table:table-cell table:formula="of:=IF([Sheet1.B1056]&amp;[Sheet1.C1056]&amp;[Sheet1.F1056]&amp;[Sheet1.G10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4] = &quot;PASS&quot;; 1; 0) ; IF ([.J1056] = &quot;FAIL&quot;; 1; 0)) ; [.A1056] ; &quot;&quot;)">
            <text:p/>
          </table:table-cell>
          <table:table-cell table:formula="of:= IF( AND( IF([.H1055] = &quot;FAIL&quot;; 1; 0) ; IF([.I1056] = &quot;&quot;;  1 ; 0); IF([.J1056] = &quot;FAIL&quot;; 1; 0) ) ; [.A10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7]&amp;[Sheet1.C1057]&amp;[Sheet1.D1057]&amp;[Sheet1.E1055]=&quot;PASSPASSPASSFAIL&quot;; &quot;FAIL&quot;; &quot;&quot;)">
            <text:p/>
          </table:table-cell>
          <table:table-cell table:formula="of:=IF([Sheet1.B1057]&amp;[Sheet1.C1057]&amp;[Sheet1.F1057]&amp;[Sheet1.G10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5] = &quot;PASS&quot;; 1; 0) ; IF ([.J1057] = &quot;FAIL&quot;; 1; 0)) ; [.A1057] ; &quot;&quot;)">
            <text:p/>
          </table:table-cell>
          <table:table-cell table:formula="of:= IF( AND( IF([.H1056] = &quot;FAIL&quot;; 1; 0) ; IF([.I1057] = &quot;&quot;;  1 ; 0); IF([.J1057] = &quot;FAIL&quot;; 1; 0) ) ; [.A10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8]&amp;[Sheet1.C1058]&amp;[Sheet1.D1058]&amp;[Sheet1.E1056]=&quot;PASSPASSPASSFAIL&quot;; &quot;FAIL&quot;; &quot;&quot;)">
            <text:p/>
          </table:table-cell>
          <table:table-cell table:formula="of:=IF([Sheet1.B1058]&amp;[Sheet1.C1058]&amp;[Sheet1.F1058]&amp;[Sheet1.G10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6] = &quot;PASS&quot;; 1; 0) ; IF ([.J1058] = &quot;FAIL&quot;; 1; 0)) ; [.A1058] ; &quot;&quot;)">
            <text:p/>
          </table:table-cell>
          <table:table-cell table:formula="of:= IF( AND( IF([.H1057] = &quot;FAIL&quot;; 1; 0) ; IF([.I1058] = &quot;&quot;;  1 ; 0); IF([.J1058] = &quot;FAIL&quot;; 1; 0) ) ; [.A10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9]&amp;[Sheet1.C1059]&amp;[Sheet1.D1059]&amp;[Sheet1.E1057]=&quot;PASSPASSPASSFAIL&quot;; &quot;FAIL&quot;; &quot;&quot;)">
            <text:p/>
          </table:table-cell>
          <table:table-cell table:formula="of:=IF([Sheet1.B1059]&amp;[Sheet1.C1059]&amp;[Sheet1.F1059]&amp;[Sheet1.G10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7] = &quot;PASS&quot;; 1; 0) ; IF ([.J1059] = &quot;FAIL&quot;; 1; 0)) ; [.A1059] ; &quot;&quot;)">
            <text:p/>
          </table:table-cell>
          <table:table-cell table:formula="of:= IF( AND( IF([.H1058] = &quot;FAIL&quot;; 1; 0) ; IF([.I1059] = &quot;&quot;;  1 ; 0); IF([.J1059] = &quot;FAIL&quot;; 1; 0) ) ; [.A10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0]&amp;[Sheet1.C1060]&amp;[Sheet1.D1060]&amp;[Sheet1.E1058]=&quot;PASSPASSPASSFAIL&quot;; &quot;FAIL&quot;; &quot;&quot;)" office:value-type="string" office:string-value="FAIL" calcext:value-type="string">
            <text:p>FAIL</text:p>
          </table:table-cell>
          <table:table-cell table:formula="of:=IF([Sheet1.B1060]&amp;[Sheet1.C1060]&amp;[Sheet1.F1060]&amp;[Sheet1.G10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8] = &quot;PASS&quot;; 1; 0) ; IF ([.J1060] = &quot;FAIL&quot;; 1; 0)) ; [.A1060] ; &quot;&quot;)">
            <text:p/>
          </table:table-cell>
          <table:table-cell table:formula="of:= IF( AND( IF([.H1059] = &quot;FAIL&quot;; 1; 0) ; IF([.I1060] = &quot;&quot;;  1 ; 0); IF([.J1060] = &quot;FAIL&quot;; 1; 0) ) ; [.A10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1]&amp;[Sheet1.C1061]&amp;[Sheet1.D1061]&amp;[Sheet1.E1059]=&quot;PASSPASSPASSFAIL&quot;; &quot;FAIL&quot;; &quot;&quot;)">
            <text:p/>
          </table:table-cell>
          <table:table-cell table:formula="of:=IF([Sheet1.B1061]&amp;[Sheet1.C1061]&amp;[Sheet1.F1061]&amp;[Sheet1.G106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59] = &quot;PASS&quot;; 1; 0) ; IF ([.J1061] = &quot;FAIL&quot;; 1; 0)) ; [.A1061] ; &quot;&quot;)" office:value-type="string" office:string-value="sync03" calcext:value-type="string">
            <text:p>sync03</text:p>
          </table:table-cell>
          <table:table-cell table:formula="of:= IF( AND( IF([.H1060] = &quot;FAIL&quot;; 1; 0) ; IF([.I1061] = &quot;&quot;;  1 ; 0); IF([.J1061] = &quot;FAIL&quot;; 1; 0) ) ; [.A1061] ; &quot;&quot;)" office:value-type="string" office:string-value="sync03" calcext:value-type="string">
            <text:p>sync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2]&amp;[Sheet1.C1062]&amp;[Sheet1.D1062]&amp;[Sheet1.E1060]=&quot;PASSPASSPASSFAIL&quot;; &quot;FAIL&quot;; &quot;&quot;)">
            <text:p/>
          </table:table-cell>
          <table:table-cell table:formula="of:=IF([Sheet1.B1062]&amp;[Sheet1.C1062]&amp;[Sheet1.F1062]&amp;[Sheet1.G106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0] = &quot;PASS&quot;; 1; 0) ; IF ([.J1062] = &quot;FAIL&quot;; 1; 0)) ; [.A1062] ; &quot;&quot;)" office:value-type="string" office:string-value="syncfs01" calcext:value-type="string">
            <text:p>syncfs01</text:p>
          </table:table-cell>
          <table:table-cell table:formula="of:= IF( AND( IF([.H1061] = &quot;FAIL&quot;; 1; 0) ; IF([.I1062] = &quot;&quot;;  1 ; 0); IF([.J1062] = &quot;FAIL&quot;; 1; 0) ) ; [.A10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_file_rang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63]&amp;[Sheet1.C1063]&amp;[Sheet1.D1063]&amp;[Sheet1.E1061]=&quot;PASSPASSPASSFAIL&quot;; &quot;FAIL&quot;; &quot;&quot;)" office:value-type="string" office:string-value="FAIL" calcext:value-type="string">
            <text:p>FAIL</text:p>
          </table:table-cell>
          <table:table-cell table:formula="of:=IF([Sheet1.B1063]&amp;[Sheet1.C1063]&amp;[Sheet1.F1063]&amp;[Sheet1.G10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1] = &quot;PASS&quot;; 1; 0) ; IF ([.J1063] = &quot;FAIL&quot;; 1; 0)) ; [.A1063] ; &quot;&quot;)">
            <text:p/>
          </table:table-cell>
          <table:table-cell table:formula="of:= IF( AND( IF([.H1062] = &quot;FAIL&quot;; 1; 0) ; IF([.I1063] = &quot;&quot;;  1 ; 0); IF([.J1063] = &quot;FAIL&quot;; 1; 0) ) ; [.A10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_file_range02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4]&amp;[Sheet1.C1064]&amp;[Sheet1.D1064]&amp;[Sheet1.E1062]=&quot;PASSPASSPASSFAIL&quot;; &quot;FAIL&quot;; &quot;&quot;)">
            <text:p/>
          </table:table-cell>
          <table:table-cell table:formula="of:=IF([Sheet1.B1064]&amp;[Sheet1.C1064]&amp;[Sheet1.F1064]&amp;[Sheet1.G106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2] = &quot;PASS&quot;; 1; 0) ; IF ([.J1064] = &quot;FAIL&quot;; 1; 0)) ; [.A1064] ; &quot;&quot;)">
            <text:p/>
          </table:table-cell>
          <table:table-cell table:formula="of:= IF( AND( IF([.H1063] = &quot;FAIL&quot;; 1; 0) ; IF([.I1064] = &quot;&quot;;  1 ; 0); IF([.J1064] = &quot;FAIL&quot;; 1; 0) ) ; [.A1064] ; &quot;&quot;)" office:value-type="string" office:string-value="sync_file_range02" calcext:value-type="string">
            <text:p>sync_file_range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5]&amp;[Sheet1.C1065]&amp;[Sheet1.D1065]&amp;[Sheet1.E1063]=&quot;PASSPASSPASSFAIL&quot;; &quot;FAIL&quot;; &quot;&quot;)" office:value-type="string" office:string-value="FAIL" calcext:value-type="string">
            <text:p>FAIL</text:p>
          </table:table-cell>
          <table:table-cell table:formula="of:=IF([Sheet1.B1065]&amp;[Sheet1.C1065]&amp;[Sheet1.F1065]&amp;[Sheet1.G10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3] = &quot;PASS&quot;; 1; 0) ; IF ([.J1065] = &quot;FAIL&quot;; 1; 0)) ; [.A1065] ; &quot;&quot;)">
            <text:p/>
          </table:table-cell>
          <table:table-cell table:formula="of:= IF( AND( IF([.H1064] = &quot;FAIL&quot;; 1; 0) ; IF([.I1065] = &quot;&quot;;  1 ; 0); IF([.J1065] = &quot;FAIL&quot;; 1; 0) ) ; [.A10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6]&amp;[Sheet1.C1066]&amp;[Sheet1.D1066]&amp;[Sheet1.E1064]=&quot;PASSPASSPASSFAIL&quot;; &quot;FAIL&quot;; &quot;&quot;)" office:value-type="string" office:string-value="FAIL" calcext:value-type="string">
            <text:p>FAIL</text:p>
          </table:table-cell>
          <table:table-cell table:formula="of:=IF([Sheet1.B1066]&amp;[Sheet1.C1066]&amp;[Sheet1.F1066]&amp;[Sheet1.G10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4] = &quot;PASS&quot;; 1; 0) ; IF ([.J1066] = &quot;FAIL&quot;; 1; 0)) ; [.A1066] ; &quot;&quot;)">
            <text:p/>
          </table:table-cell>
          <table:table-cell table:formula="of:= IF( AND( IF([.H1065] = &quot;FAIL&quot;; 1; 0) ; IF([.I1066] = &quot;&quot;;  1 ; 0); IF([.J1066] = &quot;FAIL&quot;; 1; 0) ) ; [.A10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tl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7]&amp;[Sheet1.C1067]&amp;[Sheet1.D1067]&amp;[Sheet1.E1065]=&quot;PASSPASSPASSFAIL&quot;; &quot;FAIL&quot;; &quot;&quot;)">
            <text:p/>
          </table:table-cell>
          <table:table-cell table:formula="of:=IF([Sheet1.B1067]&amp;[Sheet1.C1067]&amp;[Sheet1.F1067]&amp;[Sheet1.G10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5] = &quot;PASS&quot;; 1; 0) ; IF ([.J1067] = &quot;FAIL&quot;; 1; 0)) ; [.A1067] ; &quot;&quot;)">
            <text:p/>
          </table:table-cell>
          <table:table-cell table:formula="of:= IF( AND( IF([.H1066] = &quot;FAIL&quot;; 1; 0) ; IF([.I1067] = &quot;&quot;;  1 ; 0); IF([.J1067] = &quot;FAIL&quot;; 1; 0) ) ; [.A10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tl03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8]&amp;[Sheet1.C1068]&amp;[Sheet1.D1068]&amp;[Sheet1.E1066]=&quot;PASSPASSPASSFAIL&quot;; &quot;FAIL&quot;; &quot;&quot;)">
            <text:p/>
          </table:table-cell>
          <table:table-cell table:formula="of:=IF([Sheet1.B1068]&amp;[Sheet1.C1068]&amp;[Sheet1.F1068]&amp;[Sheet1.G10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6] = &quot;PASS&quot;; 1; 0) ; IF ([.J1068] = &quot;FAIL&quot;; 1; 0)) ; [.A1068] ; &quot;&quot;)">
            <text:p/>
          </table:table-cell>
          <table:table-cell table:formula="of:= IF( AND( IF([.H1067] = &quot;FAIL&quot;; 1; 0) ; IF([.I1068] = &quot;&quot;;  1 ; 0); IF([.J1068] = &quot;FAIL&quot;; 1; 0) ) ; [.A10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tl04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9]&amp;[Sheet1.C1069]&amp;[Sheet1.D1069]&amp;[Sheet1.E1067]=&quot;PASSPASSPASSFAIL&quot;; &quot;FAIL&quot;; &quot;&quot;)">
            <text:p/>
          </table:table-cell>
          <table:table-cell table:formula="of:=IF([Sheet1.B1069]&amp;[Sheet1.C1069]&amp;[Sheet1.F1069]&amp;[Sheet1.G10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7] = &quot;PASS&quot;; 1; 0) ; IF ([.J1069] = &quot;FAIL&quot;; 1; 0)) ; [.A1069] ; &quot;&quot;)">
            <text:p/>
          </table:table-cell>
          <table:table-cell table:formula="of:= IF( AND( IF([.H1068] = &quot;FAIL&quot;; 1; 0) ; IF([.I1069] = &quot;&quot;;  1 ; 0); IF([.J1069] = &quot;FAIL&quot;; 1; 0) ) ; [.A10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0]&amp;[Sheet1.C1070]&amp;[Sheet1.D1070]&amp;[Sheet1.E1068]=&quot;PASSPASSPASSFAIL&quot;; &quot;FAIL&quot;; &quot;&quot;)">
            <text:p/>
          </table:table-cell>
          <table:table-cell table:formula="of:=IF([Sheet1.B1070]&amp;[Sheet1.C1070]&amp;[Sheet1.F1070]&amp;[Sheet1.G10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68] = &quot;PASS&quot;; 1; 0) ; IF ([.J1070] = &quot;FAIL&quot;; 1; 0)) ; [.A1070] ; &quot;&quot;)">
            <text:p/>
          </table:table-cell>
          <table:table-cell table:formula="of:= IF( AND( IF([.H1069] = &quot;FAIL&quot;; 1; 0) ; IF([.I1070] = &quot;&quot;;  1 ; 0); IF([.J1070] = &quot;FAIL&quot;; 1; 0) ) ; [.A10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1]&amp;[Sheet1.C1071]&amp;[Sheet1.D1071]&amp;[Sheet1.E1069]=&quot;PASSPASSPASSFAIL&quot;; &quot;FAIL&quot;; &quot;&quot;)">
            <text:p/>
          </table:table-cell>
          <table:table-cell table:formula="of:=IF([Sheet1.B1071]&amp;[Sheet1.C1071]&amp;[Sheet1.F1071]&amp;[Sheet1.G107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69] = &quot;PASS&quot;; 1; 0) ; IF ([.J1071] = &quot;FAIL&quot;; 1; 0)) ; [.A1071] ; &quot;&quot;)">
            <text:p/>
          </table:table-cell>
          <table:table-cell table:formula="of:= IF( AND( IF([.H1070] = &quot;FAIL&quot;; 1; 0) ; IF([.I1071] = &quot;&quot;;  1 ; 0); IF([.J1071] = &quot;FAIL&quot;; 1; 0) ) ; [.A10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2]&amp;[Sheet1.C1072]&amp;[Sheet1.D1072]&amp;[Sheet1.E1070]=&quot;PASSPASSPASSFAIL&quot;; &quot;FAIL&quot;; &quot;&quot;)">
            <text:p/>
          </table:table-cell>
          <table:table-cell table:formula="of:=IF([Sheet1.B1072]&amp;[Sheet1.C1072]&amp;[Sheet1.F1072]&amp;[Sheet1.G10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0] = &quot;PASS&quot;; 1; 0) ; IF ([.J1072] = &quot;FAIL&quot;; 1; 0)) ; [.A1072] ; &quot;&quot;)">
            <text:p/>
          </table:table-cell>
          <table:table-cell table:formula="of:= IF( AND( IF([.H1071] = &quot;FAIL&quot;; 1; 0) ; IF([.I1072] = &quot;&quot;;  1 ; 0); IF([.J1072] = &quot;FAIL&quot;; 1; 0) ) ; [.A10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3]&amp;[Sheet1.C1073]&amp;[Sheet1.D1073]&amp;[Sheet1.E1071]=&quot;PASSPASSPASSFAIL&quot;; &quot;FAIL&quot;; &quot;&quot;)">
            <text:p/>
          </table:table-cell>
          <table:table-cell table:formula="of:=IF([Sheet1.B1073]&amp;[Sheet1.C1073]&amp;[Sheet1.F1073]&amp;[Sheet1.G107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1] = &quot;PASS&quot;; 1; 0) ; IF ([.J1073] = &quot;FAIL&quot;; 1; 0)) ; [.A1073] ; &quot;&quot;)">
            <text:p/>
          </table:table-cell>
          <table:table-cell table:formula="of:= IF( AND( IF([.H1072] = &quot;FAIL&quot;; 1; 0) ; IF([.I1073] = &quot;&quot;;  1 ; 0); IF([.J1073] = &quot;FAIL&quot;; 1; 0) ) ; [.A10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4]&amp;[Sheet1.C1074]&amp;[Sheet1.D1074]&amp;[Sheet1.E1072]=&quot;PASSPASSPASSFAIL&quot;; &quot;FAIL&quot;; &quot;&quot;)">
            <text:p/>
          </table:table-cell>
          <table:table-cell table:formula="of:=IF([Sheet1.B1074]&amp;[Sheet1.C1074]&amp;[Sheet1.F1074]&amp;[Sheet1.G10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2] = &quot;PASS&quot;; 1; 0) ; IF ([.J1074] = &quot;FAIL&quot;; 1; 0)) ; [.A1074] ; &quot;&quot;)">
            <text:p/>
          </table:table-cell>
          <table:table-cell table:formula="of:= IF( AND( IF([.H1073] = &quot;FAIL&quot;; 1; 0) ; IF([.I1074] = &quot;&quot;;  1 ; 0); IF([.J1074] = &quot;FAIL&quot;; 1; 0) ) ; [.A10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5]&amp;[Sheet1.C1075]&amp;[Sheet1.D1075]&amp;[Sheet1.E1073]=&quot;PASSPASSPASSFAIL&quot;; &quot;FAIL&quot;; &quot;&quot;)">
            <text:p/>
          </table:table-cell>
          <table:table-cell table:formula="of:=IF([Sheet1.B1075]&amp;[Sheet1.C1075]&amp;[Sheet1.F1075]&amp;[Sheet1.G10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3] = &quot;PASS&quot;; 1; 0) ; IF ([.J1075] = &quot;FAIL&quot;; 1; 0)) ; [.A1075] ; &quot;&quot;)">
            <text:p/>
          </table:table-cell>
          <table:table-cell table:formula="of:= IF( AND( IF([.H1074] = &quot;FAIL&quot;; 1; 0) ; IF([.I1075] = &quot;&quot;;  1 ; 0); IF([.J1075] = &quot;FAIL&quot;; 1; 0) ) ; [.A10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6]&amp;[Sheet1.C1076]&amp;[Sheet1.D1076]&amp;[Sheet1.E1074]=&quot;PASSPASSPASSFAIL&quot;; &quot;FAIL&quot;; &quot;&quot;)">
            <text:p/>
          </table:table-cell>
          <table:table-cell table:formula="of:=IF([Sheet1.B1076]&amp;[Sheet1.C1076]&amp;[Sheet1.F1076]&amp;[Sheet1.G10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4] = &quot;PASS&quot;; 1; 0) ; IF ([.J1076] = &quot;FAIL&quot;; 1; 0)) ; [.A1076] ; &quot;&quot;)">
            <text:p/>
          </table:table-cell>
          <table:table-cell table:formula="of:= IF( AND( IF([.H1075] = &quot;FAIL&quot;; 1; 0) ; IF([.I1076] = &quot;&quot;;  1 ; 0); IF([.J1076] = &quot;FAIL&quot;; 1; 0) ) ; [.A10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info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7]&amp;[Sheet1.C1077]&amp;[Sheet1.D1077]&amp;[Sheet1.E1075]=&quot;PASSPASSPASSFAIL&quot;; &quot;FAIL&quot;; &quot;&quot;)">
            <text:p/>
          </table:table-cell>
          <table:table-cell table:formula="of:=IF([Sheet1.B1077]&amp;[Sheet1.C1077]&amp;[Sheet1.F1077]&amp;[Sheet1.G10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5] = &quot;PASS&quot;; 1; 0) ; IF ([.J1077] = &quot;FAIL&quot;; 1; 0)) ; [.A1077] ; &quot;&quot;)">
            <text:p/>
          </table:table-cell>
          <table:table-cell table:formula="of:= IF( AND( IF([.H1076] = &quot;FAIL&quot;; 1; 0) ; IF([.I1077] = &quot;&quot;;  1 ; 0); IF([.J1077] = &quot;FAIL&quot;; 1; 0) ) ; [.A10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8]&amp;[Sheet1.C1078]&amp;[Sheet1.D1078]&amp;[Sheet1.E1076]=&quot;PASSPASSPASSFAIL&quot;; &quot;FAIL&quot;; &quot;&quot;)">
            <text:p/>
          </table:table-cell>
          <table:table-cell table:formula="of:=IF([Sheet1.B1078]&amp;[Sheet1.C1078]&amp;[Sheet1.F1078]&amp;[Sheet1.G10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6] = &quot;PASS&quot;; 1; 0) ; IF ([.J1078] = &quot;FAIL&quot;; 1; 0)) ; [.A1078] ; &quot;&quot;)">
            <text:p/>
          </table:table-cell>
          <table:table-cell table:formula="of:= IF( AND( IF([.H1077] = &quot;FAIL&quot;; 1; 0) ; IF([.I1078] = &quot;&quot;;  1 ; 0); IF([.J1078] = &quot;FAIL&quot;; 1; 0) ) ; [.A10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9]&amp;[Sheet1.C1079]&amp;[Sheet1.D1079]&amp;[Sheet1.E1077]=&quot;PASSPASSPASSFAIL&quot;; &quot;FAIL&quot;; &quot;&quot;)">
            <text:p/>
          </table:table-cell>
          <table:table-cell table:formula="of:=IF([Sheet1.B1079]&amp;[Sheet1.C1079]&amp;[Sheet1.F1079]&amp;[Sheet1.G10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7] = &quot;PASS&quot;; 1; 0) ; IF ([.J1079] = &quot;FAIL&quot;; 1; 0)) ; [.A1079] ; &quot;&quot;)">
            <text:p/>
          </table:table-cell>
          <table:table-cell table:formula="of:= IF( AND( IF([.H1078] = &quot;FAIL&quot;; 1; 0) ; IF([.I1079] = &quot;&quot;;  1 ; 0); IF([.J1079] = &quot;FAIL&quot;; 1; 0) ) ; [.A10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0]&amp;[Sheet1.C1080]&amp;[Sheet1.D1080]&amp;[Sheet1.E1078]=&quot;PASSPASSPASSFAIL&quot;; &quot;FAIL&quot;; &quot;&quot;)">
            <text:p/>
          </table:table-cell>
          <table:table-cell table:formula="of:=IF([Sheet1.B1080]&amp;[Sheet1.C1080]&amp;[Sheet1.F1080]&amp;[Sheet1.G10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8] = &quot;PASS&quot;; 1; 0) ; IF ([.J1080] = &quot;FAIL&quot;; 1; 0)) ; [.A1080] ; &quot;&quot;)">
            <text:p/>
          </table:table-cell>
          <table:table-cell table:formula="of:= IF( AND( IF([.H1079] = &quot;FAIL&quot;; 1; 0) ; IF([.I1080] = &quot;&quot;;  1 ; 0); IF([.J1080] = &quot;FAIL&quot;; 1; 0) ) ; [.A10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1]&amp;[Sheet1.C1081]&amp;[Sheet1.D1081]&amp;[Sheet1.E1079]=&quot;PASSPASSPASSFAIL&quot;; &quot;FAIL&quot;; &quot;&quot;)">
            <text:p/>
          </table:table-cell>
          <table:table-cell table:formula="of:=IF([Sheet1.B1081]&amp;[Sheet1.C1081]&amp;[Sheet1.F1081]&amp;[Sheet1.G10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9] = &quot;PASS&quot;; 1; 0) ; IF ([.J1081] = &quot;FAIL&quot;; 1; 0)) ; [.A1081] ; &quot;&quot;)">
            <text:p/>
          </table:table-cell>
          <table:table-cell table:formula="of:= IF( AND( IF([.H1080] = &quot;FAIL&quot;; 1; 0) ; IF([.I1081] = &quot;&quot;;  1 ; 0); IF([.J1081] = &quot;FAIL&quot;; 1; 0) ) ; [.A10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2]&amp;[Sheet1.C1082]&amp;[Sheet1.D1082]&amp;[Sheet1.E1080]=&quot;PASSPASSPASSFAIL&quot;; &quot;FAIL&quot;; &quot;&quot;)">
            <text:p/>
          </table:table-cell>
          <table:table-cell table:formula="of:=IF([Sheet1.B1082]&amp;[Sheet1.C1082]&amp;[Sheet1.F1082]&amp;[Sheet1.G10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0] = &quot;PASS&quot;; 1; 0) ; IF ([.J1082] = &quot;FAIL&quot;; 1; 0)) ; [.A1082] ; &quot;&quot;)">
            <text:p/>
          </table:table-cell>
          <table:table-cell table:formula="of:= IF( AND( IF([.H1081] = &quot;FAIL&quot;; 1; 0) ; IF([.I1082] = &quot;&quot;;  1 ; 0); IF([.J1082] = &quot;FAIL&quot;; 1; 0) ) ; [.A10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3]&amp;[Sheet1.C1083]&amp;[Sheet1.D1083]&amp;[Sheet1.E1081]=&quot;PASSPASSPASSFAIL&quot;; &quot;FAIL&quot;; &quot;&quot;)">
            <text:p/>
          </table:table-cell>
          <table:table-cell table:formula="of:=IF([Sheet1.B1083]&amp;[Sheet1.C1083]&amp;[Sheet1.F1083]&amp;[Sheet1.G10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1] = &quot;PASS&quot;; 1; 0) ; IF ([.J1083] = &quot;FAIL&quot;; 1; 0)) ; [.A1083] ; &quot;&quot;)">
            <text:p/>
          </table:table-cell>
          <table:table-cell table:formula="of:= IF( AND( IF([.H1082] = &quot;FAIL&quot;; 1; 0) ; IF([.I1083] = &quot;&quot;;  1 ; 0); IF([.J1083] = &quot;FAIL&quot;; 1; 0) ) ; [.A10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4]&amp;[Sheet1.C1084]&amp;[Sheet1.D1084]&amp;[Sheet1.E1082]=&quot;PASSPASSPASSFAIL&quot;; &quot;FAIL&quot;; &quot;&quot;)">
            <text:p/>
          </table:table-cell>
          <table:table-cell table:formula="of:=IF([Sheet1.B1084]&amp;[Sheet1.C1084]&amp;[Sheet1.F1084]&amp;[Sheet1.G10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2] = &quot;PASS&quot;; 1; 0) ; IF ([.J1084] = &quot;FAIL&quot;; 1; 0)) ; [.A1084] ; &quot;&quot;)">
            <text:p/>
          </table:table-cell>
          <table:table-cell table:formula="of:= IF( AND( IF([.H1083] = &quot;FAIL&quot;; 1; 0) ; IF([.I1084] = &quot;&quot;;  1 ; 0); IF([.J1084] = &quot;FAIL&quot;; 1; 0) ) ; [.A10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5]&amp;[Sheet1.C1085]&amp;[Sheet1.D1085]&amp;[Sheet1.E1083]=&quot;PASSPASSPASSFAIL&quot;; &quot;FAIL&quot;; &quot;&quot;)">
            <text:p/>
          </table:table-cell>
          <table:table-cell table:formula="of:=IF([Sheet1.B1085]&amp;[Sheet1.C1085]&amp;[Sheet1.F1085]&amp;[Sheet1.G10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3] = &quot;PASS&quot;; 1; 0) ; IF ([.J1085] = &quot;FAIL&quot;; 1; 0)) ; [.A1085] ; &quot;&quot;)">
            <text:p/>
          </table:table-cell>
          <table:table-cell table:formula="of:= IF( AND( IF([.H1084] = &quot;FAIL&quot;; 1; 0) ; IF([.I1085] = &quot;&quot;;  1 ; 0); IF([.J1085] = &quot;FAIL&quot;; 1; 0) ) ; [.A10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6]&amp;[Sheet1.C1086]&amp;[Sheet1.D1086]&amp;[Sheet1.E1084]=&quot;PASSPASSPASSFAIL&quot;; &quot;FAIL&quot;; &quot;&quot;)">
            <text:p/>
          </table:table-cell>
          <table:table-cell table:formula="of:=IF([Sheet1.B1086]&amp;[Sheet1.C1086]&amp;[Sheet1.F1086]&amp;[Sheet1.G10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4] = &quot;PASS&quot;; 1; 0) ; IF ([.J1086] = &quot;FAIL&quot;; 1; 0)) ; [.A1086] ; &quot;&quot;)">
            <text:p/>
          </table:table-cell>
          <table:table-cell table:formula="of:= IF( AND( IF([.H1085] = &quot;FAIL&quot;; 1; 0) ; IF([.I1086] = &quot;&quot;;  1 ; 0); IF([.J1086] = &quot;FAIL&quot;; 1; 0) ) ; [.A10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7]&amp;[Sheet1.C1087]&amp;[Sheet1.D1087]&amp;[Sheet1.E1085]=&quot;PASSPASSPASSFAIL&quot;; &quot;FAIL&quot;; &quot;&quot;)">
            <text:p/>
          </table:table-cell>
          <table:table-cell table:formula="of:=IF([Sheet1.B1087]&amp;[Sheet1.C1087]&amp;[Sheet1.F1087]&amp;[Sheet1.G10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5] = &quot;PASS&quot;; 1; 0) ; IF ([.J1087] = &quot;FAIL&quot;; 1; 0)) ; [.A1087] ; &quot;&quot;)">
            <text:p/>
          </table:table-cell>
          <table:table-cell table:formula="of:= IF( AND( IF([.H1086] = &quot;FAIL&quot;; 1; 0) ; IF([.I1087] = &quot;&quot;;  1 ; 0); IF([.J1087] = &quot;FAIL&quot;; 1; 0) ) ; [.A10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1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88]&amp;[Sheet1.C1088]&amp;[Sheet1.D1088]&amp;[Sheet1.E1086]=&quot;PASSPASSPASSFAIL&quot;; &quot;FAIL&quot;; &quot;&quot;)">
            <text:p/>
          </table:table-cell>
          <table:table-cell table:formula="of:=IF([Sheet1.B1088]&amp;[Sheet1.C1088]&amp;[Sheet1.F1088]&amp;[Sheet1.G10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6] = &quot;PASS&quot;; 1; 0) ; IF ([.J1088] = &quot;FAIL&quot;; 1; 0)) ; [.A1088] ; &quot;&quot;)">
            <text:p/>
          </table:table-cell>
          <table:table-cell table:formula="of:= IF( AND( IF([.H1087] = &quot;FAIL&quot;; 1; 0) ; IF([.I1088] = &quot;&quot;;  1 ; 0); IF([.J1088] = &quot;FAIL&quot;; 1; 0) ) ; [.A10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9]&amp;[Sheet1.C1089]&amp;[Sheet1.D1089]&amp;[Sheet1.E1087]=&quot;PASSPASSPASSFAIL&quot;; &quot;FAIL&quot;; &quot;&quot;)">
            <text:p/>
          </table:table-cell>
          <table:table-cell table:formula="of:=IF([Sheet1.B1089]&amp;[Sheet1.C1089]&amp;[Sheet1.F1089]&amp;[Sheet1.G10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7] = &quot;PASS&quot;; 1; 0) ; IF ([.J1089] = &quot;FAIL&quot;; 1; 0)) ; [.A1089] ; &quot;&quot;)">
            <text:p/>
          </table:table-cell>
          <table:table-cell table:formula="of:= IF( AND( IF([.H1088] = &quot;FAIL&quot;; 1; 0) ; IF([.I1089] = &quot;&quot;;  1 ; 0); IF([.J1089] = &quot;FAIL&quot;; 1; 0) ) ; [.A10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0]&amp;[Sheet1.C1090]&amp;[Sheet1.D1090]&amp;[Sheet1.E1088]=&quot;PASSPASSPASSFAIL&quot;; &quot;FAIL&quot;; &quot;&quot;)" office:value-type="string" office:string-value="FAIL" calcext:value-type="string">
            <text:p>FAIL</text:p>
          </table:table-cell>
          <table:table-cell table:formula="of:=IF([Sheet1.B1090]&amp;[Sheet1.C1090]&amp;[Sheet1.F1090]&amp;[Sheet1.G10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8] = &quot;PASS&quot;; 1; 0) ; IF ([.J1090] = &quot;FAIL&quot;; 1; 0)) ; [.A1090] ; &quot;&quot;)">
            <text:p/>
          </table:table-cell>
          <table:table-cell table:formula="of:= IF( AND( IF([.H1089] = &quot;FAIL&quot;; 1; 0) ; IF([.I1090] = &quot;&quot;;  1 ; 0); IF([.J1090] = &quot;FAIL&quot;; 1; 0) ) ; [.A10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1]&amp;[Sheet1.C1091]&amp;[Sheet1.D1091]&amp;[Sheet1.E1089]=&quot;PASSPASSPASSFAIL&quot;; &quot;FAIL&quot;; &quot;&quot;)">
            <text:p/>
          </table:table-cell>
          <table:table-cell table:formula="of:=IF([Sheet1.B1091]&amp;[Sheet1.C1091]&amp;[Sheet1.F1091]&amp;[Sheet1.G10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9] = &quot;PASS&quot;; 1; 0) ; IF ([.J1091] = &quot;FAIL&quot;; 1; 0)) ; [.A1091] ; &quot;&quot;)">
            <text:p/>
          </table:table-cell>
          <table:table-cell table:formula="of:= IF( AND( IF([.H1090] = &quot;FAIL&quot;; 1; 0) ; IF([.I1091] = &quot;&quot;;  1 ; 0); IF([.J1091] = &quot;FAIL&quot;; 1; 0) ) ; [.A10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2]&amp;[Sheet1.C1092]&amp;[Sheet1.D1092]&amp;[Sheet1.E1090]=&quot;PASSPASSPASSFAIL&quot;; &quot;FAIL&quot;; &quot;&quot;)">
            <text:p/>
          </table:table-cell>
          <table:table-cell table:formula="of:=IF([Sheet1.B1092]&amp;[Sheet1.C1092]&amp;[Sheet1.F1092]&amp;[Sheet1.G10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0] = &quot;PASS&quot;; 1; 0) ; IF ([.J1092] = &quot;FAIL&quot;; 1; 0)) ; [.A1092] ; &quot;&quot;)">
            <text:p/>
          </table:table-cell>
          <table:table-cell table:formula="of:= IF( AND( IF([.H1091] = &quot;FAIL&quot;; 1; 0) ; IF([.I1092] = &quot;&quot;;  1 ; 0); IF([.J1092] = &quot;FAIL&quot;; 1; 0) ) ; [.A10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3]&amp;[Sheet1.C1093]&amp;[Sheet1.D1093]&amp;[Sheet1.E1091]=&quot;PASSPASSPASSFAIL&quot;; &quot;FAIL&quot;; &quot;&quot;)">
            <text:p/>
          </table:table-cell>
          <table:table-cell table:formula="of:=IF([Sheet1.B1093]&amp;[Sheet1.C1093]&amp;[Sheet1.F1093]&amp;[Sheet1.G10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1] = &quot;PASS&quot;; 1; 0) ; IF ([.J1093] = &quot;FAIL&quot;; 1; 0)) ; [.A1093] ; &quot;&quot;)">
            <text:p/>
          </table:table-cell>
          <table:table-cell table:formula="of:= IF( AND( IF([.H1092] = &quot;FAIL&quot;; 1; 0) ; IF([.I1093] = &quot;&quot;;  1 ; 0); IF([.J1093] = &quot;FAIL&quot;; 1; 0) ) ; [.A10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4]&amp;[Sheet1.C1094]&amp;[Sheet1.D1094]&amp;[Sheet1.E1092]=&quot;PASSPASSPASSFAIL&quot;; &quot;FAIL&quot;; &quot;&quot;)">
            <text:p/>
          </table:table-cell>
          <table:table-cell table:formula="of:=IF([Sheet1.B1094]&amp;[Sheet1.C1094]&amp;[Sheet1.F1094]&amp;[Sheet1.G10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2] = &quot;PASS&quot;; 1; 0) ; IF ([.J1094] = &quot;FAIL&quot;; 1; 0)) ; [.A1094] ; &quot;&quot;)">
            <text:p/>
          </table:table-cell>
          <table:table-cell table:formula="of:= IF( AND( IF([.H1093] = &quot;FAIL&quot;; 1; 0) ; IF([.I1094] = &quot;&quot;;  1 ; 0); IF([.J1094] = &quot;FAIL&quot;; 1; 0) ) ; [.A10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5]&amp;[Sheet1.C1095]&amp;[Sheet1.D1095]&amp;[Sheet1.E1093]=&quot;PASSPASSPASSFAIL&quot;; &quot;FAIL&quot;; &quot;&quot;)">
            <text:p/>
          </table:table-cell>
          <table:table-cell table:formula="of:=IF([Sheet1.B1095]&amp;[Sheet1.C1095]&amp;[Sheet1.F1095]&amp;[Sheet1.G10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3] = &quot;PASS&quot;; 1; 0) ; IF ([.J1095] = &quot;FAIL&quot;; 1; 0)) ; [.A1095] ; &quot;&quot;)">
            <text:p/>
          </table:table-cell>
          <table:table-cell table:formula="of:= IF( AND( IF([.H1094] = &quot;FAIL&quot;; 1; 0) ; IF([.I1095] = &quot;&quot;;  1 ; 0); IF([.J1095] = &quot;FAIL&quot;; 1; 0) ) ; [.A10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6]&amp;[Sheet1.C1096]&amp;[Sheet1.D1096]&amp;[Sheet1.E1094]=&quot;PASSPASSPASSFAIL&quot;; &quot;FAIL&quot;; &quot;&quot;)">
            <text:p/>
          </table:table-cell>
          <table:table-cell table:formula="of:=IF([Sheet1.B1096]&amp;[Sheet1.C1096]&amp;[Sheet1.F1096]&amp;[Sheet1.G10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4] = &quot;PASS&quot;; 1; 0) ; IF ([.J1096] = &quot;FAIL&quot;; 1; 0)) ; [.A1096] ; &quot;&quot;)">
            <text:p/>
          </table:table-cell>
          <table:table-cell table:formula="of:= IF( AND( IF([.H1095] = &quot;FAIL&quot;; 1; 0) ; IF([.I1096] = &quot;&quot;;  1 ; 0); IF([.J1096] = &quot;FAIL&quot;; 1; 0) ) ; [.A10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_cre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7]&amp;[Sheet1.C1097]&amp;[Sheet1.D1097]&amp;[Sheet1.E1095]=&quot;PASSPASSPASSFAIL&quot;; &quot;FAIL&quot;; &quot;&quot;)">
            <text:p/>
          </table:table-cell>
          <table:table-cell table:formula="of:=IF([Sheet1.B1097]&amp;[Sheet1.C1097]&amp;[Sheet1.F1097]&amp;[Sheet1.G10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5] = &quot;PASS&quot;; 1; 0) ; IF ([.J1097] = &quot;FAIL&quot;; 1; 0)) ; [.A1097] ; &quot;&quot;)">
            <text:p/>
          </table:table-cell>
          <table:table-cell table:formula="of:= IF( AND( IF([.H1096] = &quot;FAIL&quot;; 1; 0) ; IF([.I1097] = &quot;&quot;;  1 ; 0); IF([.J1097] = &quot;FAIL&quot;; 1; 0) ) ; [.A10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8]&amp;[Sheet1.C1098]&amp;[Sheet1.D1098]&amp;[Sheet1.E1096]=&quot;PASSPASSPASSFAIL&quot;; &quot;FAIL&quot;; &quot;&quot;)">
            <text:p/>
          </table:table-cell>
          <table:table-cell table:formula="of:=IF([Sheet1.B1098]&amp;[Sheet1.C1098]&amp;[Sheet1.F1098]&amp;[Sheet1.G10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6] = &quot;PASS&quot;; 1; 0) ; IF ([.J1098] = &quot;FAIL&quot;; 1; 0)) ; [.A1098] ; &quot;&quot;)">
            <text:p/>
          </table:table-cell>
          <table:table-cell table:formula="of:= IF( AND( IF([.H1097] = &quot;FAIL&quot;; 1; 0) ; IF([.I1098] = &quot;&quot;;  1 ; 0); IF([.J1098] = &quot;FAIL&quot;; 1; 0) ) ; [.A10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_s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9]&amp;[Sheet1.C1099]&amp;[Sheet1.D1099]&amp;[Sheet1.E1097]=&quot;PASSPASSPASSFAIL&quot;; &quot;FAIL&quot;; &quot;&quot;)">
            <text:p/>
          </table:table-cell>
          <table:table-cell table:formula="of:=IF([Sheet1.B1099]&amp;[Sheet1.C1099]&amp;[Sheet1.F1099]&amp;[Sheet1.G10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7] = &quot;PASS&quot;; 1; 0) ; IF ([.J1099] = &quot;FAIL&quot;; 1; 0)) ; [.A1099] ; &quot;&quot;)">
            <text:p/>
          </table:table-cell>
          <table:table-cell table:formula="of:= IF( AND( IF([.H1098] = &quot;FAIL&quot;; 1; 0) ; IF([.I1099] = &quot;&quot;;  1 ; 0); IF([.J1099] = &quot;FAIL&quot;; 1; 0) ) ; [.A10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_getoverru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0]&amp;[Sheet1.C1100]&amp;[Sheet1.D1100]&amp;[Sheet1.E1098]=&quot;PASSPASSPASSFAIL&quot;; &quot;FAIL&quot;; &quot;&quot;)">
            <text:p/>
          </table:table-cell>
          <table:table-cell table:formula="of:=IF([Sheet1.B1100]&amp;[Sheet1.C1100]&amp;[Sheet1.F1100]&amp;[Sheet1.G11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8] = &quot;PASS&quot;; 1; 0) ; IF ([.J1100] = &quot;FAIL&quot;; 1; 0)) ; [.A1100] ; &quot;&quot;)">
            <text:p/>
          </table:table-cell>
          <table:table-cell table:formula="of:= IF( AND( IF([.H1099] = &quot;FAIL&quot;; 1; 0) ; IF([.I1100] = &quot;&quot;;  1 ; 0); IF([.J1100] = &quot;FAIL&quot;; 1; 0) ) ; [.A11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1]&amp;[Sheet1.C1101]&amp;[Sheet1.D1101]&amp;[Sheet1.E1099]=&quot;PASSPASSPASSFAIL&quot;; &quot;FAIL&quot;; &quot;&quot;)">
            <text:p/>
          </table:table-cell>
          <table:table-cell table:formula="of:=IF([Sheet1.B1101]&amp;[Sheet1.C1101]&amp;[Sheet1.F1101]&amp;[Sheet1.G11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9] = &quot;PASS&quot;; 1; 0) ; IF ([.J1101] = &quot;FAIL&quot;; 1; 0)) ; [.A1101] ; &quot;&quot;)">
            <text:p/>
          </table:table-cell>
          <table:table-cell table:formula="of:= IF( AND( IF([.H1100] = &quot;FAIL&quot;; 1; 0) ; IF([.I1101] = &quot;&quot;;  1 ; 0); IF([.J1101] = &quot;FAIL&quot;; 1; 0) ) ; [.A11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kil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2]&amp;[Sheet1.C1102]&amp;[Sheet1.D1102]&amp;[Sheet1.E1100]=&quot;PASSPASSPASSFAIL&quot;; &quot;FAIL&quot;; &quot;&quot;)">
            <text:p/>
          </table:table-cell>
          <table:table-cell table:formula="of:=IF([Sheet1.B1102]&amp;[Sheet1.C1102]&amp;[Sheet1.F1102]&amp;[Sheet1.G110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00] = &quot;PASS&quot;; 1; 0) ; IF ([.J1102] = &quot;FAIL&quot;; 1; 0)) ; [.A1102] ; &quot;&quot;)">
            <text:p/>
          </table:table-cell>
          <table:table-cell table:formula="of:= IF( AND( IF([.H1101] = &quot;FAIL&quot;; 1; 0) ; IF([.I1102] = &quot;&quot;;  1 ; 0); IF([.J1102] = &quot;FAIL&quot;; 1; 0) ) ; [.A11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kill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3]&amp;[Sheet1.C1103]&amp;[Sheet1.D1103]&amp;[Sheet1.E1101]=&quot;PASSPASSPASSFAIL&quot;; &quot;FAIL&quot;; &quot;&quot;)">
            <text:p/>
          </table:table-cell>
          <table:table-cell table:formula="of:=IF([Sheet1.B1103]&amp;[Sheet1.C1103]&amp;[Sheet1.F1103]&amp;[Sheet1.G110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01] = &quot;PASS&quot;; 1; 0) ; IF ([.J1103] = &quot;FAIL&quot;; 1; 0)) ; [.A1103] ; &quot;&quot;)">
            <text:p/>
          </table:table-cell>
          <table:table-cell table:formula="of:= IF( AND( IF([.H1102] = &quot;FAIL&quot;; 1; 0) ; IF([.I1103] = &quot;&quot;;  1 ; 0); IF([.J1103] = &quot;FAIL&quot;; 1; 0) ) ; [.A11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4]&amp;[Sheet1.C1104]&amp;[Sheet1.D1104]&amp;[Sheet1.E1102]=&quot;PASSPASSPASSFAIL&quot;; &quot;FAIL&quot;; &quot;&quot;)">
            <text:p/>
          </table:table-cell>
          <table:table-cell table:formula="of:=IF([Sheet1.B1104]&amp;[Sheet1.C1104]&amp;[Sheet1.F1104]&amp;[Sheet1.G11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2] = &quot;PASS&quot;; 1; 0) ; IF ([.J1104] = &quot;FAIL&quot;; 1; 0)) ; [.A1104] ; &quot;&quot;)">
            <text:p/>
          </table:table-cell>
          <table:table-cell table:formula="of:= IF( AND( IF([.H1103] = &quot;FAIL&quot;; 1; 0) ; IF([.I1104] = &quot;&quot;;  1 ; 0); IF([.J1104] = &quot;FAIL&quot;; 1; 0) ) ; [.A11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5]&amp;[Sheet1.C1105]&amp;[Sheet1.D1105]&amp;[Sheet1.E1103]=&quot;PASSPASSPASSFAIL&quot;; &quot;FAIL&quot;; &quot;&quot;)">
            <text:p/>
          </table:table-cell>
          <table:table-cell table:formula="of:=IF([Sheet1.B1105]&amp;[Sheet1.C1105]&amp;[Sheet1.F1105]&amp;[Sheet1.G11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3] = &quot;PASS&quot;; 1; 0) ; IF ([.J1105] = &quot;FAIL&quot;; 1; 0)) ; [.A1105] ; &quot;&quot;)">
            <text:p/>
          </table:table-cell>
          <table:table-cell table:formula="of:= IF( AND( IF([.H1104] = &quot;FAIL&quot;; 1; 0) ; IF([.I1105] = &quot;&quot;;  1 ; 0); IF([.J1105] = &quot;FAIL&quot;; 1; 0) ) ; [.A11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6]&amp;[Sheet1.C1106]&amp;[Sheet1.D1106]&amp;[Sheet1.E1104]=&quot;PASSPASSPASSFAIL&quot;; &quot;FAIL&quot;; &quot;&quot;)">
            <text:p/>
          </table:table-cell>
          <table:table-cell table:formula="of:=IF([Sheet1.B1106]&amp;[Sheet1.C1106]&amp;[Sheet1.F1106]&amp;[Sheet1.G11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4] = &quot;PASS&quot;; 1; 0) ; IF ([.J1106] = &quot;FAIL&quot;; 1; 0)) ; [.A1106] ; &quot;&quot;)">
            <text:p/>
          </table:table-cell>
          <table:table-cell table:formula="of:= IF( AND( IF([.H1105] = &quot;FAIL&quot;; 1; 0) ; IF([.I1106] = &quot;&quot;;  1 ; 0); IF([.J1106] = &quot;FAIL&quot;; 1; 0) ) ; [.A11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7]&amp;[Sheet1.C1107]&amp;[Sheet1.D1107]&amp;[Sheet1.E1105]=&quot;PASSPASSPASSFAIL&quot;; &quot;FAIL&quot;; &quot;&quot;)" office:value-type="string" office:string-value="FAIL" calcext:value-type="string">
            <text:p>FAIL</text:p>
          </table:table-cell>
          <table:table-cell table:formula="of:=IF([Sheet1.B1107]&amp;[Sheet1.C1107]&amp;[Sheet1.F1107]&amp;[Sheet1.G110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5] = &quot;PASS&quot;; 1; 0) ; IF ([.J1107] = &quot;FAIL&quot;; 1; 0)) ; [.A1107] ; &quot;&quot;)">
            <text:p/>
          </table:table-cell>
          <table:table-cell table:formula="of:= IF( AND( IF([.H1106] = &quot;FAIL&quot;; 1; 0) ; IF([.I1107] = &quot;&quot;;  1 ; 0); IF([.J1107] = &quot;FAIL&quot;; 1; 0) ) ; [.A11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8]&amp;[Sheet1.C1108]&amp;[Sheet1.D1108]&amp;[Sheet1.E1106]=&quot;PASSPASSPASSFAIL&quot;; &quot;FAIL&quot;; &quot;&quot;)">
            <text:p/>
          </table:table-cell>
          <table:table-cell table:formula="of:=IF([Sheet1.B1108]&amp;[Sheet1.C1108]&amp;[Sheet1.F1108]&amp;[Sheet1.G11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6] = &quot;PASS&quot;; 1; 0) ; IF ([.J1108] = &quot;FAIL&quot;; 1; 0)) ; [.A1108] ; &quot;&quot;)">
            <text:p/>
          </table:table-cell>
          <table:table-cell table:formula="of:= IF( AND( IF([.H1107] = &quot;FAIL&quot;; 1; 0) ; IF([.I1108] = &quot;&quot;;  1 ; 0); IF([.J1108] = &quot;FAIL&quot;; 1; 0) ) ; [.A11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3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9]&amp;[Sheet1.C1109]&amp;[Sheet1.D1109]&amp;[Sheet1.E1107]=&quot;PASSPASSPASSFAIL&quot;; &quot;FAIL&quot;; &quot;&quot;)" office:value-type="string" office:string-value="FAIL" calcext:value-type="string">
            <text:p>FAIL</text:p>
          </table:table-cell>
          <table:table-cell table:formula="of:=IF([Sheet1.B1109]&amp;[Sheet1.C1109]&amp;[Sheet1.F1109]&amp;[Sheet1.G110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7] = &quot;PASS&quot;; 1; 0) ; IF ([.J1109] = &quot;FAIL&quot;; 1; 0)) ; [.A1109] ; &quot;&quot;)">
            <text:p/>
          </table:table-cell>
          <table:table-cell table:formula="of:= IF( AND( IF([.H1108] = &quot;FAIL&quot;; 1; 0) ; IF([.I1109] = &quot;&quot;;  1 ; 0); IF([.J1109] = &quot;FAIL&quot;; 1; 0) ) ; [.A11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lim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0]&amp;[Sheet1.C1110]&amp;[Sheet1.D1110]&amp;[Sheet1.E1108]=&quot;PASSPASSPASSFAIL&quot;; &quot;FAIL&quot;; &quot;&quot;)">
            <text:p/>
          </table:table-cell>
          <table:table-cell table:formula="of:=IF([Sheet1.B1110]&amp;[Sheet1.C1110]&amp;[Sheet1.F1110]&amp;[Sheet1.G11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8] = &quot;PASS&quot;; 1; 0) ; IF ([.J1110] = &quot;FAIL&quot;; 1; 0)) ; [.A1110] ; &quot;&quot;)">
            <text:p/>
          </table:table-cell>
          <table:table-cell table:formula="of:= IF( AND( IF([.H1109] = &quot;FAIL&quot;; 1; 0) ; IF([.I1110] = &quot;&quot;;  1 ; 0); IF([.J1110] = &quot;FAIL&quot;; 1; 0) ) ; [.A11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1]&amp;[Sheet1.C1111]&amp;[Sheet1.D1111]&amp;[Sheet1.E1109]=&quot;PASSPASSPASSFAIL&quot;; &quot;FAIL&quot;; &quot;&quot;)" office:value-type="string" office:string-value="FAIL" calcext:value-type="string">
            <text:p>FAIL</text:p>
          </table:table-cell>
          <table:table-cell table:formula="of:=IF([Sheet1.B1111]&amp;[Sheet1.C1111]&amp;[Sheet1.F1111]&amp;[Sheet1.G11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9] = &quot;PASS&quot;; 1; 0) ; IF ([.J1111] = &quot;FAIL&quot;; 1; 0)) ; [.A1111] ; &quot;&quot;)">
            <text:p/>
          </table:table-cell>
          <table:table-cell table:formula="of:= IF( AND( IF([.H1110] = &quot;FAIL&quot;; 1; 0) ; IF([.I1111] = &quot;&quot;;  1 ; 0); IF([.J1111] = &quot;FAIL&quot;; 1; 0) ) ; [.A11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2]&amp;[Sheet1.C1112]&amp;[Sheet1.D1112]&amp;[Sheet1.E1110]=&quot;PASSPASSPASSFAIL&quot;; &quot;FAIL&quot;; &quot;&quot;)">
            <text:p/>
          </table:table-cell>
          <table:table-cell table:formula="of:=IF([Sheet1.B1112]&amp;[Sheet1.C1112]&amp;[Sheet1.F1112]&amp;[Sheet1.G11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0] = &quot;PASS&quot;; 1; 0) ; IF ([.J1112] = &quot;FAIL&quot;; 1; 0)) ; [.A1112] ; &quot;&quot;)">
            <text:p/>
          </table:table-cell>
          <table:table-cell table:formula="of:= IF( AND( IF([.H1111] = &quot;FAIL&quot;; 1; 0) ; IF([.I1112] = &quot;&quot;;  1 ; 0); IF([.J1112] = &quot;FAIL&quot;; 1; 0) ) ; [.A11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3]&amp;[Sheet1.C1113]&amp;[Sheet1.D1113]&amp;[Sheet1.E1111]=&quot;PASSPASSPASSFAIL&quot;; &quot;FAIL&quot;; &quot;&quot;)">
            <text:p/>
          </table:table-cell>
          <table:table-cell table:formula="of:=IF([Sheet1.B1113]&amp;[Sheet1.C1113]&amp;[Sheet1.F1113]&amp;[Sheet1.G11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1] = &quot;PASS&quot;; 1; 0) ; IF ([.J1113] = &quot;FAIL&quot;; 1; 0)) ; [.A1113] ; &quot;&quot;)">
            <text:p/>
          </table:table-cell>
          <table:table-cell table:formula="of:= IF( AND( IF([.H1112] = &quot;FAIL&quot;; 1; 0) ; IF([.I1113] = &quot;&quot;;  1 ; 0); IF([.J1113] = &quot;FAIL&quot;; 1; 0) ) ; [.A11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4]&amp;[Sheet1.C1114]&amp;[Sheet1.D1114]&amp;[Sheet1.E1112]=&quot;PASSPASSPASSFAIL&quot;; &quot;FAIL&quot;; &quot;&quot;)">
            <text:p/>
          </table:table-cell>
          <table:table-cell table:formula="of:=IF([Sheet1.B1114]&amp;[Sheet1.C1114]&amp;[Sheet1.F1114]&amp;[Sheet1.G11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2] = &quot;PASS&quot;; 1; 0) ; IF ([.J1114] = &quot;FAIL&quot;; 1; 0)) ; [.A1114] ; &quot;&quot;)">
            <text:p/>
          </table:table-cell>
          <table:table-cell table:formula="of:= IF( AND( IF([.H1113] = &quot;FAIL&quot;; 1; 0) ; IF([.I1114] = &quot;&quot;;  1 ; 0); IF([.J1114] = &quot;FAIL&quot;; 1; 0) ) ; [.A11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5]&amp;[Sheet1.C1115]&amp;[Sheet1.D1115]&amp;[Sheet1.E1113]=&quot;PASSPASSPASSFAIL&quot;; &quot;FAIL&quot;; &quot;&quot;)">
            <text:p/>
          </table:table-cell>
          <table:table-cell table:formula="of:=IF([Sheet1.B1115]&amp;[Sheet1.C1115]&amp;[Sheet1.F1115]&amp;[Sheet1.G11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3] = &quot;PASS&quot;; 1; 0) ; IF ([.J1115] = &quot;FAIL&quot;; 1; 0)) ; [.A1115] ; &quot;&quot;)">
            <text:p/>
          </table:table-cell>
          <table:table-cell table:formula="of:= IF( AND( IF([.H1114] = &quot;FAIL&quot;; 1; 0) ; IF([.I1115] = &quot;&quot;;  1 ; 0); IF([.J1115] = &quot;FAIL&quot;; 1; 0) ) ; [.A11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6]&amp;[Sheet1.C1116]&amp;[Sheet1.D1116]&amp;[Sheet1.E1114]=&quot;PASSPASSPASSFAIL&quot;; &quot;FAIL&quot;; &quot;&quot;)">
            <text:p/>
          </table:table-cell>
          <table:table-cell table:formula="of:=IF([Sheet1.B1116]&amp;[Sheet1.C1116]&amp;[Sheet1.F1116]&amp;[Sheet1.G11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4] = &quot;PASS&quot;; 1; 0) ; IF ([.J1116] = &quot;FAIL&quot;; 1; 0)) ; [.A1116] ; &quot;&quot;)">
            <text:p/>
          </table:table-cell>
          <table:table-cell table:formula="of:= IF( AND( IF([.H1115] = &quot;FAIL&quot;; 1; 0) ; IF([.I1116] = &quot;&quot;;  1 ; 0); IF([.J1116] = &quot;FAIL&quot;; 1; 0) ) ; [.A11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7]&amp;[Sheet1.C1117]&amp;[Sheet1.D1117]&amp;[Sheet1.E1115]=&quot;PASSPASSPASSFAIL&quot;; &quot;FAIL&quot;; &quot;&quot;)">
            <text:p/>
          </table:table-cell>
          <table:table-cell table:formula="of:=IF([Sheet1.B1117]&amp;[Sheet1.C1117]&amp;[Sheet1.F1117]&amp;[Sheet1.G11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5] = &quot;PASS&quot;; 1; 0) ; IF ([.J1117] = &quot;FAIL&quot;; 1; 0)) ; [.A1117] ; &quot;&quot;)">
            <text:p/>
          </table:table-cell>
          <table:table-cell table:formula="of:= IF( AND( IF([.H1116] = &quot;FAIL&quot;; 1; 0) ; IF([.I1117] = &quot;&quot;;  1 ; 0); IF([.J1117] = &quot;FAIL&quot;; 1; 0) ) ; [.A11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8]&amp;[Sheet1.C1118]&amp;[Sheet1.D1118]&amp;[Sheet1.E1116]=&quot;PASSPASSPASSFAIL&quot;; &quot;FAIL&quot;; &quot;&quot;)">
            <text:p/>
          </table:table-cell>
          <table:table-cell table:formula="of:=IF([Sheet1.B1118]&amp;[Sheet1.C1118]&amp;[Sheet1.F1118]&amp;[Sheet1.G11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6] = &quot;PASS&quot;; 1; 0) ; IF ([.J1118] = &quot;FAIL&quot;; 1; 0)) ; [.A1118] ; &quot;&quot;)">
            <text:p/>
          </table:table-cell>
          <table:table-cell table:formula="of:= IF( AND( IF([.H1117] = &quot;FAIL&quot;; 1; 0) ; IF([.I1118] = &quot;&quot;;  1 ; 0); IF([.J1118] = &quot;FAIL&quot;; 1; 0) ) ; [.A11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9]&amp;[Sheet1.C1119]&amp;[Sheet1.D1119]&amp;[Sheet1.E1117]=&quot;PASSPASSPASSFAIL&quot;; &quot;FAIL&quot;; &quot;&quot;)">
            <text:p/>
          </table:table-cell>
          <table:table-cell table:formula="of:=IF([Sheet1.B1119]&amp;[Sheet1.C1119]&amp;[Sheet1.F1119]&amp;[Sheet1.G11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7] = &quot;PASS&quot;; 1; 0) ; IF ([.J1119] = &quot;FAIL&quot;; 1; 0)) ; [.A1119] ; &quot;&quot;)">
            <text:p/>
          </table:table-cell>
          <table:table-cell table:formula="of:= IF( AND( IF([.H1118] = &quot;FAIL&quot;; 1; 0) ; IF([.I1119] = &quot;&quot;;  1 ; 0); IF([.J1119] = &quot;FAIL&quot;; 1; 0) ) ; [.A11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0]&amp;[Sheet1.C1120]&amp;[Sheet1.D1120]&amp;[Sheet1.E1118]=&quot;PASSPASSPASSFAIL&quot;; &quot;FAIL&quot;; &quot;&quot;)">
            <text:p/>
          </table:table-cell>
          <table:table-cell table:formula="of:=IF([Sheet1.B1120]&amp;[Sheet1.C1120]&amp;[Sheet1.F1120]&amp;[Sheet1.G11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8] = &quot;PASS&quot;; 1; 0) ; IF ([.J1120] = &quot;FAIL&quot;; 1; 0)) ; [.A1120] ; &quot;&quot;)">
            <text:p/>
          </table:table-cell>
          <table:table-cell table:formula="of:= IF( AND( IF([.H1119] = &quot;FAIL&quot;; 1; 0) ; IF([.I1120] = &quot;&quot;;  1 ; 0); IF([.J1120] = &quot;FAIL&quot;; 1; 0) ) ; [.A11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shar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1]&amp;[Sheet1.C1121]&amp;[Sheet1.D1121]&amp;[Sheet1.E1119]=&quot;PASSPASSPASSFAIL&quot;; &quot;FAIL&quot;; &quot;&quot;)">
            <text:p/>
          </table:table-cell>
          <table:table-cell table:formula="of:=IF([Sheet1.B1121]&amp;[Sheet1.C1121]&amp;[Sheet1.F1121]&amp;[Sheet1.G11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19] = &quot;PASS&quot;; 1; 0) ; IF ([.J1121] = &quot;FAIL&quot;; 1; 0)) ; [.A1121] ; &quot;&quot;)">
            <text:p/>
          </table:table-cell>
          <table:table-cell table:formula="of:= IF( AND( IF([.H1120] = &quot;FAIL&quot;; 1; 0) ; IF([.I1121] = &quot;&quot;;  1 ; 0); IF([.J1121] = &quot;FAIL&quot;; 1; 0) ) ; [.A11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shar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2]&amp;[Sheet1.C1122]&amp;[Sheet1.D1122]&amp;[Sheet1.E1120]=&quot;PASSPASSPASSFAIL&quot;; &quot;FAIL&quot;; &quot;&quot;)" office:value-type="string" office:string-value="FAIL" calcext:value-type="string">
            <text:p>FAIL</text:p>
          </table:table-cell>
          <table:table-cell table:formula="of:=IF([Sheet1.B1122]&amp;[Sheet1.C1122]&amp;[Sheet1.F1122]&amp;[Sheet1.G112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0] = &quot;PASS&quot;; 1; 0) ; IF ([.J1122] = &quot;FAIL&quot;; 1; 0)) ; [.A1122] ; &quot;&quot;)">
            <text:p/>
          </table:table-cell>
          <table:table-cell table:formula="of:= IF( AND( IF([.H1121] = &quot;FAIL&quot;; 1; 0) ; IF([.I1122] = &quot;&quot;;  1 ; 0); IF([.J1122] = &quot;FAIL&quot;; 1; 0) ) ; [.A11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3]&amp;[Sheet1.C1123]&amp;[Sheet1.D1123]&amp;[Sheet1.E1121]=&quot;PASSPASSPASSFAIL&quot;; &quot;FAIL&quot;; &quot;&quot;)">
            <text:p/>
          </table:table-cell>
          <table:table-cell table:formula="of:=IF([Sheet1.B1123]&amp;[Sheet1.C1123]&amp;[Sheet1.F1123]&amp;[Sheet1.G11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1] = &quot;PASS&quot;; 1; 0) ; IF ([.J1123] = &quot;FAIL&quot;; 1; 0)) ; [.A1123] ; &quot;&quot;)">
            <text:p/>
          </table:table-cell>
          <table:table-cell table:formula="of:= IF( AND( IF([.H1122] = &quot;FAIL&quot;; 1; 0) ; IF([.I1123] = &quot;&quot;;  1 ; 0); IF([.J1123] = &quot;FAIL&quot;; 1; 0) ) ; [.A1123] ; &quot;&quot;)" office:value-type="string" office:string-value="umount01" calcext:value-type="string">
            <text:p>umount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4]&amp;[Sheet1.C1124]&amp;[Sheet1.D1124]&amp;[Sheet1.E1122]=&quot;PASSPASSPASSFAIL&quot;; &quot;FAIL&quot;; &quot;&quot;)">
            <text:p/>
          </table:table-cell>
          <table:table-cell table:formula="of:=IF([Sheet1.B1124]&amp;[Sheet1.C1124]&amp;[Sheet1.F1124]&amp;[Sheet1.G11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2] = &quot;PASS&quot;; 1; 0) ; IF ([.J1124] = &quot;FAIL&quot;; 1; 0)) ; [.A1124] ; &quot;&quot;)">
            <text:p/>
          </table:table-cell>
          <table:table-cell table:formula="of:= IF( AND( IF([.H1123] = &quot;FAIL&quot;; 1; 0) ; IF([.I1124] = &quot;&quot;;  1 ; 0); IF([.J1124] = &quot;FAIL&quot;; 1; 0) ) ; [.A11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5]&amp;[Sheet1.C1125]&amp;[Sheet1.D1125]&amp;[Sheet1.E1123]=&quot;PASSPASSPASSFAIL&quot;; &quot;FAIL&quot;; &quot;&quot;)">
            <text:p/>
          </table:table-cell>
          <table:table-cell table:formula="of:=IF([Sheet1.B1125]&amp;[Sheet1.C1125]&amp;[Sheet1.F1125]&amp;[Sheet1.G112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3] = &quot;PASS&quot;; 1; 0) ; IF ([.J1125] = &quot;FAIL&quot;; 1; 0)) ; [.A1125] ; &quot;&quot;)">
            <text:p/>
          </table:table-cell>
          <table:table-cell table:formula="of:= IF( AND( IF([.H1124] = &quot;FAIL&quot;; 1; 0) ; IF([.I1125] = &quot;&quot;;  1 ; 0); IF([.J1125] = &quot;FAIL&quot;; 1; 0) ) ; [.A11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2_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6]&amp;[Sheet1.C1126]&amp;[Sheet1.D1126]&amp;[Sheet1.E1124]=&quot;PASSPASSPASSFAIL&quot;; &quot;FAIL&quot;; &quot;&quot;)">
            <text:p/>
          </table:table-cell>
          <table:table-cell table:formula="of:=IF([Sheet1.B1126]&amp;[Sheet1.C1126]&amp;[Sheet1.F1126]&amp;[Sheet1.G112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4] = &quot;PASS&quot;; 1; 0) ; IF ([.J1126] = &quot;FAIL&quot;; 1; 0)) ; [.A1126] ; &quot;&quot;)">
            <text:p/>
          </table:table-cell>
          <table:table-cell table:formula="of:= IF( AND( IF([.H1125] = &quot;FAIL&quot;; 1; 0) ; IF([.I1126] = &quot;&quot;;  1 ; 0); IF([.J1126] = &quot;FAIL&quot;; 1; 0) ) ; [.A11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2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7]&amp;[Sheet1.C1127]&amp;[Sheet1.D1127]&amp;[Sheet1.E1125]=&quot;PASSPASSPASSFAIL&quot;; &quot;FAIL&quot;; &quot;&quot;)">
            <text:p/>
          </table:table-cell>
          <table:table-cell table:formula="of:=IF([Sheet1.B1127]&amp;[Sheet1.C1127]&amp;[Sheet1.F1127]&amp;[Sheet1.G112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5] = &quot;PASS&quot;; 1; 0) ; IF ([.J1127] = &quot;FAIL&quot;; 1; 0)) ; [.A1127] ; &quot;&quot;)">
            <text:p/>
          </table:table-cell>
          <table:table-cell table:formula="of:= IF( AND( IF([.H1126] = &quot;FAIL&quot;; 1; 0) ; IF([.I1127] = &quot;&quot;;  1 ; 0); IF([.J1127] = &quot;FAIL&quot;; 1; 0) ) ; [.A11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2_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8]&amp;[Sheet1.C1128]&amp;[Sheet1.D1128]&amp;[Sheet1.E1126]=&quot;PASSPASSPASSFAIL&quot;; &quot;FAIL&quot;; &quot;&quot;)">
            <text:p/>
          </table:table-cell>
          <table:table-cell table:formula="of:=IF([Sheet1.B1128]&amp;[Sheet1.C1128]&amp;[Sheet1.F1128]&amp;[Sheet1.G112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6] = &quot;PASS&quot;; 1; 0) ; IF ([.J1128] = &quot;FAIL&quot;; 1; 0)) ; [.A1128] ; &quot;&quot;)">
            <text:p/>
          </table:table-cell>
          <table:table-cell table:formula="of:= IF( AND( IF([.H1127] = &quot;FAIL&quot;; 1; 0) ; IF([.I1128] = &quot;&quot;;  1 ; 0); IF([.J1128] = &quot;FAIL&quot;; 1; 0) ) ; [.A11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st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9]&amp;[Sheet1.C1129]&amp;[Sheet1.D1129]&amp;[Sheet1.E1127]=&quot;PASSPASSPASSFAIL&quot;; &quot;FAIL&quot;; &quot;&quot;)">
            <text:p/>
          </table:table-cell>
          <table:table-cell table:formula="of:=IF([Sheet1.B1129]&amp;[Sheet1.C1129]&amp;[Sheet1.F1129]&amp;[Sheet1.G11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27] = &quot;PASS&quot;; 1; 0) ; IF ([.J1129] = &quot;FAIL&quot;; 1; 0)) ; [.A1129] ; &quot;&quot;)">
            <text:p/>
          </table:table-cell>
          <table:table-cell table:formula="of:= IF( AND( IF([.H1128] = &quot;FAIL&quot;; 1; 0) ; IF([.I1129] = &quot;&quot;;  1 ; 0); IF([.J1129] = &quot;FAIL&quot;; 1; 0) ) ; [.A11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st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0]&amp;[Sheet1.C1130]&amp;[Sheet1.D1130]&amp;[Sheet1.E1128]=&quot;PASSPASSPASSFAIL&quot;; &quot;FAIL&quot;; &quot;&quot;)">
            <text:p/>
          </table:table-cell>
          <table:table-cell table:formula="of:=IF([Sheet1.B1130]&amp;[Sheet1.C1130]&amp;[Sheet1.F1130]&amp;[Sheet1.G11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28] = &quot;PASS&quot;; 1; 0) ; IF ([.J1130] = &quot;FAIL&quot;; 1; 0)) ; [.A1130] ; &quot;&quot;)">
            <text:p/>
          </table:table-cell>
          <table:table-cell table:formula="of:= IF( AND( IF([.H1129] = &quot;FAIL&quot;; 1; 0) ; IF([.I1130] = &quot;&quot;;  1 ; 0); IF([.J1130] = &quot;FAIL&quot;; 1; 0) ) ; [.A11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1]&amp;[Sheet1.C1131]&amp;[Sheet1.D1131]&amp;[Sheet1.E1129]=&quot;PASSPASSPASSFAIL&quot;; &quot;FAIL&quot;; &quot;&quot;)">
            <text:p/>
          </table:table-cell>
          <table:table-cell table:formula="of:=IF([Sheet1.B1131]&amp;[Sheet1.C1131]&amp;[Sheet1.F1131]&amp;[Sheet1.G11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29] = &quot;PASS&quot;; 1; 0) ; IF ([.J1131] = &quot;FAIL&quot;; 1; 0)) ; [.A1131] ; &quot;&quot;)">
            <text:p/>
          </table:table-cell>
          <table:table-cell table:formula="of:= IF( AND( IF([.H1130] = &quot;FAIL&quot;; 1; 0) ; IF([.I1131] = &quot;&quot;;  1 ; 0); IF([.J1131] = &quot;FAIL&quot;; 1; 0) ) ; [.A11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2]&amp;[Sheet1.C1132]&amp;[Sheet1.D1132]&amp;[Sheet1.E1130]=&quot;PASSPASSPASSFAIL&quot;; &quot;FAIL&quot;; &quot;&quot;)">
            <text:p/>
          </table:table-cell>
          <table:table-cell table:formula="of:=IF([Sheet1.B1132]&amp;[Sheet1.C1132]&amp;[Sheet1.F1132]&amp;[Sheet1.G11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0] = &quot;PASS&quot;; 1; 0) ; IF ([.J1132] = &quot;FAIL&quot;; 1; 0)) ; [.A1132] ; &quot;&quot;)">
            <text:p/>
          </table:table-cell>
          <table:table-cell table:formula="of:= IF( AND( IF([.H1131] = &quot;FAIL&quot;; 1; 0) ; IF([.I1132] = &quot;&quot;;  1 ; 0); IF([.J1132] = &quot;FAIL&quot;; 1; 0) ) ; [.A11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3]&amp;[Sheet1.C1133]&amp;[Sheet1.D1133]&amp;[Sheet1.E1131]=&quot;PASSPASSPASSFAIL&quot;; &quot;FAIL&quot;; &quot;&quot;)">
            <text:p/>
          </table:table-cell>
          <table:table-cell table:formula="of:=IF([Sheet1.B1133]&amp;[Sheet1.C1133]&amp;[Sheet1.F1133]&amp;[Sheet1.G11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1] = &quot;PASS&quot;; 1; 0) ; IF ([.J1133] = &quot;FAIL&quot;; 1; 0)) ; [.A1133] ; &quot;&quot;)">
            <text:p/>
          </table:table-cell>
          <table:table-cell table:formula="of:= IF( AND( IF([.H1132] = &quot;FAIL&quot;; 1; 0) ; IF([.I1133] = &quot;&quot;;  1 ; 0); IF([.J1133] = &quot;FAIL&quot;; 1; 0) ) ; [.A11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4]&amp;[Sheet1.C1134]&amp;[Sheet1.D1134]&amp;[Sheet1.E1132]=&quot;PASSPASSPASSFAIL&quot;; &quot;FAIL&quot;; &quot;&quot;)">
            <text:p/>
          </table:table-cell>
          <table:table-cell table:formula="of:=IF([Sheet1.B1134]&amp;[Sheet1.C1134]&amp;[Sheet1.F1134]&amp;[Sheet1.G11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2] = &quot;PASS&quot;; 1; 0) ; IF ([.J1134] = &quot;FAIL&quot;; 1; 0)) ; [.A1134] ; &quot;&quot;)">
            <text:p/>
          </table:table-cell>
          <table:table-cell table:formula="of:= IF( AND( IF([.H1133] = &quot;FAIL&quot;; 1; 0) ; IF([.I1134] = &quot;&quot;;  1 ; 0); IF([.J1134] = &quot;FAIL&quot;; 1; 0) ) ; [.A11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5]&amp;[Sheet1.C1135]&amp;[Sheet1.D1135]&amp;[Sheet1.E1133]=&quot;PASSPASSPASSFAIL&quot;; &quot;FAIL&quot;; &quot;&quot;)">
            <text:p/>
          </table:table-cell>
          <table:table-cell table:formula="of:=IF([Sheet1.B1135]&amp;[Sheet1.C1135]&amp;[Sheet1.F1135]&amp;[Sheet1.G11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3] = &quot;PASS&quot;; 1; 0) ; IF ([.J1135] = &quot;FAIL&quot;; 1; 0)) ; [.A1135] ; &quot;&quot;)">
            <text:p/>
          </table:table-cell>
          <table:table-cell table:formula="of:= IF( AND( IF([.H1134] = &quot;FAIL&quot;; 1; 0) ; IF([.I1135] = &quot;&quot;;  1 ; 0); IF([.J1135] = &quot;FAIL&quot;; 1; 0) ) ; [.A11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6]&amp;[Sheet1.C1136]&amp;[Sheet1.D1136]&amp;[Sheet1.E1134]=&quot;PASSPASSPASSFAIL&quot;; &quot;FAIL&quot;; &quot;&quot;)">
            <text:p/>
          </table:table-cell>
          <table:table-cell table:formula="of:=IF([Sheet1.B1136]&amp;[Sheet1.C1136]&amp;[Sheet1.F1136]&amp;[Sheet1.G11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4] = &quot;PASS&quot;; 1; 0) ; IF ([.J1136] = &quot;FAIL&quot;; 1; 0)) ; [.A1136] ; &quot;&quot;)">
            <text:p/>
          </table:table-cell>
          <table:table-cell table:formula="of:= IF( AND( IF([.H1135] = &quot;FAIL&quot;; 1; 0) ; IF([.I1136] = &quot;&quot;;  1 ; 0); IF([.J1136] = &quot;FAIL&quot;; 1; 0) ) ; [.A11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37]&amp;[Sheet1.C1137]&amp;[Sheet1.D1137]&amp;[Sheet1.E1135]=&quot;PASSPASSPASSFAIL&quot;; &quot;FAIL&quot;; &quot;&quot;)">
            <text:p/>
          </table:table-cell>
          <table:table-cell table:formula="of:=IF([Sheet1.B1137]&amp;[Sheet1.C1137]&amp;[Sheet1.F1137]&amp;[Sheet1.G113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35] = &quot;PASS&quot;; 1; 0) ; IF ([.J1137] = &quot;FAIL&quot;; 1; 0)) ; [.A1137] ; &quot;&quot;)" office:value-type="string" office:string-value="utime06" calcext:value-type="string">
            <text:p>utime06</text:p>
          </table:table-cell>
          <table:table-cell table:formula="of:= IF( AND( IF([.H1136] = &quot;FAIL&quot;; 1; 0) ; IF([.I1137] = &quot;&quot;;  1 ; 0); IF([.J1137] = &quot;FAIL&quot;; 1; 0) ) ; [.A11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s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8]&amp;[Sheet1.C1138]&amp;[Sheet1.D1138]&amp;[Sheet1.E1136]=&quot;PASSPASSPASSFAIL&quot;; &quot;FAIL&quot;; &quot;&quot;)">
            <text:p/>
          </table:table-cell>
          <table:table-cell table:formula="of:=IF([Sheet1.B1138]&amp;[Sheet1.C1138]&amp;[Sheet1.F1138]&amp;[Sheet1.G113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36] = &quot;PASS&quot;; 1; 0) ; IF ([.J1138] = &quot;FAIL&quot;; 1; 0)) ; [.A1138] ; &quot;&quot;)" office:value-type="string" office:string-value="utimes01" calcext:value-type="string">
            <text:p>utimes01</text:p>
          </table:table-cell>
          <table:table-cell table:formula="of:= IF( AND( IF([.H1137] = &quot;FAIL&quot;; 1; 0) ; IF([.I1138] = &quot;&quot;;  1 ; 0); IF([.J1138] = &quot;FAIL&quot;; 1; 0) ) ; [.A11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nsat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9]&amp;[Sheet1.C1139]&amp;[Sheet1.D1139]&amp;[Sheet1.E1137]=&quot;PASSPASSPASSFAIL&quot;; &quot;FAIL&quot;; &quot;&quot;)">
            <text:p/>
          </table:table-cell>
          <table:table-cell table:formula="of:=IF([Sheet1.B1139]&amp;[Sheet1.C1139]&amp;[Sheet1.F1139]&amp;[Sheet1.G11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7] = &quot;PASS&quot;; 1; 0) ; IF ([.J1139] = &quot;FAIL&quot;; 1; 0)) ; [.A1139] ; &quot;&quot;)">
            <text:p/>
          </table:table-cell>
          <table:table-cell table:formula="of:= IF( AND( IF([.H1138] = &quot;FAIL&quot;; 1; 0) ; IF([.I1139] = &quot;&quot;;  1 ; 0); IF([.J1139] = &quot;FAIL&quot;; 1; 0) ) ; [.A11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fo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0]&amp;[Sheet1.C1140]&amp;[Sheet1.D1140]&amp;[Sheet1.E1138]=&quot;PASSPASSPASSFAIL&quot;; &quot;FAIL&quot;; &quot;&quot;)" office:value-type="string" office:string-value="FAIL" calcext:value-type="string">
            <text:p>FAIL</text:p>
          </table:table-cell>
          <table:table-cell table:formula="of:=IF([Sheet1.B1140]&amp;[Sheet1.C1140]&amp;[Sheet1.F1140]&amp;[Sheet1.G11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8] = &quot;PASS&quot;; 1; 0) ; IF ([.J1140] = &quot;FAIL&quot;; 1; 0)) ; [.A1140] ; &quot;&quot;)">
            <text:p/>
          </table:table-cell>
          <table:table-cell table:formula="of:= IF( AND( IF([.H1139] = &quot;FAIL&quot;; 1; 0) ; IF([.I1140] = &quot;&quot;;  1 ; 0); IF([.J1140] = &quot;FAIL&quot;; 1; 0) ) ; [.A11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fo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1]&amp;[Sheet1.C1141]&amp;[Sheet1.D1141]&amp;[Sheet1.E1139]=&quot;PASSPASSPASSFAIL&quot;; &quot;FAIL&quot;; &quot;&quot;)">
            <text:p/>
          </table:table-cell>
          <table:table-cell table:formula="of:=IF([Sheet1.B1141]&amp;[Sheet1.C1141]&amp;[Sheet1.F1141]&amp;[Sheet1.G11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9] = &quot;PASS&quot;; 1; 0) ; IF ([.J1141] = &quot;FAIL&quot;; 1; 0)) ; [.A1141] ; &quot;&quot;)">
            <text:p/>
          </table:table-cell>
          <table:table-cell table:formula="of:= IF( AND( IF([.H1140] = &quot;FAIL&quot;; 1; 0) ; IF([.I1141] = &quot;&quot;;  1 ; 0); IF([.J1141] = &quot;FAIL&quot;; 1; 0) ) ; [.A11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hangup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2]&amp;[Sheet1.C1142]&amp;[Sheet1.D1142]&amp;[Sheet1.E1140]=&quot;PASSPASSPASSFAIL&quot;; &quot;FAIL&quot;; &quot;&quot;)">
            <text:p/>
          </table:table-cell>
          <table:table-cell table:formula="of:=IF([Sheet1.B1142]&amp;[Sheet1.C1142]&amp;[Sheet1.F1142]&amp;[Sheet1.G11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0] = &quot;PASS&quot;; 1; 0) ; IF ([.J1142] = &quot;FAIL&quot;; 1; 0)) ; [.A1142] ; &quot;&quot;)" office:value-type="string" office:string-value="vhangup01" calcext:value-type="string">
            <text:p>vhangup01</text:p>
          </table:table-cell>
          <table:table-cell table:formula="of:= IF( AND( IF([.H1141] = &quot;FAIL&quot;; 1; 0) ; IF([.I1142] = &quot;&quot;;  1 ; 0); IF([.J1142] = &quot;FAIL&quot;; 1; 0) ) ; [.A11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hangup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3]&amp;[Sheet1.C1143]&amp;[Sheet1.D1143]&amp;[Sheet1.E1141]=&quot;PASSPASSPASSFAIL&quot;; &quot;FAIL&quot;; &quot;&quot;)">
            <text:p/>
          </table:table-cell>
          <table:table-cell table:formula="of:=IF([Sheet1.B1143]&amp;[Sheet1.C1143]&amp;[Sheet1.F1143]&amp;[Sheet1.G114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1] = &quot;PASS&quot;; 1; 0) ; IF ([.J1143] = &quot;FAIL&quot;; 1; 0)) ; [.A1143] ; &quot;&quot;)" office:value-type="string" office:string-value="vhangup02" calcext:value-type="string">
            <text:p>vhangup02</text:p>
          </table:table-cell>
          <table:table-cell table:formula="of:= IF( AND( IF([.H1142] = &quot;FAIL&quot;; 1; 0) ; IF([.I1143] = &quot;&quot;;  1 ; 0); IF([.J1143] = &quot;FAIL&quot;; 1; 0) ) ; [.A11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msplic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4]&amp;[Sheet1.C1144]&amp;[Sheet1.D1144]&amp;[Sheet1.E1142]=&quot;PASSPASSPASSFAIL&quot;; &quot;FAIL&quot;; &quot;&quot;)" office:value-type="string" office:string-value="FAIL" calcext:value-type="string">
            <text:p>FAIL</text:p>
          </table:table-cell>
          <table:table-cell table:formula="of:=IF([Sheet1.B1144]&amp;[Sheet1.C1144]&amp;[Sheet1.F1144]&amp;[Sheet1.G114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2] = &quot;PASS&quot;; 1; 0) ; IF ([.J1144] = &quot;FAIL&quot;; 1; 0)) ; [.A1144] ; &quot;&quot;)">
            <text:p/>
          </table:table-cell>
          <table:table-cell table:formula="of:= IF( AND( IF([.H1143] = &quot;FAIL&quot;; 1; 0) ; IF([.I1144] = &quot;&quot;;  1 ; 0); IF([.J1144] = &quot;FAIL&quot;; 1; 0) ) ; [.A11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msplic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5]&amp;[Sheet1.C1145]&amp;[Sheet1.D1145]&amp;[Sheet1.E1143]=&quot;PASSPASSPASSFAIL&quot;; &quot;FAIL&quot;; &quot;&quot;)" office:value-type="string" office:string-value="FAIL" calcext:value-type="string">
            <text:p>FAIL</text:p>
          </table:table-cell>
          <table:table-cell table:formula="of:=IF([Sheet1.B1145]&amp;[Sheet1.C1145]&amp;[Sheet1.F1145]&amp;[Sheet1.G114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3] = &quot;PASS&quot;; 1; 0) ; IF ([.J1145] = &quot;FAIL&quot;; 1; 0)) ; [.A1145] ; &quot;&quot;)">
            <text:p/>
          </table:table-cell>
          <table:table-cell table:formula="of:= IF( AND( IF([.H1144] = &quot;FAIL&quot;; 1; 0) ; IF([.I1145] = &quot;&quot;;  1 ; 0); IF([.J1145] = &quot;FAIL&quot;; 1; 0) ) ; [.A1145] ; &quot;&quot;)" office:value-type="string" office:string-value="vmsplice02" calcext:value-type="string">
            <text:p>vmsplice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6]&amp;[Sheet1.C1146]&amp;[Sheet1.D1146]&amp;[Sheet1.E1144]=&quot;PASSPASSPASSFAIL&quot;; &quot;FAIL&quot;; &quot;&quot;)" office:value-type="string" office:string-value="FAIL" calcext:value-type="string">
            <text:p>FAIL</text:p>
          </table:table-cell>
          <table:table-cell table:formula="of:=IF([Sheet1.B1146]&amp;[Sheet1.C1146]&amp;[Sheet1.F1146]&amp;[Sheet1.G11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4] = &quot;PASS&quot;; 1; 0) ; IF ([.J1146] = &quot;FAIL&quot;; 1; 0)) ; [.A1146] ; &quot;&quot;)">
            <text:p/>
          </table:table-cell>
          <table:table-cell table:formula="of:= IF( AND( IF([.H1145] = &quot;FAIL&quot;; 1; 0) ; IF([.I1146] = &quot;&quot;;  1 ; 0); IF([.J1146] = &quot;FAIL&quot;; 1; 0) ) ; [.A11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7]&amp;[Sheet1.C1147]&amp;[Sheet1.D1147]&amp;[Sheet1.E1145]=&quot;PASSPASSPASSFAIL&quot;; &quot;FAIL&quot;; &quot;&quot;)" office:value-type="string" office:string-value="FAIL" calcext:value-type="string">
            <text:p>FAIL</text:p>
          </table:table-cell>
          <table:table-cell table:formula="of:=IF([Sheet1.B1147]&amp;[Sheet1.C1147]&amp;[Sheet1.F1147]&amp;[Sheet1.G11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5] = &quot;PASS&quot;; 1; 0) ; IF ([.J1147] = &quot;FAIL&quot;; 1; 0)) ; [.A1147] ; &quot;&quot;)">
            <text:p/>
          </table:table-cell>
          <table:table-cell table:formula="of:= IF( AND( IF([.H1146] = &quot;FAIL&quot;; 1; 0) ; IF([.I1147] = &quot;&quot;;  1 ; 0); IF([.J1147] = &quot;FAIL&quot;; 1; 0) ) ; [.A11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4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8]&amp;[Sheet1.C1148]&amp;[Sheet1.D1148]&amp;[Sheet1.E1146]=&quot;PASSPASSPASSFAIL&quot;; &quot;FAIL&quot;; &quot;&quot;)">
            <text:p/>
          </table:table-cell>
          <table:table-cell table:formula="of:=IF([Sheet1.B1148]&amp;[Sheet1.C1148]&amp;[Sheet1.F1148]&amp;[Sheet1.G11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6] = &quot;PASS&quot;; 1; 0) ; IF ([.J1148] = &quot;FAIL&quot;; 1; 0)) ; [.A1148] ; &quot;&quot;)">
            <text:p/>
          </table:table-cell>
          <table:table-cell table:formula="of:= IF( AND( IF([.H1147] = &quot;FAIL&quot;; 1; 0) ; IF([.I1148] = &quot;&quot;;  1 ; 0); IF([.J1148] = &quot;FAIL&quot;; 1; 0) ) ; [.A11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4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9]&amp;[Sheet1.C1149]&amp;[Sheet1.D1149]&amp;[Sheet1.E1147]=&quot;PASSPASSPASSFAIL&quot;; &quot;FAIL&quot;; &quot;&quot;)">
            <text:p/>
          </table:table-cell>
          <table:table-cell table:formula="of:=IF([Sheet1.B1149]&amp;[Sheet1.C1149]&amp;[Sheet1.F1149]&amp;[Sheet1.G11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7] = &quot;PASS&quot;; 1; 0) ; IF ([.J1149] = &quot;FAIL&quot;; 1; 0)) ; [.A1149] ; &quot;&quot;)">
            <text:p/>
          </table:table-cell>
          <table:table-cell table:formula="of:= IF( AND( IF([.H1148] = &quot;FAIL&quot;; 1; 0) ; IF([.I1149] = &quot;&quot;;  1 ; 0); IF([.J1149] = &quot;FAIL&quot;; 1; 0) ) ; [.A11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0]&amp;[Sheet1.C1150]&amp;[Sheet1.D1150]&amp;[Sheet1.E1148]=&quot;PASSPASSPASSFAIL&quot;; &quot;FAIL&quot;; &quot;&quot;)">
            <text:p/>
          </table:table-cell>
          <table:table-cell table:formula="of:=IF([Sheet1.B1150]&amp;[Sheet1.C1150]&amp;[Sheet1.F1150]&amp;[Sheet1.G11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8] = &quot;PASS&quot;; 1; 0) ; IF ([.J1150] = &quot;FAIL&quot;; 1; 0)) ; [.A1150] ; &quot;&quot;)">
            <text:p/>
          </table:table-cell>
          <table:table-cell table:formula="of:= IF( AND( IF([.H1149] = &quot;FAIL&quot;; 1; 0) ; IF([.I1150] = &quot;&quot;;  1 ; 0); IF([.J1150] = &quot;FAIL&quot;; 1; 0) ) ; [.A11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51]&amp;[Sheet1.C1151]&amp;[Sheet1.D1151]&amp;[Sheet1.E1149]=&quot;PASSPASSPASSFAIL&quot;; &quot;FAIL&quot;; &quot;&quot;)">
            <text:p/>
          </table:table-cell>
          <table:table-cell table:formula="of:=IF([Sheet1.B1151]&amp;[Sheet1.C1151]&amp;[Sheet1.F1151]&amp;[Sheet1.G115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149] = &quot;PASS&quot;; 1; 0) ; IF ([.J1151] = &quot;FAIL&quot;; 1; 0)) ; [.A1151] ; &quot;&quot;)">
            <text:p/>
          </table:table-cell>
          <table:table-cell table:formula="of:= IF( AND( IF([.H1150] = &quot;FAIL&quot;; 1; 0) ; IF([.I1151] = &quot;&quot;;  1 ; 0); IF([.J1151] = &quot;FAIL&quot;; 1; 0) ) ; [.A11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2]&amp;[Sheet1.C1152]&amp;[Sheet1.D1152]&amp;[Sheet1.E1150]=&quot;PASSPASSPASSFAIL&quot;; &quot;FAIL&quot;; &quot;&quot;)">
            <text:p/>
          </table:table-cell>
          <table:table-cell table:formula="of:=IF([Sheet1.B1152]&amp;[Sheet1.C1152]&amp;[Sheet1.F1152]&amp;[Sheet1.G11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0] = &quot;PASS&quot;; 1; 0) ; IF ([.J1152] = &quot;FAIL&quot;; 1; 0)) ; [.A1152] ; &quot;&quot;)">
            <text:p/>
          </table:table-cell>
          <table:table-cell table:formula="of:= IF( AND( IF([.H1151] = &quot;FAIL&quot;; 1; 0) ; IF([.I1152] = &quot;&quot;;  1 ; 0); IF([.J1152] = &quot;FAIL&quot;; 1; 0) ) ; [.A11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3]&amp;[Sheet1.C1153]&amp;[Sheet1.D1153]&amp;[Sheet1.E1151]=&quot;PASSPASSPASSFAIL&quot;; &quot;FAIL&quot;; &quot;&quot;)">
            <text:p/>
          </table:table-cell>
          <table:table-cell table:formula="of:=IF([Sheet1.B1153]&amp;[Sheet1.C1153]&amp;[Sheet1.F1153]&amp;[Sheet1.G11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1] = &quot;PASS&quot;; 1; 0) ; IF ([.J1153] = &quot;FAIL&quot;; 1; 0)) ; [.A1153] ; &quot;&quot;)">
            <text:p/>
          </table:table-cell>
          <table:table-cell table:formula="of:= IF( AND( IF([.H1152] = &quot;FAIL&quot;; 1; 0) ; IF([.I1153] = &quot;&quot;;  1 ; 0); IF([.J1153] = &quot;FAIL&quot;; 1; 0) ) ; [.A11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54]&amp;[Sheet1.C1154]&amp;[Sheet1.D1154]&amp;[Sheet1.E1152]=&quot;PASSPASSPASSFAIL&quot;; &quot;FAIL&quot;; &quot;&quot;)">
            <text:p/>
          </table:table-cell>
          <table:table-cell table:formula="of:=IF([Sheet1.B1154]&amp;[Sheet1.C1154]&amp;[Sheet1.F1154]&amp;[Sheet1.G1154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152] = &quot;PASS&quot;; 1; 0) ; IF ([.J1154] = &quot;FAIL&quot;; 1; 0)) ; [.A1154] ; &quot;&quot;)" office:value-type="string" office:string-value="waitpid05" calcext:value-type="string">
            <text:p>waitpid05</text:p>
          </table:table-cell>
          <table:table-cell table:formula="of:= IF( AND( IF([.H1153] = &quot;FAIL&quot;; 1; 0) ; IF([.I1154] = &quot;&quot;;  1 ; 0); IF([.J1154] = &quot;FAIL&quot;; 1; 0) ) ; [.A11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6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5]&amp;[Sheet1.C1155]&amp;[Sheet1.D1155]&amp;[Sheet1.E1153]=&quot;PASSPASSPASSFAIL&quot;; &quot;FAIL&quot;; &quot;&quot;)">
            <text:p/>
          </table:table-cell>
          <table:table-cell table:formula="of:=IF([Sheet1.B1155]&amp;[Sheet1.C1155]&amp;[Sheet1.F1155]&amp;[Sheet1.G11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3] = &quot;PASS&quot;; 1; 0) ; IF ([.J1155] = &quot;FAIL&quot;; 1; 0)) ; [.A1155] ; &quot;&quot;)">
            <text:p/>
          </table:table-cell>
          <table:table-cell table:formula="of:= IF( AND( IF([.H1154] = &quot;FAIL&quot;; 1; 0) ; IF([.I1155] = &quot;&quot;;  1 ; 0); IF([.J1155] = &quot;FAIL&quot;; 1; 0) ) ; [.A11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6]&amp;[Sheet1.C1156]&amp;[Sheet1.D1156]&amp;[Sheet1.E1154]=&quot;PASSPASSPASSFAIL&quot;; &quot;FAIL&quot;; &quot;&quot;)" office:value-type="string" office:string-value="FAIL" calcext:value-type="string">
            <text:p>FAIL</text:p>
          </table:table-cell>
          <table:table-cell table:formula="of:=IF([Sheet1.B1156]&amp;[Sheet1.C1156]&amp;[Sheet1.F1156]&amp;[Sheet1.G11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4] = &quot;PASS&quot;; 1; 0) ; IF ([.J1156] = &quot;FAIL&quot;; 1; 0)) ; [.A1156] ; &quot;&quot;)">
            <text:p/>
          </table:table-cell>
          <table:table-cell table:formula="of:= IF( AND( IF([.H1155] = &quot;FAIL&quot;; 1; 0) ; IF([.I1156] = &quot;&quot;;  1 ; 0); IF([.J1156] = &quot;FAIL&quot;; 1; 0) ) ; [.A11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8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7]&amp;[Sheet1.C1157]&amp;[Sheet1.D1157]&amp;[Sheet1.E1155]=&quot;PASSPASSPASSFAIL&quot;; &quot;FAIL&quot;; &quot;&quot;)" office:value-type="string" office:string-value="FAIL" calcext:value-type="string">
            <text:p>FAIL</text:p>
          </table:table-cell>
          <table:table-cell table:formula="of:=IF([Sheet1.B1157]&amp;[Sheet1.C1157]&amp;[Sheet1.F1157]&amp;[Sheet1.G11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5] = &quot;PASS&quot;; 1; 0) ; IF ([.J1157] = &quot;FAIL&quot;; 1; 0)) ; [.A1157] ; &quot;&quot;)">
            <text:p/>
          </table:table-cell>
          <table:table-cell table:formula="of:= IF( AND( IF([.H1156] = &quot;FAIL&quot;; 1; 0) ; IF([.I1157] = &quot;&quot;;  1 ; 0); IF([.J1157] = &quot;FAIL&quot;; 1; 0) ) ; [.A11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9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8]&amp;[Sheet1.C1158]&amp;[Sheet1.D1158]&amp;[Sheet1.E1156]=&quot;PASSPASSPASSFAIL&quot;; &quot;FAIL&quot;; &quot;&quot;)" office:value-type="string" office:string-value="FAIL" calcext:value-type="string">
            <text:p>FAIL</text:p>
          </table:table-cell>
          <table:table-cell table:formula="of:=IF([Sheet1.B1158]&amp;[Sheet1.C1158]&amp;[Sheet1.F1158]&amp;[Sheet1.G11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6] = &quot;PASS&quot;; 1; 0) ; IF ([.J1158] = &quot;FAIL&quot;; 1; 0)) ; [.A1158] ; &quot;&quot;)">
            <text:p/>
          </table:table-cell>
          <table:table-cell table:formula="of:= IF( AND( IF([.H1157] = &quot;FAIL&quot;; 1; 0) ; IF([.I1158] = &quot;&quot;;  1 ; 0); IF([.J1158] = &quot;FAIL&quot;; 1; 0) ) ; [.A11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0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9]&amp;[Sheet1.C1159]&amp;[Sheet1.D1159]&amp;[Sheet1.E1157]=&quot;PASSPASSPASSFAIL&quot;; &quot;FAIL&quot;; &quot;&quot;)" office:value-type="string" office:string-value="FAIL" calcext:value-type="string">
            <text:p>FAIL</text:p>
          </table:table-cell>
          <table:table-cell table:formula="of:=IF([Sheet1.B1159]&amp;[Sheet1.C1159]&amp;[Sheet1.F1159]&amp;[Sheet1.G11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7] = &quot;PASS&quot;; 1; 0) ; IF ([.J1159] = &quot;FAIL&quot;; 1; 0)) ; [.A1159] ; &quot;&quot;)">
            <text:p/>
          </table:table-cell>
          <table:table-cell table:formula="of:= IF( AND( IF([.H1158] = &quot;FAIL&quot;; 1; 0) ; IF([.I1159] = &quot;&quot;;  1 ; 0); IF([.J1159] = &quot;FAIL&quot;; 1; 0) ) ; [.A11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0]&amp;[Sheet1.C1160]&amp;[Sheet1.D1160]&amp;[Sheet1.E1158]=&quot;PASSPASSPASSFAIL&quot;; &quot;FAIL&quot;; &quot;&quot;)" office:value-type="string" office:string-value="FAIL" calcext:value-type="string">
            <text:p>FAIL</text:p>
          </table:table-cell>
          <table:table-cell table:formula="of:=IF([Sheet1.B1160]&amp;[Sheet1.C1160]&amp;[Sheet1.F1160]&amp;[Sheet1.G11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8] = &quot;PASS&quot;; 1; 0) ; IF ([.J1160] = &quot;FAIL&quot;; 1; 0)) ; [.A1160] ; &quot;&quot;)">
            <text:p/>
          </table:table-cell>
          <table:table-cell table:formula="of:= IF( AND( IF([.H1159] = &quot;FAIL&quot;; 1; 0) ; IF([.I1160] = &quot;&quot;;  1 ; 0); IF([.J1160] = &quot;FAIL&quot;; 1; 0) ) ; [.A11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1]&amp;[Sheet1.C1161]&amp;[Sheet1.D1161]&amp;[Sheet1.E1159]=&quot;PASSPASSPASSFAIL&quot;; &quot;FAIL&quot;; &quot;&quot;)" office:value-type="string" office:string-value="FAIL" calcext:value-type="string">
            <text:p>FAIL</text:p>
          </table:table-cell>
          <table:table-cell table:formula="of:=IF([Sheet1.B1161]&amp;[Sheet1.C1161]&amp;[Sheet1.F1161]&amp;[Sheet1.G11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9] = &quot;PASS&quot;; 1; 0) ; IF ([.J1161] = &quot;FAIL&quot;; 1; 0)) ; [.A1161] ; &quot;&quot;)">
            <text:p/>
          </table:table-cell>
          <table:table-cell table:formula="of:= IF( AND( IF([.H1160] = &quot;FAIL&quot;; 1; 0) ; IF([.I1161] = &quot;&quot;;  1 ; 0); IF([.J1161] = &quot;FAIL&quot;; 1; 0) ) ; [.A11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2]&amp;[Sheet1.C1162]&amp;[Sheet1.D1162]&amp;[Sheet1.E1160]=&quot;PASSPASSPASSFAIL&quot;; &quot;FAIL&quot;; &quot;&quot;)" office:value-type="string" office:string-value="FAIL" calcext:value-type="string">
            <text:p>FAIL</text:p>
          </table:table-cell>
          <table:table-cell table:formula="of:=IF([Sheet1.B1162]&amp;[Sheet1.C1162]&amp;[Sheet1.F1162]&amp;[Sheet1.G11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0] = &quot;PASS&quot;; 1; 0) ; IF ([.J1162] = &quot;FAIL&quot;; 1; 0)) ; [.A1162] ; &quot;&quot;)">
            <text:p/>
          </table:table-cell>
          <table:table-cell table:formula="of:= IF( AND( IF([.H1161] = &quot;FAIL&quot;; 1; 0) ; IF([.I1162] = &quot;&quot;;  1 ; 0); IF([.J1162] = &quot;FAIL&quot;; 1; 0) ) ; [.A11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i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3]&amp;[Sheet1.C1163]&amp;[Sheet1.D1163]&amp;[Sheet1.E1161]=&quot;PASSPASSPASSFAIL&quot;; &quot;FAIL&quot;; &quot;&quot;)" office:value-type="string" office:string-value="FAIL" calcext:value-type="string">
            <text:p>FAIL</text:p>
          </table:table-cell>
          <table:table-cell table:formula="of:=IF([Sheet1.B1163]&amp;[Sheet1.C1163]&amp;[Sheet1.F1163]&amp;[Sheet1.G11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61] = &quot;PASS&quot;; 1; 0) ; IF ([.J1163] = &quot;FAIL&quot;; 1; 0)) ; [.A1163] ; &quot;&quot;)">
            <text:p/>
          </table:table-cell>
          <table:table-cell table:formula="of:= IF( AND( IF([.H1162] = &quot;FAIL&quot;; 1; 0) ; IF([.I1163] = &quot;&quot;;  1 ; 0); IF([.J1163] = &quot;FAIL&quot;; 1; 0) ) ; [.A1163] ; &quot;&quot;)" office:value-type="string" office:string-value="waitid01" calcext:value-type="string">
            <text:p>waitid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id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4]&amp;[Sheet1.C1164]&amp;[Sheet1.D1164]&amp;[Sheet1.E1162]=&quot;PASSPASSPASSFAIL&quot;; &quot;FAIL&quot;; &quot;&quot;)" office:value-type="string" office:string-value="FAIL" calcext:value-type="string">
            <text:p>FAIL</text:p>
          </table:table-cell>
          <table:table-cell table:formula="of:=IF([Sheet1.B1164]&amp;[Sheet1.C1164]&amp;[Sheet1.F1164]&amp;[Sheet1.G116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62] = &quot;PASS&quot;; 1; 0) ; IF ([.J1164] = &quot;FAIL&quot;; 1; 0)) ; [.A1164] ; &quot;&quot;)">
            <text:p/>
          </table:table-cell>
          <table:table-cell table:formula="of:= IF( AND( IF([.H1163] = &quot;FAIL&quot;; 1; 0) ; IF([.I1164] = &quot;&quot;;  1 ; 0); IF([.J1164] = &quot;FAIL&quot;; 1; 0) ) ; [.A1164] ; &quot;&quot;)" office:value-type="string" office:string-value="waitid02" calcext:value-type="string">
            <text:p>waitid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5]&amp;[Sheet1.C1165]&amp;[Sheet1.D1165]&amp;[Sheet1.E1163]=&quot;PASSPASSPASSFAIL&quot;; &quot;FAIL&quot;; &quot;&quot;)" office:value-type="string" office:string-value="FAIL" calcext:value-type="string">
            <text:p>FAIL</text:p>
          </table:table-cell>
          <table:table-cell table:formula="of:=IF([Sheet1.B1165]&amp;[Sheet1.C1165]&amp;[Sheet1.F1165]&amp;[Sheet1.G11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3] = &quot;PASS&quot;; 1; 0) ; IF ([.J1165] = &quot;FAIL&quot;; 1; 0)) ; [.A1165] ; &quot;&quot;)">
            <text:p/>
          </table:table-cell>
          <table:table-cell table:formula="of:= IF( AND( IF([.H1164] = &quot;FAIL&quot;; 1; 0) ; IF([.I1165] = &quot;&quot;;  1 ; 0); IF([.J1165] = &quot;FAIL&quot;; 1; 0) ) ; [.A11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6]&amp;[Sheet1.C1166]&amp;[Sheet1.D1166]&amp;[Sheet1.E1164]=&quot;PASSPASSPASSFAIL&quot;; &quot;FAIL&quot;; &quot;&quot;)" office:value-type="string" office:string-value="FAIL" calcext:value-type="string">
            <text:p>FAIL</text:p>
          </table:table-cell>
          <table:table-cell table:formula="of:=IF([Sheet1.B1166]&amp;[Sheet1.C1166]&amp;[Sheet1.F1166]&amp;[Sheet1.G11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4] = &quot;PASS&quot;; 1; 0) ; IF ([.J1166] = &quot;FAIL&quot;; 1; 0)) ; [.A1166] ; &quot;&quot;)">
            <text:p/>
          </table:table-cell>
          <table:table-cell table:formula="of:= IF( AND( IF([.H1165] = &quot;FAIL&quot;; 1; 0) ; IF([.I1166] = &quot;&quot;;  1 ; 0); IF([.J1166] = &quot;FAIL&quot;; 1; 0) ) ; [.A11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7]&amp;[Sheet1.C1167]&amp;[Sheet1.D1167]&amp;[Sheet1.E1165]=&quot;PASSPASSPASSFAIL&quot;; &quot;FAIL&quot;; &quot;&quot;)">
            <text:p/>
          </table:table-cell>
          <table:table-cell table:formula="of:=IF([Sheet1.B1167]&amp;[Sheet1.C1167]&amp;[Sheet1.F1167]&amp;[Sheet1.G11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5] = &quot;PASS&quot;; 1; 0) ; IF ([.J1167] = &quot;FAIL&quot;; 1; 0)) ; [.A1167] ; &quot;&quot;)">
            <text:p/>
          </table:table-cell>
          <table:table-cell table:formula="of:= IF( AND( IF([.H1166] = &quot;FAIL&quot;; 1; 0) ; IF([.I1167] = &quot;&quot;;  1 ; 0); IF([.J1167] = &quot;FAIL&quot;; 1; 0) ) ; [.A11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8]&amp;[Sheet1.C1168]&amp;[Sheet1.D1168]&amp;[Sheet1.E1166]=&quot;PASSPASSPASSFAIL&quot;; &quot;FAIL&quot;; &quot;&quot;)">
            <text:p/>
          </table:table-cell>
          <table:table-cell table:formula="of:=IF([Sheet1.B1168]&amp;[Sheet1.C1168]&amp;[Sheet1.F1168]&amp;[Sheet1.G11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6] = &quot;PASS&quot;; 1; 0) ; IF ([.J1168] = &quot;FAIL&quot;; 1; 0)) ; [.A1168] ; &quot;&quot;)">
            <text:p/>
          </table:table-cell>
          <table:table-cell table:formula="of:= IF( AND( IF([.H1167] = &quot;FAIL&quot;; 1; 0) ; IF([.I1168] = &quot;&quot;;  1 ; 0); IF([.J1168] = &quot;FAIL&quot;; 1; 0) ) ; [.A11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9]&amp;[Sheet1.C1169]&amp;[Sheet1.D1169]&amp;[Sheet1.E1167]=&quot;PASSPASSPASSFAIL&quot;; &quot;FAIL&quot;; &quot;&quot;)">
            <text:p/>
          </table:table-cell>
          <table:table-cell table:formula="of:=IF([Sheet1.B1169]&amp;[Sheet1.C1169]&amp;[Sheet1.F1169]&amp;[Sheet1.G11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7] = &quot;PASS&quot;; 1; 0) ; IF ([.J1169] = &quot;FAIL&quot;; 1; 0)) ; [.A1169] ; &quot;&quot;)">
            <text:p/>
          </table:table-cell>
          <table:table-cell table:formula="of:= IF( AND( IF([.H1168] = &quot;FAIL&quot;; 1; 0) ; IF([.I1169] = &quot;&quot;;  1 ; 0); IF([.J1169] = &quot;FAIL&quot;; 1; 0) ) ; [.A11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0]&amp;[Sheet1.C1170]&amp;[Sheet1.D1170]&amp;[Sheet1.E1168]=&quot;PASSPASSPASSFAIL&quot;; &quot;FAIL&quot;; &quot;&quot;)">
            <text:p/>
          </table:table-cell>
          <table:table-cell table:formula="of:=IF([Sheet1.B1170]&amp;[Sheet1.C1170]&amp;[Sheet1.F1170]&amp;[Sheet1.G11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8] = &quot;PASS&quot;; 1; 0) ; IF ([.J1170] = &quot;FAIL&quot;; 1; 0)) ; [.A1170] ; &quot;&quot;)">
            <text:p/>
          </table:table-cell>
          <table:table-cell table:formula="of:= IF( AND( IF([.H1169] = &quot;FAIL&quot;; 1; 0) ; IF([.I1170] = &quot;&quot;;  1 ; 0); IF([.J1170] = &quot;FAIL&quot;; 1; 0) ) ; [.A11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1]&amp;[Sheet1.C1171]&amp;[Sheet1.D1171]&amp;[Sheet1.E1169]=&quot;PASSPASSPASSFAIL&quot;; &quot;FAIL&quot;; &quot;&quot;)">
            <text:p/>
          </table:table-cell>
          <table:table-cell table:formula="of:=IF([Sheet1.B1171]&amp;[Sheet1.C1171]&amp;[Sheet1.F1171]&amp;[Sheet1.G11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9] = &quot;PASS&quot;; 1; 0) ; IF ([.J1171] = &quot;FAIL&quot;; 1; 0)) ; [.A1171] ; &quot;&quot;)">
            <text:p/>
          </table:table-cell>
          <table:table-cell table:formula="of:= IF( AND( IF([.H1170] = &quot;FAIL&quot;; 1; 0) ; IF([.I1171] = &quot;&quot;;  1 ; 0); IF([.J1171] = &quot;FAIL&quot;; 1; 0) ) ; [.A11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2]&amp;[Sheet1.C1172]&amp;[Sheet1.D1172]&amp;[Sheet1.E1170]=&quot;PASSPASSPASSFAIL&quot;; &quot;FAIL&quot;; &quot;&quot;)">
            <text:p/>
          </table:table-cell>
          <table:table-cell table:formula="of:=IF([Sheet1.B1172]&amp;[Sheet1.C1172]&amp;[Sheet1.F1172]&amp;[Sheet1.G11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0] = &quot;PASS&quot;; 1; 0) ; IF ([.J1172] = &quot;FAIL&quot;; 1; 0)) ; [.A1172] ; &quot;&quot;)">
            <text:p/>
          </table:table-cell>
          <table:table-cell table:formula="of:= IF( AND( IF([.H1171] = &quot;FAIL&quot;; 1; 0) ; IF([.I1172] = &quot;&quot;;  1 ; 0); IF([.J1172] = &quot;FAIL&quot;; 1; 0) ) ; [.A11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3]&amp;[Sheet1.C1173]&amp;[Sheet1.D1173]&amp;[Sheet1.E1171]=&quot;PASSPASSPASSFAIL&quot;; &quot;FAIL&quot;; &quot;&quot;)">
            <text:p/>
          </table:table-cell>
          <table:table-cell table:formula="of:=IF([Sheet1.B1173]&amp;[Sheet1.C1173]&amp;[Sheet1.F1173]&amp;[Sheet1.G11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1] = &quot;PASS&quot;; 1; 0) ; IF ([.J1173] = &quot;FAIL&quot;; 1; 0)) ; [.A1173] ; &quot;&quot;)">
            <text:p/>
          </table:table-cell>
          <table:table-cell table:formula="of:= IF( AND( IF([.H1172] = &quot;FAIL&quot;; 1; 0) ; IF([.I1173] = &quot;&quot;;  1 ; 0); IF([.J1173] = &quot;FAIL&quot;; 1; 0) ) ; [.A11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4]&amp;[Sheet1.C1174]&amp;[Sheet1.D1174]&amp;[Sheet1.E1172]=&quot;PASSPASSPASSFAIL&quot;; &quot;FAIL&quot;; &quot;&quot;)">
            <text:p/>
          </table:table-cell>
          <table:table-cell table:formula="of:=IF([Sheet1.B1174]&amp;[Sheet1.C1174]&amp;[Sheet1.F1174]&amp;[Sheet1.G11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2] = &quot;PASS&quot;; 1; 0) ; IF ([.J1174] = &quot;FAIL&quot;; 1; 0)) ; [.A1174] ; &quot;&quot;)">
            <text:p/>
          </table:table-cell>
          <table:table-cell table:formula="of:= IF( AND( IF([.H1173] = &quot;FAIL&quot;; 1; 0) ; IF([.I1174] = &quot;&quot;;  1 ; 0); IF([.J1174] = &quot;FAIL&quot;; 1; 0) ) ; [.A11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f_event_open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175]&amp;[Sheet1.C1175]&amp;[Sheet1.D1175]&amp;[Sheet1.E1173]=&quot;PASSPASSPASSFAIL&quot;; &quot;FAIL&quot;; &quot;&quot;)">
            <text:p/>
          </table:table-cell>
          <table:table-cell table:formula="of:=IF([Sheet1.B1175]&amp;[Sheet1.C1175]&amp;[Sheet1.F1175]&amp;[Sheet1.G11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73] = &quot;PASS&quot;; 1; 0) ; IF ([.J1175] = &quot;FAIL&quot;; 1; 0)) ; [.A1175] ; &quot;&quot;)">
            <text:p/>
          </table:table-cell>
          <table:table-cell table:formula="of:= IF( AND( IF([.H1174] = &quot;FAIL&quot;; 1; 0) ; IF([.I1175] = &quot;&quot;;  1 ; 0); IF([.J1175] = &quot;FAIL&quot;; 1; 0) ) ; [.A11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f_event_open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176]&amp;[Sheet1.C1176]&amp;[Sheet1.D1176]&amp;[Sheet1.E1174]=&quot;PASSPASSPASSFAIL&quot;; &quot;FAIL&quot;; &quot;&quot;)">
            <text:p/>
          </table:table-cell>
          <table:table-cell table:formula="of:=IF([Sheet1.B1176]&amp;[Sheet1.C1176]&amp;[Sheet1.F1176]&amp;[Sheet1.G11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74] = &quot;PASS&quot;; 1; 0) ; IF ([.J1176] = &quot;FAIL&quot;; 1; 0)) ; [.A1176] ; &quot;&quot;)">
            <text:p/>
          </table:table-cell>
          <table:table-cell table:formula="of:= IF( AND( IF([.H1175] = &quot;FAIL&quot;; 1; 0) ; IF([.I1176] = &quot;&quot;;  1 ; 0); IF([.J1176] = &quot;FAIL&quot;; 1; 0) ) ; [.A11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7]&amp;[Sheet1.C1177]&amp;[Sheet1.D1177]&amp;[Sheet1.E1175]=&quot;PASSPASSPASSFAIL&quot;; &quot;FAIL&quot;; &quot;&quot;)">
            <text:p/>
          </table:table-cell>
          <table:table-cell table:formula="of:=IF([Sheet1.B1177]&amp;[Sheet1.C1177]&amp;[Sheet1.F1177]&amp;[Sheet1.G11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5] = &quot;PASS&quot;; 1; 0) ; IF ([.J1177] = &quot;FAIL&quot;; 1; 0)) ; [.A1177] ; &quot;&quot;)">
            <text:p/>
          </table:table-cell>
          <table:table-cell table:formula="of:= IF( AND( IF([.H1176] = &quot;FAIL&quot;; 1; 0) ; IF([.I1177] = &quot;&quot;;  1 ; 0); IF([.J1177] = &quot;FAIL&quot;; 1; 0) ) ; [.A11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8]&amp;[Sheet1.C1178]&amp;[Sheet1.D1178]&amp;[Sheet1.E1176]=&quot;PASSPASSPASSFAIL&quot;; &quot;FAIL&quot;; &quot;&quot;)">
            <text:p/>
          </table:table-cell>
          <table:table-cell table:formula="of:=IF([Sheet1.B1178]&amp;[Sheet1.C1178]&amp;[Sheet1.F1178]&amp;[Sheet1.G11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6] = &quot;PASS&quot;; 1; 0) ; IF ([.J1178] = &quot;FAIL&quot;; 1; 0)) ; [.A1178] ; &quot;&quot;)">
            <text:p/>
          </table:table-cell>
          <table:table-cell table:formula="of:= IF( AND( IF([.H1177] = &quot;FAIL&quot;; 1; 0) ; IF([.I1178] = &quot;&quot;;  1 ; 0); IF([.J1178] = &quot;FAIL&quot;; 1; 0) ) ; [.A11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9]&amp;[Sheet1.C1179]&amp;[Sheet1.D1179]&amp;[Sheet1.E1177]=&quot;PASSPASSPASSFAIL&quot;; &quot;FAIL&quot;; &quot;&quot;)" office:value-type="string" office:string-value="FAIL" calcext:value-type="string">
            <text:p>FAIL</text:p>
          </table:table-cell>
          <table:table-cell table:formula="of:=IF([Sheet1.B1179]&amp;[Sheet1.C1179]&amp;[Sheet1.F1179]&amp;[Sheet1.G11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7] = &quot;PASS&quot;; 1; 0) ; IF ([.J1179] = &quot;FAIL&quot;; 1; 0)) ; [.A1179] ; &quot;&quot;)">
            <text:p/>
          </table:table-cell>
          <table:table-cell table:formula="of:= IF( AND( IF([.H1178] = &quot;FAIL&quot;; 1; 0) ; IF([.I1179] = &quot;&quot;;  1 ; 0); IF([.J1179] = &quot;FAIL&quot;; 1; 0) ) ; [.A11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0]&amp;[Sheet1.C1180]&amp;[Sheet1.D1180]&amp;[Sheet1.E1178]=&quot;PASSPASSPASSFAIL&quot;; &quot;FAIL&quot;; &quot;&quot;)" office:value-type="string" office:string-value="FAIL" calcext:value-type="string">
            <text:p>FAIL</text:p>
          </table:table-cell>
          <table:table-cell table:formula="of:=IF([Sheet1.B1180]&amp;[Sheet1.C1180]&amp;[Sheet1.F1180]&amp;[Sheet1.G11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8] = &quot;PASS&quot;; 1; 0) ; IF ([.J1180] = &quot;FAIL&quot;; 1; 0)) ; [.A1180] ; &quot;&quot;)">
            <text:p/>
          </table:table-cell>
          <table:table-cell table:formula="of:= IF( AND( IF([.H1179] = &quot;FAIL&quot;; 1; 0) ; IF([.I1180] = &quot;&quot;;  1 ; 0); IF([.J1180] = &quot;FAIL&quot;; 1; 0) ) ; [.A11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5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[Sheet1.B1181]&amp;[Sheet1.C1181]&amp;[Sheet1.D1181]&amp;[Sheet1.E1179]=&quot;PASSPASSPASSFAIL&quot;; &quot;FAIL&quot;; &quot;&quot;)" office:value-type="string" office:string-value="FAIL" calcext:value-type="string">
            <text:p>FAIL</text:p>
          </table:table-cell>
          <table:table-cell table:formula="of:=IF([Sheet1.B1181]&amp;[Sheet1.C1181]&amp;[Sheet1.F1181]&amp;[Sheet1.G11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9] = &quot;PASS&quot;; 1; 0) ; IF ([.J1181] = &quot;FAIL&quot;; 1; 0)) ; [.A1181] ; &quot;&quot;)">
            <text:p/>
          </table:table-cell>
          <table:table-cell table:formula="of:= IF( AND( IF([.H1180] = &quot;FAIL&quot;; 1; 0) ; IF([.I1181] = &quot;&quot;;  1 ; 0); IF([.J1181] = &quot;FAIL&quot;; 1; 0) ) ; [.A11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2]&amp;[Sheet1.C1182]&amp;[Sheet1.D1182]&amp;[Sheet1.E1180]=&quot;PASSPASSPASSFAIL&quot;; &quot;FAIL&quot;; &quot;&quot;)" office:value-type="string" office:string-value="FAIL" calcext:value-type="string">
            <text:p>FAIL</text:p>
          </table:table-cell>
          <table:table-cell table:formula="of:=IF([Sheet1.B1182]&amp;[Sheet1.C1182]&amp;[Sheet1.F1182]&amp;[Sheet1.G11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0] = &quot;PASS&quot;; 1; 0) ; IF ([.J1182] = &quot;FAIL&quot;; 1; 0)) ; [.A1182] ; &quot;&quot;)">
            <text:p/>
          </table:table-cell>
          <table:table-cell table:formula="of:= IF( AND( IF([.H1181] = &quot;FAIL&quot;; 1; 0) ; IF([.I1182] = &quot;&quot;;  1 ; 0); IF([.J1182] = &quot;FAIL&quot;; 1; 0) ) ; [.A11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3]&amp;[Sheet1.C1183]&amp;[Sheet1.D1183]&amp;[Sheet1.E1181]=&quot;PASSPASSPASSFAIL&quot;; &quot;FAIL&quot;; &quot;&quot;)">
            <text:p/>
          </table:table-cell>
          <table:table-cell table:formula="of:=IF([Sheet1.B1183]&amp;[Sheet1.C1183]&amp;[Sheet1.F1183]&amp;[Sheet1.G11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1] = &quot;PASS&quot;; 1; 0) ; IF ([.J1183] = &quot;FAIL&quot;; 1; 0)) ; [.A1183] ; &quot;&quot;)">
            <text:p/>
          </table:table-cell>
          <table:table-cell table:formula="of:= IF( AND( IF([.H1182] = &quot;FAIL&quot;; 1; 0) ; IF([.I1183] = &quot;&quot;;  1 ; 0); IF([.J1183] = &quot;FAIL&quot;; 1; 0) ) ; [.A11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4]&amp;[Sheet1.C1184]&amp;[Sheet1.D1184]&amp;[Sheet1.E1182]=&quot;PASSPASSPASSFAIL&quot;; &quot;FAIL&quot;; &quot;&quot;)" office:value-type="string" office:string-value="FAIL" calcext:value-type="string">
            <text:p>FAIL</text:p>
          </table:table-cell>
          <table:table-cell table:formula="of:=IF([Sheet1.B1184]&amp;[Sheet1.C1184]&amp;[Sheet1.F1184]&amp;[Sheet1.G118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1182] = &quot;PASS&quot;; 1; 0) ; IF ([.J1184] = &quot;FAIL&quot;; 1; 0)) ; [.A1184] ; &quot;&quot;)">
            <text:p/>
          </table:table-cell>
          <table:table-cell table:formula="of:= IF( AND( IF([.H1183] = &quot;FAIL&quot;; 1; 0) ; IF([.I1184] = &quot;&quot;;  1 ; 0); IF([.J1184] = &quot;FAIL&quot;; 1; 0) ) ; [.A11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5]&amp;[Sheet1.C1185]&amp;[Sheet1.D1185]&amp;[Sheet1.E1183]=&quot;PASSPASSPASSFAIL&quot;; &quot;FAIL&quot;; &quot;&quot;)">
            <text:p/>
          </table:table-cell>
          <table:table-cell table:formula="of:=IF([Sheet1.B1185]&amp;[Sheet1.C1185]&amp;[Sheet1.F1185]&amp;[Sheet1.G11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3] = &quot;PASS&quot;; 1; 0) ; IF ([.J1185] = &quot;FAIL&quot;; 1; 0)) ; [.A1185] ; &quot;&quot;)">
            <text:p/>
          </table:table-cell>
          <table:table-cell table:formula="of:= IF( AND( IF([.H1184] = &quot;FAIL&quot;; 1; 0) ; IF([.I1185] = &quot;&quot;;  1 ; 0); IF([.J1185] = &quot;FAIL&quot;; 1; 0) ) ; [.A11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_bitse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6]&amp;[Sheet1.C1186]&amp;[Sheet1.D1186]&amp;[Sheet1.E1184]=&quot;PASSPASSPASSFAIL&quot;; &quot;FAIL&quot;; &quot;&quot;)" office:value-type="string" office:string-value="FAIL" calcext:value-type="string">
            <text:p>FAIL</text:p>
          </table:table-cell>
          <table:table-cell table:formula="of:=IF([Sheet1.B1186]&amp;[Sheet1.C1186]&amp;[Sheet1.F1186]&amp;[Sheet1.G11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4] = &quot;PASS&quot;; 1; 0) ; IF ([.J1186] = &quot;FAIL&quot;; 1; 0)) ; [.A1186] ; &quot;&quot;)">
            <text:p/>
          </table:table-cell>
          <table:table-cell table:formula="of:= IF( AND( IF([.H1185] = &quot;FAIL&quot;; 1; 0) ; IF([.I1186] = &quot;&quot;;  1 ; 0); IF([.J1186] = &quot;FAIL&quot;; 1; 0) ) ; [.A11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_bitse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7]&amp;[Sheet1.C1187]&amp;[Sheet1.D1187]&amp;[Sheet1.E1185]=&quot;PASSPASSPASSFAIL&quot;; &quot;FAIL&quot;; &quot;&quot;)" office:value-type="string" office:string-value="FAIL" calcext:value-type="string">
            <text:p>FAIL</text:p>
          </table:table-cell>
          <table:table-cell table:formula="of:=IF([Sheet1.B1187]&amp;[Sheet1.C1187]&amp;[Sheet1.F1187]&amp;[Sheet1.G11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5] = &quot;PASS&quot;; 1; 0) ; IF ([.J1187] = &quot;FAIL&quot;; 1; 0)) ; [.A1187] ; &quot;&quot;)">
            <text:p/>
          </table:table-cell>
          <table:table-cell table:formula="of:= IF( AND( IF([.H1186] = &quot;FAIL&quot;; 1; 0) ; IF([.I1187] = &quot;&quot;;  1 ; 0); IF([.J1187] = &quot;FAIL&quot;; 1; 0) ) ; [.A11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88]&amp;[Sheet1.C1188]&amp;[Sheet1.D1188]&amp;[Sheet1.E1186]=&quot;PASSPASSPASSFAIL&quot;; &quot;FAIL&quot;; &quot;&quot;)">
            <text:p/>
          </table:table-cell>
          <table:table-cell table:formula="of:=IF([Sheet1.B1188]&amp;[Sheet1.C1188]&amp;[Sheet1.F1188]&amp;[Sheet1.G11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6] = &quot;PASS&quot;; 1; 0) ; IF ([.J1188] = &quot;FAIL&quot;; 1; 0)) ; [.A1188] ; &quot;&quot;)">
            <text:p/>
          </table:table-cell>
          <table:table-cell table:formula="of:= IF( AND( IF([.H1187] = &quot;FAIL&quot;; 1; 0) ; IF([.I1188] = &quot;&quot;;  1 ; 0); IF([.J1188] = &quot;FAIL&quot;; 1; 0) ) ; [.A11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9]&amp;[Sheet1.C1189]&amp;[Sheet1.D1189]&amp;[Sheet1.E1187]=&quot;PASSPASSPASSFAIL&quot;; &quot;FAIL&quot;; &quot;&quot;)" office:value-type="string" office:string-value="FAIL" calcext:value-type="string">
            <text:p>FAIL</text:p>
          </table:table-cell>
          <table:table-cell table:formula="of:=IF([Sheet1.B1189]&amp;[Sheet1.C1189]&amp;[Sheet1.F1189]&amp;[Sheet1.G11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7] = &quot;PASS&quot;; 1; 0) ; IF ([.J1189] = &quot;FAIL&quot;; 1; 0)) ; [.A1189] ; &quot;&quot;)">
            <text:p/>
          </table:table-cell>
          <table:table-cell table:formula="of:= IF( AND( IF([.H1188] = &quot;FAIL&quot;; 1; 0) ; IF([.I1189] = &quot;&quot;;  1 ; 0); IF([.J1189] = &quot;FAIL&quot;; 1; 0) ) ; [.A11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0]&amp;[Sheet1.C1190]&amp;[Sheet1.D1190]&amp;[Sheet1.E1188]=&quot;PASSPASSPASSFAIL&quot;; &quot;FAIL&quot;; &quot;&quot;)">
            <text:p/>
          </table:table-cell>
          <table:table-cell table:formula="of:=IF([Sheet1.B1190]&amp;[Sheet1.C1190]&amp;[Sheet1.F1190]&amp;[Sheet1.G119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8] = &quot;PASS&quot;; 1; 0) ; IF ([.J1190] = &quot;FAIL&quot;; 1; 0)) ; [.A1190] ; &quot;&quot;)">
            <text:p/>
          </table:table-cell>
          <table:table-cell table:formula="of:= IF( AND( IF([.H1189] = &quot;FAIL&quot;; 1; 0) ; IF([.I1190] = &quot;&quot;;  1 ; 0); IF([.J1190] = &quot;FAIL&quot;; 1; 0) ) ; [.A11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1]&amp;[Sheet1.C1191]&amp;[Sheet1.D1191]&amp;[Sheet1.E1189]=&quot;PASSPASSPASSFAIL&quot;; &quot;FAIL&quot;; &quot;&quot;)">
            <text:p/>
          </table:table-cell>
          <table:table-cell table:formula="of:=IF([Sheet1.B1191]&amp;[Sheet1.C1191]&amp;[Sheet1.F1191]&amp;[Sheet1.G11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9] = &quot;PASS&quot;; 1; 0) ; IF ([.J1191] = &quot;FAIL&quot;; 1; 0)) ; [.A1191] ; &quot;&quot;)">
            <text:p/>
          </table:table-cell>
          <table:table-cell table:formula="of:= IF( AND( IF([.H1190] = &quot;FAIL&quot;; 1; 0) ; IF([.I1191] = &quot;&quot;;  1 ; 0); IF([.J1191] = &quot;FAIL&quot;; 1; 0) ) ; [.A11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copy_file_range01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2]&amp;[Sheet1.C1192]&amp;[Sheet1.D1192]&amp;[Sheet1.E1190]=&quot;PASSPASSPASSFAIL&quot;; &quot;FAIL&quot;; &quot;&quot;)">
            <text:p/>
          </table:table-cell>
          <table:table-cell table:formula="of:=IF([Sheet1.B1192]&amp;[Sheet1.C1192]&amp;[Sheet1.F1192]&amp;[Sheet1.G119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0] = &quot;PASS&quot;; 1; 0) ; IF ([.J1192] = &quot;FAIL&quot;; 1; 0)) ; [.A1192] ; &quot;&quot;)">
            <text:p/>
          </table:table-cell>
          <table:table-cell table:formula="of:= IF( AND( IF([.H1191] = &quot;FAIL&quot;; 1; 0) ; IF([.I1192] = &quot;&quot;;  1 ; 0); IF([.J1192] = &quot;FAIL&quot;; 1; 0) ) ; [.A11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3]&amp;[Sheet1.C1193]&amp;[Sheet1.D1193]&amp;[Sheet1.E1191]=&quot;PASSPASSPASSFAIL&quot;; &quot;FAIL&quot;; &quot;&quot;)">
            <text:p/>
          </table:table-cell>
          <table:table-cell table:formula="of:=IF([Sheet1.B1193]&amp;[Sheet1.C1193]&amp;[Sheet1.F1193]&amp;[Sheet1.G11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1] = &quot;PASS&quot;; 1; 0) ; IF ([.J1193] = &quot;FAIL&quot;; 1; 0)) ; [.A1193] ; &quot;&quot;)">
            <text:p/>
          </table:table-cell>
          <table:table-cell table:formula="of:= IF( AND( IF([.H1192] = &quot;FAIL&quot;; 1; 0) ; IF([.I1193] = &quot;&quot;;  1 ; 0); IF([.J1193] = &quot;FAIL&quot;; 1; 0) ) ; [.A11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4]&amp;[Sheet1.C1194]&amp;[Sheet1.D1194]&amp;[Sheet1.E1192]=&quot;PASSPASSPASSFAIL&quot;; &quot;FAIL&quot;; &quot;&quot;)">
            <text:p/>
          </table:table-cell>
          <table:table-cell table:formula="of:=IF([Sheet1.B1194]&amp;[Sheet1.C1194]&amp;[Sheet1.F1194]&amp;[Sheet1.G119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2] = &quot;PASS&quot;; 1; 0) ; IF ([.J1194] = &quot;FAIL&quot;; 1; 0)) ; [.A1194] ; &quot;&quot;)">
            <text:p/>
          </table:table-cell>
          <table:table-cell table:formula="of:= IF( AND( IF([.H1193] = &quot;FAIL&quot;; 1; 0) ; IF([.I1194] = &quot;&quot;;  1 ; 0); IF([.J1194] = &quot;FAIL&quot;; 1; 0) ) ; [.A11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5]&amp;[Sheet1.C1195]&amp;[Sheet1.D1195]&amp;[Sheet1.E1193]=&quot;PASSPASSPASSFAIL&quot;; &quot;FAIL&quot;; &quot;&quot;)">
            <text:p/>
          </table:table-cell>
          <table:table-cell table:formula="of:=IF([Sheet1.B1195]&amp;[Sheet1.C1195]&amp;[Sheet1.F1195]&amp;[Sheet1.G119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3] = &quot;PASS&quot;; 1; 0) ; IF ([.J1195] = &quot;FAIL&quot;; 1; 0)) ; [.A1195] ; &quot;&quot;)">
            <text:p/>
          </table:table-cell>
          <table:table-cell table:formula="of:= IF( AND( IF([.H1194] = &quot;FAIL&quot;; 1; 0) ; IF([.I1195] = &quot;&quot;;  1 ; 0); IF([.J1195] = &quot;FAIL&quot;; 1; 0) ) ; [.A11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6]&amp;[Sheet1.C1196]&amp;[Sheet1.D1196]&amp;[Sheet1.E1194]=&quot;PASSPASSPASSFAIL&quot;; &quot;FAIL&quot;; &quot;&quot;)">
            <text:p/>
          </table:table-cell>
          <table:table-cell table:formula="of:=IF([Sheet1.B1196]&amp;[Sheet1.C1196]&amp;[Sheet1.F1196]&amp;[Sheet1.G119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4] = &quot;PASS&quot;; 1; 0) ; IF ([.J1196] = &quot;FAIL&quot;; 1; 0)) ; [.A1196] ; &quot;&quot;)">
            <text:p/>
          </table:table-cell>
          <table:table-cell table:formula="of:= IF( AND( IF([.H1195] = &quot;FAIL&quot;; 1; 0) ; IF([.I1196] = &quot;&quot;;  1 ; 0); IF([.J1196] = &quot;FAIL&quot;; 1; 0) ) ; [.A11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5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7]&amp;[Sheet1.C1197]&amp;[Sheet1.D1197]&amp;[Sheet1.E1195]=&quot;PASSPASSPASSFAIL&quot;; &quot;FAIL&quot;; &quot;&quot;)">
            <text:p/>
          </table:table-cell>
          <table:table-cell table:formula="of:=IF([Sheet1.B1197]&amp;[Sheet1.C1197]&amp;[Sheet1.F1197]&amp;[Sheet1.G119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5] = &quot;PASS&quot;; 1; 0) ; IF ([.J1197] = &quot;FAIL&quot;; 1; 0)) ; [.A1197] ; &quot;&quot;)">
            <text:p/>
          </table:table-cell>
          <table:table-cell table:formula="of:= IF( AND( IF([.H1196] = &quot;FAIL&quot;; 1; 0) ; IF([.I1197] = &quot;&quot;;  1 ; 0); IF([.J1197] = &quot;FAIL&quot;; 1; 0) ) ; [.A11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8]&amp;[Sheet1.C1198]&amp;[Sheet1.D1198]&amp;[Sheet1.E1196]=&quot;PASSPASSPASSFAIL&quot;; &quot;FAIL&quot;; &quot;&quot;)">
            <text:p/>
          </table:table-cell>
          <table:table-cell table:formula="of:=IF([Sheet1.B1198]&amp;[Sheet1.C1198]&amp;[Sheet1.F1198]&amp;[Sheet1.G119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6] = &quot;PASS&quot;; 1; 0) ; IF ([.J1198] = &quot;FAIL&quot;; 1; 0)) ; [.A1198] ; &quot;&quot;)">
            <text:p/>
          </table:table-cell>
          <table:table-cell table:formula="of:= IF( AND( IF([.H1197] = &quot;FAIL&quot;; 1; 0) ; IF([.I1198] = &quot;&quot;;  1 ; 0); IF([.J1198] = &quot;FAIL&quot;; 1; 0) ) ; [.A11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7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9]&amp;[Sheet1.C1199]&amp;[Sheet1.D1199]&amp;[Sheet1.E1197]=&quot;PASSPASSPASSFAIL&quot;; &quot;FAIL&quot;; &quot;&quot;)">
            <text:p/>
          </table:table-cell>
          <table:table-cell table:formula="of:=IF([Sheet1.B1199]&amp;[Sheet1.C1199]&amp;[Sheet1.F1199]&amp;[Sheet1.G119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7] = &quot;PASS&quot;; 1; 0) ; IF ([.J1199] = &quot;FAIL&quot;; 1; 0)) ; [.A1199] ; &quot;&quot;)">
            <text:p/>
          </table:table-cell>
          <table:table-cell table:formula="of:= IF( AND( IF([.H1198] = &quot;FAIL&quot;; 1; 0) ; IF([.I1199] = &quot;&quot;;  1 ; 0); IF([.J1199] = &quot;FAIL&quot;; 1; 0) ) ; [.A11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barrie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200]&amp;[Sheet1.C1200]&amp;[Sheet1.D1200]&amp;[Sheet1.E1198]=&quot;PASSPASSPASSFAIL&quot;; &quot;FAIL&quot;; &quot;&quot;)">
            <text:p/>
          </table:table-cell>
          <table:table-cell table:formula="of:=IF([Sheet1.B1200]&amp;[Sheet1.C1200]&amp;[Sheet1.F1200]&amp;[Sheet1.G120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8] = &quot;PASS&quot;; 1; 0) ; IF ([.J1200] = &quot;FAIL&quot;; 1; 0)) ; [.A1200] ; &quot;&quot;)">
            <text:p/>
          </table:table-cell>
          <table:table-cell table:formula="of:= IF( AND( IF([.H1199] = &quot;FAIL&quot;; 1; 0) ; IF([.I1200] = &quot;&quot;;  1 ; 0); IF([.J1200] = &quot;FAIL&quot;; 1; 0) ) ; [.A1200] ; &quot;&quot;)">
            <text:p/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COUNTIF([Sheet1.H2:.H1200] ; &quot;=FAIL&quot;)" office:value-type="float" office:value="118" calcext:value-type="float">
            <text:p>118</text:p>
          </table:table-cell>
          <table:table-cell/>
          <table:table-cell table:style-name="Default" table:number-columns-repeated="4"/>
          <table:table-cell table:number-columns-repeated="5"/>
        </table:table-row>
      </table:table>
      <table:table table:name="Sheet2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7"/>
        <table:table-column table:style-name="co2" table:default-cell-style-name="ce17"/>
        <table:table-column table:style-name="co20" table:default-cell-style-name="ce21"/>
        <table:table-column table:style-name="co21" table:default-cell-style-name="ce21"/>
        <table:table-column table:style-name="co2" table:number-columns-repeated="3" table:default-cell-style-name="ce21"/>
        <table:table-column table:style-name="co2" table:default-cell-style-name="ce22"/>
        <table:table-column table:style-name="co2" table:number-columns-repeated="5" table:default-cell-style-name="Default"/>
        <table:table-row table:style-name="ro2">
          <table:table-cell table:style-name="ce13" office:value-type="string" calcext:value-type="string" table:number-columns-spanned="4" table:number-rows-spanned="1">
            <text:p><text:s text:c="24"/>Mips32 ci20+valgrind +PATCH</text:p>
          </table:table-cell>
          <table:covered-table-cell table:number-columns-repeated="3" table:style-name="Default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14" office:value-type="string" calcext:value-type="string" table:number-columns-spanned="2" table:number-rows-spanned="1">
            <text:p>POPRAVLJENI</text:p>
          </table:table-cell>
          <table:covered-table-cell/>
          <table:table-cell table:style-name="ce16" office:value-type="string" calcext:value-type="string" table:number-columns-spanned="2" table:number-rows-spanned="1">
            <text:p>I DALJE NE RADE</text:p>
          </table:table-cell>
          <table:covered-table-cell table:style-name="ce20"/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adjtimex01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e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jtimex02 <text:s text:c="23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posix_fadvise01 <text:s text:c="18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lock_nanosleep2_01 <text:s text:c="14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posix_fadvise01_64 <text:s text:c="15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onnect01 <text:s text:c="24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fcntl14 <text:s text:c="26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reat07 <text:s text:c="26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fcntl14_64 <text:s text:c="23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execve05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ge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ck03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1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runcate04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2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runcate04_64 <text:s text:c="19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3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dents01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removexattr01 <text:s text:c="19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dents02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cpu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dents01_64 <text:s text:c="20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dents02_64 <text:s text:c="20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sockopt02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3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tid01 <text:s text:c="25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getrusage03 <text:s text:c="22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ioctl04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ge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ctl07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getxatt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tify03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hown03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at0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3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at02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1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07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2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at02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3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16 <text:s text:c="27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removexattr01 <text:s text:c="19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01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02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1_64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03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2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use01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2_64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02 <text:s text:c="27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rt_sigsuspend01 <text:s text:c="18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poll01 <text:s text:c="27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1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ctl03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2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ss_vm_readv02 <text:s text:c="1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3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ss_vm_readv03 <text:s text:c="1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1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ss_vm_writev02 <text:s text:c="1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2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3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2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4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1_64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5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2_64 <text:s text:c="22"/></text:p>
          </table:table-cell>
          <table:table-cell office:value-type="string" calcext:value-type="string">
            <text:p>PASS</text:p>
          </table:table-cell>
          <table:table-cell table:style-name="ce19" office:value-type="string" calcext:value-type="string">
            <text:p>sethostname01 <text:s text:c="20"/></text:p>
          </table:table-cell>
          <table:table-cell table:style-name="ce19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pgid03 <text:s text:c="24"/></text:p>
          </table:table-cell>
          <table:table-cell office:value-type="string" calcext:value-type="string">
            <text:p>PASS</text:p>
          </table:table-cell>
          <table:table-cell table:style-name="ce19" office:value-type="string" calcext:value-type="string">
            <text:p>sethostname02 <text:s text:c="20"/></text:p>
          </table:table-cell>
          <table:table-cell table:style-name="ce19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call03 <text:s text:c="21"/></text:p>
          </table:table-cell>
          <table:table-cell office:value-type="string" calcext:value-type="string">
            <text:p>PASS</text:p>
          </table:table-cell>
          <table:table-cell table:style-name="ce19" office:value-type="string" calcext:value-type="string">
            <text:p>sethostname03 <text:s text:c="20"/></text:p>
          </table:table-cell>
          <table:table-cell table:style-name="ce19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call04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mlinkat01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3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1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4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linkat01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e01 <text:s text:c="28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6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e02 <text:s text:c="28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7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nc_file_range01 <text:s text:c="16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prebaceno na PLAX_ 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4" office:value-type="string" calcext:value-type="string">
            <text:p>PRONADJEN VELIKI BUG, NIJE SLAT ARG7 UOPSTE NIKAD </text:p>
          </table:table-cell>
          <table:table-cell table:style-name="ce24" table:number-columns-repeated="4"/>
        </table:table-row>
        <table:table-row table:style-name="ro1">
          <table:table-cell office:value-type="string" calcext:value-type="string">
            <text:p>waitpid08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1_64 <text:s text:c="2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09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2_64 <text:s text:c="2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10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3_64 <text:s text:c="2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11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share02 <text:s text:c="24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12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times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13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hangup01 <text:s text:c="24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ex_wait01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hangup02 <text:s text:c="24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ex_wait02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msplice01 <text:s text:c="23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ex_wait03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msplice02 <text:s text:c="23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ex_wait04 <text:s text:c="21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waitpid05 <text:s text:c="24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utex_wait05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id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ex_wake01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id02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ex_wait_bitset01 <text:s text:c="14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1"/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utex_wait_bitset02 <text:s text:c="14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1"/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memfd_create02 <text:s text:c="19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1"/>
          <table:table-cell table:style-name="Default" table:number-columns-repeated="6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0000"/>
      <style:text-properties fo:color="#ffff99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8">00/00/0000</text:date>, <text:time style:data-style-name="N2" text:time-value="16:28:23.0907200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1:24:33.972240772</meta:creation-date>
    <dc:date>2019-04-08T16:46:56.939015600</dc:date>
    <meta:editing-duration>P5DT15H11M29S</meta:editing-duration>
    <meta:editing-cycles>53</meta:editing-cycles>
    <meta:generator>LibreOffice/5.1.6.2$Linux_X86_64 LibreOffice_project/10m0$Build-2</meta:generator>
    <meta:document-statistic meta:table-count="2" meta:cell-count="14796" meta:object-count="0"/>
  </office:meta>
</office:document-meta>
</file>